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10.1862in"/>
    </style:style>
    <style:style style:name="co5" style:family="table-column">
      <style:table-column-properties fo:break-before="auto" style:column-width="0.4075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1543in"/>
    </style:style>
    <style:style style:name="co9" style:family="table-column">
      <style:table-column-properties fo:break-before="auto" style:column-width="3.2846in"/>
    </style:style>
    <style:style style:name="co10" style:family="table-column">
      <style:table-column-properties fo:break-before="auto" style:column-width="2.1827in"/>
    </style:style>
    <style:style style:name="co11" style:family="table-column">
      <style:table-column-properties fo:break-before="auto" style:column-width="0.2201in"/>
    </style:style>
    <style:style style:name="co12" style:family="table-column">
      <style:table-column-properties fo:break-before="auto" style:column-width="10.2957in"/>
    </style:style>
    <style:style style:name="co13" style:family="table-column">
      <style:table-column-properties fo:break-before="auto" style:column-width="1.8299in"/>
    </style:style>
    <style:style style:name="co14" style:family="table-column">
      <style:table-column-properties fo:break-before="auto" style:column-width="0.3307in"/>
    </style:style>
    <style:style style:name="co15" style:family="table-column">
      <style:table-column-properties fo:break-before="auto" style:column-width="2.7335in"/>
    </style:style>
    <style:style style:name="co16" style:family="table-column">
      <style:table-column-properties fo:break-before="auto" style:column-width="1.4437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2.6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ummary_20_series">
      <style:table-properties table:display="true" style:writing-mode="lr-tb"/>
    </style:style>
    <style:style style:name="ta2" style:family="table" style:master-page-name="PageStyle_5f_yearly_20_ships_27__20_estimate">
      <style:table-properties table:display="true" style:writing-mode="lr-tb"/>
    </style:style>
    <style:style style:name="ta3" style:family="table" style:master-page-name="PageStyle_5f_hulk_20_inspector_20_reports">
      <style:table-properties table:display="true" style:writing-mode="lr-tb"/>
    </style:style>
    <style:style style:name="ta4" style:family="table" style:master-page-name="PageStyle_5f_hulks_20_1813-4">
      <style:table-properties table:display="true" style:writing-mode="lr-tb"/>
    </style:style>
    <style:style style:name="ta5" style:family="table" style:master-page-name="PageStyle_5f_hulks_20_1846-56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 style:data-style-name="N8003"/>
    <style:style style:name="ce5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Normal_5f_ts" style:data-style-name="N8003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5f_hulk-cap" style:data-style-name="N8003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5f_hulk-cap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8000"/>
    <style:style style:name="ce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5f_ts" style:data-style-name="N8003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8002"/>
    <style:style style:name="ce15" style:family="table-cell" style:parent-style-name="Excel_20_Built-in_20_Normal" style:data-style-name="N8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 series" table:style-name="ta1" table:print-ranges="'summary series'.A38:'summary series'.C84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ce4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Convicts held in hulks (prison ships) in England from 1777 to 1856</text:p>
          </table:table-cell>
          <table:covered-table-cell table:number-columns-repeated="5" table:style-name="ce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year</text:p>
          </table:table-cell>
          <table:table-cell table:style-name="ce5" office:value-type="string">
            <text:p>ships' estimate</text:p>
          </table:table-cell>
          <table:table-cell table:style-name="ce5" office:value-type="string">
            <text:p>inspectors' count</text:p>
          </table:table-cell>
          <table:table-cell table:style-name="ce5" office:value-type="string">
            <text:p>synthesis estimate</text:p>
          </table:table-cell>
          <table:table-cell/>
          <table:table-cell office:value-type="string">
            <text:p>source and notes</text:p>
          </table:table-cell>
          <table:table-cell table:number-columns-repeated="1018"/>
        </table:table-row>
        <table:table-row table:style-name="ro1">
          <table:table-cell table:style-name="ce2" office:value-type="float" office:value="1777">
            <text:p>1777</text:p>
          </table:table-cell>
          <table:table-cell table:style-name="ce6" office:value-type="float" office:value="640">
            <text:p>640</text:p>
          </table:table-cell>
          <table:table-cell table:style-name="ce6"/>
          <table:table-cell table:style-name="ce6" table:formula="of:=[.C6]*[.B5]/[.B6]" office:value-type="float" office:value="466.211382113821">
            <text:p>466</text:p>
          </table:table-cell>
          <table:table-cell/>
          <table:table-cell office:value-type="string">
            <text:p>for ships' estimate, see sheet "yearly shps' estimate"</text:p>
          </table:table-cell>
          <table:table-cell table:number-columns-repeated="1018"/>
        </table:table-row>
        <table:table-row table:style-name="ro1">
          <table:table-cell table:style-name="ce2" office:value-type="float" office:value="1778">
            <text:p>1778</text:p>
          </table:table-cell>
          <table:table-cell table:style-name="ce6" office:value-type="float" office:value="615">
            <text:p>615</text:p>
          </table:table-cell>
          <table:table-cell table:style-name="ce6" office:value-type="float" office:value="448">
            <text:p>448</text:p>
          </table:table-cell>
          <table:table-cell table:style-name="ce6" table:formula="of:=[.C6]" office:value-type="float" office:value="448">
            <text:p>448</text:p>
          </table:table-cell>
          <table:table-cell/>
          <table:table-cell office:value-type="string">
            <text:p>for inspectors' counts, see sheet "hulk inspector reports"</text:p>
          </table:table-cell>
          <table:table-cell table:number-columns-repeated="1018"/>
        </table:table-row>
        <table:table-row table:style-name="ro1">
          <table:table-cell table:style-name="ce2" office:value-type="float" office:value="1779">
            <text:p>1779</text:p>
          </table:table-cell>
          <table:table-cell table:style-name="ce6" office:value-type="float" office:value="615">
            <text:p>615</text:p>
          </table:table-cell>
          <table:table-cell table:style-name="ce6" office:value-type="float" office:value="526">
            <text:p>526</text:p>
          </table:table-cell>
          <table:table-cell table:style-name="ce6" table:formula="of:=[.C7]" office:value-type="float" office:value="526">
            <text:p>526</text:p>
          </table:table-cell>
          <table:table-cell/>
          <table:table-cell office:value-type="string">
            <text:p>Additional yearly data from prisoner counts have been included in this series</text:p>
          </table:table-cell>
          <table:table-cell table:number-columns-repeated="1018"/>
        </table:table-row>
        <table:table-row table:style-name="ro1">
          <table:table-cell table:style-name="ce2" office:value-type="float" office:value="1780">
            <text:p>1780</text:p>
          </table:table-cell>
          <table:table-cell table:style-name="ce6" office:value-type="float" office:value="845">
            <text:p>845</text:p>
          </table:table-cell>
          <table:table-cell table:style-name="ce6"/>
          <table:table-cell table:style-name="ce6" table:formula="of:=([.D7]+[.D9])/2" office:value-type="float" office:value="483">
            <text:p>483</text:p>
          </table:table-cell>
          <table:table-cell table:number-columns-repeated="1020"/>
        </table:table-row>
        <table:table-row table:style-name="ro1">
          <table:table-cell table:style-name="ce2" office:value-type="float" office:value="1781">
            <text:p>1781</text:p>
          </table:table-cell>
          <table:table-cell table:style-name="ce6" office:value-type="float" office:value="845">
            <text:p>845</text:p>
          </table:table-cell>
          <table:table-cell table:style-name="ce6" office:value-type="float" office:value="440">
            <text:p>440</text:p>
          </table:table-cell>
          <table:table-cell table:style-name="ce6" table:formula="of:=[.C9]" office:value-type="float" office:value="440">
            <text:p>440</text:p>
          </table:table-cell>
          <table:table-cell/>
          <table:table-cell table:style-name="ce10" office:value-type="string">
            <text:p>For counts for 1778 and 1780, see Coats (2003), "From 'Floating Tombs' to Foundations," pp.29, 37 (both based on hulk prisoner records). </text:p>
          </table:table-cell>
          <table:table-cell table:number-columns-repeated="1018"/>
        </table:table-row>
        <table:table-row table:style-name="ro1">
          <table:table-cell table:style-name="ce2" office:value-type="float" office:value="1782">
            <text:p>1782</text:p>
          </table:table-cell>
          <table:table-cell table:style-name="ce6" office:value-type="float" office:value="745">
            <text:p>745</text:p>
          </table:table-cell>
          <table:table-cell table:style-name="ce6" office:value-type="float" office:value="204">
            <text:p>204</text:p>
          </table:table-cell>
          <table:table-cell table:style-name="ce6" table:formula="of:=[.C10]" office:value-type="float" office:value="204">
            <text:p>204</text:p>
          </table:table-cell>
          <table:table-cell/>
          <table:table-cell office:value-type="string">
            <text:p>The estimate for 1778 is a weighted average of figures in Coats’ Table 1. <text:s/></text:p>
          </table:table-cell>
          <table:table-cell table:number-columns-repeated="1018"/>
        </table:table-row>
        <table:table-row table:style-name="ro1">
          <table:table-cell table:style-name="ce2" office:value-type="float" office:value="1783">
            <text:p>1783</text:p>
          </table:table-cell>
          <table:table-cell table:style-name="ce6" office:value-type="float" office:value="745">
            <text:p>745</text:p>
          </table:table-cell>
          <table:table-cell table:style-name="ce6" table:formula="of:=194+137" office:value-type="float" office:value="331">
            <text:p>331</text:p>
          </table:table-cell>
          <table:table-cell table:style-name="ce6" table:formula="of:=[.C11]" office:value-type="float" office:value="331">
            <text:p>331</text:p>
          </table:table-cell>
          <table:table-cell table:number-columns-repeated="1020"/>
        </table:table-row>
        <table:table-row table:style-name="ro1">
          <table:table-cell table:style-name="ce2" office:value-type="float" office:value="1784">
            <text:p>1784</text:p>
          </table:table-cell>
          <table:table-cell table:style-name="ce6" office:value-type="float" office:value="745">
            <text:p>745</text:p>
          </table:table-cell>
          <table:table-cell table:style-name="ce6"/>
          <table:table-cell table:style-name="ce6" table:formula="of:=[.B12]*[.D$16]/[.B$16]" office:value-type="float" office:value="698.820823244552">
            <text:p>699</text:p>
          </table:table-cell>
          <table:table-cell/>
          <table:table-cell office:value-type="string">
            <text:p>For 1797: PP 1810 (348) 28th Report from the Select Committee on Finance, &amp; Police, including convict establish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785">
            <text:p>1785</text:p>
          </table:table-cell>
          <table:table-cell table:style-name="ce6" office:value-type="float" office:value="745">
            <text:p>745</text:p>
          </table:table-cell>
          <table:table-cell table:style-name="ce6"/>
          <table:table-cell table:style-name="ce6" table:formula="of:=[.B13]*[.D$16]/[.B$16]" office:value-type="float" office:value="698.820823244552">
            <text:p>699</text:p>
          </table:table-cell>
          <table:table-cell table:number-columns-repeated="1020"/>
        </table:table-row>
        <table:table-row table:style-name="ro1">
          <table:table-cell table:style-name="ce2" office:value-type="float" office:value="1786">
            <text:p>1786</text:p>
          </table:table-cell>
          <table:table-cell table:style-name="ce6" office:value-type="float" office:value="745">
            <text:p>745</text:p>
          </table:table-cell>
          <table:table-cell table:style-name="ce6"/>
          <table:table-cell table:style-name="ce6" table:formula="of:=[.B14]*[.D$16]/[.B$16]" office:value-type="float" office:value="698.820823244552">
            <text:p>699</text:p>
          </table:table-cell>
          <table:table-cell table:number-columns-repeated="1020"/>
        </table:table-row>
        <table:table-row table:style-name="ro1">
          <table:table-cell table:style-name="ce2" office:value-type="float" office:value="1787">
            <text:p>1787</text:p>
          </table:table-cell>
          <table:table-cell table:style-name="ce6" office:value-type="float" office:value="1090">
            <text:p>1,090</text:p>
          </table:table-cell>
          <table:table-cell table:style-name="ce6"/>
          <table:table-cell table:style-name="ce6" table:formula="of:=[.B15]*[.D$16]/[.B$16]" office:value-type="float" office:value="1022.43583535109">
            <text:p>1,022</text:p>
          </table:table-cell>
          <table:table-cell/>
          <table:table-cell office:value-type="string">
            <text:p>See individual cell formulas for synthesis estimates.</text:p>
          </table:table-cell>
          <table:table-cell table:number-columns-repeated="1018"/>
        </table:table-row>
        <table:table-row table:style-name="ro1">
          <table:table-cell table:style-name="ce2" office:value-type="float" office:value="1788">
            <text:p>1788</text:p>
          </table:table-cell>
          <table:table-cell table:style-name="ce6" office:value-type="float" office:value="2065">
            <text:p>2,065</text:p>
          </table:table-cell>
          <table:table-cell table:style-name="ce6" office:value-type="float" office:value="1937">
            <text:p>1,937</text:p>
          </table:table-cell>
          <table:table-cell table:style-name="ce6" table:formula="of:=[.C16]" office:value-type="float" office:value="1937">
            <text:p>1,937</text:p>
          </table:table-cell>
          <table:table-cell table:number-columns-repeated="1020"/>
        </table:table-row>
        <table:table-row table:style-name="ro1">
          <table:table-cell table:style-name="ce2" office:value-type="float" office:value="1789">
            <text:p>1789</text:p>
          </table:table-cell>
          <table:table-cell table:style-name="ce6" office:value-type="float" office:value="1940">
            <text:p>1,940</text:p>
          </table:table-cell>
          <table:table-cell table:style-name="ce6"/>
          <table:table-cell table:style-name="ce6" table:formula="of:=[.B17]" office:value-type="float" office:value="1940">
            <text:p>1,940</text:p>
          </table:table-cell>
          <table:table-cell table:number-columns-repeated="1020"/>
        </table:table-row>
        <table:table-row table:style-name="ro1">
          <table:table-cell table:style-name="ce2" office:value-type="float" office:value="1790">
            <text:p>1790</text:p>
          </table:table-cell>
          <table:table-cell table:style-name="ce6" office:value-type="float" office:value="1940">
            <text:p>1,940</text:p>
          </table:table-cell>
          <table:table-cell table:style-name="ce6"/>
          <table:table-cell table:style-name="ce6" table:formula="of:=[.B18]" office:value-type="float" office:value="1940">
            <text:p>1,940</text:p>
          </table:table-cell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style-name="ce2" office:value-type="float" office:value="1791">
            <text:p>1791</text:p>
          </table:table-cell>
          <table:table-cell table:style-name="ce6" office:value-type="float" office:value="1940">
            <text:p>1,940</text:p>
          </table:table-cell>
          <table:table-cell table:style-name="ce6"/>
          <table:table-cell table:style-name="ce6" table:formula="of:=[.B19]" office:value-type="float" office:value="1940">
            <text:p>1,940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6" office:value-type="float" office:value="1940">
            <text:p>1,940</text:p>
          </table:table-cell>
          <table:table-cell table:style-name="ce6"/>
          <table:table-cell table:style-name="ce6" table:formula="of:=[.B20]" office:value-type="float" office:value="1940">
            <text:p>1,940</text:p>
          </table:table-cell>
          <table:table-cell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style-name="ce2" office:value-type="float" office:value="1793">
            <text:p>1793</text:p>
          </table:table-cell>
          <table:table-cell table:style-name="ce6" office:value-type="float" office:value="1565">
            <text:p>1,565</text:p>
          </table:table-cell>
          <table:table-cell table:style-name="ce6"/>
          <table:table-cell table:style-name="ce6" table:formula="of:=([.B20]+[.B22])/2" office:value-type="float" office:value="1902.5">
            <text:p>1,903</text:p>
          </table:table-cell>
          <table:table-cell table:number-columns-repeated="1020"/>
        </table:table-row>
        <table:table-row table:style-name="ro1">
          <table:table-cell table:style-name="ce2" office:value-type="float" office:value="1794">
            <text:p>1794</text:p>
          </table:table-cell>
          <table:table-cell table:style-name="ce6" office:value-type="float" office:value="1865">
            <text:p>1,865</text:p>
          </table:table-cell>
          <table:table-cell table:style-name="ce6"/>
          <table:table-cell table:style-name="ce6" table:formula="of:=[.B22]" office:value-type="float" office:value="1865">
            <text:p>1,865</text:p>
          </table:table-cell>
          <table:table-cell table:number-columns-repeated="1020"/>
        </table:table-row>
        <table:table-row table:style-name="ro1">
          <table:table-cell table:style-name="ce2" office:value-type="float" office:value="1795">
            <text:p>1795</text:p>
          </table:table-cell>
          <table:table-cell table:style-name="ce6" office:value-type="float" office:value="1865">
            <text:p>1,865</text:p>
          </table:table-cell>
          <table:table-cell table:style-name="ce6"/>
          <table:table-cell table:style-name="ce6" table:formula="of:=[.B23]" office:value-type="float" office:value="1865">
            <text:p>1,865</text:p>
          </table:table-cell>
          <table:table-cell table:number-columns-repeated="1020"/>
        </table:table-row>
        <table:table-row table:style-name="ro1">
          <table:table-cell table:style-name="ce2" office:value-type="float" office:value="1796">
            <text:p>1796</text:p>
          </table:table-cell>
          <table:table-cell table:style-name="ce6" office:value-type="float" office:value="1865">
            <text:p>1,865</text:p>
          </table:table-cell>
          <table:table-cell table:style-name="ce6"/>
          <table:table-cell table:style-name="ce6" table:formula="of:=[.B24]" office:value-type="float" office:value="1865">
            <text:p>1,865</text:p>
          </table:table-cell>
          <table:table-cell table:number-columns-repeated="1020"/>
        </table:table-row>
        <table:table-row table:style-name="ro1">
          <table:table-cell table:style-name="ce2" office:value-type="float" office:value="1797">
            <text:p>1797</text:p>
          </table:table-cell>
          <table:table-cell table:style-name="ce6" office:value-type="float" office:value="1395">
            <text:p>1,395</text:p>
          </table:table-cell>
          <table:table-cell table:style-name="ce6" office:value-type="float" office:value="1449">
            <text:p>1,449</text:p>
          </table:table-cell>
          <table:table-cell table:style-name="ce6" table:formula="of:=[.B25]" office:value-type="float" office:value="1395">
            <text:p>1,395</text:p>
          </table:table-cell>
          <table:table-cell table:number-columns-repeated="1020"/>
        </table:table-row>
        <table:table-row table:style-name="ro1">
          <table:table-cell table:style-name="ce2" office:value-type="float" office:value="1798">
            <text:p>1798</text:p>
          </table:table-cell>
          <table:table-cell table:style-name="ce6" office:value-type="float" office:value="1395">
            <text:p>1,395</text:p>
          </table:table-cell>
          <table:table-cell table:style-name="ce6"/>
          <table:table-cell table:style-name="ce6" table:formula="of:=[.B26]" office:value-type="float" office:value="1395">
            <text:p>1,395</text:p>
          </table:table-cell>
          <table:table-cell table:number-columns-repeated="1020"/>
        </table:table-row>
        <table:table-row table:style-name="ro1">
          <table:table-cell table:style-name="ce2" office:value-type="float" office:value="1799">
            <text:p>1799</text:p>
          </table:table-cell>
          <table:table-cell table:style-name="ce6" office:value-type="float" office:value="1395">
            <text:p>1,395</text:p>
          </table:table-cell>
          <table:table-cell table:style-name="ce6"/>
          <table:table-cell table:style-name="ce6" table:formula="of:=[.B27]" office:value-type="float" office:value="1395">
            <text:p>1,395</text:p>
          </table:table-cell>
          <table:table-cell table:number-columns-repeated="1020"/>
        </table:table-row>
        <table:table-row table:style-name="ro1">
          <table:table-cell table:style-name="ce2" office:value-type="float" office:value="1800">
            <text:p>1800</text:p>
          </table:table-cell>
          <table:table-cell table:style-name="ce6" office:value-type="float" office:value="1125">
            <text:p>1,125</text:p>
          </table:table-cell>
          <table:table-cell table:style-name="ce6"/>
          <table:table-cell table:style-name="ce6" table:formula="of:=AVERAGE([.B27:.B29])" office:value-type="float" office:value="1215">
            <text:p>1,215</text:p>
          </table:table-cell>
          <table:table-cell table:number-columns-repeated="1020"/>
        </table:table-row>
        <table:table-row table:style-name="ro1">
          <table:table-cell table:style-name="ce2" office:value-type="float" office:value="1801">
            <text:p>1801</text:p>
          </table:table-cell>
          <table:table-cell table:style-name="ce6" office:value-type="float" office:value="1125">
            <text:p>1,125</text:p>
          </table:table-cell>
          <table:table-cell table:style-name="ce6"/>
          <table:table-cell table:style-name="ce6" table:formula="of:=AVERAGE([.B28:.B30])" office:value-type="float" office:value="1176.66666666667">
            <text:p>1,177</text:p>
          </table:table-cell>
          <table:table-cell table:number-columns-repeated="1020"/>
        </table:table-row>
        <table:table-row table:style-name="ro1">
          <table:table-cell table:style-name="ce2" office:value-type="float" office:value="1802">
            <text:p>1802</text:p>
          </table:table-cell>
          <table:table-cell table:style-name="ce6" office:value-type="float" office:value="1280">
            <text:p>1,280</text:p>
          </table:table-cell>
          <table:table-cell table:style-name="ce6"/>
          <table:table-cell table:style-name="ce6" table:formula="of:=AVERAGE([.B29:.B31])" office:value-type="float" office:value="1118.33333333333">
            <text:p>1,118</text:p>
          </table:table-cell>
          <table:table-cell table:number-columns-repeated="1020"/>
        </table:table-row>
        <table:table-row table:style-name="ro1">
          <table:table-cell table:style-name="ce2" office:value-type="float" office:value="1803">
            <text:p>1803</text:p>
          </table:table-cell>
          <table:table-cell table:style-name="ce6" office:value-type="float" office:value="950">
            <text:p>950</text:p>
          </table:table-cell>
          <table:table-cell table:style-name="ce6"/>
          <table:table-cell table:style-name="ce6" table:formula="of:=AVERAGE([.B30:.B32])" office:value-type="float" office:value="1210">
            <text:p>1,210</text:p>
          </table:table-cell>
          <table:table-cell table:number-columns-repeated="1020"/>
        </table:table-row>
        <table:table-row table:style-name="ro1">
          <table:table-cell table:style-name="ce2" office:value-type="float" office:value="1804">
            <text:p>1804</text:p>
          </table:table-cell>
          <table:table-cell table:style-name="ce6" office:value-type="float" office:value="1400">
            <text:p>1,400</text:p>
          </table:table-cell>
          <table:table-cell table:style-name="ce6" office:value-type="float" office:value="1456">
            <text:p>1,456</text:p>
          </table:table-cell>
          <table:table-cell table:style-name="ce6" table:formula="of:=[.C32]" office:value-type="float" office:value="1456">
            <text:p>1,456</text:p>
          </table:table-cell>
          <table:table-cell table:number-columns-repeated="1020"/>
        </table:table-row>
        <table:table-row table:style-name="ro1">
          <table:table-cell table:style-name="ce2" office:value-type="float" office:value="1805">
            <text:p>1805</text:p>
          </table:table-cell>
          <table:table-cell table:style-name="ce6" office:value-type="float" office:value="1400">
            <text:p>1,400</text:p>
          </table:table-cell>
          <table:table-cell table:style-name="ce6" office:value-type="float" office:value="1716">
            <text:p>1,716</text:p>
          </table:table-cell>
          <table:table-cell table:style-name="ce6" table:formula="of:=[.C33]" office:value-type="float" office:value="1716">
            <text:p>1,716</text:p>
          </table:table-cell>
          <table:table-cell table:number-columns-repeated="1020"/>
        </table:table-row>
        <table:table-row table:style-name="ro1">
          <table:table-cell table:style-name="ce2" office:value-type="float" office:value="1806">
            <text:p>1806</text:p>
          </table:table-cell>
          <table:table-cell table:style-name="ce6" office:value-type="float" office:value="1400">
            <text:p>1,400</text:p>
          </table:table-cell>
          <table:table-cell table:style-name="ce6" office:value-type="float" office:value="1764">
            <text:p>1,764</text:p>
          </table:table-cell>
          <table:table-cell table:style-name="ce6" table:formula="of:=[.C34]" office:value-type="float" office:value="1764">
            <text:p>1,764</text:p>
          </table:table-cell>
          <table:table-cell table:number-columns-repeated="1020"/>
        </table:table-row>
        <table:table-row table:style-name="ro1">
          <table:table-cell table:style-name="ce2" office:value-type="float" office:value="1807">
            <text:p>1807</text:p>
          </table:table-cell>
          <table:table-cell table:style-name="ce6" office:value-type="float" office:value="1400">
            <text:p>1,400</text:p>
          </table:table-cell>
          <table:table-cell table:style-name="ce6" office:value-type="float" office:value="1750">
            <text:p>1,750</text:p>
          </table:table-cell>
          <table:table-cell table:style-name="ce6" table:formula="of:=[.C35]" office:value-type="float" office:value="1750">
            <text:p>1,750</text:p>
          </table:table-cell>
          <table:table-cell table:number-columns-repeated="1020"/>
        </table:table-row>
        <table:table-row table:style-name="ro1">
          <table:table-cell table:style-name="ce2" office:value-type="float" office:value="1808">
            <text:p>1808</text:p>
          </table:table-cell>
          <table:table-cell table:style-name="ce6" office:value-type="float" office:value="1400">
            <text:p>1,400</text:p>
          </table:table-cell>
          <table:table-cell table:style-name="ce6" office:value-type="float" office:value="1705">
            <text:p>1,705</text:p>
          </table:table-cell>
          <table:table-cell table:style-name="ce6" table:formula="of:=[.C36]" office:value-type="float" office:value="1705">
            <text:p>1,705</text:p>
          </table:table-cell>
          <table:table-cell table:number-columns-repeated="1020"/>
        </table:table-row>
        <table:table-row table:style-name="ro1">
          <table:table-cell table:style-name="ce2" office:value-type="float" office:value="1809">
            <text:p>1809</text:p>
          </table:table-cell>
          <table:table-cell table:style-name="ce6" office:value-type="float" office:value="1400">
            <text:p>1,400</text:p>
          </table:table-cell>
          <table:table-cell table:style-name="ce6" office:value-type="float" office:value="1853">
            <text:p>1,853</text:p>
          </table:table-cell>
          <table:table-cell table:style-name="ce6" table:formula="of:=[.C37]" office:value-type="float" office:value="1853">
            <text:p>1,853</text:p>
          </table:table-cell>
          <table:table-cell table:number-columns-repeated="1020"/>
        </table:table-row>
        <table:table-row table:style-name="ro1">
          <table:table-cell table:style-name="ce2" office:value-type="float" office:value="1810">
            <text:p>1810</text:p>
          </table:table-cell>
          <table:table-cell table:style-name="ce6" office:value-type="float" office:value="1870">
            <text:p>1,870</text:p>
          </table:table-cell>
          <table:table-cell table:style-name="ce6" office:value-type="float" office:value="2003">
            <text:p>2,003</text:p>
          </table:table-cell>
          <table:table-cell table:style-name="ce6" table:formula="of:=[.C38]" office:value-type="float" office:value="2003">
            <text:p>2,003</text:p>
          </table:table-cell>
          <table:table-cell table:number-columns-repeated="1020"/>
        </table:table-row>
        <table:table-row table:style-name="ro1">
          <table:table-cell table:style-name="ce2" office:value-type="float" office:value="1811">
            <text:p>1811</text:p>
          </table:table-cell>
          <table:table-cell table:style-name="ce6" office:value-type="float" office:value="1870">
            <text:p>1,870</text:p>
          </table:table-cell>
          <table:table-cell table:style-name="ce6" office:value-type="float" office:value="2044">
            <text:p>2,044</text:p>
          </table:table-cell>
          <table:table-cell table:style-name="ce6" table:formula="of:=[.C39]" office:value-type="float" office:value="2044">
            <text:p>2,044</text:p>
          </table:table-cell>
          <table:table-cell table:number-columns-repeated="1020"/>
        </table:table-row>
        <table:table-row table:style-name="ro1">
          <table:table-cell table:style-name="ce2" office:value-type="float" office:value="1812">
            <text:p>1812</text:p>
          </table:table-cell>
          <table:table-cell table:style-name="ce6" office:value-type="float" office:value="1870">
            <text:p>1,870</text:p>
          </table:table-cell>
          <table:table-cell table:style-name="ce6"/>
          <table:table-cell table:style-name="ce6" table:formula="of:=([.C39]+[.C41])/2" office:value-type="float" office:value="2068.25063343435">
            <text:p>2,068</text:p>
          </table:table-cell>
          <table:table-cell table:number-columns-repeated="1020"/>
        </table:table-row>
        <table:table-row table:style-name="ro1">
          <table:table-cell table:style-name="ce2" office:value-type="float" office:value="1813">
            <text:p>1813</text:p>
          </table:table-cell>
          <table:table-cell table:style-name="ce6" office:value-type="float" office:value="1400">
            <text:p>1,400</text:p>
          </table:table-cell>
          <table:table-cell table:style-name="ce6" table:formula="of:=[$'hulks 1813-4'.E5]" office:value-type="float" office:value="2092.50126686871">
            <text:p>2,093</text:p>
          </table:table-cell>
          <table:table-cell table:style-name="ce6" table:formula="of:=[.C41]" office:value-type="float" office:value="2092.50126686871">
            <text:p>2,093</text:p>
          </table:table-cell>
          <table:table-cell table:number-columns-repeated="1020"/>
        </table:table-row>
        <table:table-row table:style-name="ro1">
          <table:table-cell table:style-name="ce2" office:value-type="float" office:value="1814">
            <text:p>1814</text:p>
          </table:table-cell>
          <table:table-cell table:style-name="ce6" office:value-type="float" office:value="1875">
            <text:p>1,875</text:p>
          </table:table-cell>
          <table:table-cell table:style-name="ce6" table:formula="of:=[$'hulks 1813-4'.E6]" office:value-type="float" office:value="1993.09349341794">
            <text:p>1,993</text:p>
          </table:table-cell>
          <table:table-cell table:style-name="ce6" table:formula="of:=[.C42]" office:value-type="float" office:value="1993.09349341794">
            <text:p>1,993</text:p>
          </table:table-cell>
          <table:table-cell table:number-columns-repeated="1020"/>
        </table:table-row>
        <table:table-row table:style-name="ro1">
          <table:table-cell table:style-name="ce2" office:value-type="float" office:value="1815">
            <text:p>1815</text:p>
          </table:table-cell>
          <table:table-cell table:style-name="ce6" office:value-type="float" office:value="1575">
            <text:p>1,575</text:p>
          </table:table-cell>
          <table:table-cell table:style-name="ce6" office:value-type="float" office:value="2038">
            <text:p>2,038</text:p>
          </table:table-cell>
          <table:table-cell table:style-name="ce6" table:formula="of:=[.C43]" office:value-type="float" office:value="2038">
            <text:p>2,038</text:p>
          </table:table-cell>
          <table:table-cell table:number-columns-repeated="1020"/>
        </table:table-row>
        <table:table-row table:style-name="ro3">
          <table:table-cell table:style-name="ce2" office:value-type="float" office:value="1816">
            <text:p>1816</text:p>
          </table:table-cell>
          <table:table-cell table:style-name="ce6" office:value-type="float" office:value="2055">
            <text:p>2,055</text:p>
          </table:table-cell>
          <table:table-cell table:style-name="ce7" office:value-type="float" office:value="2106.5">
            <text:p>2,107</text:p>
          </table:table-cell>
          <table:table-cell table:style-name="ce6" table:formula="of:=[.C44]" office:value-type="float" office:value="2106.5">
            <text:p>2,107</text:p>
          </table:table-cell>
          <table:table-cell table:number-columns-repeated="1020"/>
        </table:table-row>
        <table:table-row table:style-name="ro3">
          <table:table-cell table:style-name="ce2" office:value-type="float" office:value="1817">
            <text:p>1817</text:p>
          </table:table-cell>
          <table:table-cell table:style-name="ce6" office:value-type="float" office:value="2055">
            <text:p>2,055</text:p>
          </table:table-cell>
          <table:table-cell table:style-name="ce7" office:value-type="float" office:value="2257.5">
            <text:p>2,258</text:p>
          </table:table-cell>
          <table:table-cell table:style-name="ce6" table:formula="of:=[.C45]" office:value-type="float" office:value="2257.5">
            <text:p>2,258</text:p>
          </table:table-cell>
          <table:table-cell table:number-columns-repeated="1020"/>
        </table:table-row>
        <table:table-row table:style-name="ro1">
          <table:table-cell table:style-name="ce2" office:value-type="float" office:value="1818">
            <text:p>1818</text:p>
          </table:table-cell>
          <table:table-cell table:style-name="ce6" office:value-type="float" office:value="2635">
            <text:p>2,635</text:p>
          </table:table-cell>
          <table:table-cell table:style-name="ce6" office:value-type="float" office:value="2444">
            <text:p>2,444</text:p>
          </table:table-cell>
          <table:table-cell table:style-name="ce6" table:formula="of:=[.C46]" office:value-type="float" office:value="2444">
            <text:p>2,444</text:p>
          </table:table-cell>
          <table:table-cell table:number-columns-repeated="1020"/>
        </table:table-row>
        <table:table-row table:style-name="ro3">
          <table:table-cell table:style-name="ce2" office:value-type="float" office:value="1819">
            <text:p>1819</text:p>
          </table:table-cell>
          <table:table-cell table:style-name="ce6" office:value-type="float" office:value="2635">
            <text:p>2,635</text:p>
          </table:table-cell>
          <table:table-cell table:style-name="ce7" office:value-type="float" office:value="2761">
            <text:p>2,761</text:p>
          </table:table-cell>
          <table:table-cell table:style-name="ce6" table:formula="of:=[.C47]" office:value-type="float" office:value="2761">
            <text:p>2,761</text:p>
          </table:table-cell>
          <table:table-cell table:number-columns-repeated="1020"/>
        </table:table-row>
        <table:table-row table:style-name="ro1">
          <table:table-cell table:style-name="ce2" office:value-type="float" office:value="1820">
            <text:p>1820</text:p>
          </table:table-cell>
          <table:table-cell table:style-name="ce6" office:value-type="float" office:value="3175">
            <text:p>3,175</text:p>
          </table:table-cell>
          <table:table-cell table:style-name="ce6" office:value-type="float" office:value="2885">
            <text:p>2,885</text:p>
          </table:table-cell>
          <table:table-cell table:style-name="ce6" table:formula="of:=[.C48]" office:value-type="float" office:value="2885">
            <text:p>2,885</text:p>
          </table:table-cell>
          <table:table-cell table:number-columns-repeated="1020"/>
        </table:table-row>
        <table:table-row table:style-name="ro1">
          <table:table-cell table:style-name="ce2" office:value-type="float" office:value="1821">
            <text:p>1821</text:p>
          </table:table-cell>
          <table:table-cell table:style-name="ce6" office:value-type="float" office:value="3175">
            <text:p>3,175</text:p>
          </table:table-cell>
          <table:table-cell table:style-name="ce6" office:value-type="float" office:value="2845">
            <text:p>2,845</text:p>
          </table:table-cell>
          <table:table-cell table:style-name="ce6" table:formula="of:=[.C49]" office:value-type="float" office:value="2845">
            <text:p>2,845</text:p>
          </table:table-cell>
          <table:table-cell table:number-columns-repeated="1020"/>
        </table:table-row>
        <table:table-row table:style-name="ro1">
          <table:table-cell table:style-name="ce2" office:value-type="float" office:value="1822">
            <text:p>1822</text:p>
          </table:table-cell>
          <table:table-cell table:style-name="ce6" office:value-type="float" office:value="3175">
            <text:p>3,175</text:p>
          </table:table-cell>
          <table:table-cell table:style-name="ce6" office:value-type="float" office:value="2902">
            <text:p>2,902</text:p>
          </table:table-cell>
          <table:table-cell table:style-name="ce6" table:formula="of:=[.C50]" office:value-type="float" office:value="2902">
            <text:p>2,902</text:p>
          </table:table-cell>
          <table:table-cell table:number-columns-repeated="1020"/>
        </table:table-row>
        <table:table-row table:style-name="ro1">
          <table:table-cell table:style-name="ce2" office:value-type="float" office:value="1823">
            <text:p>1823</text:p>
          </table:table-cell>
          <table:table-cell table:style-name="ce6" office:value-type="float" office:value="3175">
            <text:p>3,175</text:p>
          </table:table-cell>
          <table:table-cell table:style-name="ce6" office:value-type="float" office:value="2920">
            <text:p>2,920</text:p>
          </table:table-cell>
          <table:table-cell table:style-name="ce6" table:formula="of:=[.C51]" office:value-type="float" office:value="2920">
            <text:p>2,920</text:p>
          </table:table-cell>
          <table:table-cell table:number-columns-repeated="1020"/>
        </table:table-row>
        <table:table-row table:style-name="ro1">
          <table:table-cell table:style-name="ce2" office:value-type="float" office:value="1824">
            <text:p>1824</text:p>
          </table:table-cell>
          <table:table-cell table:style-name="ce6" office:value-type="float" office:value="4025">
            <text:p>4,025</text:p>
          </table:table-cell>
          <table:table-cell table:style-name="ce6" office:value-type="float" office:value="3378">
            <text:p>3,378</text:p>
          </table:table-cell>
          <table:table-cell table:style-name="ce6" table:formula="of:=[.C52]" office:value-type="float" office:value="3378">
            <text:p>3,378</text:p>
          </table:table-cell>
          <table:table-cell table:number-columns-repeated="1020"/>
        </table:table-row>
        <table:table-row table:style-name="ro1">
          <table:table-cell table:style-name="ce2" office:value-type="float" office:value="1825">
            <text:p>1825</text:p>
          </table:table-cell>
          <table:table-cell table:style-name="ce6" office:value-type="float" office:value="4030">
            <text:p>4,030</text:p>
          </table:table-cell>
          <table:table-cell table:style-name="ce6" office:value-type="float" office:value="3438">
            <text:p>3,438</text:p>
          </table:table-cell>
          <table:table-cell table:style-name="ce6" table:formula="of:=[.C53]" office:value-type="float" office:value="3438">
            <text:p>3,438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float" office:value="1826">
            <text:p>1826</text:p>
          </table:table-cell>
          <table:table-cell table:style-name="ce6" office:value-type="float" office:value="4030">
            <text:p>4,030</text:p>
          </table:table-cell>
          <table:table-cell table:style-name="ce6" office:value-type="float" office:value="3610">
            <text:p>3,610</text:p>
          </table:table-cell>
          <table:table-cell table:style-name="ce6" table:formula="of:=[.C54]" office:value-type="float" office:value="3610">
            <text:p>3,610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float" office:value="1827">
            <text:p>1827</text:p>
          </table:table-cell>
          <table:table-cell table:style-name="ce6" office:value-type="float" office:value="4030">
            <text:p>4,030</text:p>
          </table:table-cell>
          <table:table-cell table:style-name="ce6" office:value-type="float" office:value="4262">
            <text:p>4,262</text:p>
          </table:table-cell>
          <table:table-cell table:style-name="ce6" table:formula="of:=[.C55]" office:value-type="float" office:value="4262">
            <text:p>4,262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float" office:value="1828">
            <text:p>1828</text:p>
          </table:table-cell>
          <table:table-cell table:style-name="ce6" office:value-type="float" office:value="4030">
            <text:p>4,030</text:p>
          </table:table-cell>
          <table:table-cell table:style-name="ce6" office:value-type="float" office:value="4414">
            <text:p>4,414</text:p>
          </table:table-cell>
          <table:table-cell table:style-name="ce6" table:formula="of:=[.C56]" office:value-type="float" office:value="4414">
            <text:p>4,414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float" office:value="1829">
            <text:p>1829</text:p>
          </table:table-cell>
          <table:table-cell table:style-name="ce6" office:value-type="float" office:value="4030">
            <text:p>4,030</text:p>
          </table:table-cell>
          <table:table-cell table:style-name="ce6" office:value-type="float" office:value="4446">
            <text:p>4,446</text:p>
          </table:table-cell>
          <table:table-cell table:style-name="ce6" table:formula="of:=[.C57]" office:value-type="float" office:value="4446">
            <text:p>4,446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float" office:value="1830">
            <text:p>1830</text:p>
          </table:table-cell>
          <table:table-cell table:style-name="ce6" office:value-type="float" office:value="3830">
            <text:p>3,830</text:p>
          </table:table-cell>
          <table:table-cell table:style-name="ce6" office:value-type="float" office:value="4142">
            <text:p>4,142</text:p>
          </table:table-cell>
          <table:table-cell table:style-name="ce6" table:formula="of:=[.C58]" office:value-type="float" office:value="4142">
            <text:p>4,142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float" office:value="1831">
            <text:p>1831</text:p>
          </table:table-cell>
          <table:table-cell table:style-name="ce6" office:value-type="float" office:value="3830">
            <text:p>3,830</text:p>
          </table:table-cell>
          <table:table-cell table:style-name="ce6" office:value-type="float" office:value="4152">
            <text:p>4,152</text:p>
          </table:table-cell>
          <table:table-cell table:style-name="ce6" table:formula="of:=[.C59]" office:value-type="float" office:value="4152">
            <text:p>4,152</text:p>
          </table:table-cell>
          <table:table-cell table:number-columns-repeated="1020"/>
        </table:table-row>
        <table:table-row table:style-name="ro1">
          <table:table-cell table:style-name="ce2" office:value-type="float" office:value="1832">
            <text:p>1832</text:p>
          </table:table-cell>
          <table:table-cell table:style-name="ce6" office:value-type="float" office:value="3180">
            <text:p>3,180</text:p>
          </table:table-cell>
          <table:table-cell table:style-name="ce6" office:value-type="float" office:value="4211">
            <text:p>4,211</text:p>
          </table:table-cell>
          <table:table-cell table:style-name="ce6" table:formula="of:=[.C60]" office:value-type="float" office:value="4211">
            <text:p>4,211</text:p>
          </table:table-cell>
          <table:table-cell table:number-columns-repeated="1020"/>
        </table:table-row>
        <table:table-row table:style-name="ro1">
          <table:table-cell table:style-name="ce2" office:value-type="float" office:value="1833">
            <text:p>1833</text:p>
          </table:table-cell>
          <table:table-cell table:style-name="ce6" office:value-type="float" office:value="3180">
            <text:p>3,180</text:p>
          </table:table-cell>
          <table:table-cell table:style-name="ce6" office:value-type="float" office:value="3530">
            <text:p>3,530</text:p>
          </table:table-cell>
          <table:table-cell table:style-name="ce6" table:formula="of:=[.C61]" office:value-type="float" office:value="3530">
            <text:p>3,530</text:p>
          </table:table-cell>
          <table:table-cell table:number-columns-repeated="1020"/>
        </table:table-row>
        <table:table-row table:style-name="ro3">
          <table:table-cell table:style-name="ce2" office:value-type="float" office:value="1834">
            <text:p>1834</text:p>
          </table:table-cell>
          <table:table-cell table:style-name="ce6" office:value-type="float" office:value="2630">
            <text:p>2,630</text:p>
          </table:table-cell>
          <table:table-cell table:style-name="ce8" table:formula="of:=3014.5" office:value-type="float" office:value="3014.5">
            <text:p>3,015</text:p>
          </table:table-cell>
          <table:table-cell table:style-name="ce6" table:formula="of:=[.C62]" office:value-type="float" office:value="3014.5">
            <text:p>3,015</text:p>
          </table:table-cell>
          <table:table-cell table:number-columns-repeated="1020"/>
        </table:table-row>
        <table:table-row table:style-name="ro3">
          <table:table-cell table:style-name="ce2" office:value-type="float" office:value="1835">
            <text:p>1835</text:p>
          </table:table-cell>
          <table:table-cell table:style-name="ce6" office:value-type="float" office:value="2630">
            <text:p>2,630</text:p>
          </table:table-cell>
          <table:table-cell table:style-name="ce8" table:formula="of:=2184.5" office:value-type="float" office:value="2184.5">
            <text:p>2,185</text:p>
          </table:table-cell>
          <table:table-cell table:style-name="ce6" table:formula="of:=[.C63]" office:value-type="float" office:value="2184.5">
            <text:p>2,185</text:p>
          </table:table-cell>
          <table:table-cell table:number-columns-repeated="1020"/>
        </table:table-row>
        <table:table-row table:style-name="ro3">
          <table:table-cell table:style-name="ce2" office:value-type="float" office:value="1836">
            <text:p>1836</text:p>
          </table:table-cell>
          <table:table-cell table:style-name="ce6" office:value-type="float" office:value="2655">
            <text:p>2,655</text:p>
          </table:table-cell>
          <table:table-cell table:style-name="ce8" table:formula="of:=2244" office:value-type="float" office:value="2244">
            <text:p>2,244</text:p>
          </table:table-cell>
          <table:table-cell table:style-name="ce6" table:formula="of:=[.C64]" office:value-type="float" office:value="2244">
            <text:p>2,244</text:p>
          </table:table-cell>
          <table:table-cell table:number-columns-repeated="1020"/>
        </table:table-row>
        <table:table-row table:style-name="ro3">
          <table:table-cell table:style-name="ce2" office:value-type="float" office:value="1837">
            <text:p>1837</text:p>
          </table:table-cell>
          <table:table-cell table:style-name="ce6" office:value-type="float" office:value="2655">
            <text:p>2,655</text:p>
          </table:table-cell>
          <table:table-cell table:style-name="ce7" office:value-type="float" office:value="1970.5">
            <text:p>1,971</text:p>
          </table:table-cell>
          <table:table-cell table:style-name="ce6" table:formula="of:=[.C65]" office:value-type="float" office:value="1970.5">
            <text:p>1,971</text:p>
          </table:table-cell>
          <table:table-cell table:number-columns-repeated="1020"/>
        </table:table-row>
        <table:table-row table:style-name="ro3">
          <table:table-cell table:style-name="ce2" office:value-type="float" office:value="1838">
            <text:p>1838</text:p>
          </table:table-cell>
          <table:table-cell table:style-name="ce6" office:value-type="float" office:value="2655">
            <text:p>2,655</text:p>
          </table:table-cell>
          <table:table-cell table:style-name="ce7" office:value-type="float" office:value="2130">
            <text:p>2,130</text:p>
          </table:table-cell>
          <table:table-cell table:style-name="ce6" table:formula="of:=[.C66]" office:value-type="float" office:value="2130">
            <text:p>2,130</text:p>
          </table:table-cell>
          <table:table-cell table:number-columns-repeated="1020"/>
        </table:table-row>
        <table:table-row table:style-name="ro3">
          <table:table-cell table:style-name="ce2" office:value-type="float" office:value="1839">
            <text:p>1839</text:p>
          </table:table-cell>
          <table:table-cell table:style-name="ce6" office:value-type="float" office:value="2415">
            <text:p>2,415</text:p>
          </table:table-cell>
          <table:table-cell table:style-name="ce7" office:value-type="float" office:value="2679">
            <text:p>2,679</text:p>
          </table:table-cell>
          <table:table-cell table:style-name="ce6" table:formula="of:=[.C67]" office:value-type="float" office:value="2679">
            <text:p>2,679</text:p>
          </table:table-cell>
          <table:table-cell table:number-columns-repeated="1020"/>
        </table:table-row>
        <table:table-row table:style-name="ro3">
          <table:table-cell table:style-name="ce2" office:value-type="float" office:value="1840">
            <text:p>1840</text:p>
          </table:table-cell>
          <table:table-cell table:style-name="ce6" office:value-type="float" office:value="3245">
            <text:p>3,245</text:p>
          </table:table-cell>
          <table:table-cell table:style-name="ce7" office:value-type="float" office:value="3346.5">
            <text:p>3,347</text:p>
          </table:table-cell>
          <table:table-cell table:style-name="ce6" table:formula="of:=[.C68]" office:value-type="float" office:value="3346.5">
            <text:p>3,347</text:p>
          </table:table-cell>
          <table:table-cell table:number-columns-repeated="1020"/>
        </table:table-row>
        <table:table-row table:style-name="ro3">
          <table:table-cell table:style-name="ce2" office:value-type="float" office:value="1841">
            <text:p>1841</text:p>
          </table:table-cell>
          <table:table-cell table:style-name="ce6" office:value-type="float" office:value="3245">
            <text:p>3,245</text:p>
          </table:table-cell>
          <table:table-cell table:style-name="ce7" office:value-type="float" office:value="3968.5">
            <text:p>3,969</text:p>
          </table:table-cell>
          <table:table-cell table:style-name="ce6" table:formula="of:=[.C69]" office:value-type="float" office:value="3968.5">
            <text:p>3,969</text:p>
          </table:table-cell>
          <table:table-cell table:number-columns-repeated="1020"/>
        </table:table-row>
        <table:table-row table:style-name="ro3">
          <table:table-cell table:style-name="ce2" office:value-type="float" office:value="1842">
            <text:p>1842</text:p>
          </table:table-cell>
          <table:table-cell table:style-name="ce6" office:value-type="float" office:value="3245">
            <text:p>3,245</text:p>
          </table:table-cell>
          <table:table-cell table:style-name="ce7" office:value-type="float" office:value="3874">
            <text:p>3,874</text:p>
          </table:table-cell>
          <table:table-cell table:style-name="ce6" table:formula="of:=[.C70]" office:value-type="float" office:value="3874">
            <text:p>3,874</text:p>
          </table:table-cell>
          <table:table-cell table:number-columns-repeated="1020"/>
        </table:table-row>
        <table:table-row table:style-name="ro3">
          <table:table-cell table:style-name="ce2" office:value-type="float" office:value="1843">
            <text:p>1843</text:p>
          </table:table-cell>
          <table:table-cell table:style-name="ce6" office:value-type="float" office:value="2860">
            <text:p>2,860</text:p>
          </table:table-cell>
          <table:table-cell table:style-name="ce7" office:value-type="float" office:value="3023">
            <text:p>3,023</text:p>
          </table:table-cell>
          <table:table-cell table:style-name="ce6" table:formula="of:=[.C71]" office:value-type="float" office:value="3023">
            <text:p>3,023</text:p>
          </table:table-cell>
          <table:table-cell table:number-columns-repeated="1020"/>
        </table:table-row>
        <table:table-row table:style-name="ro3">
          <table:table-cell table:style-name="ce2" office:value-type="float" office:value="1844">
            <text:p>1844</text:p>
          </table:table-cell>
          <table:table-cell table:style-name="ce6" office:value-type="float" office:value="2780">
            <text:p>2,780</text:p>
          </table:table-cell>
          <table:table-cell table:style-name="ce7" office:value-type="float" office:value="2031">
            <text:p>2,031</text:p>
          </table:table-cell>
          <table:table-cell table:style-name="ce6" table:formula="of:=[.C72]" office:value-type="float" office:value="2031">
            <text:p>2,031</text:p>
          </table:table-cell>
          <table:table-cell table:number-columns-repeated="1020"/>
        </table:table-row>
        <table:table-row table:style-name="ro1">
          <table:table-cell table:style-name="ce2" office:value-type="float" office:value="1845">
            <text:p>1845</text:p>
          </table:table-cell>
          <table:table-cell table:style-name="ce6" office:value-type="float" office:value="2200">
            <text:p>2,200</text:p>
          </table:table-cell>
          <table:table-cell table:style-name="ce6" office:value-type="float" office:value="1584">
            <text:p>1,584</text:p>
          </table:table-cell>
          <table:table-cell table:style-name="ce6" table:formula="of:=[.C73]" office:value-type="float" office:value="1584">
            <text:p>1,584</text:p>
          </table:table-cell>
          <table:table-cell table:number-columns-repeated="1020"/>
        </table:table-row>
        <table:table-row table:style-name="ro1">
          <table:table-cell table:style-name="ce2" office:value-type="float" office:value="1846">
            <text:p>1846</text:p>
          </table:table-cell>
          <table:table-cell table:style-name="ce6" office:value-type="float" office:value="2200">
            <text:p>2,200</text:p>
          </table:table-cell>
          <table:table-cell table:style-name="ce6" office:value-type="float" office:value="1332">
            <text:p>1,332</text:p>
          </table:table-cell>
          <table:table-cell table:style-name="ce6" table:formula="of:=[.C74]" office:value-type="float" office:value="1332">
            <text:p>1,332</text:p>
          </table:table-cell>
          <table:table-cell table:number-columns-repeated="1020"/>
        </table:table-row>
        <table:table-row table:style-name="ro1">
          <table:table-cell table:style-name="ce2" office:value-type="float" office:value="1847">
            <text:p>1847</text:p>
          </table:table-cell>
          <table:table-cell table:style-name="ce6" office:value-type="float" office:value="2600">
            <text:p>2,600</text:p>
          </table:table-cell>
          <table:table-cell table:style-name="ce6" table:formula="of:=[$'hulks 1846-56'.C6]" office:value-type="float" office:value="1414.98738170347">
            <text:p>1,415</text:p>
          </table:table-cell>
          <table:table-cell table:style-name="ce6" table:formula="of:=[.C75]" office:value-type="float" office:value="1414.98738170347">
            <text:p>1,415</text:p>
          </table:table-cell>
          <table:table-cell table:number-columns-repeated="1020"/>
        </table:table-row>
        <table:table-row table:style-name="ro1">
          <table:table-cell table:style-name="ce2" office:value-type="float" office:value="1848">
            <text:p>1848</text:p>
          </table:table-cell>
          <table:table-cell table:style-name="ce6" office:value-type="float" office:value="3142">
            <text:p>3,142</text:p>
          </table:table-cell>
          <table:table-cell table:style-name="ce6" table:formula="of:=[$'hulks 1846-56'.C7]" office:value-type="float" office:value="1736">
            <text:p>1,736</text:p>
          </table:table-cell>
          <table:table-cell table:style-name="ce6" table:formula="of:=[.C76]" office:value-type="float" office:value="1736">
            <text:p>1,736</text:p>
          </table:table-cell>
          <table:table-cell table:number-columns-repeated="1020"/>
        </table:table-row>
        <table:table-row table:style-name="ro1">
          <table:table-cell table:style-name="ce2" office:value-type="float" office:value="1849">
            <text:p>1849</text:p>
          </table:table-cell>
          <table:table-cell table:style-name="ce6" office:value-type="float" office:value="2650">
            <text:p>2,650</text:p>
          </table:table-cell>
          <table:table-cell table:style-name="ce6" table:formula="of:=[$'hulks 1846-56'.C8]" office:value-type="float" office:value="1657">
            <text:p>1,657</text:p>
          </table:table-cell>
          <table:table-cell table:style-name="ce6" table:formula="of:=[.C77]" office:value-type="float" office:value="1657">
            <text:p>1,657</text:p>
          </table:table-cell>
          <table:table-cell table:number-columns-repeated="1020"/>
        </table:table-row>
        <table:table-row table:style-name="ro1">
          <table:table-cell table:style-name="ce2" office:value-type="float" office:value="1850">
            <text:p>1850</text:p>
          </table:table-cell>
          <table:table-cell table:style-name="ce6" office:value-type="float" office:value="1850">
            <text:p>1,850</text:p>
          </table:table-cell>
          <table:table-cell table:style-name="ce6" table:formula="of:=[$'hulks 1846-56'.C9]" office:value-type="float" office:value="1747">
            <text:p>1,747</text:p>
          </table:table-cell>
          <table:table-cell table:style-name="ce6" table:formula="of:=[.C78]" office:value-type="float" office:value="1747">
            <text:p>1,747</text:p>
          </table:table-cell>
          <table:table-cell table:number-columns-repeated="1020"/>
        </table:table-row>
        <table:table-row table:style-name="ro1">
          <table:table-cell table:style-name="ce2" office:value-type="float" office:value="1851">
            <text:p>1851</text:p>
          </table:table-cell>
          <table:table-cell table:style-name="ce6" office:value-type="float" office:value="1850">
            <text:p>1,850</text:p>
          </table:table-cell>
          <table:table-cell table:style-name="ce6" table:formula="of:=[$'hulks 1846-56'.C10]" office:value-type="float" office:value="2024.5">
            <text:p>2,025</text:p>
          </table:table-cell>
          <table:table-cell table:style-name="ce6" table:formula="of:=[.C79]" office:value-type="float" office:value="2024.5">
            <text:p>2,025</text:p>
          </table:table-cell>
          <table:table-cell table:number-columns-repeated="1020"/>
        </table:table-row>
        <table:table-row table:style-name="ro1">
          <table:table-cell table:style-name="ce2" office:value-type="float" office:value="1852">
            <text:p>1852</text:p>
          </table:table-cell>
          <table:table-cell table:style-name="ce6" office:value-type="float" office:value="1450">
            <text:p>1,450</text:p>
          </table:table-cell>
          <table:table-cell table:style-name="ce6" table:formula="of:=[$'hulks 1846-56'.C11]" office:value-type="float" office:value="1560">
            <text:p>1,560</text:p>
          </table:table-cell>
          <table:table-cell table:style-name="ce6" table:formula="of:=[.C80]" office:value-type="float" office:value="1560">
            <text:p>1,560</text:p>
          </table:table-cell>
          <table:table-cell table:number-columns-repeated="1020"/>
        </table:table-row>
        <table:table-row table:style-name="ro1">
          <table:table-cell table:style-name="ce2" office:value-type="float" office:value="1853">
            <text:p>1853</text:p>
          </table:table-cell>
          <table:table-cell table:style-name="ce6" office:value-type="float" office:value="1450">
            <text:p>1,450</text:p>
          </table:table-cell>
          <table:table-cell table:style-name="ce6" table:formula="of:=[$'hulks 1846-56'.C12]" office:value-type="float" office:value="1320.5">
            <text:p>1,321</text:p>
          </table:table-cell>
          <table:table-cell table:style-name="ce6" table:formula="of:=[.C81]" office:value-type="float" office:value="1320.5">
            <text:p>1,321</text:p>
          </table:table-cell>
          <table:table-cell table:number-columns-repeated="1020"/>
        </table:table-row>
        <table:table-row table:style-name="ro1">
          <table:table-cell table:style-name="ce2" office:value-type="float" office:value="1854">
            <text:p>1854</text:p>
          </table:table-cell>
          <table:table-cell table:style-name="ce6" office:value-type="float" office:value="1450">
            <text:p>1,450</text:p>
          </table:table-cell>
          <table:table-cell table:style-name="ce6" table:formula="of:=[$'hulks 1846-56'.C13]" office:value-type="float" office:value="1323.5">
            <text:p>1,324</text:p>
          </table:table-cell>
          <table:table-cell table:style-name="ce6" table:formula="of:=[.C82]" office:value-type="float" office:value="1323.5">
            <text:p>1,324</text:p>
          </table:table-cell>
          <table:table-cell table:number-columns-repeated="1020"/>
        </table:table-row>
        <table:table-row table:style-name="ro1">
          <table:table-cell table:style-name="ce2" office:value-type="float" office:value="1855">
            <text:p>1855</text:p>
          </table:table-cell>
          <table:table-cell table:style-name="ce6" office:value-type="float" office:value="700">
            <text:p>700</text:p>
          </table:table-cell>
          <table:table-cell table:style-name="ce6" table:formula="of:=[$'hulks 1846-56'.C14]" office:value-type="float" office:value="1358.5">
            <text:p>1,359</text:p>
          </table:table-cell>
          <table:table-cell table:style-name="ce6" table:formula="of:=[.C83]" office:value-type="float" office:value="1358.5">
            <text:p>1,359</text:p>
          </table:table-cell>
          <table:table-cell table:number-columns-repeated="1020"/>
        </table:table-row>
        <table:table-row table:style-name="ro1">
          <table:table-cell table:style-name="ce2" office:value-type="float" office:value="1856">
            <text:p>1856</text:p>
          </table:table-cell>
          <table:table-cell table:style-name="ce6" office:value-type="float" office:value="500">
            <text:p>500</text:p>
          </table:table-cell>
          <table:table-cell table:style-name="ce6" table:formula="of:=[$'hulks 1846-56'.C15]" office:value-type="float" office:value="823">
            <text:p>823</text:p>
          </table:table-cell>
          <table:table-cell table:style-name="ce6" table:formula="of:=[.C84]" office:value-type="float" office:value="823">
            <text:p>823</text:p>
          </table:table-cell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summary series'.$A$1" table:cell-range-address="$'summary series'.$A$38:.$C$84" table:range-usable-as="print-range"/>
        </table:named-expressions>
      </table:table>
      <table:table table:name="yearly ships' estimate" table:style-name="ta2" table:print="false"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6" table:default-cell-style-name="Excel_20_Built-in_20_Normal"/>
        <table:table-column table:style-name="co1" table:number-columns-repeated="8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933" table:default-cell-style-name="Excel_20_Built-in_20_Normal"/>
        <table:table-row table:style-name="ro1">
          <table:table-cell/>
          <table:table-cell table:style-name="ce1" office:value-type="string" table:number-columns-spanned="7" table:number-rows-spanned="1">
            <text:p>Prisoners in hulks in England, 1777 to 1856, based on Campbell data</text:p>
          </table:table-cell>
          <table:covered-table-cell table:number-columns-repeated="6" table:style-name="ce3"/>
          <table:table-cell table:number-columns-repeated="82"/>
          <table:table-cell office:value-type="string">
            <text:p>Repository:</text:p>
          </table:table-cell>
          <table:table-cell table:number-columns-repeated="933"/>
        </table:table-row>
        <table:table-row table:style-name="ro1">
          <table:table-cell/>
          <table:table-cell table:style-name="ce1" office:value-type="string" table:number-columns-spanned="6" table:number-rows-spanned="1">
            <text:p>Source data: Campbell (2001) Intolerable Hulks, Appendix A.</text:p>
          </table:table-cell>
          <table:covered-table-cell table:number-columns-repeated="5" table:style-name="ce3"/>
          <table:table-cell table:number-columns-repeated="83"/>
          <table:table-cell office:value-type="string">
            <text:p>http://acrosswalls.org/datasets/</text:p>
          </table:table-cell>
          <table:table-cell table:number-columns-repeated="933"/>
        </table:table-row>
        <table:table-row table:style-name="ro1">
          <table:table-cell/>
          <table:table-cell table:style-name="ce1" office:value-type="string" table:number-columns-spanned="8" table:number-rows-spanned="1">
            <text:p>Estimation: aggregate ave prisoners across ships in operation for each year</text:p>
          </table:table-cell>
          <table:covered-table-cell table:number-columns-repeated="7" table:style-name="ce3"/>
          <table:table-cell table:number-columns-repeated="81"/>
          <table:table-cell office:value-type="string">
            <text:p>Version: 1.0</text:p>
          </table:table-cell>
          <table:table-cell table:number-columns-repeated="93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ampbell data</text:p>
          </table:table-cell>
          <table:table-cell table:number-columns-repeated="6"/>
          <table:table-cell office:value-type="string">
            <text:p>Estimated total prisoners in hulks by year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SUM([.J8:.J43])" office:value-type="float" office:value="640">
            <text:p>640</text:p>
          </table:table-cell>
          <table:table-cell table:formula="of:=SUM([.K8:.K43])" office:value-type="float" office:value="615">
            <text:p>615</text:p>
          </table:table-cell>
          <table:table-cell table:formula="of:=SUM([.L8:.L43])" office:value-type="float" office:value="615">
            <text:p>615</text:p>
          </table:table-cell>
          <table:table-cell table:formula="of:=SUM([.M8:.M43])" office:value-type="float" office:value="845">
            <text:p>845</text:p>
          </table:table-cell>
          <table:table-cell table:formula="of:=SUM([.N8:.N43])" office:value-type="float" office:value="845">
            <text:p>845</text:p>
          </table:table-cell>
          <table:table-cell table:formula="of:=SUM([.O8:.O43])" office:value-type="float" office:value="745">
            <text:p>745</text:p>
          </table:table-cell>
          <table:table-cell table:formula="of:=SUM([.P8:.P43])" office:value-type="float" office:value="745">
            <text:p>745</text:p>
          </table:table-cell>
          <table:table-cell table:formula="of:=SUM([.Q8:.Q43])" office:value-type="float" office:value="745">
            <text:p>745</text:p>
          </table:table-cell>
          <table:table-cell table:formula="of:=SUM([.R8:.R43])" office:value-type="float" office:value="745">
            <text:p>745</text:p>
          </table:table-cell>
          <table:table-cell table:formula="of:=SUM([.S8:.S43])" office:value-type="float" office:value="745">
            <text:p>745</text:p>
          </table:table-cell>
          <table:table-cell table:formula="of:=SUM([.T8:.T43])" office:value-type="float" office:value="1090">
            <text:p>1090</text:p>
          </table:table-cell>
          <table:table-cell table:formula="of:=SUM([.U8:.U43])" office:value-type="float" office:value="2065">
            <text:p>2065</text:p>
          </table:table-cell>
          <table:table-cell table:formula="of:=SUM([.V8:.V43])" office:value-type="float" office:value="1940">
            <text:p>1940</text:p>
          </table:table-cell>
          <table:table-cell table:formula="of:=SUM([.W8:.W43])" office:value-type="float" office:value="1940">
            <text:p>1940</text:p>
          </table:table-cell>
          <table:table-cell table:formula="of:=SUM([.X8:.X43])" office:value-type="float" office:value="1940">
            <text:p>1940</text:p>
          </table:table-cell>
          <table:table-cell table:formula="of:=SUM([.Y8:.Y43])" office:value-type="float" office:value="1940">
            <text:p>1940</text:p>
          </table:table-cell>
          <table:table-cell table:formula="of:=SUM([.Z8:.Z43])" office:value-type="float" office:value="1565">
            <text:p>1565</text:p>
          </table:table-cell>
          <table:table-cell table:formula="of:=SUM([.AA8:.AA43])" office:value-type="float" office:value="1865">
            <text:p>1865</text:p>
          </table:table-cell>
          <table:table-cell table:formula="of:=SUM([.AB8:.AB43])" office:value-type="float" office:value="1865">
            <text:p>1865</text:p>
          </table:table-cell>
          <table:table-cell table:formula="of:=SUM([.AC8:.AC43])" office:value-type="float" office:value="1865">
            <text:p>1865</text:p>
          </table:table-cell>
          <table:table-cell table:formula="of:=SUM([.AD8:.AD43])" office:value-type="float" office:value="1395">
            <text:p>1395</text:p>
          </table:table-cell>
          <table:table-cell table:formula="of:=SUM([.AE8:.AE43])" office:value-type="float" office:value="1395">
            <text:p>1395</text:p>
          </table:table-cell>
          <table:table-cell table:formula="of:=SUM([.AF8:.AF43])" office:value-type="float" office:value="1395">
            <text:p>1395</text:p>
          </table:table-cell>
          <table:table-cell table:formula="of:=SUM([.AG8:.AG43])" office:value-type="float" office:value="1125">
            <text:p>1125</text:p>
          </table:table-cell>
          <table:table-cell table:formula="of:=SUM([.AH8:.AH43])" office:value-type="float" office:value="1125">
            <text:p>1125</text:p>
          </table:table-cell>
          <table:table-cell table:formula="of:=SUM([.AI8:.AI43])" office:value-type="float" office:value="1280">
            <text:p>1280</text:p>
          </table:table-cell>
          <table:table-cell table:formula="of:=SUM([.AJ8:.AJ43])" office:value-type="float" office:value="950">
            <text:p>950</text:p>
          </table:table-cell>
          <table:table-cell table:formula="of:=SUM([.AK8:.AK43])" office:value-type="float" office:value="1400">
            <text:p>1400</text:p>
          </table:table-cell>
          <table:table-cell table:formula="of:=SUM([.AL8:.AL43])" office:value-type="float" office:value="1400">
            <text:p>1400</text:p>
          </table:table-cell>
          <table:table-cell table:formula="of:=SUM([.AM8:.AM43])" office:value-type="float" office:value="1400">
            <text:p>1400</text:p>
          </table:table-cell>
          <table:table-cell table:formula="of:=SUM([.AN8:.AN43])" office:value-type="float" office:value="1400">
            <text:p>1400</text:p>
          </table:table-cell>
          <table:table-cell table:formula="of:=SUM([.AO8:.AO43])" office:value-type="float" office:value="1400">
            <text:p>1400</text:p>
          </table:table-cell>
          <table:table-cell table:formula="of:=SUM([.AP8:.AP43])" office:value-type="float" office:value="1400">
            <text:p>1400</text:p>
          </table:table-cell>
          <table:table-cell table:formula="of:=SUM([.AQ8:.AQ43])" office:value-type="float" office:value="1870">
            <text:p>1870</text:p>
          </table:table-cell>
          <table:table-cell table:formula="of:=SUM([.AR8:.AR43])" office:value-type="float" office:value="1870">
            <text:p>1870</text:p>
          </table:table-cell>
          <table:table-cell table:formula="of:=SUM([.AS8:.AS43])" office:value-type="float" office:value="1870">
            <text:p>1870</text:p>
          </table:table-cell>
          <table:table-cell table:formula="of:=SUM([.AT8:.AT43])" office:value-type="float" office:value="1400">
            <text:p>1400</text:p>
          </table:table-cell>
          <table:table-cell table:formula="of:=SUM([.AU8:.AU43])" office:value-type="float" office:value="1875">
            <text:p>1875</text:p>
          </table:table-cell>
          <table:table-cell table:formula="of:=SUM([.AV8:.AV43])" office:value-type="float" office:value="1575">
            <text:p>1575</text:p>
          </table:table-cell>
          <table:table-cell table:formula="of:=SUM([.AW8:.AW43])" office:value-type="float" office:value="2055">
            <text:p>2055</text:p>
          </table:table-cell>
          <table:table-cell table:formula="of:=SUM([.AX8:.AX43])" office:value-type="float" office:value="2055">
            <text:p>2055</text:p>
          </table:table-cell>
          <table:table-cell table:formula="of:=SUM([.AY8:.AY43])" office:value-type="float" office:value="2635">
            <text:p>2635</text:p>
          </table:table-cell>
          <table:table-cell table:formula="of:=SUM([.AZ8:.AZ43])" office:value-type="float" office:value="2635">
            <text:p>2635</text:p>
          </table:table-cell>
          <table:table-cell table:formula="of:=SUM([.BA8:.BA43])" office:value-type="float" office:value="3175">
            <text:p>3175</text:p>
          </table:table-cell>
          <table:table-cell table:formula="of:=SUM([.BB8:.BB43])" office:value-type="float" office:value="3175">
            <text:p>3175</text:p>
          </table:table-cell>
          <table:table-cell table:formula="of:=SUM([.BC8:.BC43])" office:value-type="float" office:value="3175">
            <text:p>3175</text:p>
          </table:table-cell>
          <table:table-cell table:formula="of:=SUM([.BD8:.BD43])" office:value-type="float" office:value="3175">
            <text:p>3175</text:p>
          </table:table-cell>
          <table:table-cell table:formula="of:=SUM([.BE8:.BE43])" office:value-type="float" office:value="4025">
            <text:p>4025</text:p>
          </table:table-cell>
          <table:table-cell table:formula="of:=SUM([.BF8:.BF43])" office:value-type="float" office:value="4030">
            <text:p>4030</text:p>
          </table:table-cell>
          <table:table-cell table:formula="of:=SUM([.BG8:.BG43])" office:value-type="float" office:value="4030">
            <text:p>4030</text:p>
          </table:table-cell>
          <table:table-cell table:formula="of:=SUM([.BH8:.BH43])" office:value-type="float" office:value="4030">
            <text:p>4030</text:p>
          </table:table-cell>
          <table:table-cell table:formula="of:=SUM([.BI8:.BI43])" office:value-type="float" office:value="4030">
            <text:p>4030</text:p>
          </table:table-cell>
          <table:table-cell table:formula="of:=SUM([.BJ8:.BJ43])" office:value-type="float" office:value="4030">
            <text:p>4030</text:p>
          </table:table-cell>
          <table:table-cell table:formula="of:=SUM([.BK8:.BK43])" office:value-type="float" office:value="3830">
            <text:p>3830</text:p>
          </table:table-cell>
          <table:table-cell table:formula="of:=SUM([.BL8:.BL43])" office:value-type="float" office:value="3830">
            <text:p>3830</text:p>
          </table:table-cell>
          <table:table-cell table:formula="of:=SUM([.BM8:.BM43])" office:value-type="float" office:value="3180">
            <text:p>3180</text:p>
          </table:table-cell>
          <table:table-cell table:formula="of:=SUM([.BN8:.BN43])" office:value-type="float" office:value="3180">
            <text:p>3180</text:p>
          </table:table-cell>
          <table:table-cell table:formula="of:=SUM([.BO8:.BO43])" office:value-type="float" office:value="2630">
            <text:p>2630</text:p>
          </table:table-cell>
          <table:table-cell table:formula="of:=SUM([.BP8:.BP43])" office:value-type="float" office:value="2630">
            <text:p>2630</text:p>
          </table:table-cell>
          <table:table-cell table:formula="of:=SUM([.BQ8:.BQ43])" office:value-type="float" office:value="2655">
            <text:p>2655</text:p>
          </table:table-cell>
          <table:table-cell table:formula="of:=SUM([.BR8:.BR43])" office:value-type="float" office:value="2655">
            <text:p>2655</text:p>
          </table:table-cell>
          <table:table-cell table:formula="of:=SUM([.BS8:.BS43])" office:value-type="float" office:value="2655">
            <text:p>2655</text:p>
          </table:table-cell>
          <table:table-cell table:formula="of:=SUM([.BT8:.BT43])" office:value-type="float" office:value="2415">
            <text:p>2415</text:p>
          </table:table-cell>
          <table:table-cell table:formula="of:=SUM([.BU8:.BU43])" office:value-type="float" office:value="3245">
            <text:p>3245</text:p>
          </table:table-cell>
          <table:table-cell table:formula="of:=SUM([.BV8:.BV43])" office:value-type="float" office:value="3245">
            <text:p>3245</text:p>
          </table:table-cell>
          <table:table-cell table:formula="of:=SUM([.BW8:.BW43])" office:value-type="float" office:value="3245">
            <text:p>3245</text:p>
          </table:table-cell>
          <table:table-cell table:formula="of:=SUM([.BX8:.BX43])" office:value-type="float" office:value="2860">
            <text:p>2860</text:p>
          </table:table-cell>
          <table:table-cell table:formula="of:=SUM([.BY8:.BY43])" office:value-type="float" office:value="2780">
            <text:p>2780</text:p>
          </table:table-cell>
          <table:table-cell table:formula="of:=SUM([.BZ8:.BZ43])" office:value-type="float" office:value="2200">
            <text:p>2200</text:p>
          </table:table-cell>
          <table:table-cell table:formula="of:=SUM([.CA8:.CA43])" office:value-type="float" office:value="2200">
            <text:p>2200</text:p>
          </table:table-cell>
          <table:table-cell table:formula="of:=SUM([.CB8:.CB43])" office:value-type="float" office:value="2600">
            <text:p>2600</text:p>
          </table:table-cell>
          <table:table-cell table:formula="of:=SUM([.CC8:.CC43])" office:value-type="float" office:value="3142">
            <text:p>3142</text:p>
          </table:table-cell>
          <table:table-cell table:formula="of:=SUM([.CD8:.CD43])" office:value-type="float" office:value="2650">
            <text:p>2650</text:p>
          </table:table-cell>
          <table:table-cell table:formula="of:=SUM([.CE8:.CE43])" office:value-type="float" office:value="1850">
            <text:p>1850</text:p>
          </table:table-cell>
          <table:table-cell table:formula="of:=SUM([.CF8:.CF43])" office:value-type="float" office:value="1850">
            <text:p>1850</text:p>
          </table:table-cell>
          <table:table-cell table:formula="of:=SUM([.CG8:.CG43])" office:value-type="float" office:value="1450">
            <text:p>1450</text:p>
          </table:table-cell>
          <table:table-cell table:formula="of:=SUM([.CH8:.CH43])" office:value-type="float" office:value="1450">
            <text:p>1450</text:p>
          </table:table-cell>
          <table:table-cell table:formula="of:=SUM([.CI8:.CI43])" office:value-type="float" office:value="1450">
            <text:p>1450</text:p>
          </table:table-cell>
          <table:table-cell table:formula="of:=SUM([.CJ8:.CJ43])" office:value-type="float" office:value="700">
            <text:p>700</text:p>
          </table:table-cell>
          <table:table-cell table:formula="of:=SUM([.CK8:.CK43])" office:value-type="float" office:value="500">
            <text:p>500</text:p>
          </table:table-cell>
          <table:table-cell table:number-columns-repeated="935"/>
        </table:table-row>
        <table:table-row table:style-name="ro1">
          <table:table-cell office:value-type="string">
            <text:p>lid</text:p>
          </table:table-cell>
          <table:table-cell office:value-type="string">
            <text:p>hulk ship</text:p>
          </table:table-cell>
          <table:table-cell office:value-type="string">
            <text:p>year-begin</text:p>
          </table:table-cell>
          <table:table-cell office:value-type="string">
            <text:p>duration</text:p>
          </table:table-cell>
          <table:table-cell office:value-type="string">
            <text:p>ave-prisoners</text:p>
          </table:table-cell>
          <table:table-cell office:value-type="string">
            <text:p>adj-duration</text:p>
          </table:table-cell>
          <table:table-cell office:value-type="string">
            <text:p>adj-prisoners</text:p>
          </table:table-cell>
          <table:table-cell office:value-type="string">
            <text:p>year-end</text:p>
          </table:table-cell>
          <table:table-cell office:value-type="string">
            <text:p>station</text:p>
          </table:table-cell>
          <table:table-cell office:value-type="float" office:value="1777">
            <text:p>1777</text:p>
          </table:table-cell>
          <table:table-cell office:value-type="float" office:value="1778">
            <text:p>1778</text:p>
          </table:table-cell>
          <table:table-cell office:value-type="float" office:value="1779">
            <text:p>1779</text:p>
          </table:table-cell>
          <table:table-cell office:value-type="float" office:value="1780">
            <text:p>1780</text:p>
          </table:table-cell>
          <table:table-cell office:value-type="float" office:value="1781">
            <text:p>1781</text:p>
          </table:table-cell>
          <table:table-cell office:value-type="float" office:value="1782">
            <text:p>1782</text:p>
          </table:table-cell>
          <table:table-cell office:value-type="float" office:value="1783">
            <text:p>1783</text:p>
          </table:table-cell>
          <table:table-cell office:value-type="float" office:value="1784">
            <text:p>1784</text:p>
          </table:table-cell>
          <table:table-cell office:value-type="float" office:value="1785">
            <text:p>1785</text:p>
          </table:table-cell>
          <table:table-cell office:value-type="float" office:value="1786">
            <text:p>1786</text:p>
          </table:table-cell>
          <table:table-cell office:value-type="float" office:value="1787">
            <text:p>1787</text:p>
          </table:table-cell>
          <table:table-cell office:value-type="float" office:value="1788">
            <text:p>1788</text:p>
          </table:table-cell>
          <table:table-cell office:value-type="float" office:value="1789">
            <text:p>1789</text:p>
          </table:table-cell>
          <table:table-cell office:value-type="float" office:value="1790">
            <text:p>1790</text:p>
          </table:table-cell>
          <table:table-cell office:value-type="float" office:value="1791">
            <text:p>1791</text:p>
          </table:table-cell>
          <table:table-cell office:value-type="float" office:value="1792">
            <text:p>1792</text:p>
          </table:table-cell>
          <table:table-cell office:value-type="float" office:value="1793">
            <text:p>1793</text:p>
          </table:table-cell>
          <table:table-cell office:value-type="float" office:value="1794">
            <text:p>1794</text:p>
          </table:table-cell>
          <table:table-cell office:value-type="float" office:value="1795">
            <text:p>1795</text:p>
          </table:table-cell>
          <table:table-cell office:value-type="float" office:value="1796">
            <text:p>1796</text:p>
          </table:table-cell>
          <table:table-cell office:value-type="float" office:value="1797">
            <text:p>1797</text:p>
          </table:table-cell>
          <table:table-cell office:value-type="float" office:value="1798">
            <text:p>1798</text:p>
          </table:table-cell>
          <table:table-cell office:value-type="float" office:value="1799">
            <text:p>1799</text:p>
          </table:table-cell>
          <table:table-cell office:value-type="float" office:value="1800">
            <text:p>1800</text:p>
          </table:table-cell>
          <table:table-cell office:value-type="float" office:value="1801">
            <text:p>1801</text:p>
          </table:table-cell>
          <table:table-cell office:value-type="float" office:value="1802">
            <text:p>1802</text:p>
          </table:table-cell>
          <table:table-cell office:value-type="float" office:value="1803">
            <text:p>1803</text:p>
          </table:table-cell>
          <table:table-cell office:value-type="float" office:value="1804">
            <text:p>1804</text:p>
          </table:table-cell>
          <table:table-cell office:value-type="float" office:value="1805">
            <text:p>1805</text:p>
          </table:table-cell>
          <table:table-cell office:value-type="float" office:value="1806">
            <text:p>1806</text:p>
          </table:table-cell>
          <table:table-cell office:value-type="float" office:value="1807">
            <text:p>1807</text:p>
          </table:table-cell>
          <table:table-cell office:value-type="float" office:value="1808">
            <text:p>1808</text:p>
          </table:table-cell>
          <table:table-cell office:value-type="float" office:value="1809">
            <text:p>1809</text:p>
          </table:table-cell>
          <table:table-cell office:value-type="float" office:value="1810">
            <text:p>1810</text:p>
          </table:table-cell>
          <table:table-cell office:value-type="float" office:value="1811">
            <text:p>1811</text:p>
          </table:table-cell>
          <table:table-cell office:value-type="float" office:value="1812">
            <text:p>1812</text:p>
          </table:table-cell>
          <table:table-cell office:value-type="float" office:value="1813">
            <text:p>1813</text:p>
          </table:table-cell>
          <table:table-cell office:value-type="float" office:value="1814">
            <text:p>1814</text:p>
          </table:table-cell>
          <table:table-cell office:value-type="float" office:value="1815">
            <text:p>1815</text:p>
          </table:table-cell>
          <table:table-cell office:value-type="float" office:value="1816">
            <text:p>1816</text:p>
          </table:table-cell>
          <table:table-cell office:value-type="float" office:value="1817">
            <text:p>1817</text:p>
          </table:table-cell>
          <table:table-cell office:value-type="float" office:value="1818">
            <text:p>1818</text:p>
          </table:table-cell>
          <table:table-cell office:value-type="float" office:value="1819">
            <text:p>1819</text:p>
          </table:table-cell>
          <table:table-cell office:value-type="float" office:value="1820">
            <text:p>1820</text:p>
          </table:table-cell>
          <table:table-cell office:value-type="float" office:value="1821">
            <text:p>1821</text:p>
          </table:table-cell>
          <table:table-cell office:value-type="float" office:value="1822">
            <text:p>1822</text:p>
          </table:table-cell>
          <table:table-cell office:value-type="float" office:value="1823">
            <text:p>1823</text:p>
          </table:table-cell>
          <table:table-cell office:value-type="float" office:value="1824">
            <text:p>1824</text:p>
          </table:table-cell>
          <table:table-cell office:value-type="float" office:value="1825">
            <text:p>1825</text:p>
          </table:table-cell>
          <table:table-cell office:value-type="float" office:value="1826">
            <text:p>1826</text:p>
          </table:table-cell>
          <table:table-cell office:value-type="float" office:value="1827">
            <text:p>1827</text:p>
          </table:table-cell>
          <table:table-cell office:value-type="float" office:value="1828">
            <text:p>1828</text:p>
          </table:table-cell>
          <table:table-cell office:value-type="float" office:value="1829">
            <text:p>1829</text:p>
          </table:table-cell>
          <table:table-cell office:value-type="float" office:value="1830">
            <text:p>1830</text:p>
          </table:table-cell>
          <table:table-cell office:value-type="float" office:value="1831">
            <text:p>1831</text:p>
          </table:table-cell>
          <table:table-cell office:value-type="float" office:value="1832">
            <text:p>1832</text:p>
          </table:table-cell>
          <table:table-cell office:value-type="float" office:value="1833">
            <text:p>1833</text:p>
          </table:table-cell>
          <table:table-cell office:value-type="float" office:value="1834">
            <text:p>1834</text:p>
          </table:table-cell>
          <table:table-cell office:value-type="float" office:value="1835">
            <text:p>1835</text:p>
          </table:table-cell>
          <table:table-cell office:value-type="float" office:value="1836">
            <text:p>1836</text:p>
          </table:table-cell>
          <table:table-cell office:value-type="float" office:value="1837">
            <text:p>1837</text:p>
          </table:table-cell>
          <table:table-cell office:value-type="float" office:value="1838">
            <text:p>1838</text:p>
          </table:table-cell>
          <table:table-cell office:value-type="float" office:value="1839">
            <text:p>1839</text:p>
          </table:table-cell>
          <table:table-cell office:value-type="float" office:value="1840">
            <text:p>1840</text:p>
          </table:table-cell>
          <table:table-cell office:value-type="float" office:value="1841">
            <text:p>1841</text:p>
          </table:table-cell>
          <table:table-cell office:value-type="float" office:value="1842">
            <text:p>1842</text:p>
          </table:table-cell>
          <table:table-cell office:value-type="float" office:value="1843">
            <text:p>1843</text:p>
          </table:table-cell>
          <table:table-cell office:value-type="float" office:value="1844">
            <text:p>1844</text:p>
          </table:table-cell>
          <table:table-cell office:value-type="float" office:value="1845">
            <text:p>1845</text:p>
          </table:table-cell>
          <table:table-cell office:value-type="float" office:value="1846">
            <text:p>1846</text:p>
          </table:table-cell>
          <table:table-cell office:value-type="float" office:value="1847">
            <text:p>1847</text:p>
          </table:table-cell>
          <table:table-cell office:value-type="float" office:value="1848">
            <text:p>1848</text:p>
          </table:table-cell>
          <table:table-cell office:value-type="float" office:value="1849">
            <text:p>1849</text:p>
          </table:table-cell>
          <table:table-cell office:value-type="float" office:value="1850">
            <text:p>1850</text:p>
          </table:table-cell>
          <table:table-cell office:value-type="float" office:value="1851">
            <text:p>1851</text:p>
          </table:table-cell>
          <table:table-cell office:value-type="float" office:value="1852">
            <text:p>1852</text:p>
          </table:table-cell>
          <table:table-cell office:value-type="float" office:value="1853">
            <text:p>1853</text:p>
          </table:table-cell>
          <table:table-cell office:value-type="float" office:value="1854">
            <text:p>1854</text:p>
          </table:table-cell>
          <table:table-cell office:value-type="float" office:value="1855">
            <text:p>1855</text:p>
          </table:table-cell>
          <table:table-cell office:value-type="float" office:value="1856">
            <text:p>1856</text:p>
          </table:table-cell>
          <table:table-cell table:number-columns-repeated="93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yloe</text:p>
          </table:table-cell>
          <table:table-cell office:value-type="float" office:value="1777">
            <text:p>1777</text:p>
          </table:table-cell>
          <table:table-cell office:value-type="float" office:value="0.25">
            <text:p>0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C8]+[.F8]-1" office:value-type="float" office:value="1777">
            <text:p>1777</text:p>
          </table:table-cell>
          <table:table-cell/>
          <table:table-cell table:formula="of:=AND([.J$7]&gt;=[.$C8];[.J$7]&lt;=[.$H8])*[.$G8]" office:value-type="float" office:value="25">
            <text:p>25</text:p>
          </table:table-cell>
          <table:table-cell table:formula="of:=AND([.K$7]&gt;=[.$C8];[.K$7]&lt;=[.$H8])*[.$G8]" office:value-type="float" office:value="0">
            <text:p>0</text:p>
          </table:table-cell>
          <table:table-cell table:formula="of:=AND([.L$7]&gt;=[.$C8];[.L$7]&lt;=[.$H8])*[.$G8]" office:value-type="float" office:value="0">
            <text:p>0</text:p>
          </table:table-cell>
          <table:table-cell table:formula="of:=AND([.M$7]&gt;=[.$C8];[.M$7]&lt;=[.$H8])*[.$G8]" office:value-type="float" office:value="0">
            <text:p>0</text:p>
          </table:table-cell>
          <table:table-cell table:formula="of:=AND([.N$7]&gt;=[.$C8];[.N$7]&lt;=[.$H8])*[.$G8]" office:value-type="float" office:value="0">
            <text:p>0</text:p>
          </table:table-cell>
          <table:table-cell table:formula="of:=AND([.O$7]&gt;=[.$C8];[.O$7]&lt;=[.$H8])*[.$G8]" office:value-type="float" office:value="0">
            <text:p>0</text:p>
          </table:table-cell>
          <table:table-cell table:formula="of:=AND([.P$7]&gt;=[.$C8];[.P$7]&lt;=[.$H8])*[.$G8]" office:value-type="float" office:value="0">
            <text:p>0</text:p>
          </table:table-cell>
          <table:table-cell table:formula="of:=AND([.Q$7]&gt;=[.$C8];[.Q$7]&lt;=[.$H8])*[.$G8]" office:value-type="float" office:value="0">
            <text:p>0</text:p>
          </table:table-cell>
          <table:table-cell table:formula="of:=AND([.R$7]&gt;=[.$C8];[.R$7]&lt;=[.$H8])*[.$G8]" office:value-type="float" office:value="0">
            <text:p>0</text:p>
          </table:table-cell>
          <table:table-cell table:formula="of:=AND([.S$7]&gt;=[.$C8];[.S$7]&lt;=[.$H8])*[.$G8]" office:value-type="float" office:value="0">
            <text:p>0</text:p>
          </table:table-cell>
          <table:table-cell table:formula="of:=AND([.T$7]&gt;=[.$C8];[.T$7]&lt;=[.$H8])*[.$G8]" office:value-type="float" office:value="0">
            <text:p>0</text:p>
          </table:table-cell>
          <table:table-cell table:formula="of:=AND([.U$7]&gt;=[.$C8];[.U$7]&lt;=[.$H8])*[.$G8]" office:value-type="float" office:value="0">
            <text:p>0</text:p>
          </table:table-cell>
          <table:table-cell table:formula="of:=AND([.V$7]&gt;=[.$C8];[.V$7]&lt;=[.$H8])*[.$G8]" office:value-type="float" office:value="0">
            <text:p>0</text:p>
          </table:table-cell>
          <table:table-cell table:formula="of:=AND([.W$7]&gt;=[.$C8];[.W$7]&lt;=[.$H8])*[.$G8]" office:value-type="float" office:value="0">
            <text:p>0</text:p>
          </table:table-cell>
          <table:table-cell table:formula="of:=AND([.X$7]&gt;=[.$C8];[.X$7]&lt;=[.$H8])*[.$G8]" office:value-type="float" office:value="0">
            <text:p>0</text:p>
          </table:table-cell>
          <table:table-cell table:formula="of:=AND([.Y$7]&gt;=[.$C8];[.Y$7]&lt;=[.$H8])*[.$G8]" office:value-type="float" office:value="0">
            <text:p>0</text:p>
          </table:table-cell>
          <table:table-cell table:formula="of:=AND([.Z$7]&gt;=[.$C8];[.Z$7]&lt;=[.$H8])*[.$G8]" office:value-type="float" office:value="0">
            <text:p>0</text:p>
          </table:table-cell>
          <table:table-cell table:formula="of:=AND([.AA$7]&gt;=[.$C8];[.AA$7]&lt;=[.$H8])*[.$G8]" office:value-type="float" office:value="0">
            <text:p>0</text:p>
          </table:table-cell>
          <table:table-cell table:formula="of:=AND([.AB$7]&gt;=[.$C8];[.AB$7]&lt;=[.$H8])*[.$G8]" office:value-type="float" office:value="0">
            <text:p>0</text:p>
          </table:table-cell>
          <table:table-cell table:formula="of:=AND([.AC$7]&gt;=[.$C8];[.AC$7]&lt;=[.$H8])*[.$G8]" office:value-type="float" office:value="0">
            <text:p>0</text:p>
          </table:table-cell>
          <table:table-cell table:formula="of:=AND([.AD$7]&gt;=[.$C8];[.AD$7]&lt;=[.$H8])*[.$G8]" office:value-type="float" office:value="0">
            <text:p>0</text:p>
          </table:table-cell>
          <table:table-cell table:formula="of:=AND([.AE$7]&gt;=[.$C8];[.AE$7]&lt;=[.$H8])*[.$G8]" office:value-type="float" office:value="0">
            <text:p>0</text:p>
          </table:table-cell>
          <table:table-cell table:formula="of:=AND([.AF$7]&gt;=[.$C8];[.AF$7]&lt;=[.$H8])*[.$G8]" office:value-type="float" office:value="0">
            <text:p>0</text:p>
          </table:table-cell>
          <table:table-cell table:formula="of:=AND([.AG$7]&gt;=[.$C8];[.AG$7]&lt;=[.$H8])*[.$G8]" office:value-type="float" office:value="0">
            <text:p>0</text:p>
          </table:table-cell>
          <table:table-cell table:formula="of:=AND([.AH$7]&gt;=[.$C8];[.AH$7]&lt;=[.$H8])*[.$G8]" office:value-type="float" office:value="0">
            <text:p>0</text:p>
          </table:table-cell>
          <table:table-cell table:formula="of:=AND([.AI$7]&gt;=[.$C8];[.AI$7]&lt;=[.$H8])*[.$G8]" office:value-type="float" office:value="0">
            <text:p>0</text:p>
          </table:table-cell>
          <table:table-cell table:formula="of:=AND([.AJ$7]&gt;=[.$C8];[.AJ$7]&lt;=[.$H8])*[.$G8]" office:value-type="float" office:value="0">
            <text:p>0</text:p>
          </table:table-cell>
          <table:table-cell table:formula="of:=AND([.AK$7]&gt;=[.$C8];[.AK$7]&lt;=[.$H8])*[.$G8]" office:value-type="float" office:value="0">
            <text:p>0</text:p>
          </table:table-cell>
          <table:table-cell table:formula="of:=AND([.AL$7]&gt;=[.$C8];[.AL$7]&lt;=[.$H8])*[.$G8]" office:value-type="float" office:value="0">
            <text:p>0</text:p>
          </table:table-cell>
          <table:table-cell table:formula="of:=AND([.AM$7]&gt;=[.$C8];[.AM$7]&lt;=[.$H8])*[.$G8]" office:value-type="float" office:value="0">
            <text:p>0</text:p>
          </table:table-cell>
          <table:table-cell table:formula="of:=AND([.AN$7]&gt;=[.$C8];[.AN$7]&lt;=[.$H8])*[.$G8]" office:value-type="float" office:value="0">
            <text:p>0</text:p>
          </table:table-cell>
          <table:table-cell table:formula="of:=AND([.AO$7]&gt;=[.$C8];[.AO$7]&lt;=[.$H8])*[.$G8]" office:value-type="float" office:value="0">
            <text:p>0</text:p>
          </table:table-cell>
          <table:table-cell table:formula="of:=AND([.AP$7]&gt;=[.$C8];[.AP$7]&lt;=[.$H8])*[.$G8]" office:value-type="float" office:value="0">
            <text:p>0</text:p>
          </table:table-cell>
          <table:table-cell table:formula="of:=AND([.AQ$7]&gt;=[.$C8];[.AQ$7]&lt;=[.$H8])*[.$G8]" office:value-type="float" office:value="0">
            <text:p>0</text:p>
          </table:table-cell>
          <table:table-cell table:formula="of:=AND([.AR$7]&gt;=[.$C8];[.AR$7]&lt;=[.$H8])*[.$G8]" office:value-type="float" office:value="0">
            <text:p>0</text:p>
          </table:table-cell>
          <table:table-cell table:formula="of:=AND([.AS$7]&gt;=[.$C8];[.AS$7]&lt;=[.$H8])*[.$G8]" office:value-type="float" office:value="0">
            <text:p>0</text:p>
          </table:table-cell>
          <table:table-cell table:formula="of:=AND([.AT$7]&gt;=[.$C8];[.AT$7]&lt;=[.$H8])*[.$G8]" office:value-type="float" office:value="0">
            <text:p>0</text:p>
          </table:table-cell>
          <table:table-cell table:formula="of:=AND([.AU$7]&gt;=[.$C8];[.AU$7]&lt;=[.$H8])*[.$G8]" office:value-type="float" office:value="0">
            <text:p>0</text:p>
          </table:table-cell>
          <table:table-cell table:formula="of:=AND([.AV$7]&gt;=[.$C8];[.AV$7]&lt;=[.$H8])*[.$G8]" office:value-type="float" office:value="0">
            <text:p>0</text:p>
          </table:table-cell>
          <table:table-cell table:formula="of:=AND([.AW$7]&gt;=[.$C8];[.AW$7]&lt;=[.$H8])*[.$G8]" office:value-type="float" office:value="0">
            <text:p>0</text:p>
          </table:table-cell>
          <table:table-cell table:formula="of:=AND([.AX$7]&gt;=[.$C8];[.AX$7]&lt;=[.$H8])*[.$G8]" office:value-type="float" office:value="0">
            <text:p>0</text:p>
          </table:table-cell>
          <table:table-cell table:formula="of:=AND([.AY$7]&gt;=[.$C8];[.AY$7]&lt;=[.$H8])*[.$G8]" office:value-type="float" office:value="0">
            <text:p>0</text:p>
          </table:table-cell>
          <table:table-cell table:formula="of:=AND([.AZ$7]&gt;=[.$C8];[.AZ$7]&lt;=[.$H8])*[.$G8]" office:value-type="float" office:value="0">
            <text:p>0</text:p>
          </table:table-cell>
          <table:table-cell table:formula="of:=AND([.BA$7]&gt;=[.$C8];[.BA$7]&lt;=[.$H8])*[.$G8]" office:value-type="float" office:value="0">
            <text:p>0</text:p>
          </table:table-cell>
          <table:table-cell table:formula="of:=AND([.BB$7]&gt;=[.$C8];[.BB$7]&lt;=[.$H8])*[.$G8]" office:value-type="float" office:value="0">
            <text:p>0</text:p>
          </table:table-cell>
          <table:table-cell table:formula="of:=AND([.BC$7]&gt;=[.$C8];[.BC$7]&lt;=[.$H8])*[.$G8]" office:value-type="float" office:value="0">
            <text:p>0</text:p>
          </table:table-cell>
          <table:table-cell table:formula="of:=AND([.BD$7]&gt;=[.$C8];[.BD$7]&lt;=[.$H8])*[.$G8]" office:value-type="float" office:value="0">
            <text:p>0</text:p>
          </table:table-cell>
          <table:table-cell table:formula="of:=AND([.BE$7]&gt;=[.$C8];[.BE$7]&lt;=[.$H8])*[.$G8]" office:value-type="float" office:value="0">
            <text:p>0</text:p>
          </table:table-cell>
          <table:table-cell table:formula="of:=AND([.BF$7]&gt;=[.$C8];[.BF$7]&lt;=[.$H8])*[.$G8]" office:value-type="float" office:value="0">
            <text:p>0</text:p>
          </table:table-cell>
          <table:table-cell table:formula="of:=AND([.BG$7]&gt;=[.$C8];[.BG$7]&lt;=[.$H8])*[.$G8]" office:value-type="float" office:value="0">
            <text:p>0</text:p>
          </table:table-cell>
          <table:table-cell table:formula="of:=AND([.BH$7]&gt;=[.$C8];[.BH$7]&lt;=[.$H8])*[.$G8]" office:value-type="float" office:value="0">
            <text:p>0</text:p>
          </table:table-cell>
          <table:table-cell table:formula="of:=AND([.BI$7]&gt;=[.$C8];[.BI$7]&lt;=[.$H8])*[.$G8]" office:value-type="float" office:value="0">
            <text:p>0</text:p>
          </table:table-cell>
          <table:table-cell table:formula="of:=AND([.BJ$7]&gt;=[.$C8];[.BJ$7]&lt;=[.$H8])*[.$G8]" office:value-type="float" office:value="0">
            <text:p>0</text:p>
          </table:table-cell>
          <table:table-cell table:formula="of:=AND([.BK$7]&gt;=[.$C8];[.BK$7]&lt;=[.$H8])*[.$G8]" office:value-type="float" office:value="0">
            <text:p>0</text:p>
          </table:table-cell>
          <table:table-cell table:formula="of:=AND([.BL$7]&gt;=[.$C8];[.BL$7]&lt;=[.$H8])*[.$G8]" office:value-type="float" office:value="0">
            <text:p>0</text:p>
          </table:table-cell>
          <table:table-cell table:formula="of:=AND([.BM$7]&gt;=[.$C8];[.BM$7]&lt;=[.$H8])*[.$G8]" office:value-type="float" office:value="0">
            <text:p>0</text:p>
          </table:table-cell>
          <table:table-cell table:formula="of:=AND([.BN$7]&gt;=[.$C8];[.BN$7]&lt;=[.$H8])*[.$G8]" office:value-type="float" office:value="0">
            <text:p>0</text:p>
          </table:table-cell>
          <table:table-cell table:formula="of:=AND([.BO$7]&gt;=[.$C8];[.BO$7]&lt;=[.$H8])*[.$G8]" office:value-type="float" office:value="0">
            <text:p>0</text:p>
          </table:table-cell>
          <table:table-cell table:formula="of:=AND([.BP$7]&gt;=[.$C8];[.BP$7]&lt;=[.$H8])*[.$G8]" office:value-type="float" office:value="0">
            <text:p>0</text:p>
          </table:table-cell>
          <table:table-cell table:formula="of:=AND([.BQ$7]&gt;=[.$C8];[.BQ$7]&lt;=[.$H8])*[.$G8]" office:value-type="float" office:value="0">
            <text:p>0</text:p>
          </table:table-cell>
          <table:table-cell table:formula="of:=AND([.BR$7]&gt;=[.$C8];[.BR$7]&lt;=[.$H8])*[.$G8]" office:value-type="float" office:value="0">
            <text:p>0</text:p>
          </table:table-cell>
          <table:table-cell table:formula="of:=AND([.BS$7]&gt;=[.$C8];[.BS$7]&lt;=[.$H8])*[.$G8]" office:value-type="float" office:value="0">
            <text:p>0</text:p>
          </table:table-cell>
          <table:table-cell table:formula="of:=AND([.BT$7]&gt;=[.$C8];[.BT$7]&lt;=[.$H8])*[.$G8]" office:value-type="float" office:value="0">
            <text:p>0</text:p>
          </table:table-cell>
          <table:table-cell table:formula="of:=AND([.BU$7]&gt;=[.$C8];[.BU$7]&lt;=[.$H8])*[.$G8]" office:value-type="float" office:value="0">
            <text:p>0</text:p>
          </table:table-cell>
          <table:table-cell table:formula="of:=AND([.BV$7]&gt;=[.$C8];[.BV$7]&lt;=[.$H8])*[.$G8]" office:value-type="float" office:value="0">
            <text:p>0</text:p>
          </table:table-cell>
          <table:table-cell table:formula="of:=AND([.BW$7]&gt;=[.$C8];[.BW$7]&lt;=[.$H8])*[.$G8]" office:value-type="float" office:value="0">
            <text:p>0</text:p>
          </table:table-cell>
          <table:table-cell table:formula="of:=AND([.BX$7]&gt;=[.$C8];[.BX$7]&lt;=[.$H8])*[.$G8]" office:value-type="float" office:value="0">
            <text:p>0</text:p>
          </table:table-cell>
          <table:table-cell table:formula="of:=AND([.BY$7]&gt;=[.$C8];[.BY$7]&lt;=[.$H8])*[.$G8]" office:value-type="float" office:value="0">
            <text:p>0</text:p>
          </table:table-cell>
          <table:table-cell table:formula="of:=AND([.BZ$7]&gt;=[.$C8];[.BZ$7]&lt;=[.$H8])*[.$G8]" office:value-type="float" office:value="0">
            <text:p>0</text:p>
          </table:table-cell>
          <table:table-cell table:formula="of:=AND([.CA$7]&gt;=[.$C8];[.CA$7]&lt;=[.$H8])*[.$G8]" office:value-type="float" office:value="0">
            <text:p>0</text:p>
          </table:table-cell>
          <table:table-cell table:formula="of:=AND([.CB$7]&gt;=[.$C8];[.CB$7]&lt;=[.$H8])*[.$G8]" office:value-type="float" office:value="0">
            <text:p>0</text:p>
          </table:table-cell>
          <table:table-cell table:formula="of:=AND([.CC$7]&gt;=[.$C8];[.CC$7]&lt;=[.$H8])*[.$G8]" office:value-type="float" office:value="0">
            <text:p>0</text:p>
          </table:table-cell>
          <table:table-cell table:formula="of:=AND([.CD$7]&gt;=[.$C8];[.CD$7]&lt;=[.$H8])*[.$G8]" office:value-type="float" office:value="0">
            <text:p>0</text:p>
          </table:table-cell>
          <table:table-cell table:formula="of:=AND([.CE$7]&gt;=[.$C8];[.CE$7]&lt;=[.$H8])*[.$G8]" office:value-type="float" office:value="0">
            <text:p>0</text:p>
          </table:table-cell>
          <table:table-cell table:formula="of:=AND([.CF$7]&gt;=[.$C8];[.CF$7]&lt;=[.$H8])*[.$G8]" office:value-type="float" office:value="0">
            <text:p>0</text:p>
          </table:table-cell>
          <table:table-cell table:formula="of:=AND([.CG$7]&gt;=[.$C8];[.CG$7]&lt;=[.$H8])*[.$G8]" office:value-type="float" office:value="0">
            <text:p>0</text:p>
          </table:table-cell>
          <table:table-cell table:formula="of:=AND([.CH$7]&gt;=[.$C8];[.CH$7]&lt;=[.$H8])*[.$G8]" office:value-type="float" office:value="0">
            <text:p>0</text:p>
          </table:table-cell>
          <table:table-cell table:formula="of:=AND([.CI$7]&gt;=[.$C8];[.CI$7]&lt;=[.$H8])*[.$G8]" office:value-type="float" office:value="0">
            <text:p>0</text:p>
          </table:table-cell>
          <table:table-cell table:formula="of:=AND([.CJ$7]&gt;=[.$C8];[.CJ$7]&lt;=[.$H8])*[.$G8]" office:value-type="float" office:value="0">
            <text:p>0</text:p>
          </table:table-cell>
          <table:table-cell table:formula="of:=AND([.CK$7]&gt;=[.$C8];[.CK$7]&lt;=[.$H8])*[.$G8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stitia-1</text:p>
          </table:table-cell>
          <table:table-cell office:value-type="float" office:value="1777">
            <text:p>1777</text:p>
          </table:table-cell>
          <table:table-cell office:value-type="float" office:value="25">
            <text:p>25</text:p>
          </table:table-cell>
          <table:table-cell office:value-type="float" office:value="265">
            <text:p>265</text:p>
          </table:table-cell>
          <table:table-cell office:value-type="float" office:value="25">
            <text:p>25</text:p>
          </table:table-cell>
          <table:table-cell office:value-type="float" office:value="265">
            <text:p>265</text:p>
          </table:table-cell>
          <table:table-cell table:formula="of:=[.C9]+[.F9]-1" office:value-type="float" office:value="1801">
            <text:p>1801</text:p>
          </table:table-cell>
          <table:table-cell/>
          <table:table-cell table:formula="of:=AND([.J$7]&gt;=[.$C9];[.J$7]&lt;=[.$H9])*[.$G9]" office:value-type="float" office:value="265">
            <text:p>265</text:p>
          </table:table-cell>
          <table:table-cell table:formula="of:=AND([.K$7]&gt;=[.$C9];[.K$7]&lt;=[.$H9])*[.$G9]" office:value-type="float" office:value="265">
            <text:p>265</text:p>
          </table:table-cell>
          <table:table-cell table:formula="of:=AND([.L$7]&gt;=[.$C9];[.L$7]&lt;=[.$H9])*[.$G9]" office:value-type="float" office:value="265">
            <text:p>265</text:p>
          </table:table-cell>
          <table:table-cell table:formula="of:=AND([.M$7]&gt;=[.$C9];[.M$7]&lt;=[.$H9])*[.$G9]" office:value-type="float" office:value="265">
            <text:p>265</text:p>
          </table:table-cell>
          <table:table-cell table:formula="of:=AND([.N$7]&gt;=[.$C9];[.N$7]&lt;=[.$H9])*[.$G9]" office:value-type="float" office:value="265">
            <text:p>265</text:p>
          </table:table-cell>
          <table:table-cell table:formula="of:=AND([.O$7]&gt;=[.$C9];[.O$7]&lt;=[.$H9])*[.$G9]" office:value-type="float" office:value="265">
            <text:p>265</text:p>
          </table:table-cell>
          <table:table-cell table:formula="of:=AND([.P$7]&gt;=[.$C9];[.P$7]&lt;=[.$H9])*[.$G9]" office:value-type="float" office:value="265">
            <text:p>265</text:p>
          </table:table-cell>
          <table:table-cell table:formula="of:=AND([.Q$7]&gt;=[.$C9];[.Q$7]&lt;=[.$H9])*[.$G9]" office:value-type="float" office:value="265">
            <text:p>265</text:p>
          </table:table-cell>
          <table:table-cell table:formula="of:=AND([.R$7]&gt;=[.$C9];[.R$7]&lt;=[.$H9])*[.$G9]" office:value-type="float" office:value="265">
            <text:p>265</text:p>
          </table:table-cell>
          <table:table-cell table:formula="of:=AND([.S$7]&gt;=[.$C9];[.S$7]&lt;=[.$H9])*[.$G9]" office:value-type="float" office:value="265">
            <text:p>265</text:p>
          </table:table-cell>
          <table:table-cell table:formula="of:=AND([.T$7]&gt;=[.$C9];[.T$7]&lt;=[.$H9])*[.$G9]" office:value-type="float" office:value="265">
            <text:p>265</text:p>
          </table:table-cell>
          <table:table-cell table:formula="of:=AND([.U$7]&gt;=[.$C9];[.U$7]&lt;=[.$H9])*[.$G9]" office:value-type="float" office:value="265">
            <text:p>265</text:p>
          </table:table-cell>
          <table:table-cell table:formula="of:=AND([.V$7]&gt;=[.$C9];[.V$7]&lt;=[.$H9])*[.$G9]" office:value-type="float" office:value="265">
            <text:p>265</text:p>
          </table:table-cell>
          <table:table-cell table:formula="of:=AND([.W$7]&gt;=[.$C9];[.W$7]&lt;=[.$H9])*[.$G9]" office:value-type="float" office:value="265">
            <text:p>265</text:p>
          </table:table-cell>
          <table:table-cell table:formula="of:=AND([.X$7]&gt;=[.$C9];[.X$7]&lt;=[.$H9])*[.$G9]" office:value-type="float" office:value="265">
            <text:p>265</text:p>
          </table:table-cell>
          <table:table-cell table:formula="of:=AND([.Y$7]&gt;=[.$C9];[.Y$7]&lt;=[.$H9])*[.$G9]" office:value-type="float" office:value="265">
            <text:p>265</text:p>
          </table:table-cell>
          <table:table-cell table:formula="of:=AND([.Z$7]&gt;=[.$C9];[.Z$7]&lt;=[.$H9])*[.$G9]" office:value-type="float" office:value="265">
            <text:p>265</text:p>
          </table:table-cell>
          <table:table-cell table:formula="of:=AND([.AA$7]&gt;=[.$C9];[.AA$7]&lt;=[.$H9])*[.$G9]" office:value-type="float" office:value="265">
            <text:p>265</text:p>
          </table:table-cell>
          <table:table-cell table:formula="of:=AND([.AB$7]&gt;=[.$C9];[.AB$7]&lt;=[.$H9])*[.$G9]" office:value-type="float" office:value="265">
            <text:p>265</text:p>
          </table:table-cell>
          <table:table-cell table:formula="of:=AND([.AC$7]&gt;=[.$C9];[.AC$7]&lt;=[.$H9])*[.$G9]" office:value-type="float" office:value="265">
            <text:p>265</text:p>
          </table:table-cell>
          <table:table-cell table:formula="of:=AND([.AD$7]&gt;=[.$C9];[.AD$7]&lt;=[.$H9])*[.$G9]" office:value-type="float" office:value="265">
            <text:p>265</text:p>
          </table:table-cell>
          <table:table-cell table:formula="of:=AND([.AE$7]&gt;=[.$C9];[.AE$7]&lt;=[.$H9])*[.$G9]" office:value-type="float" office:value="265">
            <text:p>265</text:p>
          </table:table-cell>
          <table:table-cell table:formula="of:=AND([.AF$7]&gt;=[.$C9];[.AF$7]&lt;=[.$H9])*[.$G9]" office:value-type="float" office:value="265">
            <text:p>265</text:p>
          </table:table-cell>
          <table:table-cell table:formula="of:=AND([.AG$7]&gt;=[.$C9];[.AG$7]&lt;=[.$H9])*[.$G9]" office:value-type="float" office:value="265">
            <text:p>265</text:p>
          </table:table-cell>
          <table:table-cell table:formula="of:=AND([.AH$7]&gt;=[.$C9];[.AH$7]&lt;=[.$H9])*[.$G9]" office:value-type="float" office:value="265">
            <text:p>265</text:p>
          </table:table-cell>
          <table:table-cell table:formula="of:=AND([.AI$7]&gt;=[.$C9];[.AI$7]&lt;=[.$H9])*[.$G9]" office:value-type="float" office:value="0">
            <text:p>0</text:p>
          </table:table-cell>
          <table:table-cell table:formula="of:=AND([.AJ$7]&gt;=[.$C9];[.AJ$7]&lt;=[.$H9])*[.$G9]" office:value-type="float" office:value="0">
            <text:p>0</text:p>
          </table:table-cell>
          <table:table-cell table:formula="of:=AND([.AK$7]&gt;=[.$C9];[.AK$7]&lt;=[.$H9])*[.$G9]" office:value-type="float" office:value="0">
            <text:p>0</text:p>
          </table:table-cell>
          <table:table-cell table:formula="of:=AND([.AL$7]&gt;=[.$C9];[.AL$7]&lt;=[.$H9])*[.$G9]" office:value-type="float" office:value="0">
            <text:p>0</text:p>
          </table:table-cell>
          <table:table-cell table:formula="of:=AND([.AM$7]&gt;=[.$C9];[.AM$7]&lt;=[.$H9])*[.$G9]" office:value-type="float" office:value="0">
            <text:p>0</text:p>
          </table:table-cell>
          <table:table-cell table:formula="of:=AND([.AN$7]&gt;=[.$C9];[.AN$7]&lt;=[.$H9])*[.$G9]" office:value-type="float" office:value="0">
            <text:p>0</text:p>
          </table:table-cell>
          <table:table-cell table:formula="of:=AND([.AO$7]&gt;=[.$C9];[.AO$7]&lt;=[.$H9])*[.$G9]" office:value-type="float" office:value="0">
            <text:p>0</text:p>
          </table:table-cell>
          <table:table-cell table:formula="of:=AND([.AP$7]&gt;=[.$C9];[.AP$7]&lt;=[.$H9])*[.$G9]" office:value-type="float" office:value="0">
            <text:p>0</text:p>
          </table:table-cell>
          <table:table-cell table:formula="of:=AND([.AQ$7]&gt;=[.$C9];[.AQ$7]&lt;=[.$H9])*[.$G9]" office:value-type="float" office:value="0">
            <text:p>0</text:p>
          </table:table-cell>
          <table:table-cell table:formula="of:=AND([.AR$7]&gt;=[.$C9];[.AR$7]&lt;=[.$H9])*[.$G9]" office:value-type="float" office:value="0">
            <text:p>0</text:p>
          </table:table-cell>
          <table:table-cell table:formula="of:=AND([.AS$7]&gt;=[.$C9];[.AS$7]&lt;=[.$H9])*[.$G9]" office:value-type="float" office:value="0">
            <text:p>0</text:p>
          </table:table-cell>
          <table:table-cell table:formula="of:=AND([.AT$7]&gt;=[.$C9];[.AT$7]&lt;=[.$H9])*[.$G9]" office:value-type="float" office:value="0">
            <text:p>0</text:p>
          </table:table-cell>
          <table:table-cell table:formula="of:=AND([.AU$7]&gt;=[.$C9];[.AU$7]&lt;=[.$H9])*[.$G9]" office:value-type="float" office:value="0">
            <text:p>0</text:p>
          </table:table-cell>
          <table:table-cell table:formula="of:=AND([.AV$7]&gt;=[.$C9];[.AV$7]&lt;=[.$H9])*[.$G9]" office:value-type="float" office:value="0">
            <text:p>0</text:p>
          </table:table-cell>
          <table:table-cell table:formula="of:=AND([.AW$7]&gt;=[.$C9];[.AW$7]&lt;=[.$H9])*[.$G9]" office:value-type="float" office:value="0">
            <text:p>0</text:p>
          </table:table-cell>
          <table:table-cell table:formula="of:=AND([.AX$7]&gt;=[.$C9];[.AX$7]&lt;=[.$H9])*[.$G9]" office:value-type="float" office:value="0">
            <text:p>0</text:p>
          </table:table-cell>
          <table:table-cell table:formula="of:=AND([.AY$7]&gt;=[.$C9];[.AY$7]&lt;=[.$H9])*[.$G9]" office:value-type="float" office:value="0">
            <text:p>0</text:p>
          </table:table-cell>
          <table:table-cell table:formula="of:=AND([.AZ$7]&gt;=[.$C9];[.AZ$7]&lt;=[.$H9])*[.$G9]" office:value-type="float" office:value="0">
            <text:p>0</text:p>
          </table:table-cell>
          <table:table-cell table:formula="of:=AND([.BA$7]&gt;=[.$C9];[.BA$7]&lt;=[.$H9])*[.$G9]" office:value-type="float" office:value="0">
            <text:p>0</text:p>
          </table:table-cell>
          <table:table-cell table:formula="of:=AND([.BB$7]&gt;=[.$C9];[.BB$7]&lt;=[.$H9])*[.$G9]" office:value-type="float" office:value="0">
            <text:p>0</text:p>
          </table:table-cell>
          <table:table-cell table:formula="of:=AND([.BC$7]&gt;=[.$C9];[.BC$7]&lt;=[.$H9])*[.$G9]" office:value-type="float" office:value="0">
            <text:p>0</text:p>
          </table:table-cell>
          <table:table-cell table:formula="of:=AND([.BD$7]&gt;=[.$C9];[.BD$7]&lt;=[.$H9])*[.$G9]" office:value-type="float" office:value="0">
            <text:p>0</text:p>
          </table:table-cell>
          <table:table-cell table:formula="of:=AND([.BE$7]&gt;=[.$C9];[.BE$7]&lt;=[.$H9])*[.$G9]" office:value-type="float" office:value="0">
            <text:p>0</text:p>
          </table:table-cell>
          <table:table-cell table:formula="of:=AND([.BF$7]&gt;=[.$C9];[.BF$7]&lt;=[.$H9])*[.$G9]" office:value-type="float" office:value="0">
            <text:p>0</text:p>
          </table:table-cell>
          <table:table-cell table:formula="of:=AND([.BG$7]&gt;=[.$C9];[.BG$7]&lt;=[.$H9])*[.$G9]" office:value-type="float" office:value="0">
            <text:p>0</text:p>
          </table:table-cell>
          <table:table-cell table:formula="of:=AND([.BH$7]&gt;=[.$C9];[.BH$7]&lt;=[.$H9])*[.$G9]" office:value-type="float" office:value="0">
            <text:p>0</text:p>
          </table:table-cell>
          <table:table-cell table:formula="of:=AND([.BI$7]&gt;=[.$C9];[.BI$7]&lt;=[.$H9])*[.$G9]" office:value-type="float" office:value="0">
            <text:p>0</text:p>
          </table:table-cell>
          <table:table-cell table:formula="of:=AND([.BJ$7]&gt;=[.$C9];[.BJ$7]&lt;=[.$H9])*[.$G9]" office:value-type="float" office:value="0">
            <text:p>0</text:p>
          </table:table-cell>
          <table:table-cell table:formula="of:=AND([.BK$7]&gt;=[.$C9];[.BK$7]&lt;=[.$H9])*[.$G9]" office:value-type="float" office:value="0">
            <text:p>0</text:p>
          </table:table-cell>
          <table:table-cell table:formula="of:=AND([.BL$7]&gt;=[.$C9];[.BL$7]&lt;=[.$H9])*[.$G9]" office:value-type="float" office:value="0">
            <text:p>0</text:p>
          </table:table-cell>
          <table:table-cell table:formula="of:=AND([.BM$7]&gt;=[.$C9];[.BM$7]&lt;=[.$H9])*[.$G9]" office:value-type="float" office:value="0">
            <text:p>0</text:p>
          </table:table-cell>
          <table:table-cell table:formula="of:=AND([.BN$7]&gt;=[.$C9];[.BN$7]&lt;=[.$H9])*[.$G9]" office:value-type="float" office:value="0">
            <text:p>0</text:p>
          </table:table-cell>
          <table:table-cell table:formula="of:=AND([.BO$7]&gt;=[.$C9];[.BO$7]&lt;=[.$H9])*[.$G9]" office:value-type="float" office:value="0">
            <text:p>0</text:p>
          </table:table-cell>
          <table:table-cell table:formula="of:=AND([.BP$7]&gt;=[.$C9];[.BP$7]&lt;=[.$H9])*[.$G9]" office:value-type="float" office:value="0">
            <text:p>0</text:p>
          </table:table-cell>
          <table:table-cell table:formula="of:=AND([.BQ$7]&gt;=[.$C9];[.BQ$7]&lt;=[.$H9])*[.$G9]" office:value-type="float" office:value="0">
            <text:p>0</text:p>
          </table:table-cell>
          <table:table-cell table:formula="of:=AND([.BR$7]&gt;=[.$C9];[.BR$7]&lt;=[.$H9])*[.$G9]" office:value-type="float" office:value="0">
            <text:p>0</text:p>
          </table:table-cell>
          <table:table-cell table:formula="of:=AND([.BS$7]&gt;=[.$C9];[.BS$7]&lt;=[.$H9])*[.$G9]" office:value-type="float" office:value="0">
            <text:p>0</text:p>
          </table:table-cell>
          <table:table-cell table:formula="of:=AND([.BT$7]&gt;=[.$C9];[.BT$7]&lt;=[.$H9])*[.$G9]" office:value-type="float" office:value="0">
            <text:p>0</text:p>
          </table:table-cell>
          <table:table-cell table:formula="of:=AND([.BU$7]&gt;=[.$C9];[.BU$7]&lt;=[.$H9])*[.$G9]" office:value-type="float" office:value="0">
            <text:p>0</text:p>
          </table:table-cell>
          <table:table-cell table:formula="of:=AND([.BV$7]&gt;=[.$C9];[.BV$7]&lt;=[.$H9])*[.$G9]" office:value-type="float" office:value="0">
            <text:p>0</text:p>
          </table:table-cell>
          <table:table-cell table:formula="of:=AND([.BW$7]&gt;=[.$C9];[.BW$7]&lt;=[.$H9])*[.$G9]" office:value-type="float" office:value="0">
            <text:p>0</text:p>
          </table:table-cell>
          <table:table-cell table:formula="of:=AND([.BX$7]&gt;=[.$C9];[.BX$7]&lt;=[.$H9])*[.$G9]" office:value-type="float" office:value="0">
            <text:p>0</text:p>
          </table:table-cell>
          <table:table-cell table:formula="of:=AND([.BY$7]&gt;=[.$C9];[.BY$7]&lt;=[.$H9])*[.$G9]" office:value-type="float" office:value="0">
            <text:p>0</text:p>
          </table:table-cell>
          <table:table-cell table:formula="of:=AND([.BZ$7]&gt;=[.$C9];[.BZ$7]&lt;=[.$H9])*[.$G9]" office:value-type="float" office:value="0">
            <text:p>0</text:p>
          </table:table-cell>
          <table:table-cell table:formula="of:=AND([.CA$7]&gt;=[.$C9];[.CA$7]&lt;=[.$H9])*[.$G9]" office:value-type="float" office:value="0">
            <text:p>0</text:p>
          </table:table-cell>
          <table:table-cell table:formula="of:=AND([.CB$7]&gt;=[.$C9];[.CB$7]&lt;=[.$H9])*[.$G9]" office:value-type="float" office:value="0">
            <text:p>0</text:p>
          </table:table-cell>
          <table:table-cell table:formula="of:=AND([.CC$7]&gt;=[.$C9];[.CC$7]&lt;=[.$H9])*[.$G9]" office:value-type="float" office:value="0">
            <text:p>0</text:p>
          </table:table-cell>
          <table:table-cell table:formula="of:=AND([.CD$7]&gt;=[.$C9];[.CD$7]&lt;=[.$H9])*[.$G9]" office:value-type="float" office:value="0">
            <text:p>0</text:p>
          </table:table-cell>
          <table:table-cell table:formula="of:=AND([.CE$7]&gt;=[.$C9];[.CE$7]&lt;=[.$H9])*[.$G9]" office:value-type="float" office:value="0">
            <text:p>0</text:p>
          </table:table-cell>
          <table:table-cell table:formula="of:=AND([.CF$7]&gt;=[.$C9];[.CF$7]&lt;=[.$H9])*[.$G9]" office:value-type="float" office:value="0">
            <text:p>0</text:p>
          </table:table-cell>
          <table:table-cell table:formula="of:=AND([.CG$7]&gt;=[.$C9];[.CG$7]&lt;=[.$H9])*[.$G9]" office:value-type="float" office:value="0">
            <text:p>0</text:p>
          </table:table-cell>
          <table:table-cell table:formula="of:=AND([.CH$7]&gt;=[.$C9];[.CH$7]&lt;=[.$H9])*[.$G9]" office:value-type="float" office:value="0">
            <text:p>0</text:p>
          </table:table-cell>
          <table:table-cell table:formula="of:=AND([.CI$7]&gt;=[.$C9];[.CI$7]&lt;=[.$H9])*[.$G9]" office:value-type="float" office:value="0">
            <text:p>0</text:p>
          </table:table-cell>
          <table:table-cell table:formula="of:=AND([.CJ$7]&gt;=[.$C9];[.CJ$7]&lt;=[.$H9])*[.$G9]" office:value-type="float" office:value="0">
            <text:p>0</text:p>
          </table:table-cell>
          <table:table-cell table:formula="of:=AND([.CK$7]&gt;=[.$C9];[.CK$7]&lt;=[.$H9])*[.$G9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nsor</text:p>
          </table:table-cell>
          <table:table-cell office:value-type="float" office:value="1777">
            <text:p>1777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formula="of:=[.C10]+[.F10]-1" office:value-type="float" office:value="1796">
            <text:p>1796</text:p>
          </table:table-cell>
          <table:table-cell/>
          <table:table-cell table:formula="of:=AND([.J$7]&gt;=[.$C10];[.J$7]&lt;=[.$H10])*[.$G10]" office:value-type="float" office:value="250">
            <text:p>250</text:p>
          </table:table-cell>
          <table:table-cell table:formula="of:=AND([.K$7]&gt;=[.$C10];[.K$7]&lt;=[.$H10])*[.$G10]" office:value-type="float" office:value="250">
            <text:p>250</text:p>
          </table:table-cell>
          <table:table-cell table:formula="of:=AND([.L$7]&gt;=[.$C10];[.L$7]&lt;=[.$H10])*[.$G10]" office:value-type="float" office:value="250">
            <text:p>250</text:p>
          </table:table-cell>
          <table:table-cell table:formula="of:=AND([.M$7]&gt;=[.$C10];[.M$7]&lt;=[.$H10])*[.$G10]" office:value-type="float" office:value="250">
            <text:p>250</text:p>
          </table:table-cell>
          <table:table-cell table:formula="of:=AND([.N$7]&gt;=[.$C10];[.N$7]&lt;=[.$H10])*[.$G10]" office:value-type="float" office:value="250">
            <text:p>250</text:p>
          </table:table-cell>
          <table:table-cell table:formula="of:=AND([.O$7]&gt;=[.$C10];[.O$7]&lt;=[.$H10])*[.$G10]" office:value-type="float" office:value="250">
            <text:p>250</text:p>
          </table:table-cell>
          <table:table-cell table:formula="of:=AND([.P$7]&gt;=[.$C10];[.P$7]&lt;=[.$H10])*[.$G10]" office:value-type="float" office:value="250">
            <text:p>250</text:p>
          </table:table-cell>
          <table:table-cell table:formula="of:=AND([.Q$7]&gt;=[.$C10];[.Q$7]&lt;=[.$H10])*[.$G10]" office:value-type="float" office:value="250">
            <text:p>250</text:p>
          </table:table-cell>
          <table:table-cell table:formula="of:=AND([.R$7]&gt;=[.$C10];[.R$7]&lt;=[.$H10])*[.$G10]" office:value-type="float" office:value="250">
            <text:p>250</text:p>
          </table:table-cell>
          <table:table-cell table:formula="of:=AND([.S$7]&gt;=[.$C10];[.S$7]&lt;=[.$H10])*[.$G10]" office:value-type="float" office:value="250">
            <text:p>250</text:p>
          </table:table-cell>
          <table:table-cell table:formula="of:=AND([.T$7]&gt;=[.$C10];[.T$7]&lt;=[.$H10])*[.$G10]" office:value-type="float" office:value="250">
            <text:p>250</text:p>
          </table:table-cell>
          <table:table-cell table:formula="of:=AND([.U$7]&gt;=[.$C10];[.U$7]&lt;=[.$H10])*[.$G10]" office:value-type="float" office:value="250">
            <text:p>250</text:p>
          </table:table-cell>
          <table:table-cell table:formula="of:=AND([.V$7]&gt;=[.$C10];[.V$7]&lt;=[.$H10])*[.$G10]" office:value-type="float" office:value="250">
            <text:p>250</text:p>
          </table:table-cell>
          <table:table-cell table:formula="of:=AND([.W$7]&gt;=[.$C10];[.W$7]&lt;=[.$H10])*[.$G10]" office:value-type="float" office:value="250">
            <text:p>250</text:p>
          </table:table-cell>
          <table:table-cell table:formula="of:=AND([.X$7]&gt;=[.$C10];[.X$7]&lt;=[.$H10])*[.$G10]" office:value-type="float" office:value="250">
            <text:p>250</text:p>
          </table:table-cell>
          <table:table-cell table:formula="of:=AND([.Y$7]&gt;=[.$C10];[.Y$7]&lt;=[.$H10])*[.$G10]" office:value-type="float" office:value="250">
            <text:p>250</text:p>
          </table:table-cell>
          <table:table-cell table:formula="of:=AND([.Z$7]&gt;=[.$C10];[.Z$7]&lt;=[.$H10])*[.$G10]" office:value-type="float" office:value="250">
            <text:p>250</text:p>
          </table:table-cell>
          <table:table-cell table:formula="of:=AND([.AA$7]&gt;=[.$C10];[.AA$7]&lt;=[.$H10])*[.$G10]" office:value-type="float" office:value="250">
            <text:p>250</text:p>
          </table:table-cell>
          <table:table-cell table:formula="of:=AND([.AB$7]&gt;=[.$C10];[.AB$7]&lt;=[.$H10])*[.$G10]" office:value-type="float" office:value="250">
            <text:p>250</text:p>
          </table:table-cell>
          <table:table-cell table:formula="of:=AND([.AC$7]&gt;=[.$C10];[.AC$7]&lt;=[.$H10])*[.$G10]" office:value-type="float" office:value="250">
            <text:p>250</text:p>
          </table:table-cell>
          <table:table-cell table:formula="of:=AND([.AD$7]&gt;=[.$C10];[.AD$7]&lt;=[.$H10])*[.$G10]" office:value-type="float" office:value="0">
            <text:p>0</text:p>
          </table:table-cell>
          <table:table-cell table:formula="of:=AND([.AE$7]&gt;=[.$C10];[.AE$7]&lt;=[.$H10])*[.$G10]" office:value-type="float" office:value="0">
            <text:p>0</text:p>
          </table:table-cell>
          <table:table-cell table:formula="of:=AND([.AF$7]&gt;=[.$C10];[.AF$7]&lt;=[.$H10])*[.$G10]" office:value-type="float" office:value="0">
            <text:p>0</text:p>
          </table:table-cell>
          <table:table-cell table:formula="of:=AND([.AG$7]&gt;=[.$C10];[.AG$7]&lt;=[.$H10])*[.$G10]" office:value-type="float" office:value="0">
            <text:p>0</text:p>
          </table:table-cell>
          <table:table-cell table:formula="of:=AND([.AH$7]&gt;=[.$C10];[.AH$7]&lt;=[.$H10])*[.$G10]" office:value-type="float" office:value="0">
            <text:p>0</text:p>
          </table:table-cell>
          <table:table-cell table:formula="of:=AND([.AI$7]&gt;=[.$C10];[.AI$7]&lt;=[.$H10])*[.$G10]" office:value-type="float" office:value="0">
            <text:p>0</text:p>
          </table:table-cell>
          <table:table-cell table:formula="of:=AND([.AJ$7]&gt;=[.$C10];[.AJ$7]&lt;=[.$H10])*[.$G10]" office:value-type="float" office:value="0">
            <text:p>0</text:p>
          </table:table-cell>
          <table:table-cell table:formula="of:=AND([.AK$7]&gt;=[.$C10];[.AK$7]&lt;=[.$H10])*[.$G10]" office:value-type="float" office:value="0">
            <text:p>0</text:p>
          </table:table-cell>
          <table:table-cell table:formula="of:=AND([.AL$7]&gt;=[.$C10];[.AL$7]&lt;=[.$H10])*[.$G10]" office:value-type="float" office:value="0">
            <text:p>0</text:p>
          </table:table-cell>
          <table:table-cell table:formula="of:=AND([.AM$7]&gt;=[.$C10];[.AM$7]&lt;=[.$H10])*[.$G10]" office:value-type="float" office:value="0">
            <text:p>0</text:p>
          </table:table-cell>
          <table:table-cell table:formula="of:=AND([.AN$7]&gt;=[.$C10];[.AN$7]&lt;=[.$H10])*[.$G10]" office:value-type="float" office:value="0">
            <text:p>0</text:p>
          </table:table-cell>
          <table:table-cell table:formula="of:=AND([.AO$7]&gt;=[.$C10];[.AO$7]&lt;=[.$H10])*[.$G10]" office:value-type="float" office:value="0">
            <text:p>0</text:p>
          </table:table-cell>
          <table:table-cell table:formula="of:=AND([.AP$7]&gt;=[.$C10];[.AP$7]&lt;=[.$H10])*[.$G10]" office:value-type="float" office:value="0">
            <text:p>0</text:p>
          </table:table-cell>
          <table:table-cell table:formula="of:=AND([.AQ$7]&gt;=[.$C10];[.AQ$7]&lt;=[.$H10])*[.$G10]" office:value-type="float" office:value="0">
            <text:p>0</text:p>
          </table:table-cell>
          <table:table-cell table:formula="of:=AND([.AR$7]&gt;=[.$C10];[.AR$7]&lt;=[.$H10])*[.$G10]" office:value-type="float" office:value="0">
            <text:p>0</text:p>
          </table:table-cell>
          <table:table-cell table:formula="of:=AND([.AS$7]&gt;=[.$C10];[.AS$7]&lt;=[.$H10])*[.$G10]" office:value-type="float" office:value="0">
            <text:p>0</text:p>
          </table:table-cell>
          <table:table-cell table:formula="of:=AND([.AT$7]&gt;=[.$C10];[.AT$7]&lt;=[.$H10])*[.$G10]" office:value-type="float" office:value="0">
            <text:p>0</text:p>
          </table:table-cell>
          <table:table-cell table:formula="of:=AND([.AU$7]&gt;=[.$C10];[.AU$7]&lt;=[.$H10])*[.$G10]" office:value-type="float" office:value="0">
            <text:p>0</text:p>
          </table:table-cell>
          <table:table-cell table:formula="of:=AND([.AV$7]&gt;=[.$C10];[.AV$7]&lt;=[.$H10])*[.$G10]" office:value-type="float" office:value="0">
            <text:p>0</text:p>
          </table:table-cell>
          <table:table-cell table:formula="of:=AND([.AW$7]&gt;=[.$C10];[.AW$7]&lt;=[.$H10])*[.$G10]" office:value-type="float" office:value="0">
            <text:p>0</text:p>
          </table:table-cell>
          <table:table-cell table:formula="of:=AND([.AX$7]&gt;=[.$C10];[.AX$7]&lt;=[.$H10])*[.$G10]" office:value-type="float" office:value="0">
            <text:p>0</text:p>
          </table:table-cell>
          <table:table-cell table:formula="of:=AND([.AY$7]&gt;=[.$C10];[.AY$7]&lt;=[.$H10])*[.$G10]" office:value-type="float" office:value="0">
            <text:p>0</text:p>
          </table:table-cell>
          <table:table-cell table:formula="of:=AND([.AZ$7]&gt;=[.$C10];[.AZ$7]&lt;=[.$H10])*[.$G10]" office:value-type="float" office:value="0">
            <text:p>0</text:p>
          </table:table-cell>
          <table:table-cell table:formula="of:=AND([.BA$7]&gt;=[.$C10];[.BA$7]&lt;=[.$H10])*[.$G10]" office:value-type="float" office:value="0">
            <text:p>0</text:p>
          </table:table-cell>
          <table:table-cell table:formula="of:=AND([.BB$7]&gt;=[.$C10];[.BB$7]&lt;=[.$H10])*[.$G10]" office:value-type="float" office:value="0">
            <text:p>0</text:p>
          </table:table-cell>
          <table:table-cell table:formula="of:=AND([.BC$7]&gt;=[.$C10];[.BC$7]&lt;=[.$H10])*[.$G10]" office:value-type="float" office:value="0">
            <text:p>0</text:p>
          </table:table-cell>
          <table:table-cell table:formula="of:=AND([.BD$7]&gt;=[.$C10];[.BD$7]&lt;=[.$H10])*[.$G10]" office:value-type="float" office:value="0">
            <text:p>0</text:p>
          </table:table-cell>
          <table:table-cell table:formula="of:=AND([.BE$7]&gt;=[.$C10];[.BE$7]&lt;=[.$H10])*[.$G10]" office:value-type="float" office:value="0">
            <text:p>0</text:p>
          </table:table-cell>
          <table:table-cell table:formula="of:=AND([.BF$7]&gt;=[.$C10];[.BF$7]&lt;=[.$H10])*[.$G10]" office:value-type="float" office:value="0">
            <text:p>0</text:p>
          </table:table-cell>
          <table:table-cell table:formula="of:=AND([.BG$7]&gt;=[.$C10];[.BG$7]&lt;=[.$H10])*[.$G10]" office:value-type="float" office:value="0">
            <text:p>0</text:p>
          </table:table-cell>
          <table:table-cell table:formula="of:=AND([.BH$7]&gt;=[.$C10];[.BH$7]&lt;=[.$H10])*[.$G10]" office:value-type="float" office:value="0">
            <text:p>0</text:p>
          </table:table-cell>
          <table:table-cell table:formula="of:=AND([.BI$7]&gt;=[.$C10];[.BI$7]&lt;=[.$H10])*[.$G10]" office:value-type="float" office:value="0">
            <text:p>0</text:p>
          </table:table-cell>
          <table:table-cell table:formula="of:=AND([.BJ$7]&gt;=[.$C10];[.BJ$7]&lt;=[.$H10])*[.$G10]" office:value-type="float" office:value="0">
            <text:p>0</text:p>
          </table:table-cell>
          <table:table-cell table:formula="of:=AND([.BK$7]&gt;=[.$C10];[.BK$7]&lt;=[.$H10])*[.$G10]" office:value-type="float" office:value="0">
            <text:p>0</text:p>
          </table:table-cell>
          <table:table-cell table:formula="of:=AND([.BL$7]&gt;=[.$C10];[.BL$7]&lt;=[.$H10])*[.$G10]" office:value-type="float" office:value="0">
            <text:p>0</text:p>
          </table:table-cell>
          <table:table-cell table:formula="of:=AND([.BM$7]&gt;=[.$C10];[.BM$7]&lt;=[.$H10])*[.$G10]" office:value-type="float" office:value="0">
            <text:p>0</text:p>
          </table:table-cell>
          <table:table-cell table:formula="of:=AND([.BN$7]&gt;=[.$C10];[.BN$7]&lt;=[.$H10])*[.$G10]" office:value-type="float" office:value="0">
            <text:p>0</text:p>
          </table:table-cell>
          <table:table-cell table:formula="of:=AND([.BO$7]&gt;=[.$C10];[.BO$7]&lt;=[.$H10])*[.$G10]" office:value-type="float" office:value="0">
            <text:p>0</text:p>
          </table:table-cell>
          <table:table-cell table:formula="of:=AND([.BP$7]&gt;=[.$C10];[.BP$7]&lt;=[.$H10])*[.$G10]" office:value-type="float" office:value="0">
            <text:p>0</text:p>
          </table:table-cell>
          <table:table-cell table:formula="of:=AND([.BQ$7]&gt;=[.$C10];[.BQ$7]&lt;=[.$H10])*[.$G10]" office:value-type="float" office:value="0">
            <text:p>0</text:p>
          </table:table-cell>
          <table:table-cell table:formula="of:=AND([.BR$7]&gt;=[.$C10];[.BR$7]&lt;=[.$H10])*[.$G10]" office:value-type="float" office:value="0">
            <text:p>0</text:p>
          </table:table-cell>
          <table:table-cell table:formula="of:=AND([.BS$7]&gt;=[.$C10];[.BS$7]&lt;=[.$H10])*[.$G10]" office:value-type="float" office:value="0">
            <text:p>0</text:p>
          </table:table-cell>
          <table:table-cell table:formula="of:=AND([.BT$7]&gt;=[.$C10];[.BT$7]&lt;=[.$H10])*[.$G10]" office:value-type="float" office:value="0">
            <text:p>0</text:p>
          </table:table-cell>
          <table:table-cell table:formula="of:=AND([.BU$7]&gt;=[.$C10];[.BU$7]&lt;=[.$H10])*[.$G10]" office:value-type="float" office:value="0">
            <text:p>0</text:p>
          </table:table-cell>
          <table:table-cell table:formula="of:=AND([.BV$7]&gt;=[.$C10];[.BV$7]&lt;=[.$H10])*[.$G10]" office:value-type="float" office:value="0">
            <text:p>0</text:p>
          </table:table-cell>
          <table:table-cell table:formula="of:=AND([.BW$7]&gt;=[.$C10];[.BW$7]&lt;=[.$H10])*[.$G10]" office:value-type="float" office:value="0">
            <text:p>0</text:p>
          </table:table-cell>
          <table:table-cell table:formula="of:=AND([.BX$7]&gt;=[.$C10];[.BX$7]&lt;=[.$H10])*[.$G10]" office:value-type="float" office:value="0">
            <text:p>0</text:p>
          </table:table-cell>
          <table:table-cell table:formula="of:=AND([.BY$7]&gt;=[.$C10];[.BY$7]&lt;=[.$H10])*[.$G10]" office:value-type="float" office:value="0">
            <text:p>0</text:p>
          </table:table-cell>
          <table:table-cell table:formula="of:=AND([.BZ$7]&gt;=[.$C10];[.BZ$7]&lt;=[.$H10])*[.$G10]" office:value-type="float" office:value="0">
            <text:p>0</text:p>
          </table:table-cell>
          <table:table-cell table:formula="of:=AND([.CA$7]&gt;=[.$C10];[.CA$7]&lt;=[.$H10])*[.$G10]" office:value-type="float" office:value="0">
            <text:p>0</text:p>
          </table:table-cell>
          <table:table-cell table:formula="of:=AND([.CB$7]&gt;=[.$C10];[.CB$7]&lt;=[.$H10])*[.$G10]" office:value-type="float" office:value="0">
            <text:p>0</text:p>
          </table:table-cell>
          <table:table-cell table:formula="of:=AND([.CC$7]&gt;=[.$C10];[.CC$7]&lt;=[.$H10])*[.$G10]" office:value-type="float" office:value="0">
            <text:p>0</text:p>
          </table:table-cell>
          <table:table-cell table:formula="of:=AND([.CD$7]&gt;=[.$C10];[.CD$7]&lt;=[.$H10])*[.$G10]" office:value-type="float" office:value="0">
            <text:p>0</text:p>
          </table:table-cell>
          <table:table-cell table:formula="of:=AND([.CE$7]&gt;=[.$C10];[.CE$7]&lt;=[.$H10])*[.$G10]" office:value-type="float" office:value="0">
            <text:p>0</text:p>
          </table:table-cell>
          <table:table-cell table:formula="of:=AND([.CF$7]&gt;=[.$C10];[.CF$7]&lt;=[.$H10])*[.$G10]" office:value-type="float" office:value="0">
            <text:p>0</text:p>
          </table:table-cell>
          <table:table-cell table:formula="of:=AND([.CG$7]&gt;=[.$C10];[.CG$7]&lt;=[.$H10])*[.$G10]" office:value-type="float" office:value="0">
            <text:p>0</text:p>
          </table:table-cell>
          <table:table-cell table:formula="of:=AND([.CH$7]&gt;=[.$C10];[.CH$7]&lt;=[.$H10])*[.$G10]" office:value-type="float" office:value="0">
            <text:p>0</text:p>
          </table:table-cell>
          <table:table-cell table:formula="of:=AND([.CI$7]&gt;=[.$C10];[.CI$7]&lt;=[.$H10])*[.$G10]" office:value-type="float" office:value="0">
            <text:p>0</text:p>
          </table:table-cell>
          <table:table-cell table:formula="of:=AND([.CJ$7]&gt;=[.$C10];[.CJ$7]&lt;=[.$H10])*[.$G10]" office:value-type="float" office:value="0">
            <text:p>0</text:p>
          </table:table-cell>
          <table:table-cell table:formula="of:=AND([.CK$7]&gt;=[.$C10];[.CK$7]&lt;=[.$H10])*[.$G10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ception</text:p>
          </table:table-cell>
          <table:table-cell office:value-type="float" office:value="1777">
            <text:p>1777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[.C11]+[.F11]-1" office:value-type="float" office:value="1781">
            <text:p>1781</text:p>
          </table:table-cell>
          <table:table-cell/>
          <table:table-cell table:formula="of:=AND([.J$7]&gt;=[.$C11];[.J$7]&lt;=[.$H11])*[.$G11]" office:value-type="float" office:value="100">
            <text:p>100</text:p>
          </table:table-cell>
          <table:table-cell table:formula="of:=AND([.K$7]&gt;=[.$C11];[.K$7]&lt;=[.$H11])*[.$G11]" office:value-type="float" office:value="100">
            <text:p>100</text:p>
          </table:table-cell>
          <table:table-cell table:formula="of:=AND([.L$7]&gt;=[.$C11];[.L$7]&lt;=[.$H11])*[.$G11]" office:value-type="float" office:value="100">
            <text:p>100</text:p>
          </table:table-cell>
          <table:table-cell table:formula="of:=AND([.M$7]&gt;=[.$C11];[.M$7]&lt;=[.$H11])*[.$G11]" office:value-type="float" office:value="100">
            <text:p>100</text:p>
          </table:table-cell>
          <table:table-cell table:formula="of:=AND([.N$7]&gt;=[.$C11];[.N$7]&lt;=[.$H11])*[.$G11]" office:value-type="float" office:value="100">
            <text:p>100</text:p>
          </table:table-cell>
          <table:table-cell table:formula="of:=AND([.O$7]&gt;=[.$C11];[.O$7]&lt;=[.$H11])*[.$G11]" office:value-type="float" office:value="0">
            <text:p>0</text:p>
          </table:table-cell>
          <table:table-cell table:formula="of:=AND([.P$7]&gt;=[.$C11];[.P$7]&lt;=[.$H11])*[.$G11]" office:value-type="float" office:value="0">
            <text:p>0</text:p>
          </table:table-cell>
          <table:table-cell table:formula="of:=AND([.Q$7]&gt;=[.$C11];[.Q$7]&lt;=[.$H11])*[.$G11]" office:value-type="float" office:value="0">
            <text:p>0</text:p>
          </table:table-cell>
          <table:table-cell table:formula="of:=AND([.R$7]&gt;=[.$C11];[.R$7]&lt;=[.$H11])*[.$G11]" office:value-type="float" office:value="0">
            <text:p>0</text:p>
          </table:table-cell>
          <table:table-cell table:formula="of:=AND([.S$7]&gt;=[.$C11];[.S$7]&lt;=[.$H11])*[.$G11]" office:value-type="float" office:value="0">
            <text:p>0</text:p>
          </table:table-cell>
          <table:table-cell table:formula="of:=AND([.T$7]&gt;=[.$C11];[.T$7]&lt;=[.$H11])*[.$G11]" office:value-type="float" office:value="0">
            <text:p>0</text:p>
          </table:table-cell>
          <table:table-cell table:formula="of:=AND([.U$7]&gt;=[.$C11];[.U$7]&lt;=[.$H11])*[.$G11]" office:value-type="float" office:value="0">
            <text:p>0</text:p>
          </table:table-cell>
          <table:table-cell table:formula="of:=AND([.V$7]&gt;=[.$C11];[.V$7]&lt;=[.$H11])*[.$G11]" office:value-type="float" office:value="0">
            <text:p>0</text:p>
          </table:table-cell>
          <table:table-cell table:formula="of:=AND([.W$7]&gt;=[.$C11];[.W$7]&lt;=[.$H11])*[.$G11]" office:value-type="float" office:value="0">
            <text:p>0</text:p>
          </table:table-cell>
          <table:table-cell table:formula="of:=AND([.X$7]&gt;=[.$C11];[.X$7]&lt;=[.$H11])*[.$G11]" office:value-type="float" office:value="0">
            <text:p>0</text:p>
          </table:table-cell>
          <table:table-cell table:formula="of:=AND([.Y$7]&gt;=[.$C11];[.Y$7]&lt;=[.$H11])*[.$G11]" office:value-type="float" office:value="0">
            <text:p>0</text:p>
          </table:table-cell>
          <table:table-cell table:formula="of:=AND([.Z$7]&gt;=[.$C11];[.Z$7]&lt;=[.$H11])*[.$G11]" office:value-type="float" office:value="0">
            <text:p>0</text:p>
          </table:table-cell>
          <table:table-cell table:formula="of:=AND([.AA$7]&gt;=[.$C11];[.AA$7]&lt;=[.$H11])*[.$G11]" office:value-type="float" office:value="0">
            <text:p>0</text:p>
          </table:table-cell>
          <table:table-cell table:formula="of:=AND([.AB$7]&gt;=[.$C11];[.AB$7]&lt;=[.$H11])*[.$G11]" office:value-type="float" office:value="0">
            <text:p>0</text:p>
          </table:table-cell>
          <table:table-cell table:formula="of:=AND([.AC$7]&gt;=[.$C11];[.AC$7]&lt;=[.$H11])*[.$G11]" office:value-type="float" office:value="0">
            <text:p>0</text:p>
          </table:table-cell>
          <table:table-cell table:formula="of:=AND([.AD$7]&gt;=[.$C11];[.AD$7]&lt;=[.$H11])*[.$G11]" office:value-type="float" office:value="0">
            <text:p>0</text:p>
          </table:table-cell>
          <table:table-cell table:formula="of:=AND([.AE$7]&gt;=[.$C11];[.AE$7]&lt;=[.$H11])*[.$G11]" office:value-type="float" office:value="0">
            <text:p>0</text:p>
          </table:table-cell>
          <table:table-cell table:formula="of:=AND([.AF$7]&gt;=[.$C11];[.AF$7]&lt;=[.$H11])*[.$G11]" office:value-type="float" office:value="0">
            <text:p>0</text:p>
          </table:table-cell>
          <table:table-cell table:formula="of:=AND([.AG$7]&gt;=[.$C11];[.AG$7]&lt;=[.$H11])*[.$G11]" office:value-type="float" office:value="0">
            <text:p>0</text:p>
          </table:table-cell>
          <table:table-cell table:formula="of:=AND([.AH$7]&gt;=[.$C11];[.AH$7]&lt;=[.$H11])*[.$G11]" office:value-type="float" office:value="0">
            <text:p>0</text:p>
          </table:table-cell>
          <table:table-cell table:formula="of:=AND([.AI$7]&gt;=[.$C11];[.AI$7]&lt;=[.$H11])*[.$G11]" office:value-type="float" office:value="0">
            <text:p>0</text:p>
          </table:table-cell>
          <table:table-cell table:formula="of:=AND([.AJ$7]&gt;=[.$C11];[.AJ$7]&lt;=[.$H11])*[.$G11]" office:value-type="float" office:value="0">
            <text:p>0</text:p>
          </table:table-cell>
          <table:table-cell table:formula="of:=AND([.AK$7]&gt;=[.$C11];[.AK$7]&lt;=[.$H11])*[.$G11]" office:value-type="float" office:value="0">
            <text:p>0</text:p>
          </table:table-cell>
          <table:table-cell table:formula="of:=AND([.AL$7]&gt;=[.$C11];[.AL$7]&lt;=[.$H11])*[.$G11]" office:value-type="float" office:value="0">
            <text:p>0</text:p>
          </table:table-cell>
          <table:table-cell table:formula="of:=AND([.AM$7]&gt;=[.$C11];[.AM$7]&lt;=[.$H11])*[.$G11]" office:value-type="float" office:value="0">
            <text:p>0</text:p>
          </table:table-cell>
          <table:table-cell table:formula="of:=AND([.AN$7]&gt;=[.$C11];[.AN$7]&lt;=[.$H11])*[.$G11]" office:value-type="float" office:value="0">
            <text:p>0</text:p>
          </table:table-cell>
          <table:table-cell table:formula="of:=AND([.AO$7]&gt;=[.$C11];[.AO$7]&lt;=[.$H11])*[.$G11]" office:value-type="float" office:value="0">
            <text:p>0</text:p>
          </table:table-cell>
          <table:table-cell table:formula="of:=AND([.AP$7]&gt;=[.$C11];[.AP$7]&lt;=[.$H11])*[.$G11]" office:value-type="float" office:value="0">
            <text:p>0</text:p>
          </table:table-cell>
          <table:table-cell table:formula="of:=AND([.AQ$7]&gt;=[.$C11];[.AQ$7]&lt;=[.$H11])*[.$G11]" office:value-type="float" office:value="0">
            <text:p>0</text:p>
          </table:table-cell>
          <table:table-cell table:formula="of:=AND([.AR$7]&gt;=[.$C11];[.AR$7]&lt;=[.$H11])*[.$G11]" office:value-type="float" office:value="0">
            <text:p>0</text:p>
          </table:table-cell>
          <table:table-cell table:formula="of:=AND([.AS$7]&gt;=[.$C11];[.AS$7]&lt;=[.$H11])*[.$G11]" office:value-type="float" office:value="0">
            <text:p>0</text:p>
          </table:table-cell>
          <table:table-cell table:formula="of:=AND([.AT$7]&gt;=[.$C11];[.AT$7]&lt;=[.$H11])*[.$G11]" office:value-type="float" office:value="0">
            <text:p>0</text:p>
          </table:table-cell>
          <table:table-cell table:formula="of:=AND([.AU$7]&gt;=[.$C11];[.AU$7]&lt;=[.$H11])*[.$G11]" office:value-type="float" office:value="0">
            <text:p>0</text:p>
          </table:table-cell>
          <table:table-cell table:formula="of:=AND([.AV$7]&gt;=[.$C11];[.AV$7]&lt;=[.$H11])*[.$G11]" office:value-type="float" office:value="0">
            <text:p>0</text:p>
          </table:table-cell>
          <table:table-cell table:formula="of:=AND([.AW$7]&gt;=[.$C11];[.AW$7]&lt;=[.$H11])*[.$G11]" office:value-type="float" office:value="0">
            <text:p>0</text:p>
          </table:table-cell>
          <table:table-cell table:formula="of:=AND([.AX$7]&gt;=[.$C11];[.AX$7]&lt;=[.$H11])*[.$G11]" office:value-type="float" office:value="0">
            <text:p>0</text:p>
          </table:table-cell>
          <table:table-cell table:formula="of:=AND([.AY$7]&gt;=[.$C11];[.AY$7]&lt;=[.$H11])*[.$G11]" office:value-type="float" office:value="0">
            <text:p>0</text:p>
          </table:table-cell>
          <table:table-cell table:formula="of:=AND([.AZ$7]&gt;=[.$C11];[.AZ$7]&lt;=[.$H11])*[.$G11]" office:value-type="float" office:value="0">
            <text:p>0</text:p>
          </table:table-cell>
          <table:table-cell table:formula="of:=AND([.BA$7]&gt;=[.$C11];[.BA$7]&lt;=[.$H11])*[.$G11]" office:value-type="float" office:value="0">
            <text:p>0</text:p>
          </table:table-cell>
          <table:table-cell table:formula="of:=AND([.BB$7]&gt;=[.$C11];[.BB$7]&lt;=[.$H11])*[.$G11]" office:value-type="float" office:value="0">
            <text:p>0</text:p>
          </table:table-cell>
          <table:table-cell table:formula="of:=AND([.BC$7]&gt;=[.$C11];[.BC$7]&lt;=[.$H11])*[.$G11]" office:value-type="float" office:value="0">
            <text:p>0</text:p>
          </table:table-cell>
          <table:table-cell table:formula="of:=AND([.BD$7]&gt;=[.$C11];[.BD$7]&lt;=[.$H11])*[.$G11]" office:value-type="float" office:value="0">
            <text:p>0</text:p>
          </table:table-cell>
          <table:table-cell table:formula="of:=AND([.BE$7]&gt;=[.$C11];[.BE$7]&lt;=[.$H11])*[.$G11]" office:value-type="float" office:value="0">
            <text:p>0</text:p>
          </table:table-cell>
          <table:table-cell table:formula="of:=AND([.BF$7]&gt;=[.$C11];[.BF$7]&lt;=[.$H11])*[.$G11]" office:value-type="float" office:value="0">
            <text:p>0</text:p>
          </table:table-cell>
          <table:table-cell table:formula="of:=AND([.BG$7]&gt;=[.$C11];[.BG$7]&lt;=[.$H11])*[.$G11]" office:value-type="float" office:value="0">
            <text:p>0</text:p>
          </table:table-cell>
          <table:table-cell table:formula="of:=AND([.BH$7]&gt;=[.$C11];[.BH$7]&lt;=[.$H11])*[.$G11]" office:value-type="float" office:value="0">
            <text:p>0</text:p>
          </table:table-cell>
          <table:table-cell table:formula="of:=AND([.BI$7]&gt;=[.$C11];[.BI$7]&lt;=[.$H11])*[.$G11]" office:value-type="float" office:value="0">
            <text:p>0</text:p>
          </table:table-cell>
          <table:table-cell table:formula="of:=AND([.BJ$7]&gt;=[.$C11];[.BJ$7]&lt;=[.$H11])*[.$G11]" office:value-type="float" office:value="0">
            <text:p>0</text:p>
          </table:table-cell>
          <table:table-cell table:formula="of:=AND([.BK$7]&gt;=[.$C11];[.BK$7]&lt;=[.$H11])*[.$G11]" office:value-type="float" office:value="0">
            <text:p>0</text:p>
          </table:table-cell>
          <table:table-cell table:formula="of:=AND([.BL$7]&gt;=[.$C11];[.BL$7]&lt;=[.$H11])*[.$G11]" office:value-type="float" office:value="0">
            <text:p>0</text:p>
          </table:table-cell>
          <table:table-cell table:formula="of:=AND([.BM$7]&gt;=[.$C11];[.BM$7]&lt;=[.$H11])*[.$G11]" office:value-type="float" office:value="0">
            <text:p>0</text:p>
          </table:table-cell>
          <table:table-cell table:formula="of:=AND([.BN$7]&gt;=[.$C11];[.BN$7]&lt;=[.$H11])*[.$G11]" office:value-type="float" office:value="0">
            <text:p>0</text:p>
          </table:table-cell>
          <table:table-cell table:formula="of:=AND([.BO$7]&gt;=[.$C11];[.BO$7]&lt;=[.$H11])*[.$G11]" office:value-type="float" office:value="0">
            <text:p>0</text:p>
          </table:table-cell>
          <table:table-cell table:formula="of:=AND([.BP$7]&gt;=[.$C11];[.BP$7]&lt;=[.$H11])*[.$G11]" office:value-type="float" office:value="0">
            <text:p>0</text:p>
          </table:table-cell>
          <table:table-cell table:formula="of:=AND([.BQ$7]&gt;=[.$C11];[.BQ$7]&lt;=[.$H11])*[.$G11]" office:value-type="float" office:value="0">
            <text:p>0</text:p>
          </table:table-cell>
          <table:table-cell table:formula="of:=AND([.BR$7]&gt;=[.$C11];[.BR$7]&lt;=[.$H11])*[.$G11]" office:value-type="float" office:value="0">
            <text:p>0</text:p>
          </table:table-cell>
          <table:table-cell table:formula="of:=AND([.BS$7]&gt;=[.$C11];[.BS$7]&lt;=[.$H11])*[.$G11]" office:value-type="float" office:value="0">
            <text:p>0</text:p>
          </table:table-cell>
          <table:table-cell table:formula="of:=AND([.BT$7]&gt;=[.$C11];[.BT$7]&lt;=[.$H11])*[.$G11]" office:value-type="float" office:value="0">
            <text:p>0</text:p>
          </table:table-cell>
          <table:table-cell table:formula="of:=AND([.BU$7]&gt;=[.$C11];[.BU$7]&lt;=[.$H11])*[.$G11]" office:value-type="float" office:value="0">
            <text:p>0</text:p>
          </table:table-cell>
          <table:table-cell table:formula="of:=AND([.BV$7]&gt;=[.$C11];[.BV$7]&lt;=[.$H11])*[.$G11]" office:value-type="float" office:value="0">
            <text:p>0</text:p>
          </table:table-cell>
          <table:table-cell table:formula="of:=AND([.BW$7]&gt;=[.$C11];[.BW$7]&lt;=[.$H11])*[.$G11]" office:value-type="float" office:value="0">
            <text:p>0</text:p>
          </table:table-cell>
          <table:table-cell table:formula="of:=AND([.BX$7]&gt;=[.$C11];[.BX$7]&lt;=[.$H11])*[.$G11]" office:value-type="float" office:value="0">
            <text:p>0</text:p>
          </table:table-cell>
          <table:table-cell table:formula="of:=AND([.BY$7]&gt;=[.$C11];[.BY$7]&lt;=[.$H11])*[.$G11]" office:value-type="float" office:value="0">
            <text:p>0</text:p>
          </table:table-cell>
          <table:table-cell table:formula="of:=AND([.BZ$7]&gt;=[.$C11];[.BZ$7]&lt;=[.$H11])*[.$G11]" office:value-type="float" office:value="0">
            <text:p>0</text:p>
          </table:table-cell>
          <table:table-cell table:formula="of:=AND([.CA$7]&gt;=[.$C11];[.CA$7]&lt;=[.$H11])*[.$G11]" office:value-type="float" office:value="0">
            <text:p>0</text:p>
          </table:table-cell>
          <table:table-cell table:formula="of:=AND([.CB$7]&gt;=[.$C11];[.CB$7]&lt;=[.$H11])*[.$G11]" office:value-type="float" office:value="0">
            <text:p>0</text:p>
          </table:table-cell>
          <table:table-cell table:formula="of:=AND([.CC$7]&gt;=[.$C11];[.CC$7]&lt;=[.$H11])*[.$G11]" office:value-type="float" office:value="0">
            <text:p>0</text:p>
          </table:table-cell>
          <table:table-cell table:formula="of:=AND([.CD$7]&gt;=[.$C11];[.CD$7]&lt;=[.$H11])*[.$G11]" office:value-type="float" office:value="0">
            <text:p>0</text:p>
          </table:table-cell>
          <table:table-cell table:formula="of:=AND([.CE$7]&gt;=[.$C11];[.CE$7]&lt;=[.$H11])*[.$G11]" office:value-type="float" office:value="0">
            <text:p>0</text:p>
          </table:table-cell>
          <table:table-cell table:formula="of:=AND([.CF$7]&gt;=[.$C11];[.CF$7]&lt;=[.$H11])*[.$G11]" office:value-type="float" office:value="0">
            <text:p>0</text:p>
          </table:table-cell>
          <table:table-cell table:formula="of:=AND([.CG$7]&gt;=[.$C11];[.CG$7]&lt;=[.$H11])*[.$G11]" office:value-type="float" office:value="0">
            <text:p>0</text:p>
          </table:table-cell>
          <table:table-cell table:formula="of:=AND([.CH$7]&gt;=[.$C11];[.CH$7]&lt;=[.$H11])*[.$G11]" office:value-type="float" office:value="0">
            <text:p>0</text:p>
          </table:table-cell>
          <table:table-cell table:formula="of:=AND([.CI$7]&gt;=[.$C11];[.CI$7]&lt;=[.$H11])*[.$G11]" office:value-type="float" office:value="0">
            <text:p>0</text:p>
          </table:table-cell>
          <table:table-cell table:formula="of:=AND([.CJ$7]&gt;=[.$C11];[.CJ$7]&lt;=[.$H11])*[.$G11]" office:value-type="float" office:value="0">
            <text:p>0</text:p>
          </table:table-cell>
          <table:table-cell table:formula="of:=AND([.CK$7]&gt;=[.$C11];[.CK$7]&lt;=[.$H11])*[.$G11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anislaus</text:p>
          </table:table-cell>
          <table:table-cell office:value-type="float" office:value="1780">
            <text:p>1780</text:p>
          </table:table-cell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  <table:table-cell table:formula="of:=[.C12]+[.F12]-1" office:value-type="float" office:value="1801">
            <text:p>1801</text:p>
          </table:table-cell>
          <table:table-cell/>
          <table:table-cell table:formula="of:=AND([.J$7]&gt;=[.$C12];[.J$7]&lt;=[.$H12])*[.$G12]" office:value-type="float" office:value="0">
            <text:p>0</text:p>
          </table:table-cell>
          <table:table-cell table:formula="of:=AND([.K$7]&gt;=[.$C12];[.K$7]&lt;=[.$H12])*[.$G12]" office:value-type="float" office:value="0">
            <text:p>0</text:p>
          </table:table-cell>
          <table:table-cell table:formula="of:=AND([.L$7]&gt;=[.$C12];[.L$7]&lt;=[.$H12])*[.$G12]" office:value-type="float" office:value="0">
            <text:p>0</text:p>
          </table:table-cell>
          <table:table-cell table:formula="of:=AND([.M$7]&gt;=[.$C12];[.M$7]&lt;=[.$H12])*[.$G12]" office:value-type="float" office:value="230">
            <text:p>230</text:p>
          </table:table-cell>
          <table:table-cell table:formula="of:=AND([.N$7]&gt;=[.$C12];[.N$7]&lt;=[.$H12])*[.$G12]" office:value-type="float" office:value="230">
            <text:p>230</text:p>
          </table:table-cell>
          <table:table-cell table:formula="of:=AND([.O$7]&gt;=[.$C12];[.O$7]&lt;=[.$H12])*[.$G12]" office:value-type="float" office:value="230">
            <text:p>230</text:p>
          </table:table-cell>
          <table:table-cell table:formula="of:=AND([.P$7]&gt;=[.$C12];[.P$7]&lt;=[.$H12])*[.$G12]" office:value-type="float" office:value="230">
            <text:p>230</text:p>
          </table:table-cell>
          <table:table-cell table:formula="of:=AND([.Q$7]&gt;=[.$C12];[.Q$7]&lt;=[.$H12])*[.$G12]" office:value-type="float" office:value="230">
            <text:p>230</text:p>
          </table:table-cell>
          <table:table-cell table:formula="of:=AND([.R$7]&gt;=[.$C12];[.R$7]&lt;=[.$H12])*[.$G12]" office:value-type="float" office:value="230">
            <text:p>230</text:p>
          </table:table-cell>
          <table:table-cell table:formula="of:=AND([.S$7]&gt;=[.$C12];[.S$7]&lt;=[.$H12])*[.$G12]" office:value-type="float" office:value="230">
            <text:p>230</text:p>
          </table:table-cell>
          <table:table-cell table:formula="of:=AND([.T$7]&gt;=[.$C12];[.T$7]&lt;=[.$H12])*[.$G12]" office:value-type="float" office:value="230">
            <text:p>230</text:p>
          </table:table-cell>
          <table:table-cell table:formula="of:=AND([.U$7]&gt;=[.$C12];[.U$7]&lt;=[.$H12])*[.$G12]" office:value-type="float" office:value="230">
            <text:p>230</text:p>
          </table:table-cell>
          <table:table-cell table:formula="of:=AND([.V$7]&gt;=[.$C12];[.V$7]&lt;=[.$H12])*[.$G12]" office:value-type="float" office:value="230">
            <text:p>230</text:p>
          </table:table-cell>
          <table:table-cell table:formula="of:=AND([.W$7]&gt;=[.$C12];[.W$7]&lt;=[.$H12])*[.$G12]" office:value-type="float" office:value="230">
            <text:p>230</text:p>
          </table:table-cell>
          <table:table-cell table:formula="of:=AND([.X$7]&gt;=[.$C12];[.X$7]&lt;=[.$H12])*[.$G12]" office:value-type="float" office:value="230">
            <text:p>230</text:p>
          </table:table-cell>
          <table:table-cell table:formula="of:=AND([.Y$7]&gt;=[.$C12];[.Y$7]&lt;=[.$H12])*[.$G12]" office:value-type="float" office:value="230">
            <text:p>230</text:p>
          </table:table-cell>
          <table:table-cell table:formula="of:=AND([.Z$7]&gt;=[.$C12];[.Z$7]&lt;=[.$H12])*[.$G12]" office:value-type="float" office:value="230">
            <text:p>230</text:p>
          </table:table-cell>
          <table:table-cell table:formula="of:=AND([.AA$7]&gt;=[.$C12];[.AA$7]&lt;=[.$H12])*[.$G12]" office:value-type="float" office:value="230">
            <text:p>230</text:p>
          </table:table-cell>
          <table:table-cell table:formula="of:=AND([.AB$7]&gt;=[.$C12];[.AB$7]&lt;=[.$H12])*[.$G12]" office:value-type="float" office:value="230">
            <text:p>230</text:p>
          </table:table-cell>
          <table:table-cell table:formula="of:=AND([.AC$7]&gt;=[.$C12];[.AC$7]&lt;=[.$H12])*[.$G12]" office:value-type="float" office:value="230">
            <text:p>230</text:p>
          </table:table-cell>
          <table:table-cell table:formula="of:=AND([.AD$7]&gt;=[.$C12];[.AD$7]&lt;=[.$H12])*[.$G12]" office:value-type="float" office:value="230">
            <text:p>230</text:p>
          </table:table-cell>
          <table:table-cell table:formula="of:=AND([.AE$7]&gt;=[.$C12];[.AE$7]&lt;=[.$H12])*[.$G12]" office:value-type="float" office:value="230">
            <text:p>230</text:p>
          </table:table-cell>
          <table:table-cell table:formula="of:=AND([.AF$7]&gt;=[.$C12];[.AF$7]&lt;=[.$H12])*[.$G12]" office:value-type="float" office:value="230">
            <text:p>230</text:p>
          </table:table-cell>
          <table:table-cell table:formula="of:=AND([.AG$7]&gt;=[.$C12];[.AG$7]&lt;=[.$H12])*[.$G12]" office:value-type="float" office:value="230">
            <text:p>230</text:p>
          </table:table-cell>
          <table:table-cell table:formula="of:=AND([.AH$7]&gt;=[.$C12];[.AH$7]&lt;=[.$H12])*[.$G12]" office:value-type="float" office:value="230">
            <text:p>230</text:p>
          </table:table-cell>
          <table:table-cell table:formula="of:=AND([.AI$7]&gt;=[.$C12];[.AI$7]&lt;=[.$H12])*[.$G12]" office:value-type="float" office:value="0">
            <text:p>0</text:p>
          </table:table-cell>
          <table:table-cell table:formula="of:=AND([.AJ$7]&gt;=[.$C12];[.AJ$7]&lt;=[.$H12])*[.$G12]" office:value-type="float" office:value="0">
            <text:p>0</text:p>
          </table:table-cell>
          <table:table-cell table:formula="of:=AND([.AK$7]&gt;=[.$C12];[.AK$7]&lt;=[.$H12])*[.$G12]" office:value-type="float" office:value="0">
            <text:p>0</text:p>
          </table:table-cell>
          <table:table-cell table:formula="of:=AND([.AL$7]&gt;=[.$C12];[.AL$7]&lt;=[.$H12])*[.$G12]" office:value-type="float" office:value="0">
            <text:p>0</text:p>
          </table:table-cell>
          <table:table-cell table:formula="of:=AND([.AM$7]&gt;=[.$C12];[.AM$7]&lt;=[.$H12])*[.$G12]" office:value-type="float" office:value="0">
            <text:p>0</text:p>
          </table:table-cell>
          <table:table-cell table:formula="of:=AND([.AN$7]&gt;=[.$C12];[.AN$7]&lt;=[.$H12])*[.$G12]" office:value-type="float" office:value="0">
            <text:p>0</text:p>
          </table:table-cell>
          <table:table-cell table:formula="of:=AND([.AO$7]&gt;=[.$C12];[.AO$7]&lt;=[.$H12])*[.$G12]" office:value-type="float" office:value="0">
            <text:p>0</text:p>
          </table:table-cell>
          <table:table-cell table:formula="of:=AND([.AP$7]&gt;=[.$C12];[.AP$7]&lt;=[.$H12])*[.$G12]" office:value-type="float" office:value="0">
            <text:p>0</text:p>
          </table:table-cell>
          <table:table-cell table:formula="of:=AND([.AQ$7]&gt;=[.$C12];[.AQ$7]&lt;=[.$H12])*[.$G12]" office:value-type="float" office:value="0">
            <text:p>0</text:p>
          </table:table-cell>
          <table:table-cell table:formula="of:=AND([.AR$7]&gt;=[.$C12];[.AR$7]&lt;=[.$H12])*[.$G12]" office:value-type="float" office:value="0">
            <text:p>0</text:p>
          </table:table-cell>
          <table:table-cell table:formula="of:=AND([.AS$7]&gt;=[.$C12];[.AS$7]&lt;=[.$H12])*[.$G12]" office:value-type="float" office:value="0">
            <text:p>0</text:p>
          </table:table-cell>
          <table:table-cell table:formula="of:=AND([.AT$7]&gt;=[.$C12];[.AT$7]&lt;=[.$H12])*[.$G12]" office:value-type="float" office:value="0">
            <text:p>0</text:p>
          </table:table-cell>
          <table:table-cell table:formula="of:=AND([.AU$7]&gt;=[.$C12];[.AU$7]&lt;=[.$H12])*[.$G12]" office:value-type="float" office:value="0">
            <text:p>0</text:p>
          </table:table-cell>
          <table:table-cell table:formula="of:=AND([.AV$7]&gt;=[.$C12];[.AV$7]&lt;=[.$H12])*[.$G12]" office:value-type="float" office:value="0">
            <text:p>0</text:p>
          </table:table-cell>
          <table:table-cell table:formula="of:=AND([.AW$7]&gt;=[.$C12];[.AW$7]&lt;=[.$H12])*[.$G12]" office:value-type="float" office:value="0">
            <text:p>0</text:p>
          </table:table-cell>
          <table:table-cell table:formula="of:=AND([.AX$7]&gt;=[.$C12];[.AX$7]&lt;=[.$H12])*[.$G12]" office:value-type="float" office:value="0">
            <text:p>0</text:p>
          </table:table-cell>
          <table:table-cell table:formula="of:=AND([.AY$7]&gt;=[.$C12];[.AY$7]&lt;=[.$H12])*[.$G12]" office:value-type="float" office:value="0">
            <text:p>0</text:p>
          </table:table-cell>
          <table:table-cell table:formula="of:=AND([.AZ$7]&gt;=[.$C12];[.AZ$7]&lt;=[.$H12])*[.$G12]" office:value-type="float" office:value="0">
            <text:p>0</text:p>
          </table:table-cell>
          <table:table-cell table:formula="of:=AND([.BA$7]&gt;=[.$C12];[.BA$7]&lt;=[.$H12])*[.$G12]" office:value-type="float" office:value="0">
            <text:p>0</text:p>
          </table:table-cell>
          <table:table-cell table:formula="of:=AND([.BB$7]&gt;=[.$C12];[.BB$7]&lt;=[.$H12])*[.$G12]" office:value-type="float" office:value="0">
            <text:p>0</text:p>
          </table:table-cell>
          <table:table-cell table:formula="of:=AND([.BC$7]&gt;=[.$C12];[.BC$7]&lt;=[.$H12])*[.$G12]" office:value-type="float" office:value="0">
            <text:p>0</text:p>
          </table:table-cell>
          <table:table-cell table:formula="of:=AND([.BD$7]&gt;=[.$C12];[.BD$7]&lt;=[.$H12])*[.$G12]" office:value-type="float" office:value="0">
            <text:p>0</text:p>
          </table:table-cell>
          <table:table-cell table:formula="of:=AND([.BE$7]&gt;=[.$C12];[.BE$7]&lt;=[.$H12])*[.$G12]" office:value-type="float" office:value="0">
            <text:p>0</text:p>
          </table:table-cell>
          <table:table-cell table:formula="of:=AND([.BF$7]&gt;=[.$C12];[.BF$7]&lt;=[.$H12])*[.$G12]" office:value-type="float" office:value="0">
            <text:p>0</text:p>
          </table:table-cell>
          <table:table-cell table:formula="of:=AND([.BG$7]&gt;=[.$C12];[.BG$7]&lt;=[.$H12])*[.$G12]" office:value-type="float" office:value="0">
            <text:p>0</text:p>
          </table:table-cell>
          <table:table-cell table:formula="of:=AND([.BH$7]&gt;=[.$C12];[.BH$7]&lt;=[.$H12])*[.$G12]" office:value-type="float" office:value="0">
            <text:p>0</text:p>
          </table:table-cell>
          <table:table-cell table:formula="of:=AND([.BI$7]&gt;=[.$C12];[.BI$7]&lt;=[.$H12])*[.$G12]" office:value-type="float" office:value="0">
            <text:p>0</text:p>
          </table:table-cell>
          <table:table-cell table:formula="of:=AND([.BJ$7]&gt;=[.$C12];[.BJ$7]&lt;=[.$H12])*[.$G12]" office:value-type="float" office:value="0">
            <text:p>0</text:p>
          </table:table-cell>
          <table:table-cell table:formula="of:=AND([.BK$7]&gt;=[.$C12];[.BK$7]&lt;=[.$H12])*[.$G12]" office:value-type="float" office:value="0">
            <text:p>0</text:p>
          </table:table-cell>
          <table:table-cell table:formula="of:=AND([.BL$7]&gt;=[.$C12];[.BL$7]&lt;=[.$H12])*[.$G12]" office:value-type="float" office:value="0">
            <text:p>0</text:p>
          </table:table-cell>
          <table:table-cell table:formula="of:=AND([.BM$7]&gt;=[.$C12];[.BM$7]&lt;=[.$H12])*[.$G12]" office:value-type="float" office:value="0">
            <text:p>0</text:p>
          </table:table-cell>
          <table:table-cell table:formula="of:=AND([.BN$7]&gt;=[.$C12];[.BN$7]&lt;=[.$H12])*[.$G12]" office:value-type="float" office:value="0">
            <text:p>0</text:p>
          </table:table-cell>
          <table:table-cell table:formula="of:=AND([.BO$7]&gt;=[.$C12];[.BO$7]&lt;=[.$H12])*[.$G12]" office:value-type="float" office:value="0">
            <text:p>0</text:p>
          </table:table-cell>
          <table:table-cell table:formula="of:=AND([.BP$7]&gt;=[.$C12];[.BP$7]&lt;=[.$H12])*[.$G12]" office:value-type="float" office:value="0">
            <text:p>0</text:p>
          </table:table-cell>
          <table:table-cell table:formula="of:=AND([.BQ$7]&gt;=[.$C12];[.BQ$7]&lt;=[.$H12])*[.$G12]" office:value-type="float" office:value="0">
            <text:p>0</text:p>
          </table:table-cell>
          <table:table-cell table:formula="of:=AND([.BR$7]&gt;=[.$C12];[.BR$7]&lt;=[.$H12])*[.$G12]" office:value-type="float" office:value="0">
            <text:p>0</text:p>
          </table:table-cell>
          <table:table-cell table:formula="of:=AND([.BS$7]&gt;=[.$C12];[.BS$7]&lt;=[.$H12])*[.$G12]" office:value-type="float" office:value="0">
            <text:p>0</text:p>
          </table:table-cell>
          <table:table-cell table:formula="of:=AND([.BT$7]&gt;=[.$C12];[.BT$7]&lt;=[.$H12])*[.$G12]" office:value-type="float" office:value="0">
            <text:p>0</text:p>
          </table:table-cell>
          <table:table-cell table:formula="of:=AND([.BU$7]&gt;=[.$C12];[.BU$7]&lt;=[.$H12])*[.$G12]" office:value-type="float" office:value="0">
            <text:p>0</text:p>
          </table:table-cell>
          <table:table-cell table:formula="of:=AND([.BV$7]&gt;=[.$C12];[.BV$7]&lt;=[.$H12])*[.$G12]" office:value-type="float" office:value="0">
            <text:p>0</text:p>
          </table:table-cell>
          <table:table-cell table:formula="of:=AND([.BW$7]&gt;=[.$C12];[.BW$7]&lt;=[.$H12])*[.$G12]" office:value-type="float" office:value="0">
            <text:p>0</text:p>
          </table:table-cell>
          <table:table-cell table:formula="of:=AND([.BX$7]&gt;=[.$C12];[.BX$7]&lt;=[.$H12])*[.$G12]" office:value-type="float" office:value="0">
            <text:p>0</text:p>
          </table:table-cell>
          <table:table-cell table:formula="of:=AND([.BY$7]&gt;=[.$C12];[.BY$7]&lt;=[.$H12])*[.$G12]" office:value-type="float" office:value="0">
            <text:p>0</text:p>
          </table:table-cell>
          <table:table-cell table:formula="of:=AND([.BZ$7]&gt;=[.$C12];[.BZ$7]&lt;=[.$H12])*[.$G12]" office:value-type="float" office:value="0">
            <text:p>0</text:p>
          </table:table-cell>
          <table:table-cell table:formula="of:=AND([.CA$7]&gt;=[.$C12];[.CA$7]&lt;=[.$H12])*[.$G12]" office:value-type="float" office:value="0">
            <text:p>0</text:p>
          </table:table-cell>
          <table:table-cell table:formula="of:=AND([.CB$7]&gt;=[.$C12];[.CB$7]&lt;=[.$H12])*[.$G12]" office:value-type="float" office:value="0">
            <text:p>0</text:p>
          </table:table-cell>
          <table:table-cell table:formula="of:=AND([.CC$7]&gt;=[.$C12];[.CC$7]&lt;=[.$H12])*[.$G12]" office:value-type="float" office:value="0">
            <text:p>0</text:p>
          </table:table-cell>
          <table:table-cell table:formula="of:=AND([.CD$7]&gt;=[.$C12];[.CD$7]&lt;=[.$H12])*[.$G12]" office:value-type="float" office:value="0">
            <text:p>0</text:p>
          </table:table-cell>
          <table:table-cell table:formula="of:=AND([.CE$7]&gt;=[.$C12];[.CE$7]&lt;=[.$H12])*[.$G12]" office:value-type="float" office:value="0">
            <text:p>0</text:p>
          </table:table-cell>
          <table:table-cell table:formula="of:=AND([.CF$7]&gt;=[.$C12];[.CF$7]&lt;=[.$H12])*[.$G12]" office:value-type="float" office:value="0">
            <text:p>0</text:p>
          </table:table-cell>
          <table:table-cell table:formula="of:=AND([.CG$7]&gt;=[.$C12];[.CG$7]&lt;=[.$H12])*[.$G12]" office:value-type="float" office:value="0">
            <text:p>0</text:p>
          </table:table-cell>
          <table:table-cell table:formula="of:=AND([.CH$7]&gt;=[.$C12];[.CH$7]&lt;=[.$H12])*[.$G12]" office:value-type="float" office:value="0">
            <text:p>0</text:p>
          </table:table-cell>
          <table:table-cell table:formula="of:=AND([.CI$7]&gt;=[.$C12];[.CI$7]&lt;=[.$H12])*[.$G12]" office:value-type="float" office:value="0">
            <text:p>0</text:p>
          </table:table-cell>
          <table:table-cell table:formula="of:=AND([.CJ$7]&gt;=[.$C12];[.CJ$7]&lt;=[.$H12])*[.$G12]" office:value-type="float" office:value="0">
            <text:p>0</text:p>
          </table:table-cell>
          <table:table-cell table:formula="of:=AND([.CK$7]&gt;=[.$C12];[.CK$7]&lt;=[.$H12])*[.$G12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tham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[.C13]+[.F13]-1" office:value-type="float" office:value="1788">
            <text:p>1788</text:p>
          </table:table-cell>
          <table:table-cell/>
          <table:table-cell table:formula="of:=AND([.J$7]&gt;=[.$C13];[.J$7]&lt;=[.$H13])*[.$G13]" office:value-type="float" office:value="0">
            <text:p>0</text:p>
          </table:table-cell>
          <table:table-cell table:formula="of:=AND([.K$7]&gt;=[.$C13];[.K$7]&lt;=[.$H13])*[.$G13]" office:value-type="float" office:value="0">
            <text:p>0</text:p>
          </table:table-cell>
          <table:table-cell table:formula="of:=AND([.L$7]&gt;=[.$C13];[.L$7]&lt;=[.$H13])*[.$G13]" office:value-type="float" office:value="0">
            <text:p>0</text:p>
          </table:table-cell>
          <table:table-cell table:formula="of:=AND([.M$7]&gt;=[.$C13];[.M$7]&lt;=[.$H13])*[.$G13]" office:value-type="float" office:value="0">
            <text:p>0</text:p>
          </table:table-cell>
          <table:table-cell table:formula="of:=AND([.N$7]&gt;=[.$C13];[.N$7]&lt;=[.$H13])*[.$G13]" office:value-type="float" office:value="0">
            <text:p>0</text:p>
          </table:table-cell>
          <table:table-cell table:formula="of:=AND([.O$7]&gt;=[.$C13];[.O$7]&lt;=[.$H13])*[.$G13]" office:value-type="float" office:value="0">
            <text:p>0</text:p>
          </table:table-cell>
          <table:table-cell table:formula="of:=AND([.P$7]&gt;=[.$C13];[.P$7]&lt;=[.$H13])*[.$G13]" office:value-type="float" office:value="0">
            <text:p>0</text:p>
          </table:table-cell>
          <table:table-cell table:formula="of:=AND([.Q$7]&gt;=[.$C13];[.Q$7]&lt;=[.$H13])*[.$G13]" office:value-type="float" office:value="0">
            <text:p>0</text:p>
          </table:table-cell>
          <table:table-cell table:formula="of:=AND([.R$7]&gt;=[.$C13];[.R$7]&lt;=[.$H13])*[.$G13]" office:value-type="float" office:value="0">
            <text:p>0</text:p>
          </table:table-cell>
          <table:table-cell table:formula="of:=AND([.S$7]&gt;=[.$C13];[.S$7]&lt;=[.$H13])*[.$G13]" office:value-type="float" office:value="0">
            <text:p>0</text:p>
          </table:table-cell>
          <table:table-cell table:formula="of:=AND([.T$7]&gt;=[.$C13];[.T$7]&lt;=[.$H13])*[.$G13]" office:value-type="float" office:value="125">
            <text:p>125</text:p>
          </table:table-cell>
          <table:table-cell table:formula="of:=AND([.U$7]&gt;=[.$C13];[.U$7]&lt;=[.$H13])*[.$G13]" office:value-type="float" office:value="125">
            <text:p>125</text:p>
          </table:table-cell>
          <table:table-cell table:formula="of:=AND([.V$7]&gt;=[.$C13];[.V$7]&lt;=[.$H13])*[.$G13]" office:value-type="float" office:value="0">
            <text:p>0</text:p>
          </table:table-cell>
          <table:table-cell table:formula="of:=AND([.W$7]&gt;=[.$C13];[.W$7]&lt;=[.$H13])*[.$G13]" office:value-type="float" office:value="0">
            <text:p>0</text:p>
          </table:table-cell>
          <table:table-cell table:formula="of:=AND([.X$7]&gt;=[.$C13];[.X$7]&lt;=[.$H13])*[.$G13]" office:value-type="float" office:value="0">
            <text:p>0</text:p>
          </table:table-cell>
          <table:table-cell table:formula="of:=AND([.Y$7]&gt;=[.$C13];[.Y$7]&lt;=[.$H13])*[.$G13]" office:value-type="float" office:value="0">
            <text:p>0</text:p>
          </table:table-cell>
          <table:table-cell table:formula="of:=AND([.Z$7]&gt;=[.$C13];[.Z$7]&lt;=[.$H13])*[.$G13]" office:value-type="float" office:value="0">
            <text:p>0</text:p>
          </table:table-cell>
          <table:table-cell table:formula="of:=AND([.AA$7]&gt;=[.$C13];[.AA$7]&lt;=[.$H13])*[.$G13]" office:value-type="float" office:value="0">
            <text:p>0</text:p>
          </table:table-cell>
          <table:table-cell table:formula="of:=AND([.AB$7]&gt;=[.$C13];[.AB$7]&lt;=[.$H13])*[.$G13]" office:value-type="float" office:value="0">
            <text:p>0</text:p>
          </table:table-cell>
          <table:table-cell table:formula="of:=AND([.AC$7]&gt;=[.$C13];[.AC$7]&lt;=[.$H13])*[.$G13]" office:value-type="float" office:value="0">
            <text:p>0</text:p>
          </table:table-cell>
          <table:table-cell table:formula="of:=AND([.AD$7]&gt;=[.$C13];[.AD$7]&lt;=[.$H13])*[.$G13]" office:value-type="float" office:value="0">
            <text:p>0</text:p>
          </table:table-cell>
          <table:table-cell table:formula="of:=AND([.AE$7]&gt;=[.$C13];[.AE$7]&lt;=[.$H13])*[.$G13]" office:value-type="float" office:value="0">
            <text:p>0</text:p>
          </table:table-cell>
          <table:table-cell table:formula="of:=AND([.AF$7]&gt;=[.$C13];[.AF$7]&lt;=[.$H13])*[.$G13]" office:value-type="float" office:value="0">
            <text:p>0</text:p>
          </table:table-cell>
          <table:table-cell table:formula="of:=AND([.AG$7]&gt;=[.$C13];[.AG$7]&lt;=[.$H13])*[.$G13]" office:value-type="float" office:value="0">
            <text:p>0</text:p>
          </table:table-cell>
          <table:table-cell table:formula="of:=AND([.AH$7]&gt;=[.$C13];[.AH$7]&lt;=[.$H13])*[.$G13]" office:value-type="float" office:value="0">
            <text:p>0</text:p>
          </table:table-cell>
          <table:table-cell table:formula="of:=AND([.AI$7]&gt;=[.$C13];[.AI$7]&lt;=[.$H13])*[.$G13]" office:value-type="float" office:value="0">
            <text:p>0</text:p>
          </table:table-cell>
          <table:table-cell table:formula="of:=AND([.AJ$7]&gt;=[.$C13];[.AJ$7]&lt;=[.$H13])*[.$G13]" office:value-type="float" office:value="0">
            <text:p>0</text:p>
          </table:table-cell>
          <table:table-cell table:formula="of:=AND([.AK$7]&gt;=[.$C13];[.AK$7]&lt;=[.$H13])*[.$G13]" office:value-type="float" office:value="0">
            <text:p>0</text:p>
          </table:table-cell>
          <table:table-cell table:formula="of:=AND([.AL$7]&gt;=[.$C13];[.AL$7]&lt;=[.$H13])*[.$G13]" office:value-type="float" office:value="0">
            <text:p>0</text:p>
          </table:table-cell>
          <table:table-cell table:formula="of:=AND([.AM$7]&gt;=[.$C13];[.AM$7]&lt;=[.$H13])*[.$G13]" office:value-type="float" office:value="0">
            <text:p>0</text:p>
          </table:table-cell>
          <table:table-cell table:formula="of:=AND([.AN$7]&gt;=[.$C13];[.AN$7]&lt;=[.$H13])*[.$G13]" office:value-type="float" office:value="0">
            <text:p>0</text:p>
          </table:table-cell>
          <table:table-cell table:formula="of:=AND([.AO$7]&gt;=[.$C13];[.AO$7]&lt;=[.$H13])*[.$G13]" office:value-type="float" office:value="0">
            <text:p>0</text:p>
          </table:table-cell>
          <table:table-cell table:formula="of:=AND([.AP$7]&gt;=[.$C13];[.AP$7]&lt;=[.$H13])*[.$G13]" office:value-type="float" office:value="0">
            <text:p>0</text:p>
          </table:table-cell>
          <table:table-cell table:formula="of:=AND([.AQ$7]&gt;=[.$C13];[.AQ$7]&lt;=[.$H13])*[.$G13]" office:value-type="float" office:value="0">
            <text:p>0</text:p>
          </table:table-cell>
          <table:table-cell table:formula="of:=AND([.AR$7]&gt;=[.$C13];[.AR$7]&lt;=[.$H13])*[.$G13]" office:value-type="float" office:value="0">
            <text:p>0</text:p>
          </table:table-cell>
          <table:table-cell table:formula="of:=AND([.AS$7]&gt;=[.$C13];[.AS$7]&lt;=[.$H13])*[.$G13]" office:value-type="float" office:value="0">
            <text:p>0</text:p>
          </table:table-cell>
          <table:table-cell table:formula="of:=AND([.AT$7]&gt;=[.$C13];[.AT$7]&lt;=[.$H13])*[.$G13]" office:value-type="float" office:value="0">
            <text:p>0</text:p>
          </table:table-cell>
          <table:table-cell table:formula="of:=AND([.AU$7]&gt;=[.$C13];[.AU$7]&lt;=[.$H13])*[.$G13]" office:value-type="float" office:value="0">
            <text:p>0</text:p>
          </table:table-cell>
          <table:table-cell table:formula="of:=AND([.AV$7]&gt;=[.$C13];[.AV$7]&lt;=[.$H13])*[.$G13]" office:value-type="float" office:value="0">
            <text:p>0</text:p>
          </table:table-cell>
          <table:table-cell table:formula="of:=AND([.AW$7]&gt;=[.$C13];[.AW$7]&lt;=[.$H13])*[.$G13]" office:value-type="float" office:value="0">
            <text:p>0</text:p>
          </table:table-cell>
          <table:table-cell table:formula="of:=AND([.AX$7]&gt;=[.$C13];[.AX$7]&lt;=[.$H13])*[.$G13]" office:value-type="float" office:value="0">
            <text:p>0</text:p>
          </table:table-cell>
          <table:table-cell table:formula="of:=AND([.AY$7]&gt;=[.$C13];[.AY$7]&lt;=[.$H13])*[.$G13]" office:value-type="float" office:value="0">
            <text:p>0</text:p>
          </table:table-cell>
          <table:table-cell table:formula="of:=AND([.AZ$7]&gt;=[.$C13];[.AZ$7]&lt;=[.$H13])*[.$G13]" office:value-type="float" office:value="0">
            <text:p>0</text:p>
          </table:table-cell>
          <table:table-cell table:formula="of:=AND([.BA$7]&gt;=[.$C13];[.BA$7]&lt;=[.$H13])*[.$G13]" office:value-type="float" office:value="0">
            <text:p>0</text:p>
          </table:table-cell>
          <table:table-cell table:formula="of:=AND([.BB$7]&gt;=[.$C13];[.BB$7]&lt;=[.$H13])*[.$G13]" office:value-type="float" office:value="0">
            <text:p>0</text:p>
          </table:table-cell>
          <table:table-cell table:formula="of:=AND([.BC$7]&gt;=[.$C13];[.BC$7]&lt;=[.$H13])*[.$G13]" office:value-type="float" office:value="0">
            <text:p>0</text:p>
          </table:table-cell>
          <table:table-cell table:formula="of:=AND([.BD$7]&gt;=[.$C13];[.BD$7]&lt;=[.$H13])*[.$G13]" office:value-type="float" office:value="0">
            <text:p>0</text:p>
          </table:table-cell>
          <table:table-cell table:formula="of:=AND([.BE$7]&gt;=[.$C13];[.BE$7]&lt;=[.$H13])*[.$G13]" office:value-type="float" office:value="0">
            <text:p>0</text:p>
          </table:table-cell>
          <table:table-cell table:formula="of:=AND([.BF$7]&gt;=[.$C13];[.BF$7]&lt;=[.$H13])*[.$G13]" office:value-type="float" office:value="0">
            <text:p>0</text:p>
          </table:table-cell>
          <table:table-cell table:formula="of:=AND([.BG$7]&gt;=[.$C13];[.BG$7]&lt;=[.$H13])*[.$G13]" office:value-type="float" office:value="0">
            <text:p>0</text:p>
          </table:table-cell>
          <table:table-cell table:formula="of:=AND([.BH$7]&gt;=[.$C13];[.BH$7]&lt;=[.$H13])*[.$G13]" office:value-type="float" office:value="0">
            <text:p>0</text:p>
          </table:table-cell>
          <table:table-cell table:formula="of:=AND([.BI$7]&gt;=[.$C13];[.BI$7]&lt;=[.$H13])*[.$G13]" office:value-type="float" office:value="0">
            <text:p>0</text:p>
          </table:table-cell>
          <table:table-cell table:formula="of:=AND([.BJ$7]&gt;=[.$C13];[.BJ$7]&lt;=[.$H13])*[.$G13]" office:value-type="float" office:value="0">
            <text:p>0</text:p>
          </table:table-cell>
          <table:table-cell table:formula="of:=AND([.BK$7]&gt;=[.$C13];[.BK$7]&lt;=[.$H13])*[.$G13]" office:value-type="float" office:value="0">
            <text:p>0</text:p>
          </table:table-cell>
          <table:table-cell table:formula="of:=AND([.BL$7]&gt;=[.$C13];[.BL$7]&lt;=[.$H13])*[.$G13]" office:value-type="float" office:value="0">
            <text:p>0</text:p>
          </table:table-cell>
          <table:table-cell table:formula="of:=AND([.BM$7]&gt;=[.$C13];[.BM$7]&lt;=[.$H13])*[.$G13]" office:value-type="float" office:value="0">
            <text:p>0</text:p>
          </table:table-cell>
          <table:table-cell table:formula="of:=AND([.BN$7]&gt;=[.$C13];[.BN$7]&lt;=[.$H13])*[.$G13]" office:value-type="float" office:value="0">
            <text:p>0</text:p>
          </table:table-cell>
          <table:table-cell table:formula="of:=AND([.BO$7]&gt;=[.$C13];[.BO$7]&lt;=[.$H13])*[.$G13]" office:value-type="float" office:value="0">
            <text:p>0</text:p>
          </table:table-cell>
          <table:table-cell table:formula="of:=AND([.BP$7]&gt;=[.$C13];[.BP$7]&lt;=[.$H13])*[.$G13]" office:value-type="float" office:value="0">
            <text:p>0</text:p>
          </table:table-cell>
          <table:table-cell table:formula="of:=AND([.BQ$7]&gt;=[.$C13];[.BQ$7]&lt;=[.$H13])*[.$G13]" office:value-type="float" office:value="0">
            <text:p>0</text:p>
          </table:table-cell>
          <table:table-cell table:formula="of:=AND([.BR$7]&gt;=[.$C13];[.BR$7]&lt;=[.$H13])*[.$G13]" office:value-type="float" office:value="0">
            <text:p>0</text:p>
          </table:table-cell>
          <table:table-cell table:formula="of:=AND([.BS$7]&gt;=[.$C13];[.BS$7]&lt;=[.$H13])*[.$G13]" office:value-type="float" office:value="0">
            <text:p>0</text:p>
          </table:table-cell>
          <table:table-cell table:formula="of:=AND([.BT$7]&gt;=[.$C13];[.BT$7]&lt;=[.$H13])*[.$G13]" office:value-type="float" office:value="0">
            <text:p>0</text:p>
          </table:table-cell>
          <table:table-cell table:formula="of:=AND([.BU$7]&gt;=[.$C13];[.BU$7]&lt;=[.$H13])*[.$G13]" office:value-type="float" office:value="0">
            <text:p>0</text:p>
          </table:table-cell>
          <table:table-cell table:formula="of:=AND([.BV$7]&gt;=[.$C13];[.BV$7]&lt;=[.$H13])*[.$G13]" office:value-type="float" office:value="0">
            <text:p>0</text:p>
          </table:table-cell>
          <table:table-cell table:formula="of:=AND([.BW$7]&gt;=[.$C13];[.BW$7]&lt;=[.$H13])*[.$G13]" office:value-type="float" office:value="0">
            <text:p>0</text:p>
          </table:table-cell>
          <table:table-cell table:formula="of:=AND([.BX$7]&gt;=[.$C13];[.BX$7]&lt;=[.$H13])*[.$G13]" office:value-type="float" office:value="0">
            <text:p>0</text:p>
          </table:table-cell>
          <table:table-cell table:formula="of:=AND([.BY$7]&gt;=[.$C13];[.BY$7]&lt;=[.$H13])*[.$G13]" office:value-type="float" office:value="0">
            <text:p>0</text:p>
          </table:table-cell>
          <table:table-cell table:formula="of:=AND([.BZ$7]&gt;=[.$C13];[.BZ$7]&lt;=[.$H13])*[.$G13]" office:value-type="float" office:value="0">
            <text:p>0</text:p>
          </table:table-cell>
          <table:table-cell table:formula="of:=AND([.CA$7]&gt;=[.$C13];[.CA$7]&lt;=[.$H13])*[.$G13]" office:value-type="float" office:value="0">
            <text:p>0</text:p>
          </table:table-cell>
          <table:table-cell table:formula="of:=AND([.CB$7]&gt;=[.$C13];[.CB$7]&lt;=[.$H13])*[.$G13]" office:value-type="float" office:value="0">
            <text:p>0</text:p>
          </table:table-cell>
          <table:table-cell table:formula="of:=AND([.CC$7]&gt;=[.$C13];[.CC$7]&lt;=[.$H13])*[.$G13]" office:value-type="float" office:value="0">
            <text:p>0</text:p>
          </table:table-cell>
          <table:table-cell table:formula="of:=AND([.CD$7]&gt;=[.$C13];[.CD$7]&lt;=[.$H13])*[.$G13]" office:value-type="float" office:value="0">
            <text:p>0</text:p>
          </table:table-cell>
          <table:table-cell table:formula="of:=AND([.CE$7]&gt;=[.$C13];[.CE$7]&lt;=[.$H13])*[.$G13]" office:value-type="float" office:value="0">
            <text:p>0</text:p>
          </table:table-cell>
          <table:table-cell table:formula="of:=AND([.CF$7]&gt;=[.$C13];[.CF$7]&lt;=[.$H13])*[.$G13]" office:value-type="float" office:value="0">
            <text:p>0</text:p>
          </table:table-cell>
          <table:table-cell table:formula="of:=AND([.CG$7]&gt;=[.$C13];[.CG$7]&lt;=[.$H13])*[.$G13]" office:value-type="float" office:value="0">
            <text:p>0</text:p>
          </table:table-cell>
          <table:table-cell table:formula="of:=AND([.CH$7]&gt;=[.$C13];[.CH$7]&lt;=[.$H13])*[.$G13]" office:value-type="float" office:value="0">
            <text:p>0</text:p>
          </table:table-cell>
          <table:table-cell table:formula="of:=AND([.CI$7]&gt;=[.$C13];[.CI$7]&lt;=[.$H13])*[.$G13]" office:value-type="float" office:value="0">
            <text:p>0</text:p>
          </table:table-cell>
          <table:table-cell table:formula="of:=AND([.CJ$7]&gt;=[.$C13];[.CJ$7]&lt;=[.$H13])*[.$G13]" office:value-type="float" office:value="0">
            <text:p>0</text:p>
          </table:table-cell>
          <table:table-cell table:formula="of:=AND([.CK$7]&gt;=[.$C13];[.CK$7]&lt;=[.$H13])*[.$G13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unkirk</text:p>
          </table:table-cell>
          <table:table-cell office:value-type="float" office:value="1788">
            <text:p>1788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table:formula="of:=[.C14]+[.F14]-1" office:value-type="float" office:value="1792">
            <text:p>1792</text:p>
          </table:table-cell>
          <table:table-cell/>
          <table:table-cell table:formula="of:=AND([.J$7]&gt;=[.$C14];[.J$7]&lt;=[.$H14])*[.$G14]" office:value-type="float" office:value="0">
            <text:p>0</text:p>
          </table:table-cell>
          <table:table-cell table:formula="of:=AND([.K$7]&gt;=[.$C14];[.K$7]&lt;=[.$H14])*[.$G14]" office:value-type="float" office:value="0">
            <text:p>0</text:p>
          </table:table-cell>
          <table:table-cell table:formula="of:=AND([.L$7]&gt;=[.$C14];[.L$7]&lt;=[.$H14])*[.$G14]" office:value-type="float" office:value="0">
            <text:p>0</text:p>
          </table:table-cell>
          <table:table-cell table:formula="of:=AND([.M$7]&gt;=[.$C14];[.M$7]&lt;=[.$H14])*[.$G14]" office:value-type="float" office:value="0">
            <text:p>0</text:p>
          </table:table-cell>
          <table:table-cell table:formula="of:=AND([.N$7]&gt;=[.$C14];[.N$7]&lt;=[.$H14])*[.$G14]" office:value-type="float" office:value="0">
            <text:p>0</text:p>
          </table:table-cell>
          <table:table-cell table:formula="of:=AND([.O$7]&gt;=[.$C14];[.O$7]&lt;=[.$H14])*[.$G14]" office:value-type="float" office:value="0">
            <text:p>0</text:p>
          </table:table-cell>
          <table:table-cell table:formula="of:=AND([.P$7]&gt;=[.$C14];[.P$7]&lt;=[.$H14])*[.$G14]" office:value-type="float" office:value="0">
            <text:p>0</text:p>
          </table:table-cell>
          <table:table-cell table:formula="of:=AND([.Q$7]&gt;=[.$C14];[.Q$7]&lt;=[.$H14])*[.$G14]" office:value-type="float" office:value="0">
            <text:p>0</text:p>
          </table:table-cell>
          <table:table-cell table:formula="of:=AND([.R$7]&gt;=[.$C14];[.R$7]&lt;=[.$H14])*[.$G14]" office:value-type="float" office:value="0">
            <text:p>0</text:p>
          </table:table-cell>
          <table:table-cell table:formula="of:=AND([.S$7]&gt;=[.$C14];[.S$7]&lt;=[.$H14])*[.$G14]" office:value-type="float" office:value="0">
            <text:p>0</text:p>
          </table:table-cell>
          <table:table-cell table:formula="of:=AND([.T$7]&gt;=[.$C14];[.T$7]&lt;=[.$H14])*[.$G14]" office:value-type="float" office:value="0">
            <text:p>0</text:p>
          </table:table-cell>
          <table:table-cell table:formula="of:=AND([.U$7]&gt;=[.$C14];[.U$7]&lt;=[.$H14])*[.$G14]" office:value-type="float" office:value="375">
            <text:p>375</text:p>
          </table:table-cell>
          <table:table-cell table:formula="of:=AND([.V$7]&gt;=[.$C14];[.V$7]&lt;=[.$H14])*[.$G14]" office:value-type="float" office:value="375">
            <text:p>375</text:p>
          </table:table-cell>
          <table:table-cell table:formula="of:=AND([.W$7]&gt;=[.$C14];[.W$7]&lt;=[.$H14])*[.$G14]" office:value-type="float" office:value="375">
            <text:p>375</text:p>
          </table:table-cell>
          <table:table-cell table:formula="of:=AND([.X$7]&gt;=[.$C14];[.X$7]&lt;=[.$H14])*[.$G14]" office:value-type="float" office:value="375">
            <text:p>375</text:p>
          </table:table-cell>
          <table:table-cell table:formula="of:=AND([.Y$7]&gt;=[.$C14];[.Y$7]&lt;=[.$H14])*[.$G14]" office:value-type="float" office:value="375">
            <text:p>375</text:p>
          </table:table-cell>
          <table:table-cell table:formula="of:=AND([.Z$7]&gt;=[.$C14];[.Z$7]&lt;=[.$H14])*[.$G14]" office:value-type="float" office:value="0">
            <text:p>0</text:p>
          </table:table-cell>
          <table:table-cell table:formula="of:=AND([.AA$7]&gt;=[.$C14];[.AA$7]&lt;=[.$H14])*[.$G14]" office:value-type="float" office:value="0">
            <text:p>0</text:p>
          </table:table-cell>
          <table:table-cell table:formula="of:=AND([.AB$7]&gt;=[.$C14];[.AB$7]&lt;=[.$H14])*[.$G14]" office:value-type="float" office:value="0">
            <text:p>0</text:p>
          </table:table-cell>
          <table:table-cell table:formula="of:=AND([.AC$7]&gt;=[.$C14];[.AC$7]&lt;=[.$H14])*[.$G14]" office:value-type="float" office:value="0">
            <text:p>0</text:p>
          </table:table-cell>
          <table:table-cell table:formula="of:=AND([.AD$7]&gt;=[.$C14];[.AD$7]&lt;=[.$H14])*[.$G14]" office:value-type="float" office:value="0">
            <text:p>0</text:p>
          </table:table-cell>
          <table:table-cell table:formula="of:=AND([.AE$7]&gt;=[.$C14];[.AE$7]&lt;=[.$H14])*[.$G14]" office:value-type="float" office:value="0">
            <text:p>0</text:p>
          </table:table-cell>
          <table:table-cell table:formula="of:=AND([.AF$7]&gt;=[.$C14];[.AF$7]&lt;=[.$H14])*[.$G14]" office:value-type="float" office:value="0">
            <text:p>0</text:p>
          </table:table-cell>
          <table:table-cell table:formula="of:=AND([.AG$7]&gt;=[.$C14];[.AG$7]&lt;=[.$H14])*[.$G14]" office:value-type="float" office:value="0">
            <text:p>0</text:p>
          </table:table-cell>
          <table:table-cell table:formula="of:=AND([.AH$7]&gt;=[.$C14];[.AH$7]&lt;=[.$H14])*[.$G14]" office:value-type="float" office:value="0">
            <text:p>0</text:p>
          </table:table-cell>
          <table:table-cell table:formula="of:=AND([.AI$7]&gt;=[.$C14];[.AI$7]&lt;=[.$H14])*[.$G14]" office:value-type="float" office:value="0">
            <text:p>0</text:p>
          </table:table-cell>
          <table:table-cell table:formula="of:=AND([.AJ$7]&gt;=[.$C14];[.AJ$7]&lt;=[.$H14])*[.$G14]" office:value-type="float" office:value="0">
            <text:p>0</text:p>
          </table:table-cell>
          <table:table-cell table:formula="of:=AND([.AK$7]&gt;=[.$C14];[.AK$7]&lt;=[.$H14])*[.$G14]" office:value-type="float" office:value="0">
            <text:p>0</text:p>
          </table:table-cell>
          <table:table-cell table:formula="of:=AND([.AL$7]&gt;=[.$C14];[.AL$7]&lt;=[.$H14])*[.$G14]" office:value-type="float" office:value="0">
            <text:p>0</text:p>
          </table:table-cell>
          <table:table-cell table:formula="of:=AND([.AM$7]&gt;=[.$C14];[.AM$7]&lt;=[.$H14])*[.$G14]" office:value-type="float" office:value="0">
            <text:p>0</text:p>
          </table:table-cell>
          <table:table-cell table:formula="of:=AND([.AN$7]&gt;=[.$C14];[.AN$7]&lt;=[.$H14])*[.$G14]" office:value-type="float" office:value="0">
            <text:p>0</text:p>
          </table:table-cell>
          <table:table-cell table:formula="of:=AND([.AO$7]&gt;=[.$C14];[.AO$7]&lt;=[.$H14])*[.$G14]" office:value-type="float" office:value="0">
            <text:p>0</text:p>
          </table:table-cell>
          <table:table-cell table:formula="of:=AND([.AP$7]&gt;=[.$C14];[.AP$7]&lt;=[.$H14])*[.$G14]" office:value-type="float" office:value="0">
            <text:p>0</text:p>
          </table:table-cell>
          <table:table-cell table:formula="of:=AND([.AQ$7]&gt;=[.$C14];[.AQ$7]&lt;=[.$H14])*[.$G14]" office:value-type="float" office:value="0">
            <text:p>0</text:p>
          </table:table-cell>
          <table:table-cell table:formula="of:=AND([.AR$7]&gt;=[.$C14];[.AR$7]&lt;=[.$H14])*[.$G14]" office:value-type="float" office:value="0">
            <text:p>0</text:p>
          </table:table-cell>
          <table:table-cell table:formula="of:=AND([.AS$7]&gt;=[.$C14];[.AS$7]&lt;=[.$H14])*[.$G14]" office:value-type="float" office:value="0">
            <text:p>0</text:p>
          </table:table-cell>
          <table:table-cell table:formula="of:=AND([.AT$7]&gt;=[.$C14];[.AT$7]&lt;=[.$H14])*[.$G14]" office:value-type="float" office:value="0">
            <text:p>0</text:p>
          </table:table-cell>
          <table:table-cell table:formula="of:=AND([.AU$7]&gt;=[.$C14];[.AU$7]&lt;=[.$H14])*[.$G14]" office:value-type="float" office:value="0">
            <text:p>0</text:p>
          </table:table-cell>
          <table:table-cell table:formula="of:=AND([.AV$7]&gt;=[.$C14];[.AV$7]&lt;=[.$H14])*[.$G14]" office:value-type="float" office:value="0">
            <text:p>0</text:p>
          </table:table-cell>
          <table:table-cell table:formula="of:=AND([.AW$7]&gt;=[.$C14];[.AW$7]&lt;=[.$H14])*[.$G14]" office:value-type="float" office:value="0">
            <text:p>0</text:p>
          </table:table-cell>
          <table:table-cell table:formula="of:=AND([.AX$7]&gt;=[.$C14];[.AX$7]&lt;=[.$H14])*[.$G14]" office:value-type="float" office:value="0">
            <text:p>0</text:p>
          </table:table-cell>
          <table:table-cell table:formula="of:=AND([.AY$7]&gt;=[.$C14];[.AY$7]&lt;=[.$H14])*[.$G14]" office:value-type="float" office:value="0">
            <text:p>0</text:p>
          </table:table-cell>
          <table:table-cell table:formula="of:=AND([.AZ$7]&gt;=[.$C14];[.AZ$7]&lt;=[.$H14])*[.$G14]" office:value-type="float" office:value="0">
            <text:p>0</text:p>
          </table:table-cell>
          <table:table-cell table:formula="of:=AND([.BA$7]&gt;=[.$C14];[.BA$7]&lt;=[.$H14])*[.$G14]" office:value-type="float" office:value="0">
            <text:p>0</text:p>
          </table:table-cell>
          <table:table-cell table:formula="of:=AND([.BB$7]&gt;=[.$C14];[.BB$7]&lt;=[.$H14])*[.$G14]" office:value-type="float" office:value="0">
            <text:p>0</text:p>
          </table:table-cell>
          <table:table-cell table:formula="of:=AND([.BC$7]&gt;=[.$C14];[.BC$7]&lt;=[.$H14])*[.$G14]" office:value-type="float" office:value="0">
            <text:p>0</text:p>
          </table:table-cell>
          <table:table-cell table:formula="of:=AND([.BD$7]&gt;=[.$C14];[.BD$7]&lt;=[.$H14])*[.$G14]" office:value-type="float" office:value="0">
            <text:p>0</text:p>
          </table:table-cell>
          <table:table-cell table:formula="of:=AND([.BE$7]&gt;=[.$C14];[.BE$7]&lt;=[.$H14])*[.$G14]" office:value-type="float" office:value="0">
            <text:p>0</text:p>
          </table:table-cell>
          <table:table-cell table:formula="of:=AND([.BF$7]&gt;=[.$C14];[.BF$7]&lt;=[.$H14])*[.$G14]" office:value-type="float" office:value="0">
            <text:p>0</text:p>
          </table:table-cell>
          <table:table-cell table:formula="of:=AND([.BG$7]&gt;=[.$C14];[.BG$7]&lt;=[.$H14])*[.$G14]" office:value-type="float" office:value="0">
            <text:p>0</text:p>
          </table:table-cell>
          <table:table-cell table:formula="of:=AND([.BH$7]&gt;=[.$C14];[.BH$7]&lt;=[.$H14])*[.$G14]" office:value-type="float" office:value="0">
            <text:p>0</text:p>
          </table:table-cell>
          <table:table-cell table:formula="of:=AND([.BI$7]&gt;=[.$C14];[.BI$7]&lt;=[.$H14])*[.$G14]" office:value-type="float" office:value="0">
            <text:p>0</text:p>
          </table:table-cell>
          <table:table-cell table:formula="of:=AND([.BJ$7]&gt;=[.$C14];[.BJ$7]&lt;=[.$H14])*[.$G14]" office:value-type="float" office:value="0">
            <text:p>0</text:p>
          </table:table-cell>
          <table:table-cell table:formula="of:=AND([.BK$7]&gt;=[.$C14];[.BK$7]&lt;=[.$H14])*[.$G14]" office:value-type="float" office:value="0">
            <text:p>0</text:p>
          </table:table-cell>
          <table:table-cell table:formula="of:=AND([.BL$7]&gt;=[.$C14];[.BL$7]&lt;=[.$H14])*[.$G14]" office:value-type="float" office:value="0">
            <text:p>0</text:p>
          </table:table-cell>
          <table:table-cell table:formula="of:=AND([.BM$7]&gt;=[.$C14];[.BM$7]&lt;=[.$H14])*[.$G14]" office:value-type="float" office:value="0">
            <text:p>0</text:p>
          </table:table-cell>
          <table:table-cell table:formula="of:=AND([.BN$7]&gt;=[.$C14];[.BN$7]&lt;=[.$H14])*[.$G14]" office:value-type="float" office:value="0">
            <text:p>0</text:p>
          </table:table-cell>
          <table:table-cell table:formula="of:=AND([.BO$7]&gt;=[.$C14];[.BO$7]&lt;=[.$H14])*[.$G14]" office:value-type="float" office:value="0">
            <text:p>0</text:p>
          </table:table-cell>
          <table:table-cell table:formula="of:=AND([.BP$7]&gt;=[.$C14];[.BP$7]&lt;=[.$H14])*[.$G14]" office:value-type="float" office:value="0">
            <text:p>0</text:p>
          </table:table-cell>
          <table:table-cell table:formula="of:=AND([.BQ$7]&gt;=[.$C14];[.BQ$7]&lt;=[.$H14])*[.$G14]" office:value-type="float" office:value="0">
            <text:p>0</text:p>
          </table:table-cell>
          <table:table-cell table:formula="of:=AND([.BR$7]&gt;=[.$C14];[.BR$7]&lt;=[.$H14])*[.$G14]" office:value-type="float" office:value="0">
            <text:p>0</text:p>
          </table:table-cell>
          <table:table-cell table:formula="of:=AND([.BS$7]&gt;=[.$C14];[.BS$7]&lt;=[.$H14])*[.$G14]" office:value-type="float" office:value="0">
            <text:p>0</text:p>
          </table:table-cell>
          <table:table-cell table:formula="of:=AND([.BT$7]&gt;=[.$C14];[.BT$7]&lt;=[.$H14])*[.$G14]" office:value-type="float" office:value="0">
            <text:p>0</text:p>
          </table:table-cell>
          <table:table-cell table:formula="of:=AND([.BU$7]&gt;=[.$C14];[.BU$7]&lt;=[.$H14])*[.$G14]" office:value-type="float" office:value="0">
            <text:p>0</text:p>
          </table:table-cell>
          <table:table-cell table:formula="of:=AND([.BV$7]&gt;=[.$C14];[.BV$7]&lt;=[.$H14])*[.$G14]" office:value-type="float" office:value="0">
            <text:p>0</text:p>
          </table:table-cell>
          <table:table-cell table:formula="of:=AND([.BW$7]&gt;=[.$C14];[.BW$7]&lt;=[.$H14])*[.$G14]" office:value-type="float" office:value="0">
            <text:p>0</text:p>
          </table:table-cell>
          <table:table-cell table:formula="of:=AND([.BX$7]&gt;=[.$C14];[.BX$7]&lt;=[.$H14])*[.$G14]" office:value-type="float" office:value="0">
            <text:p>0</text:p>
          </table:table-cell>
          <table:table-cell table:formula="of:=AND([.BY$7]&gt;=[.$C14];[.BY$7]&lt;=[.$H14])*[.$G14]" office:value-type="float" office:value="0">
            <text:p>0</text:p>
          </table:table-cell>
          <table:table-cell table:formula="of:=AND([.BZ$7]&gt;=[.$C14];[.BZ$7]&lt;=[.$H14])*[.$G14]" office:value-type="float" office:value="0">
            <text:p>0</text:p>
          </table:table-cell>
          <table:table-cell table:formula="of:=AND([.CA$7]&gt;=[.$C14];[.CA$7]&lt;=[.$H14])*[.$G14]" office:value-type="float" office:value="0">
            <text:p>0</text:p>
          </table:table-cell>
          <table:table-cell table:formula="of:=AND([.CB$7]&gt;=[.$C14];[.CB$7]&lt;=[.$H14])*[.$G14]" office:value-type="float" office:value="0">
            <text:p>0</text:p>
          </table:table-cell>
          <table:table-cell table:formula="of:=AND([.CC$7]&gt;=[.$C14];[.CC$7]&lt;=[.$H14])*[.$G14]" office:value-type="float" office:value="0">
            <text:p>0</text:p>
          </table:table-cell>
          <table:table-cell table:formula="of:=AND([.CD$7]&gt;=[.$C14];[.CD$7]&lt;=[.$H14])*[.$G14]" office:value-type="float" office:value="0">
            <text:p>0</text:p>
          </table:table-cell>
          <table:table-cell table:formula="of:=AND([.CE$7]&gt;=[.$C14];[.CE$7]&lt;=[.$H14])*[.$G14]" office:value-type="float" office:value="0">
            <text:p>0</text:p>
          </table:table-cell>
          <table:table-cell table:formula="of:=AND([.CF$7]&gt;=[.$C14];[.CF$7]&lt;=[.$H14])*[.$G14]" office:value-type="float" office:value="0">
            <text:p>0</text:p>
          </table:table-cell>
          <table:table-cell table:formula="of:=AND([.CG$7]&gt;=[.$C14];[.CG$7]&lt;=[.$H14])*[.$G14]" office:value-type="float" office:value="0">
            <text:p>0</text:p>
          </table:table-cell>
          <table:table-cell table:formula="of:=AND([.CH$7]&gt;=[.$C14];[.CH$7]&lt;=[.$H14])*[.$G14]" office:value-type="float" office:value="0">
            <text:p>0</text:p>
          </table:table-cell>
          <table:table-cell table:formula="of:=AND([.CI$7]&gt;=[.$C14];[.CI$7]&lt;=[.$H14])*[.$G14]" office:value-type="float" office:value="0">
            <text:p>0</text:p>
          </table:table-cell>
          <table:table-cell table:formula="of:=AND([.CJ$7]&gt;=[.$C14];[.CJ$7]&lt;=[.$H14])*[.$G14]" office:value-type="float" office:value="0">
            <text:p>0</text:p>
          </table:table-cell>
          <table:table-cell table:formula="of:=AND([.CK$7]&gt;=[.$C14];[.CK$7]&lt;=[.$H14])*[.$G14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o</text:p>
          </table:table-cell>
          <table:table-cell office:value-type="float" office:value="1788">
            <text:p>1788</text:p>
          </table:table-cell>
          <table:table-cell office:value-type="float" office:value="12">
            <text:p>12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office:value-type="float" office:value="270">
            <text:p>270</text:p>
          </table:table-cell>
          <table:table-cell table:formula="of:=[.C15]+[.F15]-1" office:value-type="float" office:value="1799">
            <text:p>1799</text:p>
          </table:table-cell>
          <table:table-cell/>
          <table:table-cell table:formula="of:=AND([.J$7]&gt;=[.$C15];[.J$7]&lt;=[.$H15])*[.$G15]" office:value-type="float" office:value="0">
            <text:p>0</text:p>
          </table:table-cell>
          <table:table-cell table:formula="of:=AND([.K$7]&gt;=[.$C15];[.K$7]&lt;=[.$H15])*[.$G15]" office:value-type="float" office:value="0">
            <text:p>0</text:p>
          </table:table-cell>
          <table:table-cell table:formula="of:=AND([.L$7]&gt;=[.$C15];[.L$7]&lt;=[.$H15])*[.$G15]" office:value-type="float" office:value="0">
            <text:p>0</text:p>
          </table:table-cell>
          <table:table-cell table:formula="of:=AND([.M$7]&gt;=[.$C15];[.M$7]&lt;=[.$H15])*[.$G15]" office:value-type="float" office:value="0">
            <text:p>0</text:p>
          </table:table-cell>
          <table:table-cell table:formula="of:=AND([.N$7]&gt;=[.$C15];[.N$7]&lt;=[.$H15])*[.$G15]" office:value-type="float" office:value="0">
            <text:p>0</text:p>
          </table:table-cell>
          <table:table-cell table:formula="of:=AND([.O$7]&gt;=[.$C15];[.O$7]&lt;=[.$H15])*[.$G15]" office:value-type="float" office:value="0">
            <text:p>0</text:p>
          </table:table-cell>
          <table:table-cell table:formula="of:=AND([.P$7]&gt;=[.$C15];[.P$7]&lt;=[.$H15])*[.$G15]" office:value-type="float" office:value="0">
            <text:p>0</text:p>
          </table:table-cell>
          <table:table-cell table:formula="of:=AND([.Q$7]&gt;=[.$C15];[.Q$7]&lt;=[.$H15])*[.$G15]" office:value-type="float" office:value="0">
            <text:p>0</text:p>
          </table:table-cell>
          <table:table-cell table:formula="of:=AND([.R$7]&gt;=[.$C15];[.R$7]&lt;=[.$H15])*[.$G15]" office:value-type="float" office:value="0">
            <text:p>0</text:p>
          </table:table-cell>
          <table:table-cell table:formula="of:=AND([.S$7]&gt;=[.$C15];[.S$7]&lt;=[.$H15])*[.$G15]" office:value-type="float" office:value="0">
            <text:p>0</text:p>
          </table:table-cell>
          <table:table-cell table:formula="of:=AND([.T$7]&gt;=[.$C15];[.T$7]&lt;=[.$H15])*[.$G15]" office:value-type="float" office:value="0">
            <text:p>0</text:p>
          </table:table-cell>
          <table:table-cell table:formula="of:=AND([.U$7]&gt;=[.$C15];[.U$7]&lt;=[.$H15])*[.$G15]" office:value-type="float" office:value="270">
            <text:p>270</text:p>
          </table:table-cell>
          <table:table-cell table:formula="of:=AND([.V$7]&gt;=[.$C15];[.V$7]&lt;=[.$H15])*[.$G15]" office:value-type="float" office:value="270">
            <text:p>270</text:p>
          </table:table-cell>
          <table:table-cell table:formula="of:=AND([.W$7]&gt;=[.$C15];[.W$7]&lt;=[.$H15])*[.$G15]" office:value-type="float" office:value="270">
            <text:p>270</text:p>
          </table:table-cell>
          <table:table-cell table:formula="of:=AND([.X$7]&gt;=[.$C15];[.X$7]&lt;=[.$H15])*[.$G15]" office:value-type="float" office:value="270">
            <text:p>270</text:p>
          </table:table-cell>
          <table:table-cell table:formula="of:=AND([.Y$7]&gt;=[.$C15];[.Y$7]&lt;=[.$H15])*[.$G15]" office:value-type="float" office:value="270">
            <text:p>270</text:p>
          </table:table-cell>
          <table:table-cell table:formula="of:=AND([.Z$7]&gt;=[.$C15];[.Z$7]&lt;=[.$H15])*[.$G15]" office:value-type="float" office:value="270">
            <text:p>270</text:p>
          </table:table-cell>
          <table:table-cell table:formula="of:=AND([.AA$7]&gt;=[.$C15];[.AA$7]&lt;=[.$H15])*[.$G15]" office:value-type="float" office:value="270">
            <text:p>270</text:p>
          </table:table-cell>
          <table:table-cell table:formula="of:=AND([.AB$7]&gt;=[.$C15];[.AB$7]&lt;=[.$H15])*[.$G15]" office:value-type="float" office:value="270">
            <text:p>270</text:p>
          </table:table-cell>
          <table:table-cell table:formula="of:=AND([.AC$7]&gt;=[.$C15];[.AC$7]&lt;=[.$H15])*[.$G15]" office:value-type="float" office:value="270">
            <text:p>270</text:p>
          </table:table-cell>
          <table:table-cell table:formula="of:=AND([.AD$7]&gt;=[.$C15];[.AD$7]&lt;=[.$H15])*[.$G15]" office:value-type="float" office:value="270">
            <text:p>270</text:p>
          </table:table-cell>
          <table:table-cell table:formula="of:=AND([.AE$7]&gt;=[.$C15];[.AE$7]&lt;=[.$H15])*[.$G15]" office:value-type="float" office:value="270">
            <text:p>270</text:p>
          </table:table-cell>
          <table:table-cell table:formula="of:=AND([.AF$7]&gt;=[.$C15];[.AF$7]&lt;=[.$H15])*[.$G15]" office:value-type="float" office:value="270">
            <text:p>270</text:p>
          </table:table-cell>
          <table:table-cell table:formula="of:=AND([.AG$7]&gt;=[.$C15];[.AG$7]&lt;=[.$H15])*[.$G15]" office:value-type="float" office:value="0">
            <text:p>0</text:p>
          </table:table-cell>
          <table:table-cell table:formula="of:=AND([.AH$7]&gt;=[.$C15];[.AH$7]&lt;=[.$H15])*[.$G15]" office:value-type="float" office:value="0">
            <text:p>0</text:p>
          </table:table-cell>
          <table:table-cell table:formula="of:=AND([.AI$7]&gt;=[.$C15];[.AI$7]&lt;=[.$H15])*[.$G15]" office:value-type="float" office:value="0">
            <text:p>0</text:p>
          </table:table-cell>
          <table:table-cell table:formula="of:=AND([.AJ$7]&gt;=[.$C15];[.AJ$7]&lt;=[.$H15])*[.$G15]" office:value-type="float" office:value="0">
            <text:p>0</text:p>
          </table:table-cell>
          <table:table-cell table:formula="of:=AND([.AK$7]&gt;=[.$C15];[.AK$7]&lt;=[.$H15])*[.$G15]" office:value-type="float" office:value="0">
            <text:p>0</text:p>
          </table:table-cell>
          <table:table-cell table:formula="of:=AND([.AL$7]&gt;=[.$C15];[.AL$7]&lt;=[.$H15])*[.$G15]" office:value-type="float" office:value="0">
            <text:p>0</text:p>
          </table:table-cell>
          <table:table-cell table:formula="of:=AND([.AM$7]&gt;=[.$C15];[.AM$7]&lt;=[.$H15])*[.$G15]" office:value-type="float" office:value="0">
            <text:p>0</text:p>
          </table:table-cell>
          <table:table-cell table:formula="of:=AND([.AN$7]&gt;=[.$C15];[.AN$7]&lt;=[.$H15])*[.$G15]" office:value-type="float" office:value="0">
            <text:p>0</text:p>
          </table:table-cell>
          <table:table-cell table:formula="of:=AND([.AO$7]&gt;=[.$C15];[.AO$7]&lt;=[.$H15])*[.$G15]" office:value-type="float" office:value="0">
            <text:p>0</text:p>
          </table:table-cell>
          <table:table-cell table:formula="of:=AND([.AP$7]&gt;=[.$C15];[.AP$7]&lt;=[.$H15])*[.$G15]" office:value-type="float" office:value="0">
            <text:p>0</text:p>
          </table:table-cell>
          <table:table-cell table:formula="of:=AND([.AQ$7]&gt;=[.$C15];[.AQ$7]&lt;=[.$H15])*[.$G15]" office:value-type="float" office:value="0">
            <text:p>0</text:p>
          </table:table-cell>
          <table:table-cell table:formula="of:=AND([.AR$7]&gt;=[.$C15];[.AR$7]&lt;=[.$H15])*[.$G15]" office:value-type="float" office:value="0">
            <text:p>0</text:p>
          </table:table-cell>
          <table:table-cell table:formula="of:=AND([.AS$7]&gt;=[.$C15];[.AS$7]&lt;=[.$H15])*[.$G15]" office:value-type="float" office:value="0">
            <text:p>0</text:p>
          </table:table-cell>
          <table:table-cell table:formula="of:=AND([.AT$7]&gt;=[.$C15];[.AT$7]&lt;=[.$H15])*[.$G15]" office:value-type="float" office:value="0">
            <text:p>0</text:p>
          </table:table-cell>
          <table:table-cell table:formula="of:=AND([.AU$7]&gt;=[.$C15];[.AU$7]&lt;=[.$H15])*[.$G15]" office:value-type="float" office:value="0">
            <text:p>0</text:p>
          </table:table-cell>
          <table:table-cell table:formula="of:=AND([.AV$7]&gt;=[.$C15];[.AV$7]&lt;=[.$H15])*[.$G15]" office:value-type="float" office:value="0">
            <text:p>0</text:p>
          </table:table-cell>
          <table:table-cell table:formula="of:=AND([.AW$7]&gt;=[.$C15];[.AW$7]&lt;=[.$H15])*[.$G15]" office:value-type="float" office:value="0">
            <text:p>0</text:p>
          </table:table-cell>
          <table:table-cell table:formula="of:=AND([.AX$7]&gt;=[.$C15];[.AX$7]&lt;=[.$H15])*[.$G15]" office:value-type="float" office:value="0">
            <text:p>0</text:p>
          </table:table-cell>
          <table:table-cell table:formula="of:=AND([.AY$7]&gt;=[.$C15];[.AY$7]&lt;=[.$H15])*[.$G15]" office:value-type="float" office:value="0">
            <text:p>0</text:p>
          </table:table-cell>
          <table:table-cell table:formula="of:=AND([.AZ$7]&gt;=[.$C15];[.AZ$7]&lt;=[.$H15])*[.$G15]" office:value-type="float" office:value="0">
            <text:p>0</text:p>
          </table:table-cell>
          <table:table-cell table:formula="of:=AND([.BA$7]&gt;=[.$C15];[.BA$7]&lt;=[.$H15])*[.$G15]" office:value-type="float" office:value="0">
            <text:p>0</text:p>
          </table:table-cell>
          <table:table-cell table:formula="of:=AND([.BB$7]&gt;=[.$C15];[.BB$7]&lt;=[.$H15])*[.$G15]" office:value-type="float" office:value="0">
            <text:p>0</text:p>
          </table:table-cell>
          <table:table-cell table:formula="of:=AND([.BC$7]&gt;=[.$C15];[.BC$7]&lt;=[.$H15])*[.$G15]" office:value-type="float" office:value="0">
            <text:p>0</text:p>
          </table:table-cell>
          <table:table-cell table:formula="of:=AND([.BD$7]&gt;=[.$C15];[.BD$7]&lt;=[.$H15])*[.$G15]" office:value-type="float" office:value="0">
            <text:p>0</text:p>
          </table:table-cell>
          <table:table-cell table:formula="of:=AND([.BE$7]&gt;=[.$C15];[.BE$7]&lt;=[.$H15])*[.$G15]" office:value-type="float" office:value="0">
            <text:p>0</text:p>
          </table:table-cell>
          <table:table-cell table:formula="of:=AND([.BF$7]&gt;=[.$C15];[.BF$7]&lt;=[.$H15])*[.$G15]" office:value-type="float" office:value="0">
            <text:p>0</text:p>
          </table:table-cell>
          <table:table-cell table:formula="of:=AND([.BG$7]&gt;=[.$C15];[.BG$7]&lt;=[.$H15])*[.$G15]" office:value-type="float" office:value="0">
            <text:p>0</text:p>
          </table:table-cell>
          <table:table-cell table:formula="of:=AND([.BH$7]&gt;=[.$C15];[.BH$7]&lt;=[.$H15])*[.$G15]" office:value-type="float" office:value="0">
            <text:p>0</text:p>
          </table:table-cell>
          <table:table-cell table:formula="of:=AND([.BI$7]&gt;=[.$C15];[.BI$7]&lt;=[.$H15])*[.$G15]" office:value-type="float" office:value="0">
            <text:p>0</text:p>
          </table:table-cell>
          <table:table-cell table:formula="of:=AND([.BJ$7]&gt;=[.$C15];[.BJ$7]&lt;=[.$H15])*[.$G15]" office:value-type="float" office:value="0">
            <text:p>0</text:p>
          </table:table-cell>
          <table:table-cell table:formula="of:=AND([.BK$7]&gt;=[.$C15];[.BK$7]&lt;=[.$H15])*[.$G15]" office:value-type="float" office:value="0">
            <text:p>0</text:p>
          </table:table-cell>
          <table:table-cell table:formula="of:=AND([.BL$7]&gt;=[.$C15];[.BL$7]&lt;=[.$H15])*[.$G15]" office:value-type="float" office:value="0">
            <text:p>0</text:p>
          </table:table-cell>
          <table:table-cell table:formula="of:=AND([.BM$7]&gt;=[.$C15];[.BM$7]&lt;=[.$H15])*[.$G15]" office:value-type="float" office:value="0">
            <text:p>0</text:p>
          </table:table-cell>
          <table:table-cell table:formula="of:=AND([.BN$7]&gt;=[.$C15];[.BN$7]&lt;=[.$H15])*[.$G15]" office:value-type="float" office:value="0">
            <text:p>0</text:p>
          </table:table-cell>
          <table:table-cell table:formula="of:=AND([.BO$7]&gt;=[.$C15];[.BO$7]&lt;=[.$H15])*[.$G15]" office:value-type="float" office:value="0">
            <text:p>0</text:p>
          </table:table-cell>
          <table:table-cell table:formula="of:=AND([.BP$7]&gt;=[.$C15];[.BP$7]&lt;=[.$H15])*[.$G15]" office:value-type="float" office:value="0">
            <text:p>0</text:p>
          </table:table-cell>
          <table:table-cell table:formula="of:=AND([.BQ$7]&gt;=[.$C15];[.BQ$7]&lt;=[.$H15])*[.$G15]" office:value-type="float" office:value="0">
            <text:p>0</text:p>
          </table:table-cell>
          <table:table-cell table:formula="of:=AND([.BR$7]&gt;=[.$C15];[.BR$7]&lt;=[.$H15])*[.$G15]" office:value-type="float" office:value="0">
            <text:p>0</text:p>
          </table:table-cell>
          <table:table-cell table:formula="of:=AND([.BS$7]&gt;=[.$C15];[.BS$7]&lt;=[.$H15])*[.$G15]" office:value-type="float" office:value="0">
            <text:p>0</text:p>
          </table:table-cell>
          <table:table-cell table:formula="of:=AND([.BT$7]&gt;=[.$C15];[.BT$7]&lt;=[.$H15])*[.$G15]" office:value-type="float" office:value="0">
            <text:p>0</text:p>
          </table:table-cell>
          <table:table-cell table:formula="of:=AND([.BU$7]&gt;=[.$C15];[.BU$7]&lt;=[.$H15])*[.$G15]" office:value-type="float" office:value="0">
            <text:p>0</text:p>
          </table:table-cell>
          <table:table-cell table:formula="of:=AND([.BV$7]&gt;=[.$C15];[.BV$7]&lt;=[.$H15])*[.$G15]" office:value-type="float" office:value="0">
            <text:p>0</text:p>
          </table:table-cell>
          <table:table-cell table:formula="of:=AND([.BW$7]&gt;=[.$C15];[.BW$7]&lt;=[.$H15])*[.$G15]" office:value-type="float" office:value="0">
            <text:p>0</text:p>
          </table:table-cell>
          <table:table-cell table:formula="of:=AND([.BX$7]&gt;=[.$C15];[.BX$7]&lt;=[.$H15])*[.$G15]" office:value-type="float" office:value="0">
            <text:p>0</text:p>
          </table:table-cell>
          <table:table-cell table:formula="of:=AND([.BY$7]&gt;=[.$C15];[.BY$7]&lt;=[.$H15])*[.$G15]" office:value-type="float" office:value="0">
            <text:p>0</text:p>
          </table:table-cell>
          <table:table-cell table:formula="of:=AND([.BZ$7]&gt;=[.$C15];[.BZ$7]&lt;=[.$H15])*[.$G15]" office:value-type="float" office:value="0">
            <text:p>0</text:p>
          </table:table-cell>
          <table:table-cell table:formula="of:=AND([.CA$7]&gt;=[.$C15];[.CA$7]&lt;=[.$H15])*[.$G15]" office:value-type="float" office:value="0">
            <text:p>0</text:p>
          </table:table-cell>
          <table:table-cell table:formula="of:=AND([.CB$7]&gt;=[.$C15];[.CB$7]&lt;=[.$H15])*[.$G15]" office:value-type="float" office:value="0">
            <text:p>0</text:p>
          </table:table-cell>
          <table:table-cell table:formula="of:=AND([.CC$7]&gt;=[.$C15];[.CC$7]&lt;=[.$H15])*[.$G15]" office:value-type="float" office:value="0">
            <text:p>0</text:p>
          </table:table-cell>
          <table:table-cell table:formula="of:=AND([.CD$7]&gt;=[.$C15];[.CD$7]&lt;=[.$H15])*[.$G15]" office:value-type="float" office:value="0">
            <text:p>0</text:p>
          </table:table-cell>
          <table:table-cell table:formula="of:=AND([.CE$7]&gt;=[.$C15];[.CE$7]&lt;=[.$H15])*[.$G15]" office:value-type="float" office:value="0">
            <text:p>0</text:p>
          </table:table-cell>
          <table:table-cell table:formula="of:=AND([.CF$7]&gt;=[.$C15];[.CF$7]&lt;=[.$H15])*[.$G15]" office:value-type="float" office:value="0">
            <text:p>0</text:p>
          </table:table-cell>
          <table:table-cell table:formula="of:=AND([.CG$7]&gt;=[.$C15];[.CG$7]&lt;=[.$H15])*[.$G15]" office:value-type="float" office:value="0">
            <text:p>0</text:p>
          </table:table-cell>
          <table:table-cell table:formula="of:=AND([.CH$7]&gt;=[.$C15];[.CH$7]&lt;=[.$H15])*[.$G15]" office:value-type="float" office:value="0">
            <text:p>0</text:p>
          </table:table-cell>
          <table:table-cell table:formula="of:=AND([.CI$7]&gt;=[.$C15];[.CI$7]&lt;=[.$H15])*[.$G15]" office:value-type="float" office:value="0">
            <text:p>0</text:p>
          </table:table-cell>
          <table:table-cell table:formula="of:=AND([.CJ$7]&gt;=[.$C15];[.CJ$7]&lt;=[.$H15])*[.$G15]" office:value-type="float" office:value="0">
            <text:p>0</text:p>
          </table:table-cell>
          <table:table-cell table:formula="of:=AND([.CK$7]&gt;=[.$C15];[.CK$7]&lt;=[.$H15])*[.$G15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a Fortunee</text:p>
          </table:table-cell>
          <table:table-cell office:value-type="float" office:value="1788">
            <text:p>1788</text:p>
          </table:table-cell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table:formula="of:=[.C16]+[.F16]-1" office:value-type="float" office:value="1802">
            <text:p>1802</text:p>
          </table:table-cell>
          <table:table-cell/>
          <table:table-cell table:formula="of:=AND([.J$7]&gt;=[.$C16];[.J$7]&lt;=[.$H16])*[.$G16]" office:value-type="float" office:value="0">
            <text:p>0</text:p>
          </table:table-cell>
          <table:table-cell table:formula="of:=AND([.K$7]&gt;=[.$C16];[.K$7]&lt;=[.$H16])*[.$G16]" office:value-type="float" office:value="0">
            <text:p>0</text:p>
          </table:table-cell>
          <table:table-cell table:formula="of:=AND([.L$7]&gt;=[.$C16];[.L$7]&lt;=[.$H16])*[.$G16]" office:value-type="float" office:value="0">
            <text:p>0</text:p>
          </table:table-cell>
          <table:table-cell table:formula="of:=AND([.M$7]&gt;=[.$C16];[.M$7]&lt;=[.$H16])*[.$G16]" office:value-type="float" office:value="0">
            <text:p>0</text:p>
          </table:table-cell>
          <table:table-cell table:formula="of:=AND([.N$7]&gt;=[.$C16];[.N$7]&lt;=[.$H16])*[.$G16]" office:value-type="float" office:value="0">
            <text:p>0</text:p>
          </table:table-cell>
          <table:table-cell table:formula="of:=AND([.O$7]&gt;=[.$C16];[.O$7]&lt;=[.$H16])*[.$G16]" office:value-type="float" office:value="0">
            <text:p>0</text:p>
          </table:table-cell>
          <table:table-cell table:formula="of:=AND([.P$7]&gt;=[.$C16];[.P$7]&lt;=[.$H16])*[.$G16]" office:value-type="float" office:value="0">
            <text:p>0</text:p>
          </table:table-cell>
          <table:table-cell table:formula="of:=AND([.Q$7]&gt;=[.$C16];[.Q$7]&lt;=[.$H16])*[.$G16]" office:value-type="float" office:value="0">
            <text:p>0</text:p>
          </table:table-cell>
          <table:table-cell table:formula="of:=AND([.R$7]&gt;=[.$C16];[.R$7]&lt;=[.$H16])*[.$G16]" office:value-type="float" office:value="0">
            <text:p>0</text:p>
          </table:table-cell>
          <table:table-cell table:formula="of:=AND([.S$7]&gt;=[.$C16];[.S$7]&lt;=[.$H16])*[.$G16]" office:value-type="float" office:value="0">
            <text:p>0</text:p>
          </table:table-cell>
          <table:table-cell table:formula="of:=AND([.T$7]&gt;=[.$C16];[.T$7]&lt;=[.$H16])*[.$G16]" office:value-type="float" office:value="0">
            <text:p>0</text:p>
          </table:table-cell>
          <table:table-cell table:formula="of:=AND([.U$7]&gt;=[.$C16];[.U$7]&lt;=[.$H16])*[.$G16]" office:value-type="float" office:value="330">
            <text:p>330</text:p>
          </table:table-cell>
          <table:table-cell table:formula="of:=AND([.V$7]&gt;=[.$C16];[.V$7]&lt;=[.$H16])*[.$G16]" office:value-type="float" office:value="330">
            <text:p>330</text:p>
          </table:table-cell>
          <table:table-cell table:formula="of:=AND([.W$7]&gt;=[.$C16];[.W$7]&lt;=[.$H16])*[.$G16]" office:value-type="float" office:value="330">
            <text:p>330</text:p>
          </table:table-cell>
          <table:table-cell table:formula="of:=AND([.X$7]&gt;=[.$C16];[.X$7]&lt;=[.$H16])*[.$G16]" office:value-type="float" office:value="330">
            <text:p>330</text:p>
          </table:table-cell>
          <table:table-cell table:formula="of:=AND([.Y$7]&gt;=[.$C16];[.Y$7]&lt;=[.$H16])*[.$G16]" office:value-type="float" office:value="330">
            <text:p>330</text:p>
          </table:table-cell>
          <table:table-cell table:formula="of:=AND([.Z$7]&gt;=[.$C16];[.Z$7]&lt;=[.$H16])*[.$G16]" office:value-type="float" office:value="330">
            <text:p>330</text:p>
          </table:table-cell>
          <table:table-cell table:formula="of:=AND([.AA$7]&gt;=[.$C16];[.AA$7]&lt;=[.$H16])*[.$G16]" office:value-type="float" office:value="330">
            <text:p>330</text:p>
          </table:table-cell>
          <table:table-cell table:formula="of:=AND([.AB$7]&gt;=[.$C16];[.AB$7]&lt;=[.$H16])*[.$G16]" office:value-type="float" office:value="330">
            <text:p>330</text:p>
          </table:table-cell>
          <table:table-cell table:formula="of:=AND([.AC$7]&gt;=[.$C16];[.AC$7]&lt;=[.$H16])*[.$G16]" office:value-type="float" office:value="330">
            <text:p>330</text:p>
          </table:table-cell>
          <table:table-cell table:formula="of:=AND([.AD$7]&gt;=[.$C16];[.AD$7]&lt;=[.$H16])*[.$G16]" office:value-type="float" office:value="330">
            <text:p>330</text:p>
          </table:table-cell>
          <table:table-cell table:formula="of:=AND([.AE$7]&gt;=[.$C16];[.AE$7]&lt;=[.$H16])*[.$G16]" office:value-type="float" office:value="330">
            <text:p>330</text:p>
          </table:table-cell>
          <table:table-cell table:formula="of:=AND([.AF$7]&gt;=[.$C16];[.AF$7]&lt;=[.$H16])*[.$G16]" office:value-type="float" office:value="330">
            <text:p>330</text:p>
          </table:table-cell>
          <table:table-cell table:formula="of:=AND([.AG$7]&gt;=[.$C16];[.AG$7]&lt;=[.$H16])*[.$G16]" office:value-type="float" office:value="330">
            <text:p>330</text:p>
          </table:table-cell>
          <table:table-cell table:formula="of:=AND([.AH$7]&gt;=[.$C16];[.AH$7]&lt;=[.$H16])*[.$G16]" office:value-type="float" office:value="330">
            <text:p>330</text:p>
          </table:table-cell>
          <table:table-cell table:formula="of:=AND([.AI$7]&gt;=[.$C16];[.AI$7]&lt;=[.$H16])*[.$G16]" office:value-type="float" office:value="330">
            <text:p>330</text:p>
          </table:table-cell>
          <table:table-cell table:formula="of:=AND([.AJ$7]&gt;=[.$C16];[.AJ$7]&lt;=[.$H16])*[.$G16]" office:value-type="float" office:value="0">
            <text:p>0</text:p>
          </table:table-cell>
          <table:table-cell table:formula="of:=AND([.AK$7]&gt;=[.$C16];[.AK$7]&lt;=[.$H16])*[.$G16]" office:value-type="float" office:value="0">
            <text:p>0</text:p>
          </table:table-cell>
          <table:table-cell table:formula="of:=AND([.AL$7]&gt;=[.$C16];[.AL$7]&lt;=[.$H16])*[.$G16]" office:value-type="float" office:value="0">
            <text:p>0</text:p>
          </table:table-cell>
          <table:table-cell table:formula="of:=AND([.AM$7]&gt;=[.$C16];[.AM$7]&lt;=[.$H16])*[.$G16]" office:value-type="float" office:value="0">
            <text:p>0</text:p>
          </table:table-cell>
          <table:table-cell table:formula="of:=AND([.AN$7]&gt;=[.$C16];[.AN$7]&lt;=[.$H16])*[.$G16]" office:value-type="float" office:value="0">
            <text:p>0</text:p>
          </table:table-cell>
          <table:table-cell table:formula="of:=AND([.AO$7]&gt;=[.$C16];[.AO$7]&lt;=[.$H16])*[.$G16]" office:value-type="float" office:value="0">
            <text:p>0</text:p>
          </table:table-cell>
          <table:table-cell table:formula="of:=AND([.AP$7]&gt;=[.$C16];[.AP$7]&lt;=[.$H16])*[.$G16]" office:value-type="float" office:value="0">
            <text:p>0</text:p>
          </table:table-cell>
          <table:table-cell table:formula="of:=AND([.AQ$7]&gt;=[.$C16];[.AQ$7]&lt;=[.$H16])*[.$G16]" office:value-type="float" office:value="0">
            <text:p>0</text:p>
          </table:table-cell>
          <table:table-cell table:formula="of:=AND([.AR$7]&gt;=[.$C16];[.AR$7]&lt;=[.$H16])*[.$G16]" office:value-type="float" office:value="0">
            <text:p>0</text:p>
          </table:table-cell>
          <table:table-cell table:formula="of:=AND([.AS$7]&gt;=[.$C16];[.AS$7]&lt;=[.$H16])*[.$G16]" office:value-type="float" office:value="0">
            <text:p>0</text:p>
          </table:table-cell>
          <table:table-cell table:formula="of:=AND([.AT$7]&gt;=[.$C16];[.AT$7]&lt;=[.$H16])*[.$G16]" office:value-type="float" office:value="0">
            <text:p>0</text:p>
          </table:table-cell>
          <table:table-cell table:formula="of:=AND([.AU$7]&gt;=[.$C16];[.AU$7]&lt;=[.$H16])*[.$G16]" office:value-type="float" office:value="0">
            <text:p>0</text:p>
          </table:table-cell>
          <table:table-cell table:formula="of:=AND([.AV$7]&gt;=[.$C16];[.AV$7]&lt;=[.$H16])*[.$G16]" office:value-type="float" office:value="0">
            <text:p>0</text:p>
          </table:table-cell>
          <table:table-cell table:formula="of:=AND([.AW$7]&gt;=[.$C16];[.AW$7]&lt;=[.$H16])*[.$G16]" office:value-type="float" office:value="0">
            <text:p>0</text:p>
          </table:table-cell>
          <table:table-cell table:formula="of:=AND([.AX$7]&gt;=[.$C16];[.AX$7]&lt;=[.$H16])*[.$G16]" office:value-type="float" office:value="0">
            <text:p>0</text:p>
          </table:table-cell>
          <table:table-cell table:formula="of:=AND([.AY$7]&gt;=[.$C16];[.AY$7]&lt;=[.$H16])*[.$G16]" office:value-type="float" office:value="0">
            <text:p>0</text:p>
          </table:table-cell>
          <table:table-cell table:formula="of:=AND([.AZ$7]&gt;=[.$C16];[.AZ$7]&lt;=[.$H16])*[.$G16]" office:value-type="float" office:value="0">
            <text:p>0</text:p>
          </table:table-cell>
          <table:table-cell table:formula="of:=AND([.BA$7]&gt;=[.$C16];[.BA$7]&lt;=[.$H16])*[.$G16]" office:value-type="float" office:value="0">
            <text:p>0</text:p>
          </table:table-cell>
          <table:table-cell table:formula="of:=AND([.BB$7]&gt;=[.$C16];[.BB$7]&lt;=[.$H16])*[.$G16]" office:value-type="float" office:value="0">
            <text:p>0</text:p>
          </table:table-cell>
          <table:table-cell table:formula="of:=AND([.BC$7]&gt;=[.$C16];[.BC$7]&lt;=[.$H16])*[.$G16]" office:value-type="float" office:value="0">
            <text:p>0</text:p>
          </table:table-cell>
          <table:table-cell table:formula="of:=AND([.BD$7]&gt;=[.$C16];[.BD$7]&lt;=[.$H16])*[.$G16]" office:value-type="float" office:value="0">
            <text:p>0</text:p>
          </table:table-cell>
          <table:table-cell table:formula="of:=AND([.BE$7]&gt;=[.$C16];[.BE$7]&lt;=[.$H16])*[.$G16]" office:value-type="float" office:value="0">
            <text:p>0</text:p>
          </table:table-cell>
          <table:table-cell table:formula="of:=AND([.BF$7]&gt;=[.$C16];[.BF$7]&lt;=[.$H16])*[.$G16]" office:value-type="float" office:value="0">
            <text:p>0</text:p>
          </table:table-cell>
          <table:table-cell table:formula="of:=AND([.BG$7]&gt;=[.$C16];[.BG$7]&lt;=[.$H16])*[.$G16]" office:value-type="float" office:value="0">
            <text:p>0</text:p>
          </table:table-cell>
          <table:table-cell table:formula="of:=AND([.BH$7]&gt;=[.$C16];[.BH$7]&lt;=[.$H16])*[.$G16]" office:value-type="float" office:value="0">
            <text:p>0</text:p>
          </table:table-cell>
          <table:table-cell table:formula="of:=AND([.BI$7]&gt;=[.$C16];[.BI$7]&lt;=[.$H16])*[.$G16]" office:value-type="float" office:value="0">
            <text:p>0</text:p>
          </table:table-cell>
          <table:table-cell table:formula="of:=AND([.BJ$7]&gt;=[.$C16];[.BJ$7]&lt;=[.$H16])*[.$G16]" office:value-type="float" office:value="0">
            <text:p>0</text:p>
          </table:table-cell>
          <table:table-cell table:formula="of:=AND([.BK$7]&gt;=[.$C16];[.BK$7]&lt;=[.$H16])*[.$G16]" office:value-type="float" office:value="0">
            <text:p>0</text:p>
          </table:table-cell>
          <table:table-cell table:formula="of:=AND([.BL$7]&gt;=[.$C16];[.BL$7]&lt;=[.$H16])*[.$G16]" office:value-type="float" office:value="0">
            <text:p>0</text:p>
          </table:table-cell>
          <table:table-cell table:formula="of:=AND([.BM$7]&gt;=[.$C16];[.BM$7]&lt;=[.$H16])*[.$G16]" office:value-type="float" office:value="0">
            <text:p>0</text:p>
          </table:table-cell>
          <table:table-cell table:formula="of:=AND([.BN$7]&gt;=[.$C16];[.BN$7]&lt;=[.$H16])*[.$G16]" office:value-type="float" office:value="0">
            <text:p>0</text:p>
          </table:table-cell>
          <table:table-cell table:formula="of:=AND([.BO$7]&gt;=[.$C16];[.BO$7]&lt;=[.$H16])*[.$G16]" office:value-type="float" office:value="0">
            <text:p>0</text:p>
          </table:table-cell>
          <table:table-cell table:formula="of:=AND([.BP$7]&gt;=[.$C16];[.BP$7]&lt;=[.$H16])*[.$G16]" office:value-type="float" office:value="0">
            <text:p>0</text:p>
          </table:table-cell>
          <table:table-cell table:formula="of:=AND([.BQ$7]&gt;=[.$C16];[.BQ$7]&lt;=[.$H16])*[.$G16]" office:value-type="float" office:value="0">
            <text:p>0</text:p>
          </table:table-cell>
          <table:table-cell table:formula="of:=AND([.BR$7]&gt;=[.$C16];[.BR$7]&lt;=[.$H16])*[.$G16]" office:value-type="float" office:value="0">
            <text:p>0</text:p>
          </table:table-cell>
          <table:table-cell table:formula="of:=AND([.BS$7]&gt;=[.$C16];[.BS$7]&lt;=[.$H16])*[.$G16]" office:value-type="float" office:value="0">
            <text:p>0</text:p>
          </table:table-cell>
          <table:table-cell table:formula="of:=AND([.BT$7]&gt;=[.$C16];[.BT$7]&lt;=[.$H16])*[.$G16]" office:value-type="float" office:value="0">
            <text:p>0</text:p>
          </table:table-cell>
          <table:table-cell table:formula="of:=AND([.BU$7]&gt;=[.$C16];[.BU$7]&lt;=[.$H16])*[.$G16]" office:value-type="float" office:value="0">
            <text:p>0</text:p>
          </table:table-cell>
          <table:table-cell table:formula="of:=AND([.BV$7]&gt;=[.$C16];[.BV$7]&lt;=[.$H16])*[.$G16]" office:value-type="float" office:value="0">
            <text:p>0</text:p>
          </table:table-cell>
          <table:table-cell table:formula="of:=AND([.BW$7]&gt;=[.$C16];[.BW$7]&lt;=[.$H16])*[.$G16]" office:value-type="float" office:value="0">
            <text:p>0</text:p>
          </table:table-cell>
          <table:table-cell table:formula="of:=AND([.BX$7]&gt;=[.$C16];[.BX$7]&lt;=[.$H16])*[.$G16]" office:value-type="float" office:value="0">
            <text:p>0</text:p>
          </table:table-cell>
          <table:table-cell table:formula="of:=AND([.BY$7]&gt;=[.$C16];[.BY$7]&lt;=[.$H16])*[.$G16]" office:value-type="float" office:value="0">
            <text:p>0</text:p>
          </table:table-cell>
          <table:table-cell table:formula="of:=AND([.BZ$7]&gt;=[.$C16];[.BZ$7]&lt;=[.$H16])*[.$G16]" office:value-type="float" office:value="0">
            <text:p>0</text:p>
          </table:table-cell>
          <table:table-cell table:formula="of:=AND([.CA$7]&gt;=[.$C16];[.CA$7]&lt;=[.$H16])*[.$G16]" office:value-type="float" office:value="0">
            <text:p>0</text:p>
          </table:table-cell>
          <table:table-cell table:formula="of:=AND([.CB$7]&gt;=[.$C16];[.CB$7]&lt;=[.$H16])*[.$G16]" office:value-type="float" office:value="0">
            <text:p>0</text:p>
          </table:table-cell>
          <table:table-cell table:formula="of:=AND([.CC$7]&gt;=[.$C16];[.CC$7]&lt;=[.$H16])*[.$G16]" office:value-type="float" office:value="0">
            <text:p>0</text:p>
          </table:table-cell>
          <table:table-cell table:formula="of:=AND([.CD$7]&gt;=[.$C16];[.CD$7]&lt;=[.$H16])*[.$G16]" office:value-type="float" office:value="0">
            <text:p>0</text:p>
          </table:table-cell>
          <table:table-cell table:formula="of:=AND([.CE$7]&gt;=[.$C16];[.CE$7]&lt;=[.$H16])*[.$G16]" office:value-type="float" office:value="0">
            <text:p>0</text:p>
          </table:table-cell>
          <table:table-cell table:formula="of:=AND([.CF$7]&gt;=[.$C16];[.CF$7]&lt;=[.$H16])*[.$G16]" office:value-type="float" office:value="0">
            <text:p>0</text:p>
          </table:table-cell>
          <table:table-cell table:formula="of:=AND([.CG$7]&gt;=[.$C16];[.CG$7]&lt;=[.$H16])*[.$G16]" office:value-type="float" office:value="0">
            <text:p>0</text:p>
          </table:table-cell>
          <table:table-cell table:formula="of:=AND([.CH$7]&gt;=[.$C16];[.CH$7]&lt;=[.$H16])*[.$G16]" office:value-type="float" office:value="0">
            <text:p>0</text:p>
          </table:table-cell>
          <table:table-cell table:formula="of:=AND([.CI$7]&gt;=[.$C16];[.CI$7]&lt;=[.$H16])*[.$G16]" office:value-type="float" office:value="0">
            <text:p>0</text:p>
          </table:table-cell>
          <table:table-cell table:formula="of:=AND([.CJ$7]&gt;=[.$C16];[.CJ$7]&lt;=[.$H16])*[.$G16]" office:value-type="float" office:value="0">
            <text:p>0</text:p>
          </table:table-cell>
          <table:table-cell table:formula="of:=AND([.CK$7]&gt;=[.$C16];[.CK$7]&lt;=[.$H16])*[.$G16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eres</text:p>
          </table:table-cell>
          <table:table-cell office:value-type="float" office:value="1787">
            <text:p>1787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table:formula="of:=[.C17]+[.F17]-1" office:value-type="float" office:value="1796">
            <text:p>1796</text:p>
          </table:table-cell>
          <table:table-cell/>
          <table:table-cell table:formula="of:=AND([.J$7]&gt;=[.$C17];[.J$7]&lt;=[.$H17])*[.$G17]" office:value-type="float" office:value="0">
            <text:p>0</text:p>
          </table:table-cell>
          <table:table-cell table:formula="of:=AND([.K$7]&gt;=[.$C17];[.K$7]&lt;=[.$H17])*[.$G17]" office:value-type="float" office:value="0">
            <text:p>0</text:p>
          </table:table-cell>
          <table:table-cell table:formula="of:=AND([.L$7]&gt;=[.$C17];[.L$7]&lt;=[.$H17])*[.$G17]" office:value-type="float" office:value="0">
            <text:p>0</text:p>
          </table:table-cell>
          <table:table-cell table:formula="of:=AND([.M$7]&gt;=[.$C17];[.M$7]&lt;=[.$H17])*[.$G17]" office:value-type="float" office:value="0">
            <text:p>0</text:p>
          </table:table-cell>
          <table:table-cell table:formula="of:=AND([.N$7]&gt;=[.$C17];[.N$7]&lt;=[.$H17])*[.$G17]" office:value-type="float" office:value="0">
            <text:p>0</text:p>
          </table:table-cell>
          <table:table-cell table:formula="of:=AND([.O$7]&gt;=[.$C17];[.O$7]&lt;=[.$H17])*[.$G17]" office:value-type="float" office:value="0">
            <text:p>0</text:p>
          </table:table-cell>
          <table:table-cell table:formula="of:=AND([.P$7]&gt;=[.$C17];[.P$7]&lt;=[.$H17])*[.$G17]" office:value-type="float" office:value="0">
            <text:p>0</text:p>
          </table:table-cell>
          <table:table-cell table:formula="of:=AND([.Q$7]&gt;=[.$C17];[.Q$7]&lt;=[.$H17])*[.$G17]" office:value-type="float" office:value="0">
            <text:p>0</text:p>
          </table:table-cell>
          <table:table-cell table:formula="of:=AND([.R$7]&gt;=[.$C17];[.R$7]&lt;=[.$H17])*[.$G17]" office:value-type="float" office:value="0">
            <text:p>0</text:p>
          </table:table-cell>
          <table:table-cell table:formula="of:=AND([.S$7]&gt;=[.$C17];[.S$7]&lt;=[.$H17])*[.$G17]" office:value-type="float" office:value="0">
            <text:p>0</text:p>
          </table:table-cell>
          <table:table-cell table:formula="of:=AND([.T$7]&gt;=[.$C17];[.T$7]&lt;=[.$H17])*[.$G17]" office:value-type="float" office:value="220">
            <text:p>220</text:p>
          </table:table-cell>
          <table:table-cell table:formula="of:=AND([.U$7]&gt;=[.$C17];[.U$7]&lt;=[.$H17])*[.$G17]" office:value-type="float" office:value="220">
            <text:p>220</text:p>
          </table:table-cell>
          <table:table-cell table:formula="of:=AND([.V$7]&gt;=[.$C17];[.V$7]&lt;=[.$H17])*[.$G17]" office:value-type="float" office:value="220">
            <text:p>220</text:p>
          </table:table-cell>
          <table:table-cell table:formula="of:=AND([.W$7]&gt;=[.$C17];[.W$7]&lt;=[.$H17])*[.$G17]" office:value-type="float" office:value="220">
            <text:p>220</text:p>
          </table:table-cell>
          <table:table-cell table:formula="of:=AND([.X$7]&gt;=[.$C17];[.X$7]&lt;=[.$H17])*[.$G17]" office:value-type="float" office:value="220">
            <text:p>220</text:p>
          </table:table-cell>
          <table:table-cell table:formula="of:=AND([.Y$7]&gt;=[.$C17];[.Y$7]&lt;=[.$H17])*[.$G17]" office:value-type="float" office:value="220">
            <text:p>220</text:p>
          </table:table-cell>
          <table:table-cell table:formula="of:=AND([.Z$7]&gt;=[.$C17];[.Z$7]&lt;=[.$H17])*[.$G17]" office:value-type="float" office:value="220">
            <text:p>220</text:p>
          </table:table-cell>
          <table:table-cell table:formula="of:=AND([.AA$7]&gt;=[.$C17];[.AA$7]&lt;=[.$H17])*[.$G17]" office:value-type="float" office:value="220">
            <text:p>220</text:p>
          </table:table-cell>
          <table:table-cell table:formula="of:=AND([.AB$7]&gt;=[.$C17];[.AB$7]&lt;=[.$H17])*[.$G17]" office:value-type="float" office:value="220">
            <text:p>220</text:p>
          </table:table-cell>
          <table:table-cell table:formula="of:=AND([.AC$7]&gt;=[.$C17];[.AC$7]&lt;=[.$H17])*[.$G17]" office:value-type="float" office:value="220">
            <text:p>220</text:p>
          </table:table-cell>
          <table:table-cell table:formula="of:=AND([.AD$7]&gt;=[.$C17];[.AD$7]&lt;=[.$H17])*[.$G17]" office:value-type="float" office:value="0">
            <text:p>0</text:p>
          </table:table-cell>
          <table:table-cell table:formula="of:=AND([.AE$7]&gt;=[.$C17];[.AE$7]&lt;=[.$H17])*[.$G17]" office:value-type="float" office:value="0">
            <text:p>0</text:p>
          </table:table-cell>
          <table:table-cell table:formula="of:=AND([.AF$7]&gt;=[.$C17];[.AF$7]&lt;=[.$H17])*[.$G17]" office:value-type="float" office:value="0">
            <text:p>0</text:p>
          </table:table-cell>
          <table:table-cell table:formula="of:=AND([.AG$7]&gt;=[.$C17];[.AG$7]&lt;=[.$H17])*[.$G17]" office:value-type="float" office:value="0">
            <text:p>0</text:p>
          </table:table-cell>
          <table:table-cell table:formula="of:=AND([.AH$7]&gt;=[.$C17];[.AH$7]&lt;=[.$H17])*[.$G17]" office:value-type="float" office:value="0">
            <text:p>0</text:p>
          </table:table-cell>
          <table:table-cell table:formula="of:=AND([.AI$7]&gt;=[.$C17];[.AI$7]&lt;=[.$H17])*[.$G17]" office:value-type="float" office:value="0">
            <text:p>0</text:p>
          </table:table-cell>
          <table:table-cell table:formula="of:=AND([.AJ$7]&gt;=[.$C17];[.AJ$7]&lt;=[.$H17])*[.$G17]" office:value-type="float" office:value="0">
            <text:p>0</text:p>
          </table:table-cell>
          <table:table-cell table:formula="of:=AND([.AK$7]&gt;=[.$C17];[.AK$7]&lt;=[.$H17])*[.$G17]" office:value-type="float" office:value="0">
            <text:p>0</text:p>
          </table:table-cell>
          <table:table-cell table:formula="of:=AND([.AL$7]&gt;=[.$C17];[.AL$7]&lt;=[.$H17])*[.$G17]" office:value-type="float" office:value="0">
            <text:p>0</text:p>
          </table:table-cell>
          <table:table-cell table:formula="of:=AND([.AM$7]&gt;=[.$C17];[.AM$7]&lt;=[.$H17])*[.$G17]" office:value-type="float" office:value="0">
            <text:p>0</text:p>
          </table:table-cell>
          <table:table-cell table:formula="of:=AND([.AN$7]&gt;=[.$C17];[.AN$7]&lt;=[.$H17])*[.$G17]" office:value-type="float" office:value="0">
            <text:p>0</text:p>
          </table:table-cell>
          <table:table-cell table:formula="of:=AND([.AO$7]&gt;=[.$C17];[.AO$7]&lt;=[.$H17])*[.$G17]" office:value-type="float" office:value="0">
            <text:p>0</text:p>
          </table:table-cell>
          <table:table-cell table:formula="of:=AND([.AP$7]&gt;=[.$C17];[.AP$7]&lt;=[.$H17])*[.$G17]" office:value-type="float" office:value="0">
            <text:p>0</text:p>
          </table:table-cell>
          <table:table-cell table:formula="of:=AND([.AQ$7]&gt;=[.$C17];[.AQ$7]&lt;=[.$H17])*[.$G17]" office:value-type="float" office:value="0">
            <text:p>0</text:p>
          </table:table-cell>
          <table:table-cell table:formula="of:=AND([.AR$7]&gt;=[.$C17];[.AR$7]&lt;=[.$H17])*[.$G17]" office:value-type="float" office:value="0">
            <text:p>0</text:p>
          </table:table-cell>
          <table:table-cell table:formula="of:=AND([.AS$7]&gt;=[.$C17];[.AS$7]&lt;=[.$H17])*[.$G17]" office:value-type="float" office:value="0">
            <text:p>0</text:p>
          </table:table-cell>
          <table:table-cell table:formula="of:=AND([.AT$7]&gt;=[.$C17];[.AT$7]&lt;=[.$H17])*[.$G17]" office:value-type="float" office:value="0">
            <text:p>0</text:p>
          </table:table-cell>
          <table:table-cell table:formula="of:=AND([.AU$7]&gt;=[.$C17];[.AU$7]&lt;=[.$H17])*[.$G17]" office:value-type="float" office:value="0">
            <text:p>0</text:p>
          </table:table-cell>
          <table:table-cell table:formula="of:=AND([.AV$7]&gt;=[.$C17];[.AV$7]&lt;=[.$H17])*[.$G17]" office:value-type="float" office:value="0">
            <text:p>0</text:p>
          </table:table-cell>
          <table:table-cell table:formula="of:=AND([.AW$7]&gt;=[.$C17];[.AW$7]&lt;=[.$H17])*[.$G17]" office:value-type="float" office:value="0">
            <text:p>0</text:p>
          </table:table-cell>
          <table:table-cell table:formula="of:=AND([.AX$7]&gt;=[.$C17];[.AX$7]&lt;=[.$H17])*[.$G17]" office:value-type="float" office:value="0">
            <text:p>0</text:p>
          </table:table-cell>
          <table:table-cell table:formula="of:=AND([.AY$7]&gt;=[.$C17];[.AY$7]&lt;=[.$H17])*[.$G17]" office:value-type="float" office:value="0">
            <text:p>0</text:p>
          </table:table-cell>
          <table:table-cell table:formula="of:=AND([.AZ$7]&gt;=[.$C17];[.AZ$7]&lt;=[.$H17])*[.$G17]" office:value-type="float" office:value="0">
            <text:p>0</text:p>
          </table:table-cell>
          <table:table-cell table:formula="of:=AND([.BA$7]&gt;=[.$C17];[.BA$7]&lt;=[.$H17])*[.$G17]" office:value-type="float" office:value="0">
            <text:p>0</text:p>
          </table:table-cell>
          <table:table-cell table:formula="of:=AND([.BB$7]&gt;=[.$C17];[.BB$7]&lt;=[.$H17])*[.$G17]" office:value-type="float" office:value="0">
            <text:p>0</text:p>
          </table:table-cell>
          <table:table-cell table:formula="of:=AND([.BC$7]&gt;=[.$C17];[.BC$7]&lt;=[.$H17])*[.$G17]" office:value-type="float" office:value="0">
            <text:p>0</text:p>
          </table:table-cell>
          <table:table-cell table:formula="of:=AND([.BD$7]&gt;=[.$C17];[.BD$7]&lt;=[.$H17])*[.$G17]" office:value-type="float" office:value="0">
            <text:p>0</text:p>
          </table:table-cell>
          <table:table-cell table:formula="of:=AND([.BE$7]&gt;=[.$C17];[.BE$7]&lt;=[.$H17])*[.$G17]" office:value-type="float" office:value="0">
            <text:p>0</text:p>
          </table:table-cell>
          <table:table-cell table:formula="of:=AND([.BF$7]&gt;=[.$C17];[.BF$7]&lt;=[.$H17])*[.$G17]" office:value-type="float" office:value="0">
            <text:p>0</text:p>
          </table:table-cell>
          <table:table-cell table:formula="of:=AND([.BG$7]&gt;=[.$C17];[.BG$7]&lt;=[.$H17])*[.$G17]" office:value-type="float" office:value="0">
            <text:p>0</text:p>
          </table:table-cell>
          <table:table-cell table:formula="of:=AND([.BH$7]&gt;=[.$C17];[.BH$7]&lt;=[.$H17])*[.$G17]" office:value-type="float" office:value="0">
            <text:p>0</text:p>
          </table:table-cell>
          <table:table-cell table:formula="of:=AND([.BI$7]&gt;=[.$C17];[.BI$7]&lt;=[.$H17])*[.$G17]" office:value-type="float" office:value="0">
            <text:p>0</text:p>
          </table:table-cell>
          <table:table-cell table:formula="of:=AND([.BJ$7]&gt;=[.$C17];[.BJ$7]&lt;=[.$H17])*[.$G17]" office:value-type="float" office:value="0">
            <text:p>0</text:p>
          </table:table-cell>
          <table:table-cell table:formula="of:=AND([.BK$7]&gt;=[.$C17];[.BK$7]&lt;=[.$H17])*[.$G17]" office:value-type="float" office:value="0">
            <text:p>0</text:p>
          </table:table-cell>
          <table:table-cell table:formula="of:=AND([.BL$7]&gt;=[.$C17];[.BL$7]&lt;=[.$H17])*[.$G17]" office:value-type="float" office:value="0">
            <text:p>0</text:p>
          </table:table-cell>
          <table:table-cell table:formula="of:=AND([.BM$7]&gt;=[.$C17];[.BM$7]&lt;=[.$H17])*[.$G17]" office:value-type="float" office:value="0">
            <text:p>0</text:p>
          </table:table-cell>
          <table:table-cell table:formula="of:=AND([.BN$7]&gt;=[.$C17];[.BN$7]&lt;=[.$H17])*[.$G17]" office:value-type="float" office:value="0">
            <text:p>0</text:p>
          </table:table-cell>
          <table:table-cell table:formula="of:=AND([.BO$7]&gt;=[.$C17];[.BO$7]&lt;=[.$H17])*[.$G17]" office:value-type="float" office:value="0">
            <text:p>0</text:p>
          </table:table-cell>
          <table:table-cell table:formula="of:=AND([.BP$7]&gt;=[.$C17];[.BP$7]&lt;=[.$H17])*[.$G17]" office:value-type="float" office:value="0">
            <text:p>0</text:p>
          </table:table-cell>
          <table:table-cell table:formula="of:=AND([.BQ$7]&gt;=[.$C17];[.BQ$7]&lt;=[.$H17])*[.$G17]" office:value-type="float" office:value="0">
            <text:p>0</text:p>
          </table:table-cell>
          <table:table-cell table:formula="of:=AND([.BR$7]&gt;=[.$C17];[.BR$7]&lt;=[.$H17])*[.$G17]" office:value-type="float" office:value="0">
            <text:p>0</text:p>
          </table:table-cell>
          <table:table-cell table:formula="of:=AND([.BS$7]&gt;=[.$C17];[.BS$7]&lt;=[.$H17])*[.$G17]" office:value-type="float" office:value="0">
            <text:p>0</text:p>
          </table:table-cell>
          <table:table-cell table:formula="of:=AND([.BT$7]&gt;=[.$C17];[.BT$7]&lt;=[.$H17])*[.$G17]" office:value-type="float" office:value="0">
            <text:p>0</text:p>
          </table:table-cell>
          <table:table-cell table:formula="of:=AND([.BU$7]&gt;=[.$C17];[.BU$7]&lt;=[.$H17])*[.$G17]" office:value-type="float" office:value="0">
            <text:p>0</text:p>
          </table:table-cell>
          <table:table-cell table:formula="of:=AND([.BV$7]&gt;=[.$C17];[.BV$7]&lt;=[.$H17])*[.$G17]" office:value-type="float" office:value="0">
            <text:p>0</text:p>
          </table:table-cell>
          <table:table-cell table:formula="of:=AND([.BW$7]&gt;=[.$C17];[.BW$7]&lt;=[.$H17])*[.$G17]" office:value-type="float" office:value="0">
            <text:p>0</text:p>
          </table:table-cell>
          <table:table-cell table:formula="of:=AND([.BX$7]&gt;=[.$C17];[.BX$7]&lt;=[.$H17])*[.$G17]" office:value-type="float" office:value="0">
            <text:p>0</text:p>
          </table:table-cell>
          <table:table-cell table:formula="of:=AND([.BY$7]&gt;=[.$C17];[.BY$7]&lt;=[.$H17])*[.$G17]" office:value-type="float" office:value="0">
            <text:p>0</text:p>
          </table:table-cell>
          <table:table-cell table:formula="of:=AND([.BZ$7]&gt;=[.$C17];[.BZ$7]&lt;=[.$H17])*[.$G17]" office:value-type="float" office:value="0">
            <text:p>0</text:p>
          </table:table-cell>
          <table:table-cell table:formula="of:=AND([.CA$7]&gt;=[.$C17];[.CA$7]&lt;=[.$H17])*[.$G17]" office:value-type="float" office:value="0">
            <text:p>0</text:p>
          </table:table-cell>
          <table:table-cell table:formula="of:=AND([.CB$7]&gt;=[.$C17];[.CB$7]&lt;=[.$H17])*[.$G17]" office:value-type="float" office:value="0">
            <text:p>0</text:p>
          </table:table-cell>
          <table:table-cell table:formula="of:=AND([.CC$7]&gt;=[.$C17];[.CC$7]&lt;=[.$H17])*[.$G17]" office:value-type="float" office:value="0">
            <text:p>0</text:p>
          </table:table-cell>
          <table:table-cell table:formula="of:=AND([.CD$7]&gt;=[.$C17];[.CD$7]&lt;=[.$H17])*[.$G17]" office:value-type="float" office:value="0">
            <text:p>0</text:p>
          </table:table-cell>
          <table:table-cell table:formula="of:=AND([.CE$7]&gt;=[.$C17];[.CE$7]&lt;=[.$H17])*[.$G17]" office:value-type="float" office:value="0">
            <text:p>0</text:p>
          </table:table-cell>
          <table:table-cell table:formula="of:=AND([.CF$7]&gt;=[.$C17];[.CF$7]&lt;=[.$H17])*[.$G17]" office:value-type="float" office:value="0">
            <text:p>0</text:p>
          </table:table-cell>
          <table:table-cell table:formula="of:=AND([.CG$7]&gt;=[.$C17];[.CG$7]&lt;=[.$H17])*[.$G17]" office:value-type="float" office:value="0">
            <text:p>0</text:p>
          </table:table-cell>
          <table:table-cell table:formula="of:=AND([.CH$7]&gt;=[.$C17];[.CH$7]&lt;=[.$H17])*[.$G17]" office:value-type="float" office:value="0">
            <text:p>0</text:p>
          </table:table-cell>
          <table:table-cell table:formula="of:=AND([.CI$7]&gt;=[.$C17];[.CI$7]&lt;=[.$H17])*[.$G17]" office:value-type="float" office:value="0">
            <text:p>0</text:p>
          </table:table-cell>
          <table:table-cell table:formula="of:=AND([.CJ$7]&gt;=[.$C17];[.CJ$7]&lt;=[.$H17])*[.$G17]" office:value-type="float" office:value="0">
            <text:p>0</text:p>
          </table:table-cell>
          <table:table-cell table:formula="of:=AND([.CK$7]&gt;=[.$C17];[.CK$7]&lt;=[.$H17])*[.$G17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udentia</text:p>
          </table:table-cell>
          <table:table-cell office:value-type="float" office:value="1794">
            <text:p>1794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table:formula="of:=[.C18]+[.F18]-1" office:value-type="float" office:value="1801">
            <text:p>1801</text:p>
          </table:table-cell>
          <table:table-cell/>
          <table:table-cell table:formula="of:=AND([.J$7]&gt;=[.$C18];[.J$7]&lt;=[.$H18])*[.$G18]" office:value-type="float" office:value="0">
            <text:p>0</text:p>
          </table:table-cell>
          <table:table-cell table:formula="of:=AND([.K$7]&gt;=[.$C18];[.K$7]&lt;=[.$H18])*[.$G18]" office:value-type="float" office:value="0">
            <text:p>0</text:p>
          </table:table-cell>
          <table:table-cell table:formula="of:=AND([.L$7]&gt;=[.$C18];[.L$7]&lt;=[.$H18])*[.$G18]" office:value-type="float" office:value="0">
            <text:p>0</text:p>
          </table:table-cell>
          <table:table-cell table:formula="of:=AND([.M$7]&gt;=[.$C18];[.M$7]&lt;=[.$H18])*[.$G18]" office:value-type="float" office:value="0">
            <text:p>0</text:p>
          </table:table-cell>
          <table:table-cell table:formula="of:=AND([.N$7]&gt;=[.$C18];[.N$7]&lt;=[.$H18])*[.$G18]" office:value-type="float" office:value="0">
            <text:p>0</text:p>
          </table:table-cell>
          <table:table-cell table:formula="of:=AND([.O$7]&gt;=[.$C18];[.O$7]&lt;=[.$H18])*[.$G18]" office:value-type="float" office:value="0">
            <text:p>0</text:p>
          </table:table-cell>
          <table:table-cell table:formula="of:=AND([.P$7]&gt;=[.$C18];[.P$7]&lt;=[.$H18])*[.$G18]" office:value-type="float" office:value="0">
            <text:p>0</text:p>
          </table:table-cell>
          <table:table-cell table:formula="of:=AND([.Q$7]&gt;=[.$C18];[.Q$7]&lt;=[.$H18])*[.$G18]" office:value-type="float" office:value="0">
            <text:p>0</text:p>
          </table:table-cell>
          <table:table-cell table:formula="of:=AND([.R$7]&gt;=[.$C18];[.R$7]&lt;=[.$H18])*[.$G18]" office:value-type="float" office:value="0">
            <text:p>0</text:p>
          </table:table-cell>
          <table:table-cell table:formula="of:=AND([.S$7]&gt;=[.$C18];[.S$7]&lt;=[.$H18])*[.$G18]" office:value-type="float" office:value="0">
            <text:p>0</text:p>
          </table:table-cell>
          <table:table-cell table:formula="of:=AND([.T$7]&gt;=[.$C18];[.T$7]&lt;=[.$H18])*[.$G18]" office:value-type="float" office:value="0">
            <text:p>0</text:p>
          </table:table-cell>
          <table:table-cell table:formula="of:=AND([.U$7]&gt;=[.$C18];[.U$7]&lt;=[.$H18])*[.$G18]" office:value-type="float" office:value="0">
            <text:p>0</text:p>
          </table:table-cell>
          <table:table-cell table:formula="of:=AND([.V$7]&gt;=[.$C18];[.V$7]&lt;=[.$H18])*[.$G18]" office:value-type="float" office:value="0">
            <text:p>0</text:p>
          </table:table-cell>
          <table:table-cell table:formula="of:=AND([.W$7]&gt;=[.$C18];[.W$7]&lt;=[.$H18])*[.$G18]" office:value-type="float" office:value="0">
            <text:p>0</text:p>
          </table:table-cell>
          <table:table-cell table:formula="of:=AND([.X$7]&gt;=[.$C18];[.X$7]&lt;=[.$H18])*[.$G18]" office:value-type="float" office:value="0">
            <text:p>0</text:p>
          </table:table-cell>
          <table:table-cell table:formula="of:=AND([.Y$7]&gt;=[.$C18];[.Y$7]&lt;=[.$H18])*[.$G18]" office:value-type="float" office:value="0">
            <text:p>0</text:p>
          </table:table-cell>
          <table:table-cell table:formula="of:=AND([.Z$7]&gt;=[.$C18];[.Z$7]&lt;=[.$H18])*[.$G18]" office:value-type="float" office:value="0">
            <text:p>0</text:p>
          </table:table-cell>
          <table:table-cell table:formula="of:=AND([.AA$7]&gt;=[.$C18];[.AA$7]&lt;=[.$H18])*[.$G18]" office:value-type="float" office:value="300">
            <text:p>300</text:p>
          </table:table-cell>
          <table:table-cell table:formula="of:=AND([.AB$7]&gt;=[.$C18];[.AB$7]&lt;=[.$H18])*[.$G18]" office:value-type="float" office:value="300">
            <text:p>300</text:p>
          </table:table-cell>
          <table:table-cell table:formula="of:=AND([.AC$7]&gt;=[.$C18];[.AC$7]&lt;=[.$H18])*[.$G18]" office:value-type="float" office:value="300">
            <text:p>300</text:p>
          </table:table-cell>
          <table:table-cell table:formula="of:=AND([.AD$7]&gt;=[.$C18];[.AD$7]&lt;=[.$H18])*[.$G18]" office:value-type="float" office:value="300">
            <text:p>300</text:p>
          </table:table-cell>
          <table:table-cell table:formula="of:=AND([.AE$7]&gt;=[.$C18];[.AE$7]&lt;=[.$H18])*[.$G18]" office:value-type="float" office:value="300">
            <text:p>300</text:p>
          </table:table-cell>
          <table:table-cell table:formula="of:=AND([.AF$7]&gt;=[.$C18];[.AF$7]&lt;=[.$H18])*[.$G18]" office:value-type="float" office:value="300">
            <text:p>300</text:p>
          </table:table-cell>
          <table:table-cell table:formula="of:=AND([.AG$7]&gt;=[.$C18];[.AG$7]&lt;=[.$H18])*[.$G18]" office:value-type="float" office:value="300">
            <text:p>300</text:p>
          </table:table-cell>
          <table:table-cell table:formula="of:=AND([.AH$7]&gt;=[.$C18];[.AH$7]&lt;=[.$H18])*[.$G18]" office:value-type="float" office:value="300">
            <text:p>300</text:p>
          </table:table-cell>
          <table:table-cell table:formula="of:=AND([.AI$7]&gt;=[.$C18];[.AI$7]&lt;=[.$H18])*[.$G18]" office:value-type="float" office:value="0">
            <text:p>0</text:p>
          </table:table-cell>
          <table:table-cell table:formula="of:=AND([.AJ$7]&gt;=[.$C18];[.AJ$7]&lt;=[.$H18])*[.$G18]" office:value-type="float" office:value="0">
            <text:p>0</text:p>
          </table:table-cell>
          <table:table-cell table:formula="of:=AND([.AK$7]&gt;=[.$C18];[.AK$7]&lt;=[.$H18])*[.$G18]" office:value-type="float" office:value="0">
            <text:p>0</text:p>
          </table:table-cell>
          <table:table-cell table:formula="of:=AND([.AL$7]&gt;=[.$C18];[.AL$7]&lt;=[.$H18])*[.$G18]" office:value-type="float" office:value="0">
            <text:p>0</text:p>
          </table:table-cell>
          <table:table-cell table:formula="of:=AND([.AM$7]&gt;=[.$C18];[.AM$7]&lt;=[.$H18])*[.$G18]" office:value-type="float" office:value="0">
            <text:p>0</text:p>
          </table:table-cell>
          <table:table-cell table:formula="of:=AND([.AN$7]&gt;=[.$C18];[.AN$7]&lt;=[.$H18])*[.$G18]" office:value-type="float" office:value="0">
            <text:p>0</text:p>
          </table:table-cell>
          <table:table-cell table:formula="of:=AND([.AO$7]&gt;=[.$C18];[.AO$7]&lt;=[.$H18])*[.$G18]" office:value-type="float" office:value="0">
            <text:p>0</text:p>
          </table:table-cell>
          <table:table-cell table:formula="of:=AND([.AP$7]&gt;=[.$C18];[.AP$7]&lt;=[.$H18])*[.$G18]" office:value-type="float" office:value="0">
            <text:p>0</text:p>
          </table:table-cell>
          <table:table-cell table:formula="of:=AND([.AQ$7]&gt;=[.$C18];[.AQ$7]&lt;=[.$H18])*[.$G18]" office:value-type="float" office:value="0">
            <text:p>0</text:p>
          </table:table-cell>
          <table:table-cell table:formula="of:=AND([.AR$7]&gt;=[.$C18];[.AR$7]&lt;=[.$H18])*[.$G18]" office:value-type="float" office:value="0">
            <text:p>0</text:p>
          </table:table-cell>
          <table:table-cell table:formula="of:=AND([.AS$7]&gt;=[.$C18];[.AS$7]&lt;=[.$H18])*[.$G18]" office:value-type="float" office:value="0">
            <text:p>0</text:p>
          </table:table-cell>
          <table:table-cell table:formula="of:=AND([.AT$7]&gt;=[.$C18];[.AT$7]&lt;=[.$H18])*[.$G18]" office:value-type="float" office:value="0">
            <text:p>0</text:p>
          </table:table-cell>
          <table:table-cell table:formula="of:=AND([.AU$7]&gt;=[.$C18];[.AU$7]&lt;=[.$H18])*[.$G18]" office:value-type="float" office:value="0">
            <text:p>0</text:p>
          </table:table-cell>
          <table:table-cell table:formula="of:=AND([.AV$7]&gt;=[.$C18];[.AV$7]&lt;=[.$H18])*[.$G18]" office:value-type="float" office:value="0">
            <text:p>0</text:p>
          </table:table-cell>
          <table:table-cell table:formula="of:=AND([.AW$7]&gt;=[.$C18];[.AW$7]&lt;=[.$H18])*[.$G18]" office:value-type="float" office:value="0">
            <text:p>0</text:p>
          </table:table-cell>
          <table:table-cell table:formula="of:=AND([.AX$7]&gt;=[.$C18];[.AX$7]&lt;=[.$H18])*[.$G18]" office:value-type="float" office:value="0">
            <text:p>0</text:p>
          </table:table-cell>
          <table:table-cell table:formula="of:=AND([.AY$7]&gt;=[.$C18];[.AY$7]&lt;=[.$H18])*[.$G18]" office:value-type="float" office:value="0">
            <text:p>0</text:p>
          </table:table-cell>
          <table:table-cell table:formula="of:=AND([.AZ$7]&gt;=[.$C18];[.AZ$7]&lt;=[.$H18])*[.$G18]" office:value-type="float" office:value="0">
            <text:p>0</text:p>
          </table:table-cell>
          <table:table-cell table:formula="of:=AND([.BA$7]&gt;=[.$C18];[.BA$7]&lt;=[.$H18])*[.$G18]" office:value-type="float" office:value="0">
            <text:p>0</text:p>
          </table:table-cell>
          <table:table-cell table:formula="of:=AND([.BB$7]&gt;=[.$C18];[.BB$7]&lt;=[.$H18])*[.$G18]" office:value-type="float" office:value="0">
            <text:p>0</text:p>
          </table:table-cell>
          <table:table-cell table:formula="of:=AND([.BC$7]&gt;=[.$C18];[.BC$7]&lt;=[.$H18])*[.$G18]" office:value-type="float" office:value="0">
            <text:p>0</text:p>
          </table:table-cell>
          <table:table-cell table:formula="of:=AND([.BD$7]&gt;=[.$C18];[.BD$7]&lt;=[.$H18])*[.$G18]" office:value-type="float" office:value="0">
            <text:p>0</text:p>
          </table:table-cell>
          <table:table-cell table:formula="of:=AND([.BE$7]&gt;=[.$C18];[.BE$7]&lt;=[.$H18])*[.$G18]" office:value-type="float" office:value="0">
            <text:p>0</text:p>
          </table:table-cell>
          <table:table-cell table:formula="of:=AND([.BF$7]&gt;=[.$C18];[.BF$7]&lt;=[.$H18])*[.$G18]" office:value-type="float" office:value="0">
            <text:p>0</text:p>
          </table:table-cell>
          <table:table-cell table:formula="of:=AND([.BG$7]&gt;=[.$C18];[.BG$7]&lt;=[.$H18])*[.$G18]" office:value-type="float" office:value="0">
            <text:p>0</text:p>
          </table:table-cell>
          <table:table-cell table:formula="of:=AND([.BH$7]&gt;=[.$C18];[.BH$7]&lt;=[.$H18])*[.$G18]" office:value-type="float" office:value="0">
            <text:p>0</text:p>
          </table:table-cell>
          <table:table-cell table:formula="of:=AND([.BI$7]&gt;=[.$C18];[.BI$7]&lt;=[.$H18])*[.$G18]" office:value-type="float" office:value="0">
            <text:p>0</text:p>
          </table:table-cell>
          <table:table-cell table:formula="of:=AND([.BJ$7]&gt;=[.$C18];[.BJ$7]&lt;=[.$H18])*[.$G18]" office:value-type="float" office:value="0">
            <text:p>0</text:p>
          </table:table-cell>
          <table:table-cell table:formula="of:=AND([.BK$7]&gt;=[.$C18];[.BK$7]&lt;=[.$H18])*[.$G18]" office:value-type="float" office:value="0">
            <text:p>0</text:p>
          </table:table-cell>
          <table:table-cell table:formula="of:=AND([.BL$7]&gt;=[.$C18];[.BL$7]&lt;=[.$H18])*[.$G18]" office:value-type="float" office:value="0">
            <text:p>0</text:p>
          </table:table-cell>
          <table:table-cell table:formula="of:=AND([.BM$7]&gt;=[.$C18];[.BM$7]&lt;=[.$H18])*[.$G18]" office:value-type="float" office:value="0">
            <text:p>0</text:p>
          </table:table-cell>
          <table:table-cell table:formula="of:=AND([.BN$7]&gt;=[.$C18];[.BN$7]&lt;=[.$H18])*[.$G18]" office:value-type="float" office:value="0">
            <text:p>0</text:p>
          </table:table-cell>
          <table:table-cell table:formula="of:=AND([.BO$7]&gt;=[.$C18];[.BO$7]&lt;=[.$H18])*[.$G18]" office:value-type="float" office:value="0">
            <text:p>0</text:p>
          </table:table-cell>
          <table:table-cell table:formula="of:=AND([.BP$7]&gt;=[.$C18];[.BP$7]&lt;=[.$H18])*[.$G18]" office:value-type="float" office:value="0">
            <text:p>0</text:p>
          </table:table-cell>
          <table:table-cell table:formula="of:=AND([.BQ$7]&gt;=[.$C18];[.BQ$7]&lt;=[.$H18])*[.$G18]" office:value-type="float" office:value="0">
            <text:p>0</text:p>
          </table:table-cell>
          <table:table-cell table:formula="of:=AND([.BR$7]&gt;=[.$C18];[.BR$7]&lt;=[.$H18])*[.$G18]" office:value-type="float" office:value="0">
            <text:p>0</text:p>
          </table:table-cell>
          <table:table-cell table:formula="of:=AND([.BS$7]&gt;=[.$C18];[.BS$7]&lt;=[.$H18])*[.$G18]" office:value-type="float" office:value="0">
            <text:p>0</text:p>
          </table:table-cell>
          <table:table-cell table:formula="of:=AND([.BT$7]&gt;=[.$C18];[.BT$7]&lt;=[.$H18])*[.$G18]" office:value-type="float" office:value="0">
            <text:p>0</text:p>
          </table:table-cell>
          <table:table-cell table:formula="of:=AND([.BU$7]&gt;=[.$C18];[.BU$7]&lt;=[.$H18])*[.$G18]" office:value-type="float" office:value="0">
            <text:p>0</text:p>
          </table:table-cell>
          <table:table-cell table:formula="of:=AND([.BV$7]&gt;=[.$C18];[.BV$7]&lt;=[.$H18])*[.$G18]" office:value-type="float" office:value="0">
            <text:p>0</text:p>
          </table:table-cell>
          <table:table-cell table:formula="of:=AND([.BW$7]&gt;=[.$C18];[.BW$7]&lt;=[.$H18])*[.$G18]" office:value-type="float" office:value="0">
            <text:p>0</text:p>
          </table:table-cell>
          <table:table-cell table:formula="of:=AND([.BX$7]&gt;=[.$C18];[.BX$7]&lt;=[.$H18])*[.$G18]" office:value-type="float" office:value="0">
            <text:p>0</text:p>
          </table:table-cell>
          <table:table-cell table:formula="of:=AND([.BY$7]&gt;=[.$C18];[.BY$7]&lt;=[.$H18])*[.$G18]" office:value-type="float" office:value="0">
            <text:p>0</text:p>
          </table:table-cell>
          <table:table-cell table:formula="of:=AND([.BZ$7]&gt;=[.$C18];[.BZ$7]&lt;=[.$H18])*[.$G18]" office:value-type="float" office:value="0">
            <text:p>0</text:p>
          </table:table-cell>
          <table:table-cell table:formula="of:=AND([.CA$7]&gt;=[.$C18];[.CA$7]&lt;=[.$H18])*[.$G18]" office:value-type="float" office:value="0">
            <text:p>0</text:p>
          </table:table-cell>
          <table:table-cell table:formula="of:=AND([.CB$7]&gt;=[.$C18];[.CB$7]&lt;=[.$H18])*[.$G18]" office:value-type="float" office:value="0">
            <text:p>0</text:p>
          </table:table-cell>
          <table:table-cell table:formula="of:=AND([.CC$7]&gt;=[.$C18];[.CC$7]&lt;=[.$H18])*[.$G18]" office:value-type="float" office:value="0">
            <text:p>0</text:p>
          </table:table-cell>
          <table:table-cell table:formula="of:=AND([.CD$7]&gt;=[.$C18];[.CD$7]&lt;=[.$H18])*[.$G18]" office:value-type="float" office:value="0">
            <text:p>0</text:p>
          </table:table-cell>
          <table:table-cell table:formula="of:=AND([.CE$7]&gt;=[.$C18];[.CE$7]&lt;=[.$H18])*[.$G18]" office:value-type="float" office:value="0">
            <text:p>0</text:p>
          </table:table-cell>
          <table:table-cell table:formula="of:=AND([.CF$7]&gt;=[.$C18];[.CF$7]&lt;=[.$H18])*[.$G18]" office:value-type="float" office:value="0">
            <text:p>0</text:p>
          </table:table-cell>
          <table:table-cell table:formula="of:=AND([.CG$7]&gt;=[.$C18];[.CG$7]&lt;=[.$H18])*[.$G18]" office:value-type="float" office:value="0">
            <text:p>0</text:p>
          </table:table-cell>
          <table:table-cell table:formula="of:=AND([.CH$7]&gt;=[.$C18];[.CH$7]&lt;=[.$H18])*[.$G18]" office:value-type="float" office:value="0">
            <text:p>0</text:p>
          </table:table-cell>
          <table:table-cell table:formula="of:=AND([.CI$7]&gt;=[.$C18];[.CI$7]&lt;=[.$H18])*[.$G18]" office:value-type="float" office:value="0">
            <text:p>0</text:p>
          </table:table-cell>
          <table:table-cell table:formula="of:=AND([.CJ$7]&gt;=[.$C18];[.CJ$7]&lt;=[.$H18])*[.$G18]" office:value-type="float" office:value="0">
            <text:p>0</text:p>
          </table:table-cell>
          <table:table-cell table:formula="of:=AND([.CK$7]&gt;=[.$C18];[.CK$7]&lt;=[.$H18])*[.$G18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ptivity</text:p>
          </table:table-cell>
          <table:table-cell office:value-type="float" office:value="1802">
            <text:p>1802</text:p>
          </table:table-cell>
          <table:table-cell office:value-type="float" office:value="34">
            <text:p>34</text:p>
          </table:table-cell>
          <table:table-cell office:value-type="float" office:value="450">
            <text:p>450</text:p>
          </table:table-cell>
          <table:table-cell office:value-type="float" office:value="34">
            <text:p>34</text:p>
          </table:table-cell>
          <table:table-cell office:value-type="float" office:value="450">
            <text:p>450</text:p>
          </table:table-cell>
          <table:table-cell table:formula="of:=[.C19]+[.F19]-1" office:value-type="float" office:value="1835">
            <text:p>1835</text:p>
          </table:table-cell>
          <table:table-cell/>
          <table:table-cell table:formula="of:=AND([.J$7]&gt;=[.$C19];[.J$7]&lt;=[.$H19])*[.$G19]" office:value-type="float" office:value="0">
            <text:p>0</text:p>
          </table:table-cell>
          <table:table-cell table:formula="of:=AND([.K$7]&gt;=[.$C19];[.K$7]&lt;=[.$H19])*[.$G19]" office:value-type="float" office:value="0">
            <text:p>0</text:p>
          </table:table-cell>
          <table:table-cell table:formula="of:=AND([.L$7]&gt;=[.$C19];[.L$7]&lt;=[.$H19])*[.$G19]" office:value-type="float" office:value="0">
            <text:p>0</text:p>
          </table:table-cell>
          <table:table-cell table:formula="of:=AND([.M$7]&gt;=[.$C19];[.M$7]&lt;=[.$H19])*[.$G19]" office:value-type="float" office:value="0">
            <text:p>0</text:p>
          </table:table-cell>
          <table:table-cell table:formula="of:=AND([.N$7]&gt;=[.$C19];[.N$7]&lt;=[.$H19])*[.$G19]" office:value-type="float" office:value="0">
            <text:p>0</text:p>
          </table:table-cell>
          <table:table-cell table:formula="of:=AND([.O$7]&gt;=[.$C19];[.O$7]&lt;=[.$H19])*[.$G19]" office:value-type="float" office:value="0">
            <text:p>0</text:p>
          </table:table-cell>
          <table:table-cell table:formula="of:=AND([.P$7]&gt;=[.$C19];[.P$7]&lt;=[.$H19])*[.$G19]" office:value-type="float" office:value="0">
            <text:p>0</text:p>
          </table:table-cell>
          <table:table-cell table:formula="of:=AND([.Q$7]&gt;=[.$C19];[.Q$7]&lt;=[.$H19])*[.$G19]" office:value-type="float" office:value="0">
            <text:p>0</text:p>
          </table:table-cell>
          <table:table-cell table:formula="of:=AND([.R$7]&gt;=[.$C19];[.R$7]&lt;=[.$H19])*[.$G19]" office:value-type="float" office:value="0">
            <text:p>0</text:p>
          </table:table-cell>
          <table:table-cell table:formula="of:=AND([.S$7]&gt;=[.$C19];[.S$7]&lt;=[.$H19])*[.$G19]" office:value-type="float" office:value="0">
            <text:p>0</text:p>
          </table:table-cell>
          <table:table-cell table:formula="of:=AND([.T$7]&gt;=[.$C19];[.T$7]&lt;=[.$H19])*[.$G19]" office:value-type="float" office:value="0">
            <text:p>0</text:p>
          </table:table-cell>
          <table:table-cell table:formula="of:=AND([.U$7]&gt;=[.$C19];[.U$7]&lt;=[.$H19])*[.$G19]" office:value-type="float" office:value="0">
            <text:p>0</text:p>
          </table:table-cell>
          <table:table-cell table:formula="of:=AND([.V$7]&gt;=[.$C19];[.V$7]&lt;=[.$H19])*[.$G19]" office:value-type="float" office:value="0">
            <text:p>0</text:p>
          </table:table-cell>
          <table:table-cell table:formula="of:=AND([.W$7]&gt;=[.$C19];[.W$7]&lt;=[.$H19])*[.$G19]" office:value-type="float" office:value="0">
            <text:p>0</text:p>
          </table:table-cell>
          <table:table-cell table:formula="of:=AND([.X$7]&gt;=[.$C19];[.X$7]&lt;=[.$H19])*[.$G19]" office:value-type="float" office:value="0">
            <text:p>0</text:p>
          </table:table-cell>
          <table:table-cell table:formula="of:=AND([.Y$7]&gt;=[.$C19];[.Y$7]&lt;=[.$H19])*[.$G19]" office:value-type="float" office:value="0">
            <text:p>0</text:p>
          </table:table-cell>
          <table:table-cell table:formula="of:=AND([.Z$7]&gt;=[.$C19];[.Z$7]&lt;=[.$H19])*[.$G19]" office:value-type="float" office:value="0">
            <text:p>0</text:p>
          </table:table-cell>
          <table:table-cell table:formula="of:=AND([.AA$7]&gt;=[.$C19];[.AA$7]&lt;=[.$H19])*[.$G19]" office:value-type="float" office:value="0">
            <text:p>0</text:p>
          </table:table-cell>
          <table:table-cell table:formula="of:=AND([.AB$7]&gt;=[.$C19];[.AB$7]&lt;=[.$H19])*[.$G19]" office:value-type="float" office:value="0">
            <text:p>0</text:p>
          </table:table-cell>
          <table:table-cell table:formula="of:=AND([.AC$7]&gt;=[.$C19];[.AC$7]&lt;=[.$H19])*[.$G19]" office:value-type="float" office:value="0">
            <text:p>0</text:p>
          </table:table-cell>
          <table:table-cell table:formula="of:=AND([.AD$7]&gt;=[.$C19];[.AD$7]&lt;=[.$H19])*[.$G19]" office:value-type="float" office:value="0">
            <text:p>0</text:p>
          </table:table-cell>
          <table:table-cell table:formula="of:=AND([.AE$7]&gt;=[.$C19];[.AE$7]&lt;=[.$H19])*[.$G19]" office:value-type="float" office:value="0">
            <text:p>0</text:p>
          </table:table-cell>
          <table:table-cell table:formula="of:=AND([.AF$7]&gt;=[.$C19];[.AF$7]&lt;=[.$H19])*[.$G19]" office:value-type="float" office:value="0">
            <text:p>0</text:p>
          </table:table-cell>
          <table:table-cell table:formula="of:=AND([.AG$7]&gt;=[.$C19];[.AG$7]&lt;=[.$H19])*[.$G19]" office:value-type="float" office:value="0">
            <text:p>0</text:p>
          </table:table-cell>
          <table:table-cell table:formula="of:=AND([.AH$7]&gt;=[.$C19];[.AH$7]&lt;=[.$H19])*[.$G19]" office:value-type="float" office:value="0">
            <text:p>0</text:p>
          </table:table-cell>
          <table:table-cell table:formula="of:=AND([.AI$7]&gt;=[.$C19];[.AI$7]&lt;=[.$H19])*[.$G19]" office:value-type="float" office:value="450">
            <text:p>450</text:p>
          </table:table-cell>
          <table:table-cell table:formula="of:=AND([.AJ$7]&gt;=[.$C19];[.AJ$7]&lt;=[.$H19])*[.$G19]" office:value-type="float" office:value="450">
            <text:p>450</text:p>
          </table:table-cell>
          <table:table-cell table:formula="of:=AND([.AK$7]&gt;=[.$C19];[.AK$7]&lt;=[.$H19])*[.$G19]" office:value-type="float" office:value="450">
            <text:p>450</text:p>
          </table:table-cell>
          <table:table-cell table:formula="of:=AND([.AL$7]&gt;=[.$C19];[.AL$7]&lt;=[.$H19])*[.$G19]" office:value-type="float" office:value="450">
            <text:p>450</text:p>
          </table:table-cell>
          <table:table-cell table:formula="of:=AND([.AM$7]&gt;=[.$C19];[.AM$7]&lt;=[.$H19])*[.$G19]" office:value-type="float" office:value="450">
            <text:p>450</text:p>
          </table:table-cell>
          <table:table-cell table:formula="of:=AND([.AN$7]&gt;=[.$C19];[.AN$7]&lt;=[.$H19])*[.$G19]" office:value-type="float" office:value="450">
            <text:p>450</text:p>
          </table:table-cell>
          <table:table-cell table:formula="of:=AND([.AO$7]&gt;=[.$C19];[.AO$7]&lt;=[.$H19])*[.$G19]" office:value-type="float" office:value="450">
            <text:p>450</text:p>
          </table:table-cell>
          <table:table-cell table:formula="of:=AND([.AP$7]&gt;=[.$C19];[.AP$7]&lt;=[.$H19])*[.$G19]" office:value-type="float" office:value="450">
            <text:p>450</text:p>
          </table:table-cell>
          <table:table-cell table:formula="of:=AND([.AQ$7]&gt;=[.$C19];[.AQ$7]&lt;=[.$H19])*[.$G19]" office:value-type="float" office:value="450">
            <text:p>450</text:p>
          </table:table-cell>
          <table:table-cell table:formula="of:=AND([.AR$7]&gt;=[.$C19];[.AR$7]&lt;=[.$H19])*[.$G19]" office:value-type="float" office:value="450">
            <text:p>450</text:p>
          </table:table-cell>
          <table:table-cell table:formula="of:=AND([.AS$7]&gt;=[.$C19];[.AS$7]&lt;=[.$H19])*[.$G19]" office:value-type="float" office:value="450">
            <text:p>450</text:p>
          </table:table-cell>
          <table:table-cell table:formula="of:=AND([.AT$7]&gt;=[.$C19];[.AT$7]&lt;=[.$H19])*[.$G19]" office:value-type="float" office:value="450">
            <text:p>450</text:p>
          </table:table-cell>
          <table:table-cell table:formula="of:=AND([.AU$7]&gt;=[.$C19];[.AU$7]&lt;=[.$H19])*[.$G19]" office:value-type="float" office:value="450">
            <text:p>450</text:p>
          </table:table-cell>
          <table:table-cell table:formula="of:=AND([.AV$7]&gt;=[.$C19];[.AV$7]&lt;=[.$H19])*[.$G19]" office:value-type="float" office:value="450">
            <text:p>450</text:p>
          </table:table-cell>
          <table:table-cell table:formula="of:=AND([.AW$7]&gt;=[.$C19];[.AW$7]&lt;=[.$H19])*[.$G19]" office:value-type="float" office:value="450">
            <text:p>450</text:p>
          </table:table-cell>
          <table:table-cell table:formula="of:=AND([.AX$7]&gt;=[.$C19];[.AX$7]&lt;=[.$H19])*[.$G19]" office:value-type="float" office:value="450">
            <text:p>450</text:p>
          </table:table-cell>
          <table:table-cell table:formula="of:=AND([.AY$7]&gt;=[.$C19];[.AY$7]&lt;=[.$H19])*[.$G19]" office:value-type="float" office:value="450">
            <text:p>450</text:p>
          </table:table-cell>
          <table:table-cell table:formula="of:=AND([.AZ$7]&gt;=[.$C19];[.AZ$7]&lt;=[.$H19])*[.$G19]" office:value-type="float" office:value="450">
            <text:p>450</text:p>
          </table:table-cell>
          <table:table-cell table:formula="of:=AND([.BA$7]&gt;=[.$C19];[.BA$7]&lt;=[.$H19])*[.$G19]" office:value-type="float" office:value="450">
            <text:p>450</text:p>
          </table:table-cell>
          <table:table-cell table:formula="of:=AND([.BB$7]&gt;=[.$C19];[.BB$7]&lt;=[.$H19])*[.$G19]" office:value-type="float" office:value="450">
            <text:p>450</text:p>
          </table:table-cell>
          <table:table-cell table:formula="of:=AND([.BC$7]&gt;=[.$C19];[.BC$7]&lt;=[.$H19])*[.$G19]" office:value-type="float" office:value="450">
            <text:p>450</text:p>
          </table:table-cell>
          <table:table-cell table:formula="of:=AND([.BD$7]&gt;=[.$C19];[.BD$7]&lt;=[.$H19])*[.$G19]" office:value-type="float" office:value="450">
            <text:p>450</text:p>
          </table:table-cell>
          <table:table-cell table:formula="of:=AND([.BE$7]&gt;=[.$C19];[.BE$7]&lt;=[.$H19])*[.$G19]" office:value-type="float" office:value="450">
            <text:p>450</text:p>
          </table:table-cell>
          <table:table-cell table:formula="of:=AND([.BF$7]&gt;=[.$C19];[.BF$7]&lt;=[.$H19])*[.$G19]" office:value-type="float" office:value="450">
            <text:p>450</text:p>
          </table:table-cell>
          <table:table-cell table:formula="of:=AND([.BG$7]&gt;=[.$C19];[.BG$7]&lt;=[.$H19])*[.$G19]" office:value-type="float" office:value="450">
            <text:p>450</text:p>
          </table:table-cell>
          <table:table-cell table:formula="of:=AND([.BH$7]&gt;=[.$C19];[.BH$7]&lt;=[.$H19])*[.$G19]" office:value-type="float" office:value="450">
            <text:p>450</text:p>
          </table:table-cell>
          <table:table-cell table:formula="of:=AND([.BI$7]&gt;=[.$C19];[.BI$7]&lt;=[.$H19])*[.$G19]" office:value-type="float" office:value="450">
            <text:p>450</text:p>
          </table:table-cell>
          <table:table-cell table:formula="of:=AND([.BJ$7]&gt;=[.$C19];[.BJ$7]&lt;=[.$H19])*[.$G19]" office:value-type="float" office:value="450">
            <text:p>450</text:p>
          </table:table-cell>
          <table:table-cell table:formula="of:=AND([.BK$7]&gt;=[.$C19];[.BK$7]&lt;=[.$H19])*[.$G19]" office:value-type="float" office:value="450">
            <text:p>450</text:p>
          </table:table-cell>
          <table:table-cell table:formula="of:=AND([.BL$7]&gt;=[.$C19];[.BL$7]&lt;=[.$H19])*[.$G19]" office:value-type="float" office:value="450">
            <text:p>450</text:p>
          </table:table-cell>
          <table:table-cell table:formula="of:=AND([.BM$7]&gt;=[.$C19];[.BM$7]&lt;=[.$H19])*[.$G19]" office:value-type="float" office:value="450">
            <text:p>450</text:p>
          </table:table-cell>
          <table:table-cell table:formula="of:=AND([.BN$7]&gt;=[.$C19];[.BN$7]&lt;=[.$H19])*[.$G19]" office:value-type="float" office:value="450">
            <text:p>450</text:p>
          </table:table-cell>
          <table:table-cell table:formula="of:=AND([.BO$7]&gt;=[.$C19];[.BO$7]&lt;=[.$H19])*[.$G19]" office:value-type="float" office:value="450">
            <text:p>450</text:p>
          </table:table-cell>
          <table:table-cell table:formula="of:=AND([.BP$7]&gt;=[.$C19];[.BP$7]&lt;=[.$H19])*[.$G19]" office:value-type="float" office:value="450">
            <text:p>450</text:p>
          </table:table-cell>
          <table:table-cell table:formula="of:=AND([.BQ$7]&gt;=[.$C19];[.BQ$7]&lt;=[.$H19])*[.$G19]" office:value-type="float" office:value="0">
            <text:p>0</text:p>
          </table:table-cell>
          <table:table-cell table:formula="of:=AND([.BR$7]&gt;=[.$C19];[.BR$7]&lt;=[.$H19])*[.$G19]" office:value-type="float" office:value="0">
            <text:p>0</text:p>
          </table:table-cell>
          <table:table-cell table:formula="of:=AND([.BS$7]&gt;=[.$C19];[.BS$7]&lt;=[.$H19])*[.$G19]" office:value-type="float" office:value="0">
            <text:p>0</text:p>
          </table:table-cell>
          <table:table-cell table:formula="of:=AND([.BT$7]&gt;=[.$C19];[.BT$7]&lt;=[.$H19])*[.$G19]" office:value-type="float" office:value="0">
            <text:p>0</text:p>
          </table:table-cell>
          <table:table-cell table:formula="of:=AND([.BU$7]&gt;=[.$C19];[.BU$7]&lt;=[.$H19])*[.$G19]" office:value-type="float" office:value="0">
            <text:p>0</text:p>
          </table:table-cell>
          <table:table-cell table:formula="of:=AND([.BV$7]&gt;=[.$C19];[.BV$7]&lt;=[.$H19])*[.$G19]" office:value-type="float" office:value="0">
            <text:p>0</text:p>
          </table:table-cell>
          <table:table-cell table:formula="of:=AND([.BW$7]&gt;=[.$C19];[.BW$7]&lt;=[.$H19])*[.$G19]" office:value-type="float" office:value="0">
            <text:p>0</text:p>
          </table:table-cell>
          <table:table-cell table:formula="of:=AND([.BX$7]&gt;=[.$C19];[.BX$7]&lt;=[.$H19])*[.$G19]" office:value-type="float" office:value="0">
            <text:p>0</text:p>
          </table:table-cell>
          <table:table-cell table:formula="of:=AND([.BY$7]&gt;=[.$C19];[.BY$7]&lt;=[.$H19])*[.$G19]" office:value-type="float" office:value="0">
            <text:p>0</text:p>
          </table:table-cell>
          <table:table-cell table:formula="of:=AND([.BZ$7]&gt;=[.$C19];[.BZ$7]&lt;=[.$H19])*[.$G19]" office:value-type="float" office:value="0">
            <text:p>0</text:p>
          </table:table-cell>
          <table:table-cell table:formula="of:=AND([.CA$7]&gt;=[.$C19];[.CA$7]&lt;=[.$H19])*[.$G19]" office:value-type="float" office:value="0">
            <text:p>0</text:p>
          </table:table-cell>
          <table:table-cell table:formula="of:=AND([.CB$7]&gt;=[.$C19];[.CB$7]&lt;=[.$H19])*[.$G19]" office:value-type="float" office:value="0">
            <text:p>0</text:p>
          </table:table-cell>
          <table:table-cell table:formula="of:=AND([.CC$7]&gt;=[.$C19];[.CC$7]&lt;=[.$H19])*[.$G19]" office:value-type="float" office:value="0">
            <text:p>0</text:p>
          </table:table-cell>
          <table:table-cell table:formula="of:=AND([.CD$7]&gt;=[.$C19];[.CD$7]&lt;=[.$H19])*[.$G19]" office:value-type="float" office:value="0">
            <text:p>0</text:p>
          </table:table-cell>
          <table:table-cell table:formula="of:=AND([.CE$7]&gt;=[.$C19];[.CE$7]&lt;=[.$H19])*[.$G19]" office:value-type="float" office:value="0">
            <text:p>0</text:p>
          </table:table-cell>
          <table:table-cell table:formula="of:=AND([.CF$7]&gt;=[.$C19];[.CF$7]&lt;=[.$H19])*[.$G19]" office:value-type="float" office:value="0">
            <text:p>0</text:p>
          </table:table-cell>
          <table:table-cell table:formula="of:=AND([.CG$7]&gt;=[.$C19];[.CG$7]&lt;=[.$H19])*[.$G19]" office:value-type="float" office:value="0">
            <text:p>0</text:p>
          </table:table-cell>
          <table:table-cell table:formula="of:=AND([.CH$7]&gt;=[.$C19];[.CH$7]&lt;=[.$H19])*[.$G19]" office:value-type="float" office:value="0">
            <text:p>0</text:p>
          </table:table-cell>
          <table:table-cell table:formula="of:=AND([.CI$7]&gt;=[.$C19];[.CI$7]&lt;=[.$H19])*[.$G19]" office:value-type="float" office:value="0">
            <text:p>0</text:p>
          </table:table-cell>
          <table:table-cell table:formula="of:=AND([.CJ$7]&gt;=[.$C19];[.CJ$7]&lt;=[.$H19])*[.$G19]" office:value-type="float" office:value="0">
            <text:p>0</text:p>
          </table:table-cell>
          <table:table-cell table:formula="of:=AND([.CK$7]&gt;=[.$C19];[.CK$7]&lt;=[.$H19])*[.$G19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aurel</text:p>
          </table:table-cell>
          <table:table-cell office:value-type="float" office:value="1802">
            <text:p>1802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table:formula="of:=[.C20]+[.F20]-1" office:value-type="float" office:value="1819">
            <text:p>1819</text:p>
          </table:table-cell>
          <table:table-cell/>
          <table:table-cell table:formula="of:=AND([.J$7]&gt;=[.$C20];[.J$7]&lt;=[.$H20])*[.$G20]" office:value-type="float" office:value="0">
            <text:p>0</text:p>
          </table:table-cell>
          <table:table-cell table:formula="of:=AND([.K$7]&gt;=[.$C20];[.K$7]&lt;=[.$H20])*[.$G20]" office:value-type="float" office:value="0">
            <text:p>0</text:p>
          </table:table-cell>
          <table:table-cell table:formula="of:=AND([.L$7]&gt;=[.$C20];[.L$7]&lt;=[.$H20])*[.$G20]" office:value-type="float" office:value="0">
            <text:p>0</text:p>
          </table:table-cell>
          <table:table-cell table:formula="of:=AND([.M$7]&gt;=[.$C20];[.M$7]&lt;=[.$H20])*[.$G20]" office:value-type="float" office:value="0">
            <text:p>0</text:p>
          </table:table-cell>
          <table:table-cell table:formula="of:=AND([.N$7]&gt;=[.$C20];[.N$7]&lt;=[.$H20])*[.$G20]" office:value-type="float" office:value="0">
            <text:p>0</text:p>
          </table:table-cell>
          <table:table-cell table:formula="of:=AND([.O$7]&gt;=[.$C20];[.O$7]&lt;=[.$H20])*[.$G20]" office:value-type="float" office:value="0">
            <text:p>0</text:p>
          </table:table-cell>
          <table:table-cell table:formula="of:=AND([.P$7]&gt;=[.$C20];[.P$7]&lt;=[.$H20])*[.$G20]" office:value-type="float" office:value="0">
            <text:p>0</text:p>
          </table:table-cell>
          <table:table-cell table:formula="of:=AND([.Q$7]&gt;=[.$C20];[.Q$7]&lt;=[.$H20])*[.$G20]" office:value-type="float" office:value="0">
            <text:p>0</text:p>
          </table:table-cell>
          <table:table-cell table:formula="of:=AND([.R$7]&gt;=[.$C20];[.R$7]&lt;=[.$H20])*[.$G20]" office:value-type="float" office:value="0">
            <text:p>0</text:p>
          </table:table-cell>
          <table:table-cell table:formula="of:=AND([.S$7]&gt;=[.$C20];[.S$7]&lt;=[.$H20])*[.$G20]" office:value-type="float" office:value="0">
            <text:p>0</text:p>
          </table:table-cell>
          <table:table-cell table:formula="of:=AND([.T$7]&gt;=[.$C20];[.T$7]&lt;=[.$H20])*[.$G20]" office:value-type="float" office:value="0">
            <text:p>0</text:p>
          </table:table-cell>
          <table:table-cell table:formula="of:=AND([.U$7]&gt;=[.$C20];[.U$7]&lt;=[.$H20])*[.$G20]" office:value-type="float" office:value="0">
            <text:p>0</text:p>
          </table:table-cell>
          <table:table-cell table:formula="of:=AND([.V$7]&gt;=[.$C20];[.V$7]&lt;=[.$H20])*[.$G20]" office:value-type="float" office:value="0">
            <text:p>0</text:p>
          </table:table-cell>
          <table:table-cell table:formula="of:=AND([.W$7]&gt;=[.$C20];[.W$7]&lt;=[.$H20])*[.$G20]" office:value-type="float" office:value="0">
            <text:p>0</text:p>
          </table:table-cell>
          <table:table-cell table:formula="of:=AND([.X$7]&gt;=[.$C20];[.X$7]&lt;=[.$H20])*[.$G20]" office:value-type="float" office:value="0">
            <text:p>0</text:p>
          </table:table-cell>
          <table:table-cell table:formula="of:=AND([.Y$7]&gt;=[.$C20];[.Y$7]&lt;=[.$H20])*[.$G20]" office:value-type="float" office:value="0">
            <text:p>0</text:p>
          </table:table-cell>
          <table:table-cell table:formula="of:=AND([.Z$7]&gt;=[.$C20];[.Z$7]&lt;=[.$H20])*[.$G20]" office:value-type="float" office:value="0">
            <text:p>0</text:p>
          </table:table-cell>
          <table:table-cell table:formula="of:=AND([.AA$7]&gt;=[.$C20];[.AA$7]&lt;=[.$H20])*[.$G20]" office:value-type="float" office:value="0">
            <text:p>0</text:p>
          </table:table-cell>
          <table:table-cell table:formula="of:=AND([.AB$7]&gt;=[.$C20];[.AB$7]&lt;=[.$H20])*[.$G20]" office:value-type="float" office:value="0">
            <text:p>0</text:p>
          </table:table-cell>
          <table:table-cell table:formula="of:=AND([.AC$7]&gt;=[.$C20];[.AC$7]&lt;=[.$H20])*[.$G20]" office:value-type="float" office:value="0">
            <text:p>0</text:p>
          </table:table-cell>
          <table:table-cell table:formula="of:=AND([.AD$7]&gt;=[.$C20];[.AD$7]&lt;=[.$H20])*[.$G20]" office:value-type="float" office:value="0">
            <text:p>0</text:p>
          </table:table-cell>
          <table:table-cell table:formula="of:=AND([.AE$7]&gt;=[.$C20];[.AE$7]&lt;=[.$H20])*[.$G20]" office:value-type="float" office:value="0">
            <text:p>0</text:p>
          </table:table-cell>
          <table:table-cell table:formula="of:=AND([.AF$7]&gt;=[.$C20];[.AF$7]&lt;=[.$H20])*[.$G20]" office:value-type="float" office:value="0">
            <text:p>0</text:p>
          </table:table-cell>
          <table:table-cell table:formula="of:=AND([.AG$7]&gt;=[.$C20];[.AG$7]&lt;=[.$H20])*[.$G20]" office:value-type="float" office:value="0">
            <text:p>0</text:p>
          </table:table-cell>
          <table:table-cell table:formula="of:=AND([.AH$7]&gt;=[.$C20];[.AH$7]&lt;=[.$H20])*[.$G20]" office:value-type="float" office:value="0">
            <text:p>0</text:p>
          </table:table-cell>
          <table:table-cell table:formula="of:=AND([.AI$7]&gt;=[.$C20];[.AI$7]&lt;=[.$H20])*[.$G20]" office:value-type="float" office:value="200">
            <text:p>200</text:p>
          </table:table-cell>
          <table:table-cell table:formula="of:=AND([.AJ$7]&gt;=[.$C20];[.AJ$7]&lt;=[.$H20])*[.$G20]" office:value-type="float" office:value="200">
            <text:p>200</text:p>
          </table:table-cell>
          <table:table-cell table:formula="of:=AND([.AK$7]&gt;=[.$C20];[.AK$7]&lt;=[.$H20])*[.$G20]" office:value-type="float" office:value="200">
            <text:p>200</text:p>
          </table:table-cell>
          <table:table-cell table:formula="of:=AND([.AL$7]&gt;=[.$C20];[.AL$7]&lt;=[.$H20])*[.$G20]" office:value-type="float" office:value="200">
            <text:p>200</text:p>
          </table:table-cell>
          <table:table-cell table:formula="of:=AND([.AM$7]&gt;=[.$C20];[.AM$7]&lt;=[.$H20])*[.$G20]" office:value-type="float" office:value="200">
            <text:p>200</text:p>
          </table:table-cell>
          <table:table-cell table:formula="of:=AND([.AN$7]&gt;=[.$C20];[.AN$7]&lt;=[.$H20])*[.$G20]" office:value-type="float" office:value="200">
            <text:p>200</text:p>
          </table:table-cell>
          <table:table-cell table:formula="of:=AND([.AO$7]&gt;=[.$C20];[.AO$7]&lt;=[.$H20])*[.$G20]" office:value-type="float" office:value="200">
            <text:p>200</text:p>
          </table:table-cell>
          <table:table-cell table:formula="of:=AND([.AP$7]&gt;=[.$C20];[.AP$7]&lt;=[.$H20])*[.$G20]" office:value-type="float" office:value="200">
            <text:p>200</text:p>
          </table:table-cell>
          <table:table-cell table:formula="of:=AND([.AQ$7]&gt;=[.$C20];[.AQ$7]&lt;=[.$H20])*[.$G20]" office:value-type="float" office:value="200">
            <text:p>200</text:p>
          </table:table-cell>
          <table:table-cell table:formula="of:=AND([.AR$7]&gt;=[.$C20];[.AR$7]&lt;=[.$H20])*[.$G20]" office:value-type="float" office:value="200">
            <text:p>200</text:p>
          </table:table-cell>
          <table:table-cell table:formula="of:=AND([.AS$7]&gt;=[.$C20];[.AS$7]&lt;=[.$H20])*[.$G20]" office:value-type="float" office:value="200">
            <text:p>200</text:p>
          </table:table-cell>
          <table:table-cell table:formula="of:=AND([.AT$7]&gt;=[.$C20];[.AT$7]&lt;=[.$H20])*[.$G20]" office:value-type="float" office:value="200">
            <text:p>200</text:p>
          </table:table-cell>
          <table:table-cell table:formula="of:=AND([.AU$7]&gt;=[.$C20];[.AU$7]&lt;=[.$H20])*[.$G20]" office:value-type="float" office:value="200">
            <text:p>200</text:p>
          </table:table-cell>
          <table:table-cell table:formula="of:=AND([.AV$7]&gt;=[.$C20];[.AV$7]&lt;=[.$H20])*[.$G20]" office:value-type="float" office:value="200">
            <text:p>200</text:p>
          </table:table-cell>
          <table:table-cell table:formula="of:=AND([.AW$7]&gt;=[.$C20];[.AW$7]&lt;=[.$H20])*[.$G20]" office:value-type="float" office:value="200">
            <text:p>200</text:p>
          </table:table-cell>
          <table:table-cell table:formula="of:=AND([.AX$7]&gt;=[.$C20];[.AX$7]&lt;=[.$H20])*[.$G20]" office:value-type="float" office:value="200">
            <text:p>200</text:p>
          </table:table-cell>
          <table:table-cell table:formula="of:=AND([.AY$7]&gt;=[.$C20];[.AY$7]&lt;=[.$H20])*[.$G20]" office:value-type="float" office:value="200">
            <text:p>200</text:p>
          </table:table-cell>
          <table:table-cell table:formula="of:=AND([.AZ$7]&gt;=[.$C20];[.AZ$7]&lt;=[.$H20])*[.$G20]" office:value-type="float" office:value="200">
            <text:p>200</text:p>
          </table:table-cell>
          <table:table-cell table:formula="of:=AND([.BA$7]&gt;=[.$C20];[.BA$7]&lt;=[.$H20])*[.$G20]" office:value-type="float" office:value="0">
            <text:p>0</text:p>
          </table:table-cell>
          <table:table-cell table:formula="of:=AND([.BB$7]&gt;=[.$C20];[.BB$7]&lt;=[.$H20])*[.$G20]" office:value-type="float" office:value="0">
            <text:p>0</text:p>
          </table:table-cell>
          <table:table-cell table:formula="of:=AND([.BC$7]&gt;=[.$C20];[.BC$7]&lt;=[.$H20])*[.$G20]" office:value-type="float" office:value="0">
            <text:p>0</text:p>
          </table:table-cell>
          <table:table-cell table:formula="of:=AND([.BD$7]&gt;=[.$C20];[.BD$7]&lt;=[.$H20])*[.$G20]" office:value-type="float" office:value="0">
            <text:p>0</text:p>
          </table:table-cell>
          <table:table-cell table:formula="of:=AND([.BE$7]&gt;=[.$C20];[.BE$7]&lt;=[.$H20])*[.$G20]" office:value-type="float" office:value="0">
            <text:p>0</text:p>
          </table:table-cell>
          <table:table-cell table:formula="of:=AND([.BF$7]&gt;=[.$C20];[.BF$7]&lt;=[.$H20])*[.$G20]" office:value-type="float" office:value="0">
            <text:p>0</text:p>
          </table:table-cell>
          <table:table-cell table:formula="of:=AND([.BG$7]&gt;=[.$C20];[.BG$7]&lt;=[.$H20])*[.$G20]" office:value-type="float" office:value="0">
            <text:p>0</text:p>
          </table:table-cell>
          <table:table-cell table:formula="of:=AND([.BH$7]&gt;=[.$C20];[.BH$7]&lt;=[.$H20])*[.$G20]" office:value-type="float" office:value="0">
            <text:p>0</text:p>
          </table:table-cell>
          <table:table-cell table:formula="of:=AND([.BI$7]&gt;=[.$C20];[.BI$7]&lt;=[.$H20])*[.$G20]" office:value-type="float" office:value="0">
            <text:p>0</text:p>
          </table:table-cell>
          <table:table-cell table:formula="of:=AND([.BJ$7]&gt;=[.$C20];[.BJ$7]&lt;=[.$H20])*[.$G20]" office:value-type="float" office:value="0">
            <text:p>0</text:p>
          </table:table-cell>
          <table:table-cell table:formula="of:=AND([.BK$7]&gt;=[.$C20];[.BK$7]&lt;=[.$H20])*[.$G20]" office:value-type="float" office:value="0">
            <text:p>0</text:p>
          </table:table-cell>
          <table:table-cell table:formula="of:=AND([.BL$7]&gt;=[.$C20];[.BL$7]&lt;=[.$H20])*[.$G20]" office:value-type="float" office:value="0">
            <text:p>0</text:p>
          </table:table-cell>
          <table:table-cell table:formula="of:=AND([.BM$7]&gt;=[.$C20];[.BM$7]&lt;=[.$H20])*[.$G20]" office:value-type="float" office:value="0">
            <text:p>0</text:p>
          </table:table-cell>
          <table:table-cell table:formula="of:=AND([.BN$7]&gt;=[.$C20];[.BN$7]&lt;=[.$H20])*[.$G20]" office:value-type="float" office:value="0">
            <text:p>0</text:p>
          </table:table-cell>
          <table:table-cell table:formula="of:=AND([.BO$7]&gt;=[.$C20];[.BO$7]&lt;=[.$H20])*[.$G20]" office:value-type="float" office:value="0">
            <text:p>0</text:p>
          </table:table-cell>
          <table:table-cell table:formula="of:=AND([.BP$7]&gt;=[.$C20];[.BP$7]&lt;=[.$H20])*[.$G20]" office:value-type="float" office:value="0">
            <text:p>0</text:p>
          </table:table-cell>
          <table:table-cell table:formula="of:=AND([.BQ$7]&gt;=[.$C20];[.BQ$7]&lt;=[.$H20])*[.$G20]" office:value-type="float" office:value="0">
            <text:p>0</text:p>
          </table:table-cell>
          <table:table-cell table:formula="of:=AND([.BR$7]&gt;=[.$C20];[.BR$7]&lt;=[.$H20])*[.$G20]" office:value-type="float" office:value="0">
            <text:p>0</text:p>
          </table:table-cell>
          <table:table-cell table:formula="of:=AND([.BS$7]&gt;=[.$C20];[.BS$7]&lt;=[.$H20])*[.$G20]" office:value-type="float" office:value="0">
            <text:p>0</text:p>
          </table:table-cell>
          <table:table-cell table:formula="of:=AND([.BT$7]&gt;=[.$C20];[.BT$7]&lt;=[.$H20])*[.$G20]" office:value-type="float" office:value="0">
            <text:p>0</text:p>
          </table:table-cell>
          <table:table-cell table:formula="of:=AND([.BU$7]&gt;=[.$C20];[.BU$7]&lt;=[.$H20])*[.$G20]" office:value-type="float" office:value="0">
            <text:p>0</text:p>
          </table:table-cell>
          <table:table-cell table:formula="of:=AND([.BV$7]&gt;=[.$C20];[.BV$7]&lt;=[.$H20])*[.$G20]" office:value-type="float" office:value="0">
            <text:p>0</text:p>
          </table:table-cell>
          <table:table-cell table:formula="of:=AND([.BW$7]&gt;=[.$C20];[.BW$7]&lt;=[.$H20])*[.$G20]" office:value-type="float" office:value="0">
            <text:p>0</text:p>
          </table:table-cell>
          <table:table-cell table:formula="of:=AND([.BX$7]&gt;=[.$C20];[.BX$7]&lt;=[.$H20])*[.$G20]" office:value-type="float" office:value="0">
            <text:p>0</text:p>
          </table:table-cell>
          <table:table-cell table:formula="of:=AND([.BY$7]&gt;=[.$C20];[.BY$7]&lt;=[.$H20])*[.$G20]" office:value-type="float" office:value="0">
            <text:p>0</text:p>
          </table:table-cell>
          <table:table-cell table:formula="of:=AND([.BZ$7]&gt;=[.$C20];[.BZ$7]&lt;=[.$H20])*[.$G20]" office:value-type="float" office:value="0">
            <text:p>0</text:p>
          </table:table-cell>
          <table:table-cell table:formula="of:=AND([.CA$7]&gt;=[.$C20];[.CA$7]&lt;=[.$H20])*[.$G20]" office:value-type="float" office:value="0">
            <text:p>0</text:p>
          </table:table-cell>
          <table:table-cell table:formula="of:=AND([.CB$7]&gt;=[.$C20];[.CB$7]&lt;=[.$H20])*[.$G20]" office:value-type="float" office:value="0">
            <text:p>0</text:p>
          </table:table-cell>
          <table:table-cell table:formula="of:=AND([.CC$7]&gt;=[.$C20];[.CC$7]&lt;=[.$H20])*[.$G20]" office:value-type="float" office:value="0">
            <text:p>0</text:p>
          </table:table-cell>
          <table:table-cell table:formula="of:=AND([.CD$7]&gt;=[.$C20];[.CD$7]&lt;=[.$H20])*[.$G20]" office:value-type="float" office:value="0">
            <text:p>0</text:p>
          </table:table-cell>
          <table:table-cell table:formula="of:=AND([.CE$7]&gt;=[.$C20];[.CE$7]&lt;=[.$H20])*[.$G20]" office:value-type="float" office:value="0">
            <text:p>0</text:p>
          </table:table-cell>
          <table:table-cell table:formula="of:=AND([.CF$7]&gt;=[.$C20];[.CF$7]&lt;=[.$H20])*[.$G20]" office:value-type="float" office:value="0">
            <text:p>0</text:p>
          </table:table-cell>
          <table:table-cell table:formula="of:=AND([.CG$7]&gt;=[.$C20];[.CG$7]&lt;=[.$H20])*[.$G20]" office:value-type="float" office:value="0">
            <text:p>0</text:p>
          </table:table-cell>
          <table:table-cell table:formula="of:=AND([.CH$7]&gt;=[.$C20];[.CH$7]&lt;=[.$H20])*[.$G20]" office:value-type="float" office:value="0">
            <text:p>0</text:p>
          </table:table-cell>
          <table:table-cell table:formula="of:=AND([.CI$7]&gt;=[.$C20];[.CI$7]&lt;=[.$H20])*[.$G20]" office:value-type="float" office:value="0">
            <text:p>0</text:p>
          </table:table-cell>
          <table:table-cell table:formula="of:=AND([.CJ$7]&gt;=[.$C20];[.CJ$7]&lt;=[.$H20])*[.$G20]" office:value-type="float" office:value="0">
            <text:p>0</text:p>
          </table:table-cell>
          <table:table-cell table:formula="of:=AND([.CK$7]&gt;=[.$C20];[.CK$7]&lt;=[.$H20])*[.$G20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rtland</text:p>
          </table:table-cell>
          <table:table-cell office:value-type="float" office:value="1802">
            <text:p>1802</text:p>
          </table:table-cell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table:formula="of:=[.C21]+[.F21]-1" office:value-type="float" office:value="1814">
            <text:p>1814</text:p>
          </table:table-cell>
          <table:table-cell/>
          <table:table-cell table:formula="of:=AND([.J$7]&gt;=[.$C21];[.J$7]&lt;=[.$H21])*[.$G21]" office:value-type="float" office:value="0">
            <text:p>0</text:p>
          </table:table-cell>
          <table:table-cell table:formula="of:=AND([.K$7]&gt;=[.$C21];[.K$7]&lt;=[.$H21])*[.$G21]" office:value-type="float" office:value="0">
            <text:p>0</text:p>
          </table:table-cell>
          <table:table-cell table:formula="of:=AND([.L$7]&gt;=[.$C21];[.L$7]&lt;=[.$H21])*[.$G21]" office:value-type="float" office:value="0">
            <text:p>0</text:p>
          </table:table-cell>
          <table:table-cell table:formula="of:=AND([.M$7]&gt;=[.$C21];[.M$7]&lt;=[.$H21])*[.$G21]" office:value-type="float" office:value="0">
            <text:p>0</text:p>
          </table:table-cell>
          <table:table-cell table:formula="of:=AND([.N$7]&gt;=[.$C21];[.N$7]&lt;=[.$H21])*[.$G21]" office:value-type="float" office:value="0">
            <text:p>0</text:p>
          </table:table-cell>
          <table:table-cell table:formula="of:=AND([.O$7]&gt;=[.$C21];[.O$7]&lt;=[.$H21])*[.$G21]" office:value-type="float" office:value="0">
            <text:p>0</text:p>
          </table:table-cell>
          <table:table-cell table:formula="of:=AND([.P$7]&gt;=[.$C21];[.P$7]&lt;=[.$H21])*[.$G21]" office:value-type="float" office:value="0">
            <text:p>0</text:p>
          </table:table-cell>
          <table:table-cell table:formula="of:=AND([.Q$7]&gt;=[.$C21];[.Q$7]&lt;=[.$H21])*[.$G21]" office:value-type="float" office:value="0">
            <text:p>0</text:p>
          </table:table-cell>
          <table:table-cell table:formula="of:=AND([.R$7]&gt;=[.$C21];[.R$7]&lt;=[.$H21])*[.$G21]" office:value-type="float" office:value="0">
            <text:p>0</text:p>
          </table:table-cell>
          <table:table-cell table:formula="of:=AND([.S$7]&gt;=[.$C21];[.S$7]&lt;=[.$H21])*[.$G21]" office:value-type="float" office:value="0">
            <text:p>0</text:p>
          </table:table-cell>
          <table:table-cell table:formula="of:=AND([.T$7]&gt;=[.$C21];[.T$7]&lt;=[.$H21])*[.$G21]" office:value-type="float" office:value="0">
            <text:p>0</text:p>
          </table:table-cell>
          <table:table-cell table:formula="of:=AND([.U$7]&gt;=[.$C21];[.U$7]&lt;=[.$H21])*[.$G21]" office:value-type="float" office:value="0">
            <text:p>0</text:p>
          </table:table-cell>
          <table:table-cell table:formula="of:=AND([.V$7]&gt;=[.$C21];[.V$7]&lt;=[.$H21])*[.$G21]" office:value-type="float" office:value="0">
            <text:p>0</text:p>
          </table:table-cell>
          <table:table-cell table:formula="of:=AND([.W$7]&gt;=[.$C21];[.W$7]&lt;=[.$H21])*[.$G21]" office:value-type="float" office:value="0">
            <text:p>0</text:p>
          </table:table-cell>
          <table:table-cell table:formula="of:=AND([.X$7]&gt;=[.$C21];[.X$7]&lt;=[.$H21])*[.$G21]" office:value-type="float" office:value="0">
            <text:p>0</text:p>
          </table:table-cell>
          <table:table-cell table:formula="of:=AND([.Y$7]&gt;=[.$C21];[.Y$7]&lt;=[.$H21])*[.$G21]" office:value-type="float" office:value="0">
            <text:p>0</text:p>
          </table:table-cell>
          <table:table-cell table:formula="of:=AND([.Z$7]&gt;=[.$C21];[.Z$7]&lt;=[.$H21])*[.$G21]" office:value-type="float" office:value="0">
            <text:p>0</text:p>
          </table:table-cell>
          <table:table-cell table:formula="of:=AND([.AA$7]&gt;=[.$C21];[.AA$7]&lt;=[.$H21])*[.$G21]" office:value-type="float" office:value="0">
            <text:p>0</text:p>
          </table:table-cell>
          <table:table-cell table:formula="of:=AND([.AB$7]&gt;=[.$C21];[.AB$7]&lt;=[.$H21])*[.$G21]" office:value-type="float" office:value="0">
            <text:p>0</text:p>
          </table:table-cell>
          <table:table-cell table:formula="of:=AND([.AC$7]&gt;=[.$C21];[.AC$7]&lt;=[.$H21])*[.$G21]" office:value-type="float" office:value="0">
            <text:p>0</text:p>
          </table:table-cell>
          <table:table-cell table:formula="of:=AND([.AD$7]&gt;=[.$C21];[.AD$7]&lt;=[.$H21])*[.$G21]" office:value-type="float" office:value="0">
            <text:p>0</text:p>
          </table:table-cell>
          <table:table-cell table:formula="of:=AND([.AE$7]&gt;=[.$C21];[.AE$7]&lt;=[.$H21])*[.$G21]" office:value-type="float" office:value="0">
            <text:p>0</text:p>
          </table:table-cell>
          <table:table-cell table:formula="of:=AND([.AF$7]&gt;=[.$C21];[.AF$7]&lt;=[.$H21])*[.$G21]" office:value-type="float" office:value="0">
            <text:p>0</text:p>
          </table:table-cell>
          <table:table-cell table:formula="of:=AND([.AG$7]&gt;=[.$C21];[.AG$7]&lt;=[.$H21])*[.$G21]" office:value-type="float" office:value="0">
            <text:p>0</text:p>
          </table:table-cell>
          <table:table-cell table:formula="of:=AND([.AH$7]&gt;=[.$C21];[.AH$7]&lt;=[.$H21])*[.$G21]" office:value-type="float" office:value="0">
            <text:p>0</text:p>
          </table:table-cell>
          <table:table-cell table:formula="of:=AND([.AI$7]&gt;=[.$C21];[.AI$7]&lt;=[.$H21])*[.$G21]" office:value-type="float" office:value="300">
            <text:p>300</text:p>
          </table:table-cell>
          <table:table-cell table:formula="of:=AND([.AJ$7]&gt;=[.$C21];[.AJ$7]&lt;=[.$H21])*[.$G21]" office:value-type="float" office:value="300">
            <text:p>300</text:p>
          </table:table-cell>
          <table:table-cell table:formula="of:=AND([.AK$7]&gt;=[.$C21];[.AK$7]&lt;=[.$H21])*[.$G21]" office:value-type="float" office:value="300">
            <text:p>300</text:p>
          </table:table-cell>
          <table:table-cell table:formula="of:=AND([.AL$7]&gt;=[.$C21];[.AL$7]&lt;=[.$H21])*[.$G21]" office:value-type="float" office:value="300">
            <text:p>300</text:p>
          </table:table-cell>
          <table:table-cell table:formula="of:=AND([.AM$7]&gt;=[.$C21];[.AM$7]&lt;=[.$H21])*[.$G21]" office:value-type="float" office:value="300">
            <text:p>300</text:p>
          </table:table-cell>
          <table:table-cell table:formula="of:=AND([.AN$7]&gt;=[.$C21];[.AN$7]&lt;=[.$H21])*[.$G21]" office:value-type="float" office:value="300">
            <text:p>300</text:p>
          </table:table-cell>
          <table:table-cell table:formula="of:=AND([.AO$7]&gt;=[.$C21];[.AO$7]&lt;=[.$H21])*[.$G21]" office:value-type="float" office:value="300">
            <text:p>300</text:p>
          </table:table-cell>
          <table:table-cell table:formula="of:=AND([.AP$7]&gt;=[.$C21];[.AP$7]&lt;=[.$H21])*[.$G21]" office:value-type="float" office:value="300">
            <text:p>300</text:p>
          </table:table-cell>
          <table:table-cell table:formula="of:=AND([.AQ$7]&gt;=[.$C21];[.AQ$7]&lt;=[.$H21])*[.$G21]" office:value-type="float" office:value="300">
            <text:p>300</text:p>
          </table:table-cell>
          <table:table-cell table:formula="of:=AND([.AR$7]&gt;=[.$C21];[.AR$7]&lt;=[.$H21])*[.$G21]" office:value-type="float" office:value="300">
            <text:p>300</text:p>
          </table:table-cell>
          <table:table-cell table:formula="of:=AND([.AS$7]&gt;=[.$C21];[.AS$7]&lt;=[.$H21])*[.$G21]" office:value-type="float" office:value="300">
            <text:p>300</text:p>
          </table:table-cell>
          <table:table-cell table:formula="of:=AND([.AT$7]&gt;=[.$C21];[.AT$7]&lt;=[.$H21])*[.$G21]" office:value-type="float" office:value="300">
            <text:p>300</text:p>
          </table:table-cell>
          <table:table-cell table:formula="of:=AND([.AU$7]&gt;=[.$C21];[.AU$7]&lt;=[.$H21])*[.$G21]" office:value-type="float" office:value="300">
            <text:p>300</text:p>
          </table:table-cell>
          <table:table-cell table:formula="of:=AND([.AV$7]&gt;=[.$C21];[.AV$7]&lt;=[.$H21])*[.$G21]" office:value-type="float" office:value="0">
            <text:p>0</text:p>
          </table:table-cell>
          <table:table-cell table:formula="of:=AND([.AW$7]&gt;=[.$C21];[.AW$7]&lt;=[.$H21])*[.$G21]" office:value-type="float" office:value="0">
            <text:p>0</text:p>
          </table:table-cell>
          <table:table-cell table:formula="of:=AND([.AX$7]&gt;=[.$C21];[.AX$7]&lt;=[.$H21])*[.$G21]" office:value-type="float" office:value="0">
            <text:p>0</text:p>
          </table:table-cell>
          <table:table-cell table:formula="of:=AND([.AY$7]&gt;=[.$C21];[.AY$7]&lt;=[.$H21])*[.$G21]" office:value-type="float" office:value="0">
            <text:p>0</text:p>
          </table:table-cell>
          <table:table-cell table:formula="of:=AND([.AZ$7]&gt;=[.$C21];[.AZ$7]&lt;=[.$H21])*[.$G21]" office:value-type="float" office:value="0">
            <text:p>0</text:p>
          </table:table-cell>
          <table:table-cell table:formula="of:=AND([.BA$7]&gt;=[.$C21];[.BA$7]&lt;=[.$H21])*[.$G21]" office:value-type="float" office:value="0">
            <text:p>0</text:p>
          </table:table-cell>
          <table:table-cell table:formula="of:=AND([.BB$7]&gt;=[.$C21];[.BB$7]&lt;=[.$H21])*[.$G21]" office:value-type="float" office:value="0">
            <text:p>0</text:p>
          </table:table-cell>
          <table:table-cell table:formula="of:=AND([.BC$7]&gt;=[.$C21];[.BC$7]&lt;=[.$H21])*[.$G21]" office:value-type="float" office:value="0">
            <text:p>0</text:p>
          </table:table-cell>
          <table:table-cell table:formula="of:=AND([.BD$7]&gt;=[.$C21];[.BD$7]&lt;=[.$H21])*[.$G21]" office:value-type="float" office:value="0">
            <text:p>0</text:p>
          </table:table-cell>
          <table:table-cell table:formula="of:=AND([.BE$7]&gt;=[.$C21];[.BE$7]&lt;=[.$H21])*[.$G21]" office:value-type="float" office:value="0">
            <text:p>0</text:p>
          </table:table-cell>
          <table:table-cell table:formula="of:=AND([.BF$7]&gt;=[.$C21];[.BF$7]&lt;=[.$H21])*[.$G21]" office:value-type="float" office:value="0">
            <text:p>0</text:p>
          </table:table-cell>
          <table:table-cell table:formula="of:=AND([.BG$7]&gt;=[.$C21];[.BG$7]&lt;=[.$H21])*[.$G21]" office:value-type="float" office:value="0">
            <text:p>0</text:p>
          </table:table-cell>
          <table:table-cell table:formula="of:=AND([.BH$7]&gt;=[.$C21];[.BH$7]&lt;=[.$H21])*[.$G21]" office:value-type="float" office:value="0">
            <text:p>0</text:p>
          </table:table-cell>
          <table:table-cell table:formula="of:=AND([.BI$7]&gt;=[.$C21];[.BI$7]&lt;=[.$H21])*[.$G21]" office:value-type="float" office:value="0">
            <text:p>0</text:p>
          </table:table-cell>
          <table:table-cell table:formula="of:=AND([.BJ$7]&gt;=[.$C21];[.BJ$7]&lt;=[.$H21])*[.$G21]" office:value-type="float" office:value="0">
            <text:p>0</text:p>
          </table:table-cell>
          <table:table-cell table:formula="of:=AND([.BK$7]&gt;=[.$C21];[.BK$7]&lt;=[.$H21])*[.$G21]" office:value-type="float" office:value="0">
            <text:p>0</text:p>
          </table:table-cell>
          <table:table-cell table:formula="of:=AND([.BL$7]&gt;=[.$C21];[.BL$7]&lt;=[.$H21])*[.$G21]" office:value-type="float" office:value="0">
            <text:p>0</text:p>
          </table:table-cell>
          <table:table-cell table:formula="of:=AND([.BM$7]&gt;=[.$C21];[.BM$7]&lt;=[.$H21])*[.$G21]" office:value-type="float" office:value="0">
            <text:p>0</text:p>
          </table:table-cell>
          <table:table-cell table:formula="of:=AND([.BN$7]&gt;=[.$C21];[.BN$7]&lt;=[.$H21])*[.$G21]" office:value-type="float" office:value="0">
            <text:p>0</text:p>
          </table:table-cell>
          <table:table-cell table:formula="of:=AND([.BO$7]&gt;=[.$C21];[.BO$7]&lt;=[.$H21])*[.$G21]" office:value-type="float" office:value="0">
            <text:p>0</text:p>
          </table:table-cell>
          <table:table-cell table:formula="of:=AND([.BP$7]&gt;=[.$C21];[.BP$7]&lt;=[.$H21])*[.$G21]" office:value-type="float" office:value="0">
            <text:p>0</text:p>
          </table:table-cell>
          <table:table-cell table:formula="of:=AND([.BQ$7]&gt;=[.$C21];[.BQ$7]&lt;=[.$H21])*[.$G21]" office:value-type="float" office:value="0">
            <text:p>0</text:p>
          </table:table-cell>
          <table:table-cell table:formula="of:=AND([.BR$7]&gt;=[.$C21];[.BR$7]&lt;=[.$H21])*[.$G21]" office:value-type="float" office:value="0">
            <text:p>0</text:p>
          </table:table-cell>
          <table:table-cell table:formula="of:=AND([.BS$7]&gt;=[.$C21];[.BS$7]&lt;=[.$H21])*[.$G21]" office:value-type="float" office:value="0">
            <text:p>0</text:p>
          </table:table-cell>
          <table:table-cell table:formula="of:=AND([.BT$7]&gt;=[.$C21];[.BT$7]&lt;=[.$H21])*[.$G21]" office:value-type="float" office:value="0">
            <text:p>0</text:p>
          </table:table-cell>
          <table:table-cell table:formula="of:=AND([.BU$7]&gt;=[.$C21];[.BU$7]&lt;=[.$H21])*[.$G21]" office:value-type="float" office:value="0">
            <text:p>0</text:p>
          </table:table-cell>
          <table:table-cell table:formula="of:=AND([.BV$7]&gt;=[.$C21];[.BV$7]&lt;=[.$H21])*[.$G21]" office:value-type="float" office:value="0">
            <text:p>0</text:p>
          </table:table-cell>
          <table:table-cell table:formula="of:=AND([.BW$7]&gt;=[.$C21];[.BW$7]&lt;=[.$H21])*[.$G21]" office:value-type="float" office:value="0">
            <text:p>0</text:p>
          </table:table-cell>
          <table:table-cell table:formula="of:=AND([.BX$7]&gt;=[.$C21];[.BX$7]&lt;=[.$H21])*[.$G21]" office:value-type="float" office:value="0">
            <text:p>0</text:p>
          </table:table-cell>
          <table:table-cell table:formula="of:=AND([.BY$7]&gt;=[.$C21];[.BY$7]&lt;=[.$H21])*[.$G21]" office:value-type="float" office:value="0">
            <text:p>0</text:p>
          </table:table-cell>
          <table:table-cell table:formula="of:=AND([.BZ$7]&gt;=[.$C21];[.BZ$7]&lt;=[.$H21])*[.$G21]" office:value-type="float" office:value="0">
            <text:p>0</text:p>
          </table:table-cell>
          <table:table-cell table:formula="of:=AND([.CA$7]&gt;=[.$C21];[.CA$7]&lt;=[.$H21])*[.$G21]" office:value-type="float" office:value="0">
            <text:p>0</text:p>
          </table:table-cell>
          <table:table-cell table:formula="of:=AND([.CB$7]&gt;=[.$C21];[.CB$7]&lt;=[.$H21])*[.$G21]" office:value-type="float" office:value="0">
            <text:p>0</text:p>
          </table:table-cell>
          <table:table-cell table:formula="of:=AND([.CC$7]&gt;=[.$C21];[.CC$7]&lt;=[.$H21])*[.$G21]" office:value-type="float" office:value="0">
            <text:p>0</text:p>
          </table:table-cell>
          <table:table-cell table:formula="of:=AND([.CD$7]&gt;=[.$C21];[.CD$7]&lt;=[.$H21])*[.$G21]" office:value-type="float" office:value="0">
            <text:p>0</text:p>
          </table:table-cell>
          <table:table-cell table:formula="of:=AND([.CE$7]&gt;=[.$C21];[.CE$7]&lt;=[.$H21])*[.$G21]" office:value-type="float" office:value="0">
            <text:p>0</text:p>
          </table:table-cell>
          <table:table-cell table:formula="of:=AND([.CF$7]&gt;=[.$C21];[.CF$7]&lt;=[.$H21])*[.$G21]" office:value-type="float" office:value="0">
            <text:p>0</text:p>
          </table:table-cell>
          <table:table-cell table:formula="of:=AND([.CG$7]&gt;=[.$C21];[.CG$7]&lt;=[.$H21])*[.$G21]" office:value-type="float" office:value="0">
            <text:p>0</text:p>
          </table:table-cell>
          <table:table-cell table:formula="of:=AND([.CH$7]&gt;=[.$C21];[.CH$7]&lt;=[.$H21])*[.$G21]" office:value-type="float" office:value="0">
            <text:p>0</text:p>
          </table:table-cell>
          <table:table-cell table:formula="of:=AND([.CI$7]&gt;=[.$C21];[.CI$7]&lt;=[.$H21])*[.$G21]" office:value-type="float" office:value="0">
            <text:p>0</text:p>
          </table:table-cell>
          <table:table-cell table:formula="of:=AND([.CJ$7]&gt;=[.$C21];[.CJ$7]&lt;=[.$H21])*[.$G21]" office:value-type="float" office:value="0">
            <text:p>0</text:p>
          </table:table-cell>
          <table:table-cell table:formula="of:=AND([.CK$7]&gt;=[.$C21];[.CK$7]&lt;=[.$H21])*[.$G21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tribution</text:p>
          </table:table-cell>
          <table:table-cell office:value-type="float" office:value="1804">
            <text:p>1804</text:p>
          </table:table-cell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table:formula="of:=[.C22]+[.F22]-1" office:value-type="float" office:value="1833">
            <text:p>1833</text:p>
          </table:table-cell>
          <table:table-cell/>
          <table:table-cell table:formula="of:=AND([.J$7]&gt;=[.$C22];[.J$7]&lt;=[.$H22])*[.$G22]" office:value-type="float" office:value="0">
            <text:p>0</text:p>
          </table:table-cell>
          <table:table-cell table:formula="of:=AND([.K$7]&gt;=[.$C22];[.K$7]&lt;=[.$H22])*[.$G22]" office:value-type="float" office:value="0">
            <text:p>0</text:p>
          </table:table-cell>
          <table:table-cell table:formula="of:=AND([.L$7]&gt;=[.$C22];[.L$7]&lt;=[.$H22])*[.$G22]" office:value-type="float" office:value="0">
            <text:p>0</text:p>
          </table:table-cell>
          <table:table-cell table:formula="of:=AND([.M$7]&gt;=[.$C22];[.M$7]&lt;=[.$H22])*[.$G22]" office:value-type="float" office:value="0">
            <text:p>0</text:p>
          </table:table-cell>
          <table:table-cell table:formula="of:=AND([.N$7]&gt;=[.$C22];[.N$7]&lt;=[.$H22])*[.$G22]" office:value-type="float" office:value="0">
            <text:p>0</text:p>
          </table:table-cell>
          <table:table-cell table:formula="of:=AND([.O$7]&gt;=[.$C22];[.O$7]&lt;=[.$H22])*[.$G22]" office:value-type="float" office:value="0">
            <text:p>0</text:p>
          </table:table-cell>
          <table:table-cell table:formula="of:=AND([.P$7]&gt;=[.$C22];[.P$7]&lt;=[.$H22])*[.$G22]" office:value-type="float" office:value="0">
            <text:p>0</text:p>
          </table:table-cell>
          <table:table-cell table:formula="of:=AND([.Q$7]&gt;=[.$C22];[.Q$7]&lt;=[.$H22])*[.$G22]" office:value-type="float" office:value="0">
            <text:p>0</text:p>
          </table:table-cell>
          <table:table-cell table:formula="of:=AND([.R$7]&gt;=[.$C22];[.R$7]&lt;=[.$H22])*[.$G22]" office:value-type="float" office:value="0">
            <text:p>0</text:p>
          </table:table-cell>
          <table:table-cell table:formula="of:=AND([.S$7]&gt;=[.$C22];[.S$7]&lt;=[.$H22])*[.$G22]" office:value-type="float" office:value="0">
            <text:p>0</text:p>
          </table:table-cell>
          <table:table-cell table:formula="of:=AND([.T$7]&gt;=[.$C22];[.T$7]&lt;=[.$H22])*[.$G22]" office:value-type="float" office:value="0">
            <text:p>0</text:p>
          </table:table-cell>
          <table:table-cell table:formula="of:=AND([.U$7]&gt;=[.$C22];[.U$7]&lt;=[.$H22])*[.$G22]" office:value-type="float" office:value="0">
            <text:p>0</text:p>
          </table:table-cell>
          <table:table-cell table:formula="of:=AND([.V$7]&gt;=[.$C22];[.V$7]&lt;=[.$H22])*[.$G22]" office:value-type="float" office:value="0">
            <text:p>0</text:p>
          </table:table-cell>
          <table:table-cell table:formula="of:=AND([.W$7]&gt;=[.$C22];[.W$7]&lt;=[.$H22])*[.$G22]" office:value-type="float" office:value="0">
            <text:p>0</text:p>
          </table:table-cell>
          <table:table-cell table:formula="of:=AND([.X$7]&gt;=[.$C22];[.X$7]&lt;=[.$H22])*[.$G22]" office:value-type="float" office:value="0">
            <text:p>0</text:p>
          </table:table-cell>
          <table:table-cell table:formula="of:=AND([.Y$7]&gt;=[.$C22];[.Y$7]&lt;=[.$H22])*[.$G22]" office:value-type="float" office:value="0">
            <text:p>0</text:p>
          </table:table-cell>
          <table:table-cell table:formula="of:=AND([.Z$7]&gt;=[.$C22];[.Z$7]&lt;=[.$H22])*[.$G22]" office:value-type="float" office:value="0">
            <text:p>0</text:p>
          </table:table-cell>
          <table:table-cell table:formula="of:=AND([.AA$7]&gt;=[.$C22];[.AA$7]&lt;=[.$H22])*[.$G22]" office:value-type="float" office:value="0">
            <text:p>0</text:p>
          </table:table-cell>
          <table:table-cell table:formula="of:=AND([.AB$7]&gt;=[.$C22];[.AB$7]&lt;=[.$H22])*[.$G22]" office:value-type="float" office:value="0">
            <text:p>0</text:p>
          </table:table-cell>
          <table:table-cell table:formula="of:=AND([.AC$7]&gt;=[.$C22];[.AC$7]&lt;=[.$H22])*[.$G22]" office:value-type="float" office:value="0">
            <text:p>0</text:p>
          </table:table-cell>
          <table:table-cell table:formula="of:=AND([.AD$7]&gt;=[.$C22];[.AD$7]&lt;=[.$H22])*[.$G22]" office:value-type="float" office:value="0">
            <text:p>0</text:p>
          </table:table-cell>
          <table:table-cell table:formula="of:=AND([.AE$7]&gt;=[.$C22];[.AE$7]&lt;=[.$H22])*[.$G22]" office:value-type="float" office:value="0">
            <text:p>0</text:p>
          </table:table-cell>
          <table:table-cell table:formula="of:=AND([.AF$7]&gt;=[.$C22];[.AF$7]&lt;=[.$H22])*[.$G22]" office:value-type="float" office:value="0">
            <text:p>0</text:p>
          </table:table-cell>
          <table:table-cell table:formula="of:=AND([.AG$7]&gt;=[.$C22];[.AG$7]&lt;=[.$H22])*[.$G22]" office:value-type="float" office:value="0">
            <text:p>0</text:p>
          </table:table-cell>
          <table:table-cell table:formula="of:=AND([.AH$7]&gt;=[.$C22];[.AH$7]&lt;=[.$H22])*[.$G22]" office:value-type="float" office:value="0">
            <text:p>0</text:p>
          </table:table-cell>
          <table:table-cell table:formula="of:=AND([.AI$7]&gt;=[.$C22];[.AI$7]&lt;=[.$H22])*[.$G22]" office:value-type="float" office:value="0">
            <text:p>0</text:p>
          </table:table-cell>
          <table:table-cell table:formula="of:=AND([.AJ$7]&gt;=[.$C22];[.AJ$7]&lt;=[.$H22])*[.$G22]" office:value-type="float" office:value="0">
            <text:p>0</text:p>
          </table:table-cell>
          <table:table-cell table:formula="of:=AND([.AK$7]&gt;=[.$C22];[.AK$7]&lt;=[.$H22])*[.$G22]" office:value-type="float" office:value="450">
            <text:p>450</text:p>
          </table:table-cell>
          <table:table-cell table:formula="of:=AND([.AL$7]&gt;=[.$C22];[.AL$7]&lt;=[.$H22])*[.$G22]" office:value-type="float" office:value="450">
            <text:p>450</text:p>
          </table:table-cell>
          <table:table-cell table:formula="of:=AND([.AM$7]&gt;=[.$C22];[.AM$7]&lt;=[.$H22])*[.$G22]" office:value-type="float" office:value="450">
            <text:p>450</text:p>
          </table:table-cell>
          <table:table-cell table:formula="of:=AND([.AN$7]&gt;=[.$C22];[.AN$7]&lt;=[.$H22])*[.$G22]" office:value-type="float" office:value="450">
            <text:p>450</text:p>
          </table:table-cell>
          <table:table-cell table:formula="of:=AND([.AO$7]&gt;=[.$C22];[.AO$7]&lt;=[.$H22])*[.$G22]" office:value-type="float" office:value="450">
            <text:p>450</text:p>
          </table:table-cell>
          <table:table-cell table:formula="of:=AND([.AP$7]&gt;=[.$C22];[.AP$7]&lt;=[.$H22])*[.$G22]" office:value-type="float" office:value="450">
            <text:p>450</text:p>
          </table:table-cell>
          <table:table-cell table:formula="of:=AND([.AQ$7]&gt;=[.$C22];[.AQ$7]&lt;=[.$H22])*[.$G22]" office:value-type="float" office:value="450">
            <text:p>450</text:p>
          </table:table-cell>
          <table:table-cell table:formula="of:=AND([.AR$7]&gt;=[.$C22];[.AR$7]&lt;=[.$H22])*[.$G22]" office:value-type="float" office:value="450">
            <text:p>450</text:p>
          </table:table-cell>
          <table:table-cell table:formula="of:=AND([.AS$7]&gt;=[.$C22];[.AS$7]&lt;=[.$H22])*[.$G22]" office:value-type="float" office:value="450">
            <text:p>450</text:p>
          </table:table-cell>
          <table:table-cell table:formula="of:=AND([.AT$7]&gt;=[.$C22];[.AT$7]&lt;=[.$H22])*[.$G22]" office:value-type="float" office:value="450">
            <text:p>450</text:p>
          </table:table-cell>
          <table:table-cell table:formula="of:=AND([.AU$7]&gt;=[.$C22];[.AU$7]&lt;=[.$H22])*[.$G22]" office:value-type="float" office:value="450">
            <text:p>450</text:p>
          </table:table-cell>
          <table:table-cell table:formula="of:=AND([.AV$7]&gt;=[.$C22];[.AV$7]&lt;=[.$H22])*[.$G22]" office:value-type="float" office:value="450">
            <text:p>450</text:p>
          </table:table-cell>
          <table:table-cell table:formula="of:=AND([.AW$7]&gt;=[.$C22];[.AW$7]&lt;=[.$H22])*[.$G22]" office:value-type="float" office:value="450">
            <text:p>450</text:p>
          </table:table-cell>
          <table:table-cell table:formula="of:=AND([.AX$7]&gt;=[.$C22];[.AX$7]&lt;=[.$H22])*[.$G22]" office:value-type="float" office:value="450">
            <text:p>450</text:p>
          </table:table-cell>
          <table:table-cell table:formula="of:=AND([.AY$7]&gt;=[.$C22];[.AY$7]&lt;=[.$H22])*[.$G22]" office:value-type="float" office:value="450">
            <text:p>450</text:p>
          </table:table-cell>
          <table:table-cell table:formula="of:=AND([.AZ$7]&gt;=[.$C22];[.AZ$7]&lt;=[.$H22])*[.$G22]" office:value-type="float" office:value="450">
            <text:p>450</text:p>
          </table:table-cell>
          <table:table-cell table:formula="of:=AND([.BA$7]&gt;=[.$C22];[.BA$7]&lt;=[.$H22])*[.$G22]" office:value-type="float" office:value="450">
            <text:p>450</text:p>
          </table:table-cell>
          <table:table-cell table:formula="of:=AND([.BB$7]&gt;=[.$C22];[.BB$7]&lt;=[.$H22])*[.$G22]" office:value-type="float" office:value="450">
            <text:p>450</text:p>
          </table:table-cell>
          <table:table-cell table:formula="of:=AND([.BC$7]&gt;=[.$C22];[.BC$7]&lt;=[.$H22])*[.$G22]" office:value-type="float" office:value="450">
            <text:p>450</text:p>
          </table:table-cell>
          <table:table-cell table:formula="of:=AND([.BD$7]&gt;=[.$C22];[.BD$7]&lt;=[.$H22])*[.$G22]" office:value-type="float" office:value="450">
            <text:p>450</text:p>
          </table:table-cell>
          <table:table-cell table:formula="of:=AND([.BE$7]&gt;=[.$C22];[.BE$7]&lt;=[.$H22])*[.$G22]" office:value-type="float" office:value="450">
            <text:p>450</text:p>
          </table:table-cell>
          <table:table-cell table:formula="of:=AND([.BF$7]&gt;=[.$C22];[.BF$7]&lt;=[.$H22])*[.$G22]" office:value-type="float" office:value="450">
            <text:p>450</text:p>
          </table:table-cell>
          <table:table-cell table:formula="of:=AND([.BG$7]&gt;=[.$C22];[.BG$7]&lt;=[.$H22])*[.$G22]" office:value-type="float" office:value="450">
            <text:p>450</text:p>
          </table:table-cell>
          <table:table-cell table:formula="of:=AND([.BH$7]&gt;=[.$C22];[.BH$7]&lt;=[.$H22])*[.$G22]" office:value-type="float" office:value="450">
            <text:p>450</text:p>
          </table:table-cell>
          <table:table-cell table:formula="of:=AND([.BI$7]&gt;=[.$C22];[.BI$7]&lt;=[.$H22])*[.$G22]" office:value-type="float" office:value="450">
            <text:p>450</text:p>
          </table:table-cell>
          <table:table-cell table:formula="of:=AND([.BJ$7]&gt;=[.$C22];[.BJ$7]&lt;=[.$H22])*[.$G22]" office:value-type="float" office:value="450">
            <text:p>450</text:p>
          </table:table-cell>
          <table:table-cell table:formula="of:=AND([.BK$7]&gt;=[.$C22];[.BK$7]&lt;=[.$H22])*[.$G22]" office:value-type="float" office:value="450">
            <text:p>450</text:p>
          </table:table-cell>
          <table:table-cell table:formula="of:=AND([.BL$7]&gt;=[.$C22];[.BL$7]&lt;=[.$H22])*[.$G22]" office:value-type="float" office:value="450">
            <text:p>450</text:p>
          </table:table-cell>
          <table:table-cell table:formula="of:=AND([.BM$7]&gt;=[.$C22];[.BM$7]&lt;=[.$H22])*[.$G22]" office:value-type="float" office:value="450">
            <text:p>450</text:p>
          </table:table-cell>
          <table:table-cell table:formula="of:=AND([.BN$7]&gt;=[.$C22];[.BN$7]&lt;=[.$H22])*[.$G22]" office:value-type="float" office:value="450">
            <text:p>450</text:p>
          </table:table-cell>
          <table:table-cell table:formula="of:=AND([.BO$7]&gt;=[.$C22];[.BO$7]&lt;=[.$H22])*[.$G22]" office:value-type="float" office:value="0">
            <text:p>0</text:p>
          </table:table-cell>
          <table:table-cell table:formula="of:=AND([.BP$7]&gt;=[.$C22];[.BP$7]&lt;=[.$H22])*[.$G22]" office:value-type="float" office:value="0">
            <text:p>0</text:p>
          </table:table-cell>
          <table:table-cell table:formula="of:=AND([.BQ$7]&gt;=[.$C22];[.BQ$7]&lt;=[.$H22])*[.$G22]" office:value-type="float" office:value="0">
            <text:p>0</text:p>
          </table:table-cell>
          <table:table-cell table:formula="of:=AND([.BR$7]&gt;=[.$C22];[.BR$7]&lt;=[.$H22])*[.$G22]" office:value-type="float" office:value="0">
            <text:p>0</text:p>
          </table:table-cell>
          <table:table-cell table:formula="of:=AND([.BS$7]&gt;=[.$C22];[.BS$7]&lt;=[.$H22])*[.$G22]" office:value-type="float" office:value="0">
            <text:p>0</text:p>
          </table:table-cell>
          <table:table-cell table:formula="of:=AND([.BT$7]&gt;=[.$C22];[.BT$7]&lt;=[.$H22])*[.$G22]" office:value-type="float" office:value="0">
            <text:p>0</text:p>
          </table:table-cell>
          <table:table-cell table:formula="of:=AND([.BU$7]&gt;=[.$C22];[.BU$7]&lt;=[.$H22])*[.$G22]" office:value-type="float" office:value="0">
            <text:p>0</text:p>
          </table:table-cell>
          <table:table-cell table:formula="of:=AND([.BV$7]&gt;=[.$C22];[.BV$7]&lt;=[.$H22])*[.$G22]" office:value-type="float" office:value="0">
            <text:p>0</text:p>
          </table:table-cell>
          <table:table-cell table:formula="of:=AND([.BW$7]&gt;=[.$C22];[.BW$7]&lt;=[.$H22])*[.$G22]" office:value-type="float" office:value="0">
            <text:p>0</text:p>
          </table:table-cell>
          <table:table-cell table:formula="of:=AND([.BX$7]&gt;=[.$C22];[.BX$7]&lt;=[.$H22])*[.$G22]" office:value-type="float" office:value="0">
            <text:p>0</text:p>
          </table:table-cell>
          <table:table-cell table:formula="of:=AND([.BY$7]&gt;=[.$C22];[.BY$7]&lt;=[.$H22])*[.$G22]" office:value-type="float" office:value="0">
            <text:p>0</text:p>
          </table:table-cell>
          <table:table-cell table:formula="of:=AND([.BZ$7]&gt;=[.$C22];[.BZ$7]&lt;=[.$H22])*[.$G22]" office:value-type="float" office:value="0">
            <text:p>0</text:p>
          </table:table-cell>
          <table:table-cell table:formula="of:=AND([.CA$7]&gt;=[.$C22];[.CA$7]&lt;=[.$H22])*[.$G22]" office:value-type="float" office:value="0">
            <text:p>0</text:p>
          </table:table-cell>
          <table:table-cell table:formula="of:=AND([.CB$7]&gt;=[.$C22];[.CB$7]&lt;=[.$H22])*[.$G22]" office:value-type="float" office:value="0">
            <text:p>0</text:p>
          </table:table-cell>
          <table:table-cell table:formula="of:=AND([.CC$7]&gt;=[.$C22];[.CC$7]&lt;=[.$H22])*[.$G22]" office:value-type="float" office:value="0">
            <text:p>0</text:p>
          </table:table-cell>
          <table:table-cell table:formula="of:=AND([.CD$7]&gt;=[.$C22];[.CD$7]&lt;=[.$H22])*[.$G22]" office:value-type="float" office:value="0">
            <text:p>0</text:p>
          </table:table-cell>
          <table:table-cell table:formula="of:=AND([.CE$7]&gt;=[.$C22];[.CE$7]&lt;=[.$H22])*[.$G22]" office:value-type="float" office:value="0">
            <text:p>0</text:p>
          </table:table-cell>
          <table:table-cell table:formula="of:=AND([.CF$7]&gt;=[.$C22];[.CF$7]&lt;=[.$H22])*[.$G22]" office:value-type="float" office:value="0">
            <text:p>0</text:p>
          </table:table-cell>
          <table:table-cell table:formula="of:=AND([.CG$7]&gt;=[.$C22];[.CG$7]&lt;=[.$H22])*[.$G22]" office:value-type="float" office:value="0">
            <text:p>0</text:p>
          </table:table-cell>
          <table:table-cell table:formula="of:=AND([.CH$7]&gt;=[.$C22];[.CH$7]&lt;=[.$H22])*[.$G22]" office:value-type="float" office:value="0">
            <text:p>0</text:p>
          </table:table-cell>
          <table:table-cell table:formula="of:=AND([.CI$7]&gt;=[.$C22];[.CI$7]&lt;=[.$H22])*[.$G22]" office:value-type="float" office:value="0">
            <text:p>0</text:p>
          </table:table-cell>
          <table:table-cell table:formula="of:=AND([.CJ$7]&gt;=[.$C22];[.CJ$7]&lt;=[.$H22])*[.$G22]" office:value-type="float" office:value="0">
            <text:p>0</text:p>
          </table:table-cell>
          <table:table-cell table:formula="of:=AND([.CK$7]&gt;=[.$C22];[.CK$7]&lt;=[.$H22])*[.$G22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ealand</text:p>
          </table:table-cell>
          <table:table-cell office:value-type="float" office:value="1810">
            <text:p>1810</text:p>
          </table:table-cell>
          <table:table-cell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float" office:value="470">
            <text:p>470</text:p>
          </table:table-cell>
          <table:table-cell table:formula="of:=[.C23]+[.F23]-1" office:value-type="float" office:value="1812">
            <text:p>1812</text:p>
          </table:table-cell>
          <table:table-cell/>
          <table:table-cell table:formula="of:=AND([.J$7]&gt;=[.$C23];[.J$7]&lt;=[.$H23])*[.$G23]" office:value-type="float" office:value="0">
            <text:p>0</text:p>
          </table:table-cell>
          <table:table-cell table:formula="of:=AND([.K$7]&gt;=[.$C23];[.K$7]&lt;=[.$H23])*[.$G23]" office:value-type="float" office:value="0">
            <text:p>0</text:p>
          </table:table-cell>
          <table:table-cell table:formula="of:=AND([.L$7]&gt;=[.$C23];[.L$7]&lt;=[.$H23])*[.$G23]" office:value-type="float" office:value="0">
            <text:p>0</text:p>
          </table:table-cell>
          <table:table-cell table:formula="of:=AND([.M$7]&gt;=[.$C23];[.M$7]&lt;=[.$H23])*[.$G23]" office:value-type="float" office:value="0">
            <text:p>0</text:p>
          </table:table-cell>
          <table:table-cell table:formula="of:=AND([.N$7]&gt;=[.$C23];[.N$7]&lt;=[.$H23])*[.$G23]" office:value-type="float" office:value="0">
            <text:p>0</text:p>
          </table:table-cell>
          <table:table-cell table:formula="of:=AND([.O$7]&gt;=[.$C23];[.O$7]&lt;=[.$H23])*[.$G23]" office:value-type="float" office:value="0">
            <text:p>0</text:p>
          </table:table-cell>
          <table:table-cell table:formula="of:=AND([.P$7]&gt;=[.$C23];[.P$7]&lt;=[.$H23])*[.$G23]" office:value-type="float" office:value="0">
            <text:p>0</text:p>
          </table:table-cell>
          <table:table-cell table:formula="of:=AND([.Q$7]&gt;=[.$C23];[.Q$7]&lt;=[.$H23])*[.$G23]" office:value-type="float" office:value="0">
            <text:p>0</text:p>
          </table:table-cell>
          <table:table-cell table:formula="of:=AND([.R$7]&gt;=[.$C23];[.R$7]&lt;=[.$H23])*[.$G23]" office:value-type="float" office:value="0">
            <text:p>0</text:p>
          </table:table-cell>
          <table:table-cell table:formula="of:=AND([.S$7]&gt;=[.$C23];[.S$7]&lt;=[.$H23])*[.$G23]" office:value-type="float" office:value="0">
            <text:p>0</text:p>
          </table:table-cell>
          <table:table-cell table:formula="of:=AND([.T$7]&gt;=[.$C23];[.T$7]&lt;=[.$H23])*[.$G23]" office:value-type="float" office:value="0">
            <text:p>0</text:p>
          </table:table-cell>
          <table:table-cell table:formula="of:=AND([.U$7]&gt;=[.$C23];[.U$7]&lt;=[.$H23])*[.$G23]" office:value-type="float" office:value="0">
            <text:p>0</text:p>
          </table:table-cell>
          <table:table-cell table:formula="of:=AND([.V$7]&gt;=[.$C23];[.V$7]&lt;=[.$H23])*[.$G23]" office:value-type="float" office:value="0">
            <text:p>0</text:p>
          </table:table-cell>
          <table:table-cell table:formula="of:=AND([.W$7]&gt;=[.$C23];[.W$7]&lt;=[.$H23])*[.$G23]" office:value-type="float" office:value="0">
            <text:p>0</text:p>
          </table:table-cell>
          <table:table-cell table:formula="of:=AND([.X$7]&gt;=[.$C23];[.X$7]&lt;=[.$H23])*[.$G23]" office:value-type="float" office:value="0">
            <text:p>0</text:p>
          </table:table-cell>
          <table:table-cell table:formula="of:=AND([.Y$7]&gt;=[.$C23];[.Y$7]&lt;=[.$H23])*[.$G23]" office:value-type="float" office:value="0">
            <text:p>0</text:p>
          </table:table-cell>
          <table:table-cell table:formula="of:=AND([.Z$7]&gt;=[.$C23];[.Z$7]&lt;=[.$H23])*[.$G23]" office:value-type="float" office:value="0">
            <text:p>0</text:p>
          </table:table-cell>
          <table:table-cell table:formula="of:=AND([.AA$7]&gt;=[.$C23];[.AA$7]&lt;=[.$H23])*[.$G23]" office:value-type="float" office:value="0">
            <text:p>0</text:p>
          </table:table-cell>
          <table:table-cell table:formula="of:=AND([.AB$7]&gt;=[.$C23];[.AB$7]&lt;=[.$H23])*[.$G23]" office:value-type="float" office:value="0">
            <text:p>0</text:p>
          </table:table-cell>
          <table:table-cell table:formula="of:=AND([.AC$7]&gt;=[.$C23];[.AC$7]&lt;=[.$H23])*[.$G23]" office:value-type="float" office:value="0">
            <text:p>0</text:p>
          </table:table-cell>
          <table:table-cell table:formula="of:=AND([.AD$7]&gt;=[.$C23];[.AD$7]&lt;=[.$H23])*[.$G23]" office:value-type="float" office:value="0">
            <text:p>0</text:p>
          </table:table-cell>
          <table:table-cell table:formula="of:=AND([.AE$7]&gt;=[.$C23];[.AE$7]&lt;=[.$H23])*[.$G23]" office:value-type="float" office:value="0">
            <text:p>0</text:p>
          </table:table-cell>
          <table:table-cell table:formula="of:=AND([.AF$7]&gt;=[.$C23];[.AF$7]&lt;=[.$H23])*[.$G23]" office:value-type="float" office:value="0">
            <text:p>0</text:p>
          </table:table-cell>
          <table:table-cell table:formula="of:=AND([.AG$7]&gt;=[.$C23];[.AG$7]&lt;=[.$H23])*[.$G23]" office:value-type="float" office:value="0">
            <text:p>0</text:p>
          </table:table-cell>
          <table:table-cell table:formula="of:=AND([.AH$7]&gt;=[.$C23];[.AH$7]&lt;=[.$H23])*[.$G23]" office:value-type="float" office:value="0">
            <text:p>0</text:p>
          </table:table-cell>
          <table:table-cell table:formula="of:=AND([.AI$7]&gt;=[.$C23];[.AI$7]&lt;=[.$H23])*[.$G23]" office:value-type="float" office:value="0">
            <text:p>0</text:p>
          </table:table-cell>
          <table:table-cell table:formula="of:=AND([.AJ$7]&gt;=[.$C23];[.AJ$7]&lt;=[.$H23])*[.$G23]" office:value-type="float" office:value="0">
            <text:p>0</text:p>
          </table:table-cell>
          <table:table-cell table:formula="of:=AND([.AK$7]&gt;=[.$C23];[.AK$7]&lt;=[.$H23])*[.$G23]" office:value-type="float" office:value="0">
            <text:p>0</text:p>
          </table:table-cell>
          <table:table-cell table:formula="of:=AND([.AL$7]&gt;=[.$C23];[.AL$7]&lt;=[.$H23])*[.$G23]" office:value-type="float" office:value="0">
            <text:p>0</text:p>
          </table:table-cell>
          <table:table-cell table:formula="of:=AND([.AM$7]&gt;=[.$C23];[.AM$7]&lt;=[.$H23])*[.$G23]" office:value-type="float" office:value="0">
            <text:p>0</text:p>
          </table:table-cell>
          <table:table-cell table:formula="of:=AND([.AN$7]&gt;=[.$C23];[.AN$7]&lt;=[.$H23])*[.$G23]" office:value-type="float" office:value="0">
            <text:p>0</text:p>
          </table:table-cell>
          <table:table-cell table:formula="of:=AND([.AO$7]&gt;=[.$C23];[.AO$7]&lt;=[.$H23])*[.$G23]" office:value-type="float" office:value="0">
            <text:p>0</text:p>
          </table:table-cell>
          <table:table-cell table:formula="of:=AND([.AP$7]&gt;=[.$C23];[.AP$7]&lt;=[.$H23])*[.$G23]" office:value-type="float" office:value="0">
            <text:p>0</text:p>
          </table:table-cell>
          <table:table-cell table:formula="of:=AND([.AQ$7]&gt;=[.$C23];[.AQ$7]&lt;=[.$H23])*[.$G23]" office:value-type="float" office:value="470">
            <text:p>470</text:p>
          </table:table-cell>
          <table:table-cell table:formula="of:=AND([.AR$7]&gt;=[.$C23];[.AR$7]&lt;=[.$H23])*[.$G23]" office:value-type="float" office:value="470">
            <text:p>470</text:p>
          </table:table-cell>
          <table:table-cell table:formula="of:=AND([.AS$7]&gt;=[.$C23];[.AS$7]&lt;=[.$H23])*[.$G23]" office:value-type="float" office:value="470">
            <text:p>470</text:p>
          </table:table-cell>
          <table:table-cell table:formula="of:=AND([.AT$7]&gt;=[.$C23];[.AT$7]&lt;=[.$H23])*[.$G23]" office:value-type="float" office:value="0">
            <text:p>0</text:p>
          </table:table-cell>
          <table:table-cell table:formula="of:=AND([.AU$7]&gt;=[.$C23];[.AU$7]&lt;=[.$H23])*[.$G23]" office:value-type="float" office:value="0">
            <text:p>0</text:p>
          </table:table-cell>
          <table:table-cell table:formula="of:=AND([.AV$7]&gt;=[.$C23];[.AV$7]&lt;=[.$H23])*[.$G23]" office:value-type="float" office:value="0">
            <text:p>0</text:p>
          </table:table-cell>
          <table:table-cell table:formula="of:=AND([.AW$7]&gt;=[.$C23];[.AW$7]&lt;=[.$H23])*[.$G23]" office:value-type="float" office:value="0">
            <text:p>0</text:p>
          </table:table-cell>
          <table:table-cell table:formula="of:=AND([.AX$7]&gt;=[.$C23];[.AX$7]&lt;=[.$H23])*[.$G23]" office:value-type="float" office:value="0">
            <text:p>0</text:p>
          </table:table-cell>
          <table:table-cell table:formula="of:=AND([.AY$7]&gt;=[.$C23];[.AY$7]&lt;=[.$H23])*[.$G23]" office:value-type="float" office:value="0">
            <text:p>0</text:p>
          </table:table-cell>
          <table:table-cell table:formula="of:=AND([.AZ$7]&gt;=[.$C23];[.AZ$7]&lt;=[.$H23])*[.$G23]" office:value-type="float" office:value="0">
            <text:p>0</text:p>
          </table:table-cell>
          <table:table-cell table:formula="of:=AND([.BA$7]&gt;=[.$C23];[.BA$7]&lt;=[.$H23])*[.$G23]" office:value-type="float" office:value="0">
            <text:p>0</text:p>
          </table:table-cell>
          <table:table-cell table:formula="of:=AND([.BB$7]&gt;=[.$C23];[.BB$7]&lt;=[.$H23])*[.$G23]" office:value-type="float" office:value="0">
            <text:p>0</text:p>
          </table:table-cell>
          <table:table-cell table:formula="of:=AND([.BC$7]&gt;=[.$C23];[.BC$7]&lt;=[.$H23])*[.$G23]" office:value-type="float" office:value="0">
            <text:p>0</text:p>
          </table:table-cell>
          <table:table-cell table:formula="of:=AND([.BD$7]&gt;=[.$C23];[.BD$7]&lt;=[.$H23])*[.$G23]" office:value-type="float" office:value="0">
            <text:p>0</text:p>
          </table:table-cell>
          <table:table-cell table:formula="of:=AND([.BE$7]&gt;=[.$C23];[.BE$7]&lt;=[.$H23])*[.$G23]" office:value-type="float" office:value="0">
            <text:p>0</text:p>
          </table:table-cell>
          <table:table-cell table:formula="of:=AND([.BF$7]&gt;=[.$C23];[.BF$7]&lt;=[.$H23])*[.$G23]" office:value-type="float" office:value="0">
            <text:p>0</text:p>
          </table:table-cell>
          <table:table-cell table:formula="of:=AND([.BG$7]&gt;=[.$C23];[.BG$7]&lt;=[.$H23])*[.$G23]" office:value-type="float" office:value="0">
            <text:p>0</text:p>
          </table:table-cell>
          <table:table-cell table:formula="of:=AND([.BH$7]&gt;=[.$C23];[.BH$7]&lt;=[.$H23])*[.$G23]" office:value-type="float" office:value="0">
            <text:p>0</text:p>
          </table:table-cell>
          <table:table-cell table:formula="of:=AND([.BI$7]&gt;=[.$C23];[.BI$7]&lt;=[.$H23])*[.$G23]" office:value-type="float" office:value="0">
            <text:p>0</text:p>
          </table:table-cell>
          <table:table-cell table:formula="of:=AND([.BJ$7]&gt;=[.$C23];[.BJ$7]&lt;=[.$H23])*[.$G23]" office:value-type="float" office:value="0">
            <text:p>0</text:p>
          </table:table-cell>
          <table:table-cell table:formula="of:=AND([.BK$7]&gt;=[.$C23];[.BK$7]&lt;=[.$H23])*[.$G23]" office:value-type="float" office:value="0">
            <text:p>0</text:p>
          </table:table-cell>
          <table:table-cell table:formula="of:=AND([.BL$7]&gt;=[.$C23];[.BL$7]&lt;=[.$H23])*[.$G23]" office:value-type="float" office:value="0">
            <text:p>0</text:p>
          </table:table-cell>
          <table:table-cell table:formula="of:=AND([.BM$7]&gt;=[.$C23];[.BM$7]&lt;=[.$H23])*[.$G23]" office:value-type="float" office:value="0">
            <text:p>0</text:p>
          </table:table-cell>
          <table:table-cell table:formula="of:=AND([.BN$7]&gt;=[.$C23];[.BN$7]&lt;=[.$H23])*[.$G23]" office:value-type="float" office:value="0">
            <text:p>0</text:p>
          </table:table-cell>
          <table:table-cell table:formula="of:=AND([.BO$7]&gt;=[.$C23];[.BO$7]&lt;=[.$H23])*[.$G23]" office:value-type="float" office:value="0">
            <text:p>0</text:p>
          </table:table-cell>
          <table:table-cell table:formula="of:=AND([.BP$7]&gt;=[.$C23];[.BP$7]&lt;=[.$H23])*[.$G23]" office:value-type="float" office:value="0">
            <text:p>0</text:p>
          </table:table-cell>
          <table:table-cell table:formula="of:=AND([.BQ$7]&gt;=[.$C23];[.BQ$7]&lt;=[.$H23])*[.$G23]" office:value-type="float" office:value="0">
            <text:p>0</text:p>
          </table:table-cell>
          <table:table-cell table:formula="of:=AND([.BR$7]&gt;=[.$C23];[.BR$7]&lt;=[.$H23])*[.$G23]" office:value-type="float" office:value="0">
            <text:p>0</text:p>
          </table:table-cell>
          <table:table-cell table:formula="of:=AND([.BS$7]&gt;=[.$C23];[.BS$7]&lt;=[.$H23])*[.$G23]" office:value-type="float" office:value="0">
            <text:p>0</text:p>
          </table:table-cell>
          <table:table-cell table:formula="of:=AND([.BT$7]&gt;=[.$C23];[.BT$7]&lt;=[.$H23])*[.$G23]" office:value-type="float" office:value="0">
            <text:p>0</text:p>
          </table:table-cell>
          <table:table-cell table:formula="of:=AND([.BU$7]&gt;=[.$C23];[.BU$7]&lt;=[.$H23])*[.$G23]" office:value-type="float" office:value="0">
            <text:p>0</text:p>
          </table:table-cell>
          <table:table-cell table:formula="of:=AND([.BV$7]&gt;=[.$C23];[.BV$7]&lt;=[.$H23])*[.$G23]" office:value-type="float" office:value="0">
            <text:p>0</text:p>
          </table:table-cell>
          <table:table-cell table:formula="of:=AND([.BW$7]&gt;=[.$C23];[.BW$7]&lt;=[.$H23])*[.$G23]" office:value-type="float" office:value="0">
            <text:p>0</text:p>
          </table:table-cell>
          <table:table-cell table:formula="of:=AND([.BX$7]&gt;=[.$C23];[.BX$7]&lt;=[.$H23])*[.$G23]" office:value-type="float" office:value="0">
            <text:p>0</text:p>
          </table:table-cell>
          <table:table-cell table:formula="of:=AND([.BY$7]&gt;=[.$C23];[.BY$7]&lt;=[.$H23])*[.$G23]" office:value-type="float" office:value="0">
            <text:p>0</text:p>
          </table:table-cell>
          <table:table-cell table:formula="of:=AND([.BZ$7]&gt;=[.$C23];[.BZ$7]&lt;=[.$H23])*[.$G23]" office:value-type="float" office:value="0">
            <text:p>0</text:p>
          </table:table-cell>
          <table:table-cell table:formula="of:=AND([.CA$7]&gt;=[.$C23];[.CA$7]&lt;=[.$H23])*[.$G23]" office:value-type="float" office:value="0">
            <text:p>0</text:p>
          </table:table-cell>
          <table:table-cell table:formula="of:=AND([.CB$7]&gt;=[.$C23];[.CB$7]&lt;=[.$H23])*[.$G23]" office:value-type="float" office:value="0">
            <text:p>0</text:p>
          </table:table-cell>
          <table:table-cell table:formula="of:=AND([.CC$7]&gt;=[.$C23];[.CC$7]&lt;=[.$H23])*[.$G23]" office:value-type="float" office:value="0">
            <text:p>0</text:p>
          </table:table-cell>
          <table:table-cell table:formula="of:=AND([.CD$7]&gt;=[.$C23];[.CD$7]&lt;=[.$H23])*[.$G23]" office:value-type="float" office:value="0">
            <text:p>0</text:p>
          </table:table-cell>
          <table:table-cell table:formula="of:=AND([.CE$7]&gt;=[.$C23];[.CE$7]&lt;=[.$H23])*[.$G23]" office:value-type="float" office:value="0">
            <text:p>0</text:p>
          </table:table-cell>
          <table:table-cell table:formula="of:=AND([.CF$7]&gt;=[.$C23];[.CF$7]&lt;=[.$H23])*[.$G23]" office:value-type="float" office:value="0">
            <text:p>0</text:p>
          </table:table-cell>
          <table:table-cell table:formula="of:=AND([.CG$7]&gt;=[.$C23];[.CG$7]&lt;=[.$H23])*[.$G23]" office:value-type="float" office:value="0">
            <text:p>0</text:p>
          </table:table-cell>
          <table:table-cell table:formula="of:=AND([.CH$7]&gt;=[.$C23];[.CH$7]&lt;=[.$H23])*[.$G23]" office:value-type="float" office:value="0">
            <text:p>0</text:p>
          </table:table-cell>
          <table:table-cell table:formula="of:=AND([.CI$7]&gt;=[.$C23];[.CI$7]&lt;=[.$H23])*[.$G23]" office:value-type="float" office:value="0">
            <text:p>0</text:p>
          </table:table-cell>
          <table:table-cell table:formula="of:=AND([.CJ$7]&gt;=[.$C23];[.CJ$7]&lt;=[.$H23])*[.$G23]" office:value-type="float" office:value="0">
            <text:p>0</text:p>
          </table:table-cell>
          <table:table-cell table:formula="of:=AND([.CK$7]&gt;=[.$C23];[.CK$7]&lt;=[.$H23])*[.$G23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ustitia-2</text:p>
          </table:table-cell>
          <table:table-cell office:value-type="float" office:value="1814">
            <text:p>1814</text:p>
          </table:table-cell>
          <table:table-cell office:value-type="float" office:value="34">
            <text:p>34</text:p>
          </table:table-cell>
          <table:table-cell office:value-type="float" office:value="475">
            <text:p>475</text:p>
          </table:table-cell>
          <table:table-cell office:value-type="float" office:value="34">
            <text:p>34</text:p>
          </table:table-cell>
          <table:table-cell office:value-type="float" office:value="475">
            <text:p>475</text:p>
          </table:table-cell>
          <table:table-cell table:formula="of:=[.C24]+[.F24]-1" office:value-type="float" office:value="1847">
            <text:p>1847</text:p>
          </table:table-cell>
          <table:table-cell/>
          <table:table-cell table:formula="of:=AND([.J$7]&gt;=[.$C24];[.J$7]&lt;=[.$H24])*[.$G24]" office:value-type="float" office:value="0">
            <text:p>0</text:p>
          </table:table-cell>
          <table:table-cell table:formula="of:=AND([.K$7]&gt;=[.$C24];[.K$7]&lt;=[.$H24])*[.$G24]" office:value-type="float" office:value="0">
            <text:p>0</text:p>
          </table:table-cell>
          <table:table-cell table:formula="of:=AND([.L$7]&gt;=[.$C24];[.L$7]&lt;=[.$H24])*[.$G24]" office:value-type="float" office:value="0">
            <text:p>0</text:p>
          </table:table-cell>
          <table:table-cell table:formula="of:=AND([.M$7]&gt;=[.$C24];[.M$7]&lt;=[.$H24])*[.$G24]" office:value-type="float" office:value="0">
            <text:p>0</text:p>
          </table:table-cell>
          <table:table-cell table:formula="of:=AND([.N$7]&gt;=[.$C24];[.N$7]&lt;=[.$H24])*[.$G24]" office:value-type="float" office:value="0">
            <text:p>0</text:p>
          </table:table-cell>
          <table:table-cell table:formula="of:=AND([.O$7]&gt;=[.$C24];[.O$7]&lt;=[.$H24])*[.$G24]" office:value-type="float" office:value="0">
            <text:p>0</text:p>
          </table:table-cell>
          <table:table-cell table:formula="of:=AND([.P$7]&gt;=[.$C24];[.P$7]&lt;=[.$H24])*[.$G24]" office:value-type="float" office:value="0">
            <text:p>0</text:p>
          </table:table-cell>
          <table:table-cell table:formula="of:=AND([.Q$7]&gt;=[.$C24];[.Q$7]&lt;=[.$H24])*[.$G24]" office:value-type="float" office:value="0">
            <text:p>0</text:p>
          </table:table-cell>
          <table:table-cell table:formula="of:=AND([.R$7]&gt;=[.$C24];[.R$7]&lt;=[.$H24])*[.$G24]" office:value-type="float" office:value="0">
            <text:p>0</text:p>
          </table:table-cell>
          <table:table-cell table:formula="of:=AND([.S$7]&gt;=[.$C24];[.S$7]&lt;=[.$H24])*[.$G24]" office:value-type="float" office:value="0">
            <text:p>0</text:p>
          </table:table-cell>
          <table:table-cell table:formula="of:=AND([.T$7]&gt;=[.$C24];[.T$7]&lt;=[.$H24])*[.$G24]" office:value-type="float" office:value="0">
            <text:p>0</text:p>
          </table:table-cell>
          <table:table-cell table:formula="of:=AND([.U$7]&gt;=[.$C24];[.U$7]&lt;=[.$H24])*[.$G24]" office:value-type="float" office:value="0">
            <text:p>0</text:p>
          </table:table-cell>
          <table:table-cell table:formula="of:=AND([.V$7]&gt;=[.$C24];[.V$7]&lt;=[.$H24])*[.$G24]" office:value-type="float" office:value="0">
            <text:p>0</text:p>
          </table:table-cell>
          <table:table-cell table:formula="of:=AND([.W$7]&gt;=[.$C24];[.W$7]&lt;=[.$H24])*[.$G24]" office:value-type="float" office:value="0">
            <text:p>0</text:p>
          </table:table-cell>
          <table:table-cell table:formula="of:=AND([.X$7]&gt;=[.$C24];[.X$7]&lt;=[.$H24])*[.$G24]" office:value-type="float" office:value="0">
            <text:p>0</text:p>
          </table:table-cell>
          <table:table-cell table:formula="of:=AND([.Y$7]&gt;=[.$C24];[.Y$7]&lt;=[.$H24])*[.$G24]" office:value-type="float" office:value="0">
            <text:p>0</text:p>
          </table:table-cell>
          <table:table-cell table:formula="of:=AND([.Z$7]&gt;=[.$C24];[.Z$7]&lt;=[.$H24])*[.$G24]" office:value-type="float" office:value="0">
            <text:p>0</text:p>
          </table:table-cell>
          <table:table-cell table:formula="of:=AND([.AA$7]&gt;=[.$C24];[.AA$7]&lt;=[.$H24])*[.$G24]" office:value-type="float" office:value="0">
            <text:p>0</text:p>
          </table:table-cell>
          <table:table-cell table:formula="of:=AND([.AB$7]&gt;=[.$C24];[.AB$7]&lt;=[.$H24])*[.$G24]" office:value-type="float" office:value="0">
            <text:p>0</text:p>
          </table:table-cell>
          <table:table-cell table:formula="of:=AND([.AC$7]&gt;=[.$C24];[.AC$7]&lt;=[.$H24])*[.$G24]" office:value-type="float" office:value="0">
            <text:p>0</text:p>
          </table:table-cell>
          <table:table-cell table:formula="of:=AND([.AD$7]&gt;=[.$C24];[.AD$7]&lt;=[.$H24])*[.$G24]" office:value-type="float" office:value="0">
            <text:p>0</text:p>
          </table:table-cell>
          <table:table-cell table:formula="of:=AND([.AE$7]&gt;=[.$C24];[.AE$7]&lt;=[.$H24])*[.$G24]" office:value-type="float" office:value="0">
            <text:p>0</text:p>
          </table:table-cell>
          <table:table-cell table:formula="of:=AND([.AF$7]&gt;=[.$C24];[.AF$7]&lt;=[.$H24])*[.$G24]" office:value-type="float" office:value="0">
            <text:p>0</text:p>
          </table:table-cell>
          <table:table-cell table:formula="of:=AND([.AG$7]&gt;=[.$C24];[.AG$7]&lt;=[.$H24])*[.$G24]" office:value-type="float" office:value="0">
            <text:p>0</text:p>
          </table:table-cell>
          <table:table-cell table:formula="of:=AND([.AH$7]&gt;=[.$C24];[.AH$7]&lt;=[.$H24])*[.$G24]" office:value-type="float" office:value="0">
            <text:p>0</text:p>
          </table:table-cell>
          <table:table-cell table:formula="of:=AND([.AI$7]&gt;=[.$C24];[.AI$7]&lt;=[.$H24])*[.$G24]" office:value-type="float" office:value="0">
            <text:p>0</text:p>
          </table:table-cell>
          <table:table-cell table:formula="of:=AND([.AJ$7]&gt;=[.$C24];[.AJ$7]&lt;=[.$H24])*[.$G24]" office:value-type="float" office:value="0">
            <text:p>0</text:p>
          </table:table-cell>
          <table:table-cell table:formula="of:=AND([.AK$7]&gt;=[.$C24];[.AK$7]&lt;=[.$H24])*[.$G24]" office:value-type="float" office:value="0">
            <text:p>0</text:p>
          </table:table-cell>
          <table:table-cell table:formula="of:=AND([.AL$7]&gt;=[.$C24];[.AL$7]&lt;=[.$H24])*[.$G24]" office:value-type="float" office:value="0">
            <text:p>0</text:p>
          </table:table-cell>
          <table:table-cell table:formula="of:=AND([.AM$7]&gt;=[.$C24];[.AM$7]&lt;=[.$H24])*[.$G24]" office:value-type="float" office:value="0">
            <text:p>0</text:p>
          </table:table-cell>
          <table:table-cell table:formula="of:=AND([.AN$7]&gt;=[.$C24];[.AN$7]&lt;=[.$H24])*[.$G24]" office:value-type="float" office:value="0">
            <text:p>0</text:p>
          </table:table-cell>
          <table:table-cell table:formula="of:=AND([.AO$7]&gt;=[.$C24];[.AO$7]&lt;=[.$H24])*[.$G24]" office:value-type="float" office:value="0">
            <text:p>0</text:p>
          </table:table-cell>
          <table:table-cell table:formula="of:=AND([.AP$7]&gt;=[.$C24];[.AP$7]&lt;=[.$H24])*[.$G24]" office:value-type="float" office:value="0">
            <text:p>0</text:p>
          </table:table-cell>
          <table:table-cell table:formula="of:=AND([.AQ$7]&gt;=[.$C24];[.AQ$7]&lt;=[.$H24])*[.$G24]" office:value-type="float" office:value="0">
            <text:p>0</text:p>
          </table:table-cell>
          <table:table-cell table:formula="of:=AND([.AR$7]&gt;=[.$C24];[.AR$7]&lt;=[.$H24])*[.$G24]" office:value-type="float" office:value="0">
            <text:p>0</text:p>
          </table:table-cell>
          <table:table-cell table:formula="of:=AND([.AS$7]&gt;=[.$C24];[.AS$7]&lt;=[.$H24])*[.$G24]" office:value-type="float" office:value="0">
            <text:p>0</text:p>
          </table:table-cell>
          <table:table-cell table:formula="of:=AND([.AT$7]&gt;=[.$C24];[.AT$7]&lt;=[.$H24])*[.$G24]" office:value-type="float" office:value="0">
            <text:p>0</text:p>
          </table:table-cell>
          <table:table-cell table:formula="of:=AND([.AU$7]&gt;=[.$C24];[.AU$7]&lt;=[.$H24])*[.$G24]" office:value-type="float" office:value="475">
            <text:p>475</text:p>
          </table:table-cell>
          <table:table-cell table:formula="of:=AND([.AV$7]&gt;=[.$C24];[.AV$7]&lt;=[.$H24])*[.$G24]" office:value-type="float" office:value="475">
            <text:p>475</text:p>
          </table:table-cell>
          <table:table-cell table:formula="of:=AND([.AW$7]&gt;=[.$C24];[.AW$7]&lt;=[.$H24])*[.$G24]" office:value-type="float" office:value="475">
            <text:p>475</text:p>
          </table:table-cell>
          <table:table-cell table:formula="of:=AND([.AX$7]&gt;=[.$C24];[.AX$7]&lt;=[.$H24])*[.$G24]" office:value-type="float" office:value="475">
            <text:p>475</text:p>
          </table:table-cell>
          <table:table-cell table:formula="of:=AND([.AY$7]&gt;=[.$C24];[.AY$7]&lt;=[.$H24])*[.$G24]" office:value-type="float" office:value="475">
            <text:p>475</text:p>
          </table:table-cell>
          <table:table-cell table:formula="of:=AND([.AZ$7]&gt;=[.$C24];[.AZ$7]&lt;=[.$H24])*[.$G24]" office:value-type="float" office:value="475">
            <text:p>475</text:p>
          </table:table-cell>
          <table:table-cell table:formula="of:=AND([.BA$7]&gt;=[.$C24];[.BA$7]&lt;=[.$H24])*[.$G24]" office:value-type="float" office:value="475">
            <text:p>475</text:p>
          </table:table-cell>
          <table:table-cell table:formula="of:=AND([.BB$7]&gt;=[.$C24];[.BB$7]&lt;=[.$H24])*[.$G24]" office:value-type="float" office:value="475">
            <text:p>475</text:p>
          </table:table-cell>
          <table:table-cell table:formula="of:=AND([.BC$7]&gt;=[.$C24];[.BC$7]&lt;=[.$H24])*[.$G24]" office:value-type="float" office:value="475">
            <text:p>475</text:p>
          </table:table-cell>
          <table:table-cell table:formula="of:=AND([.BD$7]&gt;=[.$C24];[.BD$7]&lt;=[.$H24])*[.$G24]" office:value-type="float" office:value="475">
            <text:p>475</text:p>
          </table:table-cell>
          <table:table-cell table:formula="of:=AND([.BE$7]&gt;=[.$C24];[.BE$7]&lt;=[.$H24])*[.$G24]" office:value-type="float" office:value="475">
            <text:p>475</text:p>
          </table:table-cell>
          <table:table-cell table:formula="of:=AND([.BF$7]&gt;=[.$C24];[.BF$7]&lt;=[.$H24])*[.$G24]" office:value-type="float" office:value="475">
            <text:p>475</text:p>
          </table:table-cell>
          <table:table-cell table:formula="of:=AND([.BG$7]&gt;=[.$C24];[.BG$7]&lt;=[.$H24])*[.$G24]" office:value-type="float" office:value="475">
            <text:p>475</text:p>
          </table:table-cell>
          <table:table-cell table:formula="of:=AND([.BH$7]&gt;=[.$C24];[.BH$7]&lt;=[.$H24])*[.$G24]" office:value-type="float" office:value="475">
            <text:p>475</text:p>
          </table:table-cell>
          <table:table-cell table:formula="of:=AND([.BI$7]&gt;=[.$C24];[.BI$7]&lt;=[.$H24])*[.$G24]" office:value-type="float" office:value="475">
            <text:p>475</text:p>
          </table:table-cell>
          <table:table-cell table:formula="of:=AND([.BJ$7]&gt;=[.$C24];[.BJ$7]&lt;=[.$H24])*[.$G24]" office:value-type="float" office:value="475">
            <text:p>475</text:p>
          </table:table-cell>
          <table:table-cell table:formula="of:=AND([.BK$7]&gt;=[.$C24];[.BK$7]&lt;=[.$H24])*[.$G24]" office:value-type="float" office:value="475">
            <text:p>475</text:p>
          </table:table-cell>
          <table:table-cell table:formula="of:=AND([.BL$7]&gt;=[.$C24];[.BL$7]&lt;=[.$H24])*[.$G24]" office:value-type="float" office:value="475">
            <text:p>475</text:p>
          </table:table-cell>
          <table:table-cell table:formula="of:=AND([.BM$7]&gt;=[.$C24];[.BM$7]&lt;=[.$H24])*[.$G24]" office:value-type="float" office:value="475">
            <text:p>475</text:p>
          </table:table-cell>
          <table:table-cell table:formula="of:=AND([.BN$7]&gt;=[.$C24];[.BN$7]&lt;=[.$H24])*[.$G24]" office:value-type="float" office:value="475">
            <text:p>475</text:p>
          </table:table-cell>
          <table:table-cell table:formula="of:=AND([.BO$7]&gt;=[.$C24];[.BO$7]&lt;=[.$H24])*[.$G24]" office:value-type="float" office:value="475">
            <text:p>475</text:p>
          </table:table-cell>
          <table:table-cell table:formula="of:=AND([.BP$7]&gt;=[.$C24];[.BP$7]&lt;=[.$H24])*[.$G24]" office:value-type="float" office:value="475">
            <text:p>475</text:p>
          </table:table-cell>
          <table:table-cell table:formula="of:=AND([.BQ$7]&gt;=[.$C24];[.BQ$7]&lt;=[.$H24])*[.$G24]" office:value-type="float" office:value="475">
            <text:p>475</text:p>
          </table:table-cell>
          <table:table-cell table:formula="of:=AND([.BR$7]&gt;=[.$C24];[.BR$7]&lt;=[.$H24])*[.$G24]" office:value-type="float" office:value="475">
            <text:p>475</text:p>
          </table:table-cell>
          <table:table-cell table:formula="of:=AND([.BS$7]&gt;=[.$C24];[.BS$7]&lt;=[.$H24])*[.$G24]" office:value-type="float" office:value="475">
            <text:p>475</text:p>
          </table:table-cell>
          <table:table-cell table:formula="of:=AND([.BT$7]&gt;=[.$C24];[.BT$7]&lt;=[.$H24])*[.$G24]" office:value-type="float" office:value="475">
            <text:p>475</text:p>
          </table:table-cell>
          <table:table-cell table:formula="of:=AND([.BU$7]&gt;=[.$C24];[.BU$7]&lt;=[.$H24])*[.$G24]" office:value-type="float" office:value="475">
            <text:p>475</text:p>
          </table:table-cell>
          <table:table-cell table:formula="of:=AND([.BV$7]&gt;=[.$C24];[.BV$7]&lt;=[.$H24])*[.$G24]" office:value-type="float" office:value="475">
            <text:p>475</text:p>
          </table:table-cell>
          <table:table-cell table:formula="of:=AND([.BW$7]&gt;=[.$C24];[.BW$7]&lt;=[.$H24])*[.$G24]" office:value-type="float" office:value="475">
            <text:p>475</text:p>
          </table:table-cell>
          <table:table-cell table:formula="of:=AND([.BX$7]&gt;=[.$C24];[.BX$7]&lt;=[.$H24])*[.$G24]" office:value-type="float" office:value="475">
            <text:p>475</text:p>
          </table:table-cell>
          <table:table-cell table:formula="of:=AND([.BY$7]&gt;=[.$C24];[.BY$7]&lt;=[.$H24])*[.$G24]" office:value-type="float" office:value="475">
            <text:p>475</text:p>
          </table:table-cell>
          <table:table-cell table:formula="of:=AND([.BZ$7]&gt;=[.$C24];[.BZ$7]&lt;=[.$H24])*[.$G24]" office:value-type="float" office:value="475">
            <text:p>475</text:p>
          </table:table-cell>
          <table:table-cell table:formula="of:=AND([.CA$7]&gt;=[.$C24];[.CA$7]&lt;=[.$H24])*[.$G24]" office:value-type="float" office:value="475">
            <text:p>475</text:p>
          </table:table-cell>
          <table:table-cell table:formula="of:=AND([.CB$7]&gt;=[.$C24];[.CB$7]&lt;=[.$H24])*[.$G24]" office:value-type="float" office:value="475">
            <text:p>475</text:p>
          </table:table-cell>
          <table:table-cell table:formula="of:=AND([.CC$7]&gt;=[.$C24];[.CC$7]&lt;=[.$H24])*[.$G24]" office:value-type="float" office:value="0">
            <text:p>0</text:p>
          </table:table-cell>
          <table:table-cell table:formula="of:=AND([.CD$7]&gt;=[.$C24];[.CD$7]&lt;=[.$H24])*[.$G24]" office:value-type="float" office:value="0">
            <text:p>0</text:p>
          </table:table-cell>
          <table:table-cell table:formula="of:=AND([.CE$7]&gt;=[.$C24];[.CE$7]&lt;=[.$H24])*[.$G24]" office:value-type="float" office:value="0">
            <text:p>0</text:p>
          </table:table-cell>
          <table:table-cell table:formula="of:=AND([.CF$7]&gt;=[.$C24];[.CF$7]&lt;=[.$H24])*[.$G24]" office:value-type="float" office:value="0">
            <text:p>0</text:p>
          </table:table-cell>
          <table:table-cell table:formula="of:=AND([.CG$7]&gt;=[.$C24];[.CG$7]&lt;=[.$H24])*[.$G24]" office:value-type="float" office:value="0">
            <text:p>0</text:p>
          </table:table-cell>
          <table:table-cell table:formula="of:=AND([.CH$7]&gt;=[.$C24];[.CH$7]&lt;=[.$H24])*[.$G24]" office:value-type="float" office:value="0">
            <text:p>0</text:p>
          </table:table-cell>
          <table:table-cell table:formula="of:=AND([.CI$7]&gt;=[.$C24];[.CI$7]&lt;=[.$H24])*[.$G24]" office:value-type="float" office:value="0">
            <text:p>0</text:p>
          </table:table-cell>
          <table:table-cell table:formula="of:=AND([.CJ$7]&gt;=[.$C24];[.CJ$7]&lt;=[.$H24])*[.$G24]" office:value-type="float" office:value="0">
            <text:p>0</text:p>
          </table:table-cell>
          <table:table-cell table:formula="of:=AND([.CK$7]&gt;=[.$C24];[.CK$7]&lt;=[.$H24])*[.$G24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viathan</text:p>
          </table:table-cell>
          <table:table-cell office:value-type="float" office:value="1818">
            <text:p>1818</text:p>
          </table:table-cell>
          <table:table-cell office:value-type="float" office:value="27">
            <text:p>27</text:p>
          </table:table-cell>
          <table:table-cell office:value-type="float" office:value="580">
            <text:p>580</text:p>
          </table:table-cell>
          <table:table-cell office:value-type="float" office:value="27">
            <text:p>27</text:p>
          </table:table-cell>
          <table:table-cell office:value-type="float" office:value="580">
            <text:p>580</text:p>
          </table:table-cell>
          <table:table-cell table:formula="of:=[.C25]+[.F25]-1" office:value-type="float" office:value="1844">
            <text:p>1844</text:p>
          </table:table-cell>
          <table:table-cell/>
          <table:table-cell table:formula="of:=AND([.J$7]&gt;=[.$C25];[.J$7]&lt;=[.$H25])*[.$G25]" office:value-type="float" office:value="0">
            <text:p>0</text:p>
          </table:table-cell>
          <table:table-cell table:formula="of:=AND([.K$7]&gt;=[.$C25];[.K$7]&lt;=[.$H25])*[.$G25]" office:value-type="float" office:value="0">
            <text:p>0</text:p>
          </table:table-cell>
          <table:table-cell table:formula="of:=AND([.L$7]&gt;=[.$C25];[.L$7]&lt;=[.$H25])*[.$G25]" office:value-type="float" office:value="0">
            <text:p>0</text:p>
          </table:table-cell>
          <table:table-cell table:formula="of:=AND([.M$7]&gt;=[.$C25];[.M$7]&lt;=[.$H25])*[.$G25]" office:value-type="float" office:value="0">
            <text:p>0</text:p>
          </table:table-cell>
          <table:table-cell table:formula="of:=AND([.N$7]&gt;=[.$C25];[.N$7]&lt;=[.$H25])*[.$G25]" office:value-type="float" office:value="0">
            <text:p>0</text:p>
          </table:table-cell>
          <table:table-cell table:formula="of:=AND([.O$7]&gt;=[.$C25];[.O$7]&lt;=[.$H25])*[.$G25]" office:value-type="float" office:value="0">
            <text:p>0</text:p>
          </table:table-cell>
          <table:table-cell table:formula="of:=AND([.P$7]&gt;=[.$C25];[.P$7]&lt;=[.$H25])*[.$G25]" office:value-type="float" office:value="0">
            <text:p>0</text:p>
          </table:table-cell>
          <table:table-cell table:formula="of:=AND([.Q$7]&gt;=[.$C25];[.Q$7]&lt;=[.$H25])*[.$G25]" office:value-type="float" office:value="0">
            <text:p>0</text:p>
          </table:table-cell>
          <table:table-cell table:formula="of:=AND([.R$7]&gt;=[.$C25];[.R$7]&lt;=[.$H25])*[.$G25]" office:value-type="float" office:value="0">
            <text:p>0</text:p>
          </table:table-cell>
          <table:table-cell table:formula="of:=AND([.S$7]&gt;=[.$C25];[.S$7]&lt;=[.$H25])*[.$G25]" office:value-type="float" office:value="0">
            <text:p>0</text:p>
          </table:table-cell>
          <table:table-cell table:formula="of:=AND([.T$7]&gt;=[.$C25];[.T$7]&lt;=[.$H25])*[.$G25]" office:value-type="float" office:value="0">
            <text:p>0</text:p>
          </table:table-cell>
          <table:table-cell table:formula="of:=AND([.U$7]&gt;=[.$C25];[.U$7]&lt;=[.$H25])*[.$G25]" office:value-type="float" office:value="0">
            <text:p>0</text:p>
          </table:table-cell>
          <table:table-cell table:formula="of:=AND([.V$7]&gt;=[.$C25];[.V$7]&lt;=[.$H25])*[.$G25]" office:value-type="float" office:value="0">
            <text:p>0</text:p>
          </table:table-cell>
          <table:table-cell table:formula="of:=AND([.W$7]&gt;=[.$C25];[.W$7]&lt;=[.$H25])*[.$G25]" office:value-type="float" office:value="0">
            <text:p>0</text:p>
          </table:table-cell>
          <table:table-cell table:formula="of:=AND([.X$7]&gt;=[.$C25];[.X$7]&lt;=[.$H25])*[.$G25]" office:value-type="float" office:value="0">
            <text:p>0</text:p>
          </table:table-cell>
          <table:table-cell table:formula="of:=AND([.Y$7]&gt;=[.$C25];[.Y$7]&lt;=[.$H25])*[.$G25]" office:value-type="float" office:value="0">
            <text:p>0</text:p>
          </table:table-cell>
          <table:table-cell table:formula="of:=AND([.Z$7]&gt;=[.$C25];[.Z$7]&lt;=[.$H25])*[.$G25]" office:value-type="float" office:value="0">
            <text:p>0</text:p>
          </table:table-cell>
          <table:table-cell table:formula="of:=AND([.AA$7]&gt;=[.$C25];[.AA$7]&lt;=[.$H25])*[.$G25]" office:value-type="float" office:value="0">
            <text:p>0</text:p>
          </table:table-cell>
          <table:table-cell table:formula="of:=AND([.AB$7]&gt;=[.$C25];[.AB$7]&lt;=[.$H25])*[.$G25]" office:value-type="float" office:value="0">
            <text:p>0</text:p>
          </table:table-cell>
          <table:table-cell table:formula="of:=AND([.AC$7]&gt;=[.$C25];[.AC$7]&lt;=[.$H25])*[.$G25]" office:value-type="float" office:value="0">
            <text:p>0</text:p>
          </table:table-cell>
          <table:table-cell table:formula="of:=AND([.AD$7]&gt;=[.$C25];[.AD$7]&lt;=[.$H25])*[.$G25]" office:value-type="float" office:value="0">
            <text:p>0</text:p>
          </table:table-cell>
          <table:table-cell table:formula="of:=AND([.AE$7]&gt;=[.$C25];[.AE$7]&lt;=[.$H25])*[.$G25]" office:value-type="float" office:value="0">
            <text:p>0</text:p>
          </table:table-cell>
          <table:table-cell table:formula="of:=AND([.AF$7]&gt;=[.$C25];[.AF$7]&lt;=[.$H25])*[.$G25]" office:value-type="float" office:value="0">
            <text:p>0</text:p>
          </table:table-cell>
          <table:table-cell table:formula="of:=AND([.AG$7]&gt;=[.$C25];[.AG$7]&lt;=[.$H25])*[.$G25]" office:value-type="float" office:value="0">
            <text:p>0</text:p>
          </table:table-cell>
          <table:table-cell table:formula="of:=AND([.AH$7]&gt;=[.$C25];[.AH$7]&lt;=[.$H25])*[.$G25]" office:value-type="float" office:value="0">
            <text:p>0</text:p>
          </table:table-cell>
          <table:table-cell table:formula="of:=AND([.AI$7]&gt;=[.$C25];[.AI$7]&lt;=[.$H25])*[.$G25]" office:value-type="float" office:value="0">
            <text:p>0</text:p>
          </table:table-cell>
          <table:table-cell table:formula="of:=AND([.AJ$7]&gt;=[.$C25];[.AJ$7]&lt;=[.$H25])*[.$G25]" office:value-type="float" office:value="0">
            <text:p>0</text:p>
          </table:table-cell>
          <table:table-cell table:formula="of:=AND([.AK$7]&gt;=[.$C25];[.AK$7]&lt;=[.$H25])*[.$G25]" office:value-type="float" office:value="0">
            <text:p>0</text:p>
          </table:table-cell>
          <table:table-cell table:formula="of:=AND([.AL$7]&gt;=[.$C25];[.AL$7]&lt;=[.$H25])*[.$G25]" office:value-type="float" office:value="0">
            <text:p>0</text:p>
          </table:table-cell>
          <table:table-cell table:formula="of:=AND([.AM$7]&gt;=[.$C25];[.AM$7]&lt;=[.$H25])*[.$G25]" office:value-type="float" office:value="0">
            <text:p>0</text:p>
          </table:table-cell>
          <table:table-cell table:formula="of:=AND([.AN$7]&gt;=[.$C25];[.AN$7]&lt;=[.$H25])*[.$G25]" office:value-type="float" office:value="0">
            <text:p>0</text:p>
          </table:table-cell>
          <table:table-cell table:formula="of:=AND([.AO$7]&gt;=[.$C25];[.AO$7]&lt;=[.$H25])*[.$G25]" office:value-type="float" office:value="0">
            <text:p>0</text:p>
          </table:table-cell>
          <table:table-cell table:formula="of:=AND([.AP$7]&gt;=[.$C25];[.AP$7]&lt;=[.$H25])*[.$G25]" office:value-type="float" office:value="0">
            <text:p>0</text:p>
          </table:table-cell>
          <table:table-cell table:formula="of:=AND([.AQ$7]&gt;=[.$C25];[.AQ$7]&lt;=[.$H25])*[.$G25]" office:value-type="float" office:value="0">
            <text:p>0</text:p>
          </table:table-cell>
          <table:table-cell table:formula="of:=AND([.AR$7]&gt;=[.$C25];[.AR$7]&lt;=[.$H25])*[.$G25]" office:value-type="float" office:value="0">
            <text:p>0</text:p>
          </table:table-cell>
          <table:table-cell table:formula="of:=AND([.AS$7]&gt;=[.$C25];[.AS$7]&lt;=[.$H25])*[.$G25]" office:value-type="float" office:value="0">
            <text:p>0</text:p>
          </table:table-cell>
          <table:table-cell table:formula="of:=AND([.AT$7]&gt;=[.$C25];[.AT$7]&lt;=[.$H25])*[.$G25]" office:value-type="float" office:value="0">
            <text:p>0</text:p>
          </table:table-cell>
          <table:table-cell table:formula="of:=AND([.AU$7]&gt;=[.$C25];[.AU$7]&lt;=[.$H25])*[.$G25]" office:value-type="float" office:value="0">
            <text:p>0</text:p>
          </table:table-cell>
          <table:table-cell table:formula="of:=AND([.AV$7]&gt;=[.$C25];[.AV$7]&lt;=[.$H25])*[.$G25]" office:value-type="float" office:value="0">
            <text:p>0</text:p>
          </table:table-cell>
          <table:table-cell table:formula="of:=AND([.AW$7]&gt;=[.$C25];[.AW$7]&lt;=[.$H25])*[.$G25]" office:value-type="float" office:value="0">
            <text:p>0</text:p>
          </table:table-cell>
          <table:table-cell table:formula="of:=AND([.AX$7]&gt;=[.$C25];[.AX$7]&lt;=[.$H25])*[.$G25]" office:value-type="float" office:value="0">
            <text:p>0</text:p>
          </table:table-cell>
          <table:table-cell table:formula="of:=AND([.AY$7]&gt;=[.$C25];[.AY$7]&lt;=[.$H25])*[.$G25]" office:value-type="float" office:value="580">
            <text:p>580</text:p>
          </table:table-cell>
          <table:table-cell table:formula="of:=AND([.AZ$7]&gt;=[.$C25];[.AZ$7]&lt;=[.$H25])*[.$G25]" office:value-type="float" office:value="580">
            <text:p>580</text:p>
          </table:table-cell>
          <table:table-cell table:formula="of:=AND([.BA$7]&gt;=[.$C25];[.BA$7]&lt;=[.$H25])*[.$G25]" office:value-type="float" office:value="580">
            <text:p>580</text:p>
          </table:table-cell>
          <table:table-cell table:formula="of:=AND([.BB$7]&gt;=[.$C25];[.BB$7]&lt;=[.$H25])*[.$G25]" office:value-type="float" office:value="580">
            <text:p>580</text:p>
          </table:table-cell>
          <table:table-cell table:formula="of:=AND([.BC$7]&gt;=[.$C25];[.BC$7]&lt;=[.$H25])*[.$G25]" office:value-type="float" office:value="580">
            <text:p>580</text:p>
          </table:table-cell>
          <table:table-cell table:formula="of:=AND([.BD$7]&gt;=[.$C25];[.BD$7]&lt;=[.$H25])*[.$G25]" office:value-type="float" office:value="580">
            <text:p>580</text:p>
          </table:table-cell>
          <table:table-cell table:formula="of:=AND([.BE$7]&gt;=[.$C25];[.BE$7]&lt;=[.$H25])*[.$G25]" office:value-type="float" office:value="580">
            <text:p>580</text:p>
          </table:table-cell>
          <table:table-cell table:formula="of:=AND([.BF$7]&gt;=[.$C25];[.BF$7]&lt;=[.$H25])*[.$G25]" office:value-type="float" office:value="580">
            <text:p>580</text:p>
          </table:table-cell>
          <table:table-cell table:formula="of:=AND([.BG$7]&gt;=[.$C25];[.BG$7]&lt;=[.$H25])*[.$G25]" office:value-type="float" office:value="580">
            <text:p>580</text:p>
          </table:table-cell>
          <table:table-cell table:formula="of:=AND([.BH$7]&gt;=[.$C25];[.BH$7]&lt;=[.$H25])*[.$G25]" office:value-type="float" office:value="580">
            <text:p>580</text:p>
          </table:table-cell>
          <table:table-cell table:formula="of:=AND([.BI$7]&gt;=[.$C25];[.BI$7]&lt;=[.$H25])*[.$G25]" office:value-type="float" office:value="580">
            <text:p>580</text:p>
          </table:table-cell>
          <table:table-cell table:formula="of:=AND([.BJ$7]&gt;=[.$C25];[.BJ$7]&lt;=[.$H25])*[.$G25]" office:value-type="float" office:value="580">
            <text:p>580</text:p>
          </table:table-cell>
          <table:table-cell table:formula="of:=AND([.BK$7]&gt;=[.$C25];[.BK$7]&lt;=[.$H25])*[.$G25]" office:value-type="float" office:value="580">
            <text:p>580</text:p>
          </table:table-cell>
          <table:table-cell table:formula="of:=AND([.BL$7]&gt;=[.$C25];[.BL$7]&lt;=[.$H25])*[.$G25]" office:value-type="float" office:value="580">
            <text:p>580</text:p>
          </table:table-cell>
          <table:table-cell table:formula="of:=AND([.BM$7]&gt;=[.$C25];[.BM$7]&lt;=[.$H25])*[.$G25]" office:value-type="float" office:value="580">
            <text:p>580</text:p>
          </table:table-cell>
          <table:table-cell table:formula="of:=AND([.BN$7]&gt;=[.$C25];[.BN$7]&lt;=[.$H25])*[.$G25]" office:value-type="float" office:value="580">
            <text:p>580</text:p>
          </table:table-cell>
          <table:table-cell table:formula="of:=AND([.BO$7]&gt;=[.$C25];[.BO$7]&lt;=[.$H25])*[.$G25]" office:value-type="float" office:value="580">
            <text:p>580</text:p>
          </table:table-cell>
          <table:table-cell table:formula="of:=AND([.BP$7]&gt;=[.$C25];[.BP$7]&lt;=[.$H25])*[.$G25]" office:value-type="float" office:value="580">
            <text:p>580</text:p>
          </table:table-cell>
          <table:table-cell table:formula="of:=AND([.BQ$7]&gt;=[.$C25];[.BQ$7]&lt;=[.$H25])*[.$G25]" office:value-type="float" office:value="580">
            <text:p>580</text:p>
          </table:table-cell>
          <table:table-cell table:formula="of:=AND([.BR$7]&gt;=[.$C25];[.BR$7]&lt;=[.$H25])*[.$G25]" office:value-type="float" office:value="580">
            <text:p>580</text:p>
          </table:table-cell>
          <table:table-cell table:formula="of:=AND([.BS$7]&gt;=[.$C25];[.BS$7]&lt;=[.$H25])*[.$G25]" office:value-type="float" office:value="580">
            <text:p>580</text:p>
          </table:table-cell>
          <table:table-cell table:formula="of:=AND([.BT$7]&gt;=[.$C25];[.BT$7]&lt;=[.$H25])*[.$G25]" office:value-type="float" office:value="580">
            <text:p>580</text:p>
          </table:table-cell>
          <table:table-cell table:formula="of:=AND([.BU$7]&gt;=[.$C25];[.BU$7]&lt;=[.$H25])*[.$G25]" office:value-type="float" office:value="580">
            <text:p>580</text:p>
          </table:table-cell>
          <table:table-cell table:formula="of:=AND([.BV$7]&gt;=[.$C25];[.BV$7]&lt;=[.$H25])*[.$G25]" office:value-type="float" office:value="580">
            <text:p>580</text:p>
          </table:table-cell>
          <table:table-cell table:formula="of:=AND([.BW$7]&gt;=[.$C25];[.BW$7]&lt;=[.$H25])*[.$G25]" office:value-type="float" office:value="580">
            <text:p>580</text:p>
          </table:table-cell>
          <table:table-cell table:formula="of:=AND([.BX$7]&gt;=[.$C25];[.BX$7]&lt;=[.$H25])*[.$G25]" office:value-type="float" office:value="580">
            <text:p>580</text:p>
          </table:table-cell>
          <table:table-cell table:formula="of:=AND([.BY$7]&gt;=[.$C25];[.BY$7]&lt;=[.$H25])*[.$G25]" office:value-type="float" office:value="580">
            <text:p>580</text:p>
          </table:table-cell>
          <table:table-cell table:formula="of:=AND([.BZ$7]&gt;=[.$C25];[.BZ$7]&lt;=[.$H25])*[.$G25]" office:value-type="float" office:value="0">
            <text:p>0</text:p>
          </table:table-cell>
          <table:table-cell table:formula="of:=AND([.CA$7]&gt;=[.$C25];[.CA$7]&lt;=[.$H25])*[.$G25]" office:value-type="float" office:value="0">
            <text:p>0</text:p>
          </table:table-cell>
          <table:table-cell table:formula="of:=AND([.CB$7]&gt;=[.$C25];[.CB$7]&lt;=[.$H25])*[.$G25]" office:value-type="float" office:value="0">
            <text:p>0</text:p>
          </table:table-cell>
          <table:table-cell table:formula="of:=AND([.CC$7]&gt;=[.$C25];[.CC$7]&lt;=[.$H25])*[.$G25]" office:value-type="float" office:value="0">
            <text:p>0</text:p>
          </table:table-cell>
          <table:table-cell table:formula="of:=AND([.CD$7]&gt;=[.$C25];[.CD$7]&lt;=[.$H25])*[.$G25]" office:value-type="float" office:value="0">
            <text:p>0</text:p>
          </table:table-cell>
          <table:table-cell table:formula="of:=AND([.CE$7]&gt;=[.$C25];[.CE$7]&lt;=[.$H25])*[.$G25]" office:value-type="float" office:value="0">
            <text:p>0</text:p>
          </table:table-cell>
          <table:table-cell table:formula="of:=AND([.CF$7]&gt;=[.$C25];[.CF$7]&lt;=[.$H25])*[.$G25]" office:value-type="float" office:value="0">
            <text:p>0</text:p>
          </table:table-cell>
          <table:table-cell table:formula="of:=AND([.CG$7]&gt;=[.$C25];[.CG$7]&lt;=[.$H25])*[.$G25]" office:value-type="float" office:value="0">
            <text:p>0</text:p>
          </table:table-cell>
          <table:table-cell table:formula="of:=AND([.CH$7]&gt;=[.$C25];[.CH$7]&lt;=[.$H25])*[.$G25]" office:value-type="float" office:value="0">
            <text:p>0</text:p>
          </table:table-cell>
          <table:table-cell table:formula="of:=AND([.CI$7]&gt;=[.$C25];[.CI$7]&lt;=[.$H25])*[.$G25]" office:value-type="float" office:value="0">
            <text:p>0</text:p>
          </table:table-cell>
          <table:table-cell table:formula="of:=AND([.CJ$7]&gt;=[.$C25];[.CJ$7]&lt;=[.$H25])*[.$G25]" office:value-type="float" office:value="0">
            <text:p>0</text:p>
          </table:table-cell>
          <table:table-cell table:formula="of:=AND([.CK$7]&gt;=[.$C25];[.CK$7]&lt;=[.$H25])*[.$G25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llerophon</text:p>
          </table:table-cell>
          <table:table-cell office:value-type="float" office:value="1816">
            <text:p>1816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table:formula="of:=[.C26]+[.F26]-1" office:value-type="float" office:value="1824">
            <text:p>1824</text:p>
          </table:table-cell>
          <table:table-cell/>
          <table:table-cell table:formula="of:=AND([.J$7]&gt;=[.$C26];[.J$7]&lt;=[.$H26])*[.$G26]" office:value-type="float" office:value="0">
            <text:p>0</text:p>
          </table:table-cell>
          <table:table-cell table:formula="of:=AND([.K$7]&gt;=[.$C26];[.K$7]&lt;=[.$H26])*[.$G26]" office:value-type="float" office:value="0">
            <text:p>0</text:p>
          </table:table-cell>
          <table:table-cell table:formula="of:=AND([.L$7]&gt;=[.$C26];[.L$7]&lt;=[.$H26])*[.$G26]" office:value-type="float" office:value="0">
            <text:p>0</text:p>
          </table:table-cell>
          <table:table-cell table:formula="of:=AND([.M$7]&gt;=[.$C26];[.M$7]&lt;=[.$H26])*[.$G26]" office:value-type="float" office:value="0">
            <text:p>0</text:p>
          </table:table-cell>
          <table:table-cell table:formula="of:=AND([.N$7]&gt;=[.$C26];[.N$7]&lt;=[.$H26])*[.$G26]" office:value-type="float" office:value="0">
            <text:p>0</text:p>
          </table:table-cell>
          <table:table-cell table:formula="of:=AND([.O$7]&gt;=[.$C26];[.O$7]&lt;=[.$H26])*[.$G26]" office:value-type="float" office:value="0">
            <text:p>0</text:p>
          </table:table-cell>
          <table:table-cell table:formula="of:=AND([.P$7]&gt;=[.$C26];[.P$7]&lt;=[.$H26])*[.$G26]" office:value-type="float" office:value="0">
            <text:p>0</text:p>
          </table:table-cell>
          <table:table-cell table:formula="of:=AND([.Q$7]&gt;=[.$C26];[.Q$7]&lt;=[.$H26])*[.$G26]" office:value-type="float" office:value="0">
            <text:p>0</text:p>
          </table:table-cell>
          <table:table-cell table:formula="of:=AND([.R$7]&gt;=[.$C26];[.R$7]&lt;=[.$H26])*[.$G26]" office:value-type="float" office:value="0">
            <text:p>0</text:p>
          </table:table-cell>
          <table:table-cell table:formula="of:=AND([.S$7]&gt;=[.$C26];[.S$7]&lt;=[.$H26])*[.$G26]" office:value-type="float" office:value="0">
            <text:p>0</text:p>
          </table:table-cell>
          <table:table-cell table:formula="of:=AND([.T$7]&gt;=[.$C26];[.T$7]&lt;=[.$H26])*[.$G26]" office:value-type="float" office:value="0">
            <text:p>0</text:p>
          </table:table-cell>
          <table:table-cell table:formula="of:=AND([.U$7]&gt;=[.$C26];[.U$7]&lt;=[.$H26])*[.$G26]" office:value-type="float" office:value="0">
            <text:p>0</text:p>
          </table:table-cell>
          <table:table-cell table:formula="of:=AND([.V$7]&gt;=[.$C26];[.V$7]&lt;=[.$H26])*[.$G26]" office:value-type="float" office:value="0">
            <text:p>0</text:p>
          </table:table-cell>
          <table:table-cell table:formula="of:=AND([.W$7]&gt;=[.$C26];[.W$7]&lt;=[.$H26])*[.$G26]" office:value-type="float" office:value="0">
            <text:p>0</text:p>
          </table:table-cell>
          <table:table-cell table:formula="of:=AND([.X$7]&gt;=[.$C26];[.X$7]&lt;=[.$H26])*[.$G26]" office:value-type="float" office:value="0">
            <text:p>0</text:p>
          </table:table-cell>
          <table:table-cell table:formula="of:=AND([.Y$7]&gt;=[.$C26];[.Y$7]&lt;=[.$H26])*[.$G26]" office:value-type="float" office:value="0">
            <text:p>0</text:p>
          </table:table-cell>
          <table:table-cell table:formula="of:=AND([.Z$7]&gt;=[.$C26];[.Z$7]&lt;=[.$H26])*[.$G26]" office:value-type="float" office:value="0">
            <text:p>0</text:p>
          </table:table-cell>
          <table:table-cell table:formula="of:=AND([.AA$7]&gt;=[.$C26];[.AA$7]&lt;=[.$H26])*[.$G26]" office:value-type="float" office:value="0">
            <text:p>0</text:p>
          </table:table-cell>
          <table:table-cell table:formula="of:=AND([.AB$7]&gt;=[.$C26];[.AB$7]&lt;=[.$H26])*[.$G26]" office:value-type="float" office:value="0">
            <text:p>0</text:p>
          </table:table-cell>
          <table:table-cell table:formula="of:=AND([.AC$7]&gt;=[.$C26];[.AC$7]&lt;=[.$H26])*[.$G26]" office:value-type="float" office:value="0">
            <text:p>0</text:p>
          </table:table-cell>
          <table:table-cell table:formula="of:=AND([.AD$7]&gt;=[.$C26];[.AD$7]&lt;=[.$H26])*[.$G26]" office:value-type="float" office:value="0">
            <text:p>0</text:p>
          </table:table-cell>
          <table:table-cell table:formula="of:=AND([.AE$7]&gt;=[.$C26];[.AE$7]&lt;=[.$H26])*[.$G26]" office:value-type="float" office:value="0">
            <text:p>0</text:p>
          </table:table-cell>
          <table:table-cell table:formula="of:=AND([.AF$7]&gt;=[.$C26];[.AF$7]&lt;=[.$H26])*[.$G26]" office:value-type="float" office:value="0">
            <text:p>0</text:p>
          </table:table-cell>
          <table:table-cell table:formula="of:=AND([.AG$7]&gt;=[.$C26];[.AG$7]&lt;=[.$H26])*[.$G26]" office:value-type="float" office:value="0">
            <text:p>0</text:p>
          </table:table-cell>
          <table:table-cell table:formula="of:=AND([.AH$7]&gt;=[.$C26];[.AH$7]&lt;=[.$H26])*[.$G26]" office:value-type="float" office:value="0">
            <text:p>0</text:p>
          </table:table-cell>
          <table:table-cell table:formula="of:=AND([.AI$7]&gt;=[.$C26];[.AI$7]&lt;=[.$H26])*[.$G26]" office:value-type="float" office:value="0">
            <text:p>0</text:p>
          </table:table-cell>
          <table:table-cell table:formula="of:=AND([.AJ$7]&gt;=[.$C26];[.AJ$7]&lt;=[.$H26])*[.$G26]" office:value-type="float" office:value="0">
            <text:p>0</text:p>
          </table:table-cell>
          <table:table-cell table:formula="of:=AND([.AK$7]&gt;=[.$C26];[.AK$7]&lt;=[.$H26])*[.$G26]" office:value-type="float" office:value="0">
            <text:p>0</text:p>
          </table:table-cell>
          <table:table-cell table:formula="of:=AND([.AL$7]&gt;=[.$C26];[.AL$7]&lt;=[.$H26])*[.$G26]" office:value-type="float" office:value="0">
            <text:p>0</text:p>
          </table:table-cell>
          <table:table-cell table:formula="of:=AND([.AM$7]&gt;=[.$C26];[.AM$7]&lt;=[.$H26])*[.$G26]" office:value-type="float" office:value="0">
            <text:p>0</text:p>
          </table:table-cell>
          <table:table-cell table:formula="of:=AND([.AN$7]&gt;=[.$C26];[.AN$7]&lt;=[.$H26])*[.$G26]" office:value-type="float" office:value="0">
            <text:p>0</text:p>
          </table:table-cell>
          <table:table-cell table:formula="of:=AND([.AO$7]&gt;=[.$C26];[.AO$7]&lt;=[.$H26])*[.$G26]" office:value-type="float" office:value="0">
            <text:p>0</text:p>
          </table:table-cell>
          <table:table-cell table:formula="of:=AND([.AP$7]&gt;=[.$C26];[.AP$7]&lt;=[.$H26])*[.$G26]" office:value-type="float" office:value="0">
            <text:p>0</text:p>
          </table:table-cell>
          <table:table-cell table:formula="of:=AND([.AQ$7]&gt;=[.$C26];[.AQ$7]&lt;=[.$H26])*[.$G26]" office:value-type="float" office:value="0">
            <text:p>0</text:p>
          </table:table-cell>
          <table:table-cell table:formula="of:=AND([.AR$7]&gt;=[.$C26];[.AR$7]&lt;=[.$H26])*[.$G26]" office:value-type="float" office:value="0">
            <text:p>0</text:p>
          </table:table-cell>
          <table:table-cell table:formula="of:=AND([.AS$7]&gt;=[.$C26];[.AS$7]&lt;=[.$H26])*[.$G26]" office:value-type="float" office:value="0">
            <text:p>0</text:p>
          </table:table-cell>
          <table:table-cell table:formula="of:=AND([.AT$7]&gt;=[.$C26];[.AT$7]&lt;=[.$H26])*[.$G26]" office:value-type="float" office:value="0">
            <text:p>0</text:p>
          </table:table-cell>
          <table:table-cell table:formula="of:=AND([.AU$7]&gt;=[.$C26];[.AU$7]&lt;=[.$H26])*[.$G26]" office:value-type="float" office:value="0">
            <text:p>0</text:p>
          </table:table-cell>
          <table:table-cell table:formula="of:=AND([.AV$7]&gt;=[.$C26];[.AV$7]&lt;=[.$H26])*[.$G26]" office:value-type="float" office:value="0">
            <text:p>0</text:p>
          </table:table-cell>
          <table:table-cell table:formula="of:=AND([.AW$7]&gt;=[.$C26];[.AW$7]&lt;=[.$H26])*[.$G26]" office:value-type="float" office:value="480">
            <text:p>480</text:p>
          </table:table-cell>
          <table:table-cell table:formula="of:=AND([.AX$7]&gt;=[.$C26];[.AX$7]&lt;=[.$H26])*[.$G26]" office:value-type="float" office:value="480">
            <text:p>480</text:p>
          </table:table-cell>
          <table:table-cell table:formula="of:=AND([.AY$7]&gt;=[.$C26];[.AY$7]&lt;=[.$H26])*[.$G26]" office:value-type="float" office:value="480">
            <text:p>480</text:p>
          </table:table-cell>
          <table:table-cell table:formula="of:=AND([.AZ$7]&gt;=[.$C26];[.AZ$7]&lt;=[.$H26])*[.$G26]" office:value-type="float" office:value="480">
            <text:p>480</text:p>
          </table:table-cell>
          <table:table-cell table:formula="of:=AND([.BA$7]&gt;=[.$C26];[.BA$7]&lt;=[.$H26])*[.$G26]" office:value-type="float" office:value="480">
            <text:p>480</text:p>
          </table:table-cell>
          <table:table-cell table:formula="of:=AND([.BB$7]&gt;=[.$C26];[.BB$7]&lt;=[.$H26])*[.$G26]" office:value-type="float" office:value="480">
            <text:p>480</text:p>
          </table:table-cell>
          <table:table-cell table:formula="of:=AND([.BC$7]&gt;=[.$C26];[.BC$7]&lt;=[.$H26])*[.$G26]" office:value-type="float" office:value="480">
            <text:p>480</text:p>
          </table:table-cell>
          <table:table-cell table:formula="of:=AND([.BD$7]&gt;=[.$C26];[.BD$7]&lt;=[.$H26])*[.$G26]" office:value-type="float" office:value="480">
            <text:p>480</text:p>
          </table:table-cell>
          <table:table-cell table:formula="of:=AND([.BE$7]&gt;=[.$C26];[.BE$7]&lt;=[.$H26])*[.$G26]" office:value-type="float" office:value="480">
            <text:p>480</text:p>
          </table:table-cell>
          <table:table-cell table:formula="of:=AND([.BF$7]&gt;=[.$C26];[.BF$7]&lt;=[.$H26])*[.$G26]" office:value-type="float" office:value="0">
            <text:p>0</text:p>
          </table:table-cell>
          <table:table-cell table:formula="of:=AND([.BG$7]&gt;=[.$C26];[.BG$7]&lt;=[.$H26])*[.$G26]" office:value-type="float" office:value="0">
            <text:p>0</text:p>
          </table:table-cell>
          <table:table-cell table:formula="of:=AND([.BH$7]&gt;=[.$C26];[.BH$7]&lt;=[.$H26])*[.$G26]" office:value-type="float" office:value="0">
            <text:p>0</text:p>
          </table:table-cell>
          <table:table-cell table:formula="of:=AND([.BI$7]&gt;=[.$C26];[.BI$7]&lt;=[.$H26])*[.$G26]" office:value-type="float" office:value="0">
            <text:p>0</text:p>
          </table:table-cell>
          <table:table-cell table:formula="of:=AND([.BJ$7]&gt;=[.$C26];[.BJ$7]&lt;=[.$H26])*[.$G26]" office:value-type="float" office:value="0">
            <text:p>0</text:p>
          </table:table-cell>
          <table:table-cell table:formula="of:=AND([.BK$7]&gt;=[.$C26];[.BK$7]&lt;=[.$H26])*[.$G26]" office:value-type="float" office:value="0">
            <text:p>0</text:p>
          </table:table-cell>
          <table:table-cell table:formula="of:=AND([.BL$7]&gt;=[.$C26];[.BL$7]&lt;=[.$H26])*[.$G26]" office:value-type="float" office:value="0">
            <text:p>0</text:p>
          </table:table-cell>
          <table:table-cell table:formula="of:=AND([.BM$7]&gt;=[.$C26];[.BM$7]&lt;=[.$H26])*[.$G26]" office:value-type="float" office:value="0">
            <text:p>0</text:p>
          </table:table-cell>
          <table:table-cell table:formula="of:=AND([.BN$7]&gt;=[.$C26];[.BN$7]&lt;=[.$H26])*[.$G26]" office:value-type="float" office:value="0">
            <text:p>0</text:p>
          </table:table-cell>
          <table:table-cell table:formula="of:=AND([.BO$7]&gt;=[.$C26];[.BO$7]&lt;=[.$H26])*[.$G26]" office:value-type="float" office:value="0">
            <text:p>0</text:p>
          </table:table-cell>
          <table:table-cell table:formula="of:=AND([.BP$7]&gt;=[.$C26];[.BP$7]&lt;=[.$H26])*[.$G26]" office:value-type="float" office:value="0">
            <text:p>0</text:p>
          </table:table-cell>
          <table:table-cell table:formula="of:=AND([.BQ$7]&gt;=[.$C26];[.BQ$7]&lt;=[.$H26])*[.$G26]" office:value-type="float" office:value="0">
            <text:p>0</text:p>
          </table:table-cell>
          <table:table-cell table:formula="of:=AND([.BR$7]&gt;=[.$C26];[.BR$7]&lt;=[.$H26])*[.$G26]" office:value-type="float" office:value="0">
            <text:p>0</text:p>
          </table:table-cell>
          <table:table-cell table:formula="of:=AND([.BS$7]&gt;=[.$C26];[.BS$7]&lt;=[.$H26])*[.$G26]" office:value-type="float" office:value="0">
            <text:p>0</text:p>
          </table:table-cell>
          <table:table-cell table:formula="of:=AND([.BT$7]&gt;=[.$C26];[.BT$7]&lt;=[.$H26])*[.$G26]" office:value-type="float" office:value="0">
            <text:p>0</text:p>
          </table:table-cell>
          <table:table-cell table:formula="of:=AND([.BU$7]&gt;=[.$C26];[.BU$7]&lt;=[.$H26])*[.$G26]" office:value-type="float" office:value="0">
            <text:p>0</text:p>
          </table:table-cell>
          <table:table-cell table:formula="of:=AND([.BV$7]&gt;=[.$C26];[.BV$7]&lt;=[.$H26])*[.$G26]" office:value-type="float" office:value="0">
            <text:p>0</text:p>
          </table:table-cell>
          <table:table-cell table:formula="of:=AND([.BW$7]&gt;=[.$C26];[.BW$7]&lt;=[.$H26])*[.$G26]" office:value-type="float" office:value="0">
            <text:p>0</text:p>
          </table:table-cell>
          <table:table-cell table:formula="of:=AND([.BX$7]&gt;=[.$C26];[.BX$7]&lt;=[.$H26])*[.$G26]" office:value-type="float" office:value="0">
            <text:p>0</text:p>
          </table:table-cell>
          <table:table-cell table:formula="of:=AND([.BY$7]&gt;=[.$C26];[.BY$7]&lt;=[.$H26])*[.$G26]" office:value-type="float" office:value="0">
            <text:p>0</text:p>
          </table:table-cell>
          <table:table-cell table:formula="of:=AND([.BZ$7]&gt;=[.$C26];[.BZ$7]&lt;=[.$H26])*[.$G26]" office:value-type="float" office:value="0">
            <text:p>0</text:p>
          </table:table-cell>
          <table:table-cell table:formula="of:=AND([.CA$7]&gt;=[.$C26];[.CA$7]&lt;=[.$H26])*[.$G26]" office:value-type="float" office:value="0">
            <text:p>0</text:p>
          </table:table-cell>
          <table:table-cell table:formula="of:=AND([.CB$7]&gt;=[.$C26];[.CB$7]&lt;=[.$H26])*[.$G26]" office:value-type="float" office:value="0">
            <text:p>0</text:p>
          </table:table-cell>
          <table:table-cell table:formula="of:=AND([.CC$7]&gt;=[.$C26];[.CC$7]&lt;=[.$H26])*[.$G26]" office:value-type="float" office:value="0">
            <text:p>0</text:p>
          </table:table-cell>
          <table:table-cell table:formula="of:=AND([.CD$7]&gt;=[.$C26];[.CD$7]&lt;=[.$H26])*[.$G26]" office:value-type="float" office:value="0">
            <text:p>0</text:p>
          </table:table-cell>
          <table:table-cell table:formula="of:=AND([.CE$7]&gt;=[.$C26];[.CE$7]&lt;=[.$H26])*[.$G26]" office:value-type="float" office:value="0">
            <text:p>0</text:p>
          </table:table-cell>
          <table:table-cell table:formula="of:=AND([.CF$7]&gt;=[.$C26];[.CF$7]&lt;=[.$H26])*[.$G26]" office:value-type="float" office:value="0">
            <text:p>0</text:p>
          </table:table-cell>
          <table:table-cell table:formula="of:=AND([.CG$7]&gt;=[.$C26];[.CG$7]&lt;=[.$H26])*[.$G26]" office:value-type="float" office:value="0">
            <text:p>0</text:p>
          </table:table-cell>
          <table:table-cell table:formula="of:=AND([.CH$7]&gt;=[.$C26];[.CH$7]&lt;=[.$H26])*[.$G26]" office:value-type="float" office:value="0">
            <text:p>0</text:p>
          </table:table-cell>
          <table:table-cell table:formula="of:=AND([.CI$7]&gt;=[.$C26];[.CI$7]&lt;=[.$H26])*[.$G26]" office:value-type="float" office:value="0">
            <text:p>0</text:p>
          </table:table-cell>
          <table:table-cell table:formula="of:=AND([.CJ$7]&gt;=[.$C26];[.CJ$7]&lt;=[.$H26])*[.$G26]" office:value-type="float" office:value="0">
            <text:p>0</text:p>
          </table:table-cell>
          <table:table-cell table:formula="of:=AND([.CK$7]&gt;=[.$C26];[.CK$7]&lt;=[.$H26])*[.$G26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anymede</text:p>
          </table:table-cell>
          <table:table-cell office:value-type="float" office:value="1820">
            <text:p>1820</text:p>
          </table:table-cell>
          <table:table-cell office:value-type="float" office:value="19">
            <text:p>19</text:p>
          </table:table-cell>
          <table:table-cell office:value-type="float" office:value="240">
            <text:p>240</text:p>
          </table:table-cell>
          <table:table-cell office:value-type="float" office:value="19">
            <text:p>19</text:p>
          </table:table-cell>
          <table:table-cell office:value-type="float" office:value="240">
            <text:p>240</text:p>
          </table:table-cell>
          <table:table-cell table:formula="of:=[.C27]+[.F27]-1" office:value-type="float" office:value="1838">
            <text:p>1838</text:p>
          </table:table-cell>
          <table:table-cell/>
          <table:table-cell table:formula="of:=AND([.J$7]&gt;=[.$C27];[.J$7]&lt;=[.$H27])*[.$G27]" office:value-type="float" office:value="0">
            <text:p>0</text:p>
          </table:table-cell>
          <table:table-cell table:formula="of:=AND([.K$7]&gt;=[.$C27];[.K$7]&lt;=[.$H27])*[.$G27]" office:value-type="float" office:value="0">
            <text:p>0</text:p>
          </table:table-cell>
          <table:table-cell table:formula="of:=AND([.L$7]&gt;=[.$C27];[.L$7]&lt;=[.$H27])*[.$G27]" office:value-type="float" office:value="0">
            <text:p>0</text:p>
          </table:table-cell>
          <table:table-cell table:formula="of:=AND([.M$7]&gt;=[.$C27];[.M$7]&lt;=[.$H27])*[.$G27]" office:value-type="float" office:value="0">
            <text:p>0</text:p>
          </table:table-cell>
          <table:table-cell table:formula="of:=AND([.N$7]&gt;=[.$C27];[.N$7]&lt;=[.$H27])*[.$G27]" office:value-type="float" office:value="0">
            <text:p>0</text:p>
          </table:table-cell>
          <table:table-cell table:formula="of:=AND([.O$7]&gt;=[.$C27];[.O$7]&lt;=[.$H27])*[.$G27]" office:value-type="float" office:value="0">
            <text:p>0</text:p>
          </table:table-cell>
          <table:table-cell table:formula="of:=AND([.P$7]&gt;=[.$C27];[.P$7]&lt;=[.$H27])*[.$G27]" office:value-type="float" office:value="0">
            <text:p>0</text:p>
          </table:table-cell>
          <table:table-cell table:formula="of:=AND([.Q$7]&gt;=[.$C27];[.Q$7]&lt;=[.$H27])*[.$G27]" office:value-type="float" office:value="0">
            <text:p>0</text:p>
          </table:table-cell>
          <table:table-cell table:formula="of:=AND([.R$7]&gt;=[.$C27];[.R$7]&lt;=[.$H27])*[.$G27]" office:value-type="float" office:value="0">
            <text:p>0</text:p>
          </table:table-cell>
          <table:table-cell table:formula="of:=AND([.S$7]&gt;=[.$C27];[.S$7]&lt;=[.$H27])*[.$G27]" office:value-type="float" office:value="0">
            <text:p>0</text:p>
          </table:table-cell>
          <table:table-cell table:formula="of:=AND([.T$7]&gt;=[.$C27];[.T$7]&lt;=[.$H27])*[.$G27]" office:value-type="float" office:value="0">
            <text:p>0</text:p>
          </table:table-cell>
          <table:table-cell table:formula="of:=AND([.U$7]&gt;=[.$C27];[.U$7]&lt;=[.$H27])*[.$G27]" office:value-type="float" office:value="0">
            <text:p>0</text:p>
          </table:table-cell>
          <table:table-cell table:formula="of:=AND([.V$7]&gt;=[.$C27];[.V$7]&lt;=[.$H27])*[.$G27]" office:value-type="float" office:value="0">
            <text:p>0</text:p>
          </table:table-cell>
          <table:table-cell table:formula="of:=AND([.W$7]&gt;=[.$C27];[.W$7]&lt;=[.$H27])*[.$G27]" office:value-type="float" office:value="0">
            <text:p>0</text:p>
          </table:table-cell>
          <table:table-cell table:formula="of:=AND([.X$7]&gt;=[.$C27];[.X$7]&lt;=[.$H27])*[.$G27]" office:value-type="float" office:value="0">
            <text:p>0</text:p>
          </table:table-cell>
          <table:table-cell table:formula="of:=AND([.Y$7]&gt;=[.$C27];[.Y$7]&lt;=[.$H27])*[.$G27]" office:value-type="float" office:value="0">
            <text:p>0</text:p>
          </table:table-cell>
          <table:table-cell table:formula="of:=AND([.Z$7]&gt;=[.$C27];[.Z$7]&lt;=[.$H27])*[.$G27]" office:value-type="float" office:value="0">
            <text:p>0</text:p>
          </table:table-cell>
          <table:table-cell table:formula="of:=AND([.AA$7]&gt;=[.$C27];[.AA$7]&lt;=[.$H27])*[.$G27]" office:value-type="float" office:value="0">
            <text:p>0</text:p>
          </table:table-cell>
          <table:table-cell table:formula="of:=AND([.AB$7]&gt;=[.$C27];[.AB$7]&lt;=[.$H27])*[.$G27]" office:value-type="float" office:value="0">
            <text:p>0</text:p>
          </table:table-cell>
          <table:table-cell table:formula="of:=AND([.AC$7]&gt;=[.$C27];[.AC$7]&lt;=[.$H27])*[.$G27]" office:value-type="float" office:value="0">
            <text:p>0</text:p>
          </table:table-cell>
          <table:table-cell table:formula="of:=AND([.AD$7]&gt;=[.$C27];[.AD$7]&lt;=[.$H27])*[.$G27]" office:value-type="float" office:value="0">
            <text:p>0</text:p>
          </table:table-cell>
          <table:table-cell table:formula="of:=AND([.AE$7]&gt;=[.$C27];[.AE$7]&lt;=[.$H27])*[.$G27]" office:value-type="float" office:value="0">
            <text:p>0</text:p>
          </table:table-cell>
          <table:table-cell table:formula="of:=AND([.AF$7]&gt;=[.$C27];[.AF$7]&lt;=[.$H27])*[.$G27]" office:value-type="float" office:value="0">
            <text:p>0</text:p>
          </table:table-cell>
          <table:table-cell table:formula="of:=AND([.AG$7]&gt;=[.$C27];[.AG$7]&lt;=[.$H27])*[.$G27]" office:value-type="float" office:value="0">
            <text:p>0</text:p>
          </table:table-cell>
          <table:table-cell table:formula="of:=AND([.AH$7]&gt;=[.$C27];[.AH$7]&lt;=[.$H27])*[.$G27]" office:value-type="float" office:value="0">
            <text:p>0</text:p>
          </table:table-cell>
          <table:table-cell table:formula="of:=AND([.AI$7]&gt;=[.$C27];[.AI$7]&lt;=[.$H27])*[.$G27]" office:value-type="float" office:value="0">
            <text:p>0</text:p>
          </table:table-cell>
          <table:table-cell table:formula="of:=AND([.AJ$7]&gt;=[.$C27];[.AJ$7]&lt;=[.$H27])*[.$G27]" office:value-type="float" office:value="0">
            <text:p>0</text:p>
          </table:table-cell>
          <table:table-cell table:formula="of:=AND([.AK$7]&gt;=[.$C27];[.AK$7]&lt;=[.$H27])*[.$G27]" office:value-type="float" office:value="0">
            <text:p>0</text:p>
          </table:table-cell>
          <table:table-cell table:formula="of:=AND([.AL$7]&gt;=[.$C27];[.AL$7]&lt;=[.$H27])*[.$G27]" office:value-type="float" office:value="0">
            <text:p>0</text:p>
          </table:table-cell>
          <table:table-cell table:formula="of:=AND([.AM$7]&gt;=[.$C27];[.AM$7]&lt;=[.$H27])*[.$G27]" office:value-type="float" office:value="0">
            <text:p>0</text:p>
          </table:table-cell>
          <table:table-cell table:formula="of:=AND([.AN$7]&gt;=[.$C27];[.AN$7]&lt;=[.$H27])*[.$G27]" office:value-type="float" office:value="0">
            <text:p>0</text:p>
          </table:table-cell>
          <table:table-cell table:formula="of:=AND([.AO$7]&gt;=[.$C27];[.AO$7]&lt;=[.$H27])*[.$G27]" office:value-type="float" office:value="0">
            <text:p>0</text:p>
          </table:table-cell>
          <table:table-cell table:formula="of:=AND([.AP$7]&gt;=[.$C27];[.AP$7]&lt;=[.$H27])*[.$G27]" office:value-type="float" office:value="0">
            <text:p>0</text:p>
          </table:table-cell>
          <table:table-cell table:formula="of:=AND([.AQ$7]&gt;=[.$C27];[.AQ$7]&lt;=[.$H27])*[.$G27]" office:value-type="float" office:value="0">
            <text:p>0</text:p>
          </table:table-cell>
          <table:table-cell table:formula="of:=AND([.AR$7]&gt;=[.$C27];[.AR$7]&lt;=[.$H27])*[.$G27]" office:value-type="float" office:value="0">
            <text:p>0</text:p>
          </table:table-cell>
          <table:table-cell table:formula="of:=AND([.AS$7]&gt;=[.$C27];[.AS$7]&lt;=[.$H27])*[.$G27]" office:value-type="float" office:value="0">
            <text:p>0</text:p>
          </table:table-cell>
          <table:table-cell table:formula="of:=AND([.AT$7]&gt;=[.$C27];[.AT$7]&lt;=[.$H27])*[.$G27]" office:value-type="float" office:value="0">
            <text:p>0</text:p>
          </table:table-cell>
          <table:table-cell table:formula="of:=AND([.AU$7]&gt;=[.$C27];[.AU$7]&lt;=[.$H27])*[.$G27]" office:value-type="float" office:value="0">
            <text:p>0</text:p>
          </table:table-cell>
          <table:table-cell table:formula="of:=AND([.AV$7]&gt;=[.$C27];[.AV$7]&lt;=[.$H27])*[.$G27]" office:value-type="float" office:value="0">
            <text:p>0</text:p>
          </table:table-cell>
          <table:table-cell table:formula="of:=AND([.AW$7]&gt;=[.$C27];[.AW$7]&lt;=[.$H27])*[.$G27]" office:value-type="float" office:value="0">
            <text:p>0</text:p>
          </table:table-cell>
          <table:table-cell table:formula="of:=AND([.AX$7]&gt;=[.$C27];[.AX$7]&lt;=[.$H27])*[.$G27]" office:value-type="float" office:value="0">
            <text:p>0</text:p>
          </table:table-cell>
          <table:table-cell table:formula="of:=AND([.AY$7]&gt;=[.$C27];[.AY$7]&lt;=[.$H27])*[.$G27]" office:value-type="float" office:value="0">
            <text:p>0</text:p>
          </table:table-cell>
          <table:table-cell table:formula="of:=AND([.AZ$7]&gt;=[.$C27];[.AZ$7]&lt;=[.$H27])*[.$G27]" office:value-type="float" office:value="0">
            <text:p>0</text:p>
          </table:table-cell>
          <table:table-cell table:formula="of:=AND([.BA$7]&gt;=[.$C27];[.BA$7]&lt;=[.$H27])*[.$G27]" office:value-type="float" office:value="240">
            <text:p>240</text:p>
          </table:table-cell>
          <table:table-cell table:formula="of:=AND([.BB$7]&gt;=[.$C27];[.BB$7]&lt;=[.$H27])*[.$G27]" office:value-type="float" office:value="240">
            <text:p>240</text:p>
          </table:table-cell>
          <table:table-cell table:formula="of:=AND([.BC$7]&gt;=[.$C27];[.BC$7]&lt;=[.$H27])*[.$G27]" office:value-type="float" office:value="240">
            <text:p>240</text:p>
          </table:table-cell>
          <table:table-cell table:formula="of:=AND([.BD$7]&gt;=[.$C27];[.BD$7]&lt;=[.$H27])*[.$G27]" office:value-type="float" office:value="240">
            <text:p>240</text:p>
          </table:table-cell>
          <table:table-cell table:formula="of:=AND([.BE$7]&gt;=[.$C27];[.BE$7]&lt;=[.$H27])*[.$G27]" office:value-type="float" office:value="240">
            <text:p>240</text:p>
          </table:table-cell>
          <table:table-cell table:formula="of:=AND([.BF$7]&gt;=[.$C27];[.BF$7]&lt;=[.$H27])*[.$G27]" office:value-type="float" office:value="240">
            <text:p>240</text:p>
          </table:table-cell>
          <table:table-cell table:formula="of:=AND([.BG$7]&gt;=[.$C27];[.BG$7]&lt;=[.$H27])*[.$G27]" office:value-type="float" office:value="240">
            <text:p>240</text:p>
          </table:table-cell>
          <table:table-cell table:formula="of:=AND([.BH$7]&gt;=[.$C27];[.BH$7]&lt;=[.$H27])*[.$G27]" office:value-type="float" office:value="240">
            <text:p>240</text:p>
          </table:table-cell>
          <table:table-cell table:formula="of:=AND([.BI$7]&gt;=[.$C27];[.BI$7]&lt;=[.$H27])*[.$G27]" office:value-type="float" office:value="240">
            <text:p>240</text:p>
          </table:table-cell>
          <table:table-cell table:formula="of:=AND([.BJ$7]&gt;=[.$C27];[.BJ$7]&lt;=[.$H27])*[.$G27]" office:value-type="float" office:value="240">
            <text:p>240</text:p>
          </table:table-cell>
          <table:table-cell table:formula="of:=AND([.BK$7]&gt;=[.$C27];[.BK$7]&lt;=[.$H27])*[.$G27]" office:value-type="float" office:value="240">
            <text:p>240</text:p>
          </table:table-cell>
          <table:table-cell table:formula="of:=AND([.BL$7]&gt;=[.$C27];[.BL$7]&lt;=[.$H27])*[.$G27]" office:value-type="float" office:value="240">
            <text:p>240</text:p>
          </table:table-cell>
          <table:table-cell table:formula="of:=AND([.BM$7]&gt;=[.$C27];[.BM$7]&lt;=[.$H27])*[.$G27]" office:value-type="float" office:value="240">
            <text:p>240</text:p>
          </table:table-cell>
          <table:table-cell table:formula="of:=AND([.BN$7]&gt;=[.$C27];[.BN$7]&lt;=[.$H27])*[.$G27]" office:value-type="float" office:value="240">
            <text:p>240</text:p>
          </table:table-cell>
          <table:table-cell table:formula="of:=AND([.BO$7]&gt;=[.$C27];[.BO$7]&lt;=[.$H27])*[.$G27]" office:value-type="float" office:value="240">
            <text:p>240</text:p>
          </table:table-cell>
          <table:table-cell table:formula="of:=AND([.BP$7]&gt;=[.$C27];[.BP$7]&lt;=[.$H27])*[.$G27]" office:value-type="float" office:value="240">
            <text:p>240</text:p>
          </table:table-cell>
          <table:table-cell table:formula="of:=AND([.BQ$7]&gt;=[.$C27];[.BQ$7]&lt;=[.$H27])*[.$G27]" office:value-type="float" office:value="240">
            <text:p>240</text:p>
          </table:table-cell>
          <table:table-cell table:formula="of:=AND([.BR$7]&gt;=[.$C27];[.BR$7]&lt;=[.$H27])*[.$G27]" office:value-type="float" office:value="240">
            <text:p>240</text:p>
          </table:table-cell>
          <table:table-cell table:formula="of:=AND([.BS$7]&gt;=[.$C27];[.BS$7]&lt;=[.$H27])*[.$G27]" office:value-type="float" office:value="240">
            <text:p>240</text:p>
          </table:table-cell>
          <table:table-cell table:formula="of:=AND([.BT$7]&gt;=[.$C27];[.BT$7]&lt;=[.$H27])*[.$G27]" office:value-type="float" office:value="0">
            <text:p>0</text:p>
          </table:table-cell>
          <table:table-cell table:formula="of:=AND([.BU$7]&gt;=[.$C27];[.BU$7]&lt;=[.$H27])*[.$G27]" office:value-type="float" office:value="0">
            <text:p>0</text:p>
          </table:table-cell>
          <table:table-cell table:formula="of:=AND([.BV$7]&gt;=[.$C27];[.BV$7]&lt;=[.$H27])*[.$G27]" office:value-type="float" office:value="0">
            <text:p>0</text:p>
          </table:table-cell>
          <table:table-cell table:formula="of:=AND([.BW$7]&gt;=[.$C27];[.BW$7]&lt;=[.$H27])*[.$G27]" office:value-type="float" office:value="0">
            <text:p>0</text:p>
          </table:table-cell>
          <table:table-cell table:formula="of:=AND([.BX$7]&gt;=[.$C27];[.BX$7]&lt;=[.$H27])*[.$G27]" office:value-type="float" office:value="0">
            <text:p>0</text:p>
          </table:table-cell>
          <table:table-cell table:formula="of:=AND([.BY$7]&gt;=[.$C27];[.BY$7]&lt;=[.$H27])*[.$G27]" office:value-type="float" office:value="0">
            <text:p>0</text:p>
          </table:table-cell>
          <table:table-cell table:formula="of:=AND([.BZ$7]&gt;=[.$C27];[.BZ$7]&lt;=[.$H27])*[.$G27]" office:value-type="float" office:value="0">
            <text:p>0</text:p>
          </table:table-cell>
          <table:table-cell table:formula="of:=AND([.CA$7]&gt;=[.$C27];[.CA$7]&lt;=[.$H27])*[.$G27]" office:value-type="float" office:value="0">
            <text:p>0</text:p>
          </table:table-cell>
          <table:table-cell table:formula="of:=AND([.CB$7]&gt;=[.$C27];[.CB$7]&lt;=[.$H27])*[.$G27]" office:value-type="float" office:value="0">
            <text:p>0</text:p>
          </table:table-cell>
          <table:table-cell table:formula="of:=AND([.CC$7]&gt;=[.$C27];[.CC$7]&lt;=[.$H27])*[.$G27]" office:value-type="float" office:value="0">
            <text:p>0</text:p>
          </table:table-cell>
          <table:table-cell table:formula="of:=AND([.CD$7]&gt;=[.$C27];[.CD$7]&lt;=[.$H27])*[.$G27]" office:value-type="float" office:value="0">
            <text:p>0</text:p>
          </table:table-cell>
          <table:table-cell table:formula="of:=AND([.CE$7]&gt;=[.$C27];[.CE$7]&lt;=[.$H27])*[.$G27]" office:value-type="float" office:value="0">
            <text:p>0</text:p>
          </table:table-cell>
          <table:table-cell table:formula="of:=AND([.CF$7]&gt;=[.$C27];[.CF$7]&lt;=[.$H27])*[.$G27]" office:value-type="float" office:value="0">
            <text:p>0</text:p>
          </table:table-cell>
          <table:table-cell table:formula="of:=AND([.CG$7]&gt;=[.$C27];[.CG$7]&lt;=[.$H27])*[.$G27]" office:value-type="float" office:value="0">
            <text:p>0</text:p>
          </table:table-cell>
          <table:table-cell table:formula="of:=AND([.CH$7]&gt;=[.$C27];[.CH$7]&lt;=[.$H27])*[.$G27]" office:value-type="float" office:value="0">
            <text:p>0</text:p>
          </table:table-cell>
          <table:table-cell table:formula="of:=AND([.CI$7]&gt;=[.$C27];[.CI$7]&lt;=[.$H27])*[.$G27]" office:value-type="float" office:value="0">
            <text:p>0</text:p>
          </table:table-cell>
          <table:table-cell table:formula="of:=AND([.CJ$7]&gt;=[.$C27];[.CJ$7]&lt;=[.$H27])*[.$G27]" office:value-type="float" office:value="0">
            <text:p>0</text:p>
          </table:table-cell>
          <table:table-cell table:formula="of:=AND([.CK$7]&gt;=[.$C27];[.CK$7]&lt;=[.$H27])*[.$G27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York</text:p>
          </table:table-cell>
          <table:table-cell office:value-type="float" office:value="1820">
            <text:p>182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formula="of:=[.C28]+[.F28]-1" office:value-type="float" office:value="1849">
            <text:p>1849</text:p>
          </table:table-cell>
          <table:table-cell/>
          <table:table-cell table:formula="of:=AND([.J$7]&gt;=[.$C28];[.J$7]&lt;=[.$H28])*[.$G28]" office:value-type="float" office:value="0">
            <text:p>0</text:p>
          </table:table-cell>
          <table:table-cell table:formula="of:=AND([.K$7]&gt;=[.$C28];[.K$7]&lt;=[.$H28])*[.$G28]" office:value-type="float" office:value="0">
            <text:p>0</text:p>
          </table:table-cell>
          <table:table-cell table:formula="of:=AND([.L$7]&gt;=[.$C28];[.L$7]&lt;=[.$H28])*[.$G28]" office:value-type="float" office:value="0">
            <text:p>0</text:p>
          </table:table-cell>
          <table:table-cell table:formula="of:=AND([.M$7]&gt;=[.$C28];[.M$7]&lt;=[.$H28])*[.$G28]" office:value-type="float" office:value="0">
            <text:p>0</text:p>
          </table:table-cell>
          <table:table-cell table:formula="of:=AND([.N$7]&gt;=[.$C28];[.N$7]&lt;=[.$H28])*[.$G28]" office:value-type="float" office:value="0">
            <text:p>0</text:p>
          </table:table-cell>
          <table:table-cell table:formula="of:=AND([.O$7]&gt;=[.$C28];[.O$7]&lt;=[.$H28])*[.$G28]" office:value-type="float" office:value="0">
            <text:p>0</text:p>
          </table:table-cell>
          <table:table-cell table:formula="of:=AND([.P$7]&gt;=[.$C28];[.P$7]&lt;=[.$H28])*[.$G28]" office:value-type="float" office:value="0">
            <text:p>0</text:p>
          </table:table-cell>
          <table:table-cell table:formula="of:=AND([.Q$7]&gt;=[.$C28];[.Q$7]&lt;=[.$H28])*[.$G28]" office:value-type="float" office:value="0">
            <text:p>0</text:p>
          </table:table-cell>
          <table:table-cell table:formula="of:=AND([.R$7]&gt;=[.$C28];[.R$7]&lt;=[.$H28])*[.$G28]" office:value-type="float" office:value="0">
            <text:p>0</text:p>
          </table:table-cell>
          <table:table-cell table:formula="of:=AND([.S$7]&gt;=[.$C28];[.S$7]&lt;=[.$H28])*[.$G28]" office:value-type="float" office:value="0">
            <text:p>0</text:p>
          </table:table-cell>
          <table:table-cell table:formula="of:=AND([.T$7]&gt;=[.$C28];[.T$7]&lt;=[.$H28])*[.$G28]" office:value-type="float" office:value="0">
            <text:p>0</text:p>
          </table:table-cell>
          <table:table-cell table:formula="of:=AND([.U$7]&gt;=[.$C28];[.U$7]&lt;=[.$H28])*[.$G28]" office:value-type="float" office:value="0">
            <text:p>0</text:p>
          </table:table-cell>
          <table:table-cell table:formula="of:=AND([.V$7]&gt;=[.$C28];[.V$7]&lt;=[.$H28])*[.$G28]" office:value-type="float" office:value="0">
            <text:p>0</text:p>
          </table:table-cell>
          <table:table-cell table:formula="of:=AND([.W$7]&gt;=[.$C28];[.W$7]&lt;=[.$H28])*[.$G28]" office:value-type="float" office:value="0">
            <text:p>0</text:p>
          </table:table-cell>
          <table:table-cell table:formula="of:=AND([.X$7]&gt;=[.$C28];[.X$7]&lt;=[.$H28])*[.$G28]" office:value-type="float" office:value="0">
            <text:p>0</text:p>
          </table:table-cell>
          <table:table-cell table:formula="of:=AND([.Y$7]&gt;=[.$C28];[.Y$7]&lt;=[.$H28])*[.$G28]" office:value-type="float" office:value="0">
            <text:p>0</text:p>
          </table:table-cell>
          <table:table-cell table:formula="of:=AND([.Z$7]&gt;=[.$C28];[.Z$7]&lt;=[.$H28])*[.$G28]" office:value-type="float" office:value="0">
            <text:p>0</text:p>
          </table:table-cell>
          <table:table-cell table:formula="of:=AND([.AA$7]&gt;=[.$C28];[.AA$7]&lt;=[.$H28])*[.$G28]" office:value-type="float" office:value="0">
            <text:p>0</text:p>
          </table:table-cell>
          <table:table-cell table:formula="of:=AND([.AB$7]&gt;=[.$C28];[.AB$7]&lt;=[.$H28])*[.$G28]" office:value-type="float" office:value="0">
            <text:p>0</text:p>
          </table:table-cell>
          <table:table-cell table:formula="of:=AND([.AC$7]&gt;=[.$C28];[.AC$7]&lt;=[.$H28])*[.$G28]" office:value-type="float" office:value="0">
            <text:p>0</text:p>
          </table:table-cell>
          <table:table-cell table:formula="of:=AND([.AD$7]&gt;=[.$C28];[.AD$7]&lt;=[.$H28])*[.$G28]" office:value-type="float" office:value="0">
            <text:p>0</text:p>
          </table:table-cell>
          <table:table-cell table:formula="of:=AND([.AE$7]&gt;=[.$C28];[.AE$7]&lt;=[.$H28])*[.$G28]" office:value-type="float" office:value="0">
            <text:p>0</text:p>
          </table:table-cell>
          <table:table-cell table:formula="of:=AND([.AF$7]&gt;=[.$C28];[.AF$7]&lt;=[.$H28])*[.$G28]" office:value-type="float" office:value="0">
            <text:p>0</text:p>
          </table:table-cell>
          <table:table-cell table:formula="of:=AND([.AG$7]&gt;=[.$C28];[.AG$7]&lt;=[.$H28])*[.$G28]" office:value-type="float" office:value="0">
            <text:p>0</text:p>
          </table:table-cell>
          <table:table-cell table:formula="of:=AND([.AH$7]&gt;=[.$C28];[.AH$7]&lt;=[.$H28])*[.$G28]" office:value-type="float" office:value="0">
            <text:p>0</text:p>
          </table:table-cell>
          <table:table-cell table:formula="of:=AND([.AI$7]&gt;=[.$C28];[.AI$7]&lt;=[.$H28])*[.$G28]" office:value-type="float" office:value="0">
            <text:p>0</text:p>
          </table:table-cell>
          <table:table-cell table:formula="of:=AND([.AJ$7]&gt;=[.$C28];[.AJ$7]&lt;=[.$H28])*[.$G28]" office:value-type="float" office:value="0">
            <text:p>0</text:p>
          </table:table-cell>
          <table:table-cell table:formula="of:=AND([.AK$7]&gt;=[.$C28];[.AK$7]&lt;=[.$H28])*[.$G28]" office:value-type="float" office:value="0">
            <text:p>0</text:p>
          </table:table-cell>
          <table:table-cell table:formula="of:=AND([.AL$7]&gt;=[.$C28];[.AL$7]&lt;=[.$H28])*[.$G28]" office:value-type="float" office:value="0">
            <text:p>0</text:p>
          </table:table-cell>
          <table:table-cell table:formula="of:=AND([.AM$7]&gt;=[.$C28];[.AM$7]&lt;=[.$H28])*[.$G28]" office:value-type="float" office:value="0">
            <text:p>0</text:p>
          </table:table-cell>
          <table:table-cell table:formula="of:=AND([.AN$7]&gt;=[.$C28];[.AN$7]&lt;=[.$H28])*[.$G28]" office:value-type="float" office:value="0">
            <text:p>0</text:p>
          </table:table-cell>
          <table:table-cell table:formula="of:=AND([.AO$7]&gt;=[.$C28];[.AO$7]&lt;=[.$H28])*[.$G28]" office:value-type="float" office:value="0">
            <text:p>0</text:p>
          </table:table-cell>
          <table:table-cell table:formula="of:=AND([.AP$7]&gt;=[.$C28];[.AP$7]&lt;=[.$H28])*[.$G28]" office:value-type="float" office:value="0">
            <text:p>0</text:p>
          </table:table-cell>
          <table:table-cell table:formula="of:=AND([.AQ$7]&gt;=[.$C28];[.AQ$7]&lt;=[.$H28])*[.$G28]" office:value-type="float" office:value="0">
            <text:p>0</text:p>
          </table:table-cell>
          <table:table-cell table:formula="of:=AND([.AR$7]&gt;=[.$C28];[.AR$7]&lt;=[.$H28])*[.$G28]" office:value-type="float" office:value="0">
            <text:p>0</text:p>
          </table:table-cell>
          <table:table-cell table:formula="of:=AND([.AS$7]&gt;=[.$C28];[.AS$7]&lt;=[.$H28])*[.$G28]" office:value-type="float" office:value="0">
            <text:p>0</text:p>
          </table:table-cell>
          <table:table-cell table:formula="of:=AND([.AT$7]&gt;=[.$C28];[.AT$7]&lt;=[.$H28])*[.$G28]" office:value-type="float" office:value="0">
            <text:p>0</text:p>
          </table:table-cell>
          <table:table-cell table:formula="of:=AND([.AU$7]&gt;=[.$C28];[.AU$7]&lt;=[.$H28])*[.$G28]" office:value-type="float" office:value="0">
            <text:p>0</text:p>
          </table:table-cell>
          <table:table-cell table:formula="of:=AND([.AV$7]&gt;=[.$C28];[.AV$7]&lt;=[.$H28])*[.$G28]" office:value-type="float" office:value="0">
            <text:p>0</text:p>
          </table:table-cell>
          <table:table-cell table:formula="of:=AND([.AW$7]&gt;=[.$C28];[.AW$7]&lt;=[.$H28])*[.$G28]" office:value-type="float" office:value="0">
            <text:p>0</text:p>
          </table:table-cell>
          <table:table-cell table:formula="of:=AND([.AX$7]&gt;=[.$C28];[.AX$7]&lt;=[.$H28])*[.$G28]" office:value-type="float" office:value="0">
            <text:p>0</text:p>
          </table:table-cell>
          <table:table-cell table:formula="of:=AND([.AY$7]&gt;=[.$C28];[.AY$7]&lt;=[.$H28])*[.$G28]" office:value-type="float" office:value="0">
            <text:p>0</text:p>
          </table:table-cell>
          <table:table-cell table:formula="of:=AND([.AZ$7]&gt;=[.$C28];[.AZ$7]&lt;=[.$H28])*[.$G28]" office:value-type="float" office:value="0">
            <text:p>0</text:p>
          </table:table-cell>
          <table:table-cell table:formula="of:=AND([.BA$7]&gt;=[.$C28];[.BA$7]&lt;=[.$H28])*[.$G28]" office:value-type="float" office:value="500">
            <text:p>500</text:p>
          </table:table-cell>
          <table:table-cell table:formula="of:=AND([.BB$7]&gt;=[.$C28];[.BB$7]&lt;=[.$H28])*[.$G28]" office:value-type="float" office:value="500">
            <text:p>500</text:p>
          </table:table-cell>
          <table:table-cell table:formula="of:=AND([.BC$7]&gt;=[.$C28];[.BC$7]&lt;=[.$H28])*[.$G28]" office:value-type="float" office:value="500">
            <text:p>500</text:p>
          </table:table-cell>
          <table:table-cell table:formula="of:=AND([.BD$7]&gt;=[.$C28];[.BD$7]&lt;=[.$H28])*[.$G28]" office:value-type="float" office:value="500">
            <text:p>500</text:p>
          </table:table-cell>
          <table:table-cell table:formula="of:=AND([.BE$7]&gt;=[.$C28];[.BE$7]&lt;=[.$H28])*[.$G28]" office:value-type="float" office:value="500">
            <text:p>500</text:p>
          </table:table-cell>
          <table:table-cell table:formula="of:=AND([.BF$7]&gt;=[.$C28];[.BF$7]&lt;=[.$H28])*[.$G28]" office:value-type="float" office:value="500">
            <text:p>500</text:p>
          </table:table-cell>
          <table:table-cell table:formula="of:=AND([.BG$7]&gt;=[.$C28];[.BG$7]&lt;=[.$H28])*[.$G28]" office:value-type="float" office:value="500">
            <text:p>500</text:p>
          </table:table-cell>
          <table:table-cell table:formula="of:=AND([.BH$7]&gt;=[.$C28];[.BH$7]&lt;=[.$H28])*[.$G28]" office:value-type="float" office:value="500">
            <text:p>500</text:p>
          </table:table-cell>
          <table:table-cell table:formula="of:=AND([.BI$7]&gt;=[.$C28];[.BI$7]&lt;=[.$H28])*[.$G28]" office:value-type="float" office:value="500">
            <text:p>500</text:p>
          </table:table-cell>
          <table:table-cell table:formula="of:=AND([.BJ$7]&gt;=[.$C28];[.BJ$7]&lt;=[.$H28])*[.$G28]" office:value-type="float" office:value="500">
            <text:p>500</text:p>
          </table:table-cell>
          <table:table-cell table:formula="of:=AND([.BK$7]&gt;=[.$C28];[.BK$7]&lt;=[.$H28])*[.$G28]" office:value-type="float" office:value="500">
            <text:p>500</text:p>
          </table:table-cell>
          <table:table-cell table:formula="of:=AND([.BL$7]&gt;=[.$C28];[.BL$7]&lt;=[.$H28])*[.$G28]" office:value-type="float" office:value="500">
            <text:p>500</text:p>
          </table:table-cell>
          <table:table-cell table:formula="of:=AND([.BM$7]&gt;=[.$C28];[.BM$7]&lt;=[.$H28])*[.$G28]" office:value-type="float" office:value="500">
            <text:p>500</text:p>
          </table:table-cell>
          <table:table-cell table:formula="of:=AND([.BN$7]&gt;=[.$C28];[.BN$7]&lt;=[.$H28])*[.$G28]" office:value-type="float" office:value="500">
            <text:p>500</text:p>
          </table:table-cell>
          <table:table-cell table:formula="of:=AND([.BO$7]&gt;=[.$C28];[.BO$7]&lt;=[.$H28])*[.$G28]" office:value-type="float" office:value="500">
            <text:p>500</text:p>
          </table:table-cell>
          <table:table-cell table:formula="of:=AND([.BP$7]&gt;=[.$C28];[.BP$7]&lt;=[.$H28])*[.$G28]" office:value-type="float" office:value="500">
            <text:p>500</text:p>
          </table:table-cell>
          <table:table-cell table:formula="of:=AND([.BQ$7]&gt;=[.$C28];[.BQ$7]&lt;=[.$H28])*[.$G28]" office:value-type="float" office:value="500">
            <text:p>500</text:p>
          </table:table-cell>
          <table:table-cell table:formula="of:=AND([.BR$7]&gt;=[.$C28];[.BR$7]&lt;=[.$H28])*[.$G28]" office:value-type="float" office:value="500">
            <text:p>500</text:p>
          </table:table-cell>
          <table:table-cell table:formula="of:=AND([.BS$7]&gt;=[.$C28];[.BS$7]&lt;=[.$H28])*[.$G28]" office:value-type="float" office:value="500">
            <text:p>500</text:p>
          </table:table-cell>
          <table:table-cell table:formula="of:=AND([.BT$7]&gt;=[.$C28];[.BT$7]&lt;=[.$H28])*[.$G28]" office:value-type="float" office:value="500">
            <text:p>500</text:p>
          </table:table-cell>
          <table:table-cell table:formula="of:=AND([.BU$7]&gt;=[.$C28];[.BU$7]&lt;=[.$H28])*[.$G28]" office:value-type="float" office:value="500">
            <text:p>500</text:p>
          </table:table-cell>
          <table:table-cell table:formula="of:=AND([.BV$7]&gt;=[.$C28];[.BV$7]&lt;=[.$H28])*[.$G28]" office:value-type="float" office:value="500">
            <text:p>500</text:p>
          </table:table-cell>
          <table:table-cell table:formula="of:=AND([.BW$7]&gt;=[.$C28];[.BW$7]&lt;=[.$H28])*[.$G28]" office:value-type="float" office:value="500">
            <text:p>500</text:p>
          </table:table-cell>
          <table:table-cell table:formula="of:=AND([.BX$7]&gt;=[.$C28];[.BX$7]&lt;=[.$H28])*[.$G28]" office:value-type="float" office:value="500">
            <text:p>500</text:p>
          </table:table-cell>
          <table:table-cell table:formula="of:=AND([.BY$7]&gt;=[.$C28];[.BY$7]&lt;=[.$H28])*[.$G28]" office:value-type="float" office:value="500">
            <text:p>500</text:p>
          </table:table-cell>
          <table:table-cell table:formula="of:=AND([.BZ$7]&gt;=[.$C28];[.BZ$7]&lt;=[.$H28])*[.$G28]" office:value-type="float" office:value="500">
            <text:p>500</text:p>
          </table:table-cell>
          <table:table-cell table:formula="of:=AND([.CA$7]&gt;=[.$C28];[.CA$7]&lt;=[.$H28])*[.$G28]" office:value-type="float" office:value="500">
            <text:p>500</text:p>
          </table:table-cell>
          <table:table-cell table:formula="of:=AND([.CB$7]&gt;=[.$C28];[.CB$7]&lt;=[.$H28])*[.$G28]" office:value-type="float" office:value="500">
            <text:p>500</text:p>
          </table:table-cell>
          <table:table-cell table:formula="of:=AND([.CC$7]&gt;=[.$C28];[.CC$7]&lt;=[.$H28])*[.$G28]" office:value-type="float" office:value="500">
            <text:p>500</text:p>
          </table:table-cell>
          <table:table-cell table:formula="of:=AND([.CD$7]&gt;=[.$C28];[.CD$7]&lt;=[.$H28])*[.$G28]" office:value-type="float" office:value="500">
            <text:p>500</text:p>
          </table:table-cell>
          <table:table-cell table:formula="of:=AND([.CE$7]&gt;=[.$C28];[.CE$7]&lt;=[.$H28])*[.$G28]" office:value-type="float" office:value="0">
            <text:p>0</text:p>
          </table:table-cell>
          <table:table-cell table:formula="of:=AND([.CF$7]&gt;=[.$C28];[.CF$7]&lt;=[.$H28])*[.$G28]" office:value-type="float" office:value="0">
            <text:p>0</text:p>
          </table:table-cell>
          <table:table-cell table:formula="of:=AND([.CG$7]&gt;=[.$C28];[.CG$7]&lt;=[.$H28])*[.$G28]" office:value-type="float" office:value="0">
            <text:p>0</text:p>
          </table:table-cell>
          <table:table-cell table:formula="of:=AND([.CH$7]&gt;=[.$C28];[.CH$7]&lt;=[.$H28])*[.$G28]" office:value-type="float" office:value="0">
            <text:p>0</text:p>
          </table:table-cell>
          <table:table-cell table:formula="of:=AND([.CI$7]&gt;=[.$C28];[.CI$7]&lt;=[.$H28])*[.$G28]" office:value-type="float" office:value="0">
            <text:p>0</text:p>
          </table:table-cell>
          <table:table-cell table:formula="of:=AND([.CJ$7]&gt;=[.$C28];[.CJ$7]&lt;=[.$H28])*[.$G28]" office:value-type="float" office:value="0">
            <text:p>0</text:p>
          </table:table-cell>
          <table:table-cell table:formula="of:=AND([.CK$7]&gt;=[.$C28];[.CK$7]&lt;=[.$H28])*[.$G28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olphin</text:p>
          </table:table-cell>
          <table:table-cell office:value-type="float" office:value="1824">
            <text:p>1824</text:p>
          </table:table-cell>
          <table:table-cell office:value-type="float" office:value="8">
            <text:p>8</text:p>
          </table:table-cell>
          <table:table-cell office:value-type="float" office:value="650">
            <text:p>650</text:p>
          </table:table-cell>
          <table:table-cell office:value-type="float" office:value="8">
            <text:p>8</text:p>
          </table:table-cell>
          <table:table-cell office:value-type="float" office:value="650">
            <text:p>650</text:p>
          </table:table-cell>
          <table:table-cell table:formula="of:=[.C29]+[.F29]-1" office:value-type="float" office:value="1831">
            <text:p>1831</text:p>
          </table:table-cell>
          <table:table-cell/>
          <table:table-cell table:formula="of:=AND([.J$7]&gt;=[.$C29];[.J$7]&lt;=[.$H29])*[.$G29]" office:value-type="float" office:value="0">
            <text:p>0</text:p>
          </table:table-cell>
          <table:table-cell table:formula="of:=AND([.K$7]&gt;=[.$C29];[.K$7]&lt;=[.$H29])*[.$G29]" office:value-type="float" office:value="0">
            <text:p>0</text:p>
          </table:table-cell>
          <table:table-cell table:formula="of:=AND([.L$7]&gt;=[.$C29];[.L$7]&lt;=[.$H29])*[.$G29]" office:value-type="float" office:value="0">
            <text:p>0</text:p>
          </table:table-cell>
          <table:table-cell table:formula="of:=AND([.M$7]&gt;=[.$C29];[.M$7]&lt;=[.$H29])*[.$G29]" office:value-type="float" office:value="0">
            <text:p>0</text:p>
          </table:table-cell>
          <table:table-cell table:formula="of:=AND([.N$7]&gt;=[.$C29];[.N$7]&lt;=[.$H29])*[.$G29]" office:value-type="float" office:value="0">
            <text:p>0</text:p>
          </table:table-cell>
          <table:table-cell table:formula="of:=AND([.O$7]&gt;=[.$C29];[.O$7]&lt;=[.$H29])*[.$G29]" office:value-type="float" office:value="0">
            <text:p>0</text:p>
          </table:table-cell>
          <table:table-cell table:formula="of:=AND([.P$7]&gt;=[.$C29];[.P$7]&lt;=[.$H29])*[.$G29]" office:value-type="float" office:value="0">
            <text:p>0</text:p>
          </table:table-cell>
          <table:table-cell table:formula="of:=AND([.Q$7]&gt;=[.$C29];[.Q$7]&lt;=[.$H29])*[.$G29]" office:value-type="float" office:value="0">
            <text:p>0</text:p>
          </table:table-cell>
          <table:table-cell table:formula="of:=AND([.R$7]&gt;=[.$C29];[.R$7]&lt;=[.$H29])*[.$G29]" office:value-type="float" office:value="0">
            <text:p>0</text:p>
          </table:table-cell>
          <table:table-cell table:formula="of:=AND([.S$7]&gt;=[.$C29];[.S$7]&lt;=[.$H29])*[.$G29]" office:value-type="float" office:value="0">
            <text:p>0</text:p>
          </table:table-cell>
          <table:table-cell table:formula="of:=AND([.T$7]&gt;=[.$C29];[.T$7]&lt;=[.$H29])*[.$G29]" office:value-type="float" office:value="0">
            <text:p>0</text:p>
          </table:table-cell>
          <table:table-cell table:formula="of:=AND([.U$7]&gt;=[.$C29];[.U$7]&lt;=[.$H29])*[.$G29]" office:value-type="float" office:value="0">
            <text:p>0</text:p>
          </table:table-cell>
          <table:table-cell table:formula="of:=AND([.V$7]&gt;=[.$C29];[.V$7]&lt;=[.$H29])*[.$G29]" office:value-type="float" office:value="0">
            <text:p>0</text:p>
          </table:table-cell>
          <table:table-cell table:formula="of:=AND([.W$7]&gt;=[.$C29];[.W$7]&lt;=[.$H29])*[.$G29]" office:value-type="float" office:value="0">
            <text:p>0</text:p>
          </table:table-cell>
          <table:table-cell table:formula="of:=AND([.X$7]&gt;=[.$C29];[.X$7]&lt;=[.$H29])*[.$G29]" office:value-type="float" office:value="0">
            <text:p>0</text:p>
          </table:table-cell>
          <table:table-cell table:formula="of:=AND([.Y$7]&gt;=[.$C29];[.Y$7]&lt;=[.$H29])*[.$G29]" office:value-type="float" office:value="0">
            <text:p>0</text:p>
          </table:table-cell>
          <table:table-cell table:formula="of:=AND([.Z$7]&gt;=[.$C29];[.Z$7]&lt;=[.$H29])*[.$G29]" office:value-type="float" office:value="0">
            <text:p>0</text:p>
          </table:table-cell>
          <table:table-cell table:formula="of:=AND([.AA$7]&gt;=[.$C29];[.AA$7]&lt;=[.$H29])*[.$G29]" office:value-type="float" office:value="0">
            <text:p>0</text:p>
          </table:table-cell>
          <table:table-cell table:formula="of:=AND([.AB$7]&gt;=[.$C29];[.AB$7]&lt;=[.$H29])*[.$G29]" office:value-type="float" office:value="0">
            <text:p>0</text:p>
          </table:table-cell>
          <table:table-cell table:formula="of:=AND([.AC$7]&gt;=[.$C29];[.AC$7]&lt;=[.$H29])*[.$G29]" office:value-type="float" office:value="0">
            <text:p>0</text:p>
          </table:table-cell>
          <table:table-cell table:formula="of:=AND([.AD$7]&gt;=[.$C29];[.AD$7]&lt;=[.$H29])*[.$G29]" office:value-type="float" office:value="0">
            <text:p>0</text:p>
          </table:table-cell>
          <table:table-cell table:formula="of:=AND([.AE$7]&gt;=[.$C29];[.AE$7]&lt;=[.$H29])*[.$G29]" office:value-type="float" office:value="0">
            <text:p>0</text:p>
          </table:table-cell>
          <table:table-cell table:formula="of:=AND([.AF$7]&gt;=[.$C29];[.AF$7]&lt;=[.$H29])*[.$G29]" office:value-type="float" office:value="0">
            <text:p>0</text:p>
          </table:table-cell>
          <table:table-cell table:formula="of:=AND([.AG$7]&gt;=[.$C29];[.AG$7]&lt;=[.$H29])*[.$G29]" office:value-type="float" office:value="0">
            <text:p>0</text:p>
          </table:table-cell>
          <table:table-cell table:formula="of:=AND([.AH$7]&gt;=[.$C29];[.AH$7]&lt;=[.$H29])*[.$G29]" office:value-type="float" office:value="0">
            <text:p>0</text:p>
          </table:table-cell>
          <table:table-cell table:formula="of:=AND([.AI$7]&gt;=[.$C29];[.AI$7]&lt;=[.$H29])*[.$G29]" office:value-type="float" office:value="0">
            <text:p>0</text:p>
          </table:table-cell>
          <table:table-cell table:formula="of:=AND([.AJ$7]&gt;=[.$C29];[.AJ$7]&lt;=[.$H29])*[.$G29]" office:value-type="float" office:value="0">
            <text:p>0</text:p>
          </table:table-cell>
          <table:table-cell table:formula="of:=AND([.AK$7]&gt;=[.$C29];[.AK$7]&lt;=[.$H29])*[.$G29]" office:value-type="float" office:value="0">
            <text:p>0</text:p>
          </table:table-cell>
          <table:table-cell table:formula="of:=AND([.AL$7]&gt;=[.$C29];[.AL$7]&lt;=[.$H29])*[.$G29]" office:value-type="float" office:value="0">
            <text:p>0</text:p>
          </table:table-cell>
          <table:table-cell table:formula="of:=AND([.AM$7]&gt;=[.$C29];[.AM$7]&lt;=[.$H29])*[.$G29]" office:value-type="float" office:value="0">
            <text:p>0</text:p>
          </table:table-cell>
          <table:table-cell table:formula="of:=AND([.AN$7]&gt;=[.$C29];[.AN$7]&lt;=[.$H29])*[.$G29]" office:value-type="float" office:value="0">
            <text:p>0</text:p>
          </table:table-cell>
          <table:table-cell table:formula="of:=AND([.AO$7]&gt;=[.$C29];[.AO$7]&lt;=[.$H29])*[.$G29]" office:value-type="float" office:value="0">
            <text:p>0</text:p>
          </table:table-cell>
          <table:table-cell table:formula="of:=AND([.AP$7]&gt;=[.$C29];[.AP$7]&lt;=[.$H29])*[.$G29]" office:value-type="float" office:value="0">
            <text:p>0</text:p>
          </table:table-cell>
          <table:table-cell table:formula="of:=AND([.AQ$7]&gt;=[.$C29];[.AQ$7]&lt;=[.$H29])*[.$G29]" office:value-type="float" office:value="0">
            <text:p>0</text:p>
          </table:table-cell>
          <table:table-cell table:formula="of:=AND([.AR$7]&gt;=[.$C29];[.AR$7]&lt;=[.$H29])*[.$G29]" office:value-type="float" office:value="0">
            <text:p>0</text:p>
          </table:table-cell>
          <table:table-cell table:formula="of:=AND([.AS$7]&gt;=[.$C29];[.AS$7]&lt;=[.$H29])*[.$G29]" office:value-type="float" office:value="0">
            <text:p>0</text:p>
          </table:table-cell>
          <table:table-cell table:formula="of:=AND([.AT$7]&gt;=[.$C29];[.AT$7]&lt;=[.$H29])*[.$G29]" office:value-type="float" office:value="0">
            <text:p>0</text:p>
          </table:table-cell>
          <table:table-cell table:formula="of:=AND([.AU$7]&gt;=[.$C29];[.AU$7]&lt;=[.$H29])*[.$G29]" office:value-type="float" office:value="0">
            <text:p>0</text:p>
          </table:table-cell>
          <table:table-cell table:formula="of:=AND([.AV$7]&gt;=[.$C29];[.AV$7]&lt;=[.$H29])*[.$G29]" office:value-type="float" office:value="0">
            <text:p>0</text:p>
          </table:table-cell>
          <table:table-cell table:formula="of:=AND([.AW$7]&gt;=[.$C29];[.AW$7]&lt;=[.$H29])*[.$G29]" office:value-type="float" office:value="0">
            <text:p>0</text:p>
          </table:table-cell>
          <table:table-cell table:formula="of:=AND([.AX$7]&gt;=[.$C29];[.AX$7]&lt;=[.$H29])*[.$G29]" office:value-type="float" office:value="0">
            <text:p>0</text:p>
          </table:table-cell>
          <table:table-cell table:formula="of:=AND([.AY$7]&gt;=[.$C29];[.AY$7]&lt;=[.$H29])*[.$G29]" office:value-type="float" office:value="0">
            <text:p>0</text:p>
          </table:table-cell>
          <table:table-cell table:formula="of:=AND([.AZ$7]&gt;=[.$C29];[.AZ$7]&lt;=[.$H29])*[.$G29]" office:value-type="float" office:value="0">
            <text:p>0</text:p>
          </table:table-cell>
          <table:table-cell table:formula="of:=AND([.BA$7]&gt;=[.$C29];[.BA$7]&lt;=[.$H29])*[.$G29]" office:value-type="float" office:value="0">
            <text:p>0</text:p>
          </table:table-cell>
          <table:table-cell table:formula="of:=AND([.BB$7]&gt;=[.$C29];[.BB$7]&lt;=[.$H29])*[.$G29]" office:value-type="float" office:value="0">
            <text:p>0</text:p>
          </table:table-cell>
          <table:table-cell table:formula="of:=AND([.BC$7]&gt;=[.$C29];[.BC$7]&lt;=[.$H29])*[.$G29]" office:value-type="float" office:value="0">
            <text:p>0</text:p>
          </table:table-cell>
          <table:table-cell table:formula="of:=AND([.BD$7]&gt;=[.$C29];[.BD$7]&lt;=[.$H29])*[.$G29]" office:value-type="float" office:value="0">
            <text:p>0</text:p>
          </table:table-cell>
          <table:table-cell table:formula="of:=AND([.BE$7]&gt;=[.$C29];[.BE$7]&lt;=[.$H29])*[.$G29]" office:value-type="float" office:value="650">
            <text:p>650</text:p>
          </table:table-cell>
          <table:table-cell table:formula="of:=AND([.BF$7]&gt;=[.$C29];[.BF$7]&lt;=[.$H29])*[.$G29]" office:value-type="float" office:value="650">
            <text:p>650</text:p>
          </table:table-cell>
          <table:table-cell table:formula="of:=AND([.BG$7]&gt;=[.$C29];[.BG$7]&lt;=[.$H29])*[.$G29]" office:value-type="float" office:value="650">
            <text:p>650</text:p>
          </table:table-cell>
          <table:table-cell table:formula="of:=AND([.BH$7]&gt;=[.$C29];[.BH$7]&lt;=[.$H29])*[.$G29]" office:value-type="float" office:value="650">
            <text:p>650</text:p>
          </table:table-cell>
          <table:table-cell table:formula="of:=AND([.BI$7]&gt;=[.$C29];[.BI$7]&lt;=[.$H29])*[.$G29]" office:value-type="float" office:value="650">
            <text:p>650</text:p>
          </table:table-cell>
          <table:table-cell table:formula="of:=AND([.BJ$7]&gt;=[.$C29];[.BJ$7]&lt;=[.$H29])*[.$G29]" office:value-type="float" office:value="650">
            <text:p>650</text:p>
          </table:table-cell>
          <table:table-cell table:formula="of:=AND([.BK$7]&gt;=[.$C29];[.BK$7]&lt;=[.$H29])*[.$G29]" office:value-type="float" office:value="650">
            <text:p>650</text:p>
          </table:table-cell>
          <table:table-cell table:formula="of:=AND([.BL$7]&gt;=[.$C29];[.BL$7]&lt;=[.$H29])*[.$G29]" office:value-type="float" office:value="650">
            <text:p>650</text:p>
          </table:table-cell>
          <table:table-cell table:formula="of:=AND([.BM$7]&gt;=[.$C29];[.BM$7]&lt;=[.$H29])*[.$G29]" office:value-type="float" office:value="0">
            <text:p>0</text:p>
          </table:table-cell>
          <table:table-cell table:formula="of:=AND([.BN$7]&gt;=[.$C29];[.BN$7]&lt;=[.$H29])*[.$G29]" office:value-type="float" office:value="0">
            <text:p>0</text:p>
          </table:table-cell>
          <table:table-cell table:formula="of:=AND([.BO$7]&gt;=[.$C29];[.BO$7]&lt;=[.$H29])*[.$G29]" office:value-type="float" office:value="0">
            <text:p>0</text:p>
          </table:table-cell>
          <table:table-cell table:formula="of:=AND([.BP$7]&gt;=[.$C29];[.BP$7]&lt;=[.$H29])*[.$G29]" office:value-type="float" office:value="0">
            <text:p>0</text:p>
          </table:table-cell>
          <table:table-cell table:formula="of:=AND([.BQ$7]&gt;=[.$C29];[.BQ$7]&lt;=[.$H29])*[.$G29]" office:value-type="float" office:value="0">
            <text:p>0</text:p>
          </table:table-cell>
          <table:table-cell table:formula="of:=AND([.BR$7]&gt;=[.$C29];[.BR$7]&lt;=[.$H29])*[.$G29]" office:value-type="float" office:value="0">
            <text:p>0</text:p>
          </table:table-cell>
          <table:table-cell table:formula="of:=AND([.BS$7]&gt;=[.$C29];[.BS$7]&lt;=[.$H29])*[.$G29]" office:value-type="float" office:value="0">
            <text:p>0</text:p>
          </table:table-cell>
          <table:table-cell table:formula="of:=AND([.BT$7]&gt;=[.$C29];[.BT$7]&lt;=[.$H29])*[.$G29]" office:value-type="float" office:value="0">
            <text:p>0</text:p>
          </table:table-cell>
          <table:table-cell table:formula="of:=AND([.BU$7]&gt;=[.$C29];[.BU$7]&lt;=[.$H29])*[.$G29]" office:value-type="float" office:value="0">
            <text:p>0</text:p>
          </table:table-cell>
          <table:table-cell table:formula="of:=AND([.BV$7]&gt;=[.$C29];[.BV$7]&lt;=[.$H29])*[.$G29]" office:value-type="float" office:value="0">
            <text:p>0</text:p>
          </table:table-cell>
          <table:table-cell table:formula="of:=AND([.BW$7]&gt;=[.$C29];[.BW$7]&lt;=[.$H29])*[.$G29]" office:value-type="float" office:value="0">
            <text:p>0</text:p>
          </table:table-cell>
          <table:table-cell table:formula="of:=AND([.BX$7]&gt;=[.$C29];[.BX$7]&lt;=[.$H29])*[.$G29]" office:value-type="float" office:value="0">
            <text:p>0</text:p>
          </table:table-cell>
          <table:table-cell table:formula="of:=AND([.BY$7]&gt;=[.$C29];[.BY$7]&lt;=[.$H29])*[.$G29]" office:value-type="float" office:value="0">
            <text:p>0</text:p>
          </table:table-cell>
          <table:table-cell table:formula="of:=AND([.BZ$7]&gt;=[.$C29];[.BZ$7]&lt;=[.$H29])*[.$G29]" office:value-type="float" office:value="0">
            <text:p>0</text:p>
          </table:table-cell>
          <table:table-cell table:formula="of:=AND([.CA$7]&gt;=[.$C29];[.CA$7]&lt;=[.$H29])*[.$G29]" office:value-type="float" office:value="0">
            <text:p>0</text:p>
          </table:table-cell>
          <table:table-cell table:formula="of:=AND([.CB$7]&gt;=[.$C29];[.CB$7]&lt;=[.$H29])*[.$G29]" office:value-type="float" office:value="0">
            <text:p>0</text:p>
          </table:table-cell>
          <table:table-cell table:formula="of:=AND([.CC$7]&gt;=[.$C29];[.CC$7]&lt;=[.$H29])*[.$G29]" office:value-type="float" office:value="0">
            <text:p>0</text:p>
          </table:table-cell>
          <table:table-cell table:formula="of:=AND([.CD$7]&gt;=[.$C29];[.CD$7]&lt;=[.$H29])*[.$G29]" office:value-type="float" office:value="0">
            <text:p>0</text:p>
          </table:table-cell>
          <table:table-cell table:formula="of:=AND([.CE$7]&gt;=[.$C29];[.CE$7]&lt;=[.$H29])*[.$G29]" office:value-type="float" office:value="0">
            <text:p>0</text:p>
          </table:table-cell>
          <table:table-cell table:formula="of:=AND([.CF$7]&gt;=[.$C29];[.CF$7]&lt;=[.$H29])*[.$G29]" office:value-type="float" office:value="0">
            <text:p>0</text:p>
          </table:table-cell>
          <table:table-cell table:formula="of:=AND([.CG$7]&gt;=[.$C29];[.CG$7]&lt;=[.$H29])*[.$G29]" office:value-type="float" office:value="0">
            <text:p>0</text:p>
          </table:table-cell>
          <table:table-cell table:formula="of:=AND([.CH$7]&gt;=[.$C29];[.CH$7]&lt;=[.$H29])*[.$G29]" office:value-type="float" office:value="0">
            <text:p>0</text:p>
          </table:table-cell>
          <table:table-cell table:formula="of:=AND([.CI$7]&gt;=[.$C29];[.CI$7]&lt;=[.$H29])*[.$G29]" office:value-type="float" office:value="0">
            <text:p>0</text:p>
          </table:table-cell>
          <table:table-cell table:formula="of:=AND([.CJ$7]&gt;=[.$C29];[.CJ$7]&lt;=[.$H29])*[.$G29]" office:value-type="float" office:value="0">
            <text:p>0</text:p>
          </table:table-cell>
          <table:table-cell table:formula="of:=AND([.CK$7]&gt;=[.$C29];[.CK$7]&lt;=[.$H29])*[.$G29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iscovery</text:p>
          </table:table-cell>
          <table:table-cell office:value-type="float" office:value="1824">
            <text:p>182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formula="of:=[.C30]+[.F30]-1" office:value-type="float" office:value="1829">
            <text:p>1829</text:p>
          </table:table-cell>
          <table:table-cell/>
          <table:table-cell table:formula="of:=AND([.J$7]&gt;=[.$C30];[.J$7]&lt;=[.$H30])*[.$G30]" office:value-type="float" office:value="0">
            <text:p>0</text:p>
          </table:table-cell>
          <table:table-cell table:formula="of:=AND([.K$7]&gt;=[.$C30];[.K$7]&lt;=[.$H30])*[.$G30]" office:value-type="float" office:value="0">
            <text:p>0</text:p>
          </table:table-cell>
          <table:table-cell table:formula="of:=AND([.L$7]&gt;=[.$C30];[.L$7]&lt;=[.$H30])*[.$G30]" office:value-type="float" office:value="0">
            <text:p>0</text:p>
          </table:table-cell>
          <table:table-cell table:formula="of:=AND([.M$7]&gt;=[.$C30];[.M$7]&lt;=[.$H30])*[.$G30]" office:value-type="float" office:value="0">
            <text:p>0</text:p>
          </table:table-cell>
          <table:table-cell table:formula="of:=AND([.N$7]&gt;=[.$C30];[.N$7]&lt;=[.$H30])*[.$G30]" office:value-type="float" office:value="0">
            <text:p>0</text:p>
          </table:table-cell>
          <table:table-cell table:formula="of:=AND([.O$7]&gt;=[.$C30];[.O$7]&lt;=[.$H30])*[.$G30]" office:value-type="float" office:value="0">
            <text:p>0</text:p>
          </table:table-cell>
          <table:table-cell table:formula="of:=AND([.P$7]&gt;=[.$C30];[.P$7]&lt;=[.$H30])*[.$G30]" office:value-type="float" office:value="0">
            <text:p>0</text:p>
          </table:table-cell>
          <table:table-cell table:formula="of:=AND([.Q$7]&gt;=[.$C30];[.Q$7]&lt;=[.$H30])*[.$G30]" office:value-type="float" office:value="0">
            <text:p>0</text:p>
          </table:table-cell>
          <table:table-cell table:formula="of:=AND([.R$7]&gt;=[.$C30];[.R$7]&lt;=[.$H30])*[.$G30]" office:value-type="float" office:value="0">
            <text:p>0</text:p>
          </table:table-cell>
          <table:table-cell table:formula="of:=AND([.S$7]&gt;=[.$C30];[.S$7]&lt;=[.$H30])*[.$G30]" office:value-type="float" office:value="0">
            <text:p>0</text:p>
          </table:table-cell>
          <table:table-cell table:formula="of:=AND([.T$7]&gt;=[.$C30];[.T$7]&lt;=[.$H30])*[.$G30]" office:value-type="float" office:value="0">
            <text:p>0</text:p>
          </table:table-cell>
          <table:table-cell table:formula="of:=AND([.U$7]&gt;=[.$C30];[.U$7]&lt;=[.$H30])*[.$G30]" office:value-type="float" office:value="0">
            <text:p>0</text:p>
          </table:table-cell>
          <table:table-cell table:formula="of:=AND([.V$7]&gt;=[.$C30];[.V$7]&lt;=[.$H30])*[.$G30]" office:value-type="float" office:value="0">
            <text:p>0</text:p>
          </table:table-cell>
          <table:table-cell table:formula="of:=AND([.W$7]&gt;=[.$C30];[.W$7]&lt;=[.$H30])*[.$G30]" office:value-type="float" office:value="0">
            <text:p>0</text:p>
          </table:table-cell>
          <table:table-cell table:formula="of:=AND([.X$7]&gt;=[.$C30];[.X$7]&lt;=[.$H30])*[.$G30]" office:value-type="float" office:value="0">
            <text:p>0</text:p>
          </table:table-cell>
          <table:table-cell table:formula="of:=AND([.Y$7]&gt;=[.$C30];[.Y$7]&lt;=[.$H30])*[.$G30]" office:value-type="float" office:value="0">
            <text:p>0</text:p>
          </table:table-cell>
          <table:table-cell table:formula="of:=AND([.Z$7]&gt;=[.$C30];[.Z$7]&lt;=[.$H30])*[.$G30]" office:value-type="float" office:value="0">
            <text:p>0</text:p>
          </table:table-cell>
          <table:table-cell table:formula="of:=AND([.AA$7]&gt;=[.$C30];[.AA$7]&lt;=[.$H30])*[.$G30]" office:value-type="float" office:value="0">
            <text:p>0</text:p>
          </table:table-cell>
          <table:table-cell table:formula="of:=AND([.AB$7]&gt;=[.$C30];[.AB$7]&lt;=[.$H30])*[.$G30]" office:value-type="float" office:value="0">
            <text:p>0</text:p>
          </table:table-cell>
          <table:table-cell table:formula="of:=AND([.AC$7]&gt;=[.$C30];[.AC$7]&lt;=[.$H30])*[.$G30]" office:value-type="float" office:value="0">
            <text:p>0</text:p>
          </table:table-cell>
          <table:table-cell table:formula="of:=AND([.AD$7]&gt;=[.$C30];[.AD$7]&lt;=[.$H30])*[.$G30]" office:value-type="float" office:value="0">
            <text:p>0</text:p>
          </table:table-cell>
          <table:table-cell table:formula="of:=AND([.AE$7]&gt;=[.$C30];[.AE$7]&lt;=[.$H30])*[.$G30]" office:value-type="float" office:value="0">
            <text:p>0</text:p>
          </table:table-cell>
          <table:table-cell table:formula="of:=AND([.AF$7]&gt;=[.$C30];[.AF$7]&lt;=[.$H30])*[.$G30]" office:value-type="float" office:value="0">
            <text:p>0</text:p>
          </table:table-cell>
          <table:table-cell table:formula="of:=AND([.AG$7]&gt;=[.$C30];[.AG$7]&lt;=[.$H30])*[.$G30]" office:value-type="float" office:value="0">
            <text:p>0</text:p>
          </table:table-cell>
          <table:table-cell table:formula="of:=AND([.AH$7]&gt;=[.$C30];[.AH$7]&lt;=[.$H30])*[.$G30]" office:value-type="float" office:value="0">
            <text:p>0</text:p>
          </table:table-cell>
          <table:table-cell table:formula="of:=AND([.AI$7]&gt;=[.$C30];[.AI$7]&lt;=[.$H30])*[.$G30]" office:value-type="float" office:value="0">
            <text:p>0</text:p>
          </table:table-cell>
          <table:table-cell table:formula="of:=AND([.AJ$7]&gt;=[.$C30];[.AJ$7]&lt;=[.$H30])*[.$G30]" office:value-type="float" office:value="0">
            <text:p>0</text:p>
          </table:table-cell>
          <table:table-cell table:formula="of:=AND([.AK$7]&gt;=[.$C30];[.AK$7]&lt;=[.$H30])*[.$G30]" office:value-type="float" office:value="0">
            <text:p>0</text:p>
          </table:table-cell>
          <table:table-cell table:formula="of:=AND([.AL$7]&gt;=[.$C30];[.AL$7]&lt;=[.$H30])*[.$G30]" office:value-type="float" office:value="0">
            <text:p>0</text:p>
          </table:table-cell>
          <table:table-cell table:formula="of:=AND([.AM$7]&gt;=[.$C30];[.AM$7]&lt;=[.$H30])*[.$G30]" office:value-type="float" office:value="0">
            <text:p>0</text:p>
          </table:table-cell>
          <table:table-cell table:formula="of:=AND([.AN$7]&gt;=[.$C30];[.AN$7]&lt;=[.$H30])*[.$G30]" office:value-type="float" office:value="0">
            <text:p>0</text:p>
          </table:table-cell>
          <table:table-cell table:formula="of:=AND([.AO$7]&gt;=[.$C30];[.AO$7]&lt;=[.$H30])*[.$G30]" office:value-type="float" office:value="0">
            <text:p>0</text:p>
          </table:table-cell>
          <table:table-cell table:formula="of:=AND([.AP$7]&gt;=[.$C30];[.AP$7]&lt;=[.$H30])*[.$G30]" office:value-type="float" office:value="0">
            <text:p>0</text:p>
          </table:table-cell>
          <table:table-cell table:formula="of:=AND([.AQ$7]&gt;=[.$C30];[.AQ$7]&lt;=[.$H30])*[.$G30]" office:value-type="float" office:value="0">
            <text:p>0</text:p>
          </table:table-cell>
          <table:table-cell table:formula="of:=AND([.AR$7]&gt;=[.$C30];[.AR$7]&lt;=[.$H30])*[.$G30]" office:value-type="float" office:value="0">
            <text:p>0</text:p>
          </table:table-cell>
          <table:table-cell table:formula="of:=AND([.AS$7]&gt;=[.$C30];[.AS$7]&lt;=[.$H30])*[.$G30]" office:value-type="float" office:value="0">
            <text:p>0</text:p>
          </table:table-cell>
          <table:table-cell table:formula="of:=AND([.AT$7]&gt;=[.$C30];[.AT$7]&lt;=[.$H30])*[.$G30]" office:value-type="float" office:value="0">
            <text:p>0</text:p>
          </table:table-cell>
          <table:table-cell table:formula="of:=AND([.AU$7]&gt;=[.$C30];[.AU$7]&lt;=[.$H30])*[.$G30]" office:value-type="float" office:value="0">
            <text:p>0</text:p>
          </table:table-cell>
          <table:table-cell table:formula="of:=AND([.AV$7]&gt;=[.$C30];[.AV$7]&lt;=[.$H30])*[.$G30]" office:value-type="float" office:value="0">
            <text:p>0</text:p>
          </table:table-cell>
          <table:table-cell table:formula="of:=AND([.AW$7]&gt;=[.$C30];[.AW$7]&lt;=[.$H30])*[.$G30]" office:value-type="float" office:value="0">
            <text:p>0</text:p>
          </table:table-cell>
          <table:table-cell table:formula="of:=AND([.AX$7]&gt;=[.$C30];[.AX$7]&lt;=[.$H30])*[.$G30]" office:value-type="float" office:value="0">
            <text:p>0</text:p>
          </table:table-cell>
          <table:table-cell table:formula="of:=AND([.AY$7]&gt;=[.$C30];[.AY$7]&lt;=[.$H30])*[.$G30]" office:value-type="float" office:value="0">
            <text:p>0</text:p>
          </table:table-cell>
          <table:table-cell table:formula="of:=AND([.AZ$7]&gt;=[.$C30];[.AZ$7]&lt;=[.$H30])*[.$G30]" office:value-type="float" office:value="0">
            <text:p>0</text:p>
          </table:table-cell>
          <table:table-cell table:formula="of:=AND([.BA$7]&gt;=[.$C30];[.BA$7]&lt;=[.$H30])*[.$G30]" office:value-type="float" office:value="0">
            <text:p>0</text:p>
          </table:table-cell>
          <table:table-cell table:formula="of:=AND([.BB$7]&gt;=[.$C30];[.BB$7]&lt;=[.$H30])*[.$G30]" office:value-type="float" office:value="0">
            <text:p>0</text:p>
          </table:table-cell>
          <table:table-cell table:formula="of:=AND([.BC$7]&gt;=[.$C30];[.BC$7]&lt;=[.$H30])*[.$G30]" office:value-type="float" office:value="0">
            <text:p>0</text:p>
          </table:table-cell>
          <table:table-cell table:formula="of:=AND([.BD$7]&gt;=[.$C30];[.BD$7]&lt;=[.$H30])*[.$G30]" office:value-type="float" office:value="0">
            <text:p>0</text:p>
          </table:table-cell>
          <table:table-cell table:formula="of:=AND([.BE$7]&gt;=[.$C30];[.BE$7]&lt;=[.$H30])*[.$G30]" office:value-type="float" office:value="200">
            <text:p>200</text:p>
          </table:table-cell>
          <table:table-cell table:formula="of:=AND([.BF$7]&gt;=[.$C30];[.BF$7]&lt;=[.$H30])*[.$G30]" office:value-type="float" office:value="200">
            <text:p>200</text:p>
          </table:table-cell>
          <table:table-cell table:formula="of:=AND([.BG$7]&gt;=[.$C30];[.BG$7]&lt;=[.$H30])*[.$G30]" office:value-type="float" office:value="200">
            <text:p>200</text:p>
          </table:table-cell>
          <table:table-cell table:formula="of:=AND([.BH$7]&gt;=[.$C30];[.BH$7]&lt;=[.$H30])*[.$G30]" office:value-type="float" office:value="200">
            <text:p>200</text:p>
          </table:table-cell>
          <table:table-cell table:formula="of:=AND([.BI$7]&gt;=[.$C30];[.BI$7]&lt;=[.$H30])*[.$G30]" office:value-type="float" office:value="200">
            <text:p>200</text:p>
          </table:table-cell>
          <table:table-cell table:formula="of:=AND([.BJ$7]&gt;=[.$C30];[.BJ$7]&lt;=[.$H30])*[.$G30]" office:value-type="float" office:value="200">
            <text:p>200</text:p>
          </table:table-cell>
          <table:table-cell table:formula="of:=AND([.BK$7]&gt;=[.$C30];[.BK$7]&lt;=[.$H30])*[.$G30]" office:value-type="float" office:value="0">
            <text:p>0</text:p>
          </table:table-cell>
          <table:table-cell table:formula="of:=AND([.BL$7]&gt;=[.$C30];[.BL$7]&lt;=[.$H30])*[.$G30]" office:value-type="float" office:value="0">
            <text:p>0</text:p>
          </table:table-cell>
          <table:table-cell table:formula="of:=AND([.BM$7]&gt;=[.$C30];[.BM$7]&lt;=[.$H30])*[.$G30]" office:value-type="float" office:value="0">
            <text:p>0</text:p>
          </table:table-cell>
          <table:table-cell table:formula="of:=AND([.BN$7]&gt;=[.$C30];[.BN$7]&lt;=[.$H30])*[.$G30]" office:value-type="float" office:value="0">
            <text:p>0</text:p>
          </table:table-cell>
          <table:table-cell table:formula="of:=AND([.BO$7]&gt;=[.$C30];[.BO$7]&lt;=[.$H30])*[.$G30]" office:value-type="float" office:value="0">
            <text:p>0</text:p>
          </table:table-cell>
          <table:table-cell table:formula="of:=AND([.BP$7]&gt;=[.$C30];[.BP$7]&lt;=[.$H30])*[.$G30]" office:value-type="float" office:value="0">
            <text:p>0</text:p>
          </table:table-cell>
          <table:table-cell table:formula="of:=AND([.BQ$7]&gt;=[.$C30];[.BQ$7]&lt;=[.$H30])*[.$G30]" office:value-type="float" office:value="0">
            <text:p>0</text:p>
          </table:table-cell>
          <table:table-cell table:formula="of:=AND([.BR$7]&gt;=[.$C30];[.BR$7]&lt;=[.$H30])*[.$G30]" office:value-type="float" office:value="0">
            <text:p>0</text:p>
          </table:table-cell>
          <table:table-cell table:formula="of:=AND([.BS$7]&gt;=[.$C30];[.BS$7]&lt;=[.$H30])*[.$G30]" office:value-type="float" office:value="0">
            <text:p>0</text:p>
          </table:table-cell>
          <table:table-cell table:formula="of:=AND([.BT$7]&gt;=[.$C30];[.BT$7]&lt;=[.$H30])*[.$G30]" office:value-type="float" office:value="0">
            <text:p>0</text:p>
          </table:table-cell>
          <table:table-cell table:formula="of:=AND([.BU$7]&gt;=[.$C30];[.BU$7]&lt;=[.$H30])*[.$G30]" office:value-type="float" office:value="0">
            <text:p>0</text:p>
          </table:table-cell>
          <table:table-cell table:formula="of:=AND([.BV$7]&gt;=[.$C30];[.BV$7]&lt;=[.$H30])*[.$G30]" office:value-type="float" office:value="0">
            <text:p>0</text:p>
          </table:table-cell>
          <table:table-cell table:formula="of:=AND([.BW$7]&gt;=[.$C30];[.BW$7]&lt;=[.$H30])*[.$G30]" office:value-type="float" office:value="0">
            <text:p>0</text:p>
          </table:table-cell>
          <table:table-cell table:formula="of:=AND([.BX$7]&gt;=[.$C30];[.BX$7]&lt;=[.$H30])*[.$G30]" office:value-type="float" office:value="0">
            <text:p>0</text:p>
          </table:table-cell>
          <table:table-cell table:formula="of:=AND([.BY$7]&gt;=[.$C30];[.BY$7]&lt;=[.$H30])*[.$G30]" office:value-type="float" office:value="0">
            <text:p>0</text:p>
          </table:table-cell>
          <table:table-cell table:formula="of:=AND([.BZ$7]&gt;=[.$C30];[.BZ$7]&lt;=[.$H30])*[.$G30]" office:value-type="float" office:value="0">
            <text:p>0</text:p>
          </table:table-cell>
          <table:table-cell table:formula="of:=AND([.CA$7]&gt;=[.$C30];[.CA$7]&lt;=[.$H30])*[.$G30]" office:value-type="float" office:value="0">
            <text:p>0</text:p>
          </table:table-cell>
          <table:table-cell table:formula="of:=AND([.CB$7]&gt;=[.$C30];[.CB$7]&lt;=[.$H30])*[.$G30]" office:value-type="float" office:value="0">
            <text:p>0</text:p>
          </table:table-cell>
          <table:table-cell table:formula="of:=AND([.CC$7]&gt;=[.$C30];[.CC$7]&lt;=[.$H30])*[.$G30]" office:value-type="float" office:value="0">
            <text:p>0</text:p>
          </table:table-cell>
          <table:table-cell table:formula="of:=AND([.CD$7]&gt;=[.$C30];[.CD$7]&lt;=[.$H30])*[.$G30]" office:value-type="float" office:value="0">
            <text:p>0</text:p>
          </table:table-cell>
          <table:table-cell table:formula="of:=AND([.CE$7]&gt;=[.$C30];[.CE$7]&lt;=[.$H30])*[.$G30]" office:value-type="float" office:value="0">
            <text:p>0</text:p>
          </table:table-cell>
          <table:table-cell table:formula="of:=AND([.CF$7]&gt;=[.$C30];[.CF$7]&lt;=[.$H30])*[.$G30]" office:value-type="float" office:value="0">
            <text:p>0</text:p>
          </table:table-cell>
          <table:table-cell table:formula="of:=AND([.CG$7]&gt;=[.$C30];[.CG$7]&lt;=[.$H30])*[.$G30]" office:value-type="float" office:value="0">
            <text:p>0</text:p>
          </table:table-cell>
          <table:table-cell table:formula="of:=AND([.CH$7]&gt;=[.$C30];[.CH$7]&lt;=[.$H30])*[.$G30]" office:value-type="float" office:value="0">
            <text:p>0</text:p>
          </table:table-cell>
          <table:table-cell table:formula="of:=AND([.CI$7]&gt;=[.$C30];[.CI$7]&lt;=[.$H30])*[.$G30]" office:value-type="float" office:value="0">
            <text:p>0</text:p>
          </table:table-cell>
          <table:table-cell table:formula="of:=AND([.CJ$7]&gt;=[.$C30];[.CJ$7]&lt;=[.$H30])*[.$G30]" office:value-type="float" office:value="0">
            <text:p>0</text:p>
          </table:table-cell>
          <table:table-cell table:formula="of:=AND([.CK$7]&gt;=[.$C30];[.CK$7]&lt;=[.$H30])*[.$G30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ardy</text:p>
          </table:table-cell>
          <table:table-cell office:value-type="float" office:value="1825">
            <text:p>182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[.C31]+[.F31]-1" office:value-type="float" office:value="1833">
            <text:p>1833</text:p>
          </table:table-cell>
          <table:table-cell/>
          <table:table-cell table:formula="of:=AND([.J$7]&gt;=[.$C31];[.J$7]&lt;=[.$H31])*[.$G31]" office:value-type="float" office:value="0">
            <text:p>0</text:p>
          </table:table-cell>
          <table:table-cell table:formula="of:=AND([.K$7]&gt;=[.$C31];[.K$7]&lt;=[.$H31])*[.$G31]" office:value-type="float" office:value="0">
            <text:p>0</text:p>
          </table:table-cell>
          <table:table-cell table:formula="of:=AND([.L$7]&gt;=[.$C31];[.L$7]&lt;=[.$H31])*[.$G31]" office:value-type="float" office:value="0">
            <text:p>0</text:p>
          </table:table-cell>
          <table:table-cell table:formula="of:=AND([.M$7]&gt;=[.$C31];[.M$7]&lt;=[.$H31])*[.$G31]" office:value-type="float" office:value="0">
            <text:p>0</text:p>
          </table:table-cell>
          <table:table-cell table:formula="of:=AND([.N$7]&gt;=[.$C31];[.N$7]&lt;=[.$H31])*[.$G31]" office:value-type="float" office:value="0">
            <text:p>0</text:p>
          </table:table-cell>
          <table:table-cell table:formula="of:=AND([.O$7]&gt;=[.$C31];[.O$7]&lt;=[.$H31])*[.$G31]" office:value-type="float" office:value="0">
            <text:p>0</text:p>
          </table:table-cell>
          <table:table-cell table:formula="of:=AND([.P$7]&gt;=[.$C31];[.P$7]&lt;=[.$H31])*[.$G31]" office:value-type="float" office:value="0">
            <text:p>0</text:p>
          </table:table-cell>
          <table:table-cell table:formula="of:=AND([.Q$7]&gt;=[.$C31];[.Q$7]&lt;=[.$H31])*[.$G31]" office:value-type="float" office:value="0">
            <text:p>0</text:p>
          </table:table-cell>
          <table:table-cell table:formula="of:=AND([.R$7]&gt;=[.$C31];[.R$7]&lt;=[.$H31])*[.$G31]" office:value-type="float" office:value="0">
            <text:p>0</text:p>
          </table:table-cell>
          <table:table-cell table:formula="of:=AND([.S$7]&gt;=[.$C31];[.S$7]&lt;=[.$H31])*[.$G31]" office:value-type="float" office:value="0">
            <text:p>0</text:p>
          </table:table-cell>
          <table:table-cell table:formula="of:=AND([.T$7]&gt;=[.$C31];[.T$7]&lt;=[.$H31])*[.$G31]" office:value-type="float" office:value="0">
            <text:p>0</text:p>
          </table:table-cell>
          <table:table-cell table:formula="of:=AND([.U$7]&gt;=[.$C31];[.U$7]&lt;=[.$H31])*[.$G31]" office:value-type="float" office:value="0">
            <text:p>0</text:p>
          </table:table-cell>
          <table:table-cell table:formula="of:=AND([.V$7]&gt;=[.$C31];[.V$7]&lt;=[.$H31])*[.$G31]" office:value-type="float" office:value="0">
            <text:p>0</text:p>
          </table:table-cell>
          <table:table-cell table:formula="of:=AND([.W$7]&gt;=[.$C31];[.W$7]&lt;=[.$H31])*[.$G31]" office:value-type="float" office:value="0">
            <text:p>0</text:p>
          </table:table-cell>
          <table:table-cell table:formula="of:=AND([.X$7]&gt;=[.$C31];[.X$7]&lt;=[.$H31])*[.$G31]" office:value-type="float" office:value="0">
            <text:p>0</text:p>
          </table:table-cell>
          <table:table-cell table:formula="of:=AND([.Y$7]&gt;=[.$C31];[.Y$7]&lt;=[.$H31])*[.$G31]" office:value-type="float" office:value="0">
            <text:p>0</text:p>
          </table:table-cell>
          <table:table-cell table:formula="of:=AND([.Z$7]&gt;=[.$C31];[.Z$7]&lt;=[.$H31])*[.$G31]" office:value-type="float" office:value="0">
            <text:p>0</text:p>
          </table:table-cell>
          <table:table-cell table:formula="of:=AND([.AA$7]&gt;=[.$C31];[.AA$7]&lt;=[.$H31])*[.$G31]" office:value-type="float" office:value="0">
            <text:p>0</text:p>
          </table:table-cell>
          <table:table-cell table:formula="of:=AND([.AB$7]&gt;=[.$C31];[.AB$7]&lt;=[.$H31])*[.$G31]" office:value-type="float" office:value="0">
            <text:p>0</text:p>
          </table:table-cell>
          <table:table-cell table:formula="of:=AND([.AC$7]&gt;=[.$C31];[.AC$7]&lt;=[.$H31])*[.$G31]" office:value-type="float" office:value="0">
            <text:p>0</text:p>
          </table:table-cell>
          <table:table-cell table:formula="of:=AND([.AD$7]&gt;=[.$C31];[.AD$7]&lt;=[.$H31])*[.$G31]" office:value-type="float" office:value="0">
            <text:p>0</text:p>
          </table:table-cell>
          <table:table-cell table:formula="of:=AND([.AE$7]&gt;=[.$C31];[.AE$7]&lt;=[.$H31])*[.$G31]" office:value-type="float" office:value="0">
            <text:p>0</text:p>
          </table:table-cell>
          <table:table-cell table:formula="of:=AND([.AF$7]&gt;=[.$C31];[.AF$7]&lt;=[.$H31])*[.$G31]" office:value-type="float" office:value="0">
            <text:p>0</text:p>
          </table:table-cell>
          <table:table-cell table:formula="of:=AND([.AG$7]&gt;=[.$C31];[.AG$7]&lt;=[.$H31])*[.$G31]" office:value-type="float" office:value="0">
            <text:p>0</text:p>
          </table:table-cell>
          <table:table-cell table:formula="of:=AND([.AH$7]&gt;=[.$C31];[.AH$7]&lt;=[.$H31])*[.$G31]" office:value-type="float" office:value="0">
            <text:p>0</text:p>
          </table:table-cell>
          <table:table-cell table:formula="of:=AND([.AI$7]&gt;=[.$C31];[.AI$7]&lt;=[.$H31])*[.$G31]" office:value-type="float" office:value="0">
            <text:p>0</text:p>
          </table:table-cell>
          <table:table-cell table:formula="of:=AND([.AJ$7]&gt;=[.$C31];[.AJ$7]&lt;=[.$H31])*[.$G31]" office:value-type="float" office:value="0">
            <text:p>0</text:p>
          </table:table-cell>
          <table:table-cell table:formula="of:=AND([.AK$7]&gt;=[.$C31];[.AK$7]&lt;=[.$H31])*[.$G31]" office:value-type="float" office:value="0">
            <text:p>0</text:p>
          </table:table-cell>
          <table:table-cell table:formula="of:=AND([.AL$7]&gt;=[.$C31];[.AL$7]&lt;=[.$H31])*[.$G31]" office:value-type="float" office:value="0">
            <text:p>0</text:p>
          </table:table-cell>
          <table:table-cell table:formula="of:=AND([.AM$7]&gt;=[.$C31];[.AM$7]&lt;=[.$H31])*[.$G31]" office:value-type="float" office:value="0">
            <text:p>0</text:p>
          </table:table-cell>
          <table:table-cell table:formula="of:=AND([.AN$7]&gt;=[.$C31];[.AN$7]&lt;=[.$H31])*[.$G31]" office:value-type="float" office:value="0">
            <text:p>0</text:p>
          </table:table-cell>
          <table:table-cell table:formula="of:=AND([.AO$7]&gt;=[.$C31];[.AO$7]&lt;=[.$H31])*[.$G31]" office:value-type="float" office:value="0">
            <text:p>0</text:p>
          </table:table-cell>
          <table:table-cell table:formula="of:=AND([.AP$7]&gt;=[.$C31];[.AP$7]&lt;=[.$H31])*[.$G31]" office:value-type="float" office:value="0">
            <text:p>0</text:p>
          </table:table-cell>
          <table:table-cell table:formula="of:=AND([.AQ$7]&gt;=[.$C31];[.AQ$7]&lt;=[.$H31])*[.$G31]" office:value-type="float" office:value="0">
            <text:p>0</text:p>
          </table:table-cell>
          <table:table-cell table:formula="of:=AND([.AR$7]&gt;=[.$C31];[.AR$7]&lt;=[.$H31])*[.$G31]" office:value-type="float" office:value="0">
            <text:p>0</text:p>
          </table:table-cell>
          <table:table-cell table:formula="of:=AND([.AS$7]&gt;=[.$C31];[.AS$7]&lt;=[.$H31])*[.$G31]" office:value-type="float" office:value="0">
            <text:p>0</text:p>
          </table:table-cell>
          <table:table-cell table:formula="of:=AND([.AT$7]&gt;=[.$C31];[.AT$7]&lt;=[.$H31])*[.$G31]" office:value-type="float" office:value="0">
            <text:p>0</text:p>
          </table:table-cell>
          <table:table-cell table:formula="of:=AND([.AU$7]&gt;=[.$C31];[.AU$7]&lt;=[.$H31])*[.$G31]" office:value-type="float" office:value="0">
            <text:p>0</text:p>
          </table:table-cell>
          <table:table-cell table:formula="of:=AND([.AV$7]&gt;=[.$C31];[.AV$7]&lt;=[.$H31])*[.$G31]" office:value-type="float" office:value="0">
            <text:p>0</text:p>
          </table:table-cell>
          <table:table-cell table:formula="of:=AND([.AW$7]&gt;=[.$C31];[.AW$7]&lt;=[.$H31])*[.$G31]" office:value-type="float" office:value="0">
            <text:p>0</text:p>
          </table:table-cell>
          <table:table-cell table:formula="of:=AND([.AX$7]&gt;=[.$C31];[.AX$7]&lt;=[.$H31])*[.$G31]" office:value-type="float" office:value="0">
            <text:p>0</text:p>
          </table:table-cell>
          <table:table-cell table:formula="of:=AND([.AY$7]&gt;=[.$C31];[.AY$7]&lt;=[.$H31])*[.$G31]" office:value-type="float" office:value="0">
            <text:p>0</text:p>
          </table:table-cell>
          <table:table-cell table:formula="of:=AND([.AZ$7]&gt;=[.$C31];[.AZ$7]&lt;=[.$H31])*[.$G31]" office:value-type="float" office:value="0">
            <text:p>0</text:p>
          </table:table-cell>
          <table:table-cell table:formula="of:=AND([.BA$7]&gt;=[.$C31];[.BA$7]&lt;=[.$H31])*[.$G31]" office:value-type="float" office:value="0">
            <text:p>0</text:p>
          </table:table-cell>
          <table:table-cell table:formula="of:=AND([.BB$7]&gt;=[.$C31];[.BB$7]&lt;=[.$H31])*[.$G31]" office:value-type="float" office:value="0">
            <text:p>0</text:p>
          </table:table-cell>
          <table:table-cell table:formula="of:=AND([.BC$7]&gt;=[.$C31];[.BC$7]&lt;=[.$H31])*[.$G31]" office:value-type="float" office:value="0">
            <text:p>0</text:p>
          </table:table-cell>
          <table:table-cell table:formula="of:=AND([.BD$7]&gt;=[.$C31];[.BD$7]&lt;=[.$H31])*[.$G31]" office:value-type="float" office:value="0">
            <text:p>0</text:p>
          </table:table-cell>
          <table:table-cell table:formula="of:=AND([.BE$7]&gt;=[.$C31];[.BE$7]&lt;=[.$H31])*[.$G31]" office:value-type="float" office:value="0">
            <text:p>0</text:p>
          </table:table-cell>
          <table:table-cell table:formula="of:=AND([.BF$7]&gt;=[.$C31];[.BF$7]&lt;=[.$H31])*[.$G31]" office:value-type="float" office:value="100">
            <text:p>100</text:p>
          </table:table-cell>
          <table:table-cell table:formula="of:=AND([.BG$7]&gt;=[.$C31];[.BG$7]&lt;=[.$H31])*[.$G31]" office:value-type="float" office:value="100">
            <text:p>100</text:p>
          </table:table-cell>
          <table:table-cell table:formula="of:=AND([.BH$7]&gt;=[.$C31];[.BH$7]&lt;=[.$H31])*[.$G31]" office:value-type="float" office:value="100">
            <text:p>100</text:p>
          </table:table-cell>
          <table:table-cell table:formula="of:=AND([.BI$7]&gt;=[.$C31];[.BI$7]&lt;=[.$H31])*[.$G31]" office:value-type="float" office:value="100">
            <text:p>100</text:p>
          </table:table-cell>
          <table:table-cell table:formula="of:=AND([.BJ$7]&gt;=[.$C31];[.BJ$7]&lt;=[.$H31])*[.$G31]" office:value-type="float" office:value="100">
            <text:p>100</text:p>
          </table:table-cell>
          <table:table-cell table:formula="of:=AND([.BK$7]&gt;=[.$C31];[.BK$7]&lt;=[.$H31])*[.$G31]" office:value-type="float" office:value="100">
            <text:p>100</text:p>
          </table:table-cell>
          <table:table-cell table:formula="of:=AND([.BL$7]&gt;=[.$C31];[.BL$7]&lt;=[.$H31])*[.$G31]" office:value-type="float" office:value="100">
            <text:p>100</text:p>
          </table:table-cell>
          <table:table-cell table:formula="of:=AND([.BM$7]&gt;=[.$C31];[.BM$7]&lt;=[.$H31])*[.$G31]" office:value-type="float" office:value="100">
            <text:p>100</text:p>
          </table:table-cell>
          <table:table-cell table:formula="of:=AND([.BN$7]&gt;=[.$C31];[.BN$7]&lt;=[.$H31])*[.$G31]" office:value-type="float" office:value="100">
            <text:p>100</text:p>
          </table:table-cell>
          <table:table-cell table:formula="of:=AND([.BO$7]&gt;=[.$C31];[.BO$7]&lt;=[.$H31])*[.$G31]" office:value-type="float" office:value="0">
            <text:p>0</text:p>
          </table:table-cell>
          <table:table-cell table:formula="of:=AND([.BP$7]&gt;=[.$C31];[.BP$7]&lt;=[.$H31])*[.$G31]" office:value-type="float" office:value="0">
            <text:p>0</text:p>
          </table:table-cell>
          <table:table-cell table:formula="of:=AND([.BQ$7]&gt;=[.$C31];[.BQ$7]&lt;=[.$H31])*[.$G31]" office:value-type="float" office:value="0">
            <text:p>0</text:p>
          </table:table-cell>
          <table:table-cell table:formula="of:=AND([.BR$7]&gt;=[.$C31];[.BR$7]&lt;=[.$H31])*[.$G31]" office:value-type="float" office:value="0">
            <text:p>0</text:p>
          </table:table-cell>
          <table:table-cell table:formula="of:=AND([.BS$7]&gt;=[.$C31];[.BS$7]&lt;=[.$H31])*[.$G31]" office:value-type="float" office:value="0">
            <text:p>0</text:p>
          </table:table-cell>
          <table:table-cell table:formula="of:=AND([.BT$7]&gt;=[.$C31];[.BT$7]&lt;=[.$H31])*[.$G31]" office:value-type="float" office:value="0">
            <text:p>0</text:p>
          </table:table-cell>
          <table:table-cell table:formula="of:=AND([.BU$7]&gt;=[.$C31];[.BU$7]&lt;=[.$H31])*[.$G31]" office:value-type="float" office:value="0">
            <text:p>0</text:p>
          </table:table-cell>
          <table:table-cell table:formula="of:=AND([.BV$7]&gt;=[.$C31];[.BV$7]&lt;=[.$H31])*[.$G31]" office:value-type="float" office:value="0">
            <text:p>0</text:p>
          </table:table-cell>
          <table:table-cell table:formula="of:=AND([.BW$7]&gt;=[.$C31];[.BW$7]&lt;=[.$H31])*[.$G31]" office:value-type="float" office:value="0">
            <text:p>0</text:p>
          </table:table-cell>
          <table:table-cell table:formula="of:=AND([.BX$7]&gt;=[.$C31];[.BX$7]&lt;=[.$H31])*[.$G31]" office:value-type="float" office:value="0">
            <text:p>0</text:p>
          </table:table-cell>
          <table:table-cell table:formula="of:=AND([.BY$7]&gt;=[.$C31];[.BY$7]&lt;=[.$H31])*[.$G31]" office:value-type="float" office:value="0">
            <text:p>0</text:p>
          </table:table-cell>
          <table:table-cell table:formula="of:=AND([.BZ$7]&gt;=[.$C31];[.BZ$7]&lt;=[.$H31])*[.$G31]" office:value-type="float" office:value="0">
            <text:p>0</text:p>
          </table:table-cell>
          <table:table-cell table:formula="of:=AND([.CA$7]&gt;=[.$C31];[.CA$7]&lt;=[.$H31])*[.$G31]" office:value-type="float" office:value="0">
            <text:p>0</text:p>
          </table:table-cell>
          <table:table-cell table:formula="of:=AND([.CB$7]&gt;=[.$C31];[.CB$7]&lt;=[.$H31])*[.$G31]" office:value-type="float" office:value="0">
            <text:p>0</text:p>
          </table:table-cell>
          <table:table-cell table:formula="of:=AND([.CC$7]&gt;=[.$C31];[.CC$7]&lt;=[.$H31])*[.$G31]" office:value-type="float" office:value="0">
            <text:p>0</text:p>
          </table:table-cell>
          <table:table-cell table:formula="of:=AND([.CD$7]&gt;=[.$C31];[.CD$7]&lt;=[.$H31])*[.$G31]" office:value-type="float" office:value="0">
            <text:p>0</text:p>
          </table:table-cell>
          <table:table-cell table:formula="of:=AND([.CE$7]&gt;=[.$C31];[.CE$7]&lt;=[.$H31])*[.$G31]" office:value-type="float" office:value="0">
            <text:p>0</text:p>
          </table:table-cell>
          <table:table-cell table:formula="of:=AND([.CF$7]&gt;=[.$C31];[.CF$7]&lt;=[.$H31])*[.$G31]" office:value-type="float" office:value="0">
            <text:p>0</text:p>
          </table:table-cell>
          <table:table-cell table:formula="of:=AND([.CG$7]&gt;=[.$C31];[.CG$7]&lt;=[.$H31])*[.$G31]" office:value-type="float" office:value="0">
            <text:p>0</text:p>
          </table:table-cell>
          <table:table-cell table:formula="of:=AND([.CH$7]&gt;=[.$C31];[.CH$7]&lt;=[.$H31])*[.$G31]" office:value-type="float" office:value="0">
            <text:p>0</text:p>
          </table:table-cell>
          <table:table-cell table:formula="of:=AND([.CI$7]&gt;=[.$C31];[.CI$7]&lt;=[.$H31])*[.$G31]" office:value-type="float" office:value="0">
            <text:p>0</text:p>
          </table:table-cell>
          <table:table-cell table:formula="of:=AND([.CJ$7]&gt;=[.$C31];[.CJ$7]&lt;=[.$H31])*[.$G31]" office:value-type="float" office:value="0">
            <text:p>0</text:p>
          </table:table-cell>
          <table:table-cell table:formula="of:=AND([.CK$7]&gt;=[.$C31];[.CK$7]&lt;=[.$H31])*[.$G31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uryalus</text:p>
          </table:table-cell>
          <table:table-cell office:value-type="float" office:value="1825">
            <text:p>1825</text:p>
          </table:table-cell>
          <table:table-cell office:value-type="float" office:value="18">
            <text:p>18</text:p>
          </table:table-cell>
          <table:table-cell office:value-type="float" office:value="385">
            <text:p>385</text:p>
          </table:table-cell>
          <table:table-cell office:value-type="float" office:value="18">
            <text:p>18</text:p>
          </table:table-cell>
          <table:table-cell office:value-type="float" office:value="385">
            <text:p>385</text:p>
          </table:table-cell>
          <table:table-cell table:formula="of:=[.C32]+[.F32]-1" office:value-type="float" office:value="1842">
            <text:p>1842</text:p>
          </table:table-cell>
          <table:table-cell/>
          <table:table-cell table:formula="of:=AND([.J$7]&gt;=[.$C32];[.J$7]&lt;=[.$H32])*[.$G32]" office:value-type="float" office:value="0">
            <text:p>0</text:p>
          </table:table-cell>
          <table:table-cell table:formula="of:=AND([.K$7]&gt;=[.$C32];[.K$7]&lt;=[.$H32])*[.$G32]" office:value-type="float" office:value="0">
            <text:p>0</text:p>
          </table:table-cell>
          <table:table-cell table:formula="of:=AND([.L$7]&gt;=[.$C32];[.L$7]&lt;=[.$H32])*[.$G32]" office:value-type="float" office:value="0">
            <text:p>0</text:p>
          </table:table-cell>
          <table:table-cell table:formula="of:=AND([.M$7]&gt;=[.$C32];[.M$7]&lt;=[.$H32])*[.$G32]" office:value-type="float" office:value="0">
            <text:p>0</text:p>
          </table:table-cell>
          <table:table-cell table:formula="of:=AND([.N$7]&gt;=[.$C32];[.N$7]&lt;=[.$H32])*[.$G32]" office:value-type="float" office:value="0">
            <text:p>0</text:p>
          </table:table-cell>
          <table:table-cell table:formula="of:=AND([.O$7]&gt;=[.$C32];[.O$7]&lt;=[.$H32])*[.$G32]" office:value-type="float" office:value="0">
            <text:p>0</text:p>
          </table:table-cell>
          <table:table-cell table:formula="of:=AND([.P$7]&gt;=[.$C32];[.P$7]&lt;=[.$H32])*[.$G32]" office:value-type="float" office:value="0">
            <text:p>0</text:p>
          </table:table-cell>
          <table:table-cell table:formula="of:=AND([.Q$7]&gt;=[.$C32];[.Q$7]&lt;=[.$H32])*[.$G32]" office:value-type="float" office:value="0">
            <text:p>0</text:p>
          </table:table-cell>
          <table:table-cell table:formula="of:=AND([.R$7]&gt;=[.$C32];[.R$7]&lt;=[.$H32])*[.$G32]" office:value-type="float" office:value="0">
            <text:p>0</text:p>
          </table:table-cell>
          <table:table-cell table:formula="of:=AND([.S$7]&gt;=[.$C32];[.S$7]&lt;=[.$H32])*[.$G32]" office:value-type="float" office:value="0">
            <text:p>0</text:p>
          </table:table-cell>
          <table:table-cell table:formula="of:=AND([.T$7]&gt;=[.$C32];[.T$7]&lt;=[.$H32])*[.$G32]" office:value-type="float" office:value="0">
            <text:p>0</text:p>
          </table:table-cell>
          <table:table-cell table:formula="of:=AND([.U$7]&gt;=[.$C32];[.U$7]&lt;=[.$H32])*[.$G32]" office:value-type="float" office:value="0">
            <text:p>0</text:p>
          </table:table-cell>
          <table:table-cell table:formula="of:=AND([.V$7]&gt;=[.$C32];[.V$7]&lt;=[.$H32])*[.$G32]" office:value-type="float" office:value="0">
            <text:p>0</text:p>
          </table:table-cell>
          <table:table-cell table:formula="of:=AND([.W$7]&gt;=[.$C32];[.W$7]&lt;=[.$H32])*[.$G32]" office:value-type="float" office:value="0">
            <text:p>0</text:p>
          </table:table-cell>
          <table:table-cell table:formula="of:=AND([.X$7]&gt;=[.$C32];[.X$7]&lt;=[.$H32])*[.$G32]" office:value-type="float" office:value="0">
            <text:p>0</text:p>
          </table:table-cell>
          <table:table-cell table:formula="of:=AND([.Y$7]&gt;=[.$C32];[.Y$7]&lt;=[.$H32])*[.$G32]" office:value-type="float" office:value="0">
            <text:p>0</text:p>
          </table:table-cell>
          <table:table-cell table:formula="of:=AND([.Z$7]&gt;=[.$C32];[.Z$7]&lt;=[.$H32])*[.$G32]" office:value-type="float" office:value="0">
            <text:p>0</text:p>
          </table:table-cell>
          <table:table-cell table:formula="of:=AND([.AA$7]&gt;=[.$C32];[.AA$7]&lt;=[.$H32])*[.$G32]" office:value-type="float" office:value="0">
            <text:p>0</text:p>
          </table:table-cell>
          <table:table-cell table:formula="of:=AND([.AB$7]&gt;=[.$C32];[.AB$7]&lt;=[.$H32])*[.$G32]" office:value-type="float" office:value="0">
            <text:p>0</text:p>
          </table:table-cell>
          <table:table-cell table:formula="of:=AND([.AC$7]&gt;=[.$C32];[.AC$7]&lt;=[.$H32])*[.$G32]" office:value-type="float" office:value="0">
            <text:p>0</text:p>
          </table:table-cell>
          <table:table-cell table:formula="of:=AND([.AD$7]&gt;=[.$C32];[.AD$7]&lt;=[.$H32])*[.$G32]" office:value-type="float" office:value="0">
            <text:p>0</text:p>
          </table:table-cell>
          <table:table-cell table:formula="of:=AND([.AE$7]&gt;=[.$C32];[.AE$7]&lt;=[.$H32])*[.$G32]" office:value-type="float" office:value="0">
            <text:p>0</text:p>
          </table:table-cell>
          <table:table-cell table:formula="of:=AND([.AF$7]&gt;=[.$C32];[.AF$7]&lt;=[.$H32])*[.$G32]" office:value-type="float" office:value="0">
            <text:p>0</text:p>
          </table:table-cell>
          <table:table-cell table:formula="of:=AND([.AG$7]&gt;=[.$C32];[.AG$7]&lt;=[.$H32])*[.$G32]" office:value-type="float" office:value="0">
            <text:p>0</text:p>
          </table:table-cell>
          <table:table-cell table:formula="of:=AND([.AH$7]&gt;=[.$C32];[.AH$7]&lt;=[.$H32])*[.$G32]" office:value-type="float" office:value="0">
            <text:p>0</text:p>
          </table:table-cell>
          <table:table-cell table:formula="of:=AND([.AI$7]&gt;=[.$C32];[.AI$7]&lt;=[.$H32])*[.$G32]" office:value-type="float" office:value="0">
            <text:p>0</text:p>
          </table:table-cell>
          <table:table-cell table:formula="of:=AND([.AJ$7]&gt;=[.$C32];[.AJ$7]&lt;=[.$H32])*[.$G32]" office:value-type="float" office:value="0">
            <text:p>0</text:p>
          </table:table-cell>
          <table:table-cell table:formula="of:=AND([.AK$7]&gt;=[.$C32];[.AK$7]&lt;=[.$H32])*[.$G32]" office:value-type="float" office:value="0">
            <text:p>0</text:p>
          </table:table-cell>
          <table:table-cell table:formula="of:=AND([.AL$7]&gt;=[.$C32];[.AL$7]&lt;=[.$H32])*[.$G32]" office:value-type="float" office:value="0">
            <text:p>0</text:p>
          </table:table-cell>
          <table:table-cell table:formula="of:=AND([.AM$7]&gt;=[.$C32];[.AM$7]&lt;=[.$H32])*[.$G32]" office:value-type="float" office:value="0">
            <text:p>0</text:p>
          </table:table-cell>
          <table:table-cell table:formula="of:=AND([.AN$7]&gt;=[.$C32];[.AN$7]&lt;=[.$H32])*[.$G32]" office:value-type="float" office:value="0">
            <text:p>0</text:p>
          </table:table-cell>
          <table:table-cell table:formula="of:=AND([.AO$7]&gt;=[.$C32];[.AO$7]&lt;=[.$H32])*[.$G32]" office:value-type="float" office:value="0">
            <text:p>0</text:p>
          </table:table-cell>
          <table:table-cell table:formula="of:=AND([.AP$7]&gt;=[.$C32];[.AP$7]&lt;=[.$H32])*[.$G32]" office:value-type="float" office:value="0">
            <text:p>0</text:p>
          </table:table-cell>
          <table:table-cell table:formula="of:=AND([.AQ$7]&gt;=[.$C32];[.AQ$7]&lt;=[.$H32])*[.$G32]" office:value-type="float" office:value="0">
            <text:p>0</text:p>
          </table:table-cell>
          <table:table-cell table:formula="of:=AND([.AR$7]&gt;=[.$C32];[.AR$7]&lt;=[.$H32])*[.$G32]" office:value-type="float" office:value="0">
            <text:p>0</text:p>
          </table:table-cell>
          <table:table-cell table:formula="of:=AND([.AS$7]&gt;=[.$C32];[.AS$7]&lt;=[.$H32])*[.$G32]" office:value-type="float" office:value="0">
            <text:p>0</text:p>
          </table:table-cell>
          <table:table-cell table:formula="of:=AND([.AT$7]&gt;=[.$C32];[.AT$7]&lt;=[.$H32])*[.$G32]" office:value-type="float" office:value="0">
            <text:p>0</text:p>
          </table:table-cell>
          <table:table-cell table:formula="of:=AND([.AU$7]&gt;=[.$C32];[.AU$7]&lt;=[.$H32])*[.$G32]" office:value-type="float" office:value="0">
            <text:p>0</text:p>
          </table:table-cell>
          <table:table-cell table:formula="of:=AND([.AV$7]&gt;=[.$C32];[.AV$7]&lt;=[.$H32])*[.$G32]" office:value-type="float" office:value="0">
            <text:p>0</text:p>
          </table:table-cell>
          <table:table-cell table:formula="of:=AND([.AW$7]&gt;=[.$C32];[.AW$7]&lt;=[.$H32])*[.$G32]" office:value-type="float" office:value="0">
            <text:p>0</text:p>
          </table:table-cell>
          <table:table-cell table:formula="of:=AND([.AX$7]&gt;=[.$C32];[.AX$7]&lt;=[.$H32])*[.$G32]" office:value-type="float" office:value="0">
            <text:p>0</text:p>
          </table:table-cell>
          <table:table-cell table:formula="of:=AND([.AY$7]&gt;=[.$C32];[.AY$7]&lt;=[.$H32])*[.$G32]" office:value-type="float" office:value="0">
            <text:p>0</text:p>
          </table:table-cell>
          <table:table-cell table:formula="of:=AND([.AZ$7]&gt;=[.$C32];[.AZ$7]&lt;=[.$H32])*[.$G32]" office:value-type="float" office:value="0">
            <text:p>0</text:p>
          </table:table-cell>
          <table:table-cell table:formula="of:=AND([.BA$7]&gt;=[.$C32];[.BA$7]&lt;=[.$H32])*[.$G32]" office:value-type="float" office:value="0">
            <text:p>0</text:p>
          </table:table-cell>
          <table:table-cell table:formula="of:=AND([.BB$7]&gt;=[.$C32];[.BB$7]&lt;=[.$H32])*[.$G32]" office:value-type="float" office:value="0">
            <text:p>0</text:p>
          </table:table-cell>
          <table:table-cell table:formula="of:=AND([.BC$7]&gt;=[.$C32];[.BC$7]&lt;=[.$H32])*[.$G32]" office:value-type="float" office:value="0">
            <text:p>0</text:p>
          </table:table-cell>
          <table:table-cell table:formula="of:=AND([.BD$7]&gt;=[.$C32];[.BD$7]&lt;=[.$H32])*[.$G32]" office:value-type="float" office:value="0">
            <text:p>0</text:p>
          </table:table-cell>
          <table:table-cell table:formula="of:=AND([.BE$7]&gt;=[.$C32];[.BE$7]&lt;=[.$H32])*[.$G32]" office:value-type="float" office:value="0">
            <text:p>0</text:p>
          </table:table-cell>
          <table:table-cell table:formula="of:=AND([.BF$7]&gt;=[.$C32];[.BF$7]&lt;=[.$H32])*[.$G32]" office:value-type="float" office:value="385">
            <text:p>385</text:p>
          </table:table-cell>
          <table:table-cell table:formula="of:=AND([.BG$7]&gt;=[.$C32];[.BG$7]&lt;=[.$H32])*[.$G32]" office:value-type="float" office:value="385">
            <text:p>385</text:p>
          </table:table-cell>
          <table:table-cell table:formula="of:=AND([.BH$7]&gt;=[.$C32];[.BH$7]&lt;=[.$H32])*[.$G32]" office:value-type="float" office:value="385">
            <text:p>385</text:p>
          </table:table-cell>
          <table:table-cell table:formula="of:=AND([.BI$7]&gt;=[.$C32];[.BI$7]&lt;=[.$H32])*[.$G32]" office:value-type="float" office:value="385">
            <text:p>385</text:p>
          </table:table-cell>
          <table:table-cell table:formula="of:=AND([.BJ$7]&gt;=[.$C32];[.BJ$7]&lt;=[.$H32])*[.$G32]" office:value-type="float" office:value="385">
            <text:p>385</text:p>
          </table:table-cell>
          <table:table-cell table:formula="of:=AND([.BK$7]&gt;=[.$C32];[.BK$7]&lt;=[.$H32])*[.$G32]" office:value-type="float" office:value="385">
            <text:p>385</text:p>
          </table:table-cell>
          <table:table-cell table:formula="of:=AND([.BL$7]&gt;=[.$C32];[.BL$7]&lt;=[.$H32])*[.$G32]" office:value-type="float" office:value="385">
            <text:p>385</text:p>
          </table:table-cell>
          <table:table-cell table:formula="of:=AND([.BM$7]&gt;=[.$C32];[.BM$7]&lt;=[.$H32])*[.$G32]" office:value-type="float" office:value="385">
            <text:p>385</text:p>
          </table:table-cell>
          <table:table-cell table:formula="of:=AND([.BN$7]&gt;=[.$C32];[.BN$7]&lt;=[.$H32])*[.$G32]" office:value-type="float" office:value="385">
            <text:p>385</text:p>
          </table:table-cell>
          <table:table-cell table:formula="of:=AND([.BO$7]&gt;=[.$C32];[.BO$7]&lt;=[.$H32])*[.$G32]" office:value-type="float" office:value="385">
            <text:p>385</text:p>
          </table:table-cell>
          <table:table-cell table:formula="of:=AND([.BP$7]&gt;=[.$C32];[.BP$7]&lt;=[.$H32])*[.$G32]" office:value-type="float" office:value="385">
            <text:p>385</text:p>
          </table:table-cell>
          <table:table-cell table:formula="of:=AND([.BQ$7]&gt;=[.$C32];[.BQ$7]&lt;=[.$H32])*[.$G32]" office:value-type="float" office:value="385">
            <text:p>385</text:p>
          </table:table-cell>
          <table:table-cell table:formula="of:=AND([.BR$7]&gt;=[.$C32];[.BR$7]&lt;=[.$H32])*[.$G32]" office:value-type="float" office:value="385">
            <text:p>385</text:p>
          </table:table-cell>
          <table:table-cell table:formula="of:=AND([.BS$7]&gt;=[.$C32];[.BS$7]&lt;=[.$H32])*[.$G32]" office:value-type="float" office:value="385">
            <text:p>385</text:p>
          </table:table-cell>
          <table:table-cell table:formula="of:=AND([.BT$7]&gt;=[.$C32];[.BT$7]&lt;=[.$H32])*[.$G32]" office:value-type="float" office:value="385">
            <text:p>385</text:p>
          </table:table-cell>
          <table:table-cell table:formula="of:=AND([.BU$7]&gt;=[.$C32];[.BU$7]&lt;=[.$H32])*[.$G32]" office:value-type="float" office:value="385">
            <text:p>385</text:p>
          </table:table-cell>
          <table:table-cell table:formula="of:=AND([.BV$7]&gt;=[.$C32];[.BV$7]&lt;=[.$H32])*[.$G32]" office:value-type="float" office:value="385">
            <text:p>385</text:p>
          </table:table-cell>
          <table:table-cell table:formula="of:=AND([.BW$7]&gt;=[.$C32];[.BW$7]&lt;=[.$H32])*[.$G32]" office:value-type="float" office:value="385">
            <text:p>385</text:p>
          </table:table-cell>
          <table:table-cell table:formula="of:=AND([.BX$7]&gt;=[.$C32];[.BX$7]&lt;=[.$H32])*[.$G32]" office:value-type="float" office:value="0">
            <text:p>0</text:p>
          </table:table-cell>
          <table:table-cell table:formula="of:=AND([.BY$7]&gt;=[.$C32];[.BY$7]&lt;=[.$H32])*[.$G32]" office:value-type="float" office:value="0">
            <text:p>0</text:p>
          </table:table-cell>
          <table:table-cell table:formula="of:=AND([.BZ$7]&gt;=[.$C32];[.BZ$7]&lt;=[.$H32])*[.$G32]" office:value-type="float" office:value="0">
            <text:p>0</text:p>
          </table:table-cell>
          <table:table-cell table:formula="of:=AND([.CA$7]&gt;=[.$C32];[.CA$7]&lt;=[.$H32])*[.$G32]" office:value-type="float" office:value="0">
            <text:p>0</text:p>
          </table:table-cell>
          <table:table-cell table:formula="of:=AND([.CB$7]&gt;=[.$C32];[.CB$7]&lt;=[.$H32])*[.$G32]" office:value-type="float" office:value="0">
            <text:p>0</text:p>
          </table:table-cell>
          <table:table-cell table:formula="of:=AND([.CC$7]&gt;=[.$C32];[.CC$7]&lt;=[.$H32])*[.$G32]" office:value-type="float" office:value="0">
            <text:p>0</text:p>
          </table:table-cell>
          <table:table-cell table:formula="of:=AND([.CD$7]&gt;=[.$C32];[.CD$7]&lt;=[.$H32])*[.$G32]" office:value-type="float" office:value="0">
            <text:p>0</text:p>
          </table:table-cell>
          <table:table-cell table:formula="of:=AND([.CE$7]&gt;=[.$C32];[.CE$7]&lt;=[.$H32])*[.$G32]" office:value-type="float" office:value="0">
            <text:p>0</text:p>
          </table:table-cell>
          <table:table-cell table:formula="of:=AND([.CF$7]&gt;=[.$C32];[.CF$7]&lt;=[.$H32])*[.$G32]" office:value-type="float" office:value="0">
            <text:p>0</text:p>
          </table:table-cell>
          <table:table-cell table:formula="of:=AND([.CG$7]&gt;=[.$C32];[.CG$7]&lt;=[.$H32])*[.$G32]" office:value-type="float" office:value="0">
            <text:p>0</text:p>
          </table:table-cell>
          <table:table-cell table:formula="of:=AND([.CH$7]&gt;=[.$C32];[.CH$7]&lt;=[.$H32])*[.$G32]" office:value-type="float" office:value="0">
            <text:p>0</text:p>
          </table:table-cell>
          <table:table-cell table:formula="of:=AND([.CI$7]&gt;=[.$C32];[.CI$7]&lt;=[.$H32])*[.$G32]" office:value-type="float" office:value="0">
            <text:p>0</text:p>
          </table:table-cell>
          <table:table-cell table:formula="of:=AND([.CJ$7]&gt;=[.$C32];[.CJ$7]&lt;=[.$H32])*[.$G32]" office:value-type="float" office:value="0">
            <text:p>0</text:p>
          </table:table-cell>
          <table:table-cell table:formula="of:=AND([.CK$7]&gt;=[.$C32];[.CK$7]&lt;=[.$H32])*[.$G32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ortitude</text:p>
          </table:table-cell>
          <table:table-cell office:value-type="float" office:value="1836">
            <text:p>1836</text:p>
          </table:table-cell>
          <table:table-cell office:value-type="float" office:value="13">
            <text:p>13</text:p>
          </table:table-cell>
          <table:table-cell office:value-type="float" office:value="475">
            <text:p>475</text:p>
          </table:table-cell>
          <table:table-cell office:value-type="float" office:value="13">
            <text:p>13</text:p>
          </table:table-cell>
          <table:table-cell office:value-type="float" office:value="475">
            <text:p>475</text:p>
          </table:table-cell>
          <table:table-cell table:formula="of:=[.C33]+[.F33]-1" office:value-type="float" office:value="1848">
            <text:p>1848</text:p>
          </table:table-cell>
          <table:table-cell/>
          <table:table-cell table:formula="of:=AND([.J$7]&gt;=[.$C33];[.J$7]&lt;=[.$H33])*[.$G33]" office:value-type="float" office:value="0">
            <text:p>0</text:p>
          </table:table-cell>
          <table:table-cell table:formula="of:=AND([.K$7]&gt;=[.$C33];[.K$7]&lt;=[.$H33])*[.$G33]" office:value-type="float" office:value="0">
            <text:p>0</text:p>
          </table:table-cell>
          <table:table-cell table:formula="of:=AND([.L$7]&gt;=[.$C33];[.L$7]&lt;=[.$H33])*[.$G33]" office:value-type="float" office:value="0">
            <text:p>0</text:p>
          </table:table-cell>
          <table:table-cell table:formula="of:=AND([.M$7]&gt;=[.$C33];[.M$7]&lt;=[.$H33])*[.$G33]" office:value-type="float" office:value="0">
            <text:p>0</text:p>
          </table:table-cell>
          <table:table-cell table:formula="of:=AND([.N$7]&gt;=[.$C33];[.N$7]&lt;=[.$H33])*[.$G33]" office:value-type="float" office:value="0">
            <text:p>0</text:p>
          </table:table-cell>
          <table:table-cell table:formula="of:=AND([.O$7]&gt;=[.$C33];[.O$7]&lt;=[.$H33])*[.$G33]" office:value-type="float" office:value="0">
            <text:p>0</text:p>
          </table:table-cell>
          <table:table-cell table:formula="of:=AND([.P$7]&gt;=[.$C33];[.P$7]&lt;=[.$H33])*[.$G33]" office:value-type="float" office:value="0">
            <text:p>0</text:p>
          </table:table-cell>
          <table:table-cell table:formula="of:=AND([.Q$7]&gt;=[.$C33];[.Q$7]&lt;=[.$H33])*[.$G33]" office:value-type="float" office:value="0">
            <text:p>0</text:p>
          </table:table-cell>
          <table:table-cell table:formula="of:=AND([.R$7]&gt;=[.$C33];[.R$7]&lt;=[.$H33])*[.$G33]" office:value-type="float" office:value="0">
            <text:p>0</text:p>
          </table:table-cell>
          <table:table-cell table:formula="of:=AND([.S$7]&gt;=[.$C33];[.S$7]&lt;=[.$H33])*[.$G33]" office:value-type="float" office:value="0">
            <text:p>0</text:p>
          </table:table-cell>
          <table:table-cell table:formula="of:=AND([.T$7]&gt;=[.$C33];[.T$7]&lt;=[.$H33])*[.$G33]" office:value-type="float" office:value="0">
            <text:p>0</text:p>
          </table:table-cell>
          <table:table-cell table:formula="of:=AND([.U$7]&gt;=[.$C33];[.U$7]&lt;=[.$H33])*[.$G33]" office:value-type="float" office:value="0">
            <text:p>0</text:p>
          </table:table-cell>
          <table:table-cell table:formula="of:=AND([.V$7]&gt;=[.$C33];[.V$7]&lt;=[.$H33])*[.$G33]" office:value-type="float" office:value="0">
            <text:p>0</text:p>
          </table:table-cell>
          <table:table-cell table:formula="of:=AND([.W$7]&gt;=[.$C33];[.W$7]&lt;=[.$H33])*[.$G33]" office:value-type="float" office:value="0">
            <text:p>0</text:p>
          </table:table-cell>
          <table:table-cell table:formula="of:=AND([.X$7]&gt;=[.$C33];[.X$7]&lt;=[.$H33])*[.$G33]" office:value-type="float" office:value="0">
            <text:p>0</text:p>
          </table:table-cell>
          <table:table-cell table:formula="of:=AND([.Y$7]&gt;=[.$C33];[.Y$7]&lt;=[.$H33])*[.$G33]" office:value-type="float" office:value="0">
            <text:p>0</text:p>
          </table:table-cell>
          <table:table-cell table:formula="of:=AND([.Z$7]&gt;=[.$C33];[.Z$7]&lt;=[.$H33])*[.$G33]" office:value-type="float" office:value="0">
            <text:p>0</text:p>
          </table:table-cell>
          <table:table-cell table:formula="of:=AND([.AA$7]&gt;=[.$C33];[.AA$7]&lt;=[.$H33])*[.$G33]" office:value-type="float" office:value="0">
            <text:p>0</text:p>
          </table:table-cell>
          <table:table-cell table:formula="of:=AND([.AB$7]&gt;=[.$C33];[.AB$7]&lt;=[.$H33])*[.$G33]" office:value-type="float" office:value="0">
            <text:p>0</text:p>
          </table:table-cell>
          <table:table-cell table:formula="of:=AND([.AC$7]&gt;=[.$C33];[.AC$7]&lt;=[.$H33])*[.$G33]" office:value-type="float" office:value="0">
            <text:p>0</text:p>
          </table:table-cell>
          <table:table-cell table:formula="of:=AND([.AD$7]&gt;=[.$C33];[.AD$7]&lt;=[.$H33])*[.$G33]" office:value-type="float" office:value="0">
            <text:p>0</text:p>
          </table:table-cell>
          <table:table-cell table:formula="of:=AND([.AE$7]&gt;=[.$C33];[.AE$7]&lt;=[.$H33])*[.$G33]" office:value-type="float" office:value="0">
            <text:p>0</text:p>
          </table:table-cell>
          <table:table-cell table:formula="of:=AND([.AF$7]&gt;=[.$C33];[.AF$7]&lt;=[.$H33])*[.$G33]" office:value-type="float" office:value="0">
            <text:p>0</text:p>
          </table:table-cell>
          <table:table-cell table:formula="of:=AND([.AG$7]&gt;=[.$C33];[.AG$7]&lt;=[.$H33])*[.$G33]" office:value-type="float" office:value="0">
            <text:p>0</text:p>
          </table:table-cell>
          <table:table-cell table:formula="of:=AND([.AH$7]&gt;=[.$C33];[.AH$7]&lt;=[.$H33])*[.$G33]" office:value-type="float" office:value="0">
            <text:p>0</text:p>
          </table:table-cell>
          <table:table-cell table:formula="of:=AND([.AI$7]&gt;=[.$C33];[.AI$7]&lt;=[.$H33])*[.$G33]" office:value-type="float" office:value="0">
            <text:p>0</text:p>
          </table:table-cell>
          <table:table-cell table:formula="of:=AND([.AJ$7]&gt;=[.$C33];[.AJ$7]&lt;=[.$H33])*[.$G33]" office:value-type="float" office:value="0">
            <text:p>0</text:p>
          </table:table-cell>
          <table:table-cell table:formula="of:=AND([.AK$7]&gt;=[.$C33];[.AK$7]&lt;=[.$H33])*[.$G33]" office:value-type="float" office:value="0">
            <text:p>0</text:p>
          </table:table-cell>
          <table:table-cell table:formula="of:=AND([.AL$7]&gt;=[.$C33];[.AL$7]&lt;=[.$H33])*[.$G33]" office:value-type="float" office:value="0">
            <text:p>0</text:p>
          </table:table-cell>
          <table:table-cell table:formula="of:=AND([.AM$7]&gt;=[.$C33];[.AM$7]&lt;=[.$H33])*[.$G33]" office:value-type="float" office:value="0">
            <text:p>0</text:p>
          </table:table-cell>
          <table:table-cell table:formula="of:=AND([.AN$7]&gt;=[.$C33];[.AN$7]&lt;=[.$H33])*[.$G33]" office:value-type="float" office:value="0">
            <text:p>0</text:p>
          </table:table-cell>
          <table:table-cell table:formula="of:=AND([.AO$7]&gt;=[.$C33];[.AO$7]&lt;=[.$H33])*[.$G33]" office:value-type="float" office:value="0">
            <text:p>0</text:p>
          </table:table-cell>
          <table:table-cell table:formula="of:=AND([.AP$7]&gt;=[.$C33];[.AP$7]&lt;=[.$H33])*[.$G33]" office:value-type="float" office:value="0">
            <text:p>0</text:p>
          </table:table-cell>
          <table:table-cell table:formula="of:=AND([.AQ$7]&gt;=[.$C33];[.AQ$7]&lt;=[.$H33])*[.$G33]" office:value-type="float" office:value="0">
            <text:p>0</text:p>
          </table:table-cell>
          <table:table-cell table:formula="of:=AND([.AR$7]&gt;=[.$C33];[.AR$7]&lt;=[.$H33])*[.$G33]" office:value-type="float" office:value="0">
            <text:p>0</text:p>
          </table:table-cell>
          <table:table-cell table:formula="of:=AND([.AS$7]&gt;=[.$C33];[.AS$7]&lt;=[.$H33])*[.$G33]" office:value-type="float" office:value="0">
            <text:p>0</text:p>
          </table:table-cell>
          <table:table-cell table:formula="of:=AND([.AT$7]&gt;=[.$C33];[.AT$7]&lt;=[.$H33])*[.$G33]" office:value-type="float" office:value="0">
            <text:p>0</text:p>
          </table:table-cell>
          <table:table-cell table:formula="of:=AND([.AU$7]&gt;=[.$C33];[.AU$7]&lt;=[.$H33])*[.$G33]" office:value-type="float" office:value="0">
            <text:p>0</text:p>
          </table:table-cell>
          <table:table-cell table:formula="of:=AND([.AV$7]&gt;=[.$C33];[.AV$7]&lt;=[.$H33])*[.$G33]" office:value-type="float" office:value="0">
            <text:p>0</text:p>
          </table:table-cell>
          <table:table-cell table:formula="of:=AND([.AW$7]&gt;=[.$C33];[.AW$7]&lt;=[.$H33])*[.$G33]" office:value-type="float" office:value="0">
            <text:p>0</text:p>
          </table:table-cell>
          <table:table-cell table:formula="of:=AND([.AX$7]&gt;=[.$C33];[.AX$7]&lt;=[.$H33])*[.$G33]" office:value-type="float" office:value="0">
            <text:p>0</text:p>
          </table:table-cell>
          <table:table-cell table:formula="of:=AND([.AY$7]&gt;=[.$C33];[.AY$7]&lt;=[.$H33])*[.$G33]" office:value-type="float" office:value="0">
            <text:p>0</text:p>
          </table:table-cell>
          <table:table-cell table:formula="of:=AND([.AZ$7]&gt;=[.$C33];[.AZ$7]&lt;=[.$H33])*[.$G33]" office:value-type="float" office:value="0">
            <text:p>0</text:p>
          </table:table-cell>
          <table:table-cell table:formula="of:=AND([.BA$7]&gt;=[.$C33];[.BA$7]&lt;=[.$H33])*[.$G33]" office:value-type="float" office:value="0">
            <text:p>0</text:p>
          </table:table-cell>
          <table:table-cell table:formula="of:=AND([.BB$7]&gt;=[.$C33];[.BB$7]&lt;=[.$H33])*[.$G33]" office:value-type="float" office:value="0">
            <text:p>0</text:p>
          </table:table-cell>
          <table:table-cell table:formula="of:=AND([.BC$7]&gt;=[.$C33];[.BC$7]&lt;=[.$H33])*[.$G33]" office:value-type="float" office:value="0">
            <text:p>0</text:p>
          </table:table-cell>
          <table:table-cell table:formula="of:=AND([.BD$7]&gt;=[.$C33];[.BD$7]&lt;=[.$H33])*[.$G33]" office:value-type="float" office:value="0">
            <text:p>0</text:p>
          </table:table-cell>
          <table:table-cell table:formula="of:=AND([.BE$7]&gt;=[.$C33];[.BE$7]&lt;=[.$H33])*[.$G33]" office:value-type="float" office:value="0">
            <text:p>0</text:p>
          </table:table-cell>
          <table:table-cell table:formula="of:=AND([.BF$7]&gt;=[.$C33];[.BF$7]&lt;=[.$H33])*[.$G33]" office:value-type="float" office:value="0">
            <text:p>0</text:p>
          </table:table-cell>
          <table:table-cell table:formula="of:=AND([.BG$7]&gt;=[.$C33];[.BG$7]&lt;=[.$H33])*[.$G33]" office:value-type="float" office:value="0">
            <text:p>0</text:p>
          </table:table-cell>
          <table:table-cell table:formula="of:=AND([.BH$7]&gt;=[.$C33];[.BH$7]&lt;=[.$H33])*[.$G33]" office:value-type="float" office:value="0">
            <text:p>0</text:p>
          </table:table-cell>
          <table:table-cell table:formula="of:=AND([.BI$7]&gt;=[.$C33];[.BI$7]&lt;=[.$H33])*[.$G33]" office:value-type="float" office:value="0">
            <text:p>0</text:p>
          </table:table-cell>
          <table:table-cell table:formula="of:=AND([.BJ$7]&gt;=[.$C33];[.BJ$7]&lt;=[.$H33])*[.$G33]" office:value-type="float" office:value="0">
            <text:p>0</text:p>
          </table:table-cell>
          <table:table-cell table:formula="of:=AND([.BK$7]&gt;=[.$C33];[.BK$7]&lt;=[.$H33])*[.$G33]" office:value-type="float" office:value="0">
            <text:p>0</text:p>
          </table:table-cell>
          <table:table-cell table:formula="of:=AND([.BL$7]&gt;=[.$C33];[.BL$7]&lt;=[.$H33])*[.$G33]" office:value-type="float" office:value="0">
            <text:p>0</text:p>
          </table:table-cell>
          <table:table-cell table:formula="of:=AND([.BM$7]&gt;=[.$C33];[.BM$7]&lt;=[.$H33])*[.$G33]" office:value-type="float" office:value="0">
            <text:p>0</text:p>
          </table:table-cell>
          <table:table-cell table:formula="of:=AND([.BN$7]&gt;=[.$C33];[.BN$7]&lt;=[.$H33])*[.$G33]" office:value-type="float" office:value="0">
            <text:p>0</text:p>
          </table:table-cell>
          <table:table-cell table:formula="of:=AND([.BO$7]&gt;=[.$C33];[.BO$7]&lt;=[.$H33])*[.$G33]" office:value-type="float" office:value="0">
            <text:p>0</text:p>
          </table:table-cell>
          <table:table-cell table:formula="of:=AND([.BP$7]&gt;=[.$C33];[.BP$7]&lt;=[.$H33])*[.$G33]" office:value-type="float" office:value="0">
            <text:p>0</text:p>
          </table:table-cell>
          <table:table-cell table:formula="of:=AND([.BQ$7]&gt;=[.$C33];[.BQ$7]&lt;=[.$H33])*[.$G33]" office:value-type="float" office:value="475">
            <text:p>475</text:p>
          </table:table-cell>
          <table:table-cell table:formula="of:=AND([.BR$7]&gt;=[.$C33];[.BR$7]&lt;=[.$H33])*[.$G33]" office:value-type="float" office:value="475">
            <text:p>475</text:p>
          </table:table-cell>
          <table:table-cell table:formula="of:=AND([.BS$7]&gt;=[.$C33];[.BS$7]&lt;=[.$H33])*[.$G33]" office:value-type="float" office:value="475">
            <text:p>475</text:p>
          </table:table-cell>
          <table:table-cell table:formula="of:=AND([.BT$7]&gt;=[.$C33];[.BT$7]&lt;=[.$H33])*[.$G33]" office:value-type="float" office:value="475">
            <text:p>475</text:p>
          </table:table-cell>
          <table:table-cell table:formula="of:=AND([.BU$7]&gt;=[.$C33];[.BU$7]&lt;=[.$H33])*[.$G33]" office:value-type="float" office:value="475">
            <text:p>475</text:p>
          </table:table-cell>
          <table:table-cell table:formula="of:=AND([.BV$7]&gt;=[.$C33];[.BV$7]&lt;=[.$H33])*[.$G33]" office:value-type="float" office:value="475">
            <text:p>475</text:p>
          </table:table-cell>
          <table:table-cell table:formula="of:=AND([.BW$7]&gt;=[.$C33];[.BW$7]&lt;=[.$H33])*[.$G33]" office:value-type="float" office:value="475">
            <text:p>475</text:p>
          </table:table-cell>
          <table:table-cell table:formula="of:=AND([.BX$7]&gt;=[.$C33];[.BX$7]&lt;=[.$H33])*[.$G33]" office:value-type="float" office:value="475">
            <text:p>475</text:p>
          </table:table-cell>
          <table:table-cell table:formula="of:=AND([.BY$7]&gt;=[.$C33];[.BY$7]&lt;=[.$H33])*[.$G33]" office:value-type="float" office:value="475">
            <text:p>475</text:p>
          </table:table-cell>
          <table:table-cell table:formula="of:=AND([.BZ$7]&gt;=[.$C33];[.BZ$7]&lt;=[.$H33])*[.$G33]" office:value-type="float" office:value="475">
            <text:p>475</text:p>
          </table:table-cell>
          <table:table-cell table:formula="of:=AND([.CA$7]&gt;=[.$C33];[.CA$7]&lt;=[.$H33])*[.$G33]" office:value-type="float" office:value="475">
            <text:p>475</text:p>
          </table:table-cell>
          <table:table-cell table:formula="of:=AND([.CB$7]&gt;=[.$C33];[.CB$7]&lt;=[.$H33])*[.$G33]" office:value-type="float" office:value="475">
            <text:p>475</text:p>
          </table:table-cell>
          <table:table-cell table:formula="of:=AND([.CC$7]&gt;=[.$C33];[.CC$7]&lt;=[.$H33])*[.$G33]" office:value-type="float" office:value="475">
            <text:p>475</text:p>
          </table:table-cell>
          <table:table-cell table:formula="of:=AND([.CD$7]&gt;=[.$C33];[.CD$7]&lt;=[.$H33])*[.$G33]" office:value-type="float" office:value="0">
            <text:p>0</text:p>
          </table:table-cell>
          <table:table-cell table:formula="of:=AND([.CE$7]&gt;=[.$C33];[.CE$7]&lt;=[.$H33])*[.$G33]" office:value-type="float" office:value="0">
            <text:p>0</text:p>
          </table:table-cell>
          <table:table-cell table:formula="of:=AND([.CF$7]&gt;=[.$C33];[.CF$7]&lt;=[.$H33])*[.$G33]" office:value-type="float" office:value="0">
            <text:p>0</text:p>
          </table:table-cell>
          <table:table-cell table:formula="of:=AND([.CG$7]&gt;=[.$C33];[.CG$7]&lt;=[.$H33])*[.$G33]" office:value-type="float" office:value="0">
            <text:p>0</text:p>
          </table:table-cell>
          <table:table-cell table:formula="of:=AND([.CH$7]&gt;=[.$C33];[.CH$7]&lt;=[.$H33])*[.$G33]" office:value-type="float" office:value="0">
            <text:p>0</text:p>
          </table:table-cell>
          <table:table-cell table:formula="of:=AND([.CI$7]&gt;=[.$C33];[.CI$7]&lt;=[.$H33])*[.$G33]" office:value-type="float" office:value="0">
            <text:p>0</text:p>
          </table:table-cell>
          <table:table-cell table:formula="of:=AND([.CJ$7]&gt;=[.$C33];[.CJ$7]&lt;=[.$H33])*[.$G33]" office:value-type="float" office:value="0">
            <text:p>0</text:p>
          </table:table-cell>
          <table:table-cell table:formula="of:=AND([.CK$7]&gt;=[.$C33];[.CK$7]&lt;=[.$H33])*[.$G33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even</text:p>
          </table:table-cell>
          <table:table-cell office:value-type="float" office:value="1840">
            <text:p>1840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[.C34]+[.F34]-1" office:value-type="float" office:value="1843">
            <text:p>1843</text:p>
          </table:table-cell>
          <table:table-cell/>
          <table:table-cell table:formula="of:=AND([.J$7]&gt;=[.$C34];[.J$7]&lt;=[.$H34])*[.$G34]" office:value-type="float" office:value="0">
            <text:p>0</text:p>
          </table:table-cell>
          <table:table-cell table:formula="of:=AND([.K$7]&gt;=[.$C34];[.K$7]&lt;=[.$H34])*[.$G34]" office:value-type="float" office:value="0">
            <text:p>0</text:p>
          </table:table-cell>
          <table:table-cell table:formula="of:=AND([.L$7]&gt;=[.$C34];[.L$7]&lt;=[.$H34])*[.$G34]" office:value-type="float" office:value="0">
            <text:p>0</text:p>
          </table:table-cell>
          <table:table-cell table:formula="of:=AND([.M$7]&gt;=[.$C34];[.M$7]&lt;=[.$H34])*[.$G34]" office:value-type="float" office:value="0">
            <text:p>0</text:p>
          </table:table-cell>
          <table:table-cell table:formula="of:=AND([.N$7]&gt;=[.$C34];[.N$7]&lt;=[.$H34])*[.$G34]" office:value-type="float" office:value="0">
            <text:p>0</text:p>
          </table:table-cell>
          <table:table-cell table:formula="of:=AND([.O$7]&gt;=[.$C34];[.O$7]&lt;=[.$H34])*[.$G34]" office:value-type="float" office:value="0">
            <text:p>0</text:p>
          </table:table-cell>
          <table:table-cell table:formula="of:=AND([.P$7]&gt;=[.$C34];[.P$7]&lt;=[.$H34])*[.$G34]" office:value-type="float" office:value="0">
            <text:p>0</text:p>
          </table:table-cell>
          <table:table-cell table:formula="of:=AND([.Q$7]&gt;=[.$C34];[.Q$7]&lt;=[.$H34])*[.$G34]" office:value-type="float" office:value="0">
            <text:p>0</text:p>
          </table:table-cell>
          <table:table-cell table:formula="of:=AND([.R$7]&gt;=[.$C34];[.R$7]&lt;=[.$H34])*[.$G34]" office:value-type="float" office:value="0">
            <text:p>0</text:p>
          </table:table-cell>
          <table:table-cell table:formula="of:=AND([.S$7]&gt;=[.$C34];[.S$7]&lt;=[.$H34])*[.$G34]" office:value-type="float" office:value="0">
            <text:p>0</text:p>
          </table:table-cell>
          <table:table-cell table:formula="of:=AND([.T$7]&gt;=[.$C34];[.T$7]&lt;=[.$H34])*[.$G34]" office:value-type="float" office:value="0">
            <text:p>0</text:p>
          </table:table-cell>
          <table:table-cell table:formula="of:=AND([.U$7]&gt;=[.$C34];[.U$7]&lt;=[.$H34])*[.$G34]" office:value-type="float" office:value="0">
            <text:p>0</text:p>
          </table:table-cell>
          <table:table-cell table:formula="of:=AND([.V$7]&gt;=[.$C34];[.V$7]&lt;=[.$H34])*[.$G34]" office:value-type="float" office:value="0">
            <text:p>0</text:p>
          </table:table-cell>
          <table:table-cell table:formula="of:=AND([.W$7]&gt;=[.$C34];[.W$7]&lt;=[.$H34])*[.$G34]" office:value-type="float" office:value="0">
            <text:p>0</text:p>
          </table:table-cell>
          <table:table-cell table:formula="of:=AND([.X$7]&gt;=[.$C34];[.X$7]&lt;=[.$H34])*[.$G34]" office:value-type="float" office:value="0">
            <text:p>0</text:p>
          </table:table-cell>
          <table:table-cell table:formula="of:=AND([.Y$7]&gt;=[.$C34];[.Y$7]&lt;=[.$H34])*[.$G34]" office:value-type="float" office:value="0">
            <text:p>0</text:p>
          </table:table-cell>
          <table:table-cell table:formula="of:=AND([.Z$7]&gt;=[.$C34];[.Z$7]&lt;=[.$H34])*[.$G34]" office:value-type="float" office:value="0">
            <text:p>0</text:p>
          </table:table-cell>
          <table:table-cell table:formula="of:=AND([.AA$7]&gt;=[.$C34];[.AA$7]&lt;=[.$H34])*[.$G34]" office:value-type="float" office:value="0">
            <text:p>0</text:p>
          </table:table-cell>
          <table:table-cell table:formula="of:=AND([.AB$7]&gt;=[.$C34];[.AB$7]&lt;=[.$H34])*[.$G34]" office:value-type="float" office:value="0">
            <text:p>0</text:p>
          </table:table-cell>
          <table:table-cell table:formula="of:=AND([.AC$7]&gt;=[.$C34];[.AC$7]&lt;=[.$H34])*[.$G34]" office:value-type="float" office:value="0">
            <text:p>0</text:p>
          </table:table-cell>
          <table:table-cell table:formula="of:=AND([.AD$7]&gt;=[.$C34];[.AD$7]&lt;=[.$H34])*[.$G34]" office:value-type="float" office:value="0">
            <text:p>0</text:p>
          </table:table-cell>
          <table:table-cell table:formula="of:=AND([.AE$7]&gt;=[.$C34];[.AE$7]&lt;=[.$H34])*[.$G34]" office:value-type="float" office:value="0">
            <text:p>0</text:p>
          </table:table-cell>
          <table:table-cell table:formula="of:=AND([.AF$7]&gt;=[.$C34];[.AF$7]&lt;=[.$H34])*[.$G34]" office:value-type="float" office:value="0">
            <text:p>0</text:p>
          </table:table-cell>
          <table:table-cell table:formula="of:=AND([.AG$7]&gt;=[.$C34];[.AG$7]&lt;=[.$H34])*[.$G34]" office:value-type="float" office:value="0">
            <text:p>0</text:p>
          </table:table-cell>
          <table:table-cell table:formula="of:=AND([.AH$7]&gt;=[.$C34];[.AH$7]&lt;=[.$H34])*[.$G34]" office:value-type="float" office:value="0">
            <text:p>0</text:p>
          </table:table-cell>
          <table:table-cell table:formula="of:=AND([.AI$7]&gt;=[.$C34];[.AI$7]&lt;=[.$H34])*[.$G34]" office:value-type="float" office:value="0">
            <text:p>0</text:p>
          </table:table-cell>
          <table:table-cell table:formula="of:=AND([.AJ$7]&gt;=[.$C34];[.AJ$7]&lt;=[.$H34])*[.$G34]" office:value-type="float" office:value="0">
            <text:p>0</text:p>
          </table:table-cell>
          <table:table-cell table:formula="of:=AND([.AK$7]&gt;=[.$C34];[.AK$7]&lt;=[.$H34])*[.$G34]" office:value-type="float" office:value="0">
            <text:p>0</text:p>
          </table:table-cell>
          <table:table-cell table:formula="of:=AND([.AL$7]&gt;=[.$C34];[.AL$7]&lt;=[.$H34])*[.$G34]" office:value-type="float" office:value="0">
            <text:p>0</text:p>
          </table:table-cell>
          <table:table-cell table:formula="of:=AND([.AM$7]&gt;=[.$C34];[.AM$7]&lt;=[.$H34])*[.$G34]" office:value-type="float" office:value="0">
            <text:p>0</text:p>
          </table:table-cell>
          <table:table-cell table:formula="of:=AND([.AN$7]&gt;=[.$C34];[.AN$7]&lt;=[.$H34])*[.$G34]" office:value-type="float" office:value="0">
            <text:p>0</text:p>
          </table:table-cell>
          <table:table-cell table:formula="of:=AND([.AO$7]&gt;=[.$C34];[.AO$7]&lt;=[.$H34])*[.$G34]" office:value-type="float" office:value="0">
            <text:p>0</text:p>
          </table:table-cell>
          <table:table-cell table:formula="of:=AND([.AP$7]&gt;=[.$C34];[.AP$7]&lt;=[.$H34])*[.$G34]" office:value-type="float" office:value="0">
            <text:p>0</text:p>
          </table:table-cell>
          <table:table-cell table:formula="of:=AND([.AQ$7]&gt;=[.$C34];[.AQ$7]&lt;=[.$H34])*[.$G34]" office:value-type="float" office:value="0">
            <text:p>0</text:p>
          </table:table-cell>
          <table:table-cell table:formula="of:=AND([.AR$7]&gt;=[.$C34];[.AR$7]&lt;=[.$H34])*[.$G34]" office:value-type="float" office:value="0">
            <text:p>0</text:p>
          </table:table-cell>
          <table:table-cell table:formula="of:=AND([.AS$7]&gt;=[.$C34];[.AS$7]&lt;=[.$H34])*[.$G34]" office:value-type="float" office:value="0">
            <text:p>0</text:p>
          </table:table-cell>
          <table:table-cell table:formula="of:=AND([.AT$7]&gt;=[.$C34];[.AT$7]&lt;=[.$H34])*[.$G34]" office:value-type="float" office:value="0">
            <text:p>0</text:p>
          </table:table-cell>
          <table:table-cell table:formula="of:=AND([.AU$7]&gt;=[.$C34];[.AU$7]&lt;=[.$H34])*[.$G34]" office:value-type="float" office:value="0">
            <text:p>0</text:p>
          </table:table-cell>
          <table:table-cell table:formula="of:=AND([.AV$7]&gt;=[.$C34];[.AV$7]&lt;=[.$H34])*[.$G34]" office:value-type="float" office:value="0">
            <text:p>0</text:p>
          </table:table-cell>
          <table:table-cell table:formula="of:=AND([.AW$7]&gt;=[.$C34];[.AW$7]&lt;=[.$H34])*[.$G34]" office:value-type="float" office:value="0">
            <text:p>0</text:p>
          </table:table-cell>
          <table:table-cell table:formula="of:=AND([.AX$7]&gt;=[.$C34];[.AX$7]&lt;=[.$H34])*[.$G34]" office:value-type="float" office:value="0">
            <text:p>0</text:p>
          </table:table-cell>
          <table:table-cell table:formula="of:=AND([.AY$7]&gt;=[.$C34];[.AY$7]&lt;=[.$H34])*[.$G34]" office:value-type="float" office:value="0">
            <text:p>0</text:p>
          </table:table-cell>
          <table:table-cell table:formula="of:=AND([.AZ$7]&gt;=[.$C34];[.AZ$7]&lt;=[.$H34])*[.$G34]" office:value-type="float" office:value="0">
            <text:p>0</text:p>
          </table:table-cell>
          <table:table-cell table:formula="of:=AND([.BA$7]&gt;=[.$C34];[.BA$7]&lt;=[.$H34])*[.$G34]" office:value-type="float" office:value="0">
            <text:p>0</text:p>
          </table:table-cell>
          <table:table-cell table:formula="of:=AND([.BB$7]&gt;=[.$C34];[.BB$7]&lt;=[.$H34])*[.$G34]" office:value-type="float" office:value="0">
            <text:p>0</text:p>
          </table:table-cell>
          <table:table-cell table:formula="of:=AND([.BC$7]&gt;=[.$C34];[.BC$7]&lt;=[.$H34])*[.$G34]" office:value-type="float" office:value="0">
            <text:p>0</text:p>
          </table:table-cell>
          <table:table-cell table:formula="of:=AND([.BD$7]&gt;=[.$C34];[.BD$7]&lt;=[.$H34])*[.$G34]" office:value-type="float" office:value="0">
            <text:p>0</text:p>
          </table:table-cell>
          <table:table-cell table:formula="of:=AND([.BE$7]&gt;=[.$C34];[.BE$7]&lt;=[.$H34])*[.$G34]" office:value-type="float" office:value="0">
            <text:p>0</text:p>
          </table:table-cell>
          <table:table-cell table:formula="of:=AND([.BF$7]&gt;=[.$C34];[.BF$7]&lt;=[.$H34])*[.$G34]" office:value-type="float" office:value="0">
            <text:p>0</text:p>
          </table:table-cell>
          <table:table-cell table:formula="of:=AND([.BG$7]&gt;=[.$C34];[.BG$7]&lt;=[.$H34])*[.$G34]" office:value-type="float" office:value="0">
            <text:p>0</text:p>
          </table:table-cell>
          <table:table-cell table:formula="of:=AND([.BH$7]&gt;=[.$C34];[.BH$7]&lt;=[.$H34])*[.$G34]" office:value-type="float" office:value="0">
            <text:p>0</text:p>
          </table:table-cell>
          <table:table-cell table:formula="of:=AND([.BI$7]&gt;=[.$C34];[.BI$7]&lt;=[.$H34])*[.$G34]" office:value-type="float" office:value="0">
            <text:p>0</text:p>
          </table:table-cell>
          <table:table-cell table:formula="of:=AND([.BJ$7]&gt;=[.$C34];[.BJ$7]&lt;=[.$H34])*[.$G34]" office:value-type="float" office:value="0">
            <text:p>0</text:p>
          </table:table-cell>
          <table:table-cell table:formula="of:=AND([.BK$7]&gt;=[.$C34];[.BK$7]&lt;=[.$H34])*[.$G34]" office:value-type="float" office:value="0">
            <text:p>0</text:p>
          </table:table-cell>
          <table:table-cell table:formula="of:=AND([.BL$7]&gt;=[.$C34];[.BL$7]&lt;=[.$H34])*[.$G34]" office:value-type="float" office:value="0">
            <text:p>0</text:p>
          </table:table-cell>
          <table:table-cell table:formula="of:=AND([.BM$7]&gt;=[.$C34];[.BM$7]&lt;=[.$H34])*[.$G34]" office:value-type="float" office:value="0">
            <text:p>0</text:p>
          </table:table-cell>
          <table:table-cell table:formula="of:=AND([.BN$7]&gt;=[.$C34];[.BN$7]&lt;=[.$H34])*[.$G34]" office:value-type="float" office:value="0">
            <text:p>0</text:p>
          </table:table-cell>
          <table:table-cell table:formula="of:=AND([.BO$7]&gt;=[.$C34];[.BO$7]&lt;=[.$H34])*[.$G34]" office:value-type="float" office:value="0">
            <text:p>0</text:p>
          </table:table-cell>
          <table:table-cell table:formula="of:=AND([.BP$7]&gt;=[.$C34];[.BP$7]&lt;=[.$H34])*[.$G34]" office:value-type="float" office:value="0">
            <text:p>0</text:p>
          </table:table-cell>
          <table:table-cell table:formula="of:=AND([.BQ$7]&gt;=[.$C34];[.BQ$7]&lt;=[.$H34])*[.$G34]" office:value-type="float" office:value="0">
            <text:p>0</text:p>
          </table:table-cell>
          <table:table-cell table:formula="of:=AND([.BR$7]&gt;=[.$C34];[.BR$7]&lt;=[.$H34])*[.$G34]" office:value-type="float" office:value="0">
            <text:p>0</text:p>
          </table:table-cell>
          <table:table-cell table:formula="of:=AND([.BS$7]&gt;=[.$C34];[.BS$7]&lt;=[.$H34])*[.$G34]" office:value-type="float" office:value="0">
            <text:p>0</text:p>
          </table:table-cell>
          <table:table-cell table:formula="of:=AND([.BT$7]&gt;=[.$C34];[.BT$7]&lt;=[.$H34])*[.$G34]" office:value-type="float" office:value="0">
            <text:p>0</text:p>
          </table:table-cell>
          <table:table-cell table:formula="of:=AND([.BU$7]&gt;=[.$C34];[.BU$7]&lt;=[.$H34])*[.$G34]" office:value-type="float" office:value="80">
            <text:p>80</text:p>
          </table:table-cell>
          <table:table-cell table:formula="of:=AND([.BV$7]&gt;=[.$C34];[.BV$7]&lt;=[.$H34])*[.$G34]" office:value-type="float" office:value="80">
            <text:p>80</text:p>
          </table:table-cell>
          <table:table-cell table:formula="of:=AND([.BW$7]&gt;=[.$C34];[.BW$7]&lt;=[.$H34])*[.$G34]" office:value-type="float" office:value="80">
            <text:p>80</text:p>
          </table:table-cell>
          <table:table-cell table:formula="of:=AND([.BX$7]&gt;=[.$C34];[.BX$7]&lt;=[.$H34])*[.$G34]" office:value-type="float" office:value="80">
            <text:p>80</text:p>
          </table:table-cell>
          <table:table-cell table:formula="of:=AND([.BY$7]&gt;=[.$C34];[.BY$7]&lt;=[.$H34])*[.$G34]" office:value-type="float" office:value="0">
            <text:p>0</text:p>
          </table:table-cell>
          <table:table-cell table:formula="of:=AND([.BZ$7]&gt;=[.$C34];[.BZ$7]&lt;=[.$H34])*[.$G34]" office:value-type="float" office:value="0">
            <text:p>0</text:p>
          </table:table-cell>
          <table:table-cell table:formula="of:=AND([.CA$7]&gt;=[.$C34];[.CA$7]&lt;=[.$H34])*[.$G34]" office:value-type="float" office:value="0">
            <text:p>0</text:p>
          </table:table-cell>
          <table:table-cell table:formula="of:=AND([.CB$7]&gt;=[.$C34];[.CB$7]&lt;=[.$H34])*[.$G34]" office:value-type="float" office:value="0">
            <text:p>0</text:p>
          </table:table-cell>
          <table:table-cell table:formula="of:=AND([.CC$7]&gt;=[.$C34];[.CC$7]&lt;=[.$H34])*[.$G34]" office:value-type="float" office:value="0">
            <text:p>0</text:p>
          </table:table-cell>
          <table:table-cell table:formula="of:=AND([.CD$7]&gt;=[.$C34];[.CD$7]&lt;=[.$H34])*[.$G34]" office:value-type="float" office:value="0">
            <text:p>0</text:p>
          </table:table-cell>
          <table:table-cell table:formula="of:=AND([.CE$7]&gt;=[.$C34];[.CE$7]&lt;=[.$H34])*[.$G34]" office:value-type="float" office:value="0">
            <text:p>0</text:p>
          </table:table-cell>
          <table:table-cell table:formula="of:=AND([.CF$7]&gt;=[.$C34];[.CF$7]&lt;=[.$H34])*[.$G34]" office:value-type="float" office:value="0">
            <text:p>0</text:p>
          </table:table-cell>
          <table:table-cell table:formula="of:=AND([.CG$7]&gt;=[.$C34];[.CG$7]&lt;=[.$H34])*[.$G34]" office:value-type="float" office:value="0">
            <text:p>0</text:p>
          </table:table-cell>
          <table:table-cell table:formula="of:=AND([.CH$7]&gt;=[.$C34];[.CH$7]&lt;=[.$H34])*[.$G34]" office:value-type="float" office:value="0">
            <text:p>0</text:p>
          </table:table-cell>
          <table:table-cell table:formula="of:=AND([.CI$7]&gt;=[.$C34];[.CI$7]&lt;=[.$H34])*[.$G34]" office:value-type="float" office:value="0">
            <text:p>0</text:p>
          </table:table-cell>
          <table:table-cell table:formula="of:=AND([.CJ$7]&gt;=[.$C34];[.CJ$7]&lt;=[.$H34])*[.$G34]" office:value-type="float" office:value="0">
            <text:p>0</text:p>
          </table:table-cell>
          <table:table-cell table:formula="of:=AND([.CK$7]&gt;=[.$C34];[.CK$7]&lt;=[.$H34])*[.$G34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tirling Castle</text:p>
          </table:table-cell>
          <table:table-cell office:value-type="float" office:value="1840">
            <text:p>1840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table:formula="of:=[.C35]+[.F35]-1" office:value-type="float" office:value="1854">
            <text:p>1854</text:p>
          </table:table-cell>
          <table:table-cell/>
          <table:table-cell table:formula="of:=AND([.J$7]&gt;=[.$C35];[.J$7]&lt;=[.$H35])*[.$G35]" office:value-type="float" office:value="0">
            <text:p>0</text:p>
          </table:table-cell>
          <table:table-cell table:formula="of:=AND([.K$7]&gt;=[.$C35];[.K$7]&lt;=[.$H35])*[.$G35]" office:value-type="float" office:value="0">
            <text:p>0</text:p>
          </table:table-cell>
          <table:table-cell table:formula="of:=AND([.L$7]&gt;=[.$C35];[.L$7]&lt;=[.$H35])*[.$G35]" office:value-type="float" office:value="0">
            <text:p>0</text:p>
          </table:table-cell>
          <table:table-cell table:formula="of:=AND([.M$7]&gt;=[.$C35];[.M$7]&lt;=[.$H35])*[.$G35]" office:value-type="float" office:value="0">
            <text:p>0</text:p>
          </table:table-cell>
          <table:table-cell table:formula="of:=AND([.N$7]&gt;=[.$C35];[.N$7]&lt;=[.$H35])*[.$G35]" office:value-type="float" office:value="0">
            <text:p>0</text:p>
          </table:table-cell>
          <table:table-cell table:formula="of:=AND([.O$7]&gt;=[.$C35];[.O$7]&lt;=[.$H35])*[.$G35]" office:value-type="float" office:value="0">
            <text:p>0</text:p>
          </table:table-cell>
          <table:table-cell table:formula="of:=AND([.P$7]&gt;=[.$C35];[.P$7]&lt;=[.$H35])*[.$G35]" office:value-type="float" office:value="0">
            <text:p>0</text:p>
          </table:table-cell>
          <table:table-cell table:formula="of:=AND([.Q$7]&gt;=[.$C35];[.Q$7]&lt;=[.$H35])*[.$G35]" office:value-type="float" office:value="0">
            <text:p>0</text:p>
          </table:table-cell>
          <table:table-cell table:formula="of:=AND([.R$7]&gt;=[.$C35];[.R$7]&lt;=[.$H35])*[.$G35]" office:value-type="float" office:value="0">
            <text:p>0</text:p>
          </table:table-cell>
          <table:table-cell table:formula="of:=AND([.S$7]&gt;=[.$C35];[.S$7]&lt;=[.$H35])*[.$G35]" office:value-type="float" office:value="0">
            <text:p>0</text:p>
          </table:table-cell>
          <table:table-cell table:formula="of:=AND([.T$7]&gt;=[.$C35];[.T$7]&lt;=[.$H35])*[.$G35]" office:value-type="float" office:value="0">
            <text:p>0</text:p>
          </table:table-cell>
          <table:table-cell table:formula="of:=AND([.U$7]&gt;=[.$C35];[.U$7]&lt;=[.$H35])*[.$G35]" office:value-type="float" office:value="0">
            <text:p>0</text:p>
          </table:table-cell>
          <table:table-cell table:formula="of:=AND([.V$7]&gt;=[.$C35];[.V$7]&lt;=[.$H35])*[.$G35]" office:value-type="float" office:value="0">
            <text:p>0</text:p>
          </table:table-cell>
          <table:table-cell table:formula="of:=AND([.W$7]&gt;=[.$C35];[.W$7]&lt;=[.$H35])*[.$G35]" office:value-type="float" office:value="0">
            <text:p>0</text:p>
          </table:table-cell>
          <table:table-cell table:formula="of:=AND([.X$7]&gt;=[.$C35];[.X$7]&lt;=[.$H35])*[.$G35]" office:value-type="float" office:value="0">
            <text:p>0</text:p>
          </table:table-cell>
          <table:table-cell table:formula="of:=AND([.Y$7]&gt;=[.$C35];[.Y$7]&lt;=[.$H35])*[.$G35]" office:value-type="float" office:value="0">
            <text:p>0</text:p>
          </table:table-cell>
          <table:table-cell table:formula="of:=AND([.Z$7]&gt;=[.$C35];[.Z$7]&lt;=[.$H35])*[.$G35]" office:value-type="float" office:value="0">
            <text:p>0</text:p>
          </table:table-cell>
          <table:table-cell table:formula="of:=AND([.AA$7]&gt;=[.$C35];[.AA$7]&lt;=[.$H35])*[.$G35]" office:value-type="float" office:value="0">
            <text:p>0</text:p>
          </table:table-cell>
          <table:table-cell table:formula="of:=AND([.AB$7]&gt;=[.$C35];[.AB$7]&lt;=[.$H35])*[.$G35]" office:value-type="float" office:value="0">
            <text:p>0</text:p>
          </table:table-cell>
          <table:table-cell table:formula="of:=AND([.AC$7]&gt;=[.$C35];[.AC$7]&lt;=[.$H35])*[.$G35]" office:value-type="float" office:value="0">
            <text:p>0</text:p>
          </table:table-cell>
          <table:table-cell table:formula="of:=AND([.AD$7]&gt;=[.$C35];[.AD$7]&lt;=[.$H35])*[.$G35]" office:value-type="float" office:value="0">
            <text:p>0</text:p>
          </table:table-cell>
          <table:table-cell table:formula="of:=AND([.AE$7]&gt;=[.$C35];[.AE$7]&lt;=[.$H35])*[.$G35]" office:value-type="float" office:value="0">
            <text:p>0</text:p>
          </table:table-cell>
          <table:table-cell table:formula="of:=AND([.AF$7]&gt;=[.$C35];[.AF$7]&lt;=[.$H35])*[.$G35]" office:value-type="float" office:value="0">
            <text:p>0</text:p>
          </table:table-cell>
          <table:table-cell table:formula="of:=AND([.AG$7]&gt;=[.$C35];[.AG$7]&lt;=[.$H35])*[.$G35]" office:value-type="float" office:value="0">
            <text:p>0</text:p>
          </table:table-cell>
          <table:table-cell table:formula="of:=AND([.AH$7]&gt;=[.$C35];[.AH$7]&lt;=[.$H35])*[.$G35]" office:value-type="float" office:value="0">
            <text:p>0</text:p>
          </table:table-cell>
          <table:table-cell table:formula="of:=AND([.AI$7]&gt;=[.$C35];[.AI$7]&lt;=[.$H35])*[.$G35]" office:value-type="float" office:value="0">
            <text:p>0</text:p>
          </table:table-cell>
          <table:table-cell table:formula="of:=AND([.AJ$7]&gt;=[.$C35];[.AJ$7]&lt;=[.$H35])*[.$G35]" office:value-type="float" office:value="0">
            <text:p>0</text:p>
          </table:table-cell>
          <table:table-cell table:formula="of:=AND([.AK$7]&gt;=[.$C35];[.AK$7]&lt;=[.$H35])*[.$G35]" office:value-type="float" office:value="0">
            <text:p>0</text:p>
          </table:table-cell>
          <table:table-cell table:formula="of:=AND([.AL$7]&gt;=[.$C35];[.AL$7]&lt;=[.$H35])*[.$G35]" office:value-type="float" office:value="0">
            <text:p>0</text:p>
          </table:table-cell>
          <table:table-cell table:formula="of:=AND([.AM$7]&gt;=[.$C35];[.AM$7]&lt;=[.$H35])*[.$G35]" office:value-type="float" office:value="0">
            <text:p>0</text:p>
          </table:table-cell>
          <table:table-cell table:formula="of:=AND([.AN$7]&gt;=[.$C35];[.AN$7]&lt;=[.$H35])*[.$G35]" office:value-type="float" office:value="0">
            <text:p>0</text:p>
          </table:table-cell>
          <table:table-cell table:formula="of:=AND([.AO$7]&gt;=[.$C35];[.AO$7]&lt;=[.$H35])*[.$G35]" office:value-type="float" office:value="0">
            <text:p>0</text:p>
          </table:table-cell>
          <table:table-cell table:formula="of:=AND([.AP$7]&gt;=[.$C35];[.AP$7]&lt;=[.$H35])*[.$G35]" office:value-type="float" office:value="0">
            <text:p>0</text:p>
          </table:table-cell>
          <table:table-cell table:formula="of:=AND([.AQ$7]&gt;=[.$C35];[.AQ$7]&lt;=[.$H35])*[.$G35]" office:value-type="float" office:value="0">
            <text:p>0</text:p>
          </table:table-cell>
          <table:table-cell table:formula="of:=AND([.AR$7]&gt;=[.$C35];[.AR$7]&lt;=[.$H35])*[.$G35]" office:value-type="float" office:value="0">
            <text:p>0</text:p>
          </table:table-cell>
          <table:table-cell table:formula="of:=AND([.AS$7]&gt;=[.$C35];[.AS$7]&lt;=[.$H35])*[.$G35]" office:value-type="float" office:value="0">
            <text:p>0</text:p>
          </table:table-cell>
          <table:table-cell table:formula="of:=AND([.AT$7]&gt;=[.$C35];[.AT$7]&lt;=[.$H35])*[.$G35]" office:value-type="float" office:value="0">
            <text:p>0</text:p>
          </table:table-cell>
          <table:table-cell table:formula="of:=AND([.AU$7]&gt;=[.$C35];[.AU$7]&lt;=[.$H35])*[.$G35]" office:value-type="float" office:value="0">
            <text:p>0</text:p>
          </table:table-cell>
          <table:table-cell table:formula="of:=AND([.AV$7]&gt;=[.$C35];[.AV$7]&lt;=[.$H35])*[.$G35]" office:value-type="float" office:value="0">
            <text:p>0</text:p>
          </table:table-cell>
          <table:table-cell table:formula="of:=AND([.AW$7]&gt;=[.$C35];[.AW$7]&lt;=[.$H35])*[.$G35]" office:value-type="float" office:value="0">
            <text:p>0</text:p>
          </table:table-cell>
          <table:table-cell table:formula="of:=AND([.AX$7]&gt;=[.$C35];[.AX$7]&lt;=[.$H35])*[.$G35]" office:value-type="float" office:value="0">
            <text:p>0</text:p>
          </table:table-cell>
          <table:table-cell table:formula="of:=AND([.AY$7]&gt;=[.$C35];[.AY$7]&lt;=[.$H35])*[.$G35]" office:value-type="float" office:value="0">
            <text:p>0</text:p>
          </table:table-cell>
          <table:table-cell table:formula="of:=AND([.AZ$7]&gt;=[.$C35];[.AZ$7]&lt;=[.$H35])*[.$G35]" office:value-type="float" office:value="0">
            <text:p>0</text:p>
          </table:table-cell>
          <table:table-cell table:formula="of:=AND([.BA$7]&gt;=[.$C35];[.BA$7]&lt;=[.$H35])*[.$G35]" office:value-type="float" office:value="0">
            <text:p>0</text:p>
          </table:table-cell>
          <table:table-cell table:formula="of:=AND([.BB$7]&gt;=[.$C35];[.BB$7]&lt;=[.$H35])*[.$G35]" office:value-type="float" office:value="0">
            <text:p>0</text:p>
          </table:table-cell>
          <table:table-cell table:formula="of:=AND([.BC$7]&gt;=[.$C35];[.BC$7]&lt;=[.$H35])*[.$G35]" office:value-type="float" office:value="0">
            <text:p>0</text:p>
          </table:table-cell>
          <table:table-cell table:formula="of:=AND([.BD$7]&gt;=[.$C35];[.BD$7]&lt;=[.$H35])*[.$G35]" office:value-type="float" office:value="0">
            <text:p>0</text:p>
          </table:table-cell>
          <table:table-cell table:formula="of:=AND([.BE$7]&gt;=[.$C35];[.BE$7]&lt;=[.$H35])*[.$G35]" office:value-type="float" office:value="0">
            <text:p>0</text:p>
          </table:table-cell>
          <table:table-cell table:formula="of:=AND([.BF$7]&gt;=[.$C35];[.BF$7]&lt;=[.$H35])*[.$G35]" office:value-type="float" office:value="0">
            <text:p>0</text:p>
          </table:table-cell>
          <table:table-cell table:formula="of:=AND([.BG$7]&gt;=[.$C35];[.BG$7]&lt;=[.$H35])*[.$G35]" office:value-type="float" office:value="0">
            <text:p>0</text:p>
          </table:table-cell>
          <table:table-cell table:formula="of:=AND([.BH$7]&gt;=[.$C35];[.BH$7]&lt;=[.$H35])*[.$G35]" office:value-type="float" office:value="0">
            <text:p>0</text:p>
          </table:table-cell>
          <table:table-cell table:formula="of:=AND([.BI$7]&gt;=[.$C35];[.BI$7]&lt;=[.$H35])*[.$G35]" office:value-type="float" office:value="0">
            <text:p>0</text:p>
          </table:table-cell>
          <table:table-cell table:formula="of:=AND([.BJ$7]&gt;=[.$C35];[.BJ$7]&lt;=[.$H35])*[.$G35]" office:value-type="float" office:value="0">
            <text:p>0</text:p>
          </table:table-cell>
          <table:table-cell table:formula="of:=AND([.BK$7]&gt;=[.$C35];[.BK$7]&lt;=[.$H35])*[.$G35]" office:value-type="float" office:value="0">
            <text:p>0</text:p>
          </table:table-cell>
          <table:table-cell table:formula="of:=AND([.BL$7]&gt;=[.$C35];[.BL$7]&lt;=[.$H35])*[.$G35]" office:value-type="float" office:value="0">
            <text:p>0</text:p>
          </table:table-cell>
          <table:table-cell table:formula="of:=AND([.BM$7]&gt;=[.$C35];[.BM$7]&lt;=[.$H35])*[.$G35]" office:value-type="float" office:value="0">
            <text:p>0</text:p>
          </table:table-cell>
          <table:table-cell table:formula="of:=AND([.BN$7]&gt;=[.$C35];[.BN$7]&lt;=[.$H35])*[.$G35]" office:value-type="float" office:value="0">
            <text:p>0</text:p>
          </table:table-cell>
          <table:table-cell table:formula="of:=AND([.BO$7]&gt;=[.$C35];[.BO$7]&lt;=[.$H35])*[.$G35]" office:value-type="float" office:value="0">
            <text:p>0</text:p>
          </table:table-cell>
          <table:table-cell table:formula="of:=AND([.BP$7]&gt;=[.$C35];[.BP$7]&lt;=[.$H35])*[.$G35]" office:value-type="float" office:value="0">
            <text:p>0</text:p>
          </table:table-cell>
          <table:table-cell table:formula="of:=AND([.BQ$7]&gt;=[.$C35];[.BQ$7]&lt;=[.$H35])*[.$G35]" office:value-type="float" office:value="0">
            <text:p>0</text:p>
          </table:table-cell>
          <table:table-cell table:formula="of:=AND([.BR$7]&gt;=[.$C35];[.BR$7]&lt;=[.$H35])*[.$G35]" office:value-type="float" office:value="0">
            <text:p>0</text:p>
          </table:table-cell>
          <table:table-cell table:formula="of:=AND([.BS$7]&gt;=[.$C35];[.BS$7]&lt;=[.$H35])*[.$G35]" office:value-type="float" office:value="0">
            <text:p>0</text:p>
          </table:table-cell>
          <table:table-cell table:formula="of:=AND([.BT$7]&gt;=[.$C35];[.BT$7]&lt;=[.$H35])*[.$G35]" office:value-type="float" office:value="0">
            <text:p>0</text:p>
          </table:table-cell>
          <table:table-cell table:formula="of:=AND([.BU$7]&gt;=[.$C35];[.BU$7]&lt;=[.$H35])*[.$G35]" office:value-type="float" office:value="350">
            <text:p>350</text:p>
          </table:table-cell>
          <table:table-cell table:formula="of:=AND([.BV$7]&gt;=[.$C35];[.BV$7]&lt;=[.$H35])*[.$G35]" office:value-type="float" office:value="350">
            <text:p>350</text:p>
          </table:table-cell>
          <table:table-cell table:formula="of:=AND([.BW$7]&gt;=[.$C35];[.BW$7]&lt;=[.$H35])*[.$G35]" office:value-type="float" office:value="350">
            <text:p>350</text:p>
          </table:table-cell>
          <table:table-cell table:formula="of:=AND([.BX$7]&gt;=[.$C35];[.BX$7]&lt;=[.$H35])*[.$G35]" office:value-type="float" office:value="350">
            <text:p>350</text:p>
          </table:table-cell>
          <table:table-cell table:formula="of:=AND([.BY$7]&gt;=[.$C35];[.BY$7]&lt;=[.$H35])*[.$G35]" office:value-type="float" office:value="350">
            <text:p>350</text:p>
          </table:table-cell>
          <table:table-cell table:formula="of:=AND([.BZ$7]&gt;=[.$C35];[.BZ$7]&lt;=[.$H35])*[.$G35]" office:value-type="float" office:value="350">
            <text:p>350</text:p>
          </table:table-cell>
          <table:table-cell table:formula="of:=AND([.CA$7]&gt;=[.$C35];[.CA$7]&lt;=[.$H35])*[.$G35]" office:value-type="float" office:value="350">
            <text:p>350</text:p>
          </table:table-cell>
          <table:table-cell table:formula="of:=AND([.CB$7]&gt;=[.$C35];[.CB$7]&lt;=[.$H35])*[.$G35]" office:value-type="float" office:value="350">
            <text:p>350</text:p>
          </table:table-cell>
          <table:table-cell table:formula="of:=AND([.CC$7]&gt;=[.$C35];[.CC$7]&lt;=[.$H35])*[.$G35]" office:value-type="float" office:value="350">
            <text:p>350</text:p>
          </table:table-cell>
          <table:table-cell table:formula="of:=AND([.CD$7]&gt;=[.$C35];[.CD$7]&lt;=[.$H35])*[.$G35]" office:value-type="float" office:value="350">
            <text:p>350</text:p>
          </table:table-cell>
          <table:table-cell table:formula="of:=AND([.CE$7]&gt;=[.$C35];[.CE$7]&lt;=[.$H35])*[.$G35]" office:value-type="float" office:value="350">
            <text:p>350</text:p>
          </table:table-cell>
          <table:table-cell table:formula="of:=AND([.CF$7]&gt;=[.$C35];[.CF$7]&lt;=[.$H35])*[.$G35]" office:value-type="float" office:value="350">
            <text:p>350</text:p>
          </table:table-cell>
          <table:table-cell table:formula="of:=AND([.CG$7]&gt;=[.$C35];[.CG$7]&lt;=[.$H35])*[.$G35]" office:value-type="float" office:value="350">
            <text:p>350</text:p>
          </table:table-cell>
          <table:table-cell table:formula="of:=AND([.CH$7]&gt;=[.$C35];[.CH$7]&lt;=[.$H35])*[.$G35]" office:value-type="float" office:value="350">
            <text:p>350</text:p>
          </table:table-cell>
          <table:table-cell table:formula="of:=AND([.CI$7]&gt;=[.$C35];[.CI$7]&lt;=[.$H35])*[.$G35]" office:value-type="float" office:value="350">
            <text:p>350</text:p>
          </table:table-cell>
          <table:table-cell table:formula="of:=AND([.CJ$7]&gt;=[.$C35];[.CJ$7]&lt;=[.$H35])*[.$G35]" office:value-type="float" office:value="0">
            <text:p>0</text:p>
          </table:table-cell>
          <table:table-cell table:formula="of:=AND([.CK$7]&gt;=[.$C35];[.CK$7]&lt;=[.$H35])*[.$G35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arrior</text:p>
          </table:table-cell>
          <table:table-cell office:value-type="float" office:value="1840">
            <text:p>1840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table:formula="of:=[.C36]+[.F36]-1" office:value-type="float" office:value="1854">
            <text:p>1854</text:p>
          </table:table-cell>
          <table:table-cell/>
          <table:table-cell table:formula="of:=AND([.J$7]&gt;=[.$C36];[.J$7]&lt;=[.$H36])*[.$G36]" office:value-type="float" office:value="0">
            <text:p>0</text:p>
          </table:table-cell>
          <table:table-cell table:formula="of:=AND([.K$7]&gt;=[.$C36];[.K$7]&lt;=[.$H36])*[.$G36]" office:value-type="float" office:value="0">
            <text:p>0</text:p>
          </table:table-cell>
          <table:table-cell table:formula="of:=AND([.L$7]&gt;=[.$C36];[.L$7]&lt;=[.$H36])*[.$G36]" office:value-type="float" office:value="0">
            <text:p>0</text:p>
          </table:table-cell>
          <table:table-cell table:formula="of:=AND([.M$7]&gt;=[.$C36];[.M$7]&lt;=[.$H36])*[.$G36]" office:value-type="float" office:value="0">
            <text:p>0</text:p>
          </table:table-cell>
          <table:table-cell table:formula="of:=AND([.N$7]&gt;=[.$C36];[.N$7]&lt;=[.$H36])*[.$G36]" office:value-type="float" office:value="0">
            <text:p>0</text:p>
          </table:table-cell>
          <table:table-cell table:formula="of:=AND([.O$7]&gt;=[.$C36];[.O$7]&lt;=[.$H36])*[.$G36]" office:value-type="float" office:value="0">
            <text:p>0</text:p>
          </table:table-cell>
          <table:table-cell table:formula="of:=AND([.P$7]&gt;=[.$C36];[.P$7]&lt;=[.$H36])*[.$G36]" office:value-type="float" office:value="0">
            <text:p>0</text:p>
          </table:table-cell>
          <table:table-cell table:formula="of:=AND([.Q$7]&gt;=[.$C36];[.Q$7]&lt;=[.$H36])*[.$G36]" office:value-type="float" office:value="0">
            <text:p>0</text:p>
          </table:table-cell>
          <table:table-cell table:formula="of:=AND([.R$7]&gt;=[.$C36];[.R$7]&lt;=[.$H36])*[.$G36]" office:value-type="float" office:value="0">
            <text:p>0</text:p>
          </table:table-cell>
          <table:table-cell table:formula="of:=AND([.S$7]&gt;=[.$C36];[.S$7]&lt;=[.$H36])*[.$G36]" office:value-type="float" office:value="0">
            <text:p>0</text:p>
          </table:table-cell>
          <table:table-cell table:formula="of:=AND([.T$7]&gt;=[.$C36];[.T$7]&lt;=[.$H36])*[.$G36]" office:value-type="float" office:value="0">
            <text:p>0</text:p>
          </table:table-cell>
          <table:table-cell table:formula="of:=AND([.U$7]&gt;=[.$C36];[.U$7]&lt;=[.$H36])*[.$G36]" office:value-type="float" office:value="0">
            <text:p>0</text:p>
          </table:table-cell>
          <table:table-cell table:formula="of:=AND([.V$7]&gt;=[.$C36];[.V$7]&lt;=[.$H36])*[.$G36]" office:value-type="float" office:value="0">
            <text:p>0</text:p>
          </table:table-cell>
          <table:table-cell table:formula="of:=AND([.W$7]&gt;=[.$C36];[.W$7]&lt;=[.$H36])*[.$G36]" office:value-type="float" office:value="0">
            <text:p>0</text:p>
          </table:table-cell>
          <table:table-cell table:formula="of:=AND([.X$7]&gt;=[.$C36];[.X$7]&lt;=[.$H36])*[.$G36]" office:value-type="float" office:value="0">
            <text:p>0</text:p>
          </table:table-cell>
          <table:table-cell table:formula="of:=AND([.Y$7]&gt;=[.$C36];[.Y$7]&lt;=[.$H36])*[.$G36]" office:value-type="float" office:value="0">
            <text:p>0</text:p>
          </table:table-cell>
          <table:table-cell table:formula="of:=AND([.Z$7]&gt;=[.$C36];[.Z$7]&lt;=[.$H36])*[.$G36]" office:value-type="float" office:value="0">
            <text:p>0</text:p>
          </table:table-cell>
          <table:table-cell table:formula="of:=AND([.AA$7]&gt;=[.$C36];[.AA$7]&lt;=[.$H36])*[.$G36]" office:value-type="float" office:value="0">
            <text:p>0</text:p>
          </table:table-cell>
          <table:table-cell table:formula="of:=AND([.AB$7]&gt;=[.$C36];[.AB$7]&lt;=[.$H36])*[.$G36]" office:value-type="float" office:value="0">
            <text:p>0</text:p>
          </table:table-cell>
          <table:table-cell table:formula="of:=AND([.AC$7]&gt;=[.$C36];[.AC$7]&lt;=[.$H36])*[.$G36]" office:value-type="float" office:value="0">
            <text:p>0</text:p>
          </table:table-cell>
          <table:table-cell table:formula="of:=AND([.AD$7]&gt;=[.$C36];[.AD$7]&lt;=[.$H36])*[.$G36]" office:value-type="float" office:value="0">
            <text:p>0</text:p>
          </table:table-cell>
          <table:table-cell table:formula="of:=AND([.AE$7]&gt;=[.$C36];[.AE$7]&lt;=[.$H36])*[.$G36]" office:value-type="float" office:value="0">
            <text:p>0</text:p>
          </table:table-cell>
          <table:table-cell table:formula="of:=AND([.AF$7]&gt;=[.$C36];[.AF$7]&lt;=[.$H36])*[.$G36]" office:value-type="float" office:value="0">
            <text:p>0</text:p>
          </table:table-cell>
          <table:table-cell table:formula="of:=AND([.AG$7]&gt;=[.$C36];[.AG$7]&lt;=[.$H36])*[.$G36]" office:value-type="float" office:value="0">
            <text:p>0</text:p>
          </table:table-cell>
          <table:table-cell table:formula="of:=AND([.AH$7]&gt;=[.$C36];[.AH$7]&lt;=[.$H36])*[.$G36]" office:value-type="float" office:value="0">
            <text:p>0</text:p>
          </table:table-cell>
          <table:table-cell table:formula="of:=AND([.AI$7]&gt;=[.$C36];[.AI$7]&lt;=[.$H36])*[.$G36]" office:value-type="float" office:value="0">
            <text:p>0</text:p>
          </table:table-cell>
          <table:table-cell table:formula="of:=AND([.AJ$7]&gt;=[.$C36];[.AJ$7]&lt;=[.$H36])*[.$G36]" office:value-type="float" office:value="0">
            <text:p>0</text:p>
          </table:table-cell>
          <table:table-cell table:formula="of:=AND([.AK$7]&gt;=[.$C36];[.AK$7]&lt;=[.$H36])*[.$G36]" office:value-type="float" office:value="0">
            <text:p>0</text:p>
          </table:table-cell>
          <table:table-cell table:formula="of:=AND([.AL$7]&gt;=[.$C36];[.AL$7]&lt;=[.$H36])*[.$G36]" office:value-type="float" office:value="0">
            <text:p>0</text:p>
          </table:table-cell>
          <table:table-cell table:formula="of:=AND([.AM$7]&gt;=[.$C36];[.AM$7]&lt;=[.$H36])*[.$G36]" office:value-type="float" office:value="0">
            <text:p>0</text:p>
          </table:table-cell>
          <table:table-cell table:formula="of:=AND([.AN$7]&gt;=[.$C36];[.AN$7]&lt;=[.$H36])*[.$G36]" office:value-type="float" office:value="0">
            <text:p>0</text:p>
          </table:table-cell>
          <table:table-cell table:formula="of:=AND([.AO$7]&gt;=[.$C36];[.AO$7]&lt;=[.$H36])*[.$G36]" office:value-type="float" office:value="0">
            <text:p>0</text:p>
          </table:table-cell>
          <table:table-cell table:formula="of:=AND([.AP$7]&gt;=[.$C36];[.AP$7]&lt;=[.$H36])*[.$G36]" office:value-type="float" office:value="0">
            <text:p>0</text:p>
          </table:table-cell>
          <table:table-cell table:formula="of:=AND([.AQ$7]&gt;=[.$C36];[.AQ$7]&lt;=[.$H36])*[.$G36]" office:value-type="float" office:value="0">
            <text:p>0</text:p>
          </table:table-cell>
          <table:table-cell table:formula="of:=AND([.AR$7]&gt;=[.$C36];[.AR$7]&lt;=[.$H36])*[.$G36]" office:value-type="float" office:value="0">
            <text:p>0</text:p>
          </table:table-cell>
          <table:table-cell table:formula="of:=AND([.AS$7]&gt;=[.$C36];[.AS$7]&lt;=[.$H36])*[.$G36]" office:value-type="float" office:value="0">
            <text:p>0</text:p>
          </table:table-cell>
          <table:table-cell table:formula="of:=AND([.AT$7]&gt;=[.$C36];[.AT$7]&lt;=[.$H36])*[.$G36]" office:value-type="float" office:value="0">
            <text:p>0</text:p>
          </table:table-cell>
          <table:table-cell table:formula="of:=AND([.AU$7]&gt;=[.$C36];[.AU$7]&lt;=[.$H36])*[.$G36]" office:value-type="float" office:value="0">
            <text:p>0</text:p>
          </table:table-cell>
          <table:table-cell table:formula="of:=AND([.AV$7]&gt;=[.$C36];[.AV$7]&lt;=[.$H36])*[.$G36]" office:value-type="float" office:value="0">
            <text:p>0</text:p>
          </table:table-cell>
          <table:table-cell table:formula="of:=AND([.AW$7]&gt;=[.$C36];[.AW$7]&lt;=[.$H36])*[.$G36]" office:value-type="float" office:value="0">
            <text:p>0</text:p>
          </table:table-cell>
          <table:table-cell table:formula="of:=AND([.AX$7]&gt;=[.$C36];[.AX$7]&lt;=[.$H36])*[.$G36]" office:value-type="float" office:value="0">
            <text:p>0</text:p>
          </table:table-cell>
          <table:table-cell table:formula="of:=AND([.AY$7]&gt;=[.$C36];[.AY$7]&lt;=[.$H36])*[.$G36]" office:value-type="float" office:value="0">
            <text:p>0</text:p>
          </table:table-cell>
          <table:table-cell table:formula="of:=AND([.AZ$7]&gt;=[.$C36];[.AZ$7]&lt;=[.$H36])*[.$G36]" office:value-type="float" office:value="0">
            <text:p>0</text:p>
          </table:table-cell>
          <table:table-cell table:formula="of:=AND([.BA$7]&gt;=[.$C36];[.BA$7]&lt;=[.$H36])*[.$G36]" office:value-type="float" office:value="0">
            <text:p>0</text:p>
          </table:table-cell>
          <table:table-cell table:formula="of:=AND([.BB$7]&gt;=[.$C36];[.BB$7]&lt;=[.$H36])*[.$G36]" office:value-type="float" office:value="0">
            <text:p>0</text:p>
          </table:table-cell>
          <table:table-cell table:formula="of:=AND([.BC$7]&gt;=[.$C36];[.BC$7]&lt;=[.$H36])*[.$G36]" office:value-type="float" office:value="0">
            <text:p>0</text:p>
          </table:table-cell>
          <table:table-cell table:formula="of:=AND([.BD$7]&gt;=[.$C36];[.BD$7]&lt;=[.$H36])*[.$G36]" office:value-type="float" office:value="0">
            <text:p>0</text:p>
          </table:table-cell>
          <table:table-cell table:formula="of:=AND([.BE$7]&gt;=[.$C36];[.BE$7]&lt;=[.$H36])*[.$G36]" office:value-type="float" office:value="0">
            <text:p>0</text:p>
          </table:table-cell>
          <table:table-cell table:formula="of:=AND([.BF$7]&gt;=[.$C36];[.BF$7]&lt;=[.$H36])*[.$G36]" office:value-type="float" office:value="0">
            <text:p>0</text:p>
          </table:table-cell>
          <table:table-cell table:formula="of:=AND([.BG$7]&gt;=[.$C36];[.BG$7]&lt;=[.$H36])*[.$G36]" office:value-type="float" office:value="0">
            <text:p>0</text:p>
          </table:table-cell>
          <table:table-cell table:formula="of:=AND([.BH$7]&gt;=[.$C36];[.BH$7]&lt;=[.$H36])*[.$G36]" office:value-type="float" office:value="0">
            <text:p>0</text:p>
          </table:table-cell>
          <table:table-cell table:formula="of:=AND([.BI$7]&gt;=[.$C36];[.BI$7]&lt;=[.$H36])*[.$G36]" office:value-type="float" office:value="0">
            <text:p>0</text:p>
          </table:table-cell>
          <table:table-cell table:formula="of:=AND([.BJ$7]&gt;=[.$C36];[.BJ$7]&lt;=[.$H36])*[.$G36]" office:value-type="float" office:value="0">
            <text:p>0</text:p>
          </table:table-cell>
          <table:table-cell table:formula="of:=AND([.BK$7]&gt;=[.$C36];[.BK$7]&lt;=[.$H36])*[.$G36]" office:value-type="float" office:value="0">
            <text:p>0</text:p>
          </table:table-cell>
          <table:table-cell table:formula="of:=AND([.BL$7]&gt;=[.$C36];[.BL$7]&lt;=[.$H36])*[.$G36]" office:value-type="float" office:value="0">
            <text:p>0</text:p>
          </table:table-cell>
          <table:table-cell table:formula="of:=AND([.BM$7]&gt;=[.$C36];[.BM$7]&lt;=[.$H36])*[.$G36]" office:value-type="float" office:value="0">
            <text:p>0</text:p>
          </table:table-cell>
          <table:table-cell table:formula="of:=AND([.BN$7]&gt;=[.$C36];[.BN$7]&lt;=[.$H36])*[.$G36]" office:value-type="float" office:value="0">
            <text:p>0</text:p>
          </table:table-cell>
          <table:table-cell table:formula="of:=AND([.BO$7]&gt;=[.$C36];[.BO$7]&lt;=[.$H36])*[.$G36]" office:value-type="float" office:value="0">
            <text:p>0</text:p>
          </table:table-cell>
          <table:table-cell table:formula="of:=AND([.BP$7]&gt;=[.$C36];[.BP$7]&lt;=[.$H36])*[.$G36]" office:value-type="float" office:value="0">
            <text:p>0</text:p>
          </table:table-cell>
          <table:table-cell table:formula="of:=AND([.BQ$7]&gt;=[.$C36];[.BQ$7]&lt;=[.$H36])*[.$G36]" office:value-type="float" office:value="0">
            <text:p>0</text:p>
          </table:table-cell>
          <table:table-cell table:formula="of:=AND([.BR$7]&gt;=[.$C36];[.BR$7]&lt;=[.$H36])*[.$G36]" office:value-type="float" office:value="0">
            <text:p>0</text:p>
          </table:table-cell>
          <table:table-cell table:formula="of:=AND([.BS$7]&gt;=[.$C36];[.BS$7]&lt;=[.$H36])*[.$G36]" office:value-type="float" office:value="0">
            <text:p>0</text:p>
          </table:table-cell>
          <table:table-cell table:formula="of:=AND([.BT$7]&gt;=[.$C36];[.BT$7]&lt;=[.$H36])*[.$G36]" office:value-type="float" office:value="0">
            <text:p>0</text:p>
          </table:table-cell>
          <table:table-cell table:formula="of:=AND([.BU$7]&gt;=[.$C36];[.BU$7]&lt;=[.$H36])*[.$G36]" office:value-type="float" office:value="400">
            <text:p>400</text:p>
          </table:table-cell>
          <table:table-cell table:formula="of:=AND([.BV$7]&gt;=[.$C36];[.BV$7]&lt;=[.$H36])*[.$G36]" office:value-type="float" office:value="400">
            <text:p>400</text:p>
          </table:table-cell>
          <table:table-cell table:formula="of:=AND([.BW$7]&gt;=[.$C36];[.BW$7]&lt;=[.$H36])*[.$G36]" office:value-type="float" office:value="400">
            <text:p>400</text:p>
          </table:table-cell>
          <table:table-cell table:formula="of:=AND([.BX$7]&gt;=[.$C36];[.BX$7]&lt;=[.$H36])*[.$G36]" office:value-type="float" office:value="400">
            <text:p>400</text:p>
          </table:table-cell>
          <table:table-cell table:formula="of:=AND([.BY$7]&gt;=[.$C36];[.BY$7]&lt;=[.$H36])*[.$G36]" office:value-type="float" office:value="400">
            <text:p>400</text:p>
          </table:table-cell>
          <table:table-cell table:formula="of:=AND([.BZ$7]&gt;=[.$C36];[.BZ$7]&lt;=[.$H36])*[.$G36]" office:value-type="float" office:value="400">
            <text:p>400</text:p>
          </table:table-cell>
          <table:table-cell table:formula="of:=AND([.CA$7]&gt;=[.$C36];[.CA$7]&lt;=[.$H36])*[.$G36]" office:value-type="float" office:value="400">
            <text:p>400</text:p>
          </table:table-cell>
          <table:table-cell table:formula="of:=AND([.CB$7]&gt;=[.$C36];[.CB$7]&lt;=[.$H36])*[.$G36]" office:value-type="float" office:value="400">
            <text:p>400</text:p>
          </table:table-cell>
          <table:table-cell table:formula="of:=AND([.CC$7]&gt;=[.$C36];[.CC$7]&lt;=[.$H36])*[.$G36]" office:value-type="float" office:value="400">
            <text:p>400</text:p>
          </table:table-cell>
          <table:table-cell table:formula="of:=AND([.CD$7]&gt;=[.$C36];[.CD$7]&lt;=[.$H36])*[.$G36]" office:value-type="float" office:value="400">
            <text:p>400</text:p>
          </table:table-cell>
          <table:table-cell table:formula="of:=AND([.CE$7]&gt;=[.$C36];[.CE$7]&lt;=[.$H36])*[.$G36]" office:value-type="float" office:value="400">
            <text:p>400</text:p>
          </table:table-cell>
          <table:table-cell table:formula="of:=AND([.CF$7]&gt;=[.$C36];[.CF$7]&lt;=[.$H36])*[.$G36]" office:value-type="float" office:value="400">
            <text:p>400</text:p>
          </table:table-cell>
          <table:table-cell table:formula="of:=AND([.CG$7]&gt;=[.$C36];[.CG$7]&lt;=[.$H36])*[.$G36]" office:value-type="float" office:value="400">
            <text:p>400</text:p>
          </table:table-cell>
          <table:table-cell table:formula="of:=AND([.CH$7]&gt;=[.$C36];[.CH$7]&lt;=[.$H36])*[.$G36]" office:value-type="float" office:value="400">
            <text:p>400</text:p>
          </table:table-cell>
          <table:table-cell table:formula="of:=AND([.CI$7]&gt;=[.$C36];[.CI$7]&lt;=[.$H36])*[.$G36]" office:value-type="float" office:value="400">
            <text:p>400</text:p>
          </table:table-cell>
          <table:table-cell table:formula="of:=AND([.CJ$7]&gt;=[.$C36];[.CJ$7]&lt;=[.$H36])*[.$G36]" office:value-type="float" office:value="0">
            <text:p>0</text:p>
          </table:table-cell>
          <table:table-cell table:formula="of:=AND([.CK$7]&gt;=[.$C36];[.CK$7]&lt;=[.$H36])*[.$G36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efence</text:p>
          </table:table-cell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formula="of:=[.C37]+[.F37]-1" office:value-type="float" office:value="1856">
            <text:p>1856</text:p>
          </table:table-cell>
          <table:table-cell/>
          <table:table-cell table:formula="of:=AND([.J$7]&gt;=[.$C37];[.J$7]&lt;=[.$H37])*[.$G37]" office:value-type="float" office:value="0">
            <text:p>0</text:p>
          </table:table-cell>
          <table:table-cell table:formula="of:=AND([.K$7]&gt;=[.$C37];[.K$7]&lt;=[.$H37])*[.$G37]" office:value-type="float" office:value="0">
            <text:p>0</text:p>
          </table:table-cell>
          <table:table-cell table:formula="of:=AND([.L$7]&gt;=[.$C37];[.L$7]&lt;=[.$H37])*[.$G37]" office:value-type="float" office:value="0">
            <text:p>0</text:p>
          </table:table-cell>
          <table:table-cell table:formula="of:=AND([.M$7]&gt;=[.$C37];[.M$7]&lt;=[.$H37])*[.$G37]" office:value-type="float" office:value="0">
            <text:p>0</text:p>
          </table:table-cell>
          <table:table-cell table:formula="of:=AND([.N$7]&gt;=[.$C37];[.N$7]&lt;=[.$H37])*[.$G37]" office:value-type="float" office:value="0">
            <text:p>0</text:p>
          </table:table-cell>
          <table:table-cell table:formula="of:=AND([.O$7]&gt;=[.$C37];[.O$7]&lt;=[.$H37])*[.$G37]" office:value-type="float" office:value="0">
            <text:p>0</text:p>
          </table:table-cell>
          <table:table-cell table:formula="of:=AND([.P$7]&gt;=[.$C37];[.P$7]&lt;=[.$H37])*[.$G37]" office:value-type="float" office:value="0">
            <text:p>0</text:p>
          </table:table-cell>
          <table:table-cell table:formula="of:=AND([.Q$7]&gt;=[.$C37];[.Q$7]&lt;=[.$H37])*[.$G37]" office:value-type="float" office:value="0">
            <text:p>0</text:p>
          </table:table-cell>
          <table:table-cell table:formula="of:=AND([.R$7]&gt;=[.$C37];[.R$7]&lt;=[.$H37])*[.$G37]" office:value-type="float" office:value="0">
            <text:p>0</text:p>
          </table:table-cell>
          <table:table-cell table:formula="of:=AND([.S$7]&gt;=[.$C37];[.S$7]&lt;=[.$H37])*[.$G37]" office:value-type="float" office:value="0">
            <text:p>0</text:p>
          </table:table-cell>
          <table:table-cell table:formula="of:=AND([.T$7]&gt;=[.$C37];[.T$7]&lt;=[.$H37])*[.$G37]" office:value-type="float" office:value="0">
            <text:p>0</text:p>
          </table:table-cell>
          <table:table-cell table:formula="of:=AND([.U$7]&gt;=[.$C37];[.U$7]&lt;=[.$H37])*[.$G37]" office:value-type="float" office:value="0">
            <text:p>0</text:p>
          </table:table-cell>
          <table:table-cell table:formula="of:=AND([.V$7]&gt;=[.$C37];[.V$7]&lt;=[.$H37])*[.$G37]" office:value-type="float" office:value="0">
            <text:p>0</text:p>
          </table:table-cell>
          <table:table-cell table:formula="of:=AND([.W$7]&gt;=[.$C37];[.W$7]&lt;=[.$H37])*[.$G37]" office:value-type="float" office:value="0">
            <text:p>0</text:p>
          </table:table-cell>
          <table:table-cell table:formula="of:=AND([.X$7]&gt;=[.$C37];[.X$7]&lt;=[.$H37])*[.$G37]" office:value-type="float" office:value="0">
            <text:p>0</text:p>
          </table:table-cell>
          <table:table-cell table:formula="of:=AND([.Y$7]&gt;=[.$C37];[.Y$7]&lt;=[.$H37])*[.$G37]" office:value-type="float" office:value="0">
            <text:p>0</text:p>
          </table:table-cell>
          <table:table-cell table:formula="of:=AND([.Z$7]&gt;=[.$C37];[.Z$7]&lt;=[.$H37])*[.$G37]" office:value-type="float" office:value="0">
            <text:p>0</text:p>
          </table:table-cell>
          <table:table-cell table:formula="of:=AND([.AA$7]&gt;=[.$C37];[.AA$7]&lt;=[.$H37])*[.$G37]" office:value-type="float" office:value="0">
            <text:p>0</text:p>
          </table:table-cell>
          <table:table-cell table:formula="of:=AND([.AB$7]&gt;=[.$C37];[.AB$7]&lt;=[.$H37])*[.$G37]" office:value-type="float" office:value="0">
            <text:p>0</text:p>
          </table:table-cell>
          <table:table-cell table:formula="of:=AND([.AC$7]&gt;=[.$C37];[.AC$7]&lt;=[.$H37])*[.$G37]" office:value-type="float" office:value="0">
            <text:p>0</text:p>
          </table:table-cell>
          <table:table-cell table:formula="of:=AND([.AD$7]&gt;=[.$C37];[.AD$7]&lt;=[.$H37])*[.$G37]" office:value-type="float" office:value="0">
            <text:p>0</text:p>
          </table:table-cell>
          <table:table-cell table:formula="of:=AND([.AE$7]&gt;=[.$C37];[.AE$7]&lt;=[.$H37])*[.$G37]" office:value-type="float" office:value="0">
            <text:p>0</text:p>
          </table:table-cell>
          <table:table-cell table:formula="of:=AND([.AF$7]&gt;=[.$C37];[.AF$7]&lt;=[.$H37])*[.$G37]" office:value-type="float" office:value="0">
            <text:p>0</text:p>
          </table:table-cell>
          <table:table-cell table:formula="of:=AND([.AG$7]&gt;=[.$C37];[.AG$7]&lt;=[.$H37])*[.$G37]" office:value-type="float" office:value="0">
            <text:p>0</text:p>
          </table:table-cell>
          <table:table-cell table:formula="of:=AND([.AH$7]&gt;=[.$C37];[.AH$7]&lt;=[.$H37])*[.$G37]" office:value-type="float" office:value="0">
            <text:p>0</text:p>
          </table:table-cell>
          <table:table-cell table:formula="of:=AND([.AI$7]&gt;=[.$C37];[.AI$7]&lt;=[.$H37])*[.$G37]" office:value-type="float" office:value="0">
            <text:p>0</text:p>
          </table:table-cell>
          <table:table-cell table:formula="of:=AND([.AJ$7]&gt;=[.$C37];[.AJ$7]&lt;=[.$H37])*[.$G37]" office:value-type="float" office:value="0">
            <text:p>0</text:p>
          </table:table-cell>
          <table:table-cell table:formula="of:=AND([.AK$7]&gt;=[.$C37];[.AK$7]&lt;=[.$H37])*[.$G37]" office:value-type="float" office:value="0">
            <text:p>0</text:p>
          </table:table-cell>
          <table:table-cell table:formula="of:=AND([.AL$7]&gt;=[.$C37];[.AL$7]&lt;=[.$H37])*[.$G37]" office:value-type="float" office:value="0">
            <text:p>0</text:p>
          </table:table-cell>
          <table:table-cell table:formula="of:=AND([.AM$7]&gt;=[.$C37];[.AM$7]&lt;=[.$H37])*[.$G37]" office:value-type="float" office:value="0">
            <text:p>0</text:p>
          </table:table-cell>
          <table:table-cell table:formula="of:=AND([.AN$7]&gt;=[.$C37];[.AN$7]&lt;=[.$H37])*[.$G37]" office:value-type="float" office:value="0">
            <text:p>0</text:p>
          </table:table-cell>
          <table:table-cell table:formula="of:=AND([.AO$7]&gt;=[.$C37];[.AO$7]&lt;=[.$H37])*[.$G37]" office:value-type="float" office:value="0">
            <text:p>0</text:p>
          </table:table-cell>
          <table:table-cell table:formula="of:=AND([.AP$7]&gt;=[.$C37];[.AP$7]&lt;=[.$H37])*[.$G37]" office:value-type="float" office:value="0">
            <text:p>0</text:p>
          </table:table-cell>
          <table:table-cell table:formula="of:=AND([.AQ$7]&gt;=[.$C37];[.AQ$7]&lt;=[.$H37])*[.$G37]" office:value-type="float" office:value="0">
            <text:p>0</text:p>
          </table:table-cell>
          <table:table-cell table:formula="of:=AND([.AR$7]&gt;=[.$C37];[.AR$7]&lt;=[.$H37])*[.$G37]" office:value-type="float" office:value="0">
            <text:p>0</text:p>
          </table:table-cell>
          <table:table-cell table:formula="of:=AND([.AS$7]&gt;=[.$C37];[.AS$7]&lt;=[.$H37])*[.$G37]" office:value-type="float" office:value="0">
            <text:p>0</text:p>
          </table:table-cell>
          <table:table-cell table:formula="of:=AND([.AT$7]&gt;=[.$C37];[.AT$7]&lt;=[.$H37])*[.$G37]" office:value-type="float" office:value="0">
            <text:p>0</text:p>
          </table:table-cell>
          <table:table-cell table:formula="of:=AND([.AU$7]&gt;=[.$C37];[.AU$7]&lt;=[.$H37])*[.$G37]" office:value-type="float" office:value="0">
            <text:p>0</text:p>
          </table:table-cell>
          <table:table-cell table:formula="of:=AND([.AV$7]&gt;=[.$C37];[.AV$7]&lt;=[.$H37])*[.$G37]" office:value-type="float" office:value="0">
            <text:p>0</text:p>
          </table:table-cell>
          <table:table-cell table:formula="of:=AND([.AW$7]&gt;=[.$C37];[.AW$7]&lt;=[.$H37])*[.$G37]" office:value-type="float" office:value="0">
            <text:p>0</text:p>
          </table:table-cell>
          <table:table-cell table:formula="of:=AND([.AX$7]&gt;=[.$C37];[.AX$7]&lt;=[.$H37])*[.$G37]" office:value-type="float" office:value="0">
            <text:p>0</text:p>
          </table:table-cell>
          <table:table-cell table:formula="of:=AND([.AY$7]&gt;=[.$C37];[.AY$7]&lt;=[.$H37])*[.$G37]" office:value-type="float" office:value="0">
            <text:p>0</text:p>
          </table:table-cell>
          <table:table-cell table:formula="of:=AND([.AZ$7]&gt;=[.$C37];[.AZ$7]&lt;=[.$H37])*[.$G37]" office:value-type="float" office:value="0">
            <text:p>0</text:p>
          </table:table-cell>
          <table:table-cell table:formula="of:=AND([.BA$7]&gt;=[.$C37];[.BA$7]&lt;=[.$H37])*[.$G37]" office:value-type="float" office:value="0">
            <text:p>0</text:p>
          </table:table-cell>
          <table:table-cell table:formula="of:=AND([.BB$7]&gt;=[.$C37];[.BB$7]&lt;=[.$H37])*[.$G37]" office:value-type="float" office:value="0">
            <text:p>0</text:p>
          </table:table-cell>
          <table:table-cell table:formula="of:=AND([.BC$7]&gt;=[.$C37];[.BC$7]&lt;=[.$H37])*[.$G37]" office:value-type="float" office:value="0">
            <text:p>0</text:p>
          </table:table-cell>
          <table:table-cell table:formula="of:=AND([.BD$7]&gt;=[.$C37];[.BD$7]&lt;=[.$H37])*[.$G37]" office:value-type="float" office:value="0">
            <text:p>0</text:p>
          </table:table-cell>
          <table:table-cell table:formula="of:=AND([.BE$7]&gt;=[.$C37];[.BE$7]&lt;=[.$H37])*[.$G37]" office:value-type="float" office:value="0">
            <text:p>0</text:p>
          </table:table-cell>
          <table:table-cell table:formula="of:=AND([.BF$7]&gt;=[.$C37];[.BF$7]&lt;=[.$H37])*[.$G37]" office:value-type="float" office:value="0">
            <text:p>0</text:p>
          </table:table-cell>
          <table:table-cell table:formula="of:=AND([.BG$7]&gt;=[.$C37];[.BG$7]&lt;=[.$H37])*[.$G37]" office:value-type="float" office:value="0">
            <text:p>0</text:p>
          </table:table-cell>
          <table:table-cell table:formula="of:=AND([.BH$7]&gt;=[.$C37];[.BH$7]&lt;=[.$H37])*[.$G37]" office:value-type="float" office:value="0">
            <text:p>0</text:p>
          </table:table-cell>
          <table:table-cell table:formula="of:=AND([.BI$7]&gt;=[.$C37];[.BI$7]&lt;=[.$H37])*[.$G37]" office:value-type="float" office:value="0">
            <text:p>0</text:p>
          </table:table-cell>
          <table:table-cell table:formula="of:=AND([.BJ$7]&gt;=[.$C37];[.BJ$7]&lt;=[.$H37])*[.$G37]" office:value-type="float" office:value="0">
            <text:p>0</text:p>
          </table:table-cell>
          <table:table-cell table:formula="of:=AND([.BK$7]&gt;=[.$C37];[.BK$7]&lt;=[.$H37])*[.$G37]" office:value-type="float" office:value="0">
            <text:p>0</text:p>
          </table:table-cell>
          <table:table-cell table:formula="of:=AND([.BL$7]&gt;=[.$C37];[.BL$7]&lt;=[.$H37])*[.$G37]" office:value-type="float" office:value="0">
            <text:p>0</text:p>
          </table:table-cell>
          <table:table-cell table:formula="of:=AND([.BM$7]&gt;=[.$C37];[.BM$7]&lt;=[.$H37])*[.$G37]" office:value-type="float" office:value="0">
            <text:p>0</text:p>
          </table:table-cell>
          <table:table-cell table:formula="of:=AND([.BN$7]&gt;=[.$C37];[.BN$7]&lt;=[.$H37])*[.$G37]" office:value-type="float" office:value="0">
            <text:p>0</text:p>
          </table:table-cell>
          <table:table-cell table:formula="of:=AND([.BO$7]&gt;=[.$C37];[.BO$7]&lt;=[.$H37])*[.$G37]" office:value-type="float" office:value="0">
            <text:p>0</text:p>
          </table:table-cell>
          <table:table-cell table:formula="of:=AND([.BP$7]&gt;=[.$C37];[.BP$7]&lt;=[.$H37])*[.$G37]" office:value-type="float" office:value="0">
            <text:p>0</text:p>
          </table:table-cell>
          <table:table-cell table:formula="of:=AND([.BQ$7]&gt;=[.$C37];[.BQ$7]&lt;=[.$H37])*[.$G37]" office:value-type="float" office:value="0">
            <text:p>0</text:p>
          </table:table-cell>
          <table:table-cell table:formula="of:=AND([.BR$7]&gt;=[.$C37];[.BR$7]&lt;=[.$H37])*[.$G37]" office:value-type="float" office:value="0">
            <text:p>0</text:p>
          </table:table-cell>
          <table:table-cell table:formula="of:=AND([.BS$7]&gt;=[.$C37];[.BS$7]&lt;=[.$H37])*[.$G37]" office:value-type="float" office:value="0">
            <text:p>0</text:p>
          </table:table-cell>
          <table:table-cell table:formula="of:=AND([.BT$7]&gt;=[.$C37];[.BT$7]&lt;=[.$H37])*[.$G37]" office:value-type="float" office:value="0">
            <text:p>0</text:p>
          </table:table-cell>
          <table:table-cell table:formula="of:=AND([.BU$7]&gt;=[.$C37];[.BU$7]&lt;=[.$H37])*[.$G37]" office:value-type="float" office:value="0">
            <text:p>0</text:p>
          </table:table-cell>
          <table:table-cell table:formula="of:=AND([.BV$7]&gt;=[.$C37];[.BV$7]&lt;=[.$H37])*[.$G37]" office:value-type="float" office:value="0">
            <text:p>0</text:p>
          </table:table-cell>
          <table:table-cell table:formula="of:=AND([.BW$7]&gt;=[.$C37];[.BW$7]&lt;=[.$H37])*[.$G37]" office:value-type="float" office:value="0">
            <text:p>0</text:p>
          </table:table-cell>
          <table:table-cell table:formula="of:=AND([.BX$7]&gt;=[.$C37];[.BX$7]&lt;=[.$H37])*[.$G37]" office:value-type="float" office:value="0">
            <text:p>0</text:p>
          </table:table-cell>
          <table:table-cell table:formula="of:=AND([.BY$7]&gt;=[.$C37];[.BY$7]&lt;=[.$H37])*[.$G37]" office:value-type="float" office:value="0">
            <text:p>0</text:p>
          </table:table-cell>
          <table:table-cell table:formula="of:=AND([.BZ$7]&gt;=[.$C37];[.BZ$7]&lt;=[.$H37])*[.$G37]" office:value-type="float" office:value="0">
            <text:p>0</text:p>
          </table:table-cell>
          <table:table-cell table:formula="of:=AND([.CA$7]&gt;=[.$C37];[.CA$7]&lt;=[.$H37])*[.$G37]" office:value-type="float" office:value="0">
            <text:p>0</text:p>
          </table:table-cell>
          <table:table-cell table:formula="of:=AND([.CB$7]&gt;=[.$C37];[.CB$7]&lt;=[.$H37])*[.$G37]" office:value-type="float" office:value="0">
            <text:p>0</text:p>
          </table:table-cell>
          <table:table-cell table:formula="of:=AND([.CC$7]&gt;=[.$C37];[.CC$7]&lt;=[.$H37])*[.$G37]" office:value-type="float" office:value="0">
            <text:p>0</text:p>
          </table:table-cell>
          <table:table-cell table:formula="of:=AND([.CD$7]&gt;=[.$C37];[.CD$7]&lt;=[.$H37])*[.$G37]" office:value-type="float" office:value="0">
            <text:p>0</text:p>
          </table:table-cell>
          <table:table-cell table:formula="of:=AND([.CE$7]&gt;=[.$C37];[.CE$7]&lt;=[.$H37])*[.$G37]" office:value-type="float" office:value="300">
            <text:p>300</text:p>
          </table:table-cell>
          <table:table-cell table:formula="of:=AND([.CF$7]&gt;=[.$C37];[.CF$7]&lt;=[.$H37])*[.$G37]" office:value-type="float" office:value="300">
            <text:p>300</text:p>
          </table:table-cell>
          <table:table-cell table:formula="of:=AND([.CG$7]&gt;=[.$C37];[.CG$7]&lt;=[.$H37])*[.$G37]" office:value-type="float" office:value="300">
            <text:p>300</text:p>
          </table:table-cell>
          <table:table-cell table:formula="of:=AND([.CH$7]&gt;=[.$C37];[.CH$7]&lt;=[.$H37])*[.$G37]" office:value-type="float" office:value="300">
            <text:p>300</text:p>
          </table:table-cell>
          <table:table-cell table:formula="of:=AND([.CI$7]&gt;=[.$C37];[.CI$7]&lt;=[.$H37])*[.$G37]" office:value-type="float" office:value="300">
            <text:p>300</text:p>
          </table:table-cell>
          <table:table-cell table:formula="of:=AND([.CJ$7]&gt;=[.$C37];[.CJ$7]&lt;=[.$H37])*[.$G37]" office:value-type="float" office:value="300">
            <text:p>300</text:p>
          </table:table-cell>
          <table:table-cell table:formula="of:=AND([.CK$7]&gt;=[.$C37];[.CK$7]&lt;=[.$H37])*[.$G37]" office:value-type="float" office:value="300">
            <text:p>300</text:p>
          </table:table-cell>
          <table:table-cell table:number-columns-repeated="93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nite</text:p>
          </table:table-cell>
          <table:table-cell office:value-type="float" office:value="1847">
            <text:p>1847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formula="of:=[.C38]+[.F38]-1" office:value-type="float" office:value="1856">
            <text:p>1856</text:p>
          </table:table-cell>
          <table:table-cell/>
          <table:table-cell table:formula="of:=AND([.J$7]&gt;=[.$C38];[.J$7]&lt;=[.$H38])*[.$G38]" office:value-type="float" office:value="0">
            <text:p>0</text:p>
          </table:table-cell>
          <table:table-cell table:formula="of:=AND([.K$7]&gt;=[.$C38];[.K$7]&lt;=[.$H38])*[.$G38]" office:value-type="float" office:value="0">
            <text:p>0</text:p>
          </table:table-cell>
          <table:table-cell table:formula="of:=AND([.L$7]&gt;=[.$C38];[.L$7]&lt;=[.$H38])*[.$G38]" office:value-type="float" office:value="0">
            <text:p>0</text:p>
          </table:table-cell>
          <table:table-cell table:formula="of:=AND([.M$7]&gt;=[.$C38];[.M$7]&lt;=[.$H38])*[.$G38]" office:value-type="float" office:value="0">
            <text:p>0</text:p>
          </table:table-cell>
          <table:table-cell table:formula="of:=AND([.N$7]&gt;=[.$C38];[.N$7]&lt;=[.$H38])*[.$G38]" office:value-type="float" office:value="0">
            <text:p>0</text:p>
          </table:table-cell>
          <table:table-cell table:formula="of:=AND([.O$7]&gt;=[.$C38];[.O$7]&lt;=[.$H38])*[.$G38]" office:value-type="float" office:value="0">
            <text:p>0</text:p>
          </table:table-cell>
          <table:table-cell table:formula="of:=AND([.P$7]&gt;=[.$C38];[.P$7]&lt;=[.$H38])*[.$G38]" office:value-type="float" office:value="0">
            <text:p>0</text:p>
          </table:table-cell>
          <table:table-cell table:formula="of:=AND([.Q$7]&gt;=[.$C38];[.Q$7]&lt;=[.$H38])*[.$G38]" office:value-type="float" office:value="0">
            <text:p>0</text:p>
          </table:table-cell>
          <table:table-cell table:formula="of:=AND([.R$7]&gt;=[.$C38];[.R$7]&lt;=[.$H38])*[.$G38]" office:value-type="float" office:value="0">
            <text:p>0</text:p>
          </table:table-cell>
          <table:table-cell table:formula="of:=AND([.S$7]&gt;=[.$C38];[.S$7]&lt;=[.$H38])*[.$G38]" office:value-type="float" office:value="0">
            <text:p>0</text:p>
          </table:table-cell>
          <table:table-cell table:formula="of:=AND([.T$7]&gt;=[.$C38];[.T$7]&lt;=[.$H38])*[.$G38]" office:value-type="float" office:value="0">
            <text:p>0</text:p>
          </table:table-cell>
          <table:table-cell table:formula="of:=AND([.U$7]&gt;=[.$C38];[.U$7]&lt;=[.$H38])*[.$G38]" office:value-type="float" office:value="0">
            <text:p>0</text:p>
          </table:table-cell>
          <table:table-cell table:formula="of:=AND([.V$7]&gt;=[.$C38];[.V$7]&lt;=[.$H38])*[.$G38]" office:value-type="float" office:value="0">
            <text:p>0</text:p>
          </table:table-cell>
          <table:table-cell table:formula="of:=AND([.W$7]&gt;=[.$C38];[.W$7]&lt;=[.$H38])*[.$G38]" office:value-type="float" office:value="0">
            <text:p>0</text:p>
          </table:table-cell>
          <table:table-cell table:formula="of:=AND([.X$7]&gt;=[.$C38];[.X$7]&lt;=[.$H38])*[.$G38]" office:value-type="float" office:value="0">
            <text:p>0</text:p>
          </table:table-cell>
          <table:table-cell table:formula="of:=AND([.Y$7]&gt;=[.$C38];[.Y$7]&lt;=[.$H38])*[.$G38]" office:value-type="float" office:value="0">
            <text:p>0</text:p>
          </table:table-cell>
          <table:table-cell table:formula="of:=AND([.Z$7]&gt;=[.$C38];[.Z$7]&lt;=[.$H38])*[.$G38]" office:value-type="float" office:value="0">
            <text:p>0</text:p>
          </table:table-cell>
          <table:table-cell table:formula="of:=AND([.AA$7]&gt;=[.$C38];[.AA$7]&lt;=[.$H38])*[.$G38]" office:value-type="float" office:value="0">
            <text:p>0</text:p>
          </table:table-cell>
          <table:table-cell table:formula="of:=AND([.AB$7]&gt;=[.$C38];[.AB$7]&lt;=[.$H38])*[.$G38]" office:value-type="float" office:value="0">
            <text:p>0</text:p>
          </table:table-cell>
          <table:table-cell table:formula="of:=AND([.AC$7]&gt;=[.$C38];[.AC$7]&lt;=[.$H38])*[.$G38]" office:value-type="float" office:value="0">
            <text:p>0</text:p>
          </table:table-cell>
          <table:table-cell table:formula="of:=AND([.AD$7]&gt;=[.$C38];[.AD$7]&lt;=[.$H38])*[.$G38]" office:value-type="float" office:value="0">
            <text:p>0</text:p>
          </table:table-cell>
          <table:table-cell table:formula="of:=AND([.AE$7]&gt;=[.$C38];[.AE$7]&lt;=[.$H38])*[.$G38]" office:value-type="float" office:value="0">
            <text:p>0</text:p>
          </table:table-cell>
          <table:table-cell table:formula="of:=AND([.AF$7]&gt;=[.$C38];[.AF$7]&lt;=[.$H38])*[.$G38]" office:value-type="float" office:value="0">
            <text:p>0</text:p>
          </table:table-cell>
          <table:table-cell table:formula="of:=AND([.AG$7]&gt;=[.$C38];[.AG$7]&lt;=[.$H38])*[.$G38]" office:value-type="float" office:value="0">
            <text:p>0</text:p>
          </table:table-cell>
          <table:table-cell table:formula="of:=AND([.AH$7]&gt;=[.$C38];[.AH$7]&lt;=[.$H38])*[.$G38]" office:value-type="float" office:value="0">
            <text:p>0</text:p>
          </table:table-cell>
          <table:table-cell table:formula="of:=AND([.AI$7]&gt;=[.$C38];[.AI$7]&lt;=[.$H38])*[.$G38]" office:value-type="float" office:value="0">
            <text:p>0</text:p>
          </table:table-cell>
          <table:table-cell table:formula="of:=AND([.AJ$7]&gt;=[.$C38];[.AJ$7]&lt;=[.$H38])*[.$G38]" office:value-type="float" office:value="0">
            <text:p>0</text:p>
          </table:table-cell>
          <table:table-cell table:formula="of:=AND([.AK$7]&gt;=[.$C38];[.AK$7]&lt;=[.$H38])*[.$G38]" office:value-type="float" office:value="0">
            <text:p>0</text:p>
          </table:table-cell>
          <table:table-cell table:formula="of:=AND([.AL$7]&gt;=[.$C38];[.AL$7]&lt;=[.$H38])*[.$G38]" office:value-type="float" office:value="0">
            <text:p>0</text:p>
          </table:table-cell>
          <table:table-cell table:formula="of:=AND([.AM$7]&gt;=[.$C38];[.AM$7]&lt;=[.$H38])*[.$G38]" office:value-type="float" office:value="0">
            <text:p>0</text:p>
          </table:table-cell>
          <table:table-cell table:formula="of:=AND([.AN$7]&gt;=[.$C38];[.AN$7]&lt;=[.$H38])*[.$G38]" office:value-type="float" office:value="0">
            <text:p>0</text:p>
          </table:table-cell>
          <table:table-cell table:formula="of:=AND([.AO$7]&gt;=[.$C38];[.AO$7]&lt;=[.$H38])*[.$G38]" office:value-type="float" office:value="0">
            <text:p>0</text:p>
          </table:table-cell>
          <table:table-cell table:formula="of:=AND([.AP$7]&gt;=[.$C38];[.AP$7]&lt;=[.$H38])*[.$G38]" office:value-type="float" office:value="0">
            <text:p>0</text:p>
          </table:table-cell>
          <table:table-cell table:formula="of:=AND([.AQ$7]&gt;=[.$C38];[.AQ$7]&lt;=[.$H38])*[.$G38]" office:value-type="float" office:value="0">
            <text:p>0</text:p>
          </table:table-cell>
          <table:table-cell table:formula="of:=AND([.AR$7]&gt;=[.$C38];[.AR$7]&lt;=[.$H38])*[.$G38]" office:value-type="float" office:value="0">
            <text:p>0</text:p>
          </table:table-cell>
          <table:table-cell table:formula="of:=AND([.AS$7]&gt;=[.$C38];[.AS$7]&lt;=[.$H38])*[.$G38]" office:value-type="float" office:value="0">
            <text:p>0</text:p>
          </table:table-cell>
          <table:table-cell table:formula="of:=AND([.AT$7]&gt;=[.$C38];[.AT$7]&lt;=[.$H38])*[.$G38]" office:value-type="float" office:value="0">
            <text:p>0</text:p>
          </table:table-cell>
          <table:table-cell table:formula="of:=AND([.AU$7]&gt;=[.$C38];[.AU$7]&lt;=[.$H38])*[.$G38]" office:value-type="float" office:value="0">
            <text:p>0</text:p>
          </table:table-cell>
          <table:table-cell table:formula="of:=AND([.AV$7]&gt;=[.$C38];[.AV$7]&lt;=[.$H38])*[.$G38]" office:value-type="float" office:value="0">
            <text:p>0</text:p>
          </table:table-cell>
          <table:table-cell table:formula="of:=AND([.AW$7]&gt;=[.$C38];[.AW$7]&lt;=[.$H38])*[.$G38]" office:value-type="float" office:value="0">
            <text:p>0</text:p>
          </table:table-cell>
          <table:table-cell table:formula="of:=AND([.AX$7]&gt;=[.$C38];[.AX$7]&lt;=[.$H38])*[.$G38]" office:value-type="float" office:value="0">
            <text:p>0</text:p>
          </table:table-cell>
          <table:table-cell table:formula="of:=AND([.AY$7]&gt;=[.$C38];[.AY$7]&lt;=[.$H38])*[.$G38]" office:value-type="float" office:value="0">
            <text:p>0</text:p>
          </table:table-cell>
          <table:table-cell table:formula="of:=AND([.AZ$7]&gt;=[.$C38];[.AZ$7]&lt;=[.$H38])*[.$G38]" office:value-type="float" office:value="0">
            <text:p>0</text:p>
          </table:table-cell>
          <table:table-cell table:formula="of:=AND([.BA$7]&gt;=[.$C38];[.BA$7]&lt;=[.$H38])*[.$G38]" office:value-type="float" office:value="0">
            <text:p>0</text:p>
          </table:table-cell>
          <table:table-cell table:formula="of:=AND([.BB$7]&gt;=[.$C38];[.BB$7]&lt;=[.$H38])*[.$G38]" office:value-type="float" office:value="0">
            <text:p>0</text:p>
          </table:table-cell>
          <table:table-cell table:formula="of:=AND([.BC$7]&gt;=[.$C38];[.BC$7]&lt;=[.$H38])*[.$G38]" office:value-type="float" office:value="0">
            <text:p>0</text:p>
          </table:table-cell>
          <table:table-cell table:formula="of:=AND([.BD$7]&gt;=[.$C38];[.BD$7]&lt;=[.$H38])*[.$G38]" office:value-type="float" office:value="0">
            <text:p>0</text:p>
          </table:table-cell>
          <table:table-cell table:formula="of:=AND([.BE$7]&gt;=[.$C38];[.BE$7]&lt;=[.$H38])*[.$G38]" office:value-type="float" office:value="0">
            <text:p>0</text:p>
          </table:table-cell>
          <table:table-cell table:formula="of:=AND([.BF$7]&gt;=[.$C38];[.BF$7]&lt;=[.$H38])*[.$G38]" office:value-type="float" office:value="0">
            <text:p>0</text:p>
          </table:table-cell>
          <table:table-cell table:formula="of:=AND([.BG$7]&gt;=[.$C38];[.BG$7]&lt;=[.$H38])*[.$G38]" office:value-type="float" office:value="0">
            <text:p>0</text:p>
          </table:table-cell>
          <table:table-cell table:formula="of:=AND([.BH$7]&gt;=[.$C38];[.BH$7]&lt;=[.$H38])*[.$G38]" office:value-type="float" office:value="0">
            <text:p>0</text:p>
          </table:table-cell>
          <table:table-cell table:formula="of:=AND([.BI$7]&gt;=[.$C38];[.BI$7]&lt;=[.$H38])*[.$G38]" office:value-type="float" office:value="0">
            <text:p>0</text:p>
          </table:table-cell>
          <table:table-cell table:formula="of:=AND([.BJ$7]&gt;=[.$C38];[.BJ$7]&lt;=[.$H38])*[.$G38]" office:value-type="float" office:value="0">
            <text:p>0</text:p>
          </table:table-cell>
          <table:table-cell table:formula="of:=AND([.BK$7]&gt;=[.$C38];[.BK$7]&lt;=[.$H38])*[.$G38]" office:value-type="float" office:value="0">
            <text:p>0</text:p>
          </table:table-cell>
          <table:table-cell table:formula="of:=AND([.BL$7]&gt;=[.$C38];[.BL$7]&lt;=[.$H38])*[.$G38]" office:value-type="float" office:value="0">
            <text:p>0</text:p>
          </table:table-cell>
          <table:table-cell table:formula="of:=AND([.BM$7]&gt;=[.$C38];[.BM$7]&lt;=[.$H38])*[.$G38]" office:value-type="float" office:value="0">
            <text:p>0</text:p>
          </table:table-cell>
          <table:table-cell table:formula="of:=AND([.BN$7]&gt;=[.$C38];[.BN$7]&lt;=[.$H38])*[.$G38]" office:value-type="float" office:value="0">
            <text:p>0</text:p>
          </table:table-cell>
          <table:table-cell table:formula="of:=AND([.BO$7]&gt;=[.$C38];[.BO$7]&lt;=[.$H38])*[.$G38]" office:value-type="float" office:value="0">
            <text:p>0</text:p>
          </table:table-cell>
          <table:table-cell table:formula="of:=AND([.BP$7]&gt;=[.$C38];[.BP$7]&lt;=[.$H38])*[.$G38]" office:value-type="float" office:value="0">
            <text:p>0</text:p>
          </table:table-cell>
          <table:table-cell table:formula="of:=AND([.BQ$7]&gt;=[.$C38];[.BQ$7]&lt;=[.$H38])*[.$G38]" office:value-type="float" office:value="0">
            <text:p>0</text:p>
          </table:table-cell>
          <table:table-cell table:formula="of:=AND([.BR$7]&gt;=[.$C38];[.BR$7]&lt;=[.$H38])*[.$G38]" office:value-type="float" office:value="0">
            <text:p>0</text:p>
          </table:table-cell>
          <table:table-cell table:formula="of:=AND([.BS$7]&gt;=[.$C38];[.BS$7]&lt;=[.$H38])*[.$G38]" office:value-type="float" office:value="0">
            <text:p>0</text:p>
          </table:table-cell>
          <table:table-cell table:formula="of:=AND([.BT$7]&gt;=[.$C38];[.BT$7]&lt;=[.$H38])*[.$G38]" office:value-type="float" office:value="0">
            <text:p>0</text:p>
          </table:table-cell>
          <table:table-cell table:formula="of:=AND([.BU$7]&gt;=[.$C38];[.BU$7]&lt;=[.$H38])*[.$G38]" office:value-type="float" office:value="0">
            <text:p>0</text:p>
          </table:table-cell>
          <table:table-cell table:formula="of:=AND([.BV$7]&gt;=[.$C38];[.BV$7]&lt;=[.$H38])*[.$G38]" office:value-type="float" office:value="0">
            <text:p>0</text:p>
          </table:table-cell>
          <table:table-cell table:formula="of:=AND([.BW$7]&gt;=[.$C38];[.BW$7]&lt;=[.$H38])*[.$G38]" office:value-type="float" office:value="0">
            <text:p>0</text:p>
          </table:table-cell>
          <table:table-cell table:formula="of:=AND([.BX$7]&gt;=[.$C38];[.BX$7]&lt;=[.$H38])*[.$G38]" office:value-type="float" office:value="0">
            <text:p>0</text:p>
          </table:table-cell>
          <table:table-cell table:formula="of:=AND([.BY$7]&gt;=[.$C38];[.BY$7]&lt;=[.$H38])*[.$G38]" office:value-type="float" office:value="0">
            <text:p>0</text:p>
          </table:table-cell>
          <table:table-cell table:formula="of:=AND([.BZ$7]&gt;=[.$C38];[.BZ$7]&lt;=[.$H38])*[.$G38]" office:value-type="float" office:value="0">
            <text:p>0</text:p>
          </table:table-cell>
          <table:table-cell table:formula="of:=AND([.CA$7]&gt;=[.$C38];[.CA$7]&lt;=[.$H38])*[.$G38]" office:value-type="float" office:value="0">
            <text:p>0</text:p>
          </table:table-cell>
          <table:table-cell table:formula="of:=AND([.CB$7]&gt;=[.$C38];[.CB$7]&lt;=[.$H38])*[.$G38]" office:value-type="float" office:value="200">
            <text:p>200</text:p>
          </table:table-cell>
          <table:table-cell table:formula="of:=AND([.CC$7]&gt;=[.$C38];[.CC$7]&lt;=[.$H38])*[.$G38]" office:value-type="float" office:value="200">
            <text:p>200</text:p>
          </table:table-cell>
          <table:table-cell table:formula="of:=AND([.CD$7]&gt;=[.$C38];[.CD$7]&lt;=[.$H38])*[.$G38]" office:value-type="float" office:value="200">
            <text:p>200</text:p>
          </table:table-cell>
          <table:table-cell table:formula="of:=AND([.CE$7]&gt;=[.$C38];[.CE$7]&lt;=[.$H38])*[.$G38]" office:value-type="float" office:value="200">
            <text:p>200</text:p>
          </table:table-cell>
          <table:table-cell table:formula="of:=AND([.CF$7]&gt;=[.$C38];[.CF$7]&lt;=[.$H38])*[.$G38]" office:value-type="float" office:value="200">
            <text:p>200</text:p>
          </table:table-cell>
          <table:table-cell table:formula="of:=AND([.CG$7]&gt;=[.$C38];[.CG$7]&lt;=[.$H38])*[.$G38]" office:value-type="float" office:value="200">
            <text:p>200</text:p>
          </table:table-cell>
          <table:table-cell table:formula="of:=AND([.CH$7]&gt;=[.$C38];[.CH$7]&lt;=[.$H38])*[.$G38]" office:value-type="float" office:value="200">
            <text:p>200</text:p>
          </table:table-cell>
          <table:table-cell table:formula="of:=AND([.CI$7]&gt;=[.$C38];[.CI$7]&lt;=[.$H38])*[.$G38]" office:value-type="float" office:value="200">
            <text:p>200</text:p>
          </table:table-cell>
          <table:table-cell table:formula="of:=AND([.CJ$7]&gt;=[.$C38];[.CJ$7]&lt;=[.$H38])*[.$G38]" office:value-type="float" office:value="200">
            <text:p>200</text:p>
          </table:table-cell>
          <table:table-cell table:formula="of:=AND([.CK$7]&gt;=[.$C38];[.CK$7]&lt;=[.$H38])*[.$G38]" office:value-type="float" office:value="200">
            <text:p>200</text:p>
          </table:table-cell>
          <table:table-cell table:number-columns-repeated="93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riton</text:p>
          </table:table-cell>
          <table:table-cell office:value-type="float" office:value="1848">
            <text:p>1848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table:formula="of:=[.C39]+[.F39]-1" office:value-type="float" office:value="1855">
            <text:p>1855</text:p>
          </table:table-cell>
          <table:table-cell/>
          <table:table-cell table:formula="of:=AND([.J$7]&gt;=[.$C39];[.J$7]&lt;=[.$H39])*[.$G39]" office:value-type="float" office:value="0">
            <text:p>0</text:p>
          </table:table-cell>
          <table:table-cell table:formula="of:=AND([.K$7]&gt;=[.$C39];[.K$7]&lt;=[.$H39])*[.$G39]" office:value-type="float" office:value="0">
            <text:p>0</text:p>
          </table:table-cell>
          <table:table-cell table:formula="of:=AND([.L$7]&gt;=[.$C39];[.L$7]&lt;=[.$H39])*[.$G39]" office:value-type="float" office:value="0">
            <text:p>0</text:p>
          </table:table-cell>
          <table:table-cell table:formula="of:=AND([.M$7]&gt;=[.$C39];[.M$7]&lt;=[.$H39])*[.$G39]" office:value-type="float" office:value="0">
            <text:p>0</text:p>
          </table:table-cell>
          <table:table-cell table:formula="of:=AND([.N$7]&gt;=[.$C39];[.N$7]&lt;=[.$H39])*[.$G39]" office:value-type="float" office:value="0">
            <text:p>0</text:p>
          </table:table-cell>
          <table:table-cell table:formula="of:=AND([.O$7]&gt;=[.$C39];[.O$7]&lt;=[.$H39])*[.$G39]" office:value-type="float" office:value="0">
            <text:p>0</text:p>
          </table:table-cell>
          <table:table-cell table:formula="of:=AND([.P$7]&gt;=[.$C39];[.P$7]&lt;=[.$H39])*[.$G39]" office:value-type="float" office:value="0">
            <text:p>0</text:p>
          </table:table-cell>
          <table:table-cell table:formula="of:=AND([.Q$7]&gt;=[.$C39];[.Q$7]&lt;=[.$H39])*[.$G39]" office:value-type="float" office:value="0">
            <text:p>0</text:p>
          </table:table-cell>
          <table:table-cell table:formula="of:=AND([.R$7]&gt;=[.$C39];[.R$7]&lt;=[.$H39])*[.$G39]" office:value-type="float" office:value="0">
            <text:p>0</text:p>
          </table:table-cell>
          <table:table-cell table:formula="of:=AND([.S$7]&gt;=[.$C39];[.S$7]&lt;=[.$H39])*[.$G39]" office:value-type="float" office:value="0">
            <text:p>0</text:p>
          </table:table-cell>
          <table:table-cell table:formula="of:=AND([.T$7]&gt;=[.$C39];[.T$7]&lt;=[.$H39])*[.$G39]" office:value-type="float" office:value="0">
            <text:p>0</text:p>
          </table:table-cell>
          <table:table-cell table:formula="of:=AND([.U$7]&gt;=[.$C39];[.U$7]&lt;=[.$H39])*[.$G39]" office:value-type="float" office:value="0">
            <text:p>0</text:p>
          </table:table-cell>
          <table:table-cell table:formula="of:=AND([.V$7]&gt;=[.$C39];[.V$7]&lt;=[.$H39])*[.$G39]" office:value-type="float" office:value="0">
            <text:p>0</text:p>
          </table:table-cell>
          <table:table-cell table:formula="of:=AND([.W$7]&gt;=[.$C39];[.W$7]&lt;=[.$H39])*[.$G39]" office:value-type="float" office:value="0">
            <text:p>0</text:p>
          </table:table-cell>
          <table:table-cell table:formula="of:=AND([.X$7]&gt;=[.$C39];[.X$7]&lt;=[.$H39])*[.$G39]" office:value-type="float" office:value="0">
            <text:p>0</text:p>
          </table:table-cell>
          <table:table-cell table:formula="of:=AND([.Y$7]&gt;=[.$C39];[.Y$7]&lt;=[.$H39])*[.$G39]" office:value-type="float" office:value="0">
            <text:p>0</text:p>
          </table:table-cell>
          <table:table-cell table:formula="of:=AND([.Z$7]&gt;=[.$C39];[.Z$7]&lt;=[.$H39])*[.$G39]" office:value-type="float" office:value="0">
            <text:p>0</text:p>
          </table:table-cell>
          <table:table-cell table:formula="of:=AND([.AA$7]&gt;=[.$C39];[.AA$7]&lt;=[.$H39])*[.$G39]" office:value-type="float" office:value="0">
            <text:p>0</text:p>
          </table:table-cell>
          <table:table-cell table:formula="of:=AND([.AB$7]&gt;=[.$C39];[.AB$7]&lt;=[.$H39])*[.$G39]" office:value-type="float" office:value="0">
            <text:p>0</text:p>
          </table:table-cell>
          <table:table-cell table:formula="of:=AND([.AC$7]&gt;=[.$C39];[.AC$7]&lt;=[.$H39])*[.$G39]" office:value-type="float" office:value="0">
            <text:p>0</text:p>
          </table:table-cell>
          <table:table-cell table:formula="of:=AND([.AD$7]&gt;=[.$C39];[.AD$7]&lt;=[.$H39])*[.$G39]" office:value-type="float" office:value="0">
            <text:p>0</text:p>
          </table:table-cell>
          <table:table-cell table:formula="of:=AND([.AE$7]&gt;=[.$C39];[.AE$7]&lt;=[.$H39])*[.$G39]" office:value-type="float" office:value="0">
            <text:p>0</text:p>
          </table:table-cell>
          <table:table-cell table:formula="of:=AND([.AF$7]&gt;=[.$C39];[.AF$7]&lt;=[.$H39])*[.$G39]" office:value-type="float" office:value="0">
            <text:p>0</text:p>
          </table:table-cell>
          <table:table-cell table:formula="of:=AND([.AG$7]&gt;=[.$C39];[.AG$7]&lt;=[.$H39])*[.$G39]" office:value-type="float" office:value="0">
            <text:p>0</text:p>
          </table:table-cell>
          <table:table-cell table:formula="of:=AND([.AH$7]&gt;=[.$C39];[.AH$7]&lt;=[.$H39])*[.$G39]" office:value-type="float" office:value="0">
            <text:p>0</text:p>
          </table:table-cell>
          <table:table-cell table:formula="of:=AND([.AI$7]&gt;=[.$C39];[.AI$7]&lt;=[.$H39])*[.$G39]" office:value-type="float" office:value="0">
            <text:p>0</text:p>
          </table:table-cell>
          <table:table-cell table:formula="of:=AND([.AJ$7]&gt;=[.$C39];[.AJ$7]&lt;=[.$H39])*[.$G39]" office:value-type="float" office:value="0">
            <text:p>0</text:p>
          </table:table-cell>
          <table:table-cell table:formula="of:=AND([.AK$7]&gt;=[.$C39];[.AK$7]&lt;=[.$H39])*[.$G39]" office:value-type="float" office:value="0">
            <text:p>0</text:p>
          </table:table-cell>
          <table:table-cell table:formula="of:=AND([.AL$7]&gt;=[.$C39];[.AL$7]&lt;=[.$H39])*[.$G39]" office:value-type="float" office:value="0">
            <text:p>0</text:p>
          </table:table-cell>
          <table:table-cell table:formula="of:=AND([.AM$7]&gt;=[.$C39];[.AM$7]&lt;=[.$H39])*[.$G39]" office:value-type="float" office:value="0">
            <text:p>0</text:p>
          </table:table-cell>
          <table:table-cell table:formula="of:=AND([.AN$7]&gt;=[.$C39];[.AN$7]&lt;=[.$H39])*[.$G39]" office:value-type="float" office:value="0">
            <text:p>0</text:p>
          </table:table-cell>
          <table:table-cell table:formula="of:=AND([.AO$7]&gt;=[.$C39];[.AO$7]&lt;=[.$H39])*[.$G39]" office:value-type="float" office:value="0">
            <text:p>0</text:p>
          </table:table-cell>
          <table:table-cell table:formula="of:=AND([.AP$7]&gt;=[.$C39];[.AP$7]&lt;=[.$H39])*[.$G39]" office:value-type="float" office:value="0">
            <text:p>0</text:p>
          </table:table-cell>
          <table:table-cell table:formula="of:=AND([.AQ$7]&gt;=[.$C39];[.AQ$7]&lt;=[.$H39])*[.$G39]" office:value-type="float" office:value="0">
            <text:p>0</text:p>
          </table:table-cell>
          <table:table-cell table:formula="of:=AND([.AR$7]&gt;=[.$C39];[.AR$7]&lt;=[.$H39])*[.$G39]" office:value-type="float" office:value="0">
            <text:p>0</text:p>
          </table:table-cell>
          <table:table-cell table:formula="of:=AND([.AS$7]&gt;=[.$C39];[.AS$7]&lt;=[.$H39])*[.$G39]" office:value-type="float" office:value="0">
            <text:p>0</text:p>
          </table:table-cell>
          <table:table-cell table:formula="of:=AND([.AT$7]&gt;=[.$C39];[.AT$7]&lt;=[.$H39])*[.$G39]" office:value-type="float" office:value="0">
            <text:p>0</text:p>
          </table:table-cell>
          <table:table-cell table:formula="of:=AND([.AU$7]&gt;=[.$C39];[.AU$7]&lt;=[.$H39])*[.$G39]" office:value-type="float" office:value="0">
            <text:p>0</text:p>
          </table:table-cell>
          <table:table-cell table:formula="of:=AND([.AV$7]&gt;=[.$C39];[.AV$7]&lt;=[.$H39])*[.$G39]" office:value-type="float" office:value="0">
            <text:p>0</text:p>
          </table:table-cell>
          <table:table-cell table:formula="of:=AND([.AW$7]&gt;=[.$C39];[.AW$7]&lt;=[.$H39])*[.$G39]" office:value-type="float" office:value="0">
            <text:p>0</text:p>
          </table:table-cell>
          <table:table-cell table:formula="of:=AND([.AX$7]&gt;=[.$C39];[.AX$7]&lt;=[.$H39])*[.$G39]" office:value-type="float" office:value="0">
            <text:p>0</text:p>
          </table:table-cell>
          <table:table-cell table:formula="of:=AND([.AY$7]&gt;=[.$C39];[.AY$7]&lt;=[.$H39])*[.$G39]" office:value-type="float" office:value="0">
            <text:p>0</text:p>
          </table:table-cell>
          <table:table-cell table:formula="of:=AND([.AZ$7]&gt;=[.$C39];[.AZ$7]&lt;=[.$H39])*[.$G39]" office:value-type="float" office:value="0">
            <text:p>0</text:p>
          </table:table-cell>
          <table:table-cell table:formula="of:=AND([.BA$7]&gt;=[.$C39];[.BA$7]&lt;=[.$H39])*[.$G39]" office:value-type="float" office:value="0">
            <text:p>0</text:p>
          </table:table-cell>
          <table:table-cell table:formula="of:=AND([.BB$7]&gt;=[.$C39];[.BB$7]&lt;=[.$H39])*[.$G39]" office:value-type="float" office:value="0">
            <text:p>0</text:p>
          </table:table-cell>
          <table:table-cell table:formula="of:=AND([.BC$7]&gt;=[.$C39];[.BC$7]&lt;=[.$H39])*[.$G39]" office:value-type="float" office:value="0">
            <text:p>0</text:p>
          </table:table-cell>
          <table:table-cell table:formula="of:=AND([.BD$7]&gt;=[.$C39];[.BD$7]&lt;=[.$H39])*[.$G39]" office:value-type="float" office:value="0">
            <text:p>0</text:p>
          </table:table-cell>
          <table:table-cell table:formula="of:=AND([.BE$7]&gt;=[.$C39];[.BE$7]&lt;=[.$H39])*[.$G39]" office:value-type="float" office:value="0">
            <text:p>0</text:p>
          </table:table-cell>
          <table:table-cell table:formula="of:=AND([.BF$7]&gt;=[.$C39];[.BF$7]&lt;=[.$H39])*[.$G39]" office:value-type="float" office:value="0">
            <text:p>0</text:p>
          </table:table-cell>
          <table:table-cell table:formula="of:=AND([.BG$7]&gt;=[.$C39];[.BG$7]&lt;=[.$H39])*[.$G39]" office:value-type="float" office:value="0">
            <text:p>0</text:p>
          </table:table-cell>
          <table:table-cell table:formula="of:=AND([.BH$7]&gt;=[.$C39];[.BH$7]&lt;=[.$H39])*[.$G39]" office:value-type="float" office:value="0">
            <text:p>0</text:p>
          </table:table-cell>
          <table:table-cell table:formula="of:=AND([.BI$7]&gt;=[.$C39];[.BI$7]&lt;=[.$H39])*[.$G39]" office:value-type="float" office:value="0">
            <text:p>0</text:p>
          </table:table-cell>
          <table:table-cell table:formula="of:=AND([.BJ$7]&gt;=[.$C39];[.BJ$7]&lt;=[.$H39])*[.$G39]" office:value-type="float" office:value="0">
            <text:p>0</text:p>
          </table:table-cell>
          <table:table-cell table:formula="of:=AND([.BK$7]&gt;=[.$C39];[.BK$7]&lt;=[.$H39])*[.$G39]" office:value-type="float" office:value="0">
            <text:p>0</text:p>
          </table:table-cell>
          <table:table-cell table:formula="of:=AND([.BL$7]&gt;=[.$C39];[.BL$7]&lt;=[.$H39])*[.$G39]" office:value-type="float" office:value="0">
            <text:p>0</text:p>
          </table:table-cell>
          <table:table-cell table:formula="of:=AND([.BM$7]&gt;=[.$C39];[.BM$7]&lt;=[.$H39])*[.$G39]" office:value-type="float" office:value="0">
            <text:p>0</text:p>
          </table:table-cell>
          <table:table-cell table:formula="of:=AND([.BN$7]&gt;=[.$C39];[.BN$7]&lt;=[.$H39])*[.$G39]" office:value-type="float" office:value="0">
            <text:p>0</text:p>
          </table:table-cell>
          <table:table-cell table:formula="of:=AND([.BO$7]&gt;=[.$C39];[.BO$7]&lt;=[.$H39])*[.$G39]" office:value-type="float" office:value="0">
            <text:p>0</text:p>
          </table:table-cell>
          <table:table-cell table:formula="of:=AND([.BP$7]&gt;=[.$C39];[.BP$7]&lt;=[.$H39])*[.$G39]" office:value-type="float" office:value="0">
            <text:p>0</text:p>
          </table:table-cell>
          <table:table-cell table:formula="of:=AND([.BQ$7]&gt;=[.$C39];[.BQ$7]&lt;=[.$H39])*[.$G39]" office:value-type="float" office:value="0">
            <text:p>0</text:p>
          </table:table-cell>
          <table:table-cell table:formula="of:=AND([.BR$7]&gt;=[.$C39];[.BR$7]&lt;=[.$H39])*[.$G39]" office:value-type="float" office:value="0">
            <text:p>0</text:p>
          </table:table-cell>
          <table:table-cell table:formula="of:=AND([.BS$7]&gt;=[.$C39];[.BS$7]&lt;=[.$H39])*[.$G39]" office:value-type="float" office:value="0">
            <text:p>0</text:p>
          </table:table-cell>
          <table:table-cell table:formula="of:=AND([.BT$7]&gt;=[.$C39];[.BT$7]&lt;=[.$H39])*[.$G39]" office:value-type="float" office:value="0">
            <text:p>0</text:p>
          </table:table-cell>
          <table:table-cell table:formula="of:=AND([.BU$7]&gt;=[.$C39];[.BU$7]&lt;=[.$H39])*[.$G39]" office:value-type="float" office:value="0">
            <text:p>0</text:p>
          </table:table-cell>
          <table:table-cell table:formula="of:=AND([.BV$7]&gt;=[.$C39];[.BV$7]&lt;=[.$H39])*[.$G39]" office:value-type="float" office:value="0">
            <text:p>0</text:p>
          </table:table-cell>
          <table:table-cell table:formula="of:=AND([.BW$7]&gt;=[.$C39];[.BW$7]&lt;=[.$H39])*[.$G39]" office:value-type="float" office:value="0">
            <text:p>0</text:p>
          </table:table-cell>
          <table:table-cell table:formula="of:=AND([.BX$7]&gt;=[.$C39];[.BX$7]&lt;=[.$H39])*[.$G39]" office:value-type="float" office:value="0">
            <text:p>0</text:p>
          </table:table-cell>
          <table:table-cell table:formula="of:=AND([.BY$7]&gt;=[.$C39];[.BY$7]&lt;=[.$H39])*[.$G39]" office:value-type="float" office:value="0">
            <text:p>0</text:p>
          </table:table-cell>
          <table:table-cell table:formula="of:=AND([.BZ$7]&gt;=[.$C39];[.BZ$7]&lt;=[.$H39])*[.$G39]" office:value-type="float" office:value="0">
            <text:p>0</text:p>
          </table:table-cell>
          <table:table-cell table:formula="of:=AND([.CA$7]&gt;=[.$C39];[.CA$7]&lt;=[.$H39])*[.$G39]" office:value-type="float" office:value="0">
            <text:p>0</text:p>
          </table:table-cell>
          <table:table-cell table:formula="of:=AND([.CB$7]&gt;=[.$C39];[.CB$7]&lt;=[.$H39])*[.$G39]" office:value-type="float" office:value="0">
            <text:p>0</text:p>
          </table:table-cell>
          <table:table-cell table:formula="of:=AND([.CC$7]&gt;=[.$C39];[.CC$7]&lt;=[.$H39])*[.$G39]" office:value-type="float" office:value="200">
            <text:p>200</text:p>
          </table:table-cell>
          <table:table-cell table:formula="of:=AND([.CD$7]&gt;=[.$C39];[.CD$7]&lt;=[.$H39])*[.$G39]" office:value-type="float" office:value="200">
            <text:p>200</text:p>
          </table:table-cell>
          <table:table-cell table:formula="of:=AND([.CE$7]&gt;=[.$C39];[.CE$7]&lt;=[.$H39])*[.$G39]" office:value-type="float" office:value="200">
            <text:p>200</text:p>
          </table:table-cell>
          <table:table-cell table:formula="of:=AND([.CF$7]&gt;=[.$C39];[.CF$7]&lt;=[.$H39])*[.$G39]" office:value-type="float" office:value="200">
            <text:p>200</text:p>
          </table:table-cell>
          <table:table-cell table:formula="of:=AND([.CG$7]&gt;=[.$C39];[.CG$7]&lt;=[.$H39])*[.$G39]" office:value-type="float" office:value="200">
            <text:p>200</text:p>
          </table:table-cell>
          <table:table-cell table:formula="of:=AND([.CH$7]&gt;=[.$C39];[.CH$7]&lt;=[.$H39])*[.$G39]" office:value-type="float" office:value="200">
            <text:p>200</text:p>
          </table:table-cell>
          <table:table-cell table:formula="of:=AND([.CI$7]&gt;=[.$C39];[.CI$7]&lt;=[.$H39])*[.$G39]" office:value-type="float" office:value="200">
            <text:p>200</text:p>
          </table:table-cell>
          <table:table-cell table:formula="of:=AND([.CJ$7]&gt;=[.$C39];[.CJ$7]&lt;=[.$H39])*[.$G39]" office:value-type="float" office:value="200">
            <text:p>200</text:p>
          </table:table-cell>
          <table:table-cell table:formula="of:=AND([.CK$7]&gt;=[.$C39];[.CK$7]&lt;=[.$H39])*[.$G39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lphur</text:p>
          </table:table-cell>
          <table:table-cell office:value-type="float" office:value="1848">
            <text:p>1848</text:p>
          </table:table-cell>
          <table:table-cell table:formula="of:=1/12" office:value-type="float" office:value="0.0833333333333333">
            <text:p>0.0833333333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40]+[.F40]-1" office:value-type="float" office:value="1848">
            <text:p>1848</text:p>
          </table:table-cell>
          <table:table-cell/>
          <table:table-cell table:formula="of:=AND([.J$7]&gt;=[.$C40];[.J$7]&lt;=[.$H40])*[.$G40]" office:value-type="float" office:value="0">
            <text:p>0</text:p>
          </table:table-cell>
          <table:table-cell table:formula="of:=AND([.K$7]&gt;=[.$C40];[.K$7]&lt;=[.$H40])*[.$G40]" office:value-type="float" office:value="0">
            <text:p>0</text:p>
          </table:table-cell>
          <table:table-cell table:formula="of:=AND([.L$7]&gt;=[.$C40];[.L$7]&lt;=[.$H40])*[.$G40]" office:value-type="float" office:value="0">
            <text:p>0</text:p>
          </table:table-cell>
          <table:table-cell table:formula="of:=AND([.M$7]&gt;=[.$C40];[.M$7]&lt;=[.$H40])*[.$G40]" office:value-type="float" office:value="0">
            <text:p>0</text:p>
          </table:table-cell>
          <table:table-cell table:formula="of:=AND([.N$7]&gt;=[.$C40];[.N$7]&lt;=[.$H40])*[.$G40]" office:value-type="float" office:value="0">
            <text:p>0</text:p>
          </table:table-cell>
          <table:table-cell table:formula="of:=AND([.O$7]&gt;=[.$C40];[.O$7]&lt;=[.$H40])*[.$G40]" office:value-type="float" office:value="0">
            <text:p>0</text:p>
          </table:table-cell>
          <table:table-cell table:formula="of:=AND([.P$7]&gt;=[.$C40];[.P$7]&lt;=[.$H40])*[.$G40]" office:value-type="float" office:value="0">
            <text:p>0</text:p>
          </table:table-cell>
          <table:table-cell table:formula="of:=AND([.Q$7]&gt;=[.$C40];[.Q$7]&lt;=[.$H40])*[.$G40]" office:value-type="float" office:value="0">
            <text:p>0</text:p>
          </table:table-cell>
          <table:table-cell table:formula="of:=AND([.R$7]&gt;=[.$C40];[.R$7]&lt;=[.$H40])*[.$G40]" office:value-type="float" office:value="0">
            <text:p>0</text:p>
          </table:table-cell>
          <table:table-cell table:formula="of:=AND([.S$7]&gt;=[.$C40];[.S$7]&lt;=[.$H40])*[.$G40]" office:value-type="float" office:value="0">
            <text:p>0</text:p>
          </table:table-cell>
          <table:table-cell table:formula="of:=AND([.T$7]&gt;=[.$C40];[.T$7]&lt;=[.$H40])*[.$G40]" office:value-type="float" office:value="0">
            <text:p>0</text:p>
          </table:table-cell>
          <table:table-cell table:formula="of:=AND([.U$7]&gt;=[.$C40];[.U$7]&lt;=[.$H40])*[.$G40]" office:value-type="float" office:value="0">
            <text:p>0</text:p>
          </table:table-cell>
          <table:table-cell table:formula="of:=AND([.V$7]&gt;=[.$C40];[.V$7]&lt;=[.$H40])*[.$G40]" office:value-type="float" office:value="0">
            <text:p>0</text:p>
          </table:table-cell>
          <table:table-cell table:formula="of:=AND([.W$7]&gt;=[.$C40];[.W$7]&lt;=[.$H40])*[.$G40]" office:value-type="float" office:value="0">
            <text:p>0</text:p>
          </table:table-cell>
          <table:table-cell table:formula="of:=AND([.X$7]&gt;=[.$C40];[.X$7]&lt;=[.$H40])*[.$G40]" office:value-type="float" office:value="0">
            <text:p>0</text:p>
          </table:table-cell>
          <table:table-cell table:formula="of:=AND([.Y$7]&gt;=[.$C40];[.Y$7]&lt;=[.$H40])*[.$G40]" office:value-type="float" office:value="0">
            <text:p>0</text:p>
          </table:table-cell>
          <table:table-cell table:formula="of:=AND([.Z$7]&gt;=[.$C40];[.Z$7]&lt;=[.$H40])*[.$G40]" office:value-type="float" office:value="0">
            <text:p>0</text:p>
          </table:table-cell>
          <table:table-cell table:formula="of:=AND([.AA$7]&gt;=[.$C40];[.AA$7]&lt;=[.$H40])*[.$G40]" office:value-type="float" office:value="0">
            <text:p>0</text:p>
          </table:table-cell>
          <table:table-cell table:formula="of:=AND([.AB$7]&gt;=[.$C40];[.AB$7]&lt;=[.$H40])*[.$G40]" office:value-type="float" office:value="0">
            <text:p>0</text:p>
          </table:table-cell>
          <table:table-cell table:formula="of:=AND([.AC$7]&gt;=[.$C40];[.AC$7]&lt;=[.$H40])*[.$G40]" office:value-type="float" office:value="0">
            <text:p>0</text:p>
          </table:table-cell>
          <table:table-cell table:formula="of:=AND([.AD$7]&gt;=[.$C40];[.AD$7]&lt;=[.$H40])*[.$G40]" office:value-type="float" office:value="0">
            <text:p>0</text:p>
          </table:table-cell>
          <table:table-cell table:formula="of:=AND([.AE$7]&gt;=[.$C40];[.AE$7]&lt;=[.$H40])*[.$G40]" office:value-type="float" office:value="0">
            <text:p>0</text:p>
          </table:table-cell>
          <table:table-cell table:formula="of:=AND([.AF$7]&gt;=[.$C40];[.AF$7]&lt;=[.$H40])*[.$G40]" office:value-type="float" office:value="0">
            <text:p>0</text:p>
          </table:table-cell>
          <table:table-cell table:formula="of:=AND([.AG$7]&gt;=[.$C40];[.AG$7]&lt;=[.$H40])*[.$G40]" office:value-type="float" office:value="0">
            <text:p>0</text:p>
          </table:table-cell>
          <table:table-cell table:formula="of:=AND([.AH$7]&gt;=[.$C40];[.AH$7]&lt;=[.$H40])*[.$G40]" office:value-type="float" office:value="0">
            <text:p>0</text:p>
          </table:table-cell>
          <table:table-cell table:formula="of:=AND([.AI$7]&gt;=[.$C40];[.AI$7]&lt;=[.$H40])*[.$G40]" office:value-type="float" office:value="0">
            <text:p>0</text:p>
          </table:table-cell>
          <table:table-cell table:formula="of:=AND([.AJ$7]&gt;=[.$C40];[.AJ$7]&lt;=[.$H40])*[.$G40]" office:value-type="float" office:value="0">
            <text:p>0</text:p>
          </table:table-cell>
          <table:table-cell table:formula="of:=AND([.AK$7]&gt;=[.$C40];[.AK$7]&lt;=[.$H40])*[.$G40]" office:value-type="float" office:value="0">
            <text:p>0</text:p>
          </table:table-cell>
          <table:table-cell table:formula="of:=AND([.AL$7]&gt;=[.$C40];[.AL$7]&lt;=[.$H40])*[.$G40]" office:value-type="float" office:value="0">
            <text:p>0</text:p>
          </table:table-cell>
          <table:table-cell table:formula="of:=AND([.AM$7]&gt;=[.$C40];[.AM$7]&lt;=[.$H40])*[.$G40]" office:value-type="float" office:value="0">
            <text:p>0</text:p>
          </table:table-cell>
          <table:table-cell table:formula="of:=AND([.AN$7]&gt;=[.$C40];[.AN$7]&lt;=[.$H40])*[.$G40]" office:value-type="float" office:value="0">
            <text:p>0</text:p>
          </table:table-cell>
          <table:table-cell table:formula="of:=AND([.AO$7]&gt;=[.$C40];[.AO$7]&lt;=[.$H40])*[.$G40]" office:value-type="float" office:value="0">
            <text:p>0</text:p>
          </table:table-cell>
          <table:table-cell table:formula="of:=AND([.AP$7]&gt;=[.$C40];[.AP$7]&lt;=[.$H40])*[.$G40]" office:value-type="float" office:value="0">
            <text:p>0</text:p>
          </table:table-cell>
          <table:table-cell table:formula="of:=AND([.AQ$7]&gt;=[.$C40];[.AQ$7]&lt;=[.$H40])*[.$G40]" office:value-type="float" office:value="0">
            <text:p>0</text:p>
          </table:table-cell>
          <table:table-cell table:formula="of:=AND([.AR$7]&gt;=[.$C40];[.AR$7]&lt;=[.$H40])*[.$G40]" office:value-type="float" office:value="0">
            <text:p>0</text:p>
          </table:table-cell>
          <table:table-cell table:formula="of:=AND([.AS$7]&gt;=[.$C40];[.AS$7]&lt;=[.$H40])*[.$G40]" office:value-type="float" office:value="0">
            <text:p>0</text:p>
          </table:table-cell>
          <table:table-cell table:formula="of:=AND([.AT$7]&gt;=[.$C40];[.AT$7]&lt;=[.$H40])*[.$G40]" office:value-type="float" office:value="0">
            <text:p>0</text:p>
          </table:table-cell>
          <table:table-cell table:formula="of:=AND([.AU$7]&gt;=[.$C40];[.AU$7]&lt;=[.$H40])*[.$G40]" office:value-type="float" office:value="0">
            <text:p>0</text:p>
          </table:table-cell>
          <table:table-cell table:formula="of:=AND([.AV$7]&gt;=[.$C40];[.AV$7]&lt;=[.$H40])*[.$G40]" office:value-type="float" office:value="0">
            <text:p>0</text:p>
          </table:table-cell>
          <table:table-cell table:formula="of:=AND([.AW$7]&gt;=[.$C40];[.AW$7]&lt;=[.$H40])*[.$G40]" office:value-type="float" office:value="0">
            <text:p>0</text:p>
          </table:table-cell>
          <table:table-cell table:formula="of:=AND([.AX$7]&gt;=[.$C40];[.AX$7]&lt;=[.$H40])*[.$G40]" office:value-type="float" office:value="0">
            <text:p>0</text:p>
          </table:table-cell>
          <table:table-cell table:formula="of:=AND([.AY$7]&gt;=[.$C40];[.AY$7]&lt;=[.$H40])*[.$G40]" office:value-type="float" office:value="0">
            <text:p>0</text:p>
          </table:table-cell>
          <table:table-cell table:formula="of:=AND([.AZ$7]&gt;=[.$C40];[.AZ$7]&lt;=[.$H40])*[.$G40]" office:value-type="float" office:value="0">
            <text:p>0</text:p>
          </table:table-cell>
          <table:table-cell table:formula="of:=AND([.BA$7]&gt;=[.$C40];[.BA$7]&lt;=[.$H40])*[.$G40]" office:value-type="float" office:value="0">
            <text:p>0</text:p>
          </table:table-cell>
          <table:table-cell table:formula="of:=AND([.BB$7]&gt;=[.$C40];[.BB$7]&lt;=[.$H40])*[.$G40]" office:value-type="float" office:value="0">
            <text:p>0</text:p>
          </table:table-cell>
          <table:table-cell table:formula="of:=AND([.BC$7]&gt;=[.$C40];[.BC$7]&lt;=[.$H40])*[.$G40]" office:value-type="float" office:value="0">
            <text:p>0</text:p>
          </table:table-cell>
          <table:table-cell table:formula="of:=AND([.BD$7]&gt;=[.$C40];[.BD$7]&lt;=[.$H40])*[.$G40]" office:value-type="float" office:value="0">
            <text:p>0</text:p>
          </table:table-cell>
          <table:table-cell table:formula="of:=AND([.BE$7]&gt;=[.$C40];[.BE$7]&lt;=[.$H40])*[.$G40]" office:value-type="float" office:value="0">
            <text:p>0</text:p>
          </table:table-cell>
          <table:table-cell table:formula="of:=AND([.BF$7]&gt;=[.$C40];[.BF$7]&lt;=[.$H40])*[.$G40]" office:value-type="float" office:value="0">
            <text:p>0</text:p>
          </table:table-cell>
          <table:table-cell table:formula="of:=AND([.BG$7]&gt;=[.$C40];[.BG$7]&lt;=[.$H40])*[.$G40]" office:value-type="float" office:value="0">
            <text:p>0</text:p>
          </table:table-cell>
          <table:table-cell table:formula="of:=AND([.BH$7]&gt;=[.$C40];[.BH$7]&lt;=[.$H40])*[.$G40]" office:value-type="float" office:value="0">
            <text:p>0</text:p>
          </table:table-cell>
          <table:table-cell table:formula="of:=AND([.BI$7]&gt;=[.$C40];[.BI$7]&lt;=[.$H40])*[.$G40]" office:value-type="float" office:value="0">
            <text:p>0</text:p>
          </table:table-cell>
          <table:table-cell table:formula="of:=AND([.BJ$7]&gt;=[.$C40];[.BJ$7]&lt;=[.$H40])*[.$G40]" office:value-type="float" office:value="0">
            <text:p>0</text:p>
          </table:table-cell>
          <table:table-cell table:formula="of:=AND([.BK$7]&gt;=[.$C40];[.BK$7]&lt;=[.$H40])*[.$G40]" office:value-type="float" office:value="0">
            <text:p>0</text:p>
          </table:table-cell>
          <table:table-cell table:formula="of:=AND([.BL$7]&gt;=[.$C40];[.BL$7]&lt;=[.$H40])*[.$G40]" office:value-type="float" office:value="0">
            <text:p>0</text:p>
          </table:table-cell>
          <table:table-cell table:formula="of:=AND([.BM$7]&gt;=[.$C40];[.BM$7]&lt;=[.$H40])*[.$G40]" office:value-type="float" office:value="0">
            <text:p>0</text:p>
          </table:table-cell>
          <table:table-cell table:formula="of:=AND([.BN$7]&gt;=[.$C40];[.BN$7]&lt;=[.$H40])*[.$G40]" office:value-type="float" office:value="0">
            <text:p>0</text:p>
          </table:table-cell>
          <table:table-cell table:formula="of:=AND([.BO$7]&gt;=[.$C40];[.BO$7]&lt;=[.$H40])*[.$G40]" office:value-type="float" office:value="0">
            <text:p>0</text:p>
          </table:table-cell>
          <table:table-cell table:formula="of:=AND([.BP$7]&gt;=[.$C40];[.BP$7]&lt;=[.$H40])*[.$G40]" office:value-type="float" office:value="0">
            <text:p>0</text:p>
          </table:table-cell>
          <table:table-cell table:formula="of:=AND([.BQ$7]&gt;=[.$C40];[.BQ$7]&lt;=[.$H40])*[.$G40]" office:value-type="float" office:value="0">
            <text:p>0</text:p>
          </table:table-cell>
          <table:table-cell table:formula="of:=AND([.BR$7]&gt;=[.$C40];[.BR$7]&lt;=[.$H40])*[.$G40]" office:value-type="float" office:value="0">
            <text:p>0</text:p>
          </table:table-cell>
          <table:table-cell table:formula="of:=AND([.BS$7]&gt;=[.$C40];[.BS$7]&lt;=[.$H40])*[.$G40]" office:value-type="float" office:value="0">
            <text:p>0</text:p>
          </table:table-cell>
          <table:table-cell table:formula="of:=AND([.BT$7]&gt;=[.$C40];[.BT$7]&lt;=[.$H40])*[.$G40]" office:value-type="float" office:value="0">
            <text:p>0</text:p>
          </table:table-cell>
          <table:table-cell table:formula="of:=AND([.BU$7]&gt;=[.$C40];[.BU$7]&lt;=[.$H40])*[.$G40]" office:value-type="float" office:value="0">
            <text:p>0</text:p>
          </table:table-cell>
          <table:table-cell table:formula="of:=AND([.BV$7]&gt;=[.$C40];[.BV$7]&lt;=[.$H40])*[.$G40]" office:value-type="float" office:value="0">
            <text:p>0</text:p>
          </table:table-cell>
          <table:table-cell table:formula="of:=AND([.BW$7]&gt;=[.$C40];[.BW$7]&lt;=[.$H40])*[.$G40]" office:value-type="float" office:value="0">
            <text:p>0</text:p>
          </table:table-cell>
          <table:table-cell table:formula="of:=AND([.BX$7]&gt;=[.$C40];[.BX$7]&lt;=[.$H40])*[.$G40]" office:value-type="float" office:value="0">
            <text:p>0</text:p>
          </table:table-cell>
          <table:table-cell table:formula="of:=AND([.BY$7]&gt;=[.$C40];[.BY$7]&lt;=[.$H40])*[.$G40]" office:value-type="float" office:value="0">
            <text:p>0</text:p>
          </table:table-cell>
          <table:table-cell table:formula="of:=AND([.BZ$7]&gt;=[.$C40];[.BZ$7]&lt;=[.$H40])*[.$G40]" office:value-type="float" office:value="0">
            <text:p>0</text:p>
          </table:table-cell>
          <table:table-cell table:formula="of:=AND([.CA$7]&gt;=[.$C40];[.CA$7]&lt;=[.$H40])*[.$G40]" office:value-type="float" office:value="0">
            <text:p>0</text:p>
          </table:table-cell>
          <table:table-cell table:formula="of:=AND([.CB$7]&gt;=[.$C40];[.CB$7]&lt;=[.$H40])*[.$G40]" office:value-type="float" office:value="0">
            <text:p>0</text:p>
          </table:table-cell>
          <table:table-cell table:formula="of:=AND([.CC$7]&gt;=[.$C40];[.CC$7]&lt;=[.$H40])*[.$G40]" office:value-type="float" office:value="17">
            <text:p>17</text:p>
          </table:table-cell>
          <table:table-cell table:formula="of:=AND([.CD$7]&gt;=[.$C40];[.CD$7]&lt;=[.$H40])*[.$G40]" office:value-type="float" office:value="0">
            <text:p>0</text:p>
          </table:table-cell>
          <table:table-cell table:formula="of:=AND([.CE$7]&gt;=[.$C40];[.CE$7]&lt;=[.$H40])*[.$G40]" office:value-type="float" office:value="0">
            <text:p>0</text:p>
          </table:table-cell>
          <table:table-cell table:formula="of:=AND([.CF$7]&gt;=[.$C40];[.CF$7]&lt;=[.$H40])*[.$G40]" office:value-type="float" office:value="0">
            <text:p>0</text:p>
          </table:table-cell>
          <table:table-cell table:formula="of:=AND([.CG$7]&gt;=[.$C40];[.CG$7]&lt;=[.$H40])*[.$G40]" office:value-type="float" office:value="0">
            <text:p>0</text:p>
          </table:table-cell>
          <table:table-cell table:formula="of:=AND([.CH$7]&gt;=[.$C40];[.CH$7]&lt;=[.$H40])*[.$G40]" office:value-type="float" office:value="0">
            <text:p>0</text:p>
          </table:table-cell>
          <table:table-cell table:formula="of:=AND([.CI$7]&gt;=[.$C40];[.CI$7]&lt;=[.$H40])*[.$G40]" office:value-type="float" office:value="0">
            <text:p>0</text:p>
          </table:table-cell>
          <table:table-cell table:formula="of:=AND([.CJ$7]&gt;=[.$C40];[.CJ$7]&lt;=[.$H40])*[.$G40]" office:value-type="float" office:value="0">
            <text:p>0</text:p>
          </table:table-cell>
          <table:table-cell table:formula="of:=AND([.CK$7]&gt;=[.$C40];[.CK$7]&lt;=[.$H40])*[.$G40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ebe</text:p>
          </table:table-cell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[.E41]*[.D41]" office:value-type="float" office:value="400">
            <text:p>400</text:p>
          </table:table-cell>
          <table:table-cell table:formula="of:=[.C41]+[.F41]-1" office:value-type="float" office:value="1849">
            <text:p>1849</text:p>
          </table:table-cell>
          <table:table-cell/>
          <table:table-cell table:formula="of:=AND([.J$7]&gt;=[.$C41];[.J$7]&lt;=[.$H41])*[.$G41]" office:value-type="float" office:value="0">
            <text:p>0</text:p>
          </table:table-cell>
          <table:table-cell table:formula="of:=AND([.K$7]&gt;=[.$C41];[.K$7]&lt;=[.$H41])*[.$G41]" office:value-type="float" office:value="0">
            <text:p>0</text:p>
          </table:table-cell>
          <table:table-cell table:formula="of:=AND([.L$7]&gt;=[.$C41];[.L$7]&lt;=[.$H41])*[.$G41]" office:value-type="float" office:value="0">
            <text:p>0</text:p>
          </table:table-cell>
          <table:table-cell table:formula="of:=AND([.M$7]&gt;=[.$C41];[.M$7]&lt;=[.$H41])*[.$G41]" office:value-type="float" office:value="0">
            <text:p>0</text:p>
          </table:table-cell>
          <table:table-cell table:formula="of:=AND([.N$7]&gt;=[.$C41];[.N$7]&lt;=[.$H41])*[.$G41]" office:value-type="float" office:value="0">
            <text:p>0</text:p>
          </table:table-cell>
          <table:table-cell table:formula="of:=AND([.O$7]&gt;=[.$C41];[.O$7]&lt;=[.$H41])*[.$G41]" office:value-type="float" office:value="0">
            <text:p>0</text:p>
          </table:table-cell>
          <table:table-cell table:formula="of:=AND([.P$7]&gt;=[.$C41];[.P$7]&lt;=[.$H41])*[.$G41]" office:value-type="float" office:value="0">
            <text:p>0</text:p>
          </table:table-cell>
          <table:table-cell table:formula="of:=AND([.Q$7]&gt;=[.$C41];[.Q$7]&lt;=[.$H41])*[.$G41]" office:value-type="float" office:value="0">
            <text:p>0</text:p>
          </table:table-cell>
          <table:table-cell table:formula="of:=AND([.R$7]&gt;=[.$C41];[.R$7]&lt;=[.$H41])*[.$G41]" office:value-type="float" office:value="0">
            <text:p>0</text:p>
          </table:table-cell>
          <table:table-cell table:formula="of:=AND([.S$7]&gt;=[.$C41];[.S$7]&lt;=[.$H41])*[.$G41]" office:value-type="float" office:value="0">
            <text:p>0</text:p>
          </table:table-cell>
          <table:table-cell table:formula="of:=AND([.T$7]&gt;=[.$C41];[.T$7]&lt;=[.$H41])*[.$G41]" office:value-type="float" office:value="0">
            <text:p>0</text:p>
          </table:table-cell>
          <table:table-cell table:formula="of:=AND([.U$7]&gt;=[.$C41];[.U$7]&lt;=[.$H41])*[.$G41]" office:value-type="float" office:value="0">
            <text:p>0</text:p>
          </table:table-cell>
          <table:table-cell table:formula="of:=AND([.V$7]&gt;=[.$C41];[.V$7]&lt;=[.$H41])*[.$G41]" office:value-type="float" office:value="0">
            <text:p>0</text:p>
          </table:table-cell>
          <table:table-cell table:formula="of:=AND([.W$7]&gt;=[.$C41];[.W$7]&lt;=[.$H41])*[.$G41]" office:value-type="float" office:value="0">
            <text:p>0</text:p>
          </table:table-cell>
          <table:table-cell table:formula="of:=AND([.X$7]&gt;=[.$C41];[.X$7]&lt;=[.$H41])*[.$G41]" office:value-type="float" office:value="0">
            <text:p>0</text:p>
          </table:table-cell>
          <table:table-cell table:formula="of:=AND([.Y$7]&gt;=[.$C41];[.Y$7]&lt;=[.$H41])*[.$G41]" office:value-type="float" office:value="0">
            <text:p>0</text:p>
          </table:table-cell>
          <table:table-cell table:formula="of:=AND([.Z$7]&gt;=[.$C41];[.Z$7]&lt;=[.$H41])*[.$G41]" office:value-type="float" office:value="0">
            <text:p>0</text:p>
          </table:table-cell>
          <table:table-cell table:formula="of:=AND([.AA$7]&gt;=[.$C41];[.AA$7]&lt;=[.$H41])*[.$G41]" office:value-type="float" office:value="0">
            <text:p>0</text:p>
          </table:table-cell>
          <table:table-cell table:formula="of:=AND([.AB$7]&gt;=[.$C41];[.AB$7]&lt;=[.$H41])*[.$G41]" office:value-type="float" office:value="0">
            <text:p>0</text:p>
          </table:table-cell>
          <table:table-cell table:formula="of:=AND([.AC$7]&gt;=[.$C41];[.AC$7]&lt;=[.$H41])*[.$G41]" office:value-type="float" office:value="0">
            <text:p>0</text:p>
          </table:table-cell>
          <table:table-cell table:formula="of:=AND([.AD$7]&gt;=[.$C41];[.AD$7]&lt;=[.$H41])*[.$G41]" office:value-type="float" office:value="0">
            <text:p>0</text:p>
          </table:table-cell>
          <table:table-cell table:formula="of:=AND([.AE$7]&gt;=[.$C41];[.AE$7]&lt;=[.$H41])*[.$G41]" office:value-type="float" office:value="0">
            <text:p>0</text:p>
          </table:table-cell>
          <table:table-cell table:formula="of:=AND([.AF$7]&gt;=[.$C41];[.AF$7]&lt;=[.$H41])*[.$G41]" office:value-type="float" office:value="0">
            <text:p>0</text:p>
          </table:table-cell>
          <table:table-cell table:formula="of:=AND([.AG$7]&gt;=[.$C41];[.AG$7]&lt;=[.$H41])*[.$G41]" office:value-type="float" office:value="0">
            <text:p>0</text:p>
          </table:table-cell>
          <table:table-cell table:formula="of:=AND([.AH$7]&gt;=[.$C41];[.AH$7]&lt;=[.$H41])*[.$G41]" office:value-type="float" office:value="0">
            <text:p>0</text:p>
          </table:table-cell>
          <table:table-cell table:formula="of:=AND([.AI$7]&gt;=[.$C41];[.AI$7]&lt;=[.$H41])*[.$G41]" office:value-type="float" office:value="0">
            <text:p>0</text:p>
          </table:table-cell>
          <table:table-cell table:formula="of:=AND([.AJ$7]&gt;=[.$C41];[.AJ$7]&lt;=[.$H41])*[.$G41]" office:value-type="float" office:value="0">
            <text:p>0</text:p>
          </table:table-cell>
          <table:table-cell table:formula="of:=AND([.AK$7]&gt;=[.$C41];[.AK$7]&lt;=[.$H41])*[.$G41]" office:value-type="float" office:value="0">
            <text:p>0</text:p>
          </table:table-cell>
          <table:table-cell table:formula="of:=AND([.AL$7]&gt;=[.$C41];[.AL$7]&lt;=[.$H41])*[.$G41]" office:value-type="float" office:value="0">
            <text:p>0</text:p>
          </table:table-cell>
          <table:table-cell table:formula="of:=AND([.AM$7]&gt;=[.$C41];[.AM$7]&lt;=[.$H41])*[.$G41]" office:value-type="float" office:value="0">
            <text:p>0</text:p>
          </table:table-cell>
          <table:table-cell table:formula="of:=AND([.AN$7]&gt;=[.$C41];[.AN$7]&lt;=[.$H41])*[.$G41]" office:value-type="float" office:value="0">
            <text:p>0</text:p>
          </table:table-cell>
          <table:table-cell table:formula="of:=AND([.AO$7]&gt;=[.$C41];[.AO$7]&lt;=[.$H41])*[.$G41]" office:value-type="float" office:value="0">
            <text:p>0</text:p>
          </table:table-cell>
          <table:table-cell table:formula="of:=AND([.AP$7]&gt;=[.$C41];[.AP$7]&lt;=[.$H41])*[.$G41]" office:value-type="float" office:value="0">
            <text:p>0</text:p>
          </table:table-cell>
          <table:table-cell table:formula="of:=AND([.AQ$7]&gt;=[.$C41];[.AQ$7]&lt;=[.$H41])*[.$G41]" office:value-type="float" office:value="0">
            <text:p>0</text:p>
          </table:table-cell>
          <table:table-cell table:formula="of:=AND([.AR$7]&gt;=[.$C41];[.AR$7]&lt;=[.$H41])*[.$G41]" office:value-type="float" office:value="0">
            <text:p>0</text:p>
          </table:table-cell>
          <table:table-cell table:formula="of:=AND([.AS$7]&gt;=[.$C41];[.AS$7]&lt;=[.$H41])*[.$G41]" office:value-type="float" office:value="0">
            <text:p>0</text:p>
          </table:table-cell>
          <table:table-cell table:formula="of:=AND([.AT$7]&gt;=[.$C41];[.AT$7]&lt;=[.$H41])*[.$G41]" office:value-type="float" office:value="0">
            <text:p>0</text:p>
          </table:table-cell>
          <table:table-cell table:formula="of:=AND([.AU$7]&gt;=[.$C41];[.AU$7]&lt;=[.$H41])*[.$G41]" office:value-type="float" office:value="0">
            <text:p>0</text:p>
          </table:table-cell>
          <table:table-cell table:formula="of:=AND([.AV$7]&gt;=[.$C41];[.AV$7]&lt;=[.$H41])*[.$G41]" office:value-type="float" office:value="0">
            <text:p>0</text:p>
          </table:table-cell>
          <table:table-cell table:formula="of:=AND([.AW$7]&gt;=[.$C41];[.AW$7]&lt;=[.$H41])*[.$G41]" office:value-type="float" office:value="0">
            <text:p>0</text:p>
          </table:table-cell>
          <table:table-cell table:formula="of:=AND([.AX$7]&gt;=[.$C41];[.AX$7]&lt;=[.$H41])*[.$G41]" office:value-type="float" office:value="0">
            <text:p>0</text:p>
          </table:table-cell>
          <table:table-cell table:formula="of:=AND([.AY$7]&gt;=[.$C41];[.AY$7]&lt;=[.$H41])*[.$G41]" office:value-type="float" office:value="0">
            <text:p>0</text:p>
          </table:table-cell>
          <table:table-cell table:formula="of:=AND([.AZ$7]&gt;=[.$C41];[.AZ$7]&lt;=[.$H41])*[.$G41]" office:value-type="float" office:value="0">
            <text:p>0</text:p>
          </table:table-cell>
          <table:table-cell table:formula="of:=AND([.BA$7]&gt;=[.$C41];[.BA$7]&lt;=[.$H41])*[.$G41]" office:value-type="float" office:value="0">
            <text:p>0</text:p>
          </table:table-cell>
          <table:table-cell table:formula="of:=AND([.BB$7]&gt;=[.$C41];[.BB$7]&lt;=[.$H41])*[.$G41]" office:value-type="float" office:value="0">
            <text:p>0</text:p>
          </table:table-cell>
          <table:table-cell table:formula="of:=AND([.BC$7]&gt;=[.$C41];[.BC$7]&lt;=[.$H41])*[.$G41]" office:value-type="float" office:value="0">
            <text:p>0</text:p>
          </table:table-cell>
          <table:table-cell table:formula="of:=AND([.BD$7]&gt;=[.$C41];[.BD$7]&lt;=[.$H41])*[.$G41]" office:value-type="float" office:value="0">
            <text:p>0</text:p>
          </table:table-cell>
          <table:table-cell table:formula="of:=AND([.BE$7]&gt;=[.$C41];[.BE$7]&lt;=[.$H41])*[.$G41]" office:value-type="float" office:value="0">
            <text:p>0</text:p>
          </table:table-cell>
          <table:table-cell table:formula="of:=AND([.BF$7]&gt;=[.$C41];[.BF$7]&lt;=[.$H41])*[.$G41]" office:value-type="float" office:value="0">
            <text:p>0</text:p>
          </table:table-cell>
          <table:table-cell table:formula="of:=AND([.BG$7]&gt;=[.$C41];[.BG$7]&lt;=[.$H41])*[.$G41]" office:value-type="float" office:value="0">
            <text:p>0</text:p>
          </table:table-cell>
          <table:table-cell table:formula="of:=AND([.BH$7]&gt;=[.$C41];[.BH$7]&lt;=[.$H41])*[.$G41]" office:value-type="float" office:value="0">
            <text:p>0</text:p>
          </table:table-cell>
          <table:table-cell table:formula="of:=AND([.BI$7]&gt;=[.$C41];[.BI$7]&lt;=[.$H41])*[.$G41]" office:value-type="float" office:value="0">
            <text:p>0</text:p>
          </table:table-cell>
          <table:table-cell table:formula="of:=AND([.BJ$7]&gt;=[.$C41];[.BJ$7]&lt;=[.$H41])*[.$G41]" office:value-type="float" office:value="0">
            <text:p>0</text:p>
          </table:table-cell>
          <table:table-cell table:formula="of:=AND([.BK$7]&gt;=[.$C41];[.BK$7]&lt;=[.$H41])*[.$G41]" office:value-type="float" office:value="0">
            <text:p>0</text:p>
          </table:table-cell>
          <table:table-cell table:formula="of:=AND([.BL$7]&gt;=[.$C41];[.BL$7]&lt;=[.$H41])*[.$G41]" office:value-type="float" office:value="0">
            <text:p>0</text:p>
          </table:table-cell>
          <table:table-cell table:formula="of:=AND([.BM$7]&gt;=[.$C41];[.BM$7]&lt;=[.$H41])*[.$G41]" office:value-type="float" office:value="0">
            <text:p>0</text:p>
          </table:table-cell>
          <table:table-cell table:formula="of:=AND([.BN$7]&gt;=[.$C41];[.BN$7]&lt;=[.$H41])*[.$G41]" office:value-type="float" office:value="0">
            <text:p>0</text:p>
          </table:table-cell>
          <table:table-cell table:formula="of:=AND([.BO$7]&gt;=[.$C41];[.BO$7]&lt;=[.$H41])*[.$G41]" office:value-type="float" office:value="0">
            <text:p>0</text:p>
          </table:table-cell>
          <table:table-cell table:formula="of:=AND([.BP$7]&gt;=[.$C41];[.BP$7]&lt;=[.$H41])*[.$G41]" office:value-type="float" office:value="0">
            <text:p>0</text:p>
          </table:table-cell>
          <table:table-cell table:formula="of:=AND([.BQ$7]&gt;=[.$C41];[.BQ$7]&lt;=[.$H41])*[.$G41]" office:value-type="float" office:value="0">
            <text:p>0</text:p>
          </table:table-cell>
          <table:table-cell table:formula="of:=AND([.BR$7]&gt;=[.$C41];[.BR$7]&lt;=[.$H41])*[.$G41]" office:value-type="float" office:value="0">
            <text:p>0</text:p>
          </table:table-cell>
          <table:table-cell table:formula="of:=AND([.BS$7]&gt;=[.$C41];[.BS$7]&lt;=[.$H41])*[.$G41]" office:value-type="float" office:value="0">
            <text:p>0</text:p>
          </table:table-cell>
          <table:table-cell table:formula="of:=AND([.BT$7]&gt;=[.$C41];[.BT$7]&lt;=[.$H41])*[.$G41]" office:value-type="float" office:value="0">
            <text:p>0</text:p>
          </table:table-cell>
          <table:table-cell table:formula="of:=AND([.BU$7]&gt;=[.$C41];[.BU$7]&lt;=[.$H41])*[.$G41]" office:value-type="float" office:value="0">
            <text:p>0</text:p>
          </table:table-cell>
          <table:table-cell table:formula="of:=AND([.BV$7]&gt;=[.$C41];[.BV$7]&lt;=[.$H41])*[.$G41]" office:value-type="float" office:value="0">
            <text:p>0</text:p>
          </table:table-cell>
          <table:table-cell table:formula="of:=AND([.BW$7]&gt;=[.$C41];[.BW$7]&lt;=[.$H41])*[.$G41]" office:value-type="float" office:value="0">
            <text:p>0</text:p>
          </table:table-cell>
          <table:table-cell table:formula="of:=AND([.BX$7]&gt;=[.$C41];[.BX$7]&lt;=[.$H41])*[.$G41]" office:value-type="float" office:value="0">
            <text:p>0</text:p>
          </table:table-cell>
          <table:table-cell table:formula="of:=AND([.BY$7]&gt;=[.$C41];[.BY$7]&lt;=[.$H41])*[.$G41]" office:value-type="float" office:value="0">
            <text:p>0</text:p>
          </table:table-cell>
          <table:table-cell table:formula="of:=AND([.BZ$7]&gt;=[.$C41];[.BZ$7]&lt;=[.$H41])*[.$G41]" office:value-type="float" office:value="0">
            <text:p>0</text:p>
          </table:table-cell>
          <table:table-cell table:formula="of:=AND([.CA$7]&gt;=[.$C41];[.CA$7]&lt;=[.$H41])*[.$G41]" office:value-type="float" office:value="0">
            <text:p>0</text:p>
          </table:table-cell>
          <table:table-cell table:formula="of:=AND([.CB$7]&gt;=[.$C41];[.CB$7]&lt;=[.$H41])*[.$G41]" office:value-type="float" office:value="0">
            <text:p>0</text:p>
          </table:table-cell>
          <table:table-cell table:formula="of:=AND([.CC$7]&gt;=[.$C41];[.CC$7]&lt;=[.$H41])*[.$G41]" office:value-type="float" office:value="400">
            <text:p>400</text:p>
          </table:table-cell>
          <table:table-cell table:formula="of:=AND([.CD$7]&gt;=[.$C41];[.CD$7]&lt;=[.$H41])*[.$G41]" office:value-type="float" office:value="400">
            <text:p>400</text:p>
          </table:table-cell>
          <table:table-cell table:formula="of:=AND([.CE$7]&gt;=[.$C41];[.CE$7]&lt;=[.$H41])*[.$G41]" office:value-type="float" office:value="0">
            <text:p>0</text:p>
          </table:table-cell>
          <table:table-cell table:formula="of:=AND([.CF$7]&gt;=[.$C41];[.CF$7]&lt;=[.$H41])*[.$G41]" office:value-type="float" office:value="0">
            <text:p>0</text:p>
          </table:table-cell>
          <table:table-cell table:formula="of:=AND([.CG$7]&gt;=[.$C41];[.CG$7]&lt;=[.$H41])*[.$G41]" office:value-type="float" office:value="0">
            <text:p>0</text:p>
          </table:table-cell>
          <table:table-cell table:formula="of:=AND([.CH$7]&gt;=[.$C41];[.CH$7]&lt;=[.$H41])*[.$G41]" office:value-type="float" office:value="0">
            <text:p>0</text:p>
          </table:table-cell>
          <table:table-cell table:formula="of:=AND([.CI$7]&gt;=[.$C41];[.CI$7]&lt;=[.$H41])*[.$G41]" office:value-type="float" office:value="0">
            <text:p>0</text:p>
          </table:table-cell>
          <table:table-cell table:formula="of:=AND([.CJ$7]&gt;=[.$C41];[.CJ$7]&lt;=[.$H41])*[.$G41]" office:value-type="float" office:value="0">
            <text:p>0</text:p>
          </table:table-cell>
          <table:table-cell table:formula="of:=AND([.CK$7]&gt;=[.$C41];[.CK$7]&lt;=[.$H41])*[.$G41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ye</text:p>
          </table:table-cell>
          <table:table-cell office:value-type="float" office:value="1847">
            <text:p>1847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formula="of:=[.E42]*[.D42]" office:value-type="float" office:value="200">
            <text:p>200</text:p>
          </table:table-cell>
          <table:table-cell table:formula="of:=[.C42]+[.F42]-1" office:value-type="float" office:value="1849">
            <text:p>1849</text:p>
          </table:table-cell>
          <table:table-cell/>
          <table:table-cell table:formula="of:=AND([.J$7]&gt;=[.$C42];[.J$7]&lt;=[.$H42])*[.$G42]" office:value-type="float" office:value="0">
            <text:p>0</text:p>
          </table:table-cell>
          <table:table-cell table:formula="of:=AND([.K$7]&gt;=[.$C42];[.K$7]&lt;=[.$H42])*[.$G42]" office:value-type="float" office:value="0">
            <text:p>0</text:p>
          </table:table-cell>
          <table:table-cell table:formula="of:=AND([.L$7]&gt;=[.$C42];[.L$7]&lt;=[.$H42])*[.$G42]" office:value-type="float" office:value="0">
            <text:p>0</text:p>
          </table:table-cell>
          <table:table-cell table:formula="of:=AND([.M$7]&gt;=[.$C42];[.M$7]&lt;=[.$H42])*[.$G42]" office:value-type="float" office:value="0">
            <text:p>0</text:p>
          </table:table-cell>
          <table:table-cell table:formula="of:=AND([.N$7]&gt;=[.$C42];[.N$7]&lt;=[.$H42])*[.$G42]" office:value-type="float" office:value="0">
            <text:p>0</text:p>
          </table:table-cell>
          <table:table-cell table:formula="of:=AND([.O$7]&gt;=[.$C42];[.O$7]&lt;=[.$H42])*[.$G42]" office:value-type="float" office:value="0">
            <text:p>0</text:p>
          </table:table-cell>
          <table:table-cell table:formula="of:=AND([.P$7]&gt;=[.$C42];[.P$7]&lt;=[.$H42])*[.$G42]" office:value-type="float" office:value="0">
            <text:p>0</text:p>
          </table:table-cell>
          <table:table-cell table:formula="of:=AND([.Q$7]&gt;=[.$C42];[.Q$7]&lt;=[.$H42])*[.$G42]" office:value-type="float" office:value="0">
            <text:p>0</text:p>
          </table:table-cell>
          <table:table-cell table:formula="of:=AND([.R$7]&gt;=[.$C42];[.R$7]&lt;=[.$H42])*[.$G42]" office:value-type="float" office:value="0">
            <text:p>0</text:p>
          </table:table-cell>
          <table:table-cell table:formula="of:=AND([.S$7]&gt;=[.$C42];[.S$7]&lt;=[.$H42])*[.$G42]" office:value-type="float" office:value="0">
            <text:p>0</text:p>
          </table:table-cell>
          <table:table-cell table:formula="of:=AND([.T$7]&gt;=[.$C42];[.T$7]&lt;=[.$H42])*[.$G42]" office:value-type="float" office:value="0">
            <text:p>0</text:p>
          </table:table-cell>
          <table:table-cell table:formula="of:=AND([.U$7]&gt;=[.$C42];[.U$7]&lt;=[.$H42])*[.$G42]" office:value-type="float" office:value="0">
            <text:p>0</text:p>
          </table:table-cell>
          <table:table-cell table:formula="of:=AND([.V$7]&gt;=[.$C42];[.V$7]&lt;=[.$H42])*[.$G42]" office:value-type="float" office:value="0">
            <text:p>0</text:p>
          </table:table-cell>
          <table:table-cell table:formula="of:=AND([.W$7]&gt;=[.$C42];[.W$7]&lt;=[.$H42])*[.$G42]" office:value-type="float" office:value="0">
            <text:p>0</text:p>
          </table:table-cell>
          <table:table-cell table:formula="of:=AND([.X$7]&gt;=[.$C42];[.X$7]&lt;=[.$H42])*[.$G42]" office:value-type="float" office:value="0">
            <text:p>0</text:p>
          </table:table-cell>
          <table:table-cell table:formula="of:=AND([.Y$7]&gt;=[.$C42];[.Y$7]&lt;=[.$H42])*[.$G42]" office:value-type="float" office:value="0">
            <text:p>0</text:p>
          </table:table-cell>
          <table:table-cell table:formula="of:=AND([.Z$7]&gt;=[.$C42];[.Z$7]&lt;=[.$H42])*[.$G42]" office:value-type="float" office:value="0">
            <text:p>0</text:p>
          </table:table-cell>
          <table:table-cell table:formula="of:=AND([.AA$7]&gt;=[.$C42];[.AA$7]&lt;=[.$H42])*[.$G42]" office:value-type="float" office:value="0">
            <text:p>0</text:p>
          </table:table-cell>
          <table:table-cell table:formula="of:=AND([.AB$7]&gt;=[.$C42];[.AB$7]&lt;=[.$H42])*[.$G42]" office:value-type="float" office:value="0">
            <text:p>0</text:p>
          </table:table-cell>
          <table:table-cell table:formula="of:=AND([.AC$7]&gt;=[.$C42];[.AC$7]&lt;=[.$H42])*[.$G42]" office:value-type="float" office:value="0">
            <text:p>0</text:p>
          </table:table-cell>
          <table:table-cell table:formula="of:=AND([.AD$7]&gt;=[.$C42];[.AD$7]&lt;=[.$H42])*[.$G42]" office:value-type="float" office:value="0">
            <text:p>0</text:p>
          </table:table-cell>
          <table:table-cell table:formula="of:=AND([.AE$7]&gt;=[.$C42];[.AE$7]&lt;=[.$H42])*[.$G42]" office:value-type="float" office:value="0">
            <text:p>0</text:p>
          </table:table-cell>
          <table:table-cell table:formula="of:=AND([.AF$7]&gt;=[.$C42];[.AF$7]&lt;=[.$H42])*[.$G42]" office:value-type="float" office:value="0">
            <text:p>0</text:p>
          </table:table-cell>
          <table:table-cell table:formula="of:=AND([.AG$7]&gt;=[.$C42];[.AG$7]&lt;=[.$H42])*[.$G42]" office:value-type="float" office:value="0">
            <text:p>0</text:p>
          </table:table-cell>
          <table:table-cell table:formula="of:=AND([.AH$7]&gt;=[.$C42];[.AH$7]&lt;=[.$H42])*[.$G42]" office:value-type="float" office:value="0">
            <text:p>0</text:p>
          </table:table-cell>
          <table:table-cell table:formula="of:=AND([.AI$7]&gt;=[.$C42];[.AI$7]&lt;=[.$H42])*[.$G42]" office:value-type="float" office:value="0">
            <text:p>0</text:p>
          </table:table-cell>
          <table:table-cell table:formula="of:=AND([.AJ$7]&gt;=[.$C42];[.AJ$7]&lt;=[.$H42])*[.$G42]" office:value-type="float" office:value="0">
            <text:p>0</text:p>
          </table:table-cell>
          <table:table-cell table:formula="of:=AND([.AK$7]&gt;=[.$C42];[.AK$7]&lt;=[.$H42])*[.$G42]" office:value-type="float" office:value="0">
            <text:p>0</text:p>
          </table:table-cell>
          <table:table-cell table:formula="of:=AND([.AL$7]&gt;=[.$C42];[.AL$7]&lt;=[.$H42])*[.$G42]" office:value-type="float" office:value="0">
            <text:p>0</text:p>
          </table:table-cell>
          <table:table-cell table:formula="of:=AND([.AM$7]&gt;=[.$C42];[.AM$7]&lt;=[.$H42])*[.$G42]" office:value-type="float" office:value="0">
            <text:p>0</text:p>
          </table:table-cell>
          <table:table-cell table:formula="of:=AND([.AN$7]&gt;=[.$C42];[.AN$7]&lt;=[.$H42])*[.$G42]" office:value-type="float" office:value="0">
            <text:p>0</text:p>
          </table:table-cell>
          <table:table-cell table:formula="of:=AND([.AO$7]&gt;=[.$C42];[.AO$7]&lt;=[.$H42])*[.$G42]" office:value-type="float" office:value="0">
            <text:p>0</text:p>
          </table:table-cell>
          <table:table-cell table:formula="of:=AND([.AP$7]&gt;=[.$C42];[.AP$7]&lt;=[.$H42])*[.$G42]" office:value-type="float" office:value="0">
            <text:p>0</text:p>
          </table:table-cell>
          <table:table-cell table:formula="of:=AND([.AQ$7]&gt;=[.$C42];[.AQ$7]&lt;=[.$H42])*[.$G42]" office:value-type="float" office:value="0">
            <text:p>0</text:p>
          </table:table-cell>
          <table:table-cell table:formula="of:=AND([.AR$7]&gt;=[.$C42];[.AR$7]&lt;=[.$H42])*[.$G42]" office:value-type="float" office:value="0">
            <text:p>0</text:p>
          </table:table-cell>
          <table:table-cell table:formula="of:=AND([.AS$7]&gt;=[.$C42];[.AS$7]&lt;=[.$H42])*[.$G42]" office:value-type="float" office:value="0">
            <text:p>0</text:p>
          </table:table-cell>
          <table:table-cell table:formula="of:=AND([.AT$7]&gt;=[.$C42];[.AT$7]&lt;=[.$H42])*[.$G42]" office:value-type="float" office:value="0">
            <text:p>0</text:p>
          </table:table-cell>
          <table:table-cell table:formula="of:=AND([.AU$7]&gt;=[.$C42];[.AU$7]&lt;=[.$H42])*[.$G42]" office:value-type="float" office:value="0">
            <text:p>0</text:p>
          </table:table-cell>
          <table:table-cell table:formula="of:=AND([.AV$7]&gt;=[.$C42];[.AV$7]&lt;=[.$H42])*[.$G42]" office:value-type="float" office:value="0">
            <text:p>0</text:p>
          </table:table-cell>
          <table:table-cell table:formula="of:=AND([.AW$7]&gt;=[.$C42];[.AW$7]&lt;=[.$H42])*[.$G42]" office:value-type="float" office:value="0">
            <text:p>0</text:p>
          </table:table-cell>
          <table:table-cell table:formula="of:=AND([.AX$7]&gt;=[.$C42];[.AX$7]&lt;=[.$H42])*[.$G42]" office:value-type="float" office:value="0">
            <text:p>0</text:p>
          </table:table-cell>
          <table:table-cell table:formula="of:=AND([.AY$7]&gt;=[.$C42];[.AY$7]&lt;=[.$H42])*[.$G42]" office:value-type="float" office:value="0">
            <text:p>0</text:p>
          </table:table-cell>
          <table:table-cell table:formula="of:=AND([.AZ$7]&gt;=[.$C42];[.AZ$7]&lt;=[.$H42])*[.$G42]" office:value-type="float" office:value="0">
            <text:p>0</text:p>
          </table:table-cell>
          <table:table-cell table:formula="of:=AND([.BA$7]&gt;=[.$C42];[.BA$7]&lt;=[.$H42])*[.$G42]" office:value-type="float" office:value="0">
            <text:p>0</text:p>
          </table:table-cell>
          <table:table-cell table:formula="of:=AND([.BB$7]&gt;=[.$C42];[.BB$7]&lt;=[.$H42])*[.$G42]" office:value-type="float" office:value="0">
            <text:p>0</text:p>
          </table:table-cell>
          <table:table-cell table:formula="of:=AND([.BC$7]&gt;=[.$C42];[.BC$7]&lt;=[.$H42])*[.$G42]" office:value-type="float" office:value="0">
            <text:p>0</text:p>
          </table:table-cell>
          <table:table-cell table:formula="of:=AND([.BD$7]&gt;=[.$C42];[.BD$7]&lt;=[.$H42])*[.$G42]" office:value-type="float" office:value="0">
            <text:p>0</text:p>
          </table:table-cell>
          <table:table-cell table:formula="of:=AND([.BE$7]&gt;=[.$C42];[.BE$7]&lt;=[.$H42])*[.$G42]" office:value-type="float" office:value="0">
            <text:p>0</text:p>
          </table:table-cell>
          <table:table-cell table:formula="of:=AND([.BF$7]&gt;=[.$C42];[.BF$7]&lt;=[.$H42])*[.$G42]" office:value-type="float" office:value="0">
            <text:p>0</text:p>
          </table:table-cell>
          <table:table-cell table:formula="of:=AND([.BG$7]&gt;=[.$C42];[.BG$7]&lt;=[.$H42])*[.$G42]" office:value-type="float" office:value="0">
            <text:p>0</text:p>
          </table:table-cell>
          <table:table-cell table:formula="of:=AND([.BH$7]&gt;=[.$C42];[.BH$7]&lt;=[.$H42])*[.$G42]" office:value-type="float" office:value="0">
            <text:p>0</text:p>
          </table:table-cell>
          <table:table-cell table:formula="of:=AND([.BI$7]&gt;=[.$C42];[.BI$7]&lt;=[.$H42])*[.$G42]" office:value-type="float" office:value="0">
            <text:p>0</text:p>
          </table:table-cell>
          <table:table-cell table:formula="of:=AND([.BJ$7]&gt;=[.$C42];[.BJ$7]&lt;=[.$H42])*[.$G42]" office:value-type="float" office:value="0">
            <text:p>0</text:p>
          </table:table-cell>
          <table:table-cell table:formula="of:=AND([.BK$7]&gt;=[.$C42];[.BK$7]&lt;=[.$H42])*[.$G42]" office:value-type="float" office:value="0">
            <text:p>0</text:p>
          </table:table-cell>
          <table:table-cell table:formula="of:=AND([.BL$7]&gt;=[.$C42];[.BL$7]&lt;=[.$H42])*[.$G42]" office:value-type="float" office:value="0">
            <text:p>0</text:p>
          </table:table-cell>
          <table:table-cell table:formula="of:=AND([.BM$7]&gt;=[.$C42];[.BM$7]&lt;=[.$H42])*[.$G42]" office:value-type="float" office:value="0">
            <text:p>0</text:p>
          </table:table-cell>
          <table:table-cell table:formula="of:=AND([.BN$7]&gt;=[.$C42];[.BN$7]&lt;=[.$H42])*[.$G42]" office:value-type="float" office:value="0">
            <text:p>0</text:p>
          </table:table-cell>
          <table:table-cell table:formula="of:=AND([.BO$7]&gt;=[.$C42];[.BO$7]&lt;=[.$H42])*[.$G42]" office:value-type="float" office:value="0">
            <text:p>0</text:p>
          </table:table-cell>
          <table:table-cell table:formula="of:=AND([.BP$7]&gt;=[.$C42];[.BP$7]&lt;=[.$H42])*[.$G42]" office:value-type="float" office:value="0">
            <text:p>0</text:p>
          </table:table-cell>
          <table:table-cell table:formula="of:=AND([.BQ$7]&gt;=[.$C42];[.BQ$7]&lt;=[.$H42])*[.$G42]" office:value-type="float" office:value="0">
            <text:p>0</text:p>
          </table:table-cell>
          <table:table-cell table:formula="of:=AND([.BR$7]&gt;=[.$C42];[.BR$7]&lt;=[.$H42])*[.$G42]" office:value-type="float" office:value="0">
            <text:p>0</text:p>
          </table:table-cell>
          <table:table-cell table:formula="of:=AND([.BS$7]&gt;=[.$C42];[.BS$7]&lt;=[.$H42])*[.$G42]" office:value-type="float" office:value="0">
            <text:p>0</text:p>
          </table:table-cell>
          <table:table-cell table:formula="of:=AND([.BT$7]&gt;=[.$C42];[.BT$7]&lt;=[.$H42])*[.$G42]" office:value-type="float" office:value="0">
            <text:p>0</text:p>
          </table:table-cell>
          <table:table-cell table:formula="of:=AND([.BU$7]&gt;=[.$C42];[.BU$7]&lt;=[.$H42])*[.$G42]" office:value-type="float" office:value="0">
            <text:p>0</text:p>
          </table:table-cell>
          <table:table-cell table:formula="of:=AND([.BV$7]&gt;=[.$C42];[.BV$7]&lt;=[.$H42])*[.$G42]" office:value-type="float" office:value="0">
            <text:p>0</text:p>
          </table:table-cell>
          <table:table-cell table:formula="of:=AND([.BW$7]&gt;=[.$C42];[.BW$7]&lt;=[.$H42])*[.$G42]" office:value-type="float" office:value="0">
            <text:p>0</text:p>
          </table:table-cell>
          <table:table-cell table:formula="of:=AND([.BX$7]&gt;=[.$C42];[.BX$7]&lt;=[.$H42])*[.$G42]" office:value-type="float" office:value="0">
            <text:p>0</text:p>
          </table:table-cell>
          <table:table-cell table:formula="of:=AND([.BY$7]&gt;=[.$C42];[.BY$7]&lt;=[.$H42])*[.$G42]" office:value-type="float" office:value="0">
            <text:p>0</text:p>
          </table:table-cell>
          <table:table-cell table:formula="of:=AND([.BZ$7]&gt;=[.$C42];[.BZ$7]&lt;=[.$H42])*[.$G42]" office:value-type="float" office:value="0">
            <text:p>0</text:p>
          </table:table-cell>
          <table:table-cell table:formula="of:=AND([.CA$7]&gt;=[.$C42];[.CA$7]&lt;=[.$H42])*[.$G42]" office:value-type="float" office:value="0">
            <text:p>0</text:p>
          </table:table-cell>
          <table:table-cell table:formula="of:=AND([.CB$7]&gt;=[.$C42];[.CB$7]&lt;=[.$H42])*[.$G42]" office:value-type="float" office:value="200">
            <text:p>200</text:p>
          </table:table-cell>
          <table:table-cell table:formula="of:=AND([.CC$7]&gt;=[.$C42];[.CC$7]&lt;=[.$H42])*[.$G42]" office:value-type="float" office:value="200">
            <text:p>200</text:p>
          </table:table-cell>
          <table:table-cell table:formula="of:=AND([.CD$7]&gt;=[.$C42];[.CD$7]&lt;=[.$H42])*[.$G42]" office:value-type="float" office:value="200">
            <text:p>200</text:p>
          </table:table-cell>
          <table:table-cell table:formula="of:=AND([.CE$7]&gt;=[.$C42];[.CE$7]&lt;=[.$H42])*[.$G42]" office:value-type="float" office:value="0">
            <text:p>0</text:p>
          </table:table-cell>
          <table:table-cell table:formula="of:=AND([.CF$7]&gt;=[.$C42];[.CF$7]&lt;=[.$H42])*[.$G42]" office:value-type="float" office:value="0">
            <text:p>0</text:p>
          </table:table-cell>
          <table:table-cell table:formula="of:=AND([.CG$7]&gt;=[.$C42];[.CG$7]&lt;=[.$H42])*[.$G42]" office:value-type="float" office:value="0">
            <text:p>0</text:p>
          </table:table-cell>
          <table:table-cell table:formula="of:=AND([.CH$7]&gt;=[.$C42];[.CH$7]&lt;=[.$H42])*[.$G42]" office:value-type="float" office:value="0">
            <text:p>0</text:p>
          </table:table-cell>
          <table:table-cell table:formula="of:=AND([.CI$7]&gt;=[.$C42];[.CI$7]&lt;=[.$H42])*[.$G42]" office:value-type="float" office:value="0">
            <text:p>0</text:p>
          </table:table-cell>
          <table:table-cell table:formula="of:=AND([.CJ$7]&gt;=[.$C42];[.CJ$7]&lt;=[.$H42])*[.$G42]" office:value-type="float" office:value="0">
            <text:p>0</text:p>
          </table:table-cell>
          <table:table-cell table:formula="of:=AND([.CK$7]&gt;=[.$C42];[.CK$7]&lt;=[.$H42])*[.$G42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orning Star</text:p>
          </table:table-cell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formula="of:=[.E43]*[.D43]" office:value-type="float" office:value="400">
            <text:p>400</text:p>
          </table:table-cell>
          <table:table-cell table:formula="of:=[.C43]+[.F43]-1" office:value-type="float" office:value="1851">
            <text:p>1851</text:p>
          </table:table-cell>
          <table:table-cell/>
          <table:table-cell table:formula="of:=AND([.J$7]&gt;=[.$C43];[.J$7]&lt;=[.$H43])*[.$G43]" office:value-type="float" office:value="0">
            <text:p>0</text:p>
          </table:table-cell>
          <table:table-cell table:formula="of:=AND([.K$7]&gt;=[.$C43];[.K$7]&lt;=[.$H43])*[.$G43]" office:value-type="float" office:value="0">
            <text:p>0</text:p>
          </table:table-cell>
          <table:table-cell table:formula="of:=AND([.L$7]&gt;=[.$C43];[.L$7]&lt;=[.$H43])*[.$G43]" office:value-type="float" office:value="0">
            <text:p>0</text:p>
          </table:table-cell>
          <table:table-cell table:formula="of:=AND([.M$7]&gt;=[.$C43];[.M$7]&lt;=[.$H43])*[.$G43]" office:value-type="float" office:value="0">
            <text:p>0</text:p>
          </table:table-cell>
          <table:table-cell table:formula="of:=AND([.N$7]&gt;=[.$C43];[.N$7]&lt;=[.$H43])*[.$G43]" office:value-type="float" office:value="0">
            <text:p>0</text:p>
          </table:table-cell>
          <table:table-cell table:formula="of:=AND([.O$7]&gt;=[.$C43];[.O$7]&lt;=[.$H43])*[.$G43]" office:value-type="float" office:value="0">
            <text:p>0</text:p>
          </table:table-cell>
          <table:table-cell table:formula="of:=AND([.P$7]&gt;=[.$C43];[.P$7]&lt;=[.$H43])*[.$G43]" office:value-type="float" office:value="0">
            <text:p>0</text:p>
          </table:table-cell>
          <table:table-cell table:formula="of:=AND([.Q$7]&gt;=[.$C43];[.Q$7]&lt;=[.$H43])*[.$G43]" office:value-type="float" office:value="0">
            <text:p>0</text:p>
          </table:table-cell>
          <table:table-cell table:formula="of:=AND([.R$7]&gt;=[.$C43];[.R$7]&lt;=[.$H43])*[.$G43]" office:value-type="float" office:value="0">
            <text:p>0</text:p>
          </table:table-cell>
          <table:table-cell table:formula="of:=AND([.S$7]&gt;=[.$C43];[.S$7]&lt;=[.$H43])*[.$G43]" office:value-type="float" office:value="0">
            <text:p>0</text:p>
          </table:table-cell>
          <table:table-cell table:formula="of:=AND([.T$7]&gt;=[.$C43];[.T$7]&lt;=[.$H43])*[.$G43]" office:value-type="float" office:value="0">
            <text:p>0</text:p>
          </table:table-cell>
          <table:table-cell table:formula="of:=AND([.U$7]&gt;=[.$C43];[.U$7]&lt;=[.$H43])*[.$G43]" office:value-type="float" office:value="0">
            <text:p>0</text:p>
          </table:table-cell>
          <table:table-cell table:formula="of:=AND([.V$7]&gt;=[.$C43];[.V$7]&lt;=[.$H43])*[.$G43]" office:value-type="float" office:value="0">
            <text:p>0</text:p>
          </table:table-cell>
          <table:table-cell table:formula="of:=AND([.W$7]&gt;=[.$C43];[.W$7]&lt;=[.$H43])*[.$G43]" office:value-type="float" office:value="0">
            <text:p>0</text:p>
          </table:table-cell>
          <table:table-cell table:formula="of:=AND([.X$7]&gt;=[.$C43];[.X$7]&lt;=[.$H43])*[.$G43]" office:value-type="float" office:value="0">
            <text:p>0</text:p>
          </table:table-cell>
          <table:table-cell table:formula="of:=AND([.Y$7]&gt;=[.$C43];[.Y$7]&lt;=[.$H43])*[.$G43]" office:value-type="float" office:value="0">
            <text:p>0</text:p>
          </table:table-cell>
          <table:table-cell table:formula="of:=AND([.Z$7]&gt;=[.$C43];[.Z$7]&lt;=[.$H43])*[.$G43]" office:value-type="float" office:value="0">
            <text:p>0</text:p>
          </table:table-cell>
          <table:table-cell table:formula="of:=AND([.AA$7]&gt;=[.$C43];[.AA$7]&lt;=[.$H43])*[.$G43]" office:value-type="float" office:value="0">
            <text:p>0</text:p>
          </table:table-cell>
          <table:table-cell table:formula="of:=AND([.AB$7]&gt;=[.$C43];[.AB$7]&lt;=[.$H43])*[.$G43]" office:value-type="float" office:value="0">
            <text:p>0</text:p>
          </table:table-cell>
          <table:table-cell table:formula="of:=AND([.AC$7]&gt;=[.$C43];[.AC$7]&lt;=[.$H43])*[.$G43]" office:value-type="float" office:value="0">
            <text:p>0</text:p>
          </table:table-cell>
          <table:table-cell table:formula="of:=AND([.AD$7]&gt;=[.$C43];[.AD$7]&lt;=[.$H43])*[.$G43]" office:value-type="float" office:value="0">
            <text:p>0</text:p>
          </table:table-cell>
          <table:table-cell table:formula="of:=AND([.AE$7]&gt;=[.$C43];[.AE$7]&lt;=[.$H43])*[.$G43]" office:value-type="float" office:value="0">
            <text:p>0</text:p>
          </table:table-cell>
          <table:table-cell table:formula="of:=AND([.AF$7]&gt;=[.$C43];[.AF$7]&lt;=[.$H43])*[.$G43]" office:value-type="float" office:value="0">
            <text:p>0</text:p>
          </table:table-cell>
          <table:table-cell table:formula="of:=AND([.AG$7]&gt;=[.$C43];[.AG$7]&lt;=[.$H43])*[.$G43]" office:value-type="float" office:value="0">
            <text:p>0</text:p>
          </table:table-cell>
          <table:table-cell table:formula="of:=AND([.AH$7]&gt;=[.$C43];[.AH$7]&lt;=[.$H43])*[.$G43]" office:value-type="float" office:value="0">
            <text:p>0</text:p>
          </table:table-cell>
          <table:table-cell table:formula="of:=AND([.AI$7]&gt;=[.$C43];[.AI$7]&lt;=[.$H43])*[.$G43]" office:value-type="float" office:value="0">
            <text:p>0</text:p>
          </table:table-cell>
          <table:table-cell table:formula="of:=AND([.AJ$7]&gt;=[.$C43];[.AJ$7]&lt;=[.$H43])*[.$G43]" office:value-type="float" office:value="0">
            <text:p>0</text:p>
          </table:table-cell>
          <table:table-cell table:formula="of:=AND([.AK$7]&gt;=[.$C43];[.AK$7]&lt;=[.$H43])*[.$G43]" office:value-type="float" office:value="0">
            <text:p>0</text:p>
          </table:table-cell>
          <table:table-cell table:formula="of:=AND([.AL$7]&gt;=[.$C43];[.AL$7]&lt;=[.$H43])*[.$G43]" office:value-type="float" office:value="0">
            <text:p>0</text:p>
          </table:table-cell>
          <table:table-cell table:formula="of:=AND([.AM$7]&gt;=[.$C43];[.AM$7]&lt;=[.$H43])*[.$G43]" office:value-type="float" office:value="0">
            <text:p>0</text:p>
          </table:table-cell>
          <table:table-cell table:formula="of:=AND([.AN$7]&gt;=[.$C43];[.AN$7]&lt;=[.$H43])*[.$G43]" office:value-type="float" office:value="0">
            <text:p>0</text:p>
          </table:table-cell>
          <table:table-cell table:formula="of:=AND([.AO$7]&gt;=[.$C43];[.AO$7]&lt;=[.$H43])*[.$G43]" office:value-type="float" office:value="0">
            <text:p>0</text:p>
          </table:table-cell>
          <table:table-cell table:formula="of:=AND([.AP$7]&gt;=[.$C43];[.AP$7]&lt;=[.$H43])*[.$G43]" office:value-type="float" office:value="0">
            <text:p>0</text:p>
          </table:table-cell>
          <table:table-cell table:formula="of:=AND([.AQ$7]&gt;=[.$C43];[.AQ$7]&lt;=[.$H43])*[.$G43]" office:value-type="float" office:value="0">
            <text:p>0</text:p>
          </table:table-cell>
          <table:table-cell table:formula="of:=AND([.AR$7]&gt;=[.$C43];[.AR$7]&lt;=[.$H43])*[.$G43]" office:value-type="float" office:value="0">
            <text:p>0</text:p>
          </table:table-cell>
          <table:table-cell table:formula="of:=AND([.AS$7]&gt;=[.$C43];[.AS$7]&lt;=[.$H43])*[.$G43]" office:value-type="float" office:value="0">
            <text:p>0</text:p>
          </table:table-cell>
          <table:table-cell table:formula="of:=AND([.AT$7]&gt;=[.$C43];[.AT$7]&lt;=[.$H43])*[.$G43]" office:value-type="float" office:value="0">
            <text:p>0</text:p>
          </table:table-cell>
          <table:table-cell table:formula="of:=AND([.AU$7]&gt;=[.$C43];[.AU$7]&lt;=[.$H43])*[.$G43]" office:value-type="float" office:value="0">
            <text:p>0</text:p>
          </table:table-cell>
          <table:table-cell table:formula="of:=AND([.AV$7]&gt;=[.$C43];[.AV$7]&lt;=[.$H43])*[.$G43]" office:value-type="float" office:value="0">
            <text:p>0</text:p>
          </table:table-cell>
          <table:table-cell table:formula="of:=AND([.AW$7]&gt;=[.$C43];[.AW$7]&lt;=[.$H43])*[.$G43]" office:value-type="float" office:value="0">
            <text:p>0</text:p>
          </table:table-cell>
          <table:table-cell table:formula="of:=AND([.AX$7]&gt;=[.$C43];[.AX$7]&lt;=[.$H43])*[.$G43]" office:value-type="float" office:value="0">
            <text:p>0</text:p>
          </table:table-cell>
          <table:table-cell table:formula="of:=AND([.AY$7]&gt;=[.$C43];[.AY$7]&lt;=[.$H43])*[.$G43]" office:value-type="float" office:value="0">
            <text:p>0</text:p>
          </table:table-cell>
          <table:table-cell table:formula="of:=AND([.AZ$7]&gt;=[.$C43];[.AZ$7]&lt;=[.$H43])*[.$G43]" office:value-type="float" office:value="0">
            <text:p>0</text:p>
          </table:table-cell>
          <table:table-cell table:formula="of:=AND([.BA$7]&gt;=[.$C43];[.BA$7]&lt;=[.$H43])*[.$G43]" office:value-type="float" office:value="0">
            <text:p>0</text:p>
          </table:table-cell>
          <table:table-cell table:formula="of:=AND([.BB$7]&gt;=[.$C43];[.BB$7]&lt;=[.$H43])*[.$G43]" office:value-type="float" office:value="0">
            <text:p>0</text:p>
          </table:table-cell>
          <table:table-cell table:formula="of:=AND([.BC$7]&gt;=[.$C43];[.BC$7]&lt;=[.$H43])*[.$G43]" office:value-type="float" office:value="0">
            <text:p>0</text:p>
          </table:table-cell>
          <table:table-cell table:formula="of:=AND([.BD$7]&gt;=[.$C43];[.BD$7]&lt;=[.$H43])*[.$G43]" office:value-type="float" office:value="0">
            <text:p>0</text:p>
          </table:table-cell>
          <table:table-cell table:formula="of:=AND([.BE$7]&gt;=[.$C43];[.BE$7]&lt;=[.$H43])*[.$G43]" office:value-type="float" office:value="0">
            <text:p>0</text:p>
          </table:table-cell>
          <table:table-cell table:formula="of:=AND([.BF$7]&gt;=[.$C43];[.BF$7]&lt;=[.$H43])*[.$G43]" office:value-type="float" office:value="0">
            <text:p>0</text:p>
          </table:table-cell>
          <table:table-cell table:formula="of:=AND([.BG$7]&gt;=[.$C43];[.BG$7]&lt;=[.$H43])*[.$G43]" office:value-type="float" office:value="0">
            <text:p>0</text:p>
          </table:table-cell>
          <table:table-cell table:formula="of:=AND([.BH$7]&gt;=[.$C43];[.BH$7]&lt;=[.$H43])*[.$G43]" office:value-type="float" office:value="0">
            <text:p>0</text:p>
          </table:table-cell>
          <table:table-cell table:formula="of:=AND([.BI$7]&gt;=[.$C43];[.BI$7]&lt;=[.$H43])*[.$G43]" office:value-type="float" office:value="0">
            <text:p>0</text:p>
          </table:table-cell>
          <table:table-cell table:formula="of:=AND([.BJ$7]&gt;=[.$C43];[.BJ$7]&lt;=[.$H43])*[.$G43]" office:value-type="float" office:value="0">
            <text:p>0</text:p>
          </table:table-cell>
          <table:table-cell table:formula="of:=AND([.BK$7]&gt;=[.$C43];[.BK$7]&lt;=[.$H43])*[.$G43]" office:value-type="float" office:value="0">
            <text:p>0</text:p>
          </table:table-cell>
          <table:table-cell table:formula="of:=AND([.BL$7]&gt;=[.$C43];[.BL$7]&lt;=[.$H43])*[.$G43]" office:value-type="float" office:value="0">
            <text:p>0</text:p>
          </table:table-cell>
          <table:table-cell table:formula="of:=AND([.BM$7]&gt;=[.$C43];[.BM$7]&lt;=[.$H43])*[.$G43]" office:value-type="float" office:value="0">
            <text:p>0</text:p>
          </table:table-cell>
          <table:table-cell table:formula="of:=AND([.BN$7]&gt;=[.$C43];[.BN$7]&lt;=[.$H43])*[.$G43]" office:value-type="float" office:value="0">
            <text:p>0</text:p>
          </table:table-cell>
          <table:table-cell table:formula="of:=AND([.BO$7]&gt;=[.$C43];[.BO$7]&lt;=[.$H43])*[.$G43]" office:value-type="float" office:value="0">
            <text:p>0</text:p>
          </table:table-cell>
          <table:table-cell table:formula="of:=AND([.BP$7]&gt;=[.$C43];[.BP$7]&lt;=[.$H43])*[.$G43]" office:value-type="float" office:value="0">
            <text:p>0</text:p>
          </table:table-cell>
          <table:table-cell table:formula="of:=AND([.BQ$7]&gt;=[.$C43];[.BQ$7]&lt;=[.$H43])*[.$G43]" office:value-type="float" office:value="0">
            <text:p>0</text:p>
          </table:table-cell>
          <table:table-cell table:formula="of:=AND([.BR$7]&gt;=[.$C43];[.BR$7]&lt;=[.$H43])*[.$G43]" office:value-type="float" office:value="0">
            <text:p>0</text:p>
          </table:table-cell>
          <table:table-cell table:formula="of:=AND([.BS$7]&gt;=[.$C43];[.BS$7]&lt;=[.$H43])*[.$G43]" office:value-type="float" office:value="0">
            <text:p>0</text:p>
          </table:table-cell>
          <table:table-cell table:formula="of:=AND([.BT$7]&gt;=[.$C43];[.BT$7]&lt;=[.$H43])*[.$G43]" office:value-type="float" office:value="0">
            <text:p>0</text:p>
          </table:table-cell>
          <table:table-cell table:formula="of:=AND([.BU$7]&gt;=[.$C43];[.BU$7]&lt;=[.$H43])*[.$G43]" office:value-type="float" office:value="0">
            <text:p>0</text:p>
          </table:table-cell>
          <table:table-cell table:formula="of:=AND([.BV$7]&gt;=[.$C43];[.BV$7]&lt;=[.$H43])*[.$G43]" office:value-type="float" office:value="0">
            <text:p>0</text:p>
          </table:table-cell>
          <table:table-cell table:formula="of:=AND([.BW$7]&gt;=[.$C43];[.BW$7]&lt;=[.$H43])*[.$G43]" office:value-type="float" office:value="0">
            <text:p>0</text:p>
          </table:table-cell>
          <table:table-cell table:formula="of:=AND([.BX$7]&gt;=[.$C43];[.BX$7]&lt;=[.$H43])*[.$G43]" office:value-type="float" office:value="0">
            <text:p>0</text:p>
          </table:table-cell>
          <table:table-cell table:formula="of:=AND([.BY$7]&gt;=[.$C43];[.BY$7]&lt;=[.$H43])*[.$G43]" office:value-type="float" office:value="0">
            <text:p>0</text:p>
          </table:table-cell>
          <table:table-cell table:formula="of:=AND([.BZ$7]&gt;=[.$C43];[.BZ$7]&lt;=[.$H43])*[.$G43]" office:value-type="float" office:value="0">
            <text:p>0</text:p>
          </table:table-cell>
          <table:table-cell table:formula="of:=AND([.CA$7]&gt;=[.$C43];[.CA$7]&lt;=[.$H43])*[.$G43]" office:value-type="float" office:value="0">
            <text:p>0</text:p>
          </table:table-cell>
          <table:table-cell table:formula="of:=AND([.CB$7]&gt;=[.$C43];[.CB$7]&lt;=[.$H43])*[.$G43]" office:value-type="float" office:value="0">
            <text:p>0</text:p>
          </table:table-cell>
          <table:table-cell table:formula="of:=AND([.CC$7]&gt;=[.$C43];[.CC$7]&lt;=[.$H43])*[.$G43]" office:value-type="float" office:value="400">
            <text:p>400</text:p>
          </table:table-cell>
          <table:table-cell table:formula="of:=AND([.CD$7]&gt;=[.$C43];[.CD$7]&lt;=[.$H43])*[.$G43]" office:value-type="float" office:value="400">
            <text:p>400</text:p>
          </table:table-cell>
          <table:table-cell table:formula="of:=AND([.CE$7]&gt;=[.$C43];[.CE$7]&lt;=[.$H43])*[.$G43]" office:value-type="float" office:value="400">
            <text:p>400</text:p>
          </table:table-cell>
          <table:table-cell table:formula="of:=AND([.CF$7]&gt;=[.$C43];[.CF$7]&lt;=[.$H43])*[.$G43]" office:value-type="float" office:value="400">
            <text:p>400</text:p>
          </table:table-cell>
          <table:table-cell table:formula="of:=AND([.CG$7]&gt;=[.$C43];[.CG$7]&lt;=[.$H43])*[.$G43]" office:value-type="float" office:value="0">
            <text:p>0</text:p>
          </table:table-cell>
          <table:table-cell table:formula="of:=AND([.CH$7]&gt;=[.$C43];[.CH$7]&lt;=[.$H43])*[.$G43]" office:value-type="float" office:value="0">
            <text:p>0</text:p>
          </table:table-cell>
          <table:table-cell table:formula="of:=AND([.CI$7]&gt;=[.$C43];[.CI$7]&lt;=[.$H43])*[.$G43]" office:value-type="float" office:value="0">
            <text:p>0</text:p>
          </table:table-cell>
          <table:table-cell table:formula="of:=AND([.CJ$7]&gt;=[.$C43];[.CJ$7]&lt;=[.$H43])*[.$G43]" office:value-type="float" office:value="0">
            <text:p>0</text:p>
          </table:table-cell>
          <table:table-cell table:formula="of:=AND([.CK$7]&gt;=[.$C43];[.CK$7]&lt;=[.$H43])*[.$G43]" office:value-type="float" office:value="0">
            <text:p>0</text:p>
          </table:table-cell>
          <table:table-cell table:number-columns-repeated="93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ntelope</text:p>
          </table:table-cell>
          <table:table-cell office:value-type="float" office:value="1829">
            <text:p>1829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table:formula="of:=[.C44]+[.F44]-1" office:value-type="float" office:value="1858">
            <text:p>1858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romandel</text:p>
          </table:table-cell>
          <table:table-cell office:value-type="float" office:value="1829">
            <text:p>1829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table:formula="of:=[.C45]+[.F45]-1" office:value-type="float" office:value="1853">
            <text:p>1853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eymouth</text:p>
          </table:table-cell>
          <table:table-cell office:value-type="float" office:value="1831">
            <text:p>1831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table:formula="of:=[.C46]+[.F46]-1" office:value-type="float" office:value="1837">
            <text:p>1837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enedos</text:p>
          </table:table-cell>
          <table:table-cell office:value-type="float" office:value="1846">
            <text:p>1846</text:p>
          </table:table-cell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47]+[.F47]-1" office:value-type="float" office:value="1861">
            <text:p>1861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edway</text:p>
          </table:table-cell>
          <table:table-cell office:value-type="float" office:value="1850">
            <text:p>185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[.C48]+[.F48]-1" office:value-type="float" office:value="1861">
            <text:p>1861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hames</text:p>
          </table:table-cell>
          <table:table-cell office:value-type="float" office:value="1840">
            <text:p>1840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formula="of:=[.C49]+[.F49]-1" office:value-type="float" office:value="1845">
            <text:p>1845</text:p>
          </table:table-cell>
          <table:table-cell office:value-type="string">
            <text:p>d/b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wen Glendower</text:p>
          </table:table-cell>
          <table:table-cell office:value-type="float" office:value="1842">
            <text:p>1842</text:p>
          </table:table-cell>
          <table:table-cell office:value-type="float" office:value="20">
            <text:p>20</text:p>
          </table:table-cell>
          <table:table-cell office:value-type="float" office:value="485">
            <text:p>485</text:p>
          </table:table-cell>
          <table:table-cell office:value-type="float" office:value="20">
            <text:p>20</text:p>
          </table:table-cell>
          <table:table-cell office:value-type="float" office:value="485">
            <text:p>485</text:p>
          </table:table-cell>
          <table:table-cell table:formula="of:=[.C50]+[.F50]-1" office:value-type="float" office:value="1861">
            <text:p>1861</text:p>
          </table:table-cell>
          <table:table-cell office:value-type="string">
            <text:p>g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romedary</text:p>
          </table:table-cell>
          <table:table-cell office:value-type="float" office:value="1824">
            <text:p>1824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table:formula="of:=[.C51]+[.F51]-1" office:value-type="float" office:value="1853">
            <text:p>1853</text:p>
          </table:table-cell>
          <table:table-cell office:value-type="string">
            <text:p>w/b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ulk inspector reports" table:style-name="ta3" table:print="false">
        <table:table-column table:style-name="co10" table:default-cell-style-name="Excel_20_Built-in_20_Normal"/>
        <table:table-column table:style-name="co1" table:number-columns-repeated="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1" office:value-type="string" table:number-columns-spanned="5" table:number-rows-spanned="1">
            <text:p>Prison counts for hulks for reports of inspectors of hulks, 1805-1854</text:p>
          </table:table-cell>
          <table:covered-table-cell table:number-columns-repeated="4" table:style-name="ce12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ulk ship name</text:p>
          </table:table-cell>
          <table:table-cell office:value-type="string">
            <text:p>year</text:p>
          </table:table-cell>
          <table:table-cell office:value-type="string">
            <text:p>Jan-June</text:p>
          </table:table-cell>
          <table:table-cell office:value-type="string">
            <text:p>July-Dec</text:p>
          </table:table-cell>
          <table:table-cell office:value-type="string">
            <text:p>for year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04">
            <text:p>1804</text:p>
          </table:table-cell>
          <table:table-cell table:number-columns-repeated="2"/>
          <table:table-cell office:value-type="float" office:value="446">
            <text:p>446</text:p>
          </table:table-cell>
          <table:table-cell/>
          <table:table-cell office:value-type="string">
            <text:p>Prisoners in hulks in England from reports of inspectors of hulks, 1804-1854</text:p>
          </table:table-cell>
          <table:table-cell table:number-columns-repeated="1017"/>
        </table:table-row>
        <table:table-row table:style-name="ro1">
          <table:table-cell office:value-type="string">
            <text:p>Laurel</text:p>
          </table:table-cell>
          <table:table-cell office:value-type="float" office:value="1804">
            <text:p>1804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office:value-type="string">
            <text:p>Figures are for average daily number of convict prisoners on hulks for half-year or year period, unless otherwise noted</text:p>
          </table:table-cell>
          <table:table-cell table:number-columns-repeated="1017"/>
        </table:table-row>
        <table:table-row table:style-name="ro1">
          <table:table-cell office:value-type="string">
            <text:p>Portland</text:p>
          </table:table-cell>
          <table:table-cell office:value-type="float" office:value="1804">
            <text:p>1804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office:value-type="string">
            <text:p>For figures 1847 to 1855, see "hulks 1846-56" sheet</text:p>
          </table:table-cell>
          <table:table-cell table:number-columns-repeated="1017"/>
        </table:table-row>
        <table:table-row table:style-name="ro1">
          <table:table-cell office:value-type="string">
            <text:p>Prudentia</text:p>
          </table:table-cell>
          <table:table-cell office:value-type="float" office:value="1804">
            <text:p>1804</text:p>
          </table:table-cell>
          <table:table-cell table:number-columns-repeated="2"/>
          <table:table-cell office:value-type="float" office:value="249">
            <text:p>249</text:p>
          </table:table-cell>
          <table:table-cell/>
          <table:table-cell office:value-type="string">
            <text:p>The yearly estimate uses the best ave. estimate for total for years 1849-55, not ships total.</text:p>
          </table:table-cell>
          <table:table-cell table:number-columns-repeated="1017"/>
        </table:table-row>
        <table:table-row table:style-name="ro1">
          <table:table-cell office:value-type="string">
            <text:p>Retribution</text:p>
          </table:table-cell>
          <table:table-cell office:value-type="float" office:value="1804">
            <text:p>1804</text:p>
          </table:table-cell>
          <table:table-cell table:number-columns-repeated="2"/>
          <table:table-cell office:value-type="float" office:value="415">
            <text:p>415</text:p>
          </table:table-cell>
          <table:table-cell/>
          <table:table-cell office:value-type="string">
            <text:p>For 1804 to 1811, see Committee on Laws Relating to Penitentiary Houses, 3’rd Rep., App. D, P.P. 1813-14, IV (reporting daily average number of prisoners)</text:p>
          </table:table-cell>
          <table:table-cell table:number-columns-repeated="1017"/>
        </table:table-row>
        <table:table-row table:style-name="ro1">
          <table:table-cell office:value-type="string">
            <text:p>Captivity</text:p>
          </table:table-cell>
          <table:table-cell office:value-type="float" office:value="1805">
            <text:p>1805</text:p>
          </table:table-cell>
          <table:table-cell table:number-columns-repeated="2"/>
          <table:table-cell office:value-type="float" office:value="477">
            <text:p>477</text:p>
          </table:table-cell>
          <table:table-cell/>
          <table:table-cell office:value-type="string">
            <text:p>The reporting of invalid prisoners held in hulks was inconsistent from 1848 to 1856 and may create discrepancies of several hundred prisoners.</text:p>
          </table:table-cell>
          <table:table-cell table:number-columns-repeated="1017"/>
        </table:table-row>
        <table:table-row table:style-name="ro1">
          <table:table-cell office:value-type="string">
            <text:p>Laurel</text:p>
          </table:table-cell>
          <table:table-cell office:value-type="float" office:value="1805">
            <text:p>1805</text:p>
          </table:table-cell>
          <table:table-cell table:number-columns-repeated="2"/>
          <table:table-cell office:value-type="float" office:value="214">
            <text:p>214</text:p>
          </table:table-cell>
          <table:table-cell table:number-columns-repeated="1019"/>
        </table:table-row>
        <table:table-row table:style-name="ro1">
          <table:table-cell office:value-type="string">
            <text:p>Portland</text:p>
          </table:table-cell>
          <table:table-cell office:value-type="float" office:value="1805">
            <text:p>1805</text:p>
          </table:table-cell>
          <table:table-cell table:number-columns-repeated="2"/>
          <table:table-cell office:value-type="float" office:value="247">
            <text:p>247</text:p>
          </table:table-cell>
          <table:table-cell table:number-columns-repeated="1019"/>
        </table:table-row>
        <table:table-row table:style-name="ro1">
          <table:table-cell office:value-type="string">
            <text:p>Prudentia</text:p>
          </table:table-cell>
          <table:table-cell office:value-type="float" office:value="1805">
            <text:p>1805</text:p>
          </table:table-cell>
          <table:table-cell table:number-columns-repeated="2"/>
          <table:table-cell office:value-type="float" office:value="308">
            <text:p>308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05">
            <text:p>1805</text:p>
          </table:table-cell>
          <table:table-cell table:number-columns-repeated="2"/>
          <table:table-cell office:value-type="float" office:value="470">
            <text:p>470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float" office:value="432">
            <text:p>432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float" office:value="219">
            <text:p>219</text:p>
          </table:table-cell>
          <table:table-cell table:number-columns-repeated="1019"/>
        </table:table-row>
        <table:table-row table:style-name="ro1">
          <table:table-cell office:value-type="string">
            <text:p>Portland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float" office:value="301">
            <text:p>301</text:p>
          </table:table-cell>
          <table:table-cell table:number-columns-repeated="1019"/>
        </table:table-row>
        <table:table-row table:style-name="ro1">
          <table:table-cell office:value-type="string">
            <text:p>Prudentia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float" office:value="311">
            <text:p>311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float" office:value="501">
            <text:p>501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float" office:value="418">
            <text:p>418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1019"/>
        </table:table-row>
        <table:table-row table:style-name="ro1">
          <table:table-cell office:value-type="string">
            <text:p>Portland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string">
            <text:p>Prudentia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float" office:value="364">
            <text:p>364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float" office:value="471">
            <text:p>471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427">
            <text:p>427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190">
            <text:p>190</text:p>
          </table:table-cell>
          <table:table-cell table:number-columns-repeated="1019"/>
        </table:table-row>
        <table:table-row table:style-name="ro1">
          <table:table-cell office:value-type="string">
            <text:p>Portland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268">
            <text:p>268</text:p>
          </table:table-cell>
          <table:table-cell table:number-columns-repeated="1019"/>
        </table:table-row>
        <table:table-row table:style-name="ro1">
          <table:table-cell office:value-type="string">
            <text:p>Prudentia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490">
            <text:p>490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09">
            <text:p>1809</text:p>
          </table:table-cell>
          <table:table-cell table:number-columns-repeated="2"/>
          <table:table-cell office:value-type="float" office:value="481">
            <text:p>481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09">
            <text:p>1809</text:p>
          </table:table-cell>
          <table:table-cell table:number-columns-repeated="2"/>
          <table:table-cell office:value-type="float" office:value="202">
            <text:p>202</text:p>
          </table:table-cell>
          <table:table-cell table:number-columns-repeated="1019"/>
        </table:table-row>
        <table:table-row table:style-name="ro1">
          <table:table-cell office:value-type="string">
            <text:p>Portland</text:p>
          </table:table-cell>
          <table:table-cell office:value-type="float" office:value="1809">
            <text:p>1809</text:p>
          </table:table-cell>
          <table:table-cell table:number-columns-repeated="2"/>
          <table:table-cell office:value-type="float" office:value="262">
            <text:p>262</text:p>
          </table:table-cell>
          <table:table-cell table:number-columns-repeated="1019"/>
        </table:table-row>
        <table:table-row table:style-name="ro1">
          <table:table-cell office:value-type="string">
            <text:p>Prudentia</text:p>
          </table:table-cell>
          <table:table-cell office:value-type="float" office:value="1809">
            <text:p>1809</text:p>
          </table:table-cell>
          <table:table-cell table:number-columns-repeated="2"/>
          <table:table-cell office:value-type="float" office:value="353">
            <text:p>353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09">
            <text:p>1809</text:p>
          </table:table-cell>
          <table:table-cell table:number-columns-repeated="2"/>
          <table:table-cell office:value-type="float" office:value="555">
            <text:p>555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10">
            <text:p>1810</text:p>
          </table:table-cell>
          <table:table-cell table:number-columns-repeated="2"/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10">
            <text:p>1810</text:p>
          </table:table-cell>
          <table:table-cell table:number-columns-repeated="2"/>
          <table:table-cell office:value-type="float" office:value="219">
            <text:p>219</text:p>
          </table:table-cell>
          <table:table-cell table:number-columns-repeated="1019"/>
        </table:table-row>
        <table:table-row table:style-name="ro1">
          <table:table-cell office:value-type="string">
            <text:p>Portland</text:p>
          </table:table-cell>
          <table:table-cell office:value-type="float" office:value="1810">
            <text:p>1810</text:p>
          </table:table-cell>
          <table:table-cell table:number-columns-repeated="2"/>
          <table:table-cell office:value-type="float" office:value="322">
            <text:p>322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10">
            <text:p>1810</text:p>
          </table:table-cell>
          <table:table-cell table:number-columns-repeated="2"/>
          <table:table-cell office:value-type="float" office:value="486">
            <text:p>486</text:p>
          </table:table-cell>
          <table:table-cell table:number-columns-repeated="1019"/>
        </table:table-row>
        <table:table-row table:style-name="ro1">
          <table:table-cell office:value-type="string">
            <text:p>Zealand</text:p>
          </table:table-cell>
          <table:table-cell office:value-type="float" office:value="1810">
            <text:p>1810</text:p>
          </table:table-cell>
          <table:table-cell table:number-columns-repeated="2"/>
          <table:table-cell office:value-type="float" office:value="464">
            <text:p>464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11">
            <text:p>1811</text:p>
          </table:table-cell>
          <table:table-cell table:number-columns-repeated="2"/>
          <table:table-cell office:value-type="float" office:value="507">
            <text:p>507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11">
            <text:p>1811</text:p>
          </table:table-cell>
          <table:table-cell table:number-columns-repeated="2"/>
          <table:table-cell office:value-type="float" office:value="249">
            <text:p>249</text:p>
          </table:table-cell>
          <table:table-cell table:number-columns-repeated="1019"/>
        </table:table-row>
        <table:table-row table:style-name="ro1">
          <table:table-cell office:value-type="string">
            <text:p>Portland</text:p>
          </table:table-cell>
          <table:table-cell office:value-type="float" office:value="1811">
            <text:p>1811</text:p>
          </table:table-cell>
          <table:table-cell table:number-columns-repeated="2"/>
          <table:table-cell office:value-type="float" office:value="327">
            <text:p>327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11">
            <text:p>1811</text:p>
          </table:table-cell>
          <table:table-cell table:number-columns-repeated="2"/>
          <table:table-cell office:value-type="float" office:value="480">
            <text:p>480</text:p>
          </table:table-cell>
          <table:table-cell table:number-columns-repeated="1019"/>
        </table:table-row>
        <table:table-row table:style-name="ro1">
          <table:table-cell office:value-type="string">
            <text:p>Zealand</text:p>
          </table:table-cell>
          <table:table-cell office:value-type="float" office:value="1811">
            <text:p>1811</text:p>
          </table:table-cell>
          <table:table-cell table:number-columns-repeated="2"/>
          <table:table-cell office:value-type="float" office:value="481">
            <text:p>481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16">
            <text:p>1816</text:p>
          </table:table-cell>
          <table:table-cell office:value-type="float" office:value="497">
            <text:p>497</text:p>
          </table:table-cell>
          <table:table-cell office:value-type="float" office:value="537">
            <text:p>537</text:p>
          </table:table-cell>
          <table:table-cell table:formula="of:=AVERAGE([.C46:.D46])" office:value-type="float" office:value="517">
            <text:p>517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16">
            <text:p>1816</text:p>
          </table:table-cell>
          <table:table-cell office:value-type="float" office:value="469">
            <text:p>469</text:p>
          </table:table-cell>
          <table:table-cell office:value-type="float" office:value="464">
            <text:p>464</text:p>
          </table:table-cell>
          <table:table-cell table:formula="of:=AVERAGE([.C47:.D47])" office:value-type="float" office:value="466.5">
            <text:p>466.5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16">
            <text:p>1816</text:p>
          </table:table-cell>
          <table:table-cell office:value-type="float" office:value="279">
            <text:p>279</text:p>
          </table:table-cell>
          <table:table-cell office:value-type="float" office:value="292">
            <text:p>292</text:p>
          </table:table-cell>
          <table:table-cell table:formula="of:=AVERAGE([.C48:.D48])" office:value-type="float" office:value="285.5">
            <text:p>285.5</text:p>
          </table:table-cell>
          <table:table-cell table:number-columns-repeated="1019"/>
        </table:table-row>
        <table:table-row table:style-name="ro1">
          <table:table-cell office:value-type="string">
            <text:p>Portland</text:p>
          </table:table-cell>
          <table:table-cell office:value-type="float" office:value="1816">
            <text:p>1816</text:p>
          </table:table-cell>
          <table:table-cell office:value-type="float" office:value="388">
            <text:p>388</text:p>
          </table:table-cell>
          <table:table-cell table:number-columns-repeated="1021"/>
        </table:table-row>
        <table:table-row table:style-name="ro1">
          <table:table-cell office:value-type="string">
            <text:p>Portland-Bellerophon</text:p>
          </table:table-cell>
          <table:table-cell office:value-type="float" office:value="1816">
            <text:p>1816</text:p>
          </table:table-cell>
          <table:table-cell/>
          <table:table-cell office:value-type="float" office:value="361">
            <text:p>361</text:p>
          </table:table-cell>
          <table:table-cell table:formula="of:=AVERAGE(361;388)" office:value-type="float" office:value="374.5">
            <text:p>374.5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16">
            <text:p>1816</text:p>
          </table:table-cell>
          <table:table-cell office:value-type="float" office:value="450">
            <text:p>450</text:p>
          </table:table-cell>
          <table:table-cell office:value-type="float" office:value="476">
            <text:p>476</text:p>
          </table:table-cell>
          <table:table-cell table:formula="of:=AVERAGE([.C51:.D51])" office:value-type="float" office:value="463">
            <text:p>463</text:p>
          </table:table-cell>
          <table:table-cell table:number-columns-repeated="1019"/>
        </table:table-row>
        <table:table-row table:style-name="ro1">
          <table:table-cell office:value-type="string">
            <text:p>Bellerophon</text:p>
          </table:table-cell>
          <table:table-cell office:value-type="float" office:value="1817">
            <text:p>1817</text:p>
          </table:table-cell>
          <table:table-cell office:value-type="float" office:value="435">
            <text:p>435</text:p>
          </table:table-cell>
          <table:table-cell office:value-type="float" office:value="483">
            <text:p>483</text:p>
          </table:table-cell>
          <table:table-cell table:formula="of:=AVERAGE([.C52:.D52])" office:value-type="float" office:value="459">
            <text:p>459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17">
            <text:p>1817</text:p>
          </table:table-cell>
          <table:table-cell office:value-type="float" office:value="530">
            <text:p>530</text:p>
          </table:table-cell>
          <table:table-cell office:value-type="float" office:value="502">
            <text:p>502</text:p>
          </table:table-cell>
          <table:table-cell table:formula="of:=AVERAGE([.C53:.D53])" office:value-type="float" office:value="516">
            <text:p>516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17">
            <text:p>1817</text:p>
          </table:table-cell>
          <table:table-cell office:value-type="float" office:value="477">
            <text:p>477</text:p>
          </table:table-cell>
          <table:table-cell office:value-type="float" office:value="496">
            <text:p>496</text:p>
          </table:table-cell>
          <table:table-cell table:formula="of:=AVERAGE([.C54:.D54])" office:value-type="float" office:value="486.5">
            <text:p>486.5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17">
            <text:p>1817</text:p>
          </table:table-cell>
          <table:table-cell office:value-type="float" office:value="275">
            <text:p>275</text:p>
          </table:table-cell>
          <table:table-cell office:value-type="float" office:value="327">
            <text:p>327</text:p>
          </table:table-cell>
          <table:table-cell table:formula="of:=AVERAGE([.C55:.D55])" office:value-type="float" office:value="301">
            <text:p>301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17">
            <text:p>1817</text:p>
          </table:table-cell>
          <table:table-cell office:value-type="float" office:value="469">
            <text:p>469</text:p>
          </table:table-cell>
          <table:table-cell office:value-type="float" office:value="521">
            <text:p>521</text:p>
          </table:table-cell>
          <table:table-cell table:formula="of:=AVERAGE([.C56:.D56])" office:value-type="float" office:value="495">
            <text:p>495</text:p>
          </table:table-cell>
          <table:table-cell table:number-columns-repeated="1019"/>
        </table:table-row>
        <table:table-row table:style-name="ro1">
          <table:table-cell office:value-type="string">
            <text:p>Bellerophon</text:p>
          </table:table-cell>
          <table:table-cell office:value-type="float" office:value="1818">
            <text:p>1818</text:p>
          </table:table-cell>
          <table:table-cell office:value-type="float" office:value="481">
            <text:p>481</text:p>
          </table:table-cell>
          <table:table-cell office:value-type="float" office:value="504">
            <text:p>504</text:p>
          </table:table-cell>
          <table:table-cell table:formula="of:=AVERAGE([.C57:.D57])" office:value-type="float" office:value="492.5">
            <text:p>492.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18">
            <text:p>1818</text:p>
          </table:table-cell>
          <table:table-cell office:value-type="float" office:value="522">
            <text:p>522</text:p>
          </table:table-cell>
          <table:table-cell office:value-type="float" office:value="543">
            <text:p>543</text:p>
          </table:table-cell>
          <table:table-cell table:formula="of:=AVERAGE([.C58:.D58])" office:value-type="float" office:value="532.5">
            <text:p>532.5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18">
            <text:p>1818</text:p>
          </table:table-cell>
          <table:table-cell office:value-type="float" office:value="389">
            <text:p>389</text:p>
          </table:table-cell>
          <table:table-cell office:value-type="float" office:value="380">
            <text:p>380</text:p>
          </table:table-cell>
          <table:table-cell table:formula="of:=AVERAGE([.C59:.D59])" office:value-type="float" office:value="384.5">
            <text:p>384.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18">
            <text:p>1818</text:p>
          </table:table-cell>
          <table:table-cell office:value-type="float" office:value="512">
            <text:p>512</text:p>
          </table:table-cell>
          <table:table-cell office:value-type="float" office:value="531">
            <text:p>531</text:p>
          </table:table-cell>
          <table:table-cell table:formula="of:=AVERAGE([.C60:.D60])" office:value-type="float" office:value="521.5">
            <text:p>521.5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18">
            <text:p>1818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table:formula="of:=AVERAGE([.C61:.D61])" office:value-type="float" office:value="512.5">
            <text:p>512.5</text:p>
          </table:table-cell>
          <table:table-cell table:number-columns-repeated="1019"/>
        </table:table-row>
        <table:table-row table:style-name="ro1">
          <table:table-cell office:value-type="string">
            <text:p>Bellerophon</text:p>
          </table:table-cell>
          <table:table-cell office:value-type="float" office:value="1819">
            <text:p>1819</text:p>
          </table:table-cell>
          <table:table-cell office:value-type="float" office:value="539">
            <text:p>539</text:p>
          </table:table-cell>
          <table:table-cell office:value-type="float" office:value="559">
            <text:p>559</text:p>
          </table:table-cell>
          <table:table-cell table:formula="of:=AVERAGE([.C62:.D62])" office:value-type="float" office:value="549">
            <text:p>549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19">
            <text:p>1819</text:p>
          </table:table-cell>
          <table:table-cell office:value-type="float" office:value="607">
            <text:p>607</text:p>
          </table:table-cell>
          <table:table-cell office:value-type="float" office:value="667">
            <text:p>667</text:p>
          </table:table-cell>
          <table:table-cell table:formula="of:=AVERAGE([.C63:.D63])" office:value-type="float" office:value="637">
            <text:p>637</text:p>
          </table:table-cell>
          <table:table-cell table:number-columns-repeated="1019"/>
        </table:table-row>
        <table:table-row table:style-name="ro1">
          <table:table-cell office:value-type="string">
            <text:p>Laurel</text:p>
          </table:table-cell>
          <table:table-cell office:value-type="float" office:value="1819">
            <text:p>1819</text:p>
          </table:table-cell>
          <table:table-cell office:value-type="float" office:value="352">
            <text:p>352</text:p>
          </table:table-cell>
          <table:table-cell office:value-type="float" office:value="433">
            <text:p>433</text:p>
          </table:table-cell>
          <table:table-cell table:formula="of:=AVERAGE([.C64:.D64])" office:value-type="float" office:value="392.5">
            <text:p>392.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19">
            <text:p>1819</text:p>
          </table:table-cell>
          <table:table-cell office:value-type="float" office:value="565">
            <text:p>565</text:p>
          </table:table-cell>
          <table:table-cell office:value-type="float" office:value="578">
            <text:p>578</text:p>
          </table:table-cell>
          <table:table-cell table:formula="of:=AVERAGE([.C65:.D65])" office:value-type="float" office:value="571.5">
            <text:p>571.5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19">
            <text:p>1819</text:p>
          </table:table-cell>
          <table:table-cell office:value-type="float" office:value="574">
            <text:p>574</text:p>
          </table:table-cell>
          <table:table-cell office:value-type="float" office:value="648">
            <text:p>648</text:p>
          </table:table-cell>
          <table:table-cell table:formula="of:=AVERAGE([.C66:.D66])" office:value-type="float" office:value="611">
            <text:p>611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26">
            <text:p>1826</text:p>
          </table:table-cell>
          <table:table-cell office:value-type="float" office:value="80">
            <text:p>80</text:p>
          </table:table-cell>
          <table:table-cell office:value-type="float" office:value="149">
            <text:p>149</text:p>
          </table:table-cell>
          <table:table-cell table:formula="of:=([.C67]+[.D67])/2" office:value-type="float" office:value="114.5">
            <text:p>114.5</text:p>
          </table:table-cell>
          <table:table-cell table:number-columns-repeated="1019"/>
        </table:table-row>
        <table:table-row table:style-name="ro1">
          <table:table-cell office:value-type="string">
            <text:p>Discovery</text:p>
          </table:table-cell>
          <table:table-cell office:value-type="float" office:value="1826">
            <text:p>1826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table:formula="of:=([.C68]+[.D68])/2" office:value-type="float" office:value="156">
            <text:p>156</text:p>
          </table:table-cell>
          <table:table-cell table:number-columns-repeated="1019"/>
        </table:table-row>
        <table:table-row table:style-name="ro1">
          <table:table-cell office:value-type="string">
            <text:p>Dolphin</text:p>
          </table:table-cell>
          <table:table-cell office:value-type="float" office:value="1826">
            <text:p>1826</text:p>
          </table:table-cell>
          <table:table-cell office:value-type="float" office:value="535">
            <text:p>535</text:p>
          </table:table-cell>
          <table:table-cell office:value-type="float" office:value="558">
            <text:p>558</text:p>
          </table:table-cell>
          <table:table-cell table:formula="of:=([.C69]+[.D69])/2" office:value-type="float" office:value="546.5">
            <text:p>546.5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26">
            <text:p>1826</text:p>
          </table:table-cell>
          <table:table-cell office:value-type="float" office:value="385">
            <text:p>385</text:p>
          </table:table-cell>
          <table:table-cell office:value-type="float" office:value="383">
            <text:p>383</text:p>
          </table:table-cell>
          <table:table-cell table:formula="of:=([.C70]+[.D70])/2" office:value-type="float" office:value="384">
            <text:p>384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26">
            <text:p>1826</text:p>
          </table:table-cell>
          <table:table-cell office:value-type="float" office:value="254">
            <text:p>254</text:p>
          </table:table-cell>
          <table:table-cell office:value-type="float" office:value="312">
            <text:p>312</text:p>
          </table:table-cell>
          <table:table-cell table:formula="of:=([.C71]+[.D71])/2" office:value-type="float" office:value="283">
            <text:p>283</text:p>
          </table:table-cell>
          <table:table-cell table:number-columns-repeated="1019"/>
        </table:table-row>
        <table:table-row table:style-name="ro1">
          <table:table-cell office:value-type="string">
            <text:p>Hardy</text:p>
          </table:table-cell>
          <table:table-cell office:value-type="float" office:value="1826">
            <text:p>1826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table:formula="of:=([.C72]+[.D72])/2" office:value-type="float" office:value="92">
            <text:p>92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26">
            <text:p>1826</text:p>
          </table:table-cell>
          <table:table-cell office:value-type="float" office:value="375">
            <text:p>375</text:p>
          </table:table-cell>
          <table:table-cell office:value-type="float" office:value="413">
            <text:p>413</text:p>
          </table:table-cell>
          <table:table-cell table:formula="of:=([.C73]+[.D73])/2" office:value-type="float" office:value="394">
            <text:p>394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26">
            <text:p>1826</text:p>
          </table:table-cell>
          <table:table-cell office:value-type="float" office:value="565">
            <text:p>565</text:p>
          </table:table-cell>
          <table:table-cell office:value-type="float" office:value="595">
            <text:p>595</text:p>
          </table:table-cell>
          <table:table-cell table:formula="of:=([.C74]+[.D74])/2" office:value-type="float" office:value="580">
            <text:p>580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26">
            <text:p>1826</text:p>
          </table:table-cell>
          <table:table-cell office:value-type="float" office:value="529">
            <text:p>529</text:p>
          </table:table-cell>
          <table:table-cell office:value-type="float" office:value="514">
            <text:p>514</text:p>
          </table:table-cell>
          <table:table-cell table:formula="of:=([.C75]+[.D75])/2" office:value-type="float" office:value="521.5">
            <text:p>521.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26">
            <text:p>1826</text:p>
          </table:table-cell>
          <table:table-cell office:value-type="float" office:value="500">
            <text:p>500</text:p>
          </table:table-cell>
          <table:table-cell office:value-type="float" office:value="577">
            <text:p>577</text:p>
          </table:table-cell>
          <table:table-cell table:formula="of:=([.C76]+[.D76])/2" office:value-type="float" office:value="538.5">
            <text:p>538.5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27">
            <text:p>1827</text:p>
          </table:table-cell>
          <table:table-cell office:value-type="float" office:value="257">
            <text:p>257</text:p>
          </table:table-cell>
          <table:table-cell office:value-type="float" office:value="358">
            <text:p>358</text:p>
          </table:table-cell>
          <table:table-cell table:formula="of:=([.C77]+[.D77])/2" office:value-type="float" office:value="307.5">
            <text:p>307.5</text:p>
          </table:table-cell>
          <table:table-cell table:number-columns-repeated="1019"/>
        </table:table-row>
        <table:table-row table:style-name="ro1">
          <table:table-cell office:value-type="string">
            <text:p>Discovery</text:p>
          </table:table-cell>
          <table:table-cell office:value-type="float" office:value="1827">
            <text:p>1827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  <table:table-cell table:formula="of:=([.C78]+[.D78])/2" office:value-type="float" office:value="168.5">
            <text:p>168.5</text:p>
          </table:table-cell>
          <table:table-cell table:number-columns-repeated="1019"/>
        </table:table-row>
        <table:table-row table:style-name="ro1">
          <table:table-cell office:value-type="string">
            <text:p>Dolphin</text:p>
          </table:table-cell>
          <table:table-cell office:value-type="float" office:value="1827">
            <text:p>1827</text:p>
          </table:table-cell>
          <table:table-cell office:value-type="float" office:value="634">
            <text:p>634</text:p>
          </table:table-cell>
          <table:table-cell office:value-type="float" office:value="750">
            <text:p>750</text:p>
          </table:table-cell>
          <table:table-cell table:formula="of:=([.C79]+[.D79])/2" office:value-type="float" office:value="692">
            <text:p>692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27">
            <text:p>1827</text:p>
          </table:table-cell>
          <table:table-cell office:value-type="float" office:value="382">
            <text:p>382</text:p>
          </table:table-cell>
          <table:table-cell office:value-type="float" office:value="334">
            <text:p>334</text:p>
          </table:table-cell>
          <table:table-cell table:formula="of:=([.C80]+[.D80])/2" office:value-type="float" office:value="358">
            <text:p>358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27">
            <text:p>1827</text:p>
          </table:table-cell>
          <table:table-cell office:value-type="float" office:value="350">
            <text:p>350</text:p>
          </table:table-cell>
          <table:table-cell office:value-type="float" office:value="347">
            <text:p>347</text:p>
          </table:table-cell>
          <table:table-cell table:formula="of:=([.C81]+[.D81])/2" office:value-type="float" office:value="348.5">
            <text:p>348.5</text:p>
          </table:table-cell>
          <table:table-cell table:number-columns-repeated="1019"/>
        </table:table-row>
        <table:table-row table:style-name="ro1">
          <table:table-cell office:value-type="string">
            <text:p>Hardy</text:p>
          </table:table-cell>
          <table:table-cell office:value-type="float" office:value="1827">
            <text:p>1827</text:p>
          </table:table-cell>
          <table:table-cell table:number-columns-repeated="2" office:value-type="float" office:value="95">
            <text:p>95</text:p>
          </table:table-cell>
          <table:table-cell table:formula="of:=([.C82]+[.D82])/2"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27">
            <text:p>1827</text:p>
          </table:table-cell>
          <table:table-cell office:value-type="float" office:value="530">
            <text:p>530</text:p>
          </table:table-cell>
          <table:table-cell office:value-type="float" office:value="553">
            <text:p>553</text:p>
          </table:table-cell>
          <table:table-cell table:formula="of:=([.C83]+[.D83])/2" office:value-type="float" office:value="541.5">
            <text:p>541.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27">
            <text:p>1827</text:p>
          </table:table-cell>
          <table:table-cell office:value-type="float" office:value="639">
            <text:p>639</text:p>
          </table:table-cell>
          <table:table-cell office:value-type="float" office:value="603">
            <text:p>603</text:p>
          </table:table-cell>
          <table:table-cell table:formula="of:=([.C84]+[.D84])/2" office:value-type="float" office:value="621">
            <text:p>621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27">
            <text:p>1827</text:p>
          </table:table-cell>
          <table:table-cell office:value-type="float" office:value="554">
            <text:p>554</text:p>
          </table:table-cell>
          <table:table-cell office:value-type="float" office:value="560">
            <text:p>560</text:p>
          </table:table-cell>
          <table:table-cell table:formula="of:=([.C85]+[.D85])/2" office:value-type="float" office:value="557">
            <text:p>557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27">
            <text:p>1827</text:p>
          </table:table-cell>
          <table:table-cell office:value-type="float" office:value="597">
            <text:p>597</text:p>
          </table:table-cell>
          <table:table-cell office:value-type="float" office:value="544">
            <text:p>544</text:p>
          </table:table-cell>
          <table:table-cell table:formula="of:=([.C86]+[.D86])/2" office:value-type="float" office:value="570.5">
            <text:p>570.5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30">
            <text:p>1830</text:p>
          </table:table-cell>
          <table:table-cell office:value-type="float" office:value="426">
            <text:p>426</text:p>
          </table:table-cell>
          <table:table-cell office:value-type="float" office:value="435">
            <text:p>435</text:p>
          </table:table-cell>
          <table:table-cell table:formula="of:=AVERAGE([.C87:.D87])" office:value-type="float" office:value="430.5">
            <text:p>430.5</text:p>
          </table:table-cell>
          <table:table-cell table:number-columns-repeated="1019"/>
        </table:table-row>
        <table:table-row table:style-name="ro1">
          <table:table-cell office:value-type="string">
            <text:p>Cumberland</text:p>
          </table:table-cell>
          <table:table-cell office:value-type="float" office:value="1830">
            <text:p>1830</text:p>
          </table:table-cell>
          <table:table-cell office:value-type="float" office:value="815">
            <text:p>815</text:p>
          </table:table-cell>
          <table:table-cell office:value-type="float" office:value="713">
            <text:p>713</text:p>
          </table:table-cell>
          <table:table-cell table:formula="of:=AVERAGE([.C88:.D88])" office:value-type="float" office:value="764">
            <text:p>764</text:p>
          </table:table-cell>
          <table:table-cell table:number-columns-repeated="1019"/>
        </table:table-row>
        <table:table-row table:style-name="ro1">
          <table:table-cell office:value-type="string">
            <text:p>Discovery</text:p>
          </table:table-cell>
          <table:table-cell office:value-type="float" office:value="1830">
            <text:p>1830</text:p>
          </table:table-cell>
          <table:table-cell office:value-type="float" office:value="169">
            <text:p>169</text:p>
          </table:table-cell>
          <table:table-cell office:value-type="float" office:value="143">
            <text:p>143</text:p>
          </table:table-cell>
          <table:table-cell table:formula="of:=AVERAGE([.C89:.D89])" office:value-type="float" office:value="156">
            <text:p>156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0">
            <text:p>1830</text:p>
          </table:table-cell>
          <table:table-cell office:value-type="float" office:value="403">
            <text:p>403</text:p>
          </table:table-cell>
          <table:table-cell office:value-type="float" office:value="346">
            <text:p>346</text:p>
          </table:table-cell>
          <table:table-cell table:formula="of:=AVERAGE([.C90:.D90])" office:value-type="float" office:value="374.5">
            <text:p>374.5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0">
            <text:p>1830</text:p>
          </table:table-cell>
          <table:table-cell office:value-type="float" office:value="393">
            <text:p>393</text:p>
          </table:table-cell>
          <table:table-cell office:value-type="float" office:value="360">
            <text:p>360</text:p>
          </table:table-cell>
          <table:table-cell table:formula="of:=AVERAGE([.C91:.D91])" office:value-type="float" office:value="376.5">
            <text:p>376.5</text:p>
          </table:table-cell>
          <table:table-cell table:number-columns-repeated="1019"/>
        </table:table-row>
        <table:table-row table:style-name="ro1">
          <table:table-cell office:value-type="string">
            <text:p>Hardy</text:p>
          </table:table-cell>
          <table:table-cell office:value-type="float" office:value="1830">
            <text:p>183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AVERAGE([.C92:.D92])" office:value-type="float" office:value="62.5">
            <text:p>62.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0">
            <text:p>1830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table:formula="of:=AVERAGE([.C93:.D93])" office:value-type="float" office:value="321.5">
            <text:p>321.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0">
            <text:p>1830</text:p>
          </table:table-cell>
          <table:table-cell office:value-type="float" office:value="656">
            <text:p>656</text:p>
          </table:table-cell>
          <table:table-cell office:value-type="float" office:value="574">
            <text:p>574</text:p>
          </table:table-cell>
          <table:table-cell table:formula="of:=AVERAGE([.C94:.D94])" office:value-type="float" office:value="615">
            <text:p>615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30">
            <text:p>1830</text:p>
          </table:table-cell>
          <table:table-cell office:value-type="float" office:value="598">
            <text:p>598</text:p>
          </table:table-cell>
          <table:table-cell office:value-type="float" office:value="452">
            <text:p>452</text:p>
          </table:table-cell>
          <table:table-cell table:formula="of:=AVERAGE([.C95:.D95])" office:value-type="float" office:value="525">
            <text:p>52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0">
            <text:p>1830</text:p>
          </table:table-cell>
          <table:table-cell office:value-type="float" office:value="571">
            <text:p>571</text:p>
          </table:table-cell>
          <table:table-cell office:value-type="float" office:value="462">
            <text:p>462</text:p>
          </table:table-cell>
          <table:table-cell table:formula="of:=AVERAGE([.C96:.D96])" office:value-type="float" office:value="516.5">
            <text:p>516.5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31">
            <text:p>1831</text:p>
          </table:table-cell>
          <table:table-cell office:value-type="float" office:value="464">
            <text:p>464</text:p>
          </table:table-cell>
          <table:table-cell office:value-type="float" office:value="455">
            <text:p>455</text:p>
          </table:table-cell>
          <table:table-cell table:formula="of:=AVERAGE([.C97:.D97])" office:value-type="float" office:value="459.5">
            <text:p>459.5</text:p>
          </table:table-cell>
          <table:table-cell table:number-columns-repeated="1019"/>
        </table:table-row>
        <table:table-row table:style-name="ro1">
          <table:table-cell office:value-type="string">
            <text:p>Cumberland</text:p>
          </table:table-cell>
          <table:table-cell office:value-type="float" office:value="1831">
            <text:p>1831</text:p>
          </table:table-cell>
          <table:table-cell office:value-type="float" office:value="809">
            <text:p>809</text:p>
          </table:table-cell>
          <table:table-cell office:value-type="float" office:value="808">
            <text:p>808</text:p>
          </table:table-cell>
          <table:table-cell table:formula="of:=AVERAGE([.C98:.D98])" office:value-type="float" office:value="808.5">
            <text:p>808.5</text:p>
          </table:table-cell>
          <table:table-cell table:number-columns-repeated="1019"/>
        </table:table-row>
        <table:table-row table:style-name="ro1">
          <table:table-cell office:value-type="string">
            <text:p>Discovery</text:p>
          </table:table-cell>
          <table:table-cell office:value-type="float" office:value="1831">
            <text:p>1831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formula="of:=AVERAGE([.C99:.D99])" office:value-type="float" office:value="129.5">
            <text:p>129.5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1">
            <text:p>1831</text:p>
          </table:table-cell>
          <table:table-cell office:value-type="float" office:value="347">
            <text:p>347</text:p>
          </table:table-cell>
          <table:table-cell office:value-type="float" office:value="352">
            <text:p>352</text:p>
          </table:table-cell>
          <table:table-cell table:formula="of:=AVERAGE([.C100:.D100])" office:value-type="float" office:value="349.5">
            <text:p>349.5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1">
            <text:p>1831</text:p>
          </table:table-cell>
          <table:table-cell office:value-type="float" office:value="355">
            <text:p>355</text:p>
          </table:table-cell>
          <table:table-cell office:value-type="float" office:value="353">
            <text:p>353</text:p>
          </table:table-cell>
          <table:table-cell table:formula="of:=AVERAGE([.C101:.D101])" office:value-type="float" office:value="354">
            <text:p>354</text:p>
          </table:table-cell>
          <table:table-cell table:number-columns-repeated="1019"/>
        </table:table-row>
        <table:table-row table:style-name="ro1">
          <table:table-cell office:value-type="string">
            <text:p>Hardy</text:p>
          </table:table-cell>
          <table:table-cell office:value-type="float" office:value="1831">
            <text:p>1831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table:formula="of:=AVERAGE([.C102:.D102])" office:value-type="float" office:value="76.5">
            <text:p>76.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1">
            <text:p>1831</text:p>
          </table:table-cell>
          <table:table-cell office:value-type="float" office:value="440">
            <text:p>440</text:p>
          </table:table-cell>
          <table:table-cell office:value-type="float" office:value="420">
            <text:p>420</text:p>
          </table:table-cell>
          <table:table-cell table:formula="of:=AVERAGE([.C103:.D103])" office:value-type="float" office:value="430">
            <text:p>430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1">
            <text:p>1831</text:p>
          </table:table-cell>
          <table:table-cell office:value-type="float" office:value="631">
            <text:p>631</text:p>
          </table:table-cell>
          <table:table-cell office:value-type="float" office:value="546">
            <text:p>546</text:p>
          </table:table-cell>
          <table:table-cell table:formula="of:=AVERAGE([.C104:.D104])" office:value-type="float" office:value="588.5">
            <text:p>588.5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31">
            <text:p>1831</text:p>
          </table:table-cell>
          <table:table-cell office:value-type="float" office:value="464">
            <text:p>464</text:p>
          </table:table-cell>
          <table:table-cell office:value-type="float" office:value="465">
            <text:p>465</text:p>
          </table:table-cell>
          <table:table-cell table:formula="of:=AVERAGE([.C105:.D105])" office:value-type="float" office:value="464.5">
            <text:p>464.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1">
            <text:p>1831</text:p>
          </table:table-cell>
          <table:table-cell office:value-type="float" office:value="498">
            <text:p>498</text:p>
          </table:table-cell>
          <table:table-cell office:value-type="float" office:value="485">
            <text:p>485</text:p>
          </table:table-cell>
          <table:table-cell table:formula="of:=AVERAGE([.C106:.D106])" office:value-type="float" office:value="491.5">
            <text:p>491.5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32">
            <text:p>1832</text:p>
          </table:table-cell>
          <table:table-cell office:value-type="float" office:value="450">
            <text:p>450</text:p>
          </table:table-cell>
          <table:table-cell office:value-type="float" office:value="498">
            <text:p>498</text:p>
          </table:table-cell>
          <table:table-cell table:formula="of:=AVERAGE([.C107:.D107])" office:value-type="float" office:value="474">
            <text:p>474</text:p>
          </table:table-cell>
          <table:table-cell table:number-columns-repeated="1019"/>
        </table:table-row>
        <table:table-row table:style-name="ro1">
          <table:table-cell office:value-type="string">
            <text:p>Cumberland</text:p>
          </table:table-cell>
          <table:table-cell office:value-type="float" office:value="1832">
            <text:p>1832</text:p>
          </table:table-cell>
          <table:table-cell office:value-type="float" office:value="830">
            <text:p>830</text:p>
          </table:table-cell>
          <table:table-cell office:value-type="float" office:value="785">
            <text:p>785</text:p>
          </table:table-cell>
          <table:table-cell table:formula="of:=AVERAGE([.C108:.D108])" office:value-type="float" office:value="807.5">
            <text:p>807.5</text:p>
          </table:table-cell>
          <table:table-cell table:number-columns-repeated="1019"/>
        </table:table-row>
        <table:table-row table:style-name="ro1">
          <table:table-cell office:value-type="string">
            <text:p>Discovery</text:p>
          </table:table-cell>
          <table:table-cell office:value-type="float" office:value="1832">
            <text:p>1832</text:p>
          </table:table-cell>
          <table:table-cell office:value-type="float" office:value="140">
            <text:p>140</text:p>
          </table:table-cell>
          <table:table-cell office:value-type="float" office:value="162">
            <text:p>162</text:p>
          </table:table-cell>
          <table:table-cell table:formula="of:=AVERAGE([.C109:.D109])" office:value-type="float" office:value="151">
            <text:p>151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2">
            <text:p>1832</text:p>
          </table:table-cell>
          <table:table-cell office:value-type="float" office:value="386">
            <text:p>386</text:p>
          </table:table-cell>
          <table:table-cell/>
          <table:table-cell table:formula="of:=AVERAGE([.C110:.D110])" office:value-type="float" office:value="386">
            <text:p>386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2">
            <text:p>1832</text:p>
          </table:table-cell>
          <table:table-cell office:value-type="float" office:value="390">
            <text:p>390</text:p>
          </table:table-cell>
          <table:table-cell office:value-type="float" office:value="328">
            <text:p>328</text:p>
          </table:table-cell>
          <table:table-cell table:formula="of:=AVERAGE([.C111:.D111])" office:value-type="float" office:value="359">
            <text:p>359</text:p>
          </table:table-cell>
          <table:table-cell table:number-columns-repeated="1019"/>
        </table:table-row>
        <table:table-row table:style-name="ro1">
          <table:table-cell office:value-type="string">
            <text:p>Hardy</text:p>
          </table:table-cell>
          <table:table-cell office:value-type="float" office:value="1832">
            <text:p>1832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formula="of:=AVERAGE([.C112:.D112])" office:value-type="float" office:value="83">
            <text:p>83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2">
            <text:p>1832</text:p>
          </table:table-cell>
          <table:table-cell office:value-type="float" office:value="397">
            <text:p>397</text:p>
          </table:table-cell>
          <table:table-cell office:value-type="float" office:value="502">
            <text:p>502</text:p>
          </table:table-cell>
          <table:table-cell table:formula="of:=AVERAGE([.C113:.D113])" office:value-type="float" office:value="449.5">
            <text:p>449.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2">
            <text:p>1832</text:p>
          </table:table-cell>
          <table:table-cell office:value-type="float" office:value="559">
            <text:p>559</text:p>
          </table:table-cell>
          <table:table-cell office:value-type="float" office:value="499">
            <text:p>499</text:p>
          </table:table-cell>
          <table:table-cell table:formula="of:=AVERAGE([.C114:.D114])" office:value-type="float" office:value="529">
            <text:p>529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32">
            <text:p>1832</text:p>
          </table:table-cell>
          <table:table-cell office:value-type="float" office:value="480">
            <text:p>480</text:p>
          </table:table-cell>
          <table:table-cell office:value-type="float" office:value="489">
            <text:p>489</text:p>
          </table:table-cell>
          <table:table-cell table:formula="of:=AVERAGE([.C115:.D115])" office:value-type="float" office:value="484.5">
            <text:p>484.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2">
            <text:p>1832</text:p>
          </table:table-cell>
          <table:table-cell office:value-type="float" office:value="501">
            <text:p>501</text:p>
          </table:table-cell>
          <table:table-cell office:value-type="float" office:value="474">
            <text:p>474</text:p>
          </table:table-cell>
          <table:table-cell table:formula="of:=AVERAGE([.C116:.D116])" office:value-type="float" office:value="487.5">
            <text:p>487.5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33">
            <text:p>1833</text:p>
          </table:table-cell>
          <table:table-cell office:value-type="float" office:value="445">
            <text:p>445</text:p>
          </table:table-cell>
          <table:table-cell office:value-type="float" office:value="318">
            <text:p>318</text:p>
          </table:table-cell>
          <table:table-cell table:formula="of:=AVERAGE([.C117:.D117])" office:value-type="float" office:value="381.5">
            <text:p>381.5</text:p>
          </table:table-cell>
          <table:table-cell table:number-columns-repeated="1019"/>
        </table:table-row>
        <table:table-row table:style-name="ro1">
          <table:table-cell office:value-type="string">
            <text:p>Cumberland</text:p>
          </table:table-cell>
          <table:table-cell office:value-type="float" office:value="1833">
            <text:p>1833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table:formula="of:=AVERAGE([.C118:.D118])" office:value-type="float" office:value="417">
            <text:p>417</text:p>
          </table:table-cell>
          <table:table-cell table:number-columns-repeated="1019"/>
        </table:table-row>
        <table:table-row table:style-name="ro1">
          <table:table-cell office:value-type="string">
            <text:p>Discovery</text:p>
          </table:table-cell>
          <table:table-cell office:value-type="float" office:value="1833">
            <text:p>183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AVERAGE([.C119:.D119])" office:value-type="float" office:value="52.5">
            <text:p>52.5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3">
            <text:p>1833</text:p>
          </table:table-cell>
          <table:table-cell office:value-type="float" office:value="362">
            <text:p>362</text:p>
          </table:table-cell>
          <table:table-cell office:value-type="float" office:value="257">
            <text:p>257</text:p>
          </table:table-cell>
          <table:table-cell table:formula="of:=AVERAGE([.C120:.D120])" office:value-type="float" office:value="309.5">
            <text:p>309.5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table:formula="of:=AVERAGE([.C121:.D121])" office:value-type="float" office:value="236.5">
            <text:p>236.5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3">
            <text:p>1833</text:p>
          </table:table-cell>
          <table:table-cell office:value-type="float" office:value="216">
            <text:p>216</text:p>
          </table:table-cell>
          <table:table-cell office:value-type="float" office:value="293">
            <text:p>293</text:p>
          </table:table-cell>
          <table:table-cell table:formula="of:=AVERAGE([.C122:.D122])" office:value-type="float" office:value="254.5">
            <text:p>254.5</text:p>
          </table:table-cell>
          <table:table-cell table:number-columns-repeated="1019"/>
        </table:table-row>
        <table:table-row table:style-name="ro1">
          <table:table-cell office:value-type="string">
            <text:p>Hardy</text:p>
          </table:table-cell>
          <table:table-cell office:value-type="float" office:value="1833">
            <text:p>1833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table:formula="of:=AVERAGE([.C123:.D123])" office:value-type="float" office:value="71.5">
            <text:p>71.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3">
            <text:p>1833</text:p>
          </table:table-cell>
          <table:table-cell office:value-type="float" office:value="503">
            <text:p>503</text:p>
          </table:table-cell>
          <table:table-cell office:value-type="float" office:value="516">
            <text:p>516</text:p>
          </table:table-cell>
          <table:table-cell table:formula="of:=AVERAGE([.C124:.D124])" office:value-type="float" office:value="509.5">
            <text:p>509.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3">
            <text:p>1833</text:p>
          </table:table-cell>
          <table:table-cell office:value-type="float" office:value="407">
            <text:p>407</text:p>
          </table:table-cell>
          <table:table-cell office:value-type="float" office:value="312">
            <text:p>312</text:p>
          </table:table-cell>
          <table:table-cell table:formula="of:=AVERAGE([.C125:.D125])" office:value-type="float" office:value="359.5">
            <text:p>359.5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33">
            <text:p>1833</text:p>
          </table:table-cell>
          <table:table-cell office:value-type="float" office:value="484">
            <text:p>484</text:p>
          </table:table-cell>
          <table:table-cell office:value-type="float" office:value="312">
            <text:p>312</text:p>
          </table:table-cell>
          <table:table-cell table:formula="of:=AVERAGE([.C126:.D126])" office:value-type="float" office:value="398">
            <text:p>398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3">
            <text:p>1833</text:p>
          </table:table-cell>
          <table:table-cell office:value-type="float" office:value="548">
            <text:p>548</text:p>
          </table:table-cell>
          <table:table-cell office:value-type="float" office:value="532">
            <text:p>532</text:p>
          </table:table-cell>
          <table:table-cell table:formula="of:=AVERAGE([.C127:.D127])" office:value-type="float" office:value="540">
            <text:p>540</text:p>
          </table:table-cell>
          <table:table-cell table:number-columns-repeated="1019"/>
        </table:table-row>
        <table:table-row table:style-name="ro1">
          <table:table-cell office:value-type="string">
            <text:p>Captivity</text:p>
          </table:table-cell>
          <table:table-cell office:value-type="float" office:value="1834">
            <text:p>1834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table:formula="of:=([.C128]+[.D128])/2" office:value-type="float" office:value="109">
            <text:p>109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4">
            <text:p>1834</text:p>
          </table:table-cell>
          <table:table-cell office:value-type="float" office:value="245">
            <text:p>245</text:p>
          </table:table-cell>
          <table:table-cell office:value-type="float" office:value="230">
            <text:p>230</text:p>
          </table:table-cell>
          <table:table-cell table:formula="of:=([.C129]+[.D129])/2" office:value-type="float" office:value="237.5">
            <text:p>237.5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34">
            <text:p>1834</text:p>
          </table:table-cell>
          <table:table-cell office:value-type="float" office:value="607">
            <text:p>607</text:p>
          </table:table-cell>
          <table:table-cell office:value-type="float" office:value="643">
            <text:p>643</text:p>
          </table:table-cell>
          <table:table-cell table:formula="of:=([.C130]+[.D130])/2" office:value-type="float" office:value="625">
            <text:p>625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4">
            <text:p>1834</text:p>
          </table:table-cell>
          <table:table-cell office:value-type="float" office:value="389">
            <text:p>389</text:p>
          </table:table-cell>
          <table:table-cell office:value-type="float" office:value="405">
            <text:p>405</text:p>
          </table:table-cell>
          <table:table-cell table:formula="of:=([.C131]+[.D131])/2" office:value-type="float" office:value="397">
            <text:p>397</text:p>
          </table:table-cell>
          <table:table-cell table:number-columns-repeated="1019"/>
        </table:table-row>
        <table:table-row table:style-name="ro1">
          <table:table-cell office:value-type="string">
            <text:p>Hardy</text:p>
          </table:table-cell>
          <table:table-cell office:value-type="float" office:value="1834">
            <text:p>18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([.C132]+[.D132])/2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4">
            <text:p>1834</text:p>
          </table:table-cell>
          <table:table-cell office:value-type="float" office:value="486">
            <text:p>486</text:p>
          </table:table-cell>
          <table:table-cell office:value-type="float" office:value="545">
            <text:p>545</text:p>
          </table:table-cell>
          <table:table-cell table:formula="of:=([.C133]+[.D133])/2" office:value-type="float" office:value="515.5">
            <text:p>515.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4">
            <text:p>1834</text:p>
          </table:table-cell>
          <table:table-cell office:value-type="float" office:value="513">
            <text:p>513</text:p>
          </table:table-cell>
          <table:table-cell office:value-type="float" office:value="473">
            <text:p>473</text:p>
          </table:table-cell>
          <table:table-cell table:formula="of:=([.C134]+[.D134])/2" office:value-type="float" office:value="493">
            <text:p>493</text:p>
          </table:table-cell>
          <table:table-cell table:number-columns-repeated="1019"/>
        </table:table-row>
        <table:table-row table:style-name="ro1">
          <table:table-cell office:value-type="string">
            <text:p>Retribution</text:p>
          </table:table-cell>
          <table:table-cell office:value-type="float" office:value="1834">
            <text:p>1834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([.C135]+[.D135])/2"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4">
            <text:p>1834</text:p>
          </table:table-cell>
          <table:table-cell office:value-type="float" office:value="548">
            <text:p>548</text:p>
          </table:table-cell>
          <table:table-cell office:value-type="float" office:value="427">
            <text:p>427</text:p>
          </table:table-cell>
          <table:table-cell table:formula="of:=([.C136]+[.D136])/2" office:value-type="float" office:value="487.5">
            <text:p>487.5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5">
            <text:p>1835</text:p>
          </table:table-cell>
          <table:table-cell office:value-type="float" office:value="261">
            <text:p>261</text:p>
          </table:table-cell>
          <table:table-cell office:value-type="float" office:value="175">
            <text:p>175</text:p>
          </table:table-cell>
          <table:table-cell table:formula="of:=([.C137]+[.D137])/2" office:value-type="float" office:value="218">
            <text:p>218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35">
            <text:p>1835</text:p>
          </table:table-cell>
          <table:table-cell office:value-type="float" office:value="665">
            <text:p>665</text:p>
          </table:table-cell>
          <table:table-cell office:value-type="float" office:value="405">
            <text:p>405</text:p>
          </table:table-cell>
          <table:table-cell table:formula="of:=([.C138]+[.D138])/2" office:value-type="float" office:value="535">
            <text:p>535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5">
            <text:p>1835</text:p>
          </table:table-cell>
          <table:table-cell office:value-type="float" office:value="397">
            <text:p>397</text:p>
          </table:table-cell>
          <table:table-cell office:value-type="float" office:value="350">
            <text:p>350</text:p>
          </table:table-cell>
          <table:table-cell table:formula="of:=([.C139]+[.D139])/2" office:value-type="float" office:value="373.5">
            <text:p>373.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5">
            <text:p>1835</text:p>
          </table:table-cell>
          <table:table-cell office:value-type="float" office:value="182">
            <text:p>182</text:p>
          </table:table-cell>
          <table:table-cell office:value-type="float" office:value="142">
            <text:p>142</text:p>
          </table:table-cell>
          <table:table-cell table:formula="of:=([.C140]+[.D140])/2" office:value-type="float" office:value="162">
            <text:p>162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5">
            <text:p>1835</text:p>
          </table:table-cell>
          <table:table-cell office:value-type="float" office:value="553">
            <text:p>553</text:p>
          </table:table-cell>
          <table:table-cell office:value-type="float" office:value="490">
            <text:p>490</text:p>
          </table:table-cell>
          <table:table-cell table:formula="of:=([.C141]+[.D141])/2" office:value-type="float" office:value="521.5">
            <text:p>521.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5">
            <text:p>1835</text:p>
          </table:table-cell>
          <table:table-cell office:value-type="float" office:value="425">
            <text:p>425</text:p>
          </table:table-cell>
          <table:table-cell office:value-type="float" office:value="324">
            <text:p>324</text:p>
          </table:table-cell>
          <table:table-cell table:formula="of:=([.C142]+[.D142])/2" office:value-type="float" office:value="374.5">
            <text:p>374.5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6">
            <text:p>1836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table:formula="of:=([.C143]+[.D143])/2" office:value-type="float" office:value="151">
            <text:p>151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36">
            <text:p>1836</text:p>
          </table:table-cell>
          <table:table-cell office:value-type="float" office:value="475">
            <text:p>475</text:p>
          </table:table-cell>
          <table:table-cell office:value-type="float" office:value="486">
            <text:p>486</text:p>
          </table:table-cell>
          <table:table-cell table:formula="of:=([.C144]+[.D144])/2" office:value-type="float" office:value="480.5">
            <text:p>480.5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6">
            <text:p>1836</text:p>
          </table:table-cell>
          <table:table-cell office:value-type="float" office:value="340">
            <text:p>340</text:p>
          </table:table-cell>
          <table:table-cell office:value-type="float" office:value="306">
            <text:p>306</text:p>
          </table:table-cell>
          <table:table-cell table:formula="of:=([.C145]+[.D145])/2" office:value-type="float" office:value="323">
            <text:p>323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6">
            <text:p>1836</text:p>
          </table:table-cell>
          <table:table-cell office:value-type="float" office:value="503">
            <text:p>503</text:p>
          </table:table-cell>
          <table:table-cell office:value-type="float" office:value="407">
            <text:p>407</text:p>
          </table:table-cell>
          <table:table-cell table:formula="of:=([.C146]+[.D146])/2" office:value-type="float" office:value="455">
            <text:p>45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6">
            <text:p>1836</text:p>
          </table:table-cell>
          <table:table-cell office:value-type="float" office:value="480">
            <text:p>480</text:p>
          </table:table-cell>
          <table:table-cell office:value-type="float" office:value="479">
            <text:p>479</text:p>
          </table:table-cell>
          <table:table-cell table:formula="of:=([.C147]+[.D147])/2" office:value-type="float" office:value="479.5">
            <text:p>479.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6">
            <text:p>1836</text:p>
          </table:table-cell>
          <table:table-cell office:value-type="float" office:value="354">
            <text:p>354</text:p>
          </table:table-cell>
          <table:table-cell office:value-type="float" office:value="356">
            <text:p>356</text:p>
          </table:table-cell>
          <table:table-cell table:formula="of:=([.C148]+[.D148])/2" office:value-type="float" office:value="355">
            <text:p>355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7">
            <text:p>1837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table:formula="of:=AVERAGE([.C149:.D149])" office:value-type="float" office:value="137">
            <text:p>137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37">
            <text:p>1837</text:p>
          </table:table-cell>
          <table:table-cell office:value-type="float" office:value="515">
            <text:p>515</text:p>
          </table:table-cell>
          <table:table-cell office:value-type="float" office:value="339">
            <text:p>339</text:p>
          </table:table-cell>
          <table:table-cell table:formula="of:=AVERAGE([.C150:.D150])" office:value-type="float" office:value="427">
            <text:p>427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7">
            <text:p>1837</text:p>
          </table:table-cell>
          <table:table-cell office:value-type="float" office:value="352">
            <text:p>352</text:p>
          </table:table-cell>
          <table:table-cell office:value-type="float" office:value="262">
            <text:p>262</text:p>
          </table:table-cell>
          <table:table-cell table:formula="of:=AVERAGE([.C151:.D151])" office:value-type="float" office:value="307">
            <text:p>307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7">
            <text:p>1837</text:p>
          </table:table-cell>
          <table:table-cell office:value-type="float" office:value="347">
            <text:p>347</text:p>
          </table:table-cell>
          <table:table-cell office:value-type="float" office:value="371">
            <text:p>371</text:p>
          </table:table-cell>
          <table:table-cell table:formula="of:=AVERAGE([.C152:.D152])" office:value-type="float" office:value="359">
            <text:p>359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7">
            <text:p>1837</text:p>
          </table:table-cell>
          <table:table-cell office:value-type="float" office:value="464">
            <text:p>464</text:p>
          </table:table-cell>
          <table:table-cell office:value-type="float" office:value="441">
            <text:p>441</text:p>
          </table:table-cell>
          <table:table-cell table:formula="of:=AVERAGE([.C153:.D153])" office:value-type="float" office:value="452.5">
            <text:p>452.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7">
            <text:p>1837</text:p>
          </table:table-cell>
          <table:table-cell office:value-type="float" office:value="363">
            <text:p>363</text:p>
          </table:table-cell>
          <table:table-cell office:value-type="float" office:value="213">
            <text:p>213</text:p>
          </table:table-cell>
          <table:table-cell table:formula="of:=AVERAGE([.C154:.D154])" office:value-type="float" office:value="288">
            <text:p>288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8">
            <text:p>1838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table:formula="of:=AVERAGE([.C155:.D155])" office:value-type="float" office:value="217">
            <text:p>217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38">
            <text:p>1838</text:p>
          </table:table-cell>
          <table:table-cell office:value-type="float" office:value="469">
            <text:p>469</text:p>
          </table:table-cell>
          <table:table-cell office:value-type="float" office:value="372">
            <text:p>372</text:p>
          </table:table-cell>
          <table:table-cell table:formula="of:=AVERAGE([.C156:.D156])" office:value-type="float" office:value="420.5">
            <text:p>420.5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8">
            <text:p>1838</text:p>
          </table:table-cell>
          <table:table-cell office:value-type="float" office:value="384">
            <text:p>384</text:p>
          </table:table-cell>
          <table:table-cell office:value-type="float" office:value="340">
            <text:p>340</text:p>
          </table:table-cell>
          <table:table-cell table:formula="of:=AVERAGE([.C157:.D157])" office:value-type="float" office:value="362">
            <text:p>362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8">
            <text:p>1838</text:p>
          </table:table-cell>
          <table:table-cell office:value-type="float" office:value="401">
            <text:p>401</text:p>
          </table:table-cell>
          <table:table-cell office:value-type="float" office:value="354">
            <text:p>354</text:p>
          </table:table-cell>
          <table:table-cell table:formula="of:=AVERAGE([.C158:.D158])" office:value-type="float" office:value="377.5">
            <text:p>377.5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8">
            <text:p>1838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table:formula="of:=AVERAGE([.C159:.D159])" office:value-type="float" office:value="475">
            <text:p>47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8">
            <text:p>1838</text:p>
          </table:table-cell>
          <table:table-cell office:value-type="float" office:value="291">
            <text:p>291</text:p>
          </table:table-cell>
          <table:table-cell office:value-type="float" office:value="265">
            <text:p>265</text:p>
          </table:table-cell>
          <table:table-cell table:formula="of:=AVERAGE([.C160:.D160])" office:value-type="float" office:value="278">
            <text:p>278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39">
            <text:p>1839</text:p>
          </table:table-cell>
          <table:table-cell office:value-type="float" office:value="162">
            <text:p>162</text:p>
          </table:table-cell>
          <table:table-cell office:value-type="float" office:value="194">
            <text:p>194</text:p>
          </table:table-cell>
          <table:table-cell table:formula="of:=AVERAGE([.C161:.D161])" office:value-type="float" office:value="178">
            <text:p>178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39">
            <text:p>1839</text:p>
          </table:table-cell>
          <table:table-cell office:value-type="float" office:value="589">
            <text:p>589</text:p>
          </table:table-cell>
          <table:table-cell office:value-type="float" office:value="623">
            <text:p>623</text:p>
          </table:table-cell>
          <table:table-cell table:formula="of:=AVERAGE([.C162:.D162])" office:value-type="float" office:value="606">
            <text:p>606</text:p>
          </table:table-cell>
          <table:table-cell table:number-columns-repeated="1019"/>
        </table:table-row>
        <table:table-row table:style-name="ro1">
          <table:table-cell office:value-type="string">
            <text:p>Ganymede</text:p>
          </table:table-cell>
          <table:table-cell office:value-type="float" office:value="1839">
            <text:p>1839</text:p>
          </table:table-cell>
          <table:table-cell office:value-type="float" office:value="379">
            <text:p>379</text:p>
          </table:table-cell>
          <table:table-cell office:value-type="float" office:value="392">
            <text:p>392</text:p>
          </table:table-cell>
          <table:table-cell table:formula="of:=AVERAGE([.C163:.D163])" office:value-type="float" office:value="385.5">
            <text:p>385.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39">
            <text:p>1839</text:p>
          </table:table-cell>
          <table:table-cell office:value-type="float" office:value="446">
            <text:p>446</text:p>
          </table:table-cell>
          <table:table-cell office:value-type="float" office:value="506">
            <text:p>506</text:p>
          </table:table-cell>
          <table:table-cell table:formula="of:=AVERAGE([.C164:.D164])" office:value-type="float" office:value="476">
            <text:p>476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39">
            <text:p>1839</text:p>
          </table:table-cell>
          <table:table-cell office:value-type="float" office:value="603">
            <text:p>603</text:p>
          </table:table-cell>
          <table:table-cell office:value-type="float" office:value="619">
            <text:p>619</text:p>
          </table:table-cell>
          <table:table-cell table:formula="of:=AVERAGE([.C165:.D165])" office:value-type="float" office:value="611">
            <text:p>611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39">
            <text:p>1839</text:p>
          </table:table-cell>
          <table:table-cell office:value-type="float" office:value="367">
            <text:p>367</text:p>
          </table:table-cell>
          <table:table-cell office:value-type="float" office:value="478">
            <text:p>478</text:p>
          </table:table-cell>
          <table:table-cell table:formula="of:=AVERAGE([.C166:.D166])" office:value-type="float" office:value="422.5">
            <text:p>422.5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40">
            <text:p>1840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table:formula="of:=AVERAGE([.C167:.D167])" office:value-type="float" office:value="158">
            <text:p>158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40">
            <text:p>1840</text:p>
          </table:table-cell>
          <table:table-cell office:value-type="float" office:value="609">
            <text:p>609</text:p>
          </table:table-cell>
          <table:table-cell office:value-type="float" office:value="551">
            <text:p>551</text:p>
          </table:table-cell>
          <table:table-cell table:formula="of:=AVERAGE([.C168:.D168])" office:value-type="float" office:value="580">
            <text:p>580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0">
            <text:p>1840</text:p>
          </table:table-cell>
          <table:table-cell office:value-type="float" office:value="511">
            <text:p>511</text:p>
          </table:table-cell>
          <table:table-cell office:value-type="float" office:value="478">
            <text:p>478</text:p>
          </table:table-cell>
          <table:table-cell table:formula="of:=AVERAGE([.C169:.D169])" office:value-type="float" office:value="494.5">
            <text:p>494.5</text:p>
          </table:table-cell>
          <table:table-cell table:number-columns-repeated="1019"/>
        </table:table-row>
        <table:table-row table:style-name="ro1">
          <table:table-cell office:value-type="string">
            <text:p>Leven</text:p>
          </table:table-cell>
          <table:table-cell office:value-type="float" office:value="1840">
            <text:p>184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table:formula="of:=AVERAGE([.C170:.D170])" office:value-type="float" office:value="107">
            <text:p>107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40">
            <text:p>1840</text:p>
          </table:table-cell>
          <table:table-cell office:value-type="float" office:value="607">
            <text:p>607</text:p>
          </table:table-cell>
          <table:table-cell office:value-type="float" office:value="580">
            <text:p>580</text:p>
          </table:table-cell>
          <table:table-cell table:formula="of:=AVERAGE([.C171:.D171])" office:value-type="float" office:value="593.5">
            <text:p>593.5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406">
            <text:p>406</text:p>
          </table:table-cell>
          <table:table-cell table:formula="of:=AVERAGE([.C172:.D172])" office:value-type="float" office:value="315.5">
            <text:p>315.5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0">
            <text:p>1840</text:p>
          </table:table-cell>
          <table:table-cell office:value-type="float" office:value="491">
            <text:p>491</text:p>
          </table:table-cell>
          <table:table-cell office:value-type="float" office:value="603">
            <text:p>603</text:p>
          </table:table-cell>
          <table:table-cell table:formula="of:=AVERAGE([.C173:.D173])" office:value-type="float" office:value="547">
            <text:p>547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0">
            <text:p>1840</text:p>
          </table:table-cell>
          <table:table-cell office:value-type="float" office:value="538">
            <text:p>538</text:p>
          </table:table-cell>
          <table:table-cell office:value-type="float" office:value="564">
            <text:p>564</text:p>
          </table:table-cell>
          <table:table-cell table:formula="of:=AVERAGE([.C174:.D174])" office:value-type="float" office:value="551">
            <text:p>551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41">
            <text:p>1841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  <table:table-cell table:formula="of:=([.C175]+[.D175])/2" office:value-type="float" office:value="209.5">
            <text:p>209.5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41">
            <text:p>1841</text:p>
          </table:table-cell>
          <table:table-cell office:value-type="float" office:value="678">
            <text:p>678</text:p>
          </table:table-cell>
          <table:table-cell office:value-type="float" office:value="660">
            <text:p>660</text:p>
          </table:table-cell>
          <table:table-cell table:formula="of:=([.C176]+[.D176])/2" office:value-type="float" office:value="669">
            <text:p>669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1">
            <text:p>1841</text:p>
          </table:table-cell>
          <table:table-cell office:value-type="float" office:value="532">
            <text:p>532</text:p>
          </table:table-cell>
          <table:table-cell office:value-type="float" office:value="516">
            <text:p>516</text:p>
          </table:table-cell>
          <table:table-cell table:formula="of:=([.C177]+[.D177])/2" office:value-type="float" office:value="524">
            <text:p>524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41">
            <text:p>1841</text:p>
          </table:table-cell>
          <table:table-cell office:value-type="float" office:value="603">
            <text:p>603</text:p>
          </table:table-cell>
          <table:table-cell office:value-type="float" office:value="630">
            <text:p>630</text:p>
          </table:table-cell>
          <table:table-cell table:formula="of:=([.C178]+[.D178])/2" office:value-type="float" office:value="616.5">
            <text:p>616.5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1">
            <text:p>1841</text:p>
          </table:table-cell>
          <table:table-cell office:value-type="float" office:value="512">
            <text:p>512</text:p>
          </table:table-cell>
          <table:table-cell office:value-type="float" office:value="554">
            <text:p>554</text:p>
          </table:table-cell>
          <table:table-cell table:formula="of:=([.C179]+[.D179])/2" office:value-type="float" office:value="533">
            <text:p>533</text:p>
          </table:table-cell>
          <table:table-cell table:number-columns-repeated="1019"/>
        </table:table-row>
        <table:table-row table:style-name="ro1">
          <table:table-cell office:value-type="string">
            <text:p>Thames</text:p>
          </table:table-cell>
          <table:table-cell office:value-type="float" office:value="1841">
            <text:p>1841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 table:formula="of:=([.C180]+[.D180])/2" office:value-type="float" office:value="180">
            <text:p>180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1">
            <text:p>1841</text:p>
          </table:table-cell>
          <table:table-cell office:value-type="float" office:value="620">
            <text:p>620</text:p>
          </table:table-cell>
          <table:table-cell office:value-type="float" office:value="638">
            <text:p>638</text:p>
          </table:table-cell>
          <table:table-cell table:formula="of:=([.C181]+[.D181])/2" office:value-type="float" office:value="629">
            <text:p>629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1">
            <text:p>1841</text:p>
          </table:table-cell>
          <table:table-cell office:value-type="float" office:value="599">
            <text:p>599</text:p>
          </table:table-cell>
          <table:table-cell office:value-type="float" office:value="616">
            <text:p>616</text:p>
          </table:table-cell>
          <table:table-cell table:formula="of:=([.C182]+[.D182])/2" office:value-type="float" office:value="607.5">
            <text:p>607.5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42">
            <text:p>1842</text:p>
          </table:table-cell>
          <table:table-cell office:value-type="float" office:value="219">
            <text:p>219</text:p>
          </table:table-cell>
          <table:table-cell office:value-type="float" office:value="206">
            <text:p>206</text:p>
          </table:table-cell>
          <table:table-cell table:formula="of:=AVERAGE([.C183:.D183])" office:value-type="float" office:value="212.5">
            <text:p>212.5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42">
            <text:p>1842</text:p>
          </table:table-cell>
          <table:table-cell office:value-type="float" office:value="630">
            <text:p>630</text:p>
          </table:table-cell>
          <table:table-cell office:value-type="float" office:value="674">
            <text:p>674</text:p>
          </table:table-cell>
          <table:table-cell table:formula="of:=AVERAGE([.C184:.D184])" office:value-type="float" office:value="652">
            <text:p>652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2">
            <text:p>1842</text:p>
          </table:table-cell>
          <table:table-cell office:value-type="float" office:value="540">
            <text:p>540</text:p>
          </table:table-cell>
          <table:table-cell office:value-type="float" office:value="362">
            <text:p>362</text:p>
          </table:table-cell>
          <table:table-cell table:formula="of:=AVERAGE([.C185:.D185])" office:value-type="float" office:value="451">
            <text:p>451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42">
            <text:p>1842</text:p>
          </table:table-cell>
          <table:table-cell office:value-type="float" office:value="643">
            <text:p>643</text:p>
          </table:table-cell>
          <table:table-cell office:value-type="float" office:value="562">
            <text:p>562</text:p>
          </table:table-cell>
          <table:table-cell table:formula="of:=AVERAGE([.C186:.D186])" office:value-type="float" office:value="602.5">
            <text:p>602.5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2">
            <text:p>1842</text:p>
          </table:table-cell>
          <table:table-cell office:value-type="float" office:value="580">
            <text:p>580</text:p>
          </table:table-cell>
          <table:table-cell office:value-type="float" office:value="441">
            <text:p>441</text:p>
          </table:table-cell>
          <table:table-cell table:formula="of:=AVERAGE([.C187:.D187])" office:value-type="float" office:value="510.5">
            <text:p>510.5</text:p>
          </table:table-cell>
          <table:table-cell table:number-columns-repeated="1019"/>
        </table:table-row>
        <table:table-row table:style-name="ro1">
          <table:table-cell office:value-type="string">
            <text:p>Thames</text:p>
          </table:table-cell>
          <table:table-cell office:value-type="float" office:value="1842">
            <text:p>1842</text:p>
          </table:table-cell>
          <table:table-cell office:value-type="float" office:value="212">
            <text:p>212</text:p>
          </table:table-cell>
          <table:table-cell office:value-type="float" office:value="186">
            <text:p>186</text:p>
          </table:table-cell>
          <table:table-cell table:formula="of:=AVERAGE([.C188:.D188])" office:value-type="float" office:value="199">
            <text:p>199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2">
            <text:p>1842</text:p>
          </table:table-cell>
          <table:table-cell office:value-type="float" office:value="671">
            <text:p>671</text:p>
          </table:table-cell>
          <table:table-cell office:value-type="float" office:value="564">
            <text:p>564</text:p>
          </table:table-cell>
          <table:table-cell table:formula="of:=AVERAGE([.C189:.D189])" office:value-type="float" office:value="617.5">
            <text:p>617.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2">
            <text:p>1842</text:p>
          </table:table-cell>
          <table:table-cell office:value-type="float" office:value="668">
            <text:p>668</text:p>
          </table:table-cell>
          <table:table-cell office:value-type="float" office:value="590">
            <text:p>590</text:p>
          </table:table-cell>
          <table:table-cell table:formula="of:=AVERAGE([.C190:.D190])" office:value-type="float" office:value="629">
            <text:p>629</text:p>
          </table:table-cell>
          <table:table-cell table:number-columns-repeated="1019"/>
        </table:table-row>
        <table:table-row table:style-name="ro1">
          <table:table-cell office:value-type="string">
            <text:p>Euyralus</text:p>
          </table:table-cell>
          <table:table-cell office:value-type="float" office:value="1843">
            <text:p>1843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43">
            <text:p>1843</text:p>
          </table:table-cell>
          <table:table-cell table:number-columns-repeated="2"/>
          <table:table-cell office:value-type="float" office:value="481">
            <text:p>481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3">
            <text:p>1843</text:p>
          </table:table-cell>
          <table:table-cell table:number-columns-repeated="2"/>
          <table:table-cell office:value-type="float" office:value="390">
            <text:p>390</text:p>
          </table:table-cell>
          <table:table-cell table:number-columns-repeated="1019"/>
        </table:table-row>
        <table:table-row table:style-name="ro1">
          <table:table-cell office:value-type="string">
            <text:p>Leviathan</text:p>
          </table:table-cell>
          <table:table-cell office:value-type="float" office:value="1843">
            <text:p>1843</text:p>
          </table:table-cell>
          <table:table-cell table:number-columns-repeated="2"/>
          <table:table-cell office:value-type="float" office:value="531">
            <text:p>531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3">
            <text:p>1843</text:p>
          </table:table-cell>
          <table:table-cell table:number-columns-repeated="2"/>
          <table:table-cell office:value-type="float" office:value="366">
            <text:p>366</text:p>
          </table:table-cell>
          <table:table-cell table:number-columns-repeated="1019"/>
        </table:table-row>
        <table:table-row table:style-name="ro1">
          <table:table-cell office:value-type="string">
            <text:p>Thames</text:p>
          </table:table-cell>
          <table:table-cell office:value-type="float" office:value="1843">
            <text:p>1843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3">
            <text:p>1843</text:p>
          </table:table-cell>
          <table:table-cell table:number-columns-repeated="2"/>
          <table:table-cell office:value-type="float" office:value="534">
            <text:p>534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3">
            <text:p>1843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1019"/>
        </table:table-row>
        <table:table-row table:style-name="ro1">
          <table:table-cell office:value-type="string">
            <text:p>Fortitude</text:p>
          </table:table-cell>
          <table:table-cell office:value-type="float" office:value="1844">
            <text:p>1844</text:p>
          </table:table-cell>
          <table:table-cell table:number-columns-repeated="2"/>
          <table:table-cell office:value-type="float" office:value="178">
            <text:p>178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4">
            <text:p>1844</text:p>
          </table:table-cell>
          <table:table-cell table:number-columns-repeated="2"/>
          <table:table-cell office:value-type="float" office:value="388">
            <text:p>388</text:p>
          </table:table-cell>
          <table:table-cell table:number-columns-repeated="1019"/>
        </table:table-row>
        <table:table-row table:style-name="ro1">
          <table:table-cell office:value-type="string">
            <text:p>Leviathan and Stirling Castle</text:p>
          </table:table-cell>
          <table:table-cell office:value-type="float" office:value="1844">
            <text:p>1844</text:p>
          </table:table-cell>
          <table:table-cell table:number-columns-repeated="2"/>
          <table:table-cell office:value-type="float" office:value="347">
            <text:p>347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4">
            <text:p>1844</text:p>
          </table:table-cell>
          <table:table-cell table:number-columns-repeated="2"/>
          <table:table-cell office:value-type="float" office:value="278">
            <text:p>278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4">
            <text:p>1844</text:p>
          </table:table-cell>
          <table:table-cell table:number-columns-repeated="2"/>
          <table:table-cell office:value-type="float" office:value="418">
            <text:p>418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4">
            <text:p>1844</text:p>
          </table:table-cell>
          <table:table-cell table:number-columns-repeated="2"/>
          <table:table-cell office:value-type="float" office:value="422">
            <text:p>422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float" office:value="430">
            <text:p>430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float" office:value="375">
            <text:p>375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float" office:value="377">
            <text:p>377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float" office:value="402">
            <text:p>402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6">
            <text:p>1846</text:p>
          </table:table-cell>
          <table:table-cell table:number-columns-repeated="2"/>
          <table:table-cell office:value-type="float" office:value="412">
            <text:p>412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6">
            <text:p>1846</text:p>
          </table:table-cell>
          <table:table-cell table:number-columns-repeated="2"/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6">
            <text:p>1846</text:p>
          </table:table-cell>
          <table:table-cell table:number-columns-repeated="2"/>
          <table:table-cell office:value-type="float" office:value="345">
            <text:p>345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6">
            <text:p>1846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7">
            <text:p>1847</text:p>
          </table:table-cell>
          <table:table-cell table:number-columns-repeated="2"/>
          <table:table-cell office:value-type="float" office:value="453">
            <text:p>453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7">
            <text:p>1847</text:p>
          </table:table-cell>
          <table:table-cell table:number-columns-repeated="2"/>
          <table:table-cell office:value-type="float" office:value="289">
            <text:p>289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7">
            <text:p>1847</text:p>
          </table:table-cell>
          <table:table-cell table:number-columns-repeated="2"/>
          <table:table-cell office:value-type="float" office:value="311">
            <text:p>311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7">
            <text:p>1847</text:p>
          </table:table-cell>
          <table:table-cell table:number-columns-repeated="2"/>
          <table:table-cell office:value-type="float" office:value="262">
            <text:p>262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48">
            <text:p>1848</text:p>
          </table:table-cell>
          <table:table-cell table:number-columns-repeated="2"/>
          <table:table-cell table:style-name="ce4" office:value-type="float" office:value="324">
            <text:p>324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48">
            <text:p>1848</text:p>
          </table:table-cell>
          <table:table-cell table:number-columns-repeated="2"/>
          <table:table-cell table:style-name="ce4" office:value-type="float" office:value="335">
            <text:p>335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48">
            <text:p>1848</text:p>
          </table:table-cell>
          <table:table-cell table:number-columns-repeated="2"/>
          <table:table-cell table:style-name="ce4" office:value-type="float" office:value="392">
            <text:p>392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48">
            <text:p>1848</text:p>
          </table:table-cell>
          <table:table-cell table:number-columns-repeated="2"/>
          <table:table-cell table:style-name="ce4" office:value-type="float" office:value="328">
            <text:p>328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office:value-type="float" office:value="1851">
            <text:p>1851</text:p>
          </table:table-cell>
          <table:table-cell table:number-columns-repeated="2"/>
          <table:table-cell table:style-name="ce4" office:value-type="float" office:value="115.208333333333">
            <text:p>115</text:p>
          </table:table-cell>
          <table:table-cell table:number-columns-repeated="1019"/>
        </table:table-row>
        <table:table-row table:style-name="ro1">
          <table:table-cell office:value-type="string">
            <text:p>Justitia</text:p>
          </table:table-cell>
          <table:table-cell office:value-type="float" office:value="1851">
            <text:p>1851</text:p>
          </table:table-cell>
          <table:table-cell table:number-columns-repeated="2"/>
          <table:table-cell table:style-name="ce4" office:value-type="float" office:value="443">
            <text:p>443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51">
            <text:p>1851</text:p>
          </table:table-cell>
          <table:table-cell table:number-columns-repeated="2"/>
          <table:table-cell table:style-name="ce4" office:value-type="float" office:value="457">
            <text:p>457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51">
            <text:p>1851</text:p>
          </table:table-cell>
          <table:table-cell table:number-columns-repeated="2"/>
          <table:table-cell table:style-name="ce4" office:value-type="float" office:value="448">
            <text:p>448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51">
            <text:p>1851</text:p>
          </table:table-cell>
          <table:table-cell table:number-columns-repeated="2"/>
          <table:table-cell table:style-name="ce4" office:value-type="float" office:value="431">
            <text:p>431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office:value-type="float" office:value="1852">
            <text:p>1852</text:p>
          </table:table-cell>
          <table:table-cell table:number-columns-repeated="2"/>
          <table:table-cell table:style-name="ce4" office:value-type="float" office:value="501">
            <text:p>501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52">
            <text:p>1852</text:p>
          </table:table-cell>
          <table:table-cell table:number-columns-repeated="2"/>
          <table:table-cell table:style-name="ce4" office:value-type="float" office:value="108.019178082192">
            <text:p>108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52">
            <text:p>1852</text:p>
          </table:table-cell>
          <table:table-cell table:number-columns-repeated="2"/>
          <table:table-cell table:style-name="ce4" office:value-type="float" office:value="439">
            <text:p>439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1852">
            <text:p>1852</text:p>
          </table:table-cell>
          <table:table-cell table:number-columns-repeated="2"/>
          <table:table-cell table:style-name="ce4" office:value-type="float" office:value="190.786301369863">
            <text:p>191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office:value-type="float" office:value="1853">
            <text:p>1853</text:p>
          </table:table-cell>
          <table:table-cell table:number-columns-repeated="2"/>
          <table:table-cell table:style-name="ce4" office:value-type="float" office:value="511">
            <text:p>511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53">
            <text:p>1853</text:p>
          </table:table-cell>
          <table:table-cell table:number-columns-repeated="2"/>
          <table:table-cell table:style-name="ce4" office:value-type="float" office:value="390">
            <text:p>390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53">
            <text:p>1853</text:p>
          </table:table-cell>
          <table:table-cell table:number-columns-repeated="2"/>
          <table:table-cell table:style-name="ce4" office:value-type="float" office:value="440">
            <text:p>440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office:value-type="float" office:value="1854">
            <text:p>1854</text:p>
          </table:table-cell>
          <table:table-cell table:number-columns-repeated="2"/>
          <table:table-cell office:value-type="float" office:value="515">
            <text:p>515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54">
            <text:p>1854</text:p>
          </table:table-cell>
          <table:table-cell table:number-columns-repeated="2"/>
          <table:table-cell office:value-type="float" office:value="374">
            <text:p>374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54">
            <text:p>1854</text:p>
          </table:table-cell>
          <table:table-cell table:number-columns-repeated="2"/>
          <table:table-cell office:value-type="float" office:value="436">
            <text:p>436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office:value-type="float" office:value="1855">
            <text:p>1855</text:p>
          </table:table-cell>
          <table:table-cell table:number-columns-repeated="2"/>
          <table:table-cell table:style-name="ce4" office:value-type="float" office:value="509">
            <text:p>509</text:p>
          </table:table-cell>
          <table:table-cell table:number-columns-repeated="1019"/>
        </table:table-row>
        <table:table-row table:style-name="ro1">
          <table:table-cell office:value-type="string">
            <text:p>Stirling Castle</text:p>
          </table:table-cell>
          <table:table-cell office:value-type="float" office:value="1855">
            <text:p>1855</text:p>
          </table:table-cell>
          <table:table-cell table:number-columns-repeated="2"/>
          <table:table-cell table:style-name="ce4" office:value-type="float" office:value="382">
            <text:p>382</text:p>
          </table:table-cell>
          <table:table-cell table:number-columns-repeated="1019"/>
        </table:table-row>
        <table:table-row table:style-name="ro1">
          <table:table-cell office:value-type="string">
            <text:p>Warrior</text:p>
          </table:table-cell>
          <table:table-cell office:value-type="float" office:value="1855">
            <text:p>1855</text:p>
          </table:table-cell>
          <table:table-cell table:number-columns-repeated="2"/>
          <table:table-cell table:style-name="ce4" office:value-type="float" office:value="438">
            <text:p>438</text:p>
          </table:table-cell>
          <table:table-cell table:number-columns-repeated="1019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ulks 1813-4" table:style-name="ta4" table:print="false">
        <table:table-column table:style-name="co13" table:default-cell-style-name="Excel_20_Built-in_20_Normal"/>
        <table:table-column table:style-name="co1" table:number-columns-repeated="4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3" table:number-rows-spanned="1">
            <text:p>Prisoners held in hulks in England, 1813-14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penses</text:p>
          </table:table-cell>
          <table:table-cell office:value-type="string">
            <text:p>earnings from labor</text:p>
          </table:table-cell>
          <table:table-cell office:value-type="string">
            <text:p>convicts</text:p>
          </table:table-cell>
          <table:table-cell office:value-type="string">
            <text:p>est. convicts</text:p>
          </table:table-cell>
          <table:table-cell/>
          <table:table-cell office:value-type="string">
            <text:p>source</text:p>
          </table:table-cell>
          <table:table-cell table:number-columns-repeated="1017"/>
        </table:table-row>
        <table:table-row table:style-name="ro1">
          <table:table-cell office:value-type="string">
            <text:p>from 1 Oct. 1813 to 30 Sept. 1814</text:p>
          </table:table-cell>
          <table:table-cell table:style-name="ce4" office:value-type="float" office:value="71764.2">
            <text:p>71,764</text:p>
          </table:table-cell>
          <table:table-cell table:style-name="ce4" office:value-type="float" office:value="18862.5">
            <text:p>18,863</text:p>
          </table:table-cell>
          <table:table-cell table:style-name="ce4"/>
          <table:table-cell table:number-columns-repeated="2"/>
          <table:table-cell office:value-type="string">
            <text:p>Data from reports of official inspectors for hulks</text:p>
          </table:table-cell>
          <table:table-cell table:number-columns-repeated="1017"/>
        </table:table-row>
        <table:table-row table:style-name="ro1">
          <table:table-cell office:value-type="string">
            <text:p>calendar year 1813</text:p>
          </table:table-cell>
          <table:table-cell table:style-name="ce4" office:value-type="float" office:value="74029.6">
            <text:p>74,030</text:p>
          </table:table-cell>
          <table:table-cell table:style-name="ce4" office:value-type="float" office:value="20339">
            <text:p>20,339</text:p>
          </table:table-cell>
          <table:table-cell/>
          <table:table-cell table:style-name="ce4" table:formula="of:=[.B5]/[.D$11]" office:value-type="float" office:value="2092.50126686871">
            <text:p>2,093</text:p>
          </table:table-cell>
          <table:table-cell table:number-columns-repeated="1019"/>
        </table:table-row>
        <table:table-row table:style-name="ro1">
          <table:table-cell office:value-type="string">
            <text:p>calendar year 1814</text:p>
          </table:table-cell>
          <table:table-cell table:style-name="ce4" office:value-type="float" office:value="70512.7">
            <text:p>70,513</text:p>
          </table:table-cell>
          <table:table-cell table:style-name="ce4" office:value-type="float" office:value="18653.5">
            <text:p>18,654</text:p>
          </table:table-cell>
          <table:table-cell table:style-name="ce4"/>
          <table:table-cell table:style-name="ce4" table:formula="of:=[.B6]/[.D$11]" office:value-type="float" office:value="1993.09349341794">
            <text:p>1,993</text:p>
          </table:table-cell>
          <table:table-cell table:number-columns-repeated="1019"/>
        </table:table-row>
        <table:table-row table:style-name="ro1">
          <table:table-cell office:value-type="string">
            <text:p>19th May 1815</text:p>
          </table:table-cell>
          <table:table-cell table:style-name="ce4" table:number-columns-repeated="2"/>
          <table:table-cell table:style-name="ce4" office:value-type="float" office:value="2038">
            <text:p>2,038</text:p>
          </table:table-cell>
          <table:table-cell table:number-columns-repeated="1020"/>
        </table:table-row>
        <table:table-row table:style-name="ro3">
          <table:table-cell office:value-type="string">
            <text:p>calendar year 1816</text:p>
          </table:table-cell>
          <table:table-cell table:style-name="ce4" table:formula="of:=34199.4+35908.3" office:value-type="float" office:value="70107.7">
            <text:p>70,108</text:p>
          </table:table-cell>
          <table:table-cell table:style-name="ce4" table:formula="of:=13544.4+15651.4" office:value-type="float" office:value="29195.8">
            <text:p>29,196</text:p>
          </table:table-cell>
          <table:table-cell table:style-name="ce13" office:value-type="float" office:value="2106.5">
            <text:p>2,107</text:p>
          </table:table-cell>
          <table:table-cell table:number-columns-repeated="1020"/>
        </table:table-row>
        <table:table-row table:style-name="ro3">
          <table:table-cell office:value-type="string">
            <text:p>calendar year 1817</text:p>
          </table:table-cell>
          <table:table-cell table:style-name="ce4" table:formula="of:=41830.6+42770.2" office:value-type="float" office:value="84600.8">
            <text:p>84,601</text:p>
          </table:table-cell>
          <table:table-cell table:style-name="ce4" table:formula="of:=17219+18737.9" office:value-type="float" office:value="35956.9">
            <text:p>35,957</text:p>
          </table:table-cell>
          <table:table-cell table:style-name="ce13" office:value-type="float" office:value="2257.5">
            <text:p>2,25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ense per convict</text:p>
          </table:table-cell>
          <table:table-cell table:number-columns-repeated="2"/>
          <table:table-cell table:style-name="ce14" table:formula="of:=([.B8]/[.D8]+[.B9]/[.D9])/2" office:value-type="float" office:value="35.3785209940544">
            <text:p>35.3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ulks 1846-56" table:style-name="ta5" table:print="false">
        <table:table-column table:style-name="co16" table:default-cell-style-name="Excel_20_Built-in_20_Normal"/>
        <table:table-column table:style-name="co1" table:number-columns-repeated="11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 table:style-name="ce1" office:value-type="string" table:number-columns-spanned="4" table:number-rows-spanned="1">
            <text:p>Prisoners in hulk prison ships in England, 1846-56</text:p>
          </table:table-cell>
          <table:covered-table-cell table:number-columns-repeated="3" table:style-name="ce3"/>
          <table:table-cell table:number-columns-repeated="9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Version: 1.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rom estimates below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prisoners in hulk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47">
            <text:p>1847</text:p>
          </table:table-cell>
          <table:table-cell table:style-name="ce4" table:formula="of:=[.C32]" office:value-type="float" office:value="1414.98738170347">
            <text:p>1,4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48">
            <text:p>1848</text:p>
          </table:table-cell>
          <table:table-cell table:style-name="ce4" table:formula="of:=[.D32]" office:value-type="float" office:value="1736">
            <text:p>1,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49">
            <text:p>1849</text:p>
          </table:table-cell>
          <table:table-cell table:style-name="ce4" table:formula="of:=[.E32]" office:value-type="float" office:value="1657">
            <text:p>1,6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0">
            <text:p>1850</text:p>
          </table:table-cell>
          <table:table-cell table:style-name="ce4" table:formula="of:=[.F32]" office:value-type="float" office:value="1747">
            <text:p>1,7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1">
            <text:p>1851</text:p>
          </table:table-cell>
          <table:table-cell table:style-name="ce4" table:formula="of:=[.G32]" office:value-type="float" office:value="2024.5">
            <text:p>2,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2">
            <text:p>1852</text:p>
          </table:table-cell>
          <table:table-cell table:style-name="ce4" table:formula="of:=[.H32]" office:value-type="float" office:value="1560">
            <text:p>1,5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3">
            <text:p>1853</text:p>
          </table:table-cell>
          <table:table-cell table:style-name="ce4" table:formula="of:=[.I32]" office:value-type="float" office:value="1320.5">
            <text:p>1,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4">
            <text:p>1854</text:p>
          </table:table-cell>
          <table:table-cell table:style-name="ce4" table:formula="of:=[.J32]" office:value-type="float" office:value="1323.5">
            <text:p>1,3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5">
            <text:p>1855</text:p>
          </table:table-cell>
          <table:table-cell table:style-name="ce4" table:formula="of:=[.K32]" office:value-type="float" office:value="1358.5">
            <text:p>1,3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6">
            <text:p>1856</text:p>
          </table:table-cell>
          <table:table-cell table:style-name="ce4" table:formula="of:=[.L32]" office:value-type="float" office:value="823">
            <text:p>82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first of year ship figures, 1846-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6">
            <text:p>1846</text:p>
          </table:table-cell>
          <table:table-cell office:value-type="float" office:value="1847">
            <text:p>1847</text:p>
          </table:table-cell>
          <table:table-cell office:value-type="float" office:value="1848">
            <text:p>1848</text:p>
          </table:table-cell>
          <table:table-cell office:value-type="float" office:value="1849">
            <text:p>1849</text:p>
          </table:table-cell>
          <table:table-cell office:value-type="float" office:value="1850">
            <text:p>1850</text:p>
          </table:table-cell>
          <table:table-cell office:value-type="float" office:value="1851">
            <text:p>1851</text:p>
          </table:table-cell>
          <table:table-cell office:value-type="float" office:value="1852">
            <text:p>1852</text:p>
          </table:table-cell>
          <table:table-cell office:value-type="float" office:value="1853">
            <text:p>1853</text:p>
          </table:table-cell>
          <table:table-cell office:value-type="float" office:value="1854">
            <text:p>1854</text:p>
          </table:table-cell>
          <table:table-cell office:value-type="float" office:value="1855">
            <text:p>1855</text:p>
          </table:table-cell>
          <table:table-cell office:value-type="float" office:value="1856">
            <text:p>1856</text:p>
          </table:table-cell>
          <table:table-cell table:number-columns-repeated="1012"/>
        </table:table-row>
        <table:table-row table:style-name="ro1">
          <table:table-cell office:value-type="string">
            <text:p>Warrior</text:p>
          </table:table-cell>
          <table:table-cell office:value-type="float" office:value="343">
            <text:p>343</text:p>
          </table:table-cell>
          <table:table-cell office:value-type="float" office:value="311">
            <text:p>311</text:p>
          </table:table-cell>
          <table:table-cell table:style-name="ce4" office:value-type="float" office:value="392">
            <text:p>392</text:p>
          </table:table-cell>
          <table:table-cell table:style-name="ce4" table:number-columns-repeated="2"/>
          <table:table-cell table:style-name="ce4" office:value-type="float" office:value="448">
            <text:p>448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436">
            <text:p>436</text:p>
          </table:table-cell>
          <table:table-cell table:style-name="ce4" office:value-type="float" office:value="438">
            <text:p>438</text:p>
          </table:table-cell>
          <table:table-cell table:style-name="ce4"/>
          <table:table-cell table:number-columns-repeated="1012"/>
        </table:table-row>
        <table:table-row table:style-name="ro1">
          <table:table-cell office:value-type="string">
            <text:p>Justitia</text:p>
          </table:table-cell>
          <table:table-cell office:value-type="float" office:value="414">
            <text:p>414</text:p>
          </table:table-cell>
          <table:table-cell office:value-type="float" office:value="453">
            <text:p>453</text:p>
          </table:table-cell>
          <table:table-cell table:style-name="ce4" office:value-type="float" office:value="324">
            <text:p>324</text:p>
          </table:table-cell>
          <table:table-cell table:style-name="ce4" table:number-columns-repeated="2"/>
          <table:table-cell table:style-name="ce4" office:value-type="float" office:value="443">
            <text:p>443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 office:value-type="string">
            <text:p>Stirling Castle</text:p>
          </table:table-cell>
          <table:table-cell office:value-type="float" office:value="294">
            <text:p>294</text:p>
          </table:table-cell>
          <table:table-cell office:value-type="float" office:value="289">
            <text:p>289</text:p>
          </table:table-cell>
          <table:table-cell table:style-name="ce4" office:value-type="float" office:value="335">
            <text:p>335</text:p>
          </table:table-cell>
          <table:table-cell table:style-name="ce4" table:number-columns-repeated="2"/>
          <table:table-cell table:style-name="ce4" office:value-type="float" office:value="457">
            <text:p>457</text:p>
          </table:table-cell>
          <table:table-cell table:style-name="ce4" table:formula="of:=[.E37]" office:value-type="float" office:value="0">
            <text:p>#NAME?</text:p>
          </table:table-cell>
          <table:table-cell table:style-name="ce4" office:value-type="float" office:value="390">
            <text:p>390</text:p>
          </table:table-cell>
          <table:table-cell table:style-name="ce4" office:value-type="float" office:value="374">
            <text:p>374</text:p>
          </table:table-cell>
          <table:table-cell table:style-name="ce4" office:value-type="float" office:value="382">
            <text:p>382</text:p>
          </table:table-cell>
          <table:table-cell table:style-name="ce4"/>
          <table:table-cell table:number-columns-repeated="1012"/>
        </table:table-row>
        <table:table-row table:style-name="ro1">
          <table:table-cell office:value-type="string">
            <text:p>York</text:p>
          </table:table-cell>
          <table:table-cell office:value-type="float" office:value="217">
            <text:p>217</text:p>
          </table:table-cell>
          <table:table-cell office:value-type="float" office:value="262">
            <text:p>262</text:p>
          </table:table-cell>
          <table:table-cell table:style-name="ce4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431">
            <text:p>431</text:p>
          </table:table-cell>
          <table:table-cell table:style-name="ce4" table:formula="of:=[.F39]" office:value-type="float" office:value="0">
            <text:p>#NAME?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office:value-type="string">
            <text:p>Defense</text:p>
          </table:table-cell>
          <table:table-cell table:number-columns-repeated="2"/>
          <table:table-cell table:style-name="ce4" table:number-columns-repeated="3"/>
          <table:table-cell table:style-name="ce4" table:formula="of:=7*395/24" office:value-type="float" office:value="115.208333333333">
            <text:p>115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511">
            <text:p>511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306">
            <text:p>306</text:p>
          </table:table-cell>
          <table:table-cell table:number-columns-repeated="1012"/>
        </table:table-row>
        <table:table-row table:style-name="ro1">
          <table:table-cell office:value-type="string">
            <text:p>Total</text:p>
          </table:table-cell>
          <table:table-cell table:style-name="ce4" table:formula="of:=SUM([.B21:.B25])" office:value-type="float" office:value="1268">
            <text:p>1,268</text:p>
          </table:table-cell>
          <table:table-cell table:style-name="ce4" table:formula="of:=SUM([.C21:.C25])" office:value-type="float" office:value="1315">
            <text:p>1,315</text:p>
          </table:table-cell>
          <table:table-cell table:style-name="ce4" table:formula="of:=SUM([.D21:.D25])" office:value-type="float" office:value="1379">
            <text:p>1,379</text:p>
          </table:table-cell>
          <table:table-cell table:style-name="ce4" table:number-columns-repeated="2"/>
          <table:table-cell table:style-name="ce4" table:formula="of:=SUM([.G21:.G25])" office:value-type="float" office:value="1894.20833333333">
            <text:p>1,894</text:p>
          </table:table-cell>
          <table:table-cell table:style-name="ce4" table:formula="of:=SUM([.H21:.H25])" office:value-type="float" office:value="0">
            <text:p>#NAME?</text:p>
          </table:table-cell>
          <table:table-cell table:style-name="ce4" table:formula="of:=SUM([.I21:.I25])" office:value-type="float" office:value="1341">
            <text:p>1,341</text:p>
          </table:table-cell>
          <table:table-cell table:style-name="ce4" table:formula="of:=SUM([.J21:.J25])" office:value-type="float" office:value="1325">
            <text:p>1,325</text:p>
          </table:table-cell>
          <table:table-cell table:style-name="ce4" table:formula="of:=SUM([.K21:.K25])" office:value-type="float" office:value="1329">
            <text:p>1,329</text:p>
          </table:table-cell>
          <table:table-cell table:style-name="ce4" table:formula="of:=SUM([.L21:.L25])" office:value-type="float" office:value="306">
            <text:p>3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table:number-columns-repeated="9"/>
          <table:table-cell table:number-columns-repeated="1012"/>
        </table:table-row>
        <table:table-row table:style-name="ro1">
          <table:table-cell office:value-type="string">
            <text:p>begin year</text:p>
          </table:table-cell>
          <table:table-cell/>
          <table:table-cell office:value-type="float" office:value="1347">
            <text:p>1347</text:p>
          </table:table-cell>
          <table:table-cell table:style-name="ce4" table:number-columns-repeated="2"/>
          <table:table-cell table:style-name="ce4" office:value-type="float" office:value="1495">
            <text:p>1,495</text:p>
          </table:table-cell>
          <table:table-cell table:style-name="ce4" office:value-type="float" office:value="2130">
            <text:p>2,130</text:p>
          </table:table-cell>
          <table:table-cell table:style-name="ce4" office:value-type="float" office:value="1749">
            <text:p>1,749</text:p>
          </table:table-cell>
          <table:table-cell table:style-name="ce4" office:value-type="float" office:value="1350">
            <text:p>1,350</text:p>
          </table:table-cell>
          <table:table-cell table:style-name="ce4" office:value-type="float" office:value="1291">
            <text:p>1,291</text:p>
          </table:table-cell>
          <table:table-cell table:style-name="ce4" office:value-type="float" office:value="1356">
            <text:p>1,356</text:p>
          </table:table-cell>
          <table:table-cell table:style-name="ce4" table:formula="of:=[.K29]" office:value-type="float" office:value="1361">
            <text:p>1,361</text:p>
          </table:table-cell>
          <table:table-cell table:number-columns-repeated="1012"/>
        </table:table-row>
        <table:table-row table:style-name="ro1">
          <table:table-cell office:value-type="string">
            <text:p>end year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734">
            <text:p>1,734</text:p>
          </table:table-cell>
          <table:table-cell table:style-name="ce4" office:value-type="float" office:value="1919">
            <text:p>1,919</text:p>
          </table:table-cell>
          <table:table-cell table:style-name="ce4" office:value-type="float" office:value="1371">
            <text:p>1,371</text:p>
          </table:table-cell>
          <table:table-cell table:style-name="ce4" office:value-type="float" office:value="1291">
            <text:p>1,291</text:p>
          </table:table-cell>
          <table:table-cell table:style-name="ce4" office:value-type="float" office:value="1356">
            <text:p>1,356</text:p>
          </table:table-cell>
          <table:table-cell table:style-name="ce4" office:value-type="float" office:value="1361">
            <text:p>1,361</text:p>
          </table:table-cell>
          <table:table-cell table:style-name="ce4" office:value-type="float" office:value="285">
            <text:p>285</text:p>
          </table:table-cell>
          <table:table-cell table:number-columns-repeated="1012"/>
        </table:table-row>
        <table:table-row table:style-name="ro1">
          <table:table-cell office:value-type="string">
            <text:p>ave. begin-end year</text:p>
          </table:table-cell>
          <table:table-cell table:number-columns-repeated="2"/>
          <table:table-cell table:style-name="ce4" table:number-columns-repeated="2"/>
          <table:table-cell table:style-name="ce4" table:formula="of:=AVERAGE([.F28:.F29])" office:value-type="float" office:value="1614.5">
            <text:p>1,615</text:p>
          </table:table-cell>
          <table:table-cell table:style-name="ce4" table:formula="of:=AVERAGE([.G28:.G29])" office:value-type="float" office:value="2024.5">
            <text:p>2,025</text:p>
          </table:table-cell>
          <table:table-cell table:style-name="ce4" table:formula="of:=AVERAGE([.H28:.H29])" office:value-type="float" office:value="1560">
            <text:p>1,560</text:p>
          </table:table-cell>
          <table:table-cell table:style-name="ce4" table:formula="of:=AVERAGE([.I28:.I29])" office:value-type="float" office:value="1320.5">
            <text:p>1,321</text:p>
          </table:table-cell>
          <table:table-cell table:style-name="ce4" table:formula="of:=AVERAGE([.J28:.J29])" office:value-type="float" office:value="1323.5">
            <text:p>1,324</text:p>
          </table:table-cell>
          <table:table-cell table:style-name="ce4" table:formula="of:=AVERAGE([.K28:.K29])" office:value-type="float" office:value="1358.5">
            <text:p>1,359</text:p>
          </table:table-cell>
          <table:table-cell table:style-name="ce4" table:formula="of:=AVERAGE([.L28:.L29])" office:value-type="float" office:value="823">
            <text:p>823</text:p>
          </table:table-cell>
          <table:table-cell table:number-columns-repeated="1012"/>
        </table:table-row>
        <table:table-row table:style-name="ro1">
          <table:table-cell office:value-type="string">
            <text:p>daily ave. year</text:p>
          </table:table-cell>
          <table:table-cell office:value-type="float" office:value="1332">
            <text:p>1332</text:p>
          </table:table-cell>
          <table:table-cell/>
          <table:table-cell table:style-name="ce4" office:value-type="float" office:value="1736">
            <text:p>1,736</text:p>
          </table:table-cell>
          <table:table-cell table:style-name="ce4" office:value-type="float" office:value="1657">
            <text:p>1,657</text:p>
          </table:table-cell>
          <table:table-cell table:style-name="ce4" office:value-type="float" office:value="1747">
            <text:p>1,747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 office:value-type="string">
            <text:p>best daily ave</text:p>
          </table:table-cell>
          <table:table-cell/>
          <table:table-cell table:formula="of:=[.C28]*[.B31]/[.B26]" office:value-type="float" office:value="1414.98738170347">
            <text:p>1414.9873817035</text:p>
          </table:table-cell>
          <table:table-cell table:style-name="ce4" table:formula="of:=[.D31]" office:value-type="float" office:value="1736">
            <text:p>1,736</text:p>
          </table:table-cell>
          <table:table-cell table:style-name="ce4" table:formula="of:=[.E31]" office:value-type="float" office:value="1657">
            <text:p>1,657</text:p>
          </table:table-cell>
          <table:table-cell table:style-name="ce4" table:formula="of:=[.F31]" office:value-type="float" office:value="1747">
            <text:p>1,747</text:p>
          </table:table-cell>
          <table:table-cell table:style-name="ce4" table:formula="of:=[.G30]" office:value-type="float" office:value="2024.5">
            <text:p>2,025</text:p>
          </table:table-cell>
          <table:table-cell table:style-name="ce4" table:formula="of:=[.H30]" office:value-type="float" office:value="1560">
            <text:p>1,560</text:p>
          </table:table-cell>
          <table:table-cell table:style-name="ce4" table:formula="of:=[.I30]" office:value-type="float" office:value="1320.5">
            <text:p>1,321</text:p>
          </table:table-cell>
          <table:table-cell table:style-name="ce4" table:formula="of:=[.J30]" office:value-type="float" office:value="1323.5">
            <text:p>1,324</text:p>
          </table:table-cell>
          <table:table-cell table:style-name="ce4" table:formula="of:=[.K30]" office:value-type="float" office:value="1358.5">
            <text:p>1,359</text:p>
          </table:table-cell>
          <table:table-cell table:style-name="ce4" table:formula="of:=[.L30]" office:value-type="float" office:value="823">
            <text:p>823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852">
            <text:p>1852</text:p>
          </table:table-cell>
          <table:table-cell table:number-columns-repeated="1023"/>
        </table:table-row>
        <table:table-row table:style-name="ro1">
          <table:table-cell office:value-type="string">
            <text:p>Stirling Castle</text:p>
          </table:table-cell>
          <table:table-cell office:value-type="float" office:value="443">
            <text:p>443</text:p>
          </table:table-cell>
          <table:table-cell table:style-name="ce15" office:value-type="date" office:date-value="2005-01-01">
            <text:p>1-Jan</text:p>
          </table:table-cell>
          <table:table-cell table:style-name="ce15" office:value-type="date" office:date-value="2005-03-31">
            <text:p>31-Mar</text:p>
          </table:table-cell>
          <table:table-cell table:style-name="ce14" table:formula="of:=[.B37]*datedif([.C37];[.D37];&quot;d&quot;)/365" office:value-type="float" office:value="0">
            <text:p>#NAME?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392">
            <text:p>392</text:p>
          </table:table-cell>
          <table:table-cell table:style-name="ce15" office:value-type="date" office:date-value="2005-01-01">
            <text:p>1-Jan</text:p>
          </table:table-cell>
          <table:table-cell table:style-name="ce15" office:value-type="date" office:date-value="2005-03-31">
            <text:p>31-Mar</text:p>
          </table:table-cell>
          <table:table-cell table:style-name="ce14" table:formula="of:=[.B38]*datedif([.C38];[.D38];&quot;d&quot;)/365" office:value-type="float" office:value="0">
            <text:p>#NAME?</text:p>
          </table:table-cell>
          <table:table-cell table:number-columns-repeated="1019"/>
        </table:table-row>
        <table:table-row table:style-name="ro1">
          <table:table-cell office:value-type="string">
            <text:p>York</text:p>
          </table:table-cell>
          <table:table-cell office:value-type="float" office:value="297">
            <text:p>297</text:p>
          </table:table-cell>
          <table:table-cell table:style-name="ce15" office:value-type="date" office:date-value="2005-04-01">
            <text:p>1-Apr</text:p>
          </table:table-cell>
          <table:table-cell table:style-name="ce15" office:value-type="date" office:date-value="2005-07-27">
            <text:p>27-Jul</text:p>
          </table:table-cell>
          <table:table-cell table:style-name="ce14" table:formula="of:=[.B39]*datedif([.C39];[.D39];&quot;d&quot;)/365" office:value-type="float" office:value="0">
            <text:p>#NAME?</text:p>
          </table:table-cell>
          <table:table-cell table:style-name="ce14" table:formula="of:=SUM([.E38:.E39])" office:value-type="float" office:value="0">
            <text:p>#NAME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ternate dat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0">
            <text:p>1850</text:p>
          </table:table-cell>
          <table:table-cell table:number-columns-repeated="1022"/>
        </table:table-row>
        <table:table-row table:style-name="ro1">
          <table:table-cell office:value-type="string">
            <text:p>begin year</text:p>
          </table:table-cell>
          <table:table-cell table:style-name="ce4" office:value-type="float" office:value="1734">
            <text:p>1,734</text:p>
          </table:table-cell>
          <table:table-cell table:number-columns-repeated="1022"/>
        </table:table-row>
        <table:table-row table:style-name="ro1">
          <table:table-cell office:value-type="string">
            <text:p>end year</text:p>
          </table:table-cell>
          <table:table-cell table:style-name="ce4" office:value-type="float" office:value="1749">
            <text:p>1,749</text:p>
          </table:table-cell>
          <table:table-cell table:number-columns-repeated="1022"/>
        </table:table-row>
        <table:table-row table:style-name="ro1">
          <table:table-cell office:value-type="string">
            <text:p>ave. begin-end year</text:p>
          </table:table-cell>
          <table:table-cell table:style-name="ce4" table:formula="of:=AVERAGE([.B43:.B44])" office:value-type="float" office:value="1741.5">
            <text:p>1,74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date" office:date-value="2005-01-06">
            <text:p>6-Jan</text:p>
          </table:table-cell>
          <table:table-cell table:style-name="ce15" office:value-type="date" office:date-value="2005-02-11">
            <text:p>11-Feb</text:p>
          </table:table-cell>
          <table:table-cell table:style-name="ce10" table:formula="of:=datedif([.B50];[.C50];&quot;d&quot;)" office:value-type="float" office:value="0">
            <text:p>#NAME?</text:p>
          </table:table-cell>
          <table:table-cell office:value-type="float" office:value="369">
            <text:p>369</text:p>
          </table:table-cell>
          <table:table-cell office:value-type="float" office:value="349">
            <text:p>349</text:p>
          </table:table-cell>
          <table:table-cell table:formula="of:=AVERAGE([.E50:.F50])" office:value-type="float" office:value="359">
            <text:p>359</text:p>
          </table:table-cell>
          <table:table-cell table:formula="of:=SUMPRODUCT([.D50:.D57];[.G50:.G57])/[.D59]" office:value-type="float" office:value="0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date" office:date-value="2005-02-11">
            <text:p>11-Feb</text:p>
          </table:table-cell>
          <table:table-cell table:style-name="ce15" office:value-type="date" office:date-value="2005-04-15">
            <text:p>15-Apr</text:p>
          </table:table-cell>
          <table:table-cell table:style-name="ce10" table:formula="of:=datedif([.B51];[.C51];&quot;d&quot;)" office:value-type="float" office:value="0">
            <text:p>#NAME?</text:p>
          </table:table-cell>
          <table:table-cell office:value-type="float" office:value="382">
            <text:p>382</text:p>
          </table:table-cell>
          <table:table-cell office:value-type="float" office:value="365">
            <text:p>365</text:p>
          </table:table-cell>
          <table:table-cell table:formula="of:=AVERAGE([.E51:.F51])" office:value-type="float" office:value="373.5">
            <text:p>373.5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05-04-15">
            <text:p>15-Apr</text:p>
          </table:table-cell>
          <table:table-cell table:style-name="ce15" office:value-type="date" office:date-value="2005-05-25">
            <text:p>25-May</text:p>
          </table:table-cell>
          <table:table-cell table:style-name="ce10" table:formula="of:=datedif([.B52];[.C52];&quot;d&quot;)" office:value-type="float" office:value="0">
            <text:p>#NAME?</text:p>
          </table:table-cell>
          <table:table-cell office:value-type="float" office:value="412">
            <text:p>412</text:p>
          </table:table-cell>
          <table:table-cell office:value-type="float" office:value="395">
            <text:p>395</text:p>
          </table:table-cell>
          <table:table-cell table:formula="of:=AVERAGE([.E52:.F52])" office:value-type="float" office:value="403.5">
            <text:p>403.5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05-05-25">
            <text:p>25-May</text:p>
          </table:table-cell>
          <table:table-cell table:style-name="ce15" office:value-type="date" office:date-value="2005-07-06">
            <text:p>6-Jul</text:p>
          </table:table-cell>
          <table:table-cell table:style-name="ce10" table:formula="of:=datedif([.B53];[.C53];&quot;d&quot;)" office:value-type="float" office:value="0">
            <text:p>#NAME?</text:p>
          </table:table-cell>
          <table:table-cell office:value-type="float" office:value="419">
            <text:p>419</text:p>
          </table:table-cell>
          <table:table-cell office:value-type="float" office:value="383">
            <text:p>383</text:p>
          </table:table-cell>
          <table:table-cell table:formula="of:=AVERAGE([.E53:.F53])" office:value-type="float" office:value="401">
            <text:p>401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05-07-06">
            <text:p>6-Jul</text:p>
          </table:table-cell>
          <table:table-cell table:style-name="ce15" office:value-type="date" office:date-value="2005-09-08">
            <text:p>8-Sep</text:p>
          </table:table-cell>
          <table:table-cell table:style-name="ce10" table:formula="of:=datedif([.B54];[.C54];&quot;d&quot;)" office:value-type="float" office:value="0">
            <text:p>#NAME?</text:p>
          </table:table-cell>
          <table:table-cell office:value-type="float" office:value="515">
            <text:p>515</text:p>
          </table:table-cell>
          <table:table-cell office:value-type="float" office:value="490">
            <text:p>490</text:p>
          </table:table-cell>
          <table:table-cell table:formula="of:=AVERAGE([.E54:.F54])" office:value-type="float" office:value="502.5">
            <text:p>502.5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05-09-08">
            <text:p>8-Sep</text:p>
          </table:table-cell>
          <table:table-cell table:style-name="ce15" office:value-type="date" office:date-value="2005-10-14">
            <text:p>14-Oct</text:p>
          </table:table-cell>
          <table:table-cell table:style-name="ce10" table:formula="of:=datedif([.B55];[.C55];&quot;d&quot;)" office:value-type="float" office:value="0">
            <text:p>#NAME?</text:p>
          </table:table-cell>
          <table:table-cell office:value-type="float" office:value="517">
            <text:p>517</text:p>
          </table:table-cell>
          <table:table-cell office:value-type="float" office:value="503">
            <text:p>503</text:p>
          </table:table-cell>
          <table:table-cell table:formula="of:=AVERAGE([.E55:.F55])" office:value-type="float" office:value="510">
            <text:p>51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05-10-14">
            <text:p>14-Oct</text:p>
          </table:table-cell>
          <table:table-cell table:style-name="ce15" office:value-type="date" office:date-value="2005-12-03">
            <text:p>3-Dec</text:p>
          </table:table-cell>
          <table:table-cell table:style-name="ce10" table:formula="of:=datedif([.B56];[.C56];&quot;d&quot;)" office:value-type="float" office:value="0">
            <text:p>#NAME?</text:p>
          </table:table-cell>
          <table:table-cell office:value-type="float" office:value="543">
            <text:p>543</text:p>
          </table:table-cell>
          <table:table-cell office:value-type="float" office:value="506">
            <text:p>506</text:p>
          </table:table-cell>
          <table:table-cell table:formula="of:=AVERAGE([.E56:.F56])" office:value-type="float" office:value="524.5">
            <text:p>524.5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05-12-03">
            <text:p>3-Dec</text:p>
          </table:table-cell>
          <table:table-cell table:style-name="ce15" office:value-type="date" office:date-value="2006-01-08">
            <text:p>8-Jan</text:p>
          </table:table-cell>
          <table:table-cell table:style-name="ce10" table:formula="of:=datedif([.B57];[.C57];&quot;d&quot;)" office:value-type="float" office:value="0">
            <text:p>#NAME?</text:p>
          </table:table-cell>
          <table:table-cell office:value-type="float" office:value="519">
            <text:p>519</text:p>
          </table:table-cell>
          <table:table-cell office:value-type="float" office:value="485">
            <text:p>485</text:p>
          </table:table-cell>
          <table:table-cell table:formula="of:=AVERAGE([.E57:.F57])" office:value-type="float" office:value="502">
            <text:p>5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50:.D57])" office:value-type="float" office:value="0">
            <text:p>#NAME?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 office:value-type="date" office:date-value="2005-01-22">
            <text:p>22-Jan</text:p>
          </table:table-cell>
          <table:table-cell table:style-name="ce15" office:value-type="date" office:date-value="2005-04-17">
            <text:p>17-Apr</text:p>
          </table:table-cell>
          <table:table-cell table:style-name="ce10" table:formula="of:=datedif([.B62];[.C62];&quot;d&quot;)" office:value-type="float" office:value="0">
            <text:p>#NAME?</text:p>
          </table:table-cell>
          <table:table-cell office:value-type="float" office:value="556">
            <text:p>556</text:p>
          </table:table-cell>
          <table:table-cell office:value-type="float" office:value="512">
            <text:p>512</text:p>
          </table:table-cell>
          <table:table-cell table:formula="of:=AVERAGE([.E62:.F62])" office:value-type="float" office:value="534">
            <text:p>534</text:p>
          </table:table-cell>
          <table:table-cell table:formula="of:=SUMPRODUCT([.D62:.D64];[.G62:.G64])/[.D66]" office:value-type="float" office:value="0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date" office:date-value="2005-06-01">
            <text:p>1-Jun</text:p>
          </table:table-cell>
          <table:table-cell table:style-name="ce15" office:value-type="date" office:date-value="2005-11-01">
            <text:p>1-Nov</text:p>
          </table:table-cell>
          <table:table-cell table:style-name="ce10" table:formula="of:=datedif([.B63];[.C63];&quot;d&quot;)" office:value-type="float" office:value="0">
            <text:p>#NAME?</text:p>
          </table:table-cell>
          <table:table-cell office:value-type="float" office:value="571">
            <text:p>571</text:p>
          </table:table-cell>
          <table:table-cell office:value-type="float" office:value="529">
            <text:p>529</text:p>
          </table:table-cell>
          <table:table-cell table:formula="of:=AVERAGE([.E63:.F63])" office:value-type="float" office:value="550">
            <text:p>55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05-11-01">
            <text:p>1-Nov</text:p>
          </table:table-cell>
          <table:table-cell table:style-name="ce15" office:value-type="date" office:date-value="2006-01-23">
            <text:p>23-Jan</text:p>
          </table:table-cell>
          <table:table-cell table:style-name="ce10" table:formula="of:=datedif([.B64];[.C64];&quot;d&quot;)" office:value-type="float" office:value="0">
            <text:p>#NAME?</text:p>
          </table:table-cell>
          <table:table-cell office:value-type="float" office:value="539">
            <text:p>539</text:p>
          </table:table-cell>
          <table:table-cell office:value-type="float" office:value="524">
            <text:p>524</text:p>
          </table:table-cell>
          <table:table-cell table:formula="of:=AVERAGE([.E64:.F64])" office:value-type="float" office:value="531.5">
            <text:p>531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62:.D64])" office:value-type="float" office:value="0">
            <text:p>#NAME?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ulk-cap" style:display-name="Normal_hulk-cap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ts" style:display-name="Normal_ts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_20_series" style:display-name="PageStyle_summary s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ly_20_ships_27__20_estimate" style:display-name="PageStyle_yearly ships' estim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lk_20_inspector_20_reports" style:display-name="PageStyle_hulk inspector repo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lks_20_1813-4" style:display-name="PageStyle_hulks 1813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lks_20_1846-56" style:display-name="PageStyle_hulks 1846-5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987" meta:object-count="0"/>
    <meta:generator>OpenOffice/4.1.1$Win32 OpenOffice.org_project/411m6$Build-9775</meta:generator>
  </office:meta>
</office:document-meta>
</file>